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P11" style:parent-style-name="Normalny" style:family="paragraph">
      <style:paragraph-properties fo:text-align="justify" fo:line-height="150%"/>
    </style:style>
    <style:style style:name="T12" style:parent-style-name="Domyślnaczcionkaakapitu" style:family="text">
      <style:text-properties style:text-underline-type="single" style:text-underline-style="solid" style:text-underline-width="auto" style:text-underline-mode="continuous"/>
    </style:style>
    <style:style style:name="T13" style:parent-style-name="Domyślnaczcionkaakapitu" style:family="text">
      <style:text-properties style:text-underline-type="single" style:text-underline-style="solid" style:text-underline-width="auto" style:text-underline-mode="continuous"/>
    </style:style>
    <style:style style:name="T14" style:parent-style-name="Domyślnaczcionkaakapitu" style:family="text">
      <style:text-properties fo:background-color="#80FFFF" style:text-underline-type="single" style:text-underline-style="solid" style:text-underline-width="auto" style:text-underline-mode="continuous"/>
    </style:style>
    <style:style style:name="T15" style:parent-style-name="Domyślnaczcionkaakapitu" style:family="text">
      <style:text-properties style:text-underline-type="single" style:text-underline-style="solid" style:text-underline-width="auto" style:text-underline-mode="continuous"/>
    </style:style>
    <style:style style:name="T16" style:parent-style-name="Domyślnaczcionkaakapitu" style:family="text">
      <style:text-properties fo:background-color="#80FFFF" style:text-underline-type="single" style:text-underline-style="solid" style:text-underline-width="auto" style:text-underline-mode="continuous"/>
    </style:style>
    <style:style style:name="T17" style:parent-style-name="Domyślnaczcionkaakapitu" style:family="text">
      <style:text-properties fo:background-color="#80FFFF"/>
    </style:style>
    <style:style style:name="P18" style:parent-style-name="Normalny" style:family="paragraph">
      <style:paragraph-properties fo:text-align="justify" fo:line-height="150%"/>
    </style:style>
    <style:style style:name="T19" style:parent-style-name="Domyślnaczcionkaakapitu" style:family="text">
      <style:text-properties style:text-underline-type="single" style:text-underline-style="solid" style:text-underline-width="auto" style:text-underline-mode="continuous"/>
    </style:style>
    <style:style style:name="T20" style:parent-style-name="Domyślnaczcionkaakapitu" style:family="text">
      <style:text-properties fo:background-color="#80FFFF" style:text-underline-type="single" style:text-underline-style="solid" style:text-underline-width="auto" style:text-underline-mode="continuous"/>
    </style:style>
    <style:style style:name="T21" style:parent-style-name="Domyślnaczcionkaakapitu" style:family="text">
      <style:text-properties style:text-underline-type="single" style:text-underline-style="solid" style:text-underline-width="auto" style:text-underline-mode="continuous"/>
    </style:style>
    <style:style style:name="T22" style:parent-style-name="Domyślnaczcionkaakapitu" style:family="text">
      <style:text-properties fo:background-color="#80FFFF" style:text-underline-type="single" style:text-underline-style="solid" style:text-underline-width="auto" style:text-underline-mode="continuous"/>
    </style:style>
    <style:style style:name="T23" style:parent-style-name="Domyślnaczcionkaakapitu" style:family="text">
      <style:text-properties style:text-underline-type="single" style:text-underline-style="solid" style:text-underline-width="auto" style:text-underline-mode="continuous"/>
    </style:style>
    <style:style style:name="P24" style:parent-style-name="Normalny" style:family="paragraph">
      <style:paragraph-properties fo:text-align="justify" fo:line-height="150%" fo:text-indent="0.2479in"/>
    </style:style>
    <style:style style:name="P25" style:parent-style-name="Normalny" style:family="paragraph">
      <style:paragraph-properties fo:text-align="justify" fo:line-height="150%" fo:text-indent="0.2479in"/>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P37" style:parent-style-name="Normalny" style:family="paragraph">
      <style:paragraph-properties fo:text-align="justify" fo:line-height="150%" fo:text-indent="0.2479in"/>
    </style:style>
    <style:style style:name="T38" style:parent-style-name="Domyślnaczcionkaakapitu" style:family="text">
      <style:text-properties fo:background-color="#80FFFF"/>
    </style:style>
    <style:style style:name="P39" style:parent-style-name="Normalny" style:family="paragraph">
      <style:paragraph-properties fo:text-align="justify" fo:line-height="150%"/>
    </style:style>
    <style:style style:name="T40" style:parent-style-name="Domyślnaczcionkaakapitu" style:family="text">
      <style:text-properties style:text-underline-type="single" style:text-underline-style="solid" style:text-underline-width="auto" style:text-underline-mode="continuous"/>
    </style:style>
    <style:style style:name="P41" style:parent-style-name="Normalny" style:family="paragraph">
      <style:paragraph-properties fo:text-align="justify" fo:line-height="150%" fo:text-indent="0.2479in"/>
    </style:style>
    <style:style style:name="P42" style:parent-style-name="Normalny" style:family="paragraph">
      <style:paragraph-properties fo:text-align="justify" fo:line-height="150%"/>
    </style:style>
    <style:style style:name="T43" style:parent-style-name="Domyślnaczcionkaakapitu" style:family="text">
      <style:text-properties style:text-underline-type="single" style:text-underline-style="solid" style:text-underline-width="auto" style:text-underline-mode="continuous"/>
    </style:style>
    <style:style style:name="T44" style:parent-style-name="Domyślnaczcionkaakapitu" style:family="text">
      <style:text-properties fo:background-color="#80FFFF" style:text-underline-type="single" style:text-underline-style="solid" style:text-underline-width="auto" style:text-underline-mode="continuous"/>
    </style:style>
    <style:style style:name="T45" style:parent-style-name="Domyślnaczcionkaakapitu" style:family="text">
      <style:text-properties style:text-underline-type="single" style:text-underline-style="solid" style:text-underline-width="auto" style:text-underline-mode="continuous"/>
    </style:style>
    <style:style style:name="T46" style:parent-style-name="Domyślnaczcionkaakapitu" style:family="text">
      <style:text-properties fo:background-color="#80FFFF" style:text-underline-type="single" style:text-underline-style="solid" style:text-underline-width="auto" style:text-underline-mode="continuous"/>
    </style:style>
    <style:style style:name="T47" style:parent-style-name="Domyślnaczcionkaakapitu" style:family="text">
      <style:text-properties style:text-underline-type="single" style:text-underline-style="solid" style:text-underline-width="auto" style:text-underline-mode="continuous"/>
    </style:style>
    <style:style style:name="P48" style:parent-style-name="Normalny" style:family="paragraph">
      <style:paragraph-properties fo:text-align="justify" fo:line-height="150%" fo:text-indent="0.2479in"/>
    </style:style>
    <style:style style:name="T49" style:parent-style-name="Domyślnaczcionkaakapitu" style:family="text">
      <style:text-properties fo:background-color="#80FFFF"/>
    </style:style>
    <style:style style:name="P50" style:parent-style-name="Normalny" style:family="paragraph">
      <style:paragraph-properties fo:text-align="justify" fo:line-height="150%"/>
    </style:style>
    <style:style style:name="T51" style:parent-style-name="Domyślnaczcionkaakapitu" style:family="text">
      <style:text-properties style:text-underline-type="single" style:text-underline-style="solid" style:text-underline-width="auto" style:text-underline-mode="continuous"/>
    </style:style>
    <style:style style:name="P52" style:parent-style-name="Normalny" style:family="paragraph">
      <style:paragraph-properties fo:text-align="justify" fo:line-height="150%" fo:text-indent="0.2479in"/>
    </style:style>
    <style:style style:name="P53" style:parent-style-name="Normalny" style:family="paragraph">
      <style:paragraph-properties fo:text-align="justify" fo:line-height="150%"/>
    </style:style>
    <style:style style:name="T54" style:parent-style-name="Domyślnaczcionkaakapitu" style:family="text">
      <style:text-properties style:text-underline-type="single" style:text-underline-style="solid" style:text-underline-width="auto" style:text-underline-mode="continuous"/>
    </style:style>
    <style:style style:name="T55" style:parent-style-name="Domyślnaczcionkaakapitu" style:family="text">
      <style:text-properties fo:background-color="#80FFFF" style:text-underline-type="single" style:text-underline-style="solid" style:text-underline-width="auto" style:text-underline-mode="continuous"/>
    </style:style>
    <style:style style:name="T56" style:parent-style-name="Domyślnaczcionkaakapitu" style:family="text">
      <style:text-properties style:text-underline-type="single" style:text-underline-style="solid" style:text-underline-width="auto" style:text-underline-mode="continuous"/>
    </style:style>
    <style:style style:name="T57" style:parent-style-name="Domyślnaczcionkaakapitu" style:family="text">
      <style:text-properties fo:background-color="#80FFFF" style:text-underline-type="single" style:text-underline-style="solid" style:text-underline-width="auto" style:text-underline-mode="continuous"/>
    </style:style>
    <style:style style:name="T58" style:parent-style-name="Domyślnaczcionkaakapitu" style:family="text">
      <style:text-properties style:text-underline-type="single" style:text-underline-style="solid" style:text-underline-width="auto" style:text-underline-mode="continuous"/>
    </style:style>
    <style:style style:name="P59" style:parent-style-name="Normalny" style:family="paragraph">
      <style:paragraph-properties fo:text-align="justify" fo:line-height="150%" fo:text-indent="0.2479in"/>
    </style:style>
    <style:style style:name="P60" style:parent-style-name="Normalny" style:family="paragraph">
      <style:paragraph-properties fo:text-align="justify" fo:line-height="150%"/>
    </style:style>
    <style:style style:name="T61" style:parent-style-name="Domyślnaczcionkaakapitu" style:family="text">
      <style:text-properties style:text-underline-type="single" style:text-underline-style="solid" style:text-underline-width="auto" style:text-underline-mode="continuous"/>
    </style:style>
    <style:style style:name="P62" style:parent-style-name="Normalny" style:family="paragraph">
      <style:paragraph-properties fo:text-align="justify" fo:line-height="150%" fo:text-indent="0.2479in"/>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P70" style:parent-style-name="Normalny" style:family="paragraph">
      <style:paragraph-properties fo:text-align="justify" fo:line-height="150%"/>
    </style:style>
    <style:style style:name="T71" style:parent-style-name="Domyślnaczcionkaakapitu" style:family="text">
      <style:text-properties style:text-underline-type="single" style:text-underline-style="solid" style:text-underline-width="auto" style:text-underline-mode="continuous"/>
    </style:style>
    <style:style style:name="T72" style:parent-style-name="Domyślnaczcionkaakapitu" style:family="text">
      <style:text-properties fo:background-color="#80FFFF" style:text-underline-type="single" style:text-underline-style="solid" style:text-underline-width="auto" style:text-underline-mode="continuous"/>
    </style:style>
    <style:style style:name="T73" style:parent-style-name="Domyślnaczcionkaakapitu" style:family="text">
      <style:text-properties style:text-underline-type="single" style:text-underline-style="solid" style:text-underline-width="auto" style:text-underline-mode="continuous"/>
    </style:style>
    <style:style style:name="T74" style:parent-style-name="Domyślnaczcionkaakapitu" style:family="text">
      <style:text-properties fo:background-color="#80FFFF" style:text-underline-type="single" style:text-underline-style="solid" style:text-underline-width="auto" style:text-underline-mode="continuous"/>
    </style:style>
    <style:style style:name="T75" style:parent-style-name="Domyślnaczcionkaakapitu" style:family="text">
      <style:text-properties style:text-underline-type="single" style:text-underline-style="solid" style:text-underline-width="auto" style:text-underline-mode="continuous"/>
    </style:style>
    <style:style style:name="P76" style:parent-style-name="Normalny" style:family="paragraph">
      <style:paragraph-properties fo:text-align="justify" fo:line-height="150%" fo:text-indent="0.2479in"/>
    </style:style>
    <style:style style:name="T77" style:parent-style-name="Domyślnaczcionkaakapitu" style:family="text">
      <style:text-properties fo:background-color="#80FFFF"/>
    </style:style>
    <style:style style:name="P78" style:parent-style-name="Normalny" style:family="paragraph">
      <style:paragraph-properties fo:text-align="justify" fo:line-height="150%"/>
    </style:style>
    <style:style style:name="T79" style:parent-style-name="Domyślnaczcionkaakapitu" style:family="text">
      <style:text-properties style:text-underline-type="single" style:text-underline-style="solid" style:text-underline-width="auto" style:text-underline-mode="continuous"/>
    </style:style>
    <style:style style:name="T80" style:parent-style-name="Domyślnaczcionkaakapitu" style:family="text">
      <style:text-properties fo:background-color="#80FFFF" style:text-underline-type="single" style:text-underline-style="solid" style:text-underline-width="auto" style:text-underline-mode="continuous"/>
    </style:style>
    <style:style style:name="T81" style:parent-style-name="Domyślnaczcionkaakapitu" style:family="text">
      <style:text-properties style:text-underline-type="single" style:text-underline-style="solid" style:text-underline-width="auto" style:text-underline-mode="continuous"/>
    </style:style>
    <style:style style:name="T82" style:parent-style-name="Domyślnaczcionkaakapitu" style:family="text">
      <style:text-properties fo:background-color="#80FFFF" style:text-underline-type="single" style:text-underline-style="solid" style:text-underline-width="auto" style:text-underline-mode="continuous"/>
    </style:style>
    <style:style style:name="T83" style:parent-style-name="Domyślnaczcionkaakapitu" style:family="text">
      <style:text-properties style:text-underline-type="single" style:text-underline-style="solid" style:text-underline-width="auto" style:text-underline-mode="continuous"/>
    </style:style>
    <style:style style:name="T84" style:parent-style-name="Domyślnaczcionkaakapitu" style:family="text">
      <style:text-properties fo:background-color="#80FFFF" style:text-underline-type="single" style:text-underline-style="solid" style:text-underline-width="auto" style:text-underline-mode="continuous"/>
    </style:style>
    <style:style style:name="T85" style:parent-style-name="Domyślnaczcionkaakapitu" style:family="text">
      <style:text-properties style:text-underline-type="single" style:text-underline-style="solid" style:text-underline-width="auto" style:text-underline-mode="continuous"/>
    </style:style>
    <style:style style:name="P86" style:parent-style-name="Normalny" style:family="paragraph">
      <style:paragraph-properties fo:text-align="justify" fo:line-height="150%" fo:text-indent="0.2479in"/>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P90" style:parent-style-name="Normalny" style:family="paragraph">
      <style:paragraph-properties fo:text-align="justify" fo:line-height="150%"/>
    </style:style>
    <style:style style:name="T91" style:parent-style-name="Domyślnaczcionkaakapitu" style:family="text">
      <style:text-properties style:text-underline-type="single" style:text-underline-style="solid" style:text-underline-width="auto" style:text-underline-mode="continuous"/>
    </style:style>
    <style:style style:name="T92" style:parent-style-name="Domyślnaczcionkaakapitu" style:family="text">
      <style:text-properties fo:background-color="#80FFFF" style:text-underline-type="single" style:text-underline-style="solid" style:text-underline-width="auto" style:text-underline-mode="continuous"/>
    </style:style>
    <style:style style:name="T93" style:parent-style-name="Domyślnaczcionkaakapitu" style:family="text">
      <style:text-properties style:text-underline-type="single" style:text-underline-style="solid" style:text-underline-width="auto" style:text-underline-mode="continuous"/>
    </style:style>
    <style:style style:name="P94" style:parent-style-name="Normalny" style:family="paragraph">
      <style:paragraph-properties fo:text-align="justify" fo:line-height="150%" fo:text-indent="0.2479in"/>
    </style:style>
    <style:style style:name="T95" style:parent-style-name="Domyślnaczcionkaakapitu" style:family="text">
      <style:text-properties fo:background-color="#80FFFF"/>
    </style:style>
    <style:style style:name="P96" style:parent-style-name="Normalny" style:family="paragraph">
      <style:paragraph-properties fo:text-align="justify" fo:line-height="150%"/>
    </style:style>
    <style:style style:name="T97" style:parent-style-name="Domyślnaczcionkaakapitu" style:family="text">
      <style:text-properties style:text-underline-type="single" style:text-underline-style="solid" style:text-underline-width="auto" style:text-underline-mode="continuous"/>
    </style:style>
    <style:style style:name="T98" style:parent-style-name="Domyślnaczcionkaakapitu" style:family="text">
      <style:text-properties fo:background-color="#80FFFF" style:text-underline-type="single" style:text-underline-style="solid" style:text-underline-width="auto" style:text-underline-mode="continuous"/>
    </style:style>
    <style:style style:name="T99" style:parent-style-name="Domyślnaczcionkaakapitu" style:family="text">
      <style:text-properties style:text-underline-type="single" style:text-underline-style="solid" style:text-underline-width="auto" style:text-underline-mode="continuous"/>
    </style:style>
    <style:style style:name="T100" style:parent-style-name="Domyślnaczcionkaakapitu" style:family="text">
      <style:text-properties fo:background-color="#80FFFF" style:text-underline-type="single" style:text-underline-style="solid" style:text-underline-width="auto" style:text-underline-mode="continuous"/>
    </style:style>
    <style:style style:name="T101" style:parent-style-name="Domyślnaczcionkaakapitu" style:family="text">
      <style:text-properties style:text-underline-type="single" style:text-underline-style="solid" style:text-underline-width="auto" style:text-underline-mode="continuous"/>
    </style:style>
    <style:style style:name="T102" style:parent-style-name="Domyślnaczcionkaakapitu" style:family="text">
      <style:text-properties fo:background-color="#80FFFF" style:text-underline-type="single" style:text-underline-style="solid" style:text-underline-width="auto" style:text-underline-mode="continuous"/>
    </style:style>
    <style:style style:name="T103" style:parent-style-name="Domyślnaczcionkaakapitu" style:family="text">
      <style:text-properties style:text-underline-type="single" style:text-underline-style="solid" style:text-underline-width="auto" style:text-underline-mode="continuous"/>
    </style:style>
    <style:style style:name="P104" style:parent-style-name="Normalny" style:family="paragraph">
      <style:paragraph-properties fo:text-align="justify" fo:line-height="150%" fo:text-indent="0.2479in"/>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P108" style:parent-style-name="Normalny" style:family="paragraph">
      <style:paragraph-properties fo:text-align="justify" fo:line-height="150%"/>
    </style:style>
    <style:style style:name="T109" style:parent-style-name="Domyślnaczcionkaakapitu" style:family="text">
      <style:text-properties style:text-underline-type="single" style:text-underline-style="solid" style:text-underline-width="auto" style:text-underline-mode="continuous"/>
    </style:style>
    <style:style style:name="T110" style:parent-style-name="Domyślnaczcionkaakapitu" style:family="text">
      <style:text-properties fo:background-color="#80FFFF" style:text-underline-type="single" style:text-underline-style="solid" style:text-underline-width="auto" style:text-underline-mode="continuous"/>
    </style:style>
    <style:style style:name="T111" style:parent-style-name="Domyślnaczcionkaakapitu" style:family="text">
      <style:text-properties style:text-underline-type="single" style:text-underline-style="solid" style:text-underline-width="auto" style:text-underline-mode="continuous"/>
    </style:style>
    <style:style style:name="T112" style:parent-style-name="Domyślnaczcionkaakapitu" style:family="text">
      <style:text-properties fo:background-color="#80FFFF" style:text-underline-type="single" style:text-underline-style="solid" style:text-underline-width="auto" style:text-underline-mode="continuous"/>
    </style:style>
    <style:style style:name="T113" style:parent-style-name="Domyślnaczcionkaakapitu" style:family="text">
      <style:text-properties style:text-underline-type="single" style:text-underline-style="solid" style:text-underline-width="auto" style:text-underline-mode="continuous"/>
    </style:style>
    <style:style style:name="P114" style:parent-style-name="Normalny" style:family="paragraph">
      <style:paragraph-properties fo:text-align="justify" fo:line-height="150%" fo:text-indent="0.2479in"/>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P118" style:parent-style-name="Normalny" style:family="paragraph">
      <style:paragraph-properties fo:text-align="justify" fo:line-height="150%"/>
    </style:style>
    <style:style style:name="T119" style:parent-style-name="Domyślnaczcionkaakapitu" style:family="text">
      <style:text-properties style:text-underline-type="single" style:text-underline-style="solid" style:text-underline-width="auto" style:text-underline-mode="continuous"/>
    </style:style>
    <style:style style:name="T120" style:parent-style-name="Domyślnaczcionkaakapitu" style:family="text">
      <style:text-properties fo:background-color="#80FFFF" style:text-underline-type="single" style:text-underline-style="solid" style:text-underline-width="auto" style:text-underline-mode="continuous"/>
    </style:style>
    <style:style style:name="T121" style:parent-style-name="Domyślnaczcionkaakapitu" style:family="text">
      <style:text-properties style:text-underline-type="single" style:text-underline-style="solid" style:text-underline-width="auto" style:text-underline-mode="continuous"/>
    </style:style>
    <style:style style:name="T122" style:parent-style-name="Domyślnaczcionkaakapitu" style:family="text">
      <style:text-properties fo:background-color="#80FFFF" style:text-underline-type="single" style:text-underline-style="solid" style:text-underline-width="auto" style:text-underline-mode="continuous"/>
    </style:style>
    <style:style style:name="P123" style:parent-style-name="Normalny" style:family="paragraph">
      <style:paragraph-properties fo:text-align="justify" fo:line-height="150%" fo:text-indent="0.2479in"/>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P126" style:parent-style-name="Normalny" style:family="paragraph">
      <style:paragraph-properties fo:text-align="justify" fo:line-height="150%" fo:text-indent="0.2479in"/>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T129" style:parent-style-name="Domyślnaczcionkaakapitu" style:family="text">
      <style:text-properties fo:background-color="#80FFFF"/>
    </style:style>
    <style:style style:name="P130" style:parent-style-name="Normalny" style:family="paragraph">
      <style:paragraph-properties fo:text-align="justify" fo:line-height="150%" fo:text-indent="0.2479in"/>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P140" style:parent-style-name="Normalny" style:family="paragraph">
      <style:paragraph-properties fo:text-align="justify" fo:line-height="150%"/>
    </style:style>
    <style:style style:name="T141" style:parent-style-name="Domyślnaczcionkaakapitu" style:family="text">
      <style:text-properties style:text-underline-type="single" style:text-underline-style="solid" style:text-underline-width="auto" style:text-underline-mode="continuous"/>
    </style:style>
    <style:style style:name="T142" style:parent-style-name="Domyślnaczcionkaakapitu" style:family="text">
      <style:text-properties fo:background-color="#80FFFF" style:text-underline-type="single" style:text-underline-style="solid" style:text-underline-width="auto" style:text-underline-mode="continuous"/>
    </style:style>
    <style:style style:name="T143" style:parent-style-name="Domyślnaczcionkaakapitu" style:family="text">
      <style:text-properties style:text-underline-type="single" style:text-underline-style="solid" style:text-underline-width="auto" style:text-underline-mode="continuous"/>
    </style:style>
    <style:style style:name="T144" style:parent-style-name="Domyślnaczcionkaakapitu" style:family="text">
      <style:text-properties fo:background-color="#80FFFF" style:text-underline-type="single" style:text-underline-style="solid" style:text-underline-width="auto" style:text-underline-mode="continuous"/>
    </style:style>
    <style:style style:name="T145" style:parent-style-name="Domyślnaczcionkaakapitu" style:family="text">
      <style:text-properties style:text-underline-type="single" style:text-underline-style="solid" style:text-underline-width="auto" style:text-underline-mode="continuous"/>
    </style:style>
    <style:style style:name="P146" style:parent-style-name="Normalny" style:family="paragraph">
      <style:paragraph-properties fo:text-align="justify" fo:line-height="150%" fo:text-indent="0.2479in"/>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P149" style:parent-style-name="Normalny" style:family="paragraph">
      <style:paragraph-properties fo:text-align="justify" fo:line-height="150%"/>
    </style:style>
    <style:style style:name="T150" style:parent-style-name="Domyślnaczcionkaakapitu" style:family="text">
      <style:text-properties style:text-underline-type="single" style:text-underline-style="solid" style:text-underline-width="auto" style:text-underline-mode="continuous"/>
    </style:style>
    <style:style style:name="P151" style:parent-style-name="Normalny" style:family="paragraph">
      <style:paragraph-properties fo:text-align="justify" fo:line-height="150%" fo:text-indent="0.2479in"/>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P154" style:parent-style-name="Normalny" style:family="paragraph">
      <style:paragraph-properties fo:text-align="justify" fo:line-height="150%" fo:text-indent="0.2479in"/>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P158" style:parent-style-name="Normalny" style:family="paragraph">
      <style:paragraph-properties fo:text-align="justify" fo:line-height="150%" fo:text-indent="0.2479in"/>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P166" style:parent-style-name="Normalny" style:family="paragraph">
      <style:paragraph-properties fo:text-align="justify" fo:line-height="150%" fo:text-indent="0.2479in"/>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P178" style:parent-style-name="Normalny" style:family="paragraph">
      <style:paragraph-properties fo:text-align="justify" fo:line-height="150%" fo:text-indent="0.2479in"/>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P184" style:parent-style-name="Normalny" style:family="paragraph">
      <style:paragraph-properties fo:text-align="justify" fo:line-height="150%" fo:text-indent="0.2479in"/>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T191" style:parent-style-name="Domyślnaczcionkaakapitu" style:family="text">
      <style:text-properties fo:background-color="#80FFFF"/>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P204" style:parent-style-name="Normalny" style:family="paragraph">
      <style:paragraph-properties fo:text-align="justify" fo:line-height="150%" fo:text-indent="0.2479in"/>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P229" style:parent-style-name="Normalny" style:family="paragraph">
      <style:paragraph-properties fo:text-align="justify" fo:line-height="150%" fo:text-indent="0.2479in"/>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P238" style:parent-style-name="Normalny" style:family="paragraph">
      <style:paragraph-properties fo:text-align="justify" fo:line-height="150%" fo:text-indent="0.2479in"/>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P241" style:parent-style-name="Normalny" style:family="paragraph">
      <style:paragraph-properties fo:text-align="justify" fo:line-height="150%" fo:text-indent="0.2479in"/>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P248" style:parent-style-name="Normalny" style:family="paragraph">
      <style:paragraph-properties fo:text-align="justify" fo:line-height="150%" fo:text-indent="0.2479in"/>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P261" style:parent-style-name="Normalny" style:family="paragraph">
      <style:paragraph-properties fo:text-align="justify" fo:line-height="150%" fo:text-indent="0.2479in"/>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P265" style:parent-style-name="Normalny" style:family="paragraph">
      <style:paragraph-properties fo:text-align="justify" fo:line-height="150%" fo:text-indent="0.2479in"/>
    </style:style>
    <style:style style:name="P266" style:parent-style-name="Normalny" style:family="paragraph">
      <style:paragraph-properties fo:text-align="justify" fo:line-height="150%"/>
    </style:style>
    <style:style style:name="T267" style:parent-style-name="Domyślnaczcionkaakapitu" style:family="text">
      <style:text-properties style:text-underline-type="single" style:text-underline-style="solid" style:text-underline-width="auto" style:text-underline-mode="continuous"/>
    </style:style>
    <style:style style:name="T268" style:parent-style-name="Domyślnaczcionkaakapitu" style:family="text">
      <style:text-properties fo:background-color="#80FFFF" style:text-underline-type="single" style:text-underline-style="solid" style:text-underline-width="auto" style:text-underline-mode="continuous"/>
    </style:style>
    <style:style style:name="T269" style:parent-style-name="Domyślnaczcionkaakapitu" style:family="text">
      <style:text-properties style:text-underline-type="single" style:text-underline-style="solid" style:text-underline-width="auto" style:text-underline-mode="continuous"/>
    </style:style>
    <style:style style:name="P270" style:parent-style-name="Normalny" style:family="paragraph">
      <style:paragraph-properties fo:text-align="justify" fo:line-height="150%" fo:text-indent="0.2479in"/>
    </style:style>
    <style:style style:name="P271" style:parent-style-name="Normalny" style:family="paragraph">
      <style:paragraph-properties fo:text-align="justify" fo:line-height="150%" fo:text-indent="0.2479in"/>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P275" style:parent-style-name="Normalny" style:family="paragraph">
      <style:paragraph-properties fo:text-align="justify" fo:line-height="150%" fo:text-indent="0.2479in"/>
    </style:style>
    <style:style style:name="P276" style:parent-style-name="Normalny" style:family="paragraph">
      <style:paragraph-properties fo:text-align="justify" fo:line-height="150%"/>
    </style:style>
    <style:style style:name="T277" style:parent-style-name="Domyślnaczcionkaakapitu" style:family="text">
      <style:text-properties style:text-underline-type="single" style:text-underline-style="solid" style:text-underline-width="auto" style:text-underline-mode="continuous"/>
    </style:style>
    <style:style style:name="T278" style:parent-style-name="Domyślnaczcionkaakapitu" style:family="text">
      <style:text-properties fo:background-color="#80FFFF" style:text-underline-type="single" style:text-underline-style="solid" style:text-underline-width="auto" style:text-underline-mode="continuous"/>
    </style:style>
    <style:style style:name="T279" style:parent-style-name="Domyślnaczcionkaakapitu" style:family="text">
      <style:text-properties style:text-underline-type="single" style:text-underline-style="solid" style:text-underline-width="auto" style:text-underline-mode="continuous"/>
    </style:style>
    <style:style style:name="P280" style:parent-style-name="Normalny" style:family="paragraph">
      <style:paragraph-properties fo:text-align="justify" fo:line-height="150%" fo:text-indent="0.2479in"/>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P283" style:parent-style-name="Normalny" style:family="paragraph">
      <style:paragraph-properties fo:text-align="justify" fo:line-height="150%" fo:text-indent="0.2479in"/>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P292" style:parent-style-name="Normalny" style:family="paragraph">
      <style:paragraph-properties fo:text-align="justify" fo:line-height="150%" fo:text-indent="0.2479in"/>
    </style:style>
    <style:style style:name="T293" style:parent-style-name="Domyślnaczcionkaakapitu" style:family="text">
      <style:text-properties fo:background-color="#80FFFF"/>
    </style:style>
    <style:style style:name="P294" style:parent-style-name="Normalny" style:family="paragraph">
      <style:paragraph-properties fo:text-align="justify" fo:line-height="150%" fo:text-indent="0.2479in"/>
    </style:style>
    <style:style style:name="T295" style:parent-style-name="Domyślnaczcionkaakapitu" style:family="text">
      <style:text-properties fo:background-color="#80FFFF"/>
    </style:style>
    <style:style style:name="T296" style:parent-style-name="Domyślnaczcionkaakapitu" style:family="text">
      <style:text-properties fo:background-color="#80FFFF"/>
    </style:style>
    <style:style style:name="P297" style:parent-style-name="Normalny" style:family="paragraph">
      <style:paragraph-properties fo:text-align="justify" fo:line-height="150%" fo:text-indent="0.2479in"/>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P319" style:parent-style-name="Normalny" style:family="paragraph">
      <style:paragraph-properties fo:text-align="justify" fo:line-height="150%" fo:text-indent="0.2479in"/>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T322" style:parent-style-name="Domyślnaczcionkaakapitu" style:family="text">
      <style:text-properties fo:background-color="#80FFFF"/>
    </style:style>
    <style:style style:name="P323" style:parent-style-name="Normalny" style:family="paragraph">
      <style:paragraph-properties fo:text-align="justify" fo:line-height="150%" fo:text-indent="0.2479in"/>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P327" style:parent-style-name="Normalny" style:family="paragraph">
      <style:paragraph-properties fo:text-align="justify" fo:line-height="150%" fo:text-indent="0.2479in"/>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P341" style:parent-style-name="Normalny" style:family="paragraph">
      <style:paragraph-properties fo:text-align="justify" fo:line-height="150%" fo:text-indent="0.2479in"/>
    </style:style>
    <style:style style:name="P342" style:parent-style-name="Normalny" style:family="paragraph">
      <style:paragraph-properties fo:text-align="justify" fo:line-height="150%"/>
    </style:style>
    <style:style style:name="T343" style:parent-style-name="Domyślnaczcionkaakapitu" style:family="text">
      <style:text-properties style:text-underline-type="single" style:text-underline-style="solid" style:text-underline-width="auto" style:text-underline-mode="continuous"/>
    </style:style>
    <style:style style:name="P344" style:parent-style-name="Normalny" style:family="paragraph">
      <style:paragraph-properties fo:text-align="justify" fo:line-height="150%" fo:text-indent="0.2479in"/>
    </style:style>
    <style:style style:name="P345" style:parent-style-name="Normalny" style:family="paragraph">
      <style:paragraph-properties fo:text-align="justify" fo:line-height="150%" fo:text-indent="0.2479in"/>
    </style:style>
    <style:style style:name="P346" style:parent-style-name="Normalny" style:family="paragraph">
      <style:paragraph-properties fo:text-align="justify" fo:line-height="150%"/>
    </style:style>
    <style:style style:name="T347" style:parent-style-name="Domyślnaczcionkaakapitu" style:family="text">
      <style:text-properties style:text-underline-type="single" style:text-underline-style="solid" style:text-underline-width="auto" style:text-underline-mode="continuous"/>
    </style:style>
    <style:style style:name="T348" style:parent-style-name="Domyślnaczcionkaakapitu" style:family="text">
      <style:text-properties fo:background-color="#80FFFF" style:text-underline-type="single" style:text-underline-style="solid" style:text-underline-width="auto" style:text-underline-mode="continuous"/>
    </style:style>
    <style:style style:name="T349" style:parent-style-name="Domyślnaczcionkaakapitu" style:family="text">
      <style:text-properties style:text-underline-type="single" style:text-underline-style="solid" style:text-underline-width="auto" style:text-underline-mode="continuous"/>
    </style:style>
    <style:style style:name="T350" style:parent-style-name="Domyślnaczcionkaakapitu" style:family="text">
      <style:text-properties fo:background-color="#80FFFF" style:text-underline-type="single" style:text-underline-style="solid" style:text-underline-width="auto" style:text-underline-mode="continuous"/>
    </style:style>
    <style:style style:name="T351" style:parent-style-name="Domyślnaczcionkaakapitu" style:family="text">
      <style:text-properties style:text-underline-type="single" style:text-underline-style="solid" style:text-underline-width="auto" style:text-underline-mode="continuous"/>
    </style:style>
    <style:style style:name="T352" style:parent-style-name="Domyślnaczcionkaakapitu" style:family="text">
      <style:text-properties style:text-underline-type="single" style:text-underline-style="solid" style:text-underline-width="auto" style:text-underline-mode="continuous"/>
    </style:style>
    <style:style style:name="T353" style:parent-style-name="Domyślnaczcionkaakapitu" style:family="text">
      <style:text-properties style:text-underline-type="single" style:text-underline-style="solid" style:text-underline-width="auto" style:text-underline-mode="continuous"/>
    </style:style>
    <style:style style:name="T354" style:parent-style-name="Domyślnaczcionkaakapitu" style:family="text">
      <style:text-properties style:text-underline-type="single" style:text-underline-style="solid" style:text-underline-width="auto" style:text-underline-mode="continuous"/>
    </style:style>
    <style:style style:name="P355" style:parent-style-name="Normalny" style:family="paragraph">
      <style:paragraph-properties fo:text-align="justify" fo:line-height="150%" fo:text-indent="0.2479in"/>
    </style:style>
    <style:style style:name="T356" style:parent-style-name="Domyślnaczcionkaakapitu" style:family="text">
      <style:text-properties fo:background-color="#80FFFF"/>
    </style:style>
    <style:style style:name="P357" style:parent-style-name="Normalny" style:family="paragraph">
      <style:paragraph-properties fo:text-align="justify" fo:line-height="150%" fo:text-indent="0.2479in"/>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P360" style:parent-style-name="Normalny" style:family="paragraph">
      <style:paragraph-properties fo:text-align="justify" fo:line-height="150%" fo:text-indent="0.2479in"/>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T376" style:parent-style-name="Domyślnaczcionkaakapitu" style:family="text">
      <style:text-properties fo:background-color="#80FFFF"/>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P388" style:parent-style-name="Normalny" style:family="paragraph">
      <style:paragraph-properties fo:text-align="justify" fo:line-height="150%" fo:text-indent="0.2479in"/>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T401" style:parent-style-name="Domyślnaczcionkaakapitu" style:family="text">
      <style:text-properties fo:background-color="#80FFFF"/>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P407" style:parent-style-name="Normalny" style:family="paragraph">
      <style:paragraph-properties fo:text-align="justify" fo:line-height="150%" fo:text-indent="0.2479in"/>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T410" style:parent-style-name="Domyślnaczcionkaakapitu" style:family="text">
      <style:text-properties fo:background-color="#80FFFF"/>
    </style:style>
    <style:style style:name="T411" style:parent-style-name="Domyślnaczcionkaakapitu" style:family="text">
      <style:text-properties fo:background-color="#80FFFF"/>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T420" style:parent-style-name="Domyślnaczcionkaakapitu" style:family="text">
      <style:text-properties fo:background-color="#80FFFF"/>
    </style:style>
    <style:style style:name="P421" style:parent-style-name="Normalny" style:family="paragraph">
      <style:paragraph-properties fo:text-align="justify" fo:line-height="150%" fo:text-indent="0.2479in"/>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T425" style:parent-style-name="Domyślnaczcionkaakapitu" style:family="text">
      <style:text-properties fo:background-color="#80FFFF"/>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P428" style:parent-style-name="Normalny" style:family="paragraph">
      <style:paragraph-properties fo:text-align="justify" fo:line-height="150%" fo:text-indent="0.2479in"/>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P433" style:parent-style-name="Normalny" style:family="paragraph">
      <style:paragraph-properties fo:text-align="justify" fo:line-height="150%"/>
    </style:style>
    <style:style style:name="T434" style:parent-style-name="Domyślnaczcionkaakapitu" style:family="text">
      <style:text-properties fo:background-color="#80FFFF" style:text-underline-type="single" style:text-underline-style="solid" style:text-underline-width="auto" style:text-underline-mode="continuous"/>
    </style:style>
    <style:style style:name="T435" style:parent-style-name="Domyślnaczcionkaakapitu" style:family="text">
      <style:text-properties style:text-underline-type="single" style:text-underline-style="solid" style:text-underline-width="auto" style:text-underline-mode="continuous"/>
    </style:style>
    <style:style style:name="P436" style:parent-style-name="Normalny" style:family="paragraph">
      <style:paragraph-properties fo:text-align="justify" fo:line-height="150%" fo:text-indent="0.2479in"/>
    </style:style>
    <style:style style:name="T437" style:parent-style-name="Domyślnaczcionkaakapitu" style:family="text">
      <style:text-properties fo:background-color="#80FFFF"/>
    </style:style>
    <style:style style:name="P438" style:parent-style-name="Normalny" style:family="paragraph">
      <style:paragraph-properties fo:text-align="justify" fo:line-height="150%"/>
    </style:style>
    <style:style style:name="T439" style:parent-style-name="Domyślnaczcionkaakapitu" style:family="text">
      <style:text-properties style:text-underline-type="single" style:text-underline-style="solid" style:text-underline-width="auto" style:text-underline-mode="continuous"/>
    </style:style>
    <style:style style:name="T440" style:parent-style-name="Domyślnaczcionkaakapitu" style:family="text">
      <style:text-properties fo:background-color="#80FFFF" style:text-underline-type="single" style:text-underline-style="solid" style:text-underline-width="auto" style:text-underline-mode="continuous"/>
    </style:style>
    <style:style style:name="T441" style:parent-style-name="Domyślnaczcionkaakapitu" style:family="text">
      <style:text-properties style:text-underline-type="single" style:text-underline-style="solid" style:text-underline-width="auto" style:text-underline-mode="continuous"/>
    </style:style>
    <style:style style:name="P442" style:parent-style-name="Normalny" style:family="paragraph">
      <style:paragraph-properties fo:text-align="justify" fo:line-height="150%" fo:text-indent="0.2479in"/>
    </style:style>
    <style:style style:name="T443" style:parent-style-name="Domyślnaczcionkaakapitu" style:family="text">
      <style:text-properties fo:background-color="#80FFFF"/>
    </style:style>
    <style:style style:name="T444" style:parent-style-name="Domyślnaczcionkaakapitu" style:family="text">
      <style:text-properties fo:background-color="#80FFFF"/>
    </style:style>
    <style:style style:name="T445" style:parent-style-name="Domyślnaczcionkaakapitu" style:family="text">
      <style:text-properties fo:background-color="#80FFFF"/>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P449" style:parent-style-name="Normalny" style:family="paragraph">
      <style:paragraph-properties fo:text-align="justify" fo:line-height="150%"/>
    </style:style>
    <style:style style:name="T450" style:parent-style-name="Domyślnaczcionkaakapitu" style:family="text">
      <style:text-properties style:text-underline-type="single" style:text-underline-style="solid" style:text-underline-width="auto" style:text-underline-mode="continuous"/>
    </style:style>
    <style:style style:name="T451" style:parent-style-name="Domyślnaczcionkaakapitu" style:family="text">
      <style:text-properties fo:background-color="#80FFFF" style:text-underline-type="single" style:text-underline-style="solid" style:text-underline-width="auto" style:text-underline-mode="continuous"/>
    </style:style>
    <style:style style:name="T452" style:parent-style-name="Domyślnaczcionkaakapitu" style:family="text">
      <style:text-properties style:text-underline-type="single" style:text-underline-style="solid" style:text-underline-width="auto" style:text-underline-mode="continuous"/>
    </style:style>
    <style:style style:name="T453" style:parent-style-name="Domyślnaczcionkaakapitu" style:family="text">
      <style:text-properties fo:background-color="#80FFFF" style:text-underline-type="single" style:text-underline-style="solid" style:text-underline-width="auto" style:text-underline-mode="continuous"/>
    </style:style>
    <style:style style:name="T454" style:parent-style-name="Domyślnaczcionkaakapitu" style:family="text">
      <style:text-properties fo:background-color="#80FFFF"/>
    </style:style>
    <style:style style:name="T455" style:parent-style-name="Domyślnaczcionkaakapitu" style:family="text">
      <style:text-properties fo:background-color="#80FFFF" style:text-underline-type="single" style:text-underline-style="solid" style:text-underline-width="auto" style:text-underline-mode="continuous"/>
    </style:style>
    <style:style style:name="T456" style:parent-style-name="Domyślnaczcionkaakapitu" style:family="text">
      <style:text-properties style:text-underline-type="single" style:text-underline-style="solid" style:text-underline-width="auto" style:text-underline-mode="continuous"/>
    </style:style>
    <style:style style:name="P457" style:parent-style-name="Normalny" style:family="paragraph">
      <style:paragraph-properties fo:text-align="justify" fo:line-height="150%" fo:text-indent="0.2479in"/>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P461" style:parent-style-name="Normalny" style:family="paragraph">
      <style:paragraph-properties fo:text-align="justify" fo:line-height="150%"/>
    </style:style>
    <style:style style:name="T462" style:parent-style-name="Domyślnaczcionkaakapitu" style:family="text">
      <style:text-properties style:text-underline-type="single" style:text-underline-style="solid" style:text-underline-width="auto" style:text-underline-mode="continuous"/>
    </style:style>
    <style:style style:name="P463" style:parent-style-name="Normalny" style:family="paragraph">
      <style:paragraph-properties fo:text-align="justify" fo:line-height="150%" fo:text-indent="0.2479in"/>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P474" style:parent-style-name="Normalny" style:family="paragraph">
      <style:paragraph-properties fo:text-align="justify" fo:line-height="150%" fo:text-indent="0.2479in"/>
    </style:style>
    <style:style style:name="P475" style:parent-style-name="Normalny" style:family="paragraph">
      <style:paragraph-properties fo:text-align="justify" fo:line-height="150%"/>
    </style:style>
    <style:style style:name="T476" style:parent-style-name="Domyślnaczcionkaakapitu" style:family="text">
      <style:text-properties style:text-underline-type="single" style:text-underline-style="solid" style:text-underline-width="auto" style:text-underline-mode="continuous"/>
    </style:style>
    <style:style style:name="T477" style:parent-style-name="Domyślnaczcionkaakapitu" style:family="text">
      <style:text-properties fo:background-color="#80FFFF" style:text-underline-type="single" style:text-underline-style="solid" style:text-underline-width="auto" style:text-underline-mode="continuous"/>
    </style:style>
    <style:style style:name="T478" style:parent-style-name="Domyślnaczcionkaakapitu" style:family="text">
      <style:text-properties style:text-underline-type="single" style:text-underline-style="solid" style:text-underline-width="auto" style:text-underline-mode="continuous"/>
    </style:style>
    <style:style style:name="P479" style:parent-style-name="Normalny" style:family="paragraph">
      <style:paragraph-properties fo:text-align="justify" fo:line-height="150%" fo:text-indent="0.2479in"/>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P485" style:parent-style-name="Normalny" style:family="paragraph">
      <style:paragraph-properties fo:text-align="justify" fo:line-height="150%" fo:text-indent="0.2479in"/>
    </style:style>
    <style:style style:name="P486" style:parent-style-name="Normalny" style:family="paragraph">
      <style:paragraph-properties fo:text-align="justify" fo:line-height="150%"/>
    </style:style>
    <style:style style:name="T487" style:parent-style-name="Domyślnaczcionkaakapitu" style:family="text">
      <style:text-properties fo:background-color="#80FFFF" style:text-underline-type="single" style:text-underline-style="solid" style:text-underline-width="auto" style:text-underline-mode="continuous"/>
    </style:style>
    <style:style style:name="T488" style:parent-style-name="Domyślnaczcionkaakapitu" style:family="text">
      <style:text-properties style:text-underline-type="single" style:text-underline-style="solid" style:text-underline-width="auto" style:text-underline-mode="continuous"/>
    </style:style>
    <style:style style:name="T489" style:parent-style-name="Domyślnaczcionkaakapitu" style:family="text">
      <style:text-properties fo:background-color="#80FFFF" style:text-underline-type="single" style:text-underline-style="solid" style:text-underline-width="auto" style:text-underline-mode="continuous"/>
    </style:style>
    <style:style style:name="T490" style:parent-style-name="Domyślnaczcionkaakapitu" style:family="text">
      <style:text-properties style:text-underline-type="single" style:text-underline-style="solid" style:text-underline-width="auto" style:text-underline-mode="continuous"/>
    </style:style>
    <style:style style:name="P491" style:parent-style-name="Normalny" style:family="paragraph">
      <style:paragraph-properties fo:text-align="justify" fo:line-height="150%" fo:text-indent="0.2479in"/>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P501" style:parent-style-name="Normalny" style:family="paragraph">
      <style:paragraph-properties fo:text-align="justify" fo:line-height="150%" fo:text-indent="0.2479in"/>
    </style:style>
    <style:style style:name="P502" style:parent-style-name="Normalny" style:family="paragraph">
      <style:paragraph-properties fo:text-align="justify" fo:line-height="150%"/>
    </style:style>
    <style:style style:name="T503" style:parent-style-name="Domyślnaczcionkaakapitu" style:family="text">
      <style:text-properties style:text-underline-type="single" style:text-underline-style="solid" style:text-underline-width="auto" style:text-underline-mode="continuous"/>
    </style:style>
    <style:style style:name="T504" style:parent-style-name="Domyślnaczcionkaakapitu" style:family="text">
      <style:text-properties fo:background-color="#80FFFF" style:text-underline-type="single" style:text-underline-style="solid" style:text-underline-width="auto" style:text-underline-mode="continuous"/>
    </style:style>
    <style:style style:name="T505" style:parent-style-name="Domyślnaczcionkaakapitu" style:family="text">
      <style:text-properties style:text-underline-type="single" style:text-underline-style="solid" style:text-underline-width="auto" style:text-underline-mode="continuous"/>
    </style:style>
    <style:style style:name="T506" style:parent-style-name="Domyślnaczcionkaakapitu" style:family="text">
      <style:text-properties fo:background-color="#80FFFF" style:text-underline-type="single" style:text-underline-style="solid" style:text-underline-width="auto" style:text-underline-mode="continuous"/>
    </style:style>
    <style:style style:name="T507" style:parent-style-name="Domyślnaczcionkaakapitu" style:family="text">
      <style:text-properties style:text-underline-type="single" style:text-underline-style="solid" style:text-underline-width="auto" style:text-underline-mode="continuous"/>
    </style:style>
    <style:style style:name="T508" style:parent-style-name="Domyślnaczcionkaakapitu" style:family="text">
      <style:text-properties fo:background-color="#80FFFF" style:text-underline-type="single" style:text-underline-style="solid" style:text-underline-width="auto" style:text-underline-mode="continuous"/>
    </style:style>
    <style:style style:name="T509" style:parent-style-name="Domyślnaczcionkaakapitu" style:family="text">
      <style:text-properties style:text-underline-type="single" style:text-underline-style="solid" style:text-underline-width="auto" style:text-underline-mode="continuous"/>
    </style:style>
    <style:style style:name="P510" style:parent-style-name="Normalny" style:family="paragraph">
      <style:paragraph-properties fo:text-align="justify" fo:line-height="150%" fo:text-indent="0.2479in"/>
    </style:style>
    <style:style style:name="P511" style:parent-style-name="Normalny" style:family="paragraph">
      <style:paragraph-properties fo:text-align="justify" fo:line-height="150%"/>
    </style:style>
    <style:style style:name="T512" style:parent-style-name="Domyślnaczcionkaakapitu" style:family="text">
      <style:text-properties style:text-underline-type="single" style:text-underline-style="solid" style:text-underline-width="auto" style:text-underline-mode="continuous"/>
    </style:style>
    <style:style style:name="P513" style:parent-style-name="Normalny" style:family="paragraph">
      <style:paragraph-properties fo:text-align="justify" fo:line-height="150%" fo:text-indent="0.2479in"/>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P517" style:parent-style-name="Normalny" style:family="paragraph">
      <style:paragraph-properties fo:text-align="justify" fo:line-height="150%" fo:text-indent="0.2479in"/>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P523" style:parent-style-name="Normalny" style:family="paragraph">
      <style:paragraph-properties fo:text-align="justify" fo:line-height="150%" fo:text-indent="0.2479in"/>
    </style:style>
    <style:style style:name="P524" style:parent-style-name="Normalny" style:family="paragraph">
      <style:paragraph-properties fo:text-align="justify" fo:line-height="150%">
        <style:tab-stops>
          <style:tab-stop style:type="left" style:leader-style="solid" style:leader-text="_" style:position="2.5986in"/>
        </style:tab-stops>
      </style:paragraph-properties>
    </style:style>
    <style:style style:name="T525" style:parent-style-name="Domyślnaczcionkaakapitu" style:family="text">
      <style:text-properties style:text-underline-type="single" style:text-underline-style="solid" style:text-underline-width="auto" style:text-underline-mode="continuous"/>
    </style:style>
    <style:style style:name="T526" style:parent-style-name="Domyślnaczcionkaakapitu" style:family="text">
      <style:text-properties fo:background-color="#80FFFF" style:text-underline-type="single" style:text-underline-style="solid" style:text-underline-width="auto" style:text-underline-mode="continuous"/>
    </style:style>
    <style:style style:name="T527" style:parent-style-name="Domyślnaczcionkaakapitu" style:family="text">
      <style:text-properties style:text-underline-type="single" style:text-underline-style="solid" style:text-underline-width="auto" style:text-underline-mode="continuous"/>
    </style:style>
    <style:style style:name="P528" style:parent-style-name="Normalny" style:family="paragraph">
      <style:paragraph-properties fo:text-align="justify" fo:line-height="150%" fo:text-indent="0.2479in">
        <style:tab-stops>
          <style:tab-stop style:type="left" style:leader-style="solid" style:leader-text="_" style:position="2.5986in"/>
        </style:tab-stops>
      </style:paragraph-properties>
    </style:style>
    <style:style style:name="T529" style:parent-style-name="Domyślnaczcionkaakapitu" style:family="text">
      <style:text-properties fo:background-color="#80FFFF"/>
    </style:style>
    <style:style style:name="P530" style:parent-style-name="Normalny" style:family="paragraph">
      <style:paragraph-properties fo:text-align="justify" fo:line-height="150%"/>
    </style:style>
    <style:style style:name="T531" style:parent-style-name="Domyślnaczcionkaakapitu" style:family="text">
      <style:text-properties style:text-underline-type="single" style:text-underline-style="solid" style:text-underline-width="auto" style:text-underline-mode="continuous"/>
    </style:style>
    <style:style style:name="P532" style:parent-style-name="Normalny" style:family="paragraph">
      <style:paragraph-properties fo:text-align="justify" fo:line-height="150%" fo:text-indent="0.2479in"/>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P541" style:parent-style-name="Normalny" style:family="paragraph">
      <style:paragraph-properties fo:text-align="justify" fo:line-height="150%" fo:text-indent="0.2479in"/>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P552" style:parent-style-name="Normalny" style:family="paragraph">
      <style:paragraph-properties fo:text-align="justify" fo:line-height="150%" fo:text-indent="0.2479in"/>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P568" style:parent-style-name="Normalny" style:family="paragraph">
      <style:paragraph-properties fo:text-align="justify" fo:line-height="150%" fo:text-indent="0.2479in"/>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P583" style:parent-style-name="Normalny" style:family="paragraph">
      <style:paragraph-properties fo:text-align="justify" fo:line-height="150%" fo:text-indent="0.2479in"/>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P586" style:parent-style-name="Normalny" style:family="paragraph">
      <style:paragraph-properties fo:text-align="justify" fo:line-height="150%" fo:text-indent="0.2479in"/>
    </style:style>
    <style:style style:name="P587" style:parent-style-name="Normalny" style:family="paragraph">
      <style:paragraph-properties fo:text-align="justify" fo:line-height="150%"/>
    </style:style>
    <style:style style:name="T588" style:parent-style-name="Domyślnaczcionkaakapitu" style:family="text">
      <style:text-properties style:text-underline-type="single" style:text-underline-style="solid" style:text-underline-width="auto" style:text-underline-mode="continuous"/>
    </style:style>
    <style:style style:name="T589" style:parent-style-name="Domyślnaczcionkaakapitu" style:family="text">
      <style:text-properties fo:background-color="#80FFFF" style:text-underline-type="single" style:text-underline-style="solid" style:text-underline-width="auto" style:text-underline-mode="continuous"/>
    </style:style>
    <style:style style:name="T590" style:parent-style-name="Domyślnaczcionkaakapitu" style:family="text">
      <style:text-properties style:text-underline-type="single" style:text-underline-style="solid" style:text-underline-width="auto" style:text-underline-mode="continuous"/>
    </style:style>
    <style:style style:name="P591" style:parent-style-name="Normalny" style:family="paragraph">
      <style:paragraph-properties fo:text-align="justify" fo:line-height="150%" fo:text-indent="0.2479in"/>
    </style:style>
    <style:style style:name="P592" style:parent-style-name="Normalny" style:family="paragraph">
      <style:paragraph-properties fo:text-align="justify" fo:line-height="150%"/>
    </style:style>
    <style:style style:name="T593" style:parent-style-name="Domyślnaczcionkaakapitu" style:family="text">
      <style:text-properties style:text-underline-type="single" style:text-underline-style="solid" style:text-underline-width="auto" style:text-underline-mode="continuous"/>
    </style:style>
    <style:style style:name="P594" style:parent-style-name="Normalny" style:family="paragraph">
      <style:paragraph-properties fo:text-align="justify" fo:line-height="150%" fo:text-indent="0.2479in"/>
    </style:style>
    <style:style style:name="P595" style:parent-style-name="Normalny" style:family="paragraph">
      <style:paragraph-properties fo:text-align="justify" fo:line-height="150%" fo:text-indent="0.2479in"/>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P603" style:parent-style-name="Normalny" style:family="paragraph">
      <style:paragraph-properties fo:text-align="justify" fo:line-height="150%" fo:text-indent="0.2479in"/>
    </style:style>
    <style:style style:name="T604" style:parent-style-name="Domyślnaczcionkaakapitu" style:family="text">
      <style:text-properties fo:background-color="#80FFFF"/>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T615" style:parent-style-name="Domyślnaczcionkaakapitu" style:family="text">
      <style:text-properties fo:background-color="#80FFFF"/>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P627" style:parent-style-name="Normalny" style:family="paragraph">
      <style:paragraph-properties fo:text-align="justify" fo:line-height="150%"/>
    </style:style>
    <style:style style:name="T628" style:parent-style-name="Domyślnaczcionkaakapitu" style:family="text">
      <style:text-properties style:text-underline-type="single" style:text-underline-style="solid" style:text-underline-width="auto" style:text-underline-mode="continuous"/>
    </style:style>
    <style:style style:name="T629" style:parent-style-name="Domyślnaczcionkaakapitu" style:family="text">
      <style:text-properties fo:background-color="#80FFFF" style:text-underline-type="single" style:text-underline-style="solid" style:text-underline-width="auto" style:text-underline-mode="continuous"/>
    </style:style>
    <style:style style:name="T630" style:parent-style-name="Domyślnaczcionkaakapitu" style:family="text">
      <style:text-properties style:text-underline-type="single" style:text-underline-style="solid" style:text-underline-width="auto" style:text-underline-mode="continuous"/>
    </style:style>
    <style:style style:name="T631" style:parent-style-name="Domyślnaczcionkaakapitu" style:family="text">
      <style:text-properties fo:background-color="#80FFFF" style:text-underline-type="single" style:text-underline-style="solid" style:text-underline-width="auto" style:text-underline-mode="continuous"/>
    </style:style>
    <style:style style:name="T632" style:parent-style-name="Domyślnaczcionkaakapitu" style:family="text">
      <style:text-properties style:text-underline-type="single" style:text-underline-style="solid" style:text-underline-width="auto" style:text-underline-mode="continuous"/>
    </style:style>
    <style:style style:name="T633" style:parent-style-name="Domyślnaczcionkaakapitu" style:family="text">
      <style:text-properties fo:background-color="#80FFFF" style:text-underline-type="single" style:text-underline-style="solid" style:text-underline-width="auto" style:text-underline-mode="continuous"/>
    </style:style>
    <style:style style:name="T634" style:parent-style-name="Domyślnaczcionkaakapitu" style:family="text">
      <style:text-properties style:text-underline-type="single" style:text-underline-style="solid" style:text-underline-width="auto" style:text-underline-mode="continuous"/>
    </style:style>
    <style:style style:name="T635" style:parent-style-name="Domyślnaczcionkaakapitu" style:family="text">
      <style:text-properties fo:background-color="#80FFFF" style:text-underline-type="single" style:text-underline-style="solid" style:text-underline-width="auto" style:text-underline-mode="continuous"/>
    </style:style>
    <style:style style:name="T636" style:parent-style-name="Domyślnaczcionkaakapitu" style:family="text">
      <style:text-properties fo:background-color="#80FFFF"/>
    </style:style>
    <style:style style:name="P637" style:parent-style-name="Normalny" style:family="paragraph">
      <style:paragraph-properties fo:text-align="justify" fo:line-height="150%" fo:text-indent="0.2479in"/>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P640" style:parent-style-name="Normalny" style:family="paragraph">
      <style:paragraph-properties fo:text-align="justify" fo:line-height="150%"/>
    </style:style>
    <style:style style:name="T641" style:parent-style-name="Domyślnaczcionkaakapitu" style:family="text">
      <style:text-properties style:text-underline-type="single" style:text-underline-style="solid" style:text-underline-width="auto" style:text-underline-mode="continuous"/>
    </style:style>
    <style:style style:name="T642" style:parent-style-name="Domyślnaczcionkaakapitu" style:family="text">
      <style:text-properties fo:background-color="#80FFFF" style:text-underline-type="single" style:text-underline-style="solid" style:text-underline-width="auto" style:text-underline-mode="continuous"/>
    </style:style>
    <style:style style:name="T643" style:parent-style-name="Domyślnaczcionkaakapitu" style:family="text">
      <style:text-properties style:text-underline-type="single" style:text-underline-style="solid" style:text-underline-width="auto" style:text-underline-mode="continuous"/>
    </style:style>
    <style:style style:name="T644" style:parent-style-name="Domyślnaczcionkaakapitu" style:family="text">
      <style:text-properties fo:background-color="#80FFFF" style:text-underline-type="single" style:text-underline-style="solid" style:text-underline-width="auto" style:text-underline-mode="continuous"/>
    </style:style>
    <style:style style:name="P645" style:parent-style-name="Normalny" style:family="paragraph">
      <style:paragraph-properties fo:text-align="justify" fo:line-height="150%" fo:text-indent="0.2479in"/>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P651" style:parent-style-name="Normalny" style:family="paragraph">
      <style:paragraph-properties fo:text-align="justify" fo:line-height="150%" fo:text-indent="0.2479in"/>
    </style:style>
    <style:style style:name="T652" style:parent-style-name="Domyślnaczcionkaakapitu" style:family="text">
      <style:text-properties fo:background-color="#80FFFF"/>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P658" style:parent-style-name="Normalny" style:family="paragraph">
      <style:paragraph-properties fo:text-align="justify" fo:line-height="150%" fo:text-indent="0.2479in"/>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P662" style:parent-style-name="Normalny" style:family="paragraph">
      <style:paragraph-properties fo:text-align="justify" fo:line-height="150%" fo:text-indent="0.2479in"/>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P665" style:parent-style-name="Normalny" style:family="paragraph">
      <style:paragraph-properties fo:text-align="justify" fo:line-height="150%"/>
    </style:style>
    <style:style style:name="T666" style:parent-style-name="Domyślnaczcionkaakapitu" style:family="text">
      <style:text-properties style:text-underline-type="single" style:text-underline-style="solid" style:text-underline-width="auto" style:text-underline-mode="continuous"/>
    </style:style>
    <style:style style:name="P667" style:parent-style-name="Normalny" style:family="paragraph">
      <style:paragraph-properties fo:text-align="justify" fo:line-height="150%" fo:text-indent="0.2479in"/>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P680" style:parent-style-name="Normalny" style:family="paragraph">
      <style:paragraph-properties fo:text-align="justify" fo:line-height="150%"/>
    </style:style>
    <style:style style:name="T681" style:parent-style-name="Domyślnaczcionkaakapitu" style:family="text">
      <style:text-properties style:text-underline-type="single" style:text-underline-style="solid" style:text-underline-width="auto" style:text-underline-mode="continuous"/>
    </style:style>
    <style:style style:name="T682" style:parent-style-name="Domyślnaczcionkaakapitu" style:family="text">
      <style:text-properties fo:background-color="#80FFFF" style:text-underline-type="single" style:text-underline-style="solid" style:text-underline-width="auto" style:text-underline-mode="continuous"/>
    </style:style>
    <style:style style:name="T683" style:parent-style-name="Domyślnaczcionkaakapitu" style:family="text">
      <style:text-properties style:text-underline-type="single" style:text-underline-style="solid" style:text-underline-width="auto" style:text-underline-mode="continuous"/>
    </style:style>
    <style:style style:name="T684" style:parent-style-name="Domyślnaczcionkaakapitu" style:family="text">
      <style:text-properties fo:background-color="#80FFFF" style:text-underline-type="single" style:text-underline-style="solid" style:text-underline-width="auto" style:text-underline-mode="continuous"/>
    </style:style>
    <style:style style:name="T685" style:parent-style-name="Domyślnaczcionkaakapitu" style:family="text">
      <style:text-properties style:text-underline-type="single" style:text-underline-style="solid" style:text-underline-width="auto" style:text-underline-mode="continuous"/>
    </style:style>
    <style:style style:name="T686" style:parent-style-name="Domyślnaczcionkaakapitu" style:family="text">
      <style:text-properties fo:background-color="#80FFFF" style:text-underline-type="single" style:text-underline-style="solid" style:text-underline-width="auto" style:text-underline-mode="continuous"/>
    </style:style>
    <style:style style:name="T687" style:parent-style-name="Domyślnaczcionkaakapitu" style:family="text">
      <style:text-properties style:text-underline-type="single" style:text-underline-style="solid" style:text-underline-width="auto" style:text-underline-mode="continuous"/>
    </style:style>
    <style:style style:name="T688" style:parent-style-name="Domyślnaczcionkaakapitu" style:family="text">
      <style:text-properties fo:background-color="#80FFFF" style:text-underline-type="single" style:text-underline-style="solid" style:text-underline-width="auto" style:text-underline-mode="continuous"/>
    </style:style>
    <style:style style:name="T689" style:parent-style-name="Domyślnaczcionkaakapitu" style:family="text">
      <style:text-properties fo:background-color="#80FFFF"/>
    </style:style>
    <style:style style:name="P690" style:parent-style-name="Normalny" style:family="paragraph">
      <style:paragraph-properties fo:text-align="justify" fo:line-height="150%" fo:text-indent="0.2479in"/>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P699" style:parent-style-name="Normalny" style:family="paragraph">
      <style:paragraph-properties fo:text-align="justify" fo:line-height="150%" fo:text-indent="0.2479in"/>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P703" style:parent-style-name="Normalny" style:family="paragraph">
      <style:paragraph-properties fo:text-align="justify" fo:line-height="150%" fo:text-indent="0.2479in"/>
    </style:style>
    <style:style style:name="P704" style:parent-style-name="Normalny" style:family="paragraph">
      <style:paragraph-properties fo:text-align="justify" fo:line-height="150%" fo:text-indent="0.2479in"/>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P711" style:parent-style-name="Normalny" style:family="paragraph">
      <style:paragraph-properties fo:text-align="justify" fo:line-height="150%" fo:text-indent="0.2479in"/>
    </style:style>
    <style:style style:name="T712" style:parent-style-name="Domyślnaczcionkaakapitu" style:family="text">
      <style:text-properties fo:background-color="#80FFFF"/>
    </style:style>
    <style:style style:name="P713" style:parent-style-name="Normalny" style:family="paragraph">
      <style:paragraph-properties fo:text-align="justify" fo:line-height="150%"/>
    </style:style>
    <style:style style:name="T714" style:parent-style-name="Domyślnaczcionkaakapitu" style:family="text">
      <style:text-properties style:text-underline-type="single" style:text-underline-style="solid" style:text-underline-width="auto" style:text-underline-mode="continuous"/>
    </style:style>
    <style:style style:name="T715" style:parent-style-name="Domyślnaczcionkaakapitu" style:family="text">
      <style:text-properties fo:background-color="#80FFFF" style:text-underline-type="single" style:text-underline-style="solid" style:text-underline-width="auto" style:text-underline-mode="continuous"/>
    </style:style>
    <style:style style:name="T716" style:parent-style-name="Domyślnaczcionkaakapitu" style:family="text">
      <style:text-properties style:text-underline-type="single" style:text-underline-style="solid" style:text-underline-width="auto" style:text-underline-mode="continuous"/>
    </style:style>
    <style:style style:name="P717" style:parent-style-name="Normalny" style:family="paragraph">
      <style:paragraph-properties fo:text-align="justify" fo:line-height="150%" fo:text-indent="0.2479in"/>
    </style:style>
    <style:style style:name="P718" style:parent-style-name="Normalny" style:family="paragraph">
      <style:paragraph-properties fo:text-align="justify" fo:line-height="150%"/>
    </style:style>
    <style:style style:name="T719" style:parent-style-name="Domyślnaczcionkaakapitu" style:family="text">
      <style:text-properties fo:background-color="#80FFFF" style:text-underline-type="single" style:text-underline-style="solid" style:text-underline-width="auto" style:text-underline-mode="continuous"/>
    </style:style>
    <style:style style:name="T720" style:parent-style-name="Domyślnaczcionkaakapitu" style:family="text">
      <style:text-properties style:text-underline-type="single" style:text-underline-style="solid" style:text-underline-width="auto" style:text-underline-mode="continuous"/>
    </style:style>
    <style:style style:name="T721" style:parent-style-name="Domyślnaczcionkaakapitu" style:family="text">
      <style:text-properties fo:background-color="#80FFFF" style:text-underline-type="single" style:text-underline-style="solid" style:text-underline-width="auto" style:text-underline-mode="continuous"/>
    </style:style>
    <style:style style:name="T722" style:parent-style-name="Domyślnaczcionkaakapitu" style:family="text">
      <style:text-properties style:text-underline-type="single" style:text-underline-style="solid" style:text-underline-width="auto" style:text-underline-mode="continuous"/>
    </style:style>
    <style:style style:name="T723" style:parent-style-name="Domyślnaczcionkaakapitu" style:family="text">
      <style:text-properties fo:background-color="#80FFFF" style:text-underline-type="single" style:text-underline-style="solid" style:text-underline-width="auto" style:text-underline-mode="continuous"/>
    </style:style>
    <style:style style:name="T724" style:parent-style-name="Domyślnaczcionkaakapitu" style:family="text">
      <style:text-properties style:text-underline-type="single" style:text-underline-style="solid" style:text-underline-width="auto" style:text-underline-mode="continuous"/>
    </style:style>
    <style:style style:name="P725" style:parent-style-name="Normalny" style:family="paragraph">
      <style:paragraph-properties fo:text-align="justify" fo:line-height="150%" fo:text-indent="0.2479in"/>
    </style:style>
    <style:style style:name="T726" style:parent-style-name="Domyślnaczcionkaakapitu" style:family="text">
      <style:text-properties fo:background-color="#80FFFF"/>
    </style:style>
    <style:style style:name="P727" style:parent-style-name="Normalny" style:family="paragraph">
      <style:paragraph-properties fo:text-align="justify" fo:line-height="150%"/>
    </style:style>
    <style:style style:name="T728" style:parent-style-name="Domyślnaczcionkaakapitu" style:family="text">
      <style:text-properties fo:background-color="#80FFFF" style:text-underline-type="single" style:text-underline-style="solid" style:text-underline-width="auto" style:text-underline-mode="continuous"/>
    </style:style>
    <style:style style:name="T729" style:parent-style-name="Domyślnaczcionkaakapitu" style:family="text">
      <style:text-properties style:text-underline-type="single" style:text-underline-style="solid" style:text-underline-width="auto" style:text-underline-mode="continuous"/>
    </style:style>
    <style:style style:name="T730" style:parent-style-name="Domyślnaczcionkaakapitu" style:family="text">
      <style:text-properties fo:background-color="#80FFFF" style:text-underline-type="single" style:text-underline-style="solid" style:text-underline-width="auto" style:text-underline-mode="continuous"/>
    </style:style>
    <style:style style:name="T731" style:parent-style-name="Domyślnaczcionkaakapitu" style:family="text">
      <style:text-properties style:text-underline-type="single" style:text-underline-style="solid" style:text-underline-width="auto" style:text-underline-mode="continuous"/>
    </style:style>
    <style:style style:name="T732" style:parent-style-name="Domyślnaczcionkaakapitu" style:family="text">
      <style:text-properties fo:background-color="#80FFFF" style:text-underline-type="single" style:text-underline-style="solid" style:text-underline-width="auto" style:text-underline-mode="continuous"/>
    </style:style>
    <style:style style:name="T733" style:parent-style-name="Domyślnaczcionkaakapitu" style:family="text">
      <style:text-properties style:text-underline-type="single" style:text-underline-style="solid" style:text-underline-width="auto" style:text-underline-mode="continuous"/>
    </style:style>
    <style:style style:name="T734" style:parent-style-name="Domyślnaczcionkaakapitu" style:family="text">
      <style:text-properties fo:background-color="#80FFFF" style:text-underline-type="single" style:text-underline-style="solid" style:text-underline-width="auto" style:text-underline-mode="continuous"/>
    </style:style>
    <style:style style:name="T735" style:parent-style-name="Domyślnaczcionkaakapitu" style:family="text">
      <style:text-properties style:text-underline-type="single" style:text-underline-style="solid" style:text-underline-width="auto" style:text-underline-mode="continuous"/>
    </style:style>
    <style:style style:name="T736" style:parent-style-name="Domyślnaczcionkaakapitu" style:family="text">
      <style:text-properties fo:background-color="#80FFFF" style:text-underline-type="single" style:text-underline-style="solid" style:text-underline-width="auto" style:text-underline-mode="continuous"/>
    </style:style>
    <style:style style:name="T737" style:parent-style-name="Domyślnaczcionkaakapitu" style:family="text">
      <style:text-properties style:text-underline-type="single" style:text-underline-style="solid" style:text-underline-width="auto" style:text-underline-mode="continuous"/>
    </style:style>
    <style:style style:name="T738" style:parent-style-name="Domyślnaczcionkaakapitu" style:family="text">
      <style:text-properties fo:background-color="#80FFFF" style:text-underline-type="single" style:text-underline-style="solid" style:text-underline-width="auto" style:text-underline-mode="continuous"/>
    </style:style>
    <style:style style:name="T739" style:parent-style-name="Domyślnaczcionkaakapitu" style:family="text">
      <style:text-properties fo:background-color="#80FFFF" style:text-underline-type="single" style:text-underline-style="solid" style:text-underline-width="auto" style:text-underline-mode="continuous"/>
    </style:style>
    <style:style style:name="T740" style:parent-style-name="Domyślnaczcionkaakapitu" style:family="text">
      <style:text-properties style:text-underline-type="single" style:text-underline-style="solid" style:text-underline-width="auto" style:text-underline-mode="continuous"/>
    </style:style>
    <style:style style:name="T741" style:parent-style-name="Domyślnaczcionkaakapitu" style:family="text">
      <style:text-properties fo:background-color="#80FFFF" style:text-underline-type="single" style:text-underline-style="solid" style:text-underline-width="auto" style:text-underline-mode="continuous"/>
    </style:style>
    <style:style style:name="P742" style:parent-style-name="Normalny" style:family="paragraph">
      <style:paragraph-properties fo:text-align="justify" fo:line-height="150%" fo:text-indent="0.2479in"/>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T750" style:parent-style-name="Domyślnaczcionkaakapitu" style:family="text">
      <style:text-properties fo:background-color="#80FFFF"/>
    </style:style>
    <style:style style:name="P751" style:parent-style-name="Normalny" style:family="paragraph">
      <style:paragraph-properties fo:text-align="justify" fo:line-height="150%"/>
    </style:style>
    <style:style style:name="T752" style:parent-style-name="Domyślnaczcionkaakapitu" style:family="text">
      <style:text-properties fo:background-color="#80FFFF" style:text-underline-type="single" style:text-underline-style="solid" style:text-underline-width="auto" style:text-underline-mode="continuous"/>
    </style:style>
    <style:style style:name="T753" style:parent-style-name="Domyślnaczcionkaakapitu" style:family="text">
      <style:text-properties style:text-underline-type="single" style:text-underline-style="solid" style:text-underline-width="auto" style:text-underline-mode="continuous"/>
    </style:style>
    <style:style style:name="P754" style:parent-style-name="Normalny" style:family="paragraph">
      <style:paragraph-properties fo:text-align="justify" fo:line-height="150%" fo:text-indent="0.2479in"/>
    </style:style>
    <style:style style:name="P755" style:parent-style-name="Normalny" style:family="paragraph">
      <style:paragraph-properties fo:text-align="justify" fo:line-height="150%" fo:text-indent="0.2479in"/>
    </style:style>
    <style:style style:name="P756" style:parent-style-name="Normalny" style:family="paragraph">
      <style:paragraph-properties fo:text-align="justify" fo:line-height="150%"/>
    </style:style>
    <style:style style:name="T757" style:parent-style-name="Domyślnaczcionkaakapitu" style:family="text">
      <style:text-properties style:text-underline-type="single" style:text-underline-style="solid" style:text-underline-width="auto" style:text-underline-mode="continuous"/>
    </style:style>
    <style:style style:name="P758" style:parent-style-name="Normalny" style:family="paragraph">
      <style:paragraph-properties fo:text-align="justify" fo:line-height="150%" fo:text-indent="0.2479in"/>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P768" style:parent-style-name="Normalny" style:family="paragraph">
      <style:paragraph-properties fo:text-align="justify" fo:line-height="150%" fo:text-indent="0.2479in"/>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P777" style:parent-style-name="Normalny" style:family="paragraph">
      <style:paragraph-properties fo:text-align="justify" fo:line-height="150%" fo:text-indent="0.2479in"/>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P781" style:parent-style-name="Normalny" style:family="paragraph">
      <style:paragraph-properties fo:text-align="justify" fo:line-height="150%" fo:text-indent="0.2479in"/>
    </style:style>
    <style:style style:name="T782" style:parent-style-name="Domyślnaczcionkaakapitu" style:family="text">
      <style:text-properties fo:background-color="#80FFFF"/>
    </style:style>
    <style:style style:name="P783" style:parent-style-name="Normalny" style:family="paragraph">
      <style:paragraph-properties fo:text-align="justify" fo:line-height="150%" fo:text-indent="0.2479in"/>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P791" style:parent-style-name="Normalny" style:family="paragraph">
      <style:paragraph-properties fo:text-align="justify" fo:line-height="150%"/>
    </style:style>
    <style:style style:name="T792" style:parent-style-name="Domyślnaczcionkaakapitu" style:family="text">
      <style:text-properties style:text-underline-type="single" style:text-underline-style="solid" style:text-underline-width="auto" style:text-underline-mode="continuous"/>
    </style:style>
    <style:style style:name="P793" style:parent-style-name="Normalny" style:family="paragraph">
      <style:paragraph-properties fo:text-align="justify" fo:line-height="150%" fo:text-indent="0.2479in"/>
    </style:style>
    <style:style style:name="P794" style:parent-style-name="Normalny" style:family="paragraph">
      <style:paragraph-properties fo:text-align="justify" fo:line-height="150%"/>
    </style:style>
    <style:style style:name="T795" style:parent-style-name="Domyślnaczcionkaakapitu" style:family="text">
      <style:text-properties fo:background-color="#80FFFF" style:text-underline-type="single" style:text-underline-style="solid" style:text-underline-width="auto" style:text-underline-mode="continuous"/>
    </style:style>
    <style:style style:name="T796" style:parent-style-name="Domyślnaczcionkaakapitu" style:family="text">
      <style:text-properties style:text-underline-type="single" style:text-underline-style="solid" style:text-underline-width="auto" style:text-underline-mode="continuous"/>
    </style:style>
    <style:style style:name="T797" style:parent-style-name="Domyślnaczcionkaakapitu" style:family="text">
      <style:text-properties fo:background-color="#80FFFF" style:text-underline-type="single" style:text-underline-style="solid" style:text-underline-width="auto" style:text-underline-mode="continuous"/>
    </style:style>
    <style:style style:name="T798" style:parent-style-name="Domyślnaczcionkaakapitu" style:family="text">
      <style:text-properties style:text-underline-type="single" style:text-underline-style="solid" style:text-underline-width="auto" style:text-underline-mode="continuous"/>
    </style:style>
    <style:style style:name="T799" style:parent-style-name="Domyślnaczcionkaakapitu" style:family="text">
      <style:text-properties fo:background-color="#80FFFF" style:text-underline-type="single" style:text-underline-style="solid" style:text-underline-width="auto" style:text-underline-mode="continuous"/>
    </style:style>
    <style:style style:name="T800" style:parent-style-name="Domyślnaczcionkaakapitu" style:family="text">
      <style:text-properties style:text-underline-type="single" style:text-underline-style="solid" style:text-underline-width="auto" style:text-underline-mode="continuous"/>
    </style:style>
    <style:style style:name="P801" style:parent-style-name="Normalny" style:family="paragraph">
      <style:paragraph-properties fo:text-align="justify" fo:line-height="150%" fo:text-indent="0.2479in"/>
    </style:style>
    <style:style style:name="P802" style:parent-style-name="Normalny" style:family="paragraph">
      <style:paragraph-properties fo:text-align="justify" fo:line-height="150%"/>
    </style:style>
    <style:style style:name="T803" style:parent-style-name="Domyślnaczcionkaakapitu" style:family="text">
      <style:text-properties style:text-underline-type="single" style:text-underline-style="solid" style:text-underline-width="auto" style:text-underline-mode="continuous"/>
    </style:style>
    <style:style style:name="P804" style:parent-style-name="Normalny" style:family="paragraph">
      <style:paragraph-properties fo:text-align="justify" fo:line-height="150%" fo:text-indent="0.2479in"/>
    </style:style>
    <style:style style:name="T805" style:parent-style-name="Domyślnaczcionkaakapitu" style:family="text">
      <style:text-properties fo:background-color="#80FFFF"/>
    </style:style>
    <style:style style:name="P806" style:parent-style-name="Normalny" style:family="paragraph">
      <style:paragraph-properties fo:text-align="justify" fo:line-height="150%"/>
    </style:style>
    <style:style style:name="T807" style:parent-style-name="Domyślnaczcionkaakapitu" style:family="text">
      <style:text-properties fo:background-color="#80FFFF" style:text-underline-type="single" style:text-underline-style="solid" style:text-underline-width="auto" style:text-underline-mode="continuous"/>
    </style:style>
    <style:style style:name="T808" style:parent-style-name="Domyślnaczcionkaakapitu" style:family="text">
      <style:text-properties style:text-underline-type="single" style:text-underline-style="solid" style:text-underline-width="auto" style:text-underline-mode="continuous"/>
    </style:style>
    <style:style style:name="T809" style:parent-style-name="Domyślnaczcionkaakapitu" style:family="text">
      <style:text-properties fo:background-color="#80FFFF" style:text-underline-type="single" style:text-underline-style="solid" style:text-underline-width="auto" style:text-underline-mode="continuous"/>
    </style:style>
    <style:style style:name="P810" style:parent-style-name="Normalny" style:family="paragraph">
      <style:paragraph-properties fo:text-align="justify" fo:line-height="150%" fo:text-indent="0.2479in"/>
    </style:style>
    <style:style style:name="T811" style:parent-style-name="Domyślnaczcionkaakapitu" style:family="text">
      <style:text-properties fo:background-color="#80FFFF"/>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T815" style:parent-style-name="Domyślnaczcionkaakapitu" style:family="text">
      <style:text-properties fo:background-color="#80FFFF"/>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P820" style:parent-style-name="Normalny" style:family="paragraph">
      <style:paragraph-properties fo:text-align="justify" fo:line-height="150%"/>
    </style:style>
    <style:style style:name="T821" style:parent-style-name="Domyślnaczcionkaakapitu" style:family="text">
      <style:text-properties fo:background-color="#80FFFF" style:text-underline-type="single" style:text-underline-style="solid" style:text-underline-width="auto" style:text-underline-mode="continuous"/>
    </style:style>
    <style:style style:name="T822" style:parent-style-name="Domyślnaczcionkaakapitu" style:family="text">
      <style:text-properties style:text-underline-type="single" style:text-underline-style="solid" style:text-underline-width="auto" style:text-underline-mode="continuous"/>
    </style:style>
    <style:style style:name="P823" style:parent-style-name="Normalny" style:family="paragraph">
      <style:paragraph-properties fo:text-align="justify" fo:line-height="150%" fo:text-indent="0.2479in"/>
    </style:style>
    <style:style style:name="T824" style:parent-style-name="Domyślnaczcionkaakapitu" style:family="text">
      <style:text-properties fo:background-color="#80FFFF"/>
    </style:style>
    <style:style style:name="P825" style:parent-style-name="Normalny" style:family="paragraph">
      <style:paragraph-properties fo:text-align="justify" fo:line-height="150%" fo:text-indent="0.2479in"/>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P832" style:parent-style-name="Normalny" style:family="paragraph">
      <style:paragraph-properties fo:text-align="justify" fo:line-height="150%" fo:text-indent="0.2479in"/>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P839" style:parent-style-name="Normalny" style:family="paragraph">
      <style:paragraph-properties fo:text-align="justify" fo:line-height="150%" fo:text-indent="0.2479in"/>
    </style:style>
    <style:style style:name="P840" style:parent-style-name="Normalny" style:family="paragraph">
      <style:paragraph-properties fo:text-align="justify" fo:line-height="150%"/>
    </style:style>
    <style:style style:name="T841" style:parent-style-name="Domyślnaczcionkaakapitu" style:family="text">
      <style:text-properties style:text-underline-type="single" style:text-underline-style="solid" style:text-underline-width="auto" style:text-underline-mode="continuous"/>
    </style:style>
    <style:style style:name="T842" style:parent-style-name="Domyślnaczcionkaakapitu" style:family="text">
      <style:text-properties fo:background-color="#80FFFF" style:text-underline-type="single" style:text-underline-style="solid" style:text-underline-width="auto" style:text-underline-mode="continuous"/>
    </style:style>
    <style:style style:name="T843" style:parent-style-name="Domyślnaczcionkaakapitu" style:family="text">
      <style:text-properties style:text-underline-type="single" style:text-underline-style="solid" style:text-underline-width="auto" style:text-underline-mode="continuous"/>
    </style:style>
    <style:style style:name="T844" style:parent-style-name="Domyślnaczcionkaakapitu" style:family="text">
      <style:text-properties fo:background-color="#80FFFF" style:text-underline-type="single" style:text-underline-style="solid" style:text-underline-width="auto" style:text-underline-mode="continuous"/>
    </style:style>
    <style:style style:name="T845" style:parent-style-name="Domyślnaczcionkaakapitu" style:family="text">
      <style:text-properties style:text-underline-type="single" style:text-underline-style="solid" style:text-underline-width="auto" style:text-underline-mode="continuous"/>
    </style:style>
    <style:style style:name="T846" style:parent-style-name="Domyślnaczcionkaakapitu" style:family="text">
      <style:text-properties fo:background-color="#80FFFF" style:text-underline-type="single" style:text-underline-style="solid" style:text-underline-width="auto" style:text-underline-mode="continuous"/>
    </style:style>
    <style:style style:name="T847" style:parent-style-name="Domyślnaczcionkaakapitu" style:family="text">
      <style:text-properties style:text-underline-type="single" style:text-underline-style="solid" style:text-underline-width="auto" style:text-underline-mode="continuous"/>
    </style:style>
    <style:style style:name="P848" style:parent-style-name="Normalny" style:family="paragraph">
      <style:paragraph-properties fo:text-align="justify" fo:line-height="150%" fo:text-indent="0.2479in"/>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P852" style:parent-style-name="Normalny" style:family="paragraph">
      <style:paragraph-properties fo:text-align="justify" fo:line-height="150%"/>
    </style:style>
    <style:style style:name="T853" style:parent-style-name="Domyślnaczcionkaakapitu" style:family="text">
      <style:text-properties fo:background-color="#80FFFF" style:text-underline-type="single" style:text-underline-style="solid" style:text-underline-width="auto" style:text-underline-mode="continuous"/>
    </style:style>
    <style:style style:name="T854" style:parent-style-name="Domyślnaczcionkaakapitu" style:family="text">
      <style:text-properties style:text-underline-type="single" style:text-underline-style="solid" style:text-underline-width="auto" style:text-underline-mode="continuous"/>
    </style:style>
    <style:style style:name="P855" style:parent-style-name="Normalny" style:family="paragraph">
      <style:paragraph-properties fo:text-align="justify" fo:line-height="150%" fo:text-indent="0.2479in"/>
    </style:style>
    <style:style style:name="P856" style:parent-style-name="Normalny" style:family="paragraph">
      <style:paragraph-properties fo:text-align="justify" fo:line-height="150%"/>
    </style:style>
    <style:style style:name="T857" style:parent-style-name="Domyślnaczcionkaakapitu" style:family="text">
      <style:text-properties style:text-underline-type="single" style:text-underline-style="solid" style:text-underline-width="auto" style:text-underline-mode="continuous"/>
    </style:style>
    <style:style style:name="T858" style:parent-style-name="Domyślnaczcionkaakapitu" style:family="text">
      <style:text-properties fo:background-color="#80FFFF" style:text-underline-type="single" style:text-underline-style="solid" style:text-underline-width="auto" style:text-underline-mode="continuous"/>
    </style:style>
    <style:style style:name="T859" style:parent-style-name="Domyślnaczcionkaakapitu" style:family="text">
      <style:text-properties style:text-underline-type="single" style:text-underline-style="solid" style:text-underline-width="auto" style:text-underline-mode="continuous"/>
    </style:style>
    <style:style style:name="T860" style:parent-style-name="Domyślnaczcionkaakapitu" style:family="text">
      <style:text-properties fo:background-color="#80FFFF" style:text-underline-type="single" style:text-underline-style="solid" style:text-underline-width="auto" style:text-underline-mode="continuous"/>
    </style:style>
    <style:style style:name="T861" style:parent-style-name="Domyślnaczcionkaakapitu" style:family="text">
      <style:text-properties style:text-underline-type="single" style:text-underline-style="solid" style:text-underline-width="auto" style:text-underline-mode="continuous"/>
    </style:style>
    <style:style style:name="T862" style:parent-style-name="Domyślnaczcionkaakapitu" style:family="text">
      <style:text-properties fo:background-color="#80FFFF" style:text-underline-type="single" style:text-underline-style="solid" style:text-underline-width="auto" style:text-underline-mode="continuous"/>
    </style:style>
    <style:style style:name="T863" style:parent-style-name="Domyślnaczcionkaakapitu" style:family="text">
      <style:text-properties style:text-underline-type="single" style:text-underline-style="solid" style:text-underline-width="auto" style:text-underline-mode="continuous"/>
    </style:style>
    <style:style style:name="P864" style:parent-style-name="Normalny" style:family="paragraph">
      <style:paragraph-properties fo:text-align="justify" fo:line-height="150%" fo:text-indent="0.2479in"/>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P867" style:parent-style-name="Normalny" style:family="paragraph">
      <style:paragraph-properties fo:text-align="justify" fo:line-height="150%" fo:text-indent="0.2479in"/>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P872" style:parent-style-name="Normalny" style:family="paragraph">
      <style:paragraph-properties fo:text-align="justify" fo:line-height="150%" fo:text-indent="0.2479in"/>
    </style:style>
    <style:style style:name="P873" style:parent-style-name="Normalny" style:family="paragraph">
      <style:paragraph-properties fo:text-align="justify" fo:line-height="150%"/>
    </style:style>
    <style:style style:name="T874" style:parent-style-name="Domyślnaczcionkaakapitu" style:family="text">
      <style:text-properties style:text-underline-type="single" style:text-underline-style="solid" style:text-underline-width="auto" style:text-underline-mode="continuous"/>
    </style:style>
    <style:style style:name="T875" style:parent-style-name="Domyślnaczcionkaakapitu" style:family="text">
      <style:text-properties fo:background-color="#80FFFF" style:text-underline-type="single" style:text-underline-style="solid" style:text-underline-width="auto" style:text-underline-mode="continuous"/>
    </style:style>
    <style:style style:name="T876" style:parent-style-name="Domyślnaczcionkaakapitu" style:family="text">
      <style:text-properties style:text-underline-type="single" style:text-underline-style="solid" style:text-underline-width="auto" style:text-underline-mode="continuous"/>
    </style:style>
    <style:style style:name="T877" style:parent-style-name="Domyślnaczcionkaakapitu" style:family="text">
      <style:text-properties fo:background-color="#80FFFF" style:text-underline-type="single" style:text-underline-style="solid" style:text-underline-width="auto" style:text-underline-mode="continuous"/>
    </style:style>
    <style:style style:name="T878" style:parent-style-name="Domyślnaczcionkaakapitu" style:family="text">
      <style:text-properties style:text-underline-type="single" style:text-underline-style="solid" style:text-underline-width="auto" style:text-underline-mode="continuous"/>
    </style:style>
    <style:style style:name="P879" style:parent-style-name="Normalny" style:family="paragraph">
      <style:paragraph-properties fo:text-align="justify" fo:line-height="150%" fo:text-indent="0.2479in"/>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P882" style:parent-style-name="Normalny" style:family="paragraph">
      <style:paragraph-properties fo:text-align="justify" fo:line-height="150%"/>
    </style:style>
    <style:style style:name="T883" style:parent-style-name="Domyślnaczcionkaakapitu" style:family="text">
      <style:text-properties style:text-underline-type="single" style:text-underline-style="solid" style:text-underline-width="auto" style:text-underline-mode="continuous"/>
    </style:style>
    <style:style style:name="T884" style:parent-style-name="Domyślnaczcionkaakapitu" style:family="text">
      <style:text-properties fo:background-color="#80FFFF" style:text-underline-type="single" style:text-underline-style="solid" style:text-underline-width="auto" style:text-underline-mode="continuous"/>
    </style:style>
    <style:style style:name="T885" style:parent-style-name="Domyślnaczcionkaakapitu" style:family="text">
      <style:text-properties style:text-underline-type="single" style:text-underline-style="solid" style:text-underline-width="auto" style:text-underline-mode="continuous"/>
    </style:style>
    <style:style style:name="T886" style:parent-style-name="Domyślnaczcionkaakapitu" style:family="text">
      <style:text-properties fo:background-color="#80FFFF" style:text-underline-type="single" style:text-underline-style="solid" style:text-underline-width="auto" style:text-underline-mode="continuous"/>
    </style:style>
    <style:style style:name="T887" style:parent-style-name="Domyślnaczcionkaakapitu" style:family="text">
      <style:text-properties style:text-underline-type="single" style:text-underline-style="solid" style:text-underline-width="auto" style:text-underline-mode="continuous"/>
    </style:style>
    <style:style style:name="T888" style:parent-style-name="Domyślnaczcionkaakapitu" style:family="text">
      <style:text-properties fo:background-color="#80FFFF" style:text-underline-type="single" style:text-underline-style="solid" style:text-underline-width="auto" style:text-underline-mode="continuous"/>
    </style:style>
    <style:style style:name="T889" style:parent-style-name="Domyślnaczcionkaakapitu" style:family="text">
      <style:text-properties style:text-underline-type="single" style:text-underline-style="solid" style:text-underline-width="auto" style:text-underline-mode="continuous"/>
    </style:style>
    <style:style style:name="P890" style:parent-style-name="Normalny" style:family="paragraph">
      <style:paragraph-properties fo:text-align="justify" fo:line-height="150%" fo:text-indent="0.2479in"/>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P901" style:parent-style-name="Normalny" style:family="paragraph">
      <style:paragraph-properties fo:text-align="justify" fo:line-height="150%"/>
    </style:style>
    <style:style style:name="T902" style:parent-style-name="Domyślnaczcionkaakapitu" style:family="text">
      <style:text-properties style:text-underline-type="single" style:text-underline-style="solid" style:text-underline-width="auto" style:text-underline-mode="continuous"/>
    </style:style>
    <style:style style:name="P903" style:parent-style-name="Normalny" style:family="paragraph">
      <style:paragraph-properties fo:text-align="justify" fo:line-height="150%" fo:text-indent="0.2479in"/>
    </style:style>
    <style:style style:name="T904" style:parent-style-name="Domyślnaczcionkaakapitu" style:family="text">
      <style:text-properties fo:background-color="#80FFFF"/>
    </style:style>
    <style:style style:name="P905" style:parent-style-name="Normalny" style:family="paragraph">
      <style:paragraph-properties fo:text-align="justify" fo:line-height="150%"/>
    </style:style>
    <style:style style:name="T906" style:parent-style-name="Domyślnaczcionkaakapitu" style:family="text">
      <style:text-properties style:text-underline-type="single" style:text-underline-style="solid" style:text-underline-width="auto" style:text-underline-mode="continuous"/>
    </style:style>
    <style:style style:name="T907" style:parent-style-name="Domyślnaczcionkaakapitu" style:family="text">
      <style:text-properties fo:background-color="#80FFFF" style:text-underline-type="single" style:text-underline-style="solid" style:text-underline-width="auto" style:text-underline-mode="continuous"/>
    </style:style>
    <style:style style:name="T908" style:parent-style-name="Domyślnaczcionkaakapitu" style:family="text">
      <style:text-properties style:text-underline-type="single" style:text-underline-style="solid" style:text-underline-width="auto" style:text-underline-mode="continuous"/>
    </style:style>
    <style:style style:name="P909" style:parent-style-name="Normalny" style:family="paragraph">
      <style:paragraph-properties fo:text-align="justify" fo:line-height="150%" fo:text-indent="0.2479in"/>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T918" style:parent-style-name="Domyślnaczcionkaakapitu" style:family="text">
      <style:text-properties fo:background-color="#80FFFF"/>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P923" style:parent-style-name="Normalny" style:family="paragraph">
      <style:paragraph-properties fo:text-align="justify" fo:line-height="150%" fo:text-indent="0.2479in"/>
    </style:style>
    <style:style style:name="P924" style:parent-style-name="Normalny" style:family="paragraph">
      <style:paragraph-properties fo:text-align="justify" fo:line-height="150%"/>
    </style:style>
    <style:style style:name="T925" style:parent-style-name="Domyślnaczcionkaakapitu" style:family="text">
      <style:text-properties style:text-underline-type="single" style:text-underline-style="solid" style:text-underline-width="auto" style:text-underline-mode="continuous"/>
    </style:style>
    <style:style style:name="T926" style:parent-style-name="Domyślnaczcionkaakapitu" style:family="text">
      <style:text-properties fo:background-color="#80FFFF" style:text-underline-type="single" style:text-underline-style="solid" style:text-underline-width="auto" style:text-underline-mode="continuous"/>
    </style:style>
    <style:style style:name="T927" style:parent-style-name="Domyślnaczcionkaakapitu" style:family="text">
      <style:text-properties style:text-underline-type="single" style:text-underline-style="solid" style:text-underline-width="auto" style:text-underline-mode="continuous"/>
    </style:style>
    <style:style style:name="T928" style:parent-style-name="Domyślnaczcionkaakapitu" style:family="text">
      <style:text-properties fo:background-color="#80FFFF" style:text-underline-type="single" style:text-underline-style="solid" style:text-underline-width="auto" style:text-underline-mode="continuous"/>
    </style:style>
    <style:style style:name="T929" style:parent-style-name="Domyślnaczcionkaakapitu" style:family="text">
      <style:text-properties style:text-underline-type="single" style:text-underline-style="solid" style:text-underline-width="auto" style:text-underline-mode="continuous"/>
    </style:style>
    <style:style style:name="P930" style:parent-style-name="Normalny" style:family="paragraph">
      <style:paragraph-properties fo:text-align="justify" fo:line-height="150%" fo:text-indent="0.2479in"/>
    </style:style>
    <style:style style:name="P931" style:parent-style-name="Normalny" style:family="paragraph">
      <style:paragraph-properties fo:text-align="justify" fo:line-height="150%"/>
    </style:style>
    <style:style style:name="T932" style:parent-style-name="Domyślnaczcionkaakapitu" style:family="text">
      <style:text-properties style:text-underline-type="single" style:text-underline-style="solid" style:text-underline-width="auto" style:text-underline-mode="continuous"/>
    </style:style>
    <style:style style:name="P933" style:parent-style-name="Normalny" style:family="paragraph">
      <style:paragraph-properties fo:text-align="justify" fo:line-height="150%" fo:text-indent="0.2479in"/>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T937" style:parent-style-name="Domyślnaczcionkaakapitu" style:family="text">
      <style:text-properties fo:background-color="#80FFFF"/>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P942" style:parent-style-name="Normalny" style:family="paragraph">
      <style:paragraph-properties fo:text-align="justify" fo:line-height="150%" fo:text-indent="0.2479in"/>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P952" style:parent-style-name="Normalny" style:family="paragraph">
      <style:paragraph-properties fo:text-align="justify" fo:line-height="150%"/>
    </style:style>
    <style:style style:name="T953" style:parent-style-name="Domyślnaczcionkaakapitu" style:family="text">
      <style:text-properties style:text-underline-type="single" style:text-underline-style="solid" style:text-underline-width="auto" style:text-underline-mode="continuous"/>
    </style:style>
    <style:style style:name="T954" style:parent-style-name="Domyślnaczcionkaakapitu" style:family="text">
      <style:text-properties fo:background-color="#80FFFF" style:text-underline-type="single" style:text-underline-style="solid" style:text-underline-width="auto" style:text-underline-mode="continuous"/>
    </style:style>
    <style:style style:name="T955" style:parent-style-name="Domyślnaczcionkaakapitu" style:family="text">
      <style:text-properties style:text-underline-type="single" style:text-underline-style="solid" style:text-underline-width="auto" style:text-underline-mode="continuous"/>
    </style:style>
    <style:style style:name="T956" style:parent-style-name="Domyślnaczcionkaakapitu" style:family="text">
      <style:text-properties fo:background-color="#80FFFF" style:text-underline-type="single" style:text-underline-style="solid" style:text-underline-width="auto" style:text-underline-mode="continuous"/>
    </style:style>
    <style:style style:name="T957" style:parent-style-name="Domyślnaczcionkaakapitu" style:family="text">
      <style:text-properties style:text-underline-type="single" style:text-underline-style="solid" style:text-underline-width="auto" style:text-underline-mode="continuous"/>
    </style:style>
    <style:style style:name="P958" style:parent-style-name="Normalny" style:family="paragraph">
      <style:paragraph-properties fo:text-align="justify" fo:line-height="150%" fo:text-indent="0.2479in"/>
    </style:style>
    <style:style style:name="T959" style:parent-style-name="Domyślnaczcionkaakapitu" style:family="text">
      <style:text-properties fo:background-color="#80FFFF"/>
    </style:style>
    <style:style style:name="T960" style:parent-style-name="Domyślnaczcionkaakapitu" style:family="text">
      <style:text-properties fo:background-color="#80FFFF"/>
    </style:style>
    <style:style style:name="P961" style:parent-style-name="Normalny" style:family="paragraph">
      <style:paragraph-properties fo:text-align="justify" fo:line-height="150%"/>
    </style:style>
    <style:style style:name="T962" style:parent-style-name="Domyślnaczcionkaakapitu" style:family="text">
      <style:text-properties fo:background-color="#80FFFF" style:text-underline-type="single" style:text-underline-style="solid" style:text-underline-width="auto" style:text-underline-mode="continuous"/>
    </style:style>
    <style:style style:name="T963" style:parent-style-name="Domyślnaczcionkaakapitu" style:family="text">
      <style:text-properties style:text-underline-type="single" style:text-underline-style="solid" style:text-underline-width="auto" style:text-underline-mode="continuous"/>
    </style:style>
    <style:style style:name="T964" style:parent-style-name="Domyślnaczcionkaakapitu" style:family="text">
      <style:text-properties fo:background-color="#80FFFF" style:text-underline-type="single" style:text-underline-style="solid" style:text-underline-width="auto" style:text-underline-mode="continuous"/>
    </style:style>
    <style:style style:name="T965" style:parent-style-name="Domyślnaczcionkaakapitu" style:family="text">
      <style:text-properties style:text-underline-type="single" style:text-underline-style="solid" style:text-underline-width="auto" style:text-underline-mode="continuous"/>
    </style:style>
    <style:style style:name="P966" style:parent-style-name="Normalny" style:family="paragraph">
      <style:paragraph-properties fo:text-align="justify" fo:line-height="150%" fo:text-indent="0.2479in"/>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P972" style:parent-style-name="Normalny" style:family="paragraph">
      <style:paragraph-properties fo:text-align="justify" fo:line-height="150%"/>
    </style:style>
    <style:style style:name="T973" style:parent-style-name="Domyślnaczcionkaakapitu" style:family="text">
      <style:text-properties style:text-underline-type="single" style:text-underline-style="solid" style:text-underline-width="auto" style:text-underline-mode="continuous"/>
    </style:style>
    <style:style style:name="P974" style:parent-style-name="Normalny" style:family="paragraph">
      <style:paragraph-properties fo:text-align="justify" fo:line-height="150%" fo:text-indent="0.2479in"/>
    </style:style>
    <style:style style:name="P975" style:parent-style-name="Normalny" style:family="paragraph">
      <style:paragraph-properties fo:text-align="justify" fo:line-height="150%"/>
    </style:style>
    <style:style style:name="T976" style:parent-style-name="Domyślnaczcionkaakapitu" style:family="text">
      <style:text-properties style:text-underline-type="single" style:text-underline-style="solid" style:text-underline-width="auto" style:text-underline-mode="continuous"/>
    </style:style>
    <style:style style:name="P977" style:parent-style-name="Normalny" style:family="paragraph">
      <style:paragraph-properties fo:text-align="justify" fo:line-height="150%" fo:text-indent="0.2479in"/>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P982" style:parent-style-name="Normalny" style:family="paragraph">
      <style:paragraph-properties fo:text-align="justify" fo:line-height="150%"/>
    </style:style>
    <style:style style:name="T983" style:parent-style-name="Domyślnaczcionkaakapitu" style:family="text">
      <style:text-properties style:text-underline-type="single" style:text-underline-style="solid" style:text-underline-width="auto" style:text-underline-mode="continuous"/>
    </style:style>
    <style:style style:name="P984" style:parent-style-name="Normalny" style:family="paragraph">
      <style:paragraph-properties fo:text-align="justify" fo:line-height="150%" fo:text-indent="0.2479in"/>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P989" style:parent-style-name="Normalny" style:family="paragraph">
      <style:paragraph-properties fo:text-align="justify" fo:line-height="150%" fo:text-indent="0.2479in"/>
    </style:style>
    <style:style style:name="T990" style:parent-style-name="Domyślnaczcionkaakapitu" style:family="text">
      <style:text-properties fo:background-color="#80FFFF"/>
    </style:style>
    <style:style style:name="P991" style:parent-style-name="Normalny" style:family="paragraph">
      <style:paragraph-properties fo:text-align="justify" fo:line-height="150%"/>
    </style:style>
    <style:style style:name="T992" style:parent-style-name="Domyślnaczcionkaakapitu" style:family="text">
      <style:text-properties style:text-underline-type="single" style:text-underline-style="solid" style:text-underline-width="auto" style:text-underline-mode="continuous"/>
    </style:style>
    <style:style style:name="T993" style:parent-style-name="Domyślnaczcionkaakapitu" style:family="text">
      <style:text-properties fo:background-color="#80FFFF" style:text-underline-type="single" style:text-underline-style="solid" style:text-underline-width="auto" style:text-underline-mode="continuous"/>
    </style:style>
    <style:style style:name="T994" style:parent-style-name="Domyślnaczcionkaakapitu" style:family="text">
      <style:text-properties style:text-underline-type="single" style:text-underline-style="solid" style:text-underline-width="auto" style:text-underline-mode="continuous"/>
    </style:style>
    <style:style style:name="T995" style:parent-style-name="Domyślnaczcionkaakapitu" style:family="text">
      <style:text-properties fo:background-color="#80FFFF" style:text-underline-type="single" style:text-underline-style="solid" style:text-underline-width="auto" style:text-underline-mode="continuous"/>
    </style:style>
    <style:style style:name="P996" style:parent-style-name="Normalny" style:family="paragraph">
      <style:paragraph-properties fo:text-align="justify" fo:line-height="150%" fo:text-indent="0.2479in"/>
    </style:style>
    <style:style style:name="P997" style:parent-style-name="Normalny" style:family="paragraph">
      <style:paragraph-properties fo:text-align="justify" fo:line-height="150%"/>
    </style:style>
    <style:style style:name="T998" style:parent-style-name="Domyślnaczcionkaakapitu" style:family="text">
      <style:text-properties fo:background-color="#80FFFF" style:text-underline-type="single" style:text-underline-style="solid" style:text-underline-width="auto" style:text-underline-mode="continuous"/>
    </style:style>
    <style:style style:name="T999" style:parent-style-name="Domyślnaczcionkaakapitu" style:family="text">
      <style:text-properties style:text-underline-type="single" style:text-underline-style="solid" style:text-underline-width="auto" style:text-underline-mode="continuous"/>
    </style:style>
    <style:style style:name="T1000" style:parent-style-name="Domyślnaczcionkaakapitu" style:family="text">
      <style:text-properties fo:background-color="#80FFFF" style:text-underline-type="single" style:text-underline-style="solid" style:text-underline-width="auto" style:text-underline-mode="continuous"/>
    </style:style>
    <style:style style:name="T1001" style:parent-style-name="Domyślnaczcionkaakapitu" style:family="text">
      <style:text-properties style:text-underline-type="single" style:text-underline-style="solid" style:text-underline-width="auto" style:text-underline-mode="continuous"/>
    </style:style>
    <style:style style:name="P1002" style:parent-style-name="Normalny" style:family="paragraph">
      <style:paragraph-properties fo:text-align="justify" fo:line-height="150%"/>
    </style:style>
    <style:style style:name="T1003" style:parent-style-name="Domyślnaczcionkaakapitu" style:family="text">
      <style:text-properties fo:background-color="#80FFFF"/>
    </style:style>
    <style:style style:name="P1004" style:parent-style-name="Normalny" style:family="paragraph">
      <style:paragraph-properties fo:text-align="justify" fo:line-height="150%"/>
    </style:style>
    <style:style style:name="T1005" style:parent-style-name="Domyślnaczcionkaakapitu" style:family="text">
      <style:text-properties style:text-underline-type="single" style:text-underline-style="solid" style:text-underline-width="auto" style:text-underline-mode="continuous"/>
    </style:style>
    <style:style style:name="T1006" style:parent-style-name="Domyślnaczcionkaakapitu" style:family="text">
      <style:text-properties fo:background-color="#80FFFF" style:text-underline-type="single" style:text-underline-style="solid" style:text-underline-width="auto" style:text-underline-mode="continuous"/>
    </style:style>
    <style:style style:name="T1007" style:parent-style-name="Domyślnaczcionkaakapitu" style:family="text">
      <style:text-properties style:text-underline-type="single" style:text-underline-style="solid" style:text-underline-width="auto" style:text-underline-mode="continuous"/>
    </style:style>
    <style:style style:name="T1008" style:parent-style-name="Domyślnaczcionkaakapitu" style:family="text">
      <style:text-properties fo:background-color="#80FFFF" style:text-underline-type="single" style:text-underline-style="solid" style:text-underline-width="auto" style:text-underline-mode="continuous"/>
    </style:style>
    <style:style style:name="T1009" style:parent-style-name="Domyślnaczcionkaakapitu" style:family="text">
      <style:text-properties style:text-underline-type="single" style:text-underline-style="solid" style:text-underline-width="auto" style:text-underline-mode="continuous"/>
    </style:style>
    <style:style style:name="T1010" style:parent-style-name="Domyślnaczcionkaakapitu" style:family="text">
      <style:text-properties fo:background-color="#80FFFF" style:text-underline-type="single" style:text-underline-style="solid" style:text-underline-width="auto" style:text-underline-mode="continuous"/>
    </style:style>
    <style:style style:name="T1011" style:parent-style-name="Domyślnaczcionkaakapitu" style:family="text">
      <style:text-properties style:text-underline-type="single" style:text-underline-style="solid" style:text-underline-width="auto" style:text-underline-mode="continuous"/>
    </style:style>
    <style:style style:name="T1012" style:parent-style-name="Domyślnaczcionkaakapitu" style:family="text">
      <style:text-properties fo:background-color="#80FFFF" style:text-underline-type="single" style:text-underline-style="solid" style:text-underline-width="auto" style:text-underline-mode="continuous"/>
    </style:style>
    <style:style style:name="T1013" style:parent-style-name="Domyślnaczcionkaakapitu" style:family="text">
      <style:text-properties style:text-underline-type="single" style:text-underline-style="solid" style:text-underline-width="auto" style:text-underline-mode="continuous"/>
    </style:style>
    <style:style style:name="T1014" style:parent-style-name="Domyślnaczcionkaakapitu" style:family="text">
      <style:text-properties fo:background-color="#80FFFF" style:text-underline-type="single" style:text-underline-style="solid" style:text-underline-width="auto" style:text-underline-mode="continuous"/>
    </style:style>
    <style:style style:name="P1015" style:parent-style-name="Normalny" style:family="paragraph">
      <style:paragraph-properties fo:text-align="justify" fo:line-height="150%" fo:text-indent="0.2479in"/>
    </style:style>
    <style:style style:name="T1016" style:parent-style-name="Domyślnaczcionkaakapitu" style:family="text">
      <style:text-properties fo:background-color="#80FFFF"/>
    </style:style>
    <style:style style:name="T1017" style:parent-style-name="Domyślnaczcionkaakapitu" style:family="text">
      <style:text-properties fo:background-color="#80FFFF"/>
    </style:style>
    <style:style style:name="T1018" style:parent-style-name="Domyślnaczcionkaakapitu" style:family="text">
      <style:text-properties fo:background-color="#80FFFF"/>
    </style:style>
    <style:style style:name="T1019" style:parent-style-name="Domyślnaczcionkaakapitu" style:family="text">
      <style:text-properties fo:background-color="#80FFFF"/>
    </style:style>
    <style:style style:name="T1020" style:parent-style-name="Domyślnaczcionkaakapitu" style:family="text">
      <style:text-properties fo:background-color="#80FFFF"/>
    </style:style>
    <style:style style:name="P1021" style:parent-style-name="Normalny" style:family="paragraph">
      <style:paragraph-properties fo:text-align="justify" fo:line-height="150%"/>
    </style:style>
    <style:style style:name="T1022" style:parent-style-name="Domyślnaczcionkaakapitu" style:family="text">
      <style:text-properties fo:background-color="#80FFFF" style:text-underline-type="single" style:text-underline-style="solid" style:text-underline-width="auto" style:text-underline-mode="continuous"/>
    </style:style>
    <style:style style:name="T1023" style:parent-style-name="Domyślnaczcionkaakapitu" style:family="text">
      <style:text-properties style:text-underline-type="single" style:text-underline-style="solid" style:text-underline-width="auto" style:text-underline-mode="continuous"/>
    </style:style>
    <style:style style:name="T1024" style:parent-style-name="Domyślnaczcionkaakapitu" style:family="text">
      <style:text-properties fo:background-color="#80FFFF" style:text-underline-type="single" style:text-underline-style="solid" style:text-underline-width="auto" style:text-underline-mode="continuous"/>
    </style:style>
    <style:style style:name="T1025" style:parent-style-name="Domyślnaczcionkaakapitu" style:family="text">
      <style:text-properties style:text-underline-type="single" style:text-underline-style="solid" style:text-underline-width="auto" style:text-underline-mode="continuous"/>
    </style:style>
    <style:style style:name="T1026" style:parent-style-name="Domyślnaczcionkaakapitu" style:family="text">
      <style:text-properties fo:background-color="#80FFFF" style:text-underline-type="single" style:text-underline-style="solid" style:text-underline-width="auto" style:text-underline-mode="continuous"/>
    </style:style>
    <style:style style:name="T1027" style:parent-style-name="Domyślnaczcionkaakapitu" style:family="text">
      <style:text-properties style:text-underline-type="single" style:text-underline-style="solid" style:text-underline-width="auto" style:text-underline-mode="continuous"/>
    </style:style>
    <style:style style:name="T1028" style:parent-style-name="Domyślnaczcionkaakapitu" style:family="text">
      <style:text-properties fo:background-color="#80FFFF" style:text-underline-type="single" style:text-underline-style="solid" style:text-underline-width="auto" style:text-underline-mode="continuous"/>
    </style:style>
    <style:style style:name="T1029" style:parent-style-name="Domyślnaczcionkaakapitu" style:family="text">
      <style:text-properties style:text-underline-type="single" style:text-underline-style="solid" style:text-underline-width="auto" style:text-underline-mode="continuous"/>
    </style:style>
    <style:style style:name="T1030" style:parent-style-name="Domyślnaczcionkaakapitu" style:family="text">
      <style:text-properties fo:background-color="#80FFFF" style:text-underline-type="single" style:text-underline-style="solid" style:text-underline-width="auto" style:text-underline-mode="continuous"/>
    </style:style>
    <style:style style:name="T1031" style:parent-style-name="Domyślnaczcionkaakapitu" style:family="text">
      <style:text-properties style:text-underline-type="single" style:text-underline-style="solid" style:text-underline-width="auto" style:text-underline-mode="continuous"/>
    </style:style>
    <style:style style:name="P1032" style:parent-style-name="Normalny" style:family="paragraph">
      <style:paragraph-properties fo:text-align="justify" fo:line-height="150%" fo:text-indent="0.2479in"/>
    </style:style>
    <style:style style:name="T1033" style:parent-style-name="Domyślnaczcionkaakapitu" style:family="text">
      <style:text-properties fo:background-color="#80FFFF"/>
    </style:style>
    <style:style style:name="P1034" style:parent-style-name="Normalny" style:family="paragraph">
      <style:paragraph-properties fo:text-align="justify" fo:line-height="150%" fo:text-indent="0.2479in"/>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P1044" style:parent-style-name="Normalny" style:family="paragraph">
      <style:paragraph-properties fo:text-align="justify" fo:line-height="150%"/>
    </style:style>
    <style:style style:name="T1045" style:parent-style-name="Domyślnaczcionkaakapitu" style:family="text">
      <style:text-properties style:text-underline-type="single" style:text-underline-style="solid" style:text-underline-width="auto" style:text-underline-mode="continuous"/>
    </style:style>
    <style:style style:name="T1046" style:parent-style-name="Domyślnaczcionkaakapitu" style:family="text">
      <style:text-properties fo:background-color="#80FFFF" style:text-underline-type="single" style:text-underline-style="solid" style:text-underline-width="auto" style:text-underline-mode="continuous"/>
    </style:style>
    <style:style style:name="T1047" style:parent-style-name="Domyślnaczcionkaakapitu" style:family="text">
      <style:text-properties style:text-underline-type="single" style:text-underline-style="solid" style:text-underline-width="auto" style:text-underline-mode="continuous"/>
    </style:style>
    <style:style style:name="T1048" style:parent-style-name="Domyślnaczcionkaakapitu" style:family="text">
      <style:text-properties fo:background-color="#80FFFF" style:text-underline-type="single" style:text-underline-style="solid" style:text-underline-width="auto" style:text-underline-mode="continuous"/>
    </style:style>
    <style:style style:name="T1049" style:parent-style-name="Domyślnaczcionkaakapitu" style:family="text">
      <style:text-properties style:text-underline-type="single" style:text-underline-style="solid" style:text-underline-width="auto" style:text-underline-mode="continuous"/>
    </style:style>
    <style:style style:name="P1050" style:parent-style-name="Normalny" style:family="paragraph">
      <style:paragraph-properties fo:text-align="justify" fo:line-height="150%" fo:text-indent="0.2479in"/>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P1054" style:parent-style-name="Normalny" style:family="paragraph">
      <style:paragraph-properties fo:text-align="justify" fo:line-height="150%"/>
    </style:style>
    <style:style style:name="T1055" style:parent-style-name="Domyślnaczcionkaakapitu" style:family="text">
      <style:text-properties style:text-underline-type="single" style:text-underline-style="solid" style:text-underline-width="auto" style:text-underline-mode="continuous"/>
    </style:style>
    <style:style style:name="T1056" style:parent-style-name="Domyślnaczcionkaakapitu" style:family="text">
      <style:text-properties fo:background-color="#80FFFF" style:text-underline-type="single" style:text-underline-style="solid" style:text-underline-width="auto" style:text-underline-mode="continuous"/>
    </style:style>
    <style:style style:name="T1057" style:parent-style-name="Domyślnaczcionkaakapitu" style:family="text">
      <style:text-properties style:text-underline-type="single" style:text-underline-style="solid" style:text-underline-width="auto" style:text-underline-mode="continuous"/>
    </style:style>
    <style:style style:name="T1058" style:parent-style-name="Domyślnaczcionkaakapitu" style:family="text">
      <style:text-properties style:text-underline-type="single" style:text-underline-style="solid" style:text-underline-width="auto" style:text-underline-mode="continuous"/>
    </style:style>
    <style:style style:name="T1059" style:parent-style-name="Domyślnaczcionkaakapitu" style:family="text">
      <style:text-properties style:text-underline-type="single" style:text-underline-style="solid" style:text-underline-width="auto" style:text-underline-mode="continuous"/>
    </style:style>
    <style:style style:name="P1060" style:parent-style-name="Normalny" style:family="paragraph">
      <style:paragraph-properties fo:text-align="justify" fo:line-height="150%" fo:text-indent="0.2479in"/>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T1064" style:parent-style-name="Domyślnaczcionkaakapitu" style:family="text">
      <style:text-properties fo:background-color="#80FFFF"/>
    </style:style>
    <style:style style:name="T1065" style:parent-style-name="Domyślnaczcionkaakapitu" style:family="text">
      <style:text-properties fo:background-color="#80FFFF"/>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P1070" style:parent-style-name="Normalny" style:family="paragraph">
      <style:paragraph-properties fo:text-align="justify" fo:line-height="150%" fo:text-indent="0.2479in"/>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P1082" style:parent-style-name="Normalny" style:family="paragraph">
      <style:paragraph-properties fo:text-align="justify" fo:line-height="150%" fo:text-indent="0.2479in"/>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P1086" style:parent-style-name="Normalny" style:family="paragraph">
      <style:paragraph-properties fo:text-align="justify" fo:line-height="150%" fo:text-indent="0.2479in"/>
    </style:style>
    <style:style style:name="T1087" style:parent-style-name="Domyślnaczcionkaakapitu" style:family="text">
      <style:text-properties fo:background-color="#80FFFF"/>
    </style:style>
    <style:style style:name="T1088" style:parent-style-name="Domyślnaczcionkaakapitu" style:family="text">
      <style:text-properties fo:background-color="#80FFFF"/>
    </style:style>
    <style:style style:name="P1089" style:parent-style-name="Normalny" style:family="paragraph">
      <style:paragraph-properties fo:text-align="justify" fo:line-height="150%" fo:text-indent="0.2479in"/>
    </style:style>
    <style:style style:name="T1090" style:parent-style-name="Domyślnaczcionkaakapitu" style:family="text">
      <style:text-properties fo:background-color="#80FFFF"/>
    </style:style>
    <style:style style:name="T1091" style:parent-style-name="Domyślnaczcionkaakapitu" style:family="text">
      <style:text-properties fo:background-color="#80FFFF"/>
    </style:style>
    <style:style style:name="P1092" style:parent-style-name="Normalny" style:family="paragraph">
      <style:paragraph-properties fo:text-align="justify" fo:line-height="150%" fo:text-indent="0.2479in"/>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P1095" style:parent-style-name="Normalny" style:family="paragraph">
      <style:paragraph-properties fo:text-align="justify" fo:line-height="150%" fo:text-indent="0.2479in"/>
    </style:style>
    <style:style style:name="P1096" style:parent-style-name="Normalny" style:family="paragraph">
      <style:paragraph-properties fo:text-align="justify" fo:line-height="150%" fo:text-indent="0.2479in"/>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P1110" style:parent-style-name="Normalny" style:family="paragraph">
      <style:paragraph-properties fo:text-align="justify" fo:line-height="150%" fo:text-indent="0.2479in"/>
    </style:style>
    <style:style style:name="T1111" style:parent-style-name="Domyślnaczcionkaakapitu" style:family="text">
      <style:text-properties fo:background-color="#80FFFF"/>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T1120" style:parent-style-name="Domyślnaczcionkaakapitu" style:family="text">
      <style:text-properties fo:background-color="#80FFFF"/>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T1124" style:parent-style-name="Domyślnaczcionkaakapitu" style:family="text">
      <style:text-properties fo:background-color="#80FFFF"/>
    </style:style>
    <style:style style:name="P1125" style:parent-style-name="Normalny" style:family="paragraph">
      <style:paragraph-properties fo:text-align="justify" fo:line-height="150%" fo:text-indent="0.2479in"/>
    </style:style>
    <style:style style:name="T1126" style:parent-style-name="Domyślnaczcionkaakapitu" style:family="text">
      <style:text-properties fo:background-color="#80FFFF"/>
    </style:style>
    <style:style style:name="T1127" style:parent-style-name="Domyślnaczcionkaakapitu" style:family="text">
      <style:text-properties fo:background-color="#80FFFF"/>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P1130" style:parent-style-name="Normalny" style:family="paragraph">
      <style:paragraph-properties fo:text-align="justify" fo:line-height="150%" fo:text-indent="0.2479in"/>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T1133" style:parent-style-name="Domyślnaczcionkaakapitu" style:family="text">
      <style:text-properties fo:background-color="#80FFFF"/>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P1138" style:parent-style-name="Normalny" style:family="paragraph">
      <style:paragraph-properties fo:text-align="justify" fo:line-height="150%" fo:text-indent="0.2479in"/>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T1141" style:parent-style-name="Domyślnaczcionkaakapitu" style:family="text">
      <style:text-properties fo:background-color="#80FFFF"/>
    </style:style>
    <style:style style:name="T1142" style:parent-style-name="Domyślnaczcionkaakapitu" style:family="text">
      <style:text-properties fo:background-color="#80FFFF"/>
    </style:style>
    <style:style style:name="P1143" style:parent-style-name="Normalny" style:family="paragraph">
      <style:paragraph-properties fo:text-align="justify" fo:line-height="150%" fo:text-indent="0.2479in"/>
    </style:style>
    <style:style style:name="P1144" style:parent-style-name="Normalny" style:family="paragraph">
      <style:paragraph-properties fo:text-align="justify" fo:line-height="150%" fo:text-indent="0.2479in"/>
    </style:style>
    <style:style style:name="T1145" style:parent-style-name="Domyślnaczcionkaakapitu" style:family="text">
      <style:text-properties fo:background-color="#80FFFF"/>
    </style:style>
    <style:style style:name="T1146" style:parent-style-name="Domyślnaczcionkaakapitu" style:family="text">
      <style:text-properties fo:background-color="#80FFFF"/>
    </style:style>
    <style:style style:name="P1147" style:parent-style-name="Normalny" style:family="paragraph">
      <style:paragraph-properties fo:text-align="justify" fo:line-height="150%" fo:text-indent="0.2479in"/>
    </style:style>
    <style:style style:name="P1148" style:parent-style-name="Normalny" style:family="paragraph">
      <style:paragraph-properties fo:text-align="justify" fo:line-height="150%" fo:text-indent="0.2479in"/>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P1151" style:parent-style-name="Normalny" style:family="paragraph">
      <style:paragraph-properties fo:text-align="justify" fo:line-height="150%" fo:text-indent="0.2479in"/>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P1156" style:parent-style-name="Normalny" style:family="paragraph">
      <style:paragraph-properties fo:text-align="justify" fo:line-height="150%" fo:text-indent="0.2479in"/>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T1172" style:parent-style-name="Domyślnaczcionkaakapitu" style:family="text">
      <style:text-properties fo:background-color="#80FFFF"/>
    </style:style>
    <style:style style:name="P1173" style:parent-style-name="Normalny" style:family="paragraph">
      <style:paragraph-properties fo:text-align="justify" fo:line-height="150%" fo:text-indent="0.2479in"/>
    </style:style>
    <style:style style:name="T1174" style:parent-style-name="Domyślnaczcionkaakapitu" style:family="text">
      <style:text-properties fo:background-color="#80FFFF"/>
    </style:style>
    <style:style style:name="P1175" style:parent-style-name="Normalny" style:family="paragraph">
      <style:paragraph-properties fo:text-align="justify" fo:line-height="150%"/>
    </style:style>
    <style:style style:name="T1176" style:parent-style-name="Domyślnaczcionkaakapitu" style:family="text">
      <style:text-properties style:text-underline-type="single" style:text-underline-style="solid" style:text-underline-width="auto" style:text-underline-mode="continuous"/>
    </style:style>
    <style:style style:name="T1177" style:parent-style-name="Domyślnaczcionkaakapitu" style:family="text">
      <style:text-properties fo:background-color="#80FFFF" style:text-underline-type="single" style:text-underline-style="solid" style:text-underline-width="auto" style:text-underline-mode="continuous"/>
    </style:style>
    <style:style style:name="T1178" style:parent-style-name="Domyślnaczcionkaakapitu" style:family="text">
      <style:text-properties style:text-underline-type="single" style:text-underline-style="solid" style:text-underline-width="auto" style:text-underline-mode="continuous"/>
    </style:style>
    <style:style style:name="P1179" style:parent-style-name="Normalny" style:family="paragraph">
      <style:paragraph-properties fo:text-align="justify" fo:line-height="150%" fo:text-indent="0.2479in"/>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P1184" style:parent-style-name="Normalny" style:family="paragraph">
      <style:paragraph-properties fo:text-align="justify" fo:line-height="150%"/>
    </style:style>
    <style:style style:name="T1185" style:parent-style-name="Domyślnaczcionkaakapitu" style:family="text">
      <style:text-properties style:text-underline-type="single" style:text-underline-style="solid" style:text-underline-width="auto" style:text-underline-mode="continuous"/>
    </style:style>
    <style:style style:name="P1186" style:parent-style-name="Normalny" style:family="paragraph">
      <style:paragraph-properties fo:text-align="justify" fo:line-height="150%" fo:text-indent="0.2479in"/>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P1189" style:parent-style-name="Normalny" style:family="paragraph">
      <style:paragraph-properties fo:text-align="justify" fo:line-height="150%" fo:text-indent="0.2479in"/>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P1197" style:parent-style-name="Normalny" style:family="paragraph">
      <style:paragraph-properties fo:text-align="justify" fo:line-height="150%" fo:text-indent="0.2479in"/>
    </style:style>
    <style:style style:name="T1198" style:parent-style-name="Domyślnaczcionkaakapitu" style:family="text">
      <style:text-properties fo:background-color="#80FFFF"/>
    </style:style>
    <style:style style:name="T1199" style:parent-style-name="Domyślnaczcionkaakapitu" style:family="text">
      <style:text-properties fo:background-color="#80FFFF"/>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P1207" style:parent-style-name="Normalny" style:family="paragraph">
      <style:paragraph-properties fo:text-align="justify" fo:line-height="150%" fo:text-indent="0.2479in"/>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P1212" style:parent-style-name="Normalny" style:family="paragraph">
      <style:paragraph-properties fo:text-align="justify" fo:line-height="150%" fo:text-indent="0.2479in"/>
    </style:style>
    <style:style style:name="P1213" style:parent-style-name="Normalny" style:family="paragraph">
      <style:paragraph-properties fo:text-align="justify" fo:line-height="150%" fo:text-indent="0.2479in"/>
    </style:style>
    <style:style style:name="T1214" style:parent-style-name="Domyślnaczcionkaakapitu" style:family="text">
      <style:text-properties fo:background-color="#80FFFF"/>
    </style:style>
    <style:style style:name="T1215" style:parent-style-name="Domyślnaczcionkaakapitu" style:family="text">
      <style:text-properties fo:background-color="#80FFFF"/>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T1218" style:parent-style-name="Domyślnaczcionkaakapitu" style:family="text">
      <style:text-properties fo:background-color="#80FFFF"/>
    </style:style>
    <style:style style:name="T1219" style:parent-style-name="Domyślnaczcionkaakapitu" style:family="text">
      <style:text-properties fo:background-color="#80FFFF"/>
    </style:style>
    <style:style style:name="T1220" style:parent-style-name="Domyślnaczcionkaakapitu" style:family="text">
      <style:text-properties fo:background-color="#80FFFF"/>
    </style:style>
    <style:style style:name="T1221" style:parent-style-name="Domyślnaczcionkaakapitu" style:family="text">
      <style:text-properties fo:background-color="#80FFFF"/>
    </style:style>
    <style:style style:name="T1222" style:parent-style-name="Domyślnaczcionkaakapitu" style:family="text">
      <style:text-properties fo:background-color="#80FFFF"/>
    </style:style>
    <style:style style:name="P1223" style:parent-style-name="Normalny" style:family="paragraph">
      <style:paragraph-properties fo:text-align="justify" fo:line-height="150%" fo:text-indent="0.2479in"/>
    </style:style>
    <style:style style:name="P1224" style:parent-style-name="Normalny" style:family="paragraph">
      <style:paragraph-properties fo:text-align="justify" fo:line-height="150%"/>
    </style:style>
    <style:style style:name="T1225" style:parent-style-name="Domyślnaczcionkaakapitu" style:family="text">
      <style:text-properties fo:background-color="#80FFFF" style:text-underline-type="single" style:text-underline-style="solid" style:text-underline-width="auto" style:text-underline-mode="continuous"/>
    </style:style>
    <style:style style:name="T1226" style:parent-style-name="Domyślnaczcionkaakapitu" style:family="text">
      <style:text-properties style:text-underline-type="single" style:text-underline-style="solid" style:text-underline-width="auto" style:text-underline-mode="continuous"/>
    </style:style>
    <style:style style:name="T1227" style:parent-style-name="Domyślnaczcionkaakapitu" style:family="text">
      <style:text-properties fo:background-color="#80FFFF" style:text-underline-type="single" style:text-underline-style="solid" style:text-underline-width="auto" style:text-underline-mode="continuous"/>
    </style:style>
    <style:style style:name="T1228" style:parent-style-name="Domyślnaczcionkaakapitu" style:family="text">
      <style:text-properties style:text-underline-type="single" style:text-underline-style="solid" style:text-underline-width="auto" style:text-underline-mode="continuous"/>
    </style:style>
    <style:style style:name="T1229" style:parent-style-name="Domyślnaczcionkaakapitu" style:family="text">
      <style:text-properties fo:background-color="#80FFFF" style:text-underline-type="single" style:text-underline-style="solid" style:text-underline-width="auto" style:text-underline-mode="continuous"/>
    </style:style>
    <style:style style:name="T1230" style:parent-style-name="Domyślnaczcionkaakapitu" style:family="text">
      <style:text-properties style:text-underline-type="single" style:text-underline-style="solid" style:text-underline-width="auto" style:text-underline-mode="continuous"/>
    </style:style>
    <style:style style:name="P1231" style:parent-style-name="Normalny" style:family="paragraph">
      <style:paragraph-properties fo:text-align="justify" fo:line-height="150%" fo:text-indent="0.2479in"/>
    </style:style>
    <style:style style:name="P1232" style:parent-style-name="Normalny" style:family="paragraph">
      <style:paragraph-properties fo:text-align="justify" fo:line-height="150%"/>
    </style:style>
    <style:style style:name="T1233" style:parent-style-name="Domyślnaczcionkaakapitu" style:family="text">
      <style:text-properties style:text-underline-type="single" style:text-underline-style="solid" style:text-underline-width="auto" style:text-underline-mode="continuous"/>
    </style:style>
    <style:style style:name="P1234" style:parent-style-name="Normalny" style:family="paragraph">
      <style:paragraph-properties fo:text-align="justify" fo:line-height="150%" fo:text-indent="0.2479in"/>
    </style:style>
    <style:style style:name="T1235" style:parent-style-name="Domyślnaczcionkaakapitu" style:family="text">
      <style:text-properties fo:background-color="#80FFFF"/>
    </style:style>
    <style:style style:name="T1236" style:parent-style-name="Domyślnaczcionkaakapitu" style:family="text">
      <style:text-properties fo:background-color="#80FFFF"/>
    </style:style>
    <style:style style:name="P1237" style:parent-style-name="Normalny" style:family="paragraph">
      <style:paragraph-properties fo:text-align="justify" fo:line-height="150%" fo:text-indent="0.2479in"/>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T1240" style:parent-style-name="Domyślnaczcionkaakapitu" style:family="text">
      <style:text-properties fo:background-color="#80FFFF"/>
    </style:style>
    <style:style style:name="T1241" style:parent-style-name="Domyślnaczcionkaakapitu" style:family="text">
      <style:text-properties fo:background-color="#80FFFF"/>
    </style:style>
    <style:style style:name="T1242" style:parent-style-name="Domyślnaczcionkaakapitu" style:family="text">
      <style:text-properties fo:background-color="#80FFFF"/>
    </style:style>
    <style:style style:name="T1243" style:parent-style-name="Domyślnaczcionkaakapitu" style:family="text">
      <style:text-properties fo:background-color="#80FFFF"/>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T1248" style:parent-style-name="Domyślnaczcionkaakapitu" style:family="text">
      <style:text-properties fo:background-color="#80FFFF"/>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P1254" style:parent-style-name="Normalny" style:family="paragraph">
      <style:paragraph-properties fo:text-align="justify" fo:line-height="150%" fo:text-indent="0.2479in"/>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P1259" style:parent-style-name="Normalny" style:family="paragraph">
      <style:paragraph-properties fo:text-align="justify" fo:line-height="150%" fo:text-indent="0.2479in"/>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T1263" style:parent-style-name="Domyślnaczcionkaakapitu" style:family="text">
      <style:text-properties fo:background-color="#80FFFF"/>
    </style:style>
    <style:style style:name="P1264" style:parent-style-name="Normalny" style:family="paragraph">
      <style:paragraph-properties fo:text-align="justify" fo:line-height="150%" fo:text-indent="0.2479in"/>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P1273" style:parent-style-name="Normalny" style:family="paragraph">
      <style:paragraph-properties fo:text-align="justify" fo:line-height="150%"/>
    </style:style>
    <style:style style:name="T1274" style:parent-style-name="Domyślnaczcionkaakapitu" style:family="text">
      <style:text-properties fo:background-color="#80FFFF" style:text-underline-type="single" style:text-underline-style="solid" style:text-underline-width="auto" style:text-underline-mode="continuous"/>
    </style:style>
    <style:style style:name="T1275" style:parent-style-name="Domyślnaczcionkaakapitu" style:family="text">
      <style:text-properties style:text-underline-type="single" style:text-underline-style="solid" style:text-underline-width="auto" style:text-underline-mode="continuous"/>
    </style:style>
    <style:style style:name="T1276" style:parent-style-name="Domyślnaczcionkaakapitu" style:family="text">
      <style:text-properties fo:background-color="#80FFFF" style:text-underline-type="single" style:text-underline-style="solid" style:text-underline-width="auto" style:text-underline-mode="continuous"/>
    </style:style>
    <style:style style:name="T1277" style:parent-style-name="Domyślnaczcionkaakapitu" style:family="text">
      <style:text-properties style:text-underline-type="single" style:text-underline-style="solid" style:text-underline-width="auto" style:text-underline-mode="continuous"/>
    </style:style>
    <style:style style:name="T1278" style:parent-style-name="Domyślnaczcionkaakapitu" style:family="text">
      <style:text-properties fo:background-color="#80FFFF" style:text-underline-type="single" style:text-underline-style="solid" style:text-underline-width="auto" style:text-underline-mode="continuous"/>
    </style:style>
    <style:style style:name="T1279" style:parent-style-name="Domyślnaczcionkaakapitu" style:family="text">
      <style:text-properties style:text-underline-type="single" style:text-underline-style="solid" style:text-underline-width="auto" style:text-underline-mode="continuous"/>
    </style:style>
    <style:style style:name="P1280" style:parent-style-name="Normalny" style:family="paragraph">
      <style:paragraph-properties fo:text-align="justify" fo:line-height="150%" fo:text-indent="0.2479in"/>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P1289" style:parent-style-name="Normalny" style:family="paragraph">
      <style:paragraph-properties fo:text-align="justify" fo:line-height="150%" fo:text-indent="0.2479in"/>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P1292" style:parent-style-name="Normalny" style:family="paragraph">
      <style:paragraph-properties fo:text-align="justify" fo:line-height="150%" fo:text-indent="0.2479in"/>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P1295" style:parent-style-name="Normalny" style:family="paragraph">
      <style:paragraph-properties fo:text-align="justify" fo:line-height="150%"/>
    </style:style>
    <style:style style:name="T1296" style:parent-style-name="Domyślnaczcionkaakapitu" style:family="text">
      <style:text-properties style:text-underline-type="single" style:text-underline-style="solid" style:text-underline-width="auto" style:text-underline-mode="continuous"/>
    </style:style>
    <style:style style:name="P1297" style:parent-style-name="Normalny" style:family="paragraph">
      <style:paragraph-properties fo:text-align="justify" fo:line-height="150%" fo:text-indent="0.2479in"/>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P1307" style:parent-style-name="Normalny" style:family="paragraph">
      <style:paragraph-properties fo:text-align="justify" fo:line-height="150%" fo:text-indent="0.2479in"/>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P1318" style:parent-style-name="Normalny" style:family="paragraph">
      <style:paragraph-properties fo:text-align="justify" fo:line-height="150%" fo:text-indent="0.2479in"/>
    </style:style>
    <style:style style:name="P1319" style:parent-style-name="Normalny" style:family="paragraph">
      <style:paragraph-properties fo:text-align="justify" fo:line-height="150%"/>
    </style:style>
    <style:style style:name="T1320" style:parent-style-name="Domyślnaczcionkaakapitu" style:family="text">
      <style:text-properties fo:background-color="#80FFFF" style:text-underline-type="single" style:text-underline-style="solid" style:text-underline-width="auto" style:text-underline-mode="continuous"/>
    </style:style>
    <style:style style:name="T1321" style:parent-style-name="Domyślnaczcionkaakapitu" style:family="text">
      <style:text-properties fo:background-color="#80FFFF" style:text-underline-type="single" style:text-underline-style="solid" style:text-underline-width="auto" style:text-underline-mode="continuous"/>
    </style:style>
    <style:style style:name="T1322" style:parent-style-name="Domyślnaczcionkaakapitu" style:family="text">
      <style:text-properties fo:background-color="#80FFFF" style:text-underline-type="single" style:text-underline-style="solid" style:text-underline-width="auto" style:text-underline-mode="continuous"/>
    </style:style>
    <style:style style:name="T1323" style:parent-style-name="Domyślnaczcionkaakapitu" style:family="text">
      <style:text-properties fo:background-color="#80FFFF" style:text-underline-type="single" style:text-underline-style="solid" style:text-underline-width="auto" style:text-underline-mode="continuous"/>
    </style:style>
    <style:style style:name="T1324" style:parent-style-name="Domyślnaczcionkaakapitu" style:family="text">
      <style:text-properties fo:background-color="#80FFFF" style:text-underline-type="single" style:text-underline-style="solid" style:text-underline-width="auto" style:text-underline-mode="continuous"/>
    </style:style>
    <style:style style:name="T1325" style:parent-style-name="Domyślnaczcionkaakapitu" style:family="text">
      <style:text-properties fo:background-color="#80FFFF" style:text-underline-type="single" style:text-underline-style="solid" style:text-underline-width="auto" style:text-underline-mode="continuous"/>
    </style:style>
    <style:style style:name="T1326" style:parent-style-name="Domyślnaczcionkaakapitu" style:family="text">
      <style:text-properties fo:background-color="#80FFFF" style:text-underline-type="single" style:text-underline-style="solid" style:text-underline-width="auto" style:text-underline-mode="continuous"/>
    </style:style>
    <style:style style:name="T1327" style:parent-style-name="Domyślnaczcionkaakapitu" style:family="text">
      <style:text-properties fo:background-color="#80FFFF" style:text-underline-type="single" style:text-underline-style="solid" style:text-underline-width="auto" style:text-underline-mode="continuous"/>
    </style:style>
    <style:style style:name="P1328" style:parent-style-name="Normalny" style:family="paragraph">
      <style:paragraph-properties fo:text-align="justify" fo:line-height="150%" fo:text-indent="0.2479in"/>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P1331" style:parent-style-name="Normalny" style:family="paragraph">
      <style:paragraph-properties fo:text-align="justify" fo:line-height="150%"/>
    </style:style>
    <style:style style:name="T1332" style:parent-style-name="Domyślnaczcionkaakapitu" style:family="text">
      <style:text-properties style:text-underline-type="single" style:text-underline-style="solid" style:text-underline-width="auto" style:text-underline-mode="continuous"/>
    </style:style>
    <style:style style:name="T1333" style:parent-style-name="Domyślnaczcionkaakapitu" style:family="text">
      <style:text-properties fo:background-color="#80FFFF" style:text-underline-type="single" style:text-underline-style="solid" style:text-underline-width="auto" style:text-underline-mode="continuous"/>
    </style:style>
    <style:style style:name="T1334" style:parent-style-name="Domyślnaczcionkaakapitu" style:family="text">
      <style:text-properties style:text-underline-type="single" style:text-underline-style="solid" style:text-underline-width="auto" style:text-underline-mode="continuous"/>
    </style:style>
    <style:style style:name="T1335" style:parent-style-name="Domyślnaczcionkaakapitu" style:family="text">
      <style:text-properties fo:background-color="#80FFFF" style:text-underline-type="single" style:text-underline-style="solid" style:text-underline-width="auto" style:text-underline-mode="continuous"/>
    </style:style>
    <style:style style:name="P1336" style:parent-style-name="Normalny" style:family="paragraph">
      <style:paragraph-properties fo:text-align="justify" fo:line-height="150%" fo:text-indent="0.2479in"/>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P1340" style:parent-style-name="Normalny" style:family="paragraph">
      <style:paragraph-properties fo:text-align="justify" fo:line-height="150%" fo:text-indent="0.2479in"/>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T1357" style:parent-style-name="Domyślnaczcionkaakapitu" style:family="text">
      <style:text-properties fo:background-color="#80FFFF"/>
    </style:style>
    <style:style style:name="P1358" style:parent-style-name="Normalny" style:family="paragraph">
      <style:paragraph-properties fo:text-align="justify" fo:line-height="150%" fo:text-indent="0.2479in"/>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P1366" style:parent-style-name="Normalny" style:family="paragraph">
      <style:paragraph-properties fo:text-align="justify" fo:line-height="150%" fo:text-indent="0.2479in"/>
    </style:style>
    <style:style style:name="T1367" style:parent-style-name="Domyślnaczcionkaakapitu" style:family="text">
      <style:text-properties fo:background-color="#80FFFF"/>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T1370" style:parent-style-name="Domyślnaczcionkaakapitu" style:family="text">
      <style:text-properties fo:background-color="#80FFFF"/>
    </style:style>
    <style:style style:name="T1371" style:parent-style-name="Domyślnaczcionkaakapitu" style:family="text">
      <style:text-properties fo:background-color="#80FFFF"/>
    </style:style>
    <style:style style:name="T1372" style:parent-style-name="Domyślnaczcionkaakapitu" style:family="text">
      <style:text-properties fo:background-color="#80FFFF"/>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T1376" style:parent-style-name="Domyślnaczcionkaakapitu" style:family="text">
      <style:text-properties fo:background-color="#80FFFF"/>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P1382" style:parent-style-name="Normalny" style:family="paragraph">
      <style:paragraph-properties fo:text-align="justify" fo:line-height="150%" fo:text-indent="0.2479in"/>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P1389" style:parent-style-name="Normalny" style:family="paragraph">
      <style:paragraph-properties fo:text-align="justify" fo:line-height="150%" fo:text-indent="0.2479in"/>
    </style:style>
    <style:style style:name="P1390" style:parent-style-name="Normalny" style:family="paragraph">
      <style:paragraph-properties fo:text-align="justify" fo:line-height="150%"/>
    </style:style>
    <style:style style:name="T1391" style:parent-style-name="Domyślnaczcionkaakapitu" style:family="text">
      <style:text-properties fo:background-color="#80FFFF" style:text-underline-type="single" style:text-underline-style="solid" style:text-underline-width="auto" style:text-underline-mode="continuous"/>
    </style:style>
    <style:style style:name="T1392" style:parent-style-name="Domyślnaczcionkaakapitu" style:family="text">
      <style:text-properties style:text-underline-type="single" style:text-underline-style="solid" style:text-underline-width="auto" style:text-underline-mode="continuous"/>
    </style:style>
    <style:style style:name="T1393" style:parent-style-name="Domyślnaczcionkaakapitu" style:family="text">
      <style:text-properties fo:background-color="#80FFFF" style:text-underline-type="single" style:text-underline-style="solid" style:text-underline-width="auto" style:text-underline-mode="continuous"/>
    </style:style>
    <style:style style:name="T1394" style:parent-style-name="Domyślnaczcionkaakapitu" style:family="text">
      <style:text-properties style:text-underline-type="single" style:text-underline-style="solid" style:text-underline-width="auto" style:text-underline-mode="continuous"/>
    </style:style>
    <style:style style:name="T1395" style:parent-style-name="Domyślnaczcionkaakapitu" style:family="text">
      <style:text-properties fo:background-color="#80FFFF" style:text-underline-type="single" style:text-underline-style="solid" style:text-underline-width="auto" style:text-underline-mode="continuous"/>
    </style:style>
    <style:style style:name="T1396" style:parent-style-name="Domyślnaczcionkaakapitu" style:family="text">
      <style:text-properties fo:background-color="#80FFFF" style:text-underline-type="single" style:text-underline-style="solid" style:text-underline-width="auto" style:text-underline-mode="continuous"/>
    </style:style>
    <style:style style:name="T1397" style:parent-style-name="Domyślnaczcionkaakapitu" style:family="text">
      <style:text-properties style:text-underline-type="single" style:text-underline-style="solid" style:text-underline-width="auto" style:text-underline-mode="continuous"/>
    </style:style>
    <style:style style:name="T1398" style:parent-style-name="Domyślnaczcionkaakapitu" style:family="text">
      <style:text-properties fo:background-color="#80FFFF" style:text-underline-type="single" style:text-underline-style="solid" style:text-underline-width="auto" style:text-underline-mode="continuous"/>
    </style:style>
    <style:style style:name="T1399" style:parent-style-name="Domyślnaczcionkaakapitu" style:family="text">
      <style:text-properties style:text-underline-type="single" style:text-underline-style="solid" style:text-underline-width="auto" style:text-underline-mode="continuous"/>
    </style:style>
    <style:style style:name="P1400" style:parent-style-name="Normalny" style:family="paragraph">
      <style:paragraph-properties fo:text-align="justify" fo:line-height="150%" fo:text-indent="0.2479in"/>
    </style:style>
    <style:style style:name="T1401" style:parent-style-name="Domyślnaczcionkaakapitu" style:family="text">
      <style:text-properties fo:background-color="#80FFFF"/>
    </style:style>
    <style:style style:name="P1402" style:parent-style-name="Normalny" style:family="paragraph">
      <style:paragraph-properties fo:text-align="justify" fo:line-height="150%" fo:text-indent="0.2479in"/>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T1412" style:parent-style-name="Domyślnaczcionkaakapitu" style:family="text">
      <style:text-properties fo:background-color="#80FFFF"/>
    </style:style>
    <style:style style:name="P1413" style:parent-style-name="Normalny" style:family="paragraph">
      <style:paragraph-properties fo:text-align="justify" fo:line-height="150%" fo:text-indent="0.2479in"/>
    </style:style>
    <style:style style:name="P1414" style:parent-style-name="Normalny" style:family="paragraph">
      <style:paragraph-properties fo:text-align="justify" fo:line-height="150%"/>
    </style:style>
    <style:style style:name="T1415" style:parent-style-name="Domyślnaczcionkaakapitu" style:family="text">
      <style:text-properties style:text-underline-type="single" style:text-underline-style="solid" style:text-underline-width="auto" style:text-underline-mode="continuous"/>
    </style:style>
    <style:style style:name="P1416" style:parent-style-name="Normalny" style:family="paragraph">
      <style:paragraph-properties fo:text-align="justify" fo:line-height="150%" fo:text-indent="0.2479in"/>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P1420" style:parent-style-name="Normalny" style:family="paragraph">
      <style:paragraph-properties fo:text-align="justify" fo:line-height="150%"/>
    </style:style>
    <style:style style:name="T1421" style:parent-style-name="Domyślnaczcionkaakapitu" style:family="text">
      <style:text-properties fo:background-color="#80FFFF" style:text-underline-type="single" style:text-underline-style="solid" style:text-underline-width="auto" style:text-underline-mode="continuous"/>
    </style:style>
    <style:style style:name="T1422" style:parent-style-name="Domyślnaczcionkaakapitu" style:family="text">
      <style:text-properties fo:background-color="#80FFFF" style:text-underline-type="single" style:text-underline-style="solid" style:text-underline-width="auto" style:text-underline-mode="continuous"/>
    </style:style>
    <style:style style:name="T1423" style:parent-style-name="Domyślnaczcionkaakapitu" style:family="text">
      <style:text-properties fo:background-color="#80FFFF" style:text-underline-type="single" style:text-underline-style="solid" style:text-underline-width="auto" style:text-underline-mode="continuous"/>
    </style:style>
    <style:style style:name="T1424" style:parent-style-name="Domyślnaczcionkaakapitu" style:family="text">
      <style:text-properties fo:background-color="#80FFFF" style:text-underline-type="single" style:text-underline-style="solid" style:text-underline-width="auto" style:text-underline-mode="continuous"/>
    </style:style>
    <style:style style:name="T1425" style:parent-style-name="Domyślnaczcionkaakapitu" style:family="text">
      <style:text-properties fo:background-color="#80FFFF" style:text-underline-type="single" style:text-underline-style="solid" style:text-underline-width="auto" style:text-underline-mode="continuous"/>
    </style:style>
    <style:style style:name="T1426" style:parent-style-name="Domyślnaczcionkaakapitu" style:family="text">
      <style:text-properties fo:background-color="#80FFFF" style:text-underline-type="single" style:text-underline-style="solid" style:text-underline-width="auto" style:text-underline-mode="continuous"/>
    </style:style>
    <style:style style:name="T1427" style:parent-style-name="Domyślnaczcionkaakapitu" style:family="text">
      <style:text-properties fo:background-color="#80FFFF" style:text-underline-type="single" style:text-underline-style="solid" style:text-underline-width="auto" style:text-underline-mode="continuous"/>
    </style:style>
    <style:style style:name="T1428" style:parent-style-name="Domyślnaczcionkaakapitu" style:family="text">
      <style:text-properties fo:background-color="#80FFFF" style:text-underline-type="single" style:text-underline-style="solid" style:text-underline-width="auto" style:text-underline-mode="continuous"/>
    </style:style>
    <style:style style:name="P1429" style:parent-style-name="Normalny" style:family="paragraph">
      <style:paragraph-properties fo:text-align="justify" fo:line-height="150%" fo:text-indent="0.2479in"/>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P1432" style:parent-style-name="Normalny" style:family="paragraph">
      <style:paragraph-properties fo:text-align="justify" fo:line-height="150%" fo:text-indent="0.2479in"/>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P1436" style:parent-style-name="Normalny" style:family="paragraph">
      <style:paragraph-properties fo:text-align="justify" fo:line-height="150%"/>
    </style:style>
    <style:style style:name="T1437" style:parent-style-name="Domyślnaczcionkaakapitu" style:family="text">
      <style:text-properties style:text-underline-type="single" style:text-underline-style="solid" style:text-underline-width="auto" style:text-underline-mode="continuous"/>
    </style:style>
    <style:style style:name="T1438" style:parent-style-name="Domyślnaczcionkaakapitu" style:family="text">
      <style:text-properties fo:background-color="#80FFFF" style:text-underline-type="single" style:text-underline-style="solid" style:text-underline-width="auto" style:text-underline-mode="continuous"/>
    </style:style>
    <style:style style:name="T1439" style:parent-style-name="Domyślnaczcionkaakapitu" style:family="text">
      <style:text-properties style:text-underline-type="single" style:text-underline-style="solid" style:text-underline-width="auto" style:text-underline-mode="continuous"/>
    </style:style>
    <style:style style:name="P1440" style:parent-style-name="Normalny" style:family="paragraph">
      <style:paragraph-properties fo:text-align="justify" fo:line-height="150%" fo:text-indent="0.2479in"/>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P1449" style:parent-style-name="Normalny" style:family="paragraph">
      <style:paragraph-properties fo:text-align="justify" fo:line-height="150%" fo:text-indent="0.2479in"/>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P1456" style:parent-style-name="Normalny" style:family="paragraph">
      <style:paragraph-properties fo:text-align="justify" fo:line-height="150%" fo:text-indent="0.2479in"/>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T1460" style:parent-style-name="Domyślnaczcionkaakapitu" style:family="text">
      <style:text-properties fo:background-color="#80FFFF"/>
    </style:style>
    <style:style style:name="T1461" style:parent-style-name="Domyślnaczcionkaakapitu" style:family="text">
      <style:text-properties fo:background-color="#80FFFF"/>
    </style:style>
    <style:style style:name="T1462" style:parent-style-name="Domyślnaczcionkaakapitu" style:family="text">
      <style:text-properties fo:background-color="#80FFFF"/>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P1466" style:parent-style-name="Normalny" style:family="paragraph">
      <style:paragraph-properties fo:text-align="justify" fo:line-height="150%" fo:text-indent="0.2479in"/>
    </style:style>
    <style:style style:name="P1467" style:parent-style-name="Normalny" style:family="paragraph">
      <style:paragraph-properties fo:text-align="justify" fo:line-height="150%"/>
    </style:style>
    <style:style style:name="T1468" style:parent-style-name="Domyślnaczcionkaakapitu" style:family="text">
      <style:text-properties fo:background-color="#80FFFF" style:text-underline-type="single" style:text-underline-style="solid" style:text-underline-width="auto" style:text-underline-mode="continuous"/>
    </style:style>
    <style:style style:name="T1469" style:parent-style-name="Domyślnaczcionkaakapitu" style:family="text">
      <style:text-properties style:text-underline-type="single" style:text-underline-style="solid" style:text-underline-width="auto" style:text-underline-mode="continuous"/>
    </style:style>
    <style:style style:name="P1470" style:parent-style-name="Normalny" style:family="paragraph">
      <style:paragraph-properties fo:text-align="justify" fo:line-height="150%" fo:text-indent="0.2479in"/>
    </style:style>
    <style:style style:name="P1471" style:parent-style-name="Normalny" style:family="paragraph">
      <style:paragraph-properties fo:text-align="justify" fo:line-height="150%"/>
    </style:style>
    <style:style style:name="T1472" style:parent-style-name="Domyślnaczcionkaakapitu" style:family="text">
      <style:text-properties style:text-underline-type="single" style:text-underline-style="solid" style:text-underline-width="auto" style:text-underline-mode="continuous"/>
    </style:style>
    <style:style style:name="P1473" style:parent-style-name="Normalny" style:family="paragraph">
      <style:paragraph-properties fo:text-align="justify" fo:line-height="150%" fo:text-indent="0.2479in"/>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P1476" style:parent-style-name="Normalny" style:family="paragraph">
      <style:paragraph-properties fo:text-align="justify" fo:line-height="150%" fo:text-indent="0.2479in"/>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T1480" style:parent-style-name="Domyślnaczcionkaakapitu" style:family="text">
      <style:text-properties fo:background-color="#80FFFF"/>
    </style:style>
    <style:style style:name="P1481" style:parent-style-name="Normalny" style:family="paragraph">
      <style:paragraph-properties fo:text-align="justify" fo:line-height="150%"/>
    </style:style>
    <style:style style:name="T1482" style:parent-style-name="Domyślnaczcionkaakapitu" style:family="text">
      <style:text-properties fo:background-color="#80FFFF" style:text-underline-type="single" style:text-underline-style="solid" style:text-underline-width="auto" style:text-underline-mode="continuous"/>
    </style:style>
    <style:style style:name="T1483" style:parent-style-name="Domyślnaczcionkaakapitu" style:family="text">
      <style:text-properties style:text-underline-type="single" style:text-underline-style="solid" style:text-underline-width="auto" style:text-underline-mode="continuous"/>
    </style:style>
    <style:style style:name="T1484" style:parent-style-name="Domyślnaczcionkaakapitu" style:family="text">
      <style:text-properties fo:background-color="#80FFFF" style:text-underline-type="single" style:text-underline-style="solid" style:text-underline-width="auto" style:text-underline-mode="continuous"/>
    </style:style>
    <style:style style:name="T1485" style:parent-style-name="Domyślnaczcionkaakapitu" style:family="text">
      <style:text-properties style:text-underline-type="single" style:text-underline-style="solid" style:text-underline-width="auto" style:text-underline-mode="continuous"/>
    </style:style>
    <style:style style:name="T1486" style:parent-style-name="Domyślnaczcionkaakapitu" style:family="text">
      <style:text-properties fo:background-color="#80FFFF" style:text-underline-type="single" style:text-underline-style="solid" style:text-underline-width="auto" style:text-underline-mode="continuous"/>
    </style:style>
    <style:style style:name="T1487" style:parent-style-name="Domyślnaczcionkaakapitu" style:family="text">
      <style:text-properties style:text-underline-type="single" style:text-underline-style="solid" style:text-underline-width="auto" style:text-underline-mode="continuous"/>
    </style:style>
    <style:style style:name="T1488" style:parent-style-name="Domyślnaczcionkaakapitu" style:family="text">
      <style:text-properties fo:background-color="#80FFFF" style:text-underline-type="single" style:text-underline-style="solid" style:text-underline-width="auto" style:text-underline-mode="continuous"/>
    </style:style>
    <style:style style:name="T1489" style:parent-style-name="Domyślnaczcionkaakapitu" style:family="text">
      <style:text-properties style:text-underline-type="single" style:text-underline-style="solid" style:text-underline-width="auto" style:text-underline-mode="continuous"/>
    </style:style>
    <style:style style:name="P1490" style:parent-style-name="Normalny" style:family="paragraph">
      <style:paragraph-properties fo:text-align="justify" fo:line-height="150%" fo:text-indent="0.2479in"/>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P1493" style:parent-style-name="Normalny" style:family="paragraph">
      <style:paragraph-properties fo:text-align="justify" fo:line-height="150%"/>
    </style:style>
    <style:style style:name="T1494" style:parent-style-name="Domyślnaczcionkaakapitu" style:family="text">
      <style:text-properties style:text-underline-type="single" style:text-underline-style="solid" style:text-underline-width="auto" style:text-underline-mode="continuous"/>
    </style:style>
    <style:style style:name="T1495" style:parent-style-name="Domyślnaczcionkaakapitu" style:family="text">
      <style:text-properties fo:background-color="#80FFFF" style:text-underline-type="single" style:text-underline-style="solid" style:text-underline-width="auto" style:text-underline-mode="continuous"/>
    </style:style>
    <style:style style:name="T1496" style:parent-style-name="Domyślnaczcionkaakapitu" style:family="text">
      <style:text-properties style:text-underline-type="single" style:text-underline-style="solid" style:text-underline-width="auto" style:text-underline-mode="continuous"/>
    </style:style>
    <style:style style:name="P1497" style:parent-style-name="Normalny" style:family="paragraph">
      <style:paragraph-properties fo:text-align="justify" fo:line-height="150%" fo:text-indent="0.2479in"/>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T1502" style:parent-style-name="Domyślnaczcionkaakapitu" style:family="text">
      <style:text-properties fo:background-color="#80FFFF"/>
    </style:style>
    <style:style style:name="T1503" style:parent-style-name="Domyślnaczcionkaakapitu" style:family="text">
      <style:text-properties fo:background-color="#80FFFF"/>
    </style:style>
    <style:style style:name="P1504" style:parent-style-name="Normalny" style:family="paragraph">
      <style:paragraph-properties fo:text-align="justify" fo:line-height="150%" fo:text-indent="0.2479in"/>
    </style:style>
    <style:style style:name="T1505" style:parent-style-name="Domyślnaczcionkaakapitu" style:family="text">
      <style:text-properties fo:background-color="#80FFFF"/>
    </style:style>
    <style:style style:name="T1506" style:parent-style-name="Domyślnaczcionkaakapitu" style:family="text">
      <style:text-properties fo:background-color="#80FFFF"/>
    </style:style>
    <style:style style:name="T1507" style:parent-style-name="Domyślnaczcionkaakapitu" style:family="text">
      <style:text-properties fo:background-color="#80FFFF"/>
    </style:style>
    <style:style style:name="P1508" style:parent-style-name="Normalny" style:family="paragraph">
      <style:paragraph-properties fo:text-align="justify" fo:line-height="150%" fo:text-indent="0.2479in"/>
    </style:style>
    <style:style style:name="T1509" style:parent-style-name="Domyślnaczcionkaakapitu" style:family="text">
      <style:text-properties fo:background-color="#80FFFF"/>
    </style:style>
    <style:style style:name="P1510" style:parent-style-name="Normalny" style:family="paragraph">
      <style:paragraph-properties fo:text-align="justify" fo:line-height="150%"/>
    </style:style>
    <style:style style:name="T1511" style:parent-style-name="Domyślnaczcionkaakapitu" style:family="text">
      <style:text-properties style:text-underline-type="single" style:text-underline-style="solid" style:text-underline-width="auto" style:text-underline-mode="continuous"/>
    </style:style>
    <style:style style:name="T1512" style:parent-style-name="Domyślnaczcionkaakapitu" style:family="text">
      <style:text-properties fo:background-color="#80FFFF" style:text-underline-type="single" style:text-underline-style="solid" style:text-underline-width="auto" style:text-underline-mode="continuous"/>
    </style:style>
    <style:style style:name="T1513" style:parent-style-name="Domyślnaczcionkaakapitu" style:family="text">
      <style:text-properties style:text-underline-type="single" style:text-underline-style="solid" style:text-underline-width="auto" style:text-underline-mode="continuous"/>
    </style:style>
    <style:style style:name="T1514" style:parent-style-name="Domyślnaczcionkaakapitu" style:family="text">
      <style:text-properties fo:background-color="#80FFFF" style:text-underline-type="single" style:text-underline-style="solid" style:text-underline-width="auto" style:text-underline-mode="continuous"/>
    </style:style>
    <style:style style:name="T1515" style:parent-style-name="Domyślnaczcionkaakapitu" style:family="text">
      <style:text-properties style:text-underline-type="single" style:text-underline-style="solid" style:text-underline-width="auto" style:text-underline-mode="continuous"/>
    </style:style>
    <style:style style:name="P1516" style:parent-style-name="Normalny" style:family="paragraph">
      <style:paragraph-properties fo:text-align="justify" fo:line-height="150%" fo:text-indent="0.2479in"/>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P1519" style:parent-style-name="Normalny" style:family="paragraph">
      <style:paragraph-properties fo:text-align="justify" fo:line-height="150%"/>
    </style:style>
    <style:style style:name="T1520" style:parent-style-name="Domyślnaczcionkaakapitu" style:family="text">
      <style:text-properties style:text-underline-type="single" style:text-underline-style="solid" style:text-underline-width="auto" style:text-underline-mode="continuous"/>
    </style:style>
    <style:style style:name="T1521" style:parent-style-name="Domyślnaczcionkaakapitu" style:family="text">
      <style:text-properties fo:background-color="#80FFFF" style:text-underline-type="single" style:text-underline-style="solid" style:text-underline-width="auto" style:text-underline-mode="continuous"/>
    </style:style>
    <style:style style:name="T1522" style:parent-style-name="Domyślnaczcionkaakapitu" style:family="text">
      <style:text-properties style:text-underline-type="single" style:text-underline-style="solid" style:text-underline-width="auto" style:text-underline-mode="continuous"/>
    </style:style>
    <style:style style:name="T1523" style:parent-style-name="Domyślnaczcionkaakapitu" style:family="text">
      <style:text-properties fo:background-color="#80FFFF" style:text-underline-type="single" style:text-underline-style="solid" style:text-underline-width="auto" style:text-underline-mode="continuous"/>
    </style:style>
    <style:style style:name="P1524" style:parent-style-name="Normalny" style:family="paragraph">
      <style:paragraph-properties fo:text-align="justify" fo:line-height="150%" fo:text-indent="0.2479in"/>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P1535" style:parent-style-name="Normalny" style:family="paragraph">
      <style:paragraph-properties fo:text-align="justify" fo:line-height="150%"/>
    </style:style>
    <style:style style:name="T1536" style:parent-style-name="Domyślnaczcionkaakapitu" style:family="text">
      <style:text-properties style:text-underline-type="single" style:text-underline-style="solid" style:text-underline-width="auto" style:text-underline-mode="continuous"/>
    </style:style>
    <style:style style:name="P1537" style:parent-style-name="Normalny" style:family="paragraph">
      <style:paragraph-properties fo:text-align="justify" fo:line-height="150%" fo:text-indent="0.2479in"/>
    </style:style>
    <style:style style:name="P1538" style:parent-style-name="Normalny" style:family="paragraph">
      <style:paragraph-properties fo:text-align="justify" fo:line-height="150%"/>
    </style:style>
    <style:style style:name="T1539" style:parent-style-name="Domyślnaczcionkaakapitu" style:family="text">
      <style:text-properties style:text-underline-type="single" style:text-underline-style="solid" style:text-underline-width="auto" style:text-underline-mode="continuous"/>
    </style:style>
    <style:style style:name="T1540" style:parent-style-name="Domyślnaczcionkaakapitu" style:family="text">
      <style:text-properties fo:background-color="#80FFFF" style:text-underline-type="single" style:text-underline-style="solid" style:text-underline-width="auto" style:text-underline-mode="continuous"/>
    </style:style>
    <style:style style:name="T1541" style:parent-style-name="Domyślnaczcionkaakapitu" style:family="text">
      <style:text-properties style:text-underline-type="single" style:text-underline-style="solid" style:text-underline-width="auto" style:text-underline-mode="continuous"/>
    </style:style>
    <style:style style:name="T1542" style:parent-style-name="Domyślnaczcionkaakapitu" style:family="text">
      <style:text-properties fo:background-color="#80FFFF" style:text-underline-type="single" style:text-underline-style="solid" style:text-underline-width="auto" style:text-underline-mode="continuous"/>
    </style:style>
    <style:style style:name="T1543" style:parent-style-name="Domyślnaczcionkaakapitu" style:family="text">
      <style:text-properties style:text-underline-type="single" style:text-underline-style="solid" style:text-underline-width="auto" style:text-underline-mode="continuous"/>
    </style:style>
    <style:style style:name="T1544" style:parent-style-name="Domyślnaczcionkaakapitu" style:family="text">
      <style:text-properties fo:background-color="#80FFFF" style:text-underline-type="single" style:text-underline-style="solid" style:text-underline-width="auto" style:text-underline-mode="continuous"/>
    </style:style>
    <style:style style:name="T1545" style:parent-style-name="Domyślnaczcionkaakapitu" style:family="text">
      <style:text-properties style:text-underline-type="single" style:text-underline-style="solid" style:text-underline-width="auto" style:text-underline-mode="continuous"/>
    </style:style>
    <style:style style:name="T1546" style:parent-style-name="Domyślnaczcionkaakapitu" style:family="text">
      <style:text-properties fo:background-color="#80FFFF" style:text-underline-type="single" style:text-underline-style="solid" style:text-underline-width="auto" style:text-underline-mode="continuous"/>
    </style:style>
    <style:style style:name="T1547" style:parent-style-name="Domyślnaczcionkaakapitu" style:family="text">
      <style:text-properties style:text-underline-type="single" style:text-underline-style="solid" style:text-underline-width="auto" style:text-underline-mode="continuous"/>
    </style:style>
    <style:style style:name="P1548" style:parent-style-name="Normalny" style:family="paragraph">
      <style:paragraph-properties fo:text-align="justify" fo:line-height="150%" fo:text-indent="0.2479in"/>
    </style:style>
    <style:style style:name="T1549" style:parent-style-name="Domyślnaczcionkaakapitu" style:family="text">
      <style:text-properties fo:background-color="#80FFFF"/>
    </style:style>
    <style:style style:name="T1550" style:parent-style-name="Domyślnaczcionkaakapitu" style:family="text">
      <style:text-properties fo:background-color="#80FFFF"/>
    </style:style>
    <style:style style:name="P1551" style:parent-style-name="Normalny" style:family="paragraph">
      <style:paragraph-properties fo:text-align="justify" fo:line-height="150%" fo:text-indent="0.2479in"/>
    </style:style>
    <style:style style:name="P1552" style:parent-style-name="Normalny" style:family="paragraph">
      <style:paragraph-properties fo:text-align="justify" fo:line-height="150%" fo:text-indent="0.2479in"/>
    </style:style>
    <style:style style:name="P1553" style:parent-style-name="Normalny" style:family="paragraph">
      <style:paragraph-properties fo:text-align="justify" fo:line-height="150%" fo:text-indent="0.2479in"/>
    </style:style>
    <style:style style:name="T1554" style:parent-style-name="Domyślnaczcionkaakapitu" style:family="text">
      <style:text-properties fo:background-color="#80FFFF"/>
    </style:style>
    <style:style style:name="T1555" style:parent-style-name="Domyślnaczcionkaakapitu" style:family="text">
      <style:text-properties fo:background-color="#80FFFF"/>
    </style:style>
    <style:style style:name="T1556" style:parent-style-name="Domyślnaczcionkaakapitu" style:family="text">
      <style:text-properties fo:background-color="#80FFFF"/>
    </style:style>
    <style:style style:name="T1557" style:parent-style-name="Domyślnaczcionkaakapitu" style:family="text">
      <style:text-properties fo:background-color="#80FFFF"/>
    </style:style>
    <style:style style:name="P1558" style:parent-style-name="Normalny" style:family="paragraph">
      <style:paragraph-properties fo:text-align="justify" fo:line-height="150%" fo:text-indent="0.2479in"/>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T1561" style:parent-style-name="Domyślnaczcionkaakapitu" style:family="text">
      <style:text-properties fo:background-color="#80FFFF"/>
    </style:style>
    <style:style style:name="P1562" style:parent-style-name="Normalny" style:family="paragraph">
      <style:paragraph-properties fo:text-align="justify" fo:line-height="150%"/>
    </style:style>
    <style:style style:name="T1563" style:parent-style-name="Domyślnaczcionkaakapitu" style:family="text">
      <style:text-properties style:text-underline-type="single" style:text-underline-style="solid" style:text-underline-width="auto" style:text-underline-mode="continuous"/>
    </style:style>
    <style:style style:name="T1564" style:parent-style-name="Domyślnaczcionkaakapitu" style:family="text">
      <style:text-properties fo:background-color="#80FFFF" style:text-underline-type="single" style:text-underline-style="solid" style:text-underline-width="auto" style:text-underline-mode="continuous"/>
    </style:style>
    <style:style style:name="T1565" style:parent-style-name="Domyślnaczcionkaakapitu" style:family="text">
      <style:text-properties style:text-underline-type="single" style:text-underline-style="solid" style:text-underline-width="auto" style:text-underline-mode="continuous"/>
    </style:style>
    <style:style style:name="T1566" style:parent-style-name="Domyślnaczcionkaakapitu" style:family="text">
      <style:text-properties fo:background-color="#80FFFF" style:text-underline-type="single" style:text-underline-style="solid" style:text-underline-width="auto" style:text-underline-mode="continuous"/>
    </style:style>
    <style:style style:name="T1567" style:parent-style-name="Domyślnaczcionkaakapitu" style:family="text">
      <style:text-properties style:text-underline-type="single" style:text-underline-style="solid" style:text-underline-width="auto" style:text-underline-mode="continuous"/>
    </style:style>
    <style:style style:name="P1568" style:parent-style-name="Normalny" style:family="paragraph">
      <style:paragraph-properties fo:text-align="justify" fo:line-height="150%" fo:text-indent="0.2479in"/>
    </style:style>
    <style:style style:name="T1569" style:parent-style-name="Domyślnaczcionkaakapitu" style:family="text">
      <style:text-properties fo:background-color="#80FFFF"/>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P1573" style:parent-style-name="Normalny" style:family="paragraph">
      <style:paragraph-properties fo:text-align="justify" fo:line-height="150%"/>
    </style:style>
    <style:style style:name="T1574" style:parent-style-name="Domyślnaczcionkaakapitu" style:family="text">
      <style:text-properties style:text-underline-type="single" style:text-underline-style="solid" style:text-underline-width="auto" style:text-underline-mode="continuous"/>
    </style:style>
    <style:style style:name="P1575" style:parent-style-name="Normalny" style:family="paragraph">
      <style:paragraph-properties fo:text-align="justify" fo:line-height="150%" fo:text-indent="0.2479in"/>
    </style:style>
    <style:style style:name="T1576" style:parent-style-name="Domyślnaczcionkaakapitu" style:family="text">
      <style:text-properties fo:background-color="#80FFFF"/>
    </style:style>
    <style:style style:name="P1577" style:parent-style-name="Normalny" style:family="paragraph">
      <style:paragraph-properties fo:text-align="justify" fo:line-height="150%"/>
    </style:style>
    <style:style style:name="T1578" style:parent-style-name="Domyślnaczcionkaakapitu" style:family="text">
      <style:text-properties fo:background-color="#80FFFF" style:text-underline-type="single" style:text-underline-style="solid" style:text-underline-width="auto" style:text-underline-mode="continuous"/>
    </style:style>
    <style:style style:name="T1579" style:parent-style-name="Domyślnaczcionkaakapitu" style:family="text">
      <style:text-properties style:text-underline-type="single" style:text-underline-style="solid" style:text-underline-width="auto" style:text-underline-mode="continuous"/>
    </style:style>
    <style:style style:name="T1580" style:parent-style-name="Domyślnaczcionkaakapitu" style:family="text">
      <style:text-properties fo:background-color="#80FFFF" style:text-underline-type="single" style:text-underline-style="solid" style:text-underline-width="auto" style:text-underline-mode="continuous"/>
    </style:style>
    <style:style style:name="T1581" style:parent-style-name="Domyślnaczcionkaakapitu" style:family="text">
      <style:text-properties style:text-underline-type="single" style:text-underline-style="solid" style:text-underline-width="auto" style:text-underline-mode="continuous"/>
    </style:style>
    <style:style style:name="T1582" style:parent-style-name="Domyślnaczcionkaakapitu" style:family="text">
      <style:text-properties fo:background-color="#80FFFF" style:text-underline-type="single" style:text-underline-style="solid" style:text-underline-width="auto" style:text-underline-mode="continuous"/>
    </style:style>
    <style:style style:name="T1583" style:parent-style-name="Domyślnaczcionkaakapitu" style:family="text">
      <style:text-properties style:text-underline-type="single" style:text-underline-style="solid" style:text-underline-width="auto" style:text-underline-mode="continuous"/>
    </style:style>
    <style:style style:name="P1584" style:parent-style-name="Normalny" style:family="paragraph">
      <style:paragraph-properties fo:text-align="justify" fo:line-height="150%" fo:text-indent="0.2479in"/>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P1589" style:parent-style-name="Normalny" style:family="paragraph">
      <style:paragraph-properties fo:text-align="justify" fo:line-height="150%" fo:text-indent="0.2479in"/>
    </style:style>
    <style:style style:name="P1590" style:parent-style-name="Normalny" style:family="paragraph">
      <style:paragraph-properties fo:text-align="justify" fo:line-height="150%"/>
    </style:style>
    <style:style style:name="T1591" style:parent-style-name="Domyślnaczcionkaakapitu" style:family="text">
      <style:text-properties style:text-underline-type="single" style:text-underline-style="solid" style:text-underline-width="auto" style:text-underline-mode="continuous"/>
    </style:style>
    <style:style style:name="P1592" style:parent-style-name="Normalny" style:family="paragraph">
      <style:paragraph-properties fo:text-align="justify" fo:line-height="150%" fo:text-indent="0.2479in"/>
    </style:style>
    <style:style style:name="T1593" style:parent-style-name="Domyślnaczcionkaakapitu" style:family="text">
      <style:text-properties fo:background-color="#80FFFF"/>
    </style:style>
    <style:style style:name="P1594" style:parent-style-name="Normalny" style:family="paragraph">
      <style:paragraph-properties fo:text-align="justify" fo:line-height="150%"/>
    </style:style>
    <style:style style:name="T1595" style:parent-style-name="Domyślnaczcionkaakapitu" style:family="text">
      <style:text-properties style:text-underline-type="single" style:text-underline-style="solid" style:text-underline-width="auto" style:text-underline-mode="continuous"/>
    </style:style>
    <style:style style:name="P1596" style:parent-style-name="Normalny" style:family="paragraph">
      <style:paragraph-properties fo:text-align="justify" fo:line-height="150%" fo:text-indent="0.2479in"/>
    </style:style>
    <style:style style:name="T1597" style:parent-style-name="Domyślnaczcionkaakapitu" style:family="text">
      <style:text-properties fo:background-color="#80FFFF"/>
    </style:style>
    <style:style style:name="P1598" style:parent-style-name="Normalny" style:family="paragraph">
      <style:paragraph-properties fo:text-align="justify" fo:line-height="150%"/>
    </style:style>
    <style:style style:name="T1599" style:parent-style-name="Domyślnaczcionkaakapitu" style:family="text">
      <style:text-properties fo:background-color="#80FFFF" style:text-underline-type="single" style:text-underline-style="solid" style:text-underline-width="auto" style:text-underline-mode="continuous"/>
    </style:style>
    <style:style style:name="T1600" style:parent-style-name="Domyślnaczcionkaakapitu" style:family="text">
      <style:text-properties style:text-underline-type="single" style:text-underline-style="solid" style:text-underline-width="auto" style:text-underline-mode="continuous"/>
    </style:style>
    <style:style style:name="T1601" style:parent-style-name="Domyślnaczcionkaakapitu" style:family="text">
      <style:text-properties fo:background-color="#80FFFF" style:text-underline-type="single" style:text-underline-style="solid" style:text-underline-width="auto" style:text-underline-mode="continuous"/>
    </style:style>
    <style:style style:name="T1602" style:parent-style-name="Domyślnaczcionkaakapitu" style:family="text">
      <style:text-properties style:text-underline-type="single" style:text-underline-style="solid" style:text-underline-width="auto" style:text-underline-mode="continuous"/>
    </style:style>
    <style:style style:name="P1603" style:parent-style-name="Normalny" style:family="paragraph">
      <style:paragraph-properties fo:text-align="justify" fo:line-height="150%" fo:text-indent="0.2479in"/>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P1608" style:parent-style-name="Normalny" style:family="paragraph">
      <style:paragraph-properties fo:text-align="justify" fo:line-height="150%"/>
    </style:style>
    <style:style style:name="T1609" style:parent-style-name="Domyślnaczcionkaakapitu" style:family="text">
      <style:text-properties style:text-underline-type="single" style:text-underline-style="solid" style:text-underline-width="auto" style:text-underline-mode="continuous"/>
    </style:style>
    <style:style style:name="T1610" style:parent-style-name="Domyślnaczcionkaakapitu" style:family="text">
      <style:text-properties fo:background-color="#80FFFF" style:text-underline-type="single" style:text-underline-style="solid" style:text-underline-width="auto" style:text-underline-mode="continuous"/>
    </style:style>
    <style:style style:name="T1611" style:parent-style-name="Domyślnaczcionkaakapitu" style:family="text">
      <style:text-properties style:text-underline-type="single" style:text-underline-style="solid" style:text-underline-width="auto" style:text-underline-mode="continuous"/>
    </style:style>
    <style:style style:name="P1612" style:parent-style-name="Normalny" style:family="paragraph">
      <style:paragraph-properties fo:text-align="justify" fo:line-height="150%" fo:text-indent="0.2479in"/>
    </style:style>
    <style:style style:name="T1613" style:parent-style-name="Domyślnaczcionkaakapitu" style:family="text">
      <style:text-properties fo:background-color="#80FFFF"/>
    </style:style>
    <style:style style:name="P1614" style:parent-style-name="Normalny" style:family="paragraph">
      <style:paragraph-properties fo:text-align="justify" fo:line-height="150%"/>
    </style:style>
    <style:style style:name="T1615" style:parent-style-name="Domyślnaczcionkaakapitu" style:family="text">
      <style:text-properties fo:background-color="#80FFFF" style:text-underline-type="single" style:text-underline-style="solid" style:text-underline-width="auto" style:text-underline-mode="continuous"/>
    </style:style>
    <style:style style:name="T1616" style:parent-style-name="Domyślnaczcionkaakapitu" style:family="text">
      <style:text-properties style:text-underline-type="single" style:text-underline-style="solid" style:text-underline-width="auto" style:text-underline-mode="continuous"/>
    </style:style>
    <style:style style:name="T1617" style:parent-style-name="Domyślnaczcionkaakapitu" style:family="text">
      <style:text-properties fo:background-color="#80FFFF" style:text-underline-type="single" style:text-underline-style="solid" style:text-underline-width="auto" style:text-underline-mode="continuous"/>
    </style:style>
    <style:style style:name="T1618" style:parent-style-name="Domyślnaczcionkaakapitu" style:family="text">
      <style:text-properties style:text-underline-type="single" style:text-underline-style="solid" style:text-underline-width="auto" style:text-underline-mode="continuous"/>
    </style:style>
    <style:style style:name="T1619" style:parent-style-name="Domyślnaczcionkaakapitu" style:family="text">
      <style:text-properties fo:background-color="#80FFFF" style:text-underline-type="single" style:text-underline-style="solid" style:text-underline-width="auto" style:text-underline-mode="continuous"/>
    </style:style>
    <style:style style:name="T1620" style:parent-style-name="Domyślnaczcionkaakapitu" style:family="text">
      <style:text-properties style:text-underline-type="single" style:text-underline-style="solid" style:text-underline-width="auto" style:text-underline-mode="continuous"/>
    </style:style>
    <style:style style:name="T1621" style:parent-style-name="Domyślnaczcionkaakapitu" style:family="text">
      <style:text-properties fo:background-color="#80FFFF" style:text-underline-type="single" style:text-underline-style="solid" style:text-underline-width="auto" style:text-underline-mode="continuous"/>
    </style:style>
    <style:style style:name="T1622" style:parent-style-name="Domyślnaczcionkaakapitu" style:family="text">
      <style:text-properties style:text-underline-type="single" style:text-underline-style="solid" style:text-underline-width="auto" style:text-underline-mode="continuous"/>
    </style:style>
    <style:style style:name="T1623" style:parent-style-name="Domyślnaczcionkaakapitu" style:family="text">
      <style:text-properties fo:background-color="#80FFFF" style:text-underline-type="single" style:text-underline-style="solid" style:text-underline-width="auto" style:text-underline-mode="continuous"/>
    </style:style>
    <style:style style:name="T1624" style:parent-style-name="Domyślnaczcionkaakapitu" style:family="text">
      <style:text-properties style:text-underline-type="single" style:text-underline-style="solid" style:text-underline-width="auto" style:text-underline-mode="continuous"/>
    </style:style>
    <style:style style:name="T1625" style:parent-style-name="Domyślnaczcionkaakapitu" style:family="text">
      <style:text-properties fo:background-color="#80FFFF" style:text-underline-type="single" style:text-underline-style="solid" style:text-underline-width="auto" style:text-underline-mode="continuous"/>
    </style:style>
    <style:style style:name="T1626" style:parent-style-name="Domyślnaczcionkaakapitu" style:family="text">
      <style:text-properties style:text-underline-type="single" style:text-underline-style="solid" style:text-underline-width="auto" style:text-underline-mode="continuous"/>
    </style:style>
    <style:style style:name="P1627" style:parent-style-name="Normalny" style:family="paragraph">
      <style:paragraph-properties fo:text-align="justify" fo:line-height="150%" fo:text-indent="0.2479in"/>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T1630" style:parent-style-name="Domyślnaczcionkaakapitu" style:family="text">
      <style:text-properties fo:background-color="#80FFFF"/>
    </style:style>
    <style:style style:name="T1631" style:parent-style-name="Domyślnaczcionkaakapitu" style:family="text">
      <style:text-properties fo:background-color="#80FFFF"/>
    </style:style>
    <style:style style:name="T1632" style:parent-style-name="Domyślnaczcionkaakapitu" style:family="text">
      <style:text-properties fo:background-color="#80FFFF"/>
    </style:style>
    <style:style style:name="T1633" style:parent-style-name="Domyślnaczcionkaakapitu" style:family="text">
      <style:text-properties fo:background-color="#80FFFF"/>
    </style:style>
    <style:style style:name="P1634" style:parent-style-name="Normalny" style:family="paragraph">
      <style:paragraph-properties fo:text-align="justify" fo:line-height="150%" fo:text-indent="0.2479in"/>
    </style:style>
    <style:style style:name="T1635" style:parent-style-name="Domyślnaczcionkaakapitu" style:family="text">
      <style:text-properties fo:background-color="#80FFFF"/>
    </style:style>
    <style:style style:name="T1636" style:parent-style-name="Domyślnaczcionkaakapitu" style:family="text">
      <style:text-properties fo:background-color="#80FFFF"/>
    </style:style>
    <style:style style:name="P1637" style:parent-style-name="Normalny" style:family="paragraph">
      <style:paragraph-properties fo:text-align="justify" fo:line-height="150%"/>
    </style:style>
    <style:style style:name="T1638" style:parent-style-name="Domyślnaczcionkaakapitu" style:family="text">
      <style:text-properties fo:background-color="#80FFFF" style:text-underline-type="single" style:text-underline-style="solid" style:text-underline-width="auto" style:text-underline-mode="continuous"/>
    </style:style>
    <style:style style:name="T1639" style:parent-style-name="Domyślnaczcionkaakapitu" style:family="text">
      <style:text-properties style:text-underline-type="single" style:text-underline-style="solid" style:text-underline-width="auto" style:text-underline-mode="continuous"/>
    </style:style>
    <style:style style:name="T1640" style:parent-style-name="Domyślnaczcionkaakapitu" style:family="text">
      <style:text-properties fo:background-color="#80FFFF" style:text-underline-type="single" style:text-underline-style="solid" style:text-underline-width="auto" style:text-underline-mode="continuous"/>
    </style:style>
    <style:style style:name="T1641" style:parent-style-name="Domyślnaczcionkaakapitu" style:family="text">
      <style:text-properties style:text-underline-type="single" style:text-underline-style="solid" style:text-underline-width="auto" style:text-underline-mode="continuous"/>
    </style:style>
    <style:style style:name="T1642" style:parent-style-name="Domyślnaczcionkaakapitu" style:family="text">
      <style:text-properties fo:background-color="#80FFFF" style:text-underline-type="single" style:text-underline-style="solid" style:text-underline-width="auto" style:text-underline-mode="continuous"/>
    </style:style>
    <style:style style:name="T1643" style:parent-style-name="Domyślnaczcionkaakapitu" style:family="text">
      <style:text-properties style:text-underline-type="single" style:text-underline-style="solid" style:text-underline-width="auto" style:text-underline-mode="continuous"/>
    </style:style>
    <style:style style:name="T1644" style:parent-style-name="Domyślnaczcionkaakapitu" style:family="text">
      <style:text-properties fo:background-color="#80FFFF" style:text-underline-type="single" style:text-underline-style="solid" style:text-underline-width="auto" style:text-underline-mode="continuous"/>
    </style:style>
    <style:style style:name="P1645" style:parent-style-name="Normalny" style:family="paragraph">
      <style:paragraph-properties fo:text-align="justify" fo:line-height="150%" fo:text-indent="0.2479in"/>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P1648" style:parent-style-name="Normalny" style:family="paragraph">
      <style:paragraph-properties fo:text-align="justify" fo:line-height="150%"/>
    </style:style>
    <style:style style:name="T1649" style:parent-style-name="Domyślnaczcionkaakapitu" style:family="text">
      <style:text-properties style:text-underline-type="single" style:text-underline-style="solid" style:text-underline-width="auto" style:text-underline-mode="continuous"/>
    </style:style>
    <style:style style:name="P1650" style:parent-style-name="Normalny" style:family="paragraph">
      <style:paragraph-properties fo:text-align="justify" fo:line-height="150%" fo:text-indent="0.2479in"/>
    </style:style>
    <style:style style:name="T1651" style:parent-style-name="Domyślnaczcionkaakapitu" style:family="text">
      <style:text-properties fo:background-color="#80FFFF"/>
    </style:style>
    <style:style style:name="P1652" style:parent-style-name="Normalny" style:family="paragraph">
      <style:paragraph-properties fo:text-align="justify" fo:line-height="150%"/>
    </style:style>
    <style:style style:name="T1653" style:parent-style-name="Domyślnaczcionkaakapitu" style:family="text">
      <style:text-properties style:text-underline-type="single" style:text-underline-style="solid" style:text-underline-width="auto" style:text-underline-mode="continuous"/>
    </style:style>
    <style:style style:name="T1654" style:parent-style-name="Domyślnaczcionkaakapitu" style:family="text">
      <style:text-properties fo:background-color="#80FFFF" style:text-underline-type="single" style:text-underline-style="solid" style:text-underline-width="auto" style:text-underline-mode="continuous"/>
    </style:style>
    <style:style style:name="T1655" style:parent-style-name="Domyślnaczcionkaakapitu" style:family="text">
      <style:text-properties style:text-underline-type="single" style:text-underline-style="solid" style:text-underline-width="auto" style:text-underline-mode="continuous"/>
    </style:style>
    <style:style style:name="T1656" style:parent-style-name="Domyślnaczcionkaakapitu" style:family="text">
      <style:text-properties fo:background-color="#80FFFF" style:text-underline-type="single" style:text-underline-style="solid" style:text-underline-width="auto" style:text-underline-mode="continuous"/>
    </style:style>
    <style:style style:name="T1657" style:parent-style-name="Domyślnaczcionkaakapitu" style:family="text">
      <style:text-properties style:text-underline-type="single" style:text-underline-style="solid" style:text-underline-width="auto" style:text-underline-mode="continuous"/>
    </style:style>
    <style:style style:name="P1658" style:parent-style-name="Normalny" style:family="paragraph">
      <style:paragraph-properties fo:text-align="justify" fo:line-height="150%" fo:text-indent="0.2479in"/>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P1665" style:parent-style-name="Normalny" style:family="paragraph">
      <style:paragraph-properties fo:text-align="justify" fo:line-height="150%"/>
    </style:style>
    <style:style style:name="T1666" style:parent-style-name="Domyślnaczcionkaakapitu" style:family="text">
      <style:text-properties style:text-underline-type="single" style:text-underline-style="solid" style:text-underline-width="auto" style:text-underline-mode="continuous"/>
    </style:style>
    <style:style style:name="T1667" style:parent-style-name="Domyślnaczcionkaakapitu" style:family="text">
      <style:text-properties fo:background-color="#80FFFF" style:text-underline-type="single" style:text-underline-style="solid" style:text-underline-width="auto" style:text-underline-mode="continuous"/>
    </style:style>
    <style:style style:name="T1668" style:parent-style-name="Domyślnaczcionkaakapitu" style:family="text">
      <style:text-properties style:text-underline-type="single" style:text-underline-style="solid" style:text-underline-width="auto" style:text-underline-mode="continuous"/>
    </style:style>
    <style:style style:name="P1669" style:parent-style-name="Normalny" style:family="paragraph">
      <style:paragraph-properties fo:text-align="justify" fo:line-height="150%" fo:text-indent="0.2479in"/>
    </style:style>
    <style:style style:name="P1670" style:parent-style-name="Normalny" style:family="paragraph">
      <style:paragraph-properties fo:text-align="justify" fo:line-height="150%"/>
    </style:style>
    <style:style style:name="T1671" style:parent-style-name="Domyślnaczcionkaakapitu" style:family="text">
      <style:text-properties style:text-underline-type="single" style:text-underline-style="solid" style:text-underline-width="auto" style:text-underline-mode="continuous"/>
    </style:style>
    <style:style style:name="P1672" style:parent-style-name="Normalny" style:family="paragraph">
      <style:paragraph-properties fo:text-align="justify" fo:line-height="150%" fo:text-indent="0.2479in"/>
    </style:style>
    <style:style style:name="P1673" style:parent-style-name="Normalny" style:family="paragraph">
      <style:paragraph-properties fo:text-align="justify" fo:line-height="150%"/>
    </style:style>
    <style:style style:name="T1674" style:parent-style-name="Domyślnaczcionkaakapitu" style:family="text">
      <style:text-properties style:text-underline-type="single" style:text-underline-style="solid" style:text-underline-width="auto" style:text-underline-mode="continuous"/>
    </style:style>
    <style:style style:name="T1675" style:parent-style-name="Domyślnaczcionkaakapitu" style:family="text">
      <style:text-properties fo:background-color="#80FFFF" style:text-underline-type="single" style:text-underline-style="solid" style:text-underline-width="auto" style:text-underline-mode="continuous"/>
    </style:style>
    <style:style style:name="T1676" style:parent-style-name="Domyślnaczcionkaakapitu" style:family="text">
      <style:text-properties style:text-underline-type="single" style:text-underline-style="solid" style:text-underline-width="auto" style:text-underline-mode="continuous"/>
    </style:style>
    <style:style style:name="P1677" style:parent-style-name="Normalny" style:family="paragraph">
      <style:paragraph-properties fo:text-align="justify" fo:line-height="150%" fo:text-indent="0.2479in"/>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T1682" style:parent-style-name="Domyślnaczcionkaakapitu" style:family="text">
      <style:text-properties fo:background-color="#80FFFF"/>
    </style:style>
    <style:style style:name="P1683" style:parent-style-name="Normalny" style:family="paragraph">
      <style:paragraph-properties fo:text-align="justify" fo:line-height="150%"/>
    </style:style>
    <style:style style:name="T1684" style:parent-style-name="Domyślnaczcionkaakapitu" style:family="text">
      <style:text-properties style:text-underline-type="single" style:text-underline-style="solid" style:text-underline-width="auto" style:text-underline-mode="continuous"/>
    </style:style>
    <style:style style:name="T1685" style:parent-style-name="Domyślnaczcionkaakapitu" style:family="text">
      <style:text-properties fo:background-color="#80FFFF" style:text-underline-type="single" style:text-underline-style="solid" style:text-underline-width="auto" style:text-underline-mode="continuous"/>
    </style:style>
    <style:style style:name="T1686" style:parent-style-name="Domyślnaczcionkaakapitu" style:family="text">
      <style:text-properties style:text-underline-type="single" style:text-underline-style="solid" style:text-underline-width="auto" style:text-underline-mode="continuous"/>
    </style:style>
    <style:style style:name="T1687" style:parent-style-name="Domyślnaczcionkaakapitu" style:family="text">
      <style:text-properties fo:background-color="#80FFFF" style:text-underline-type="single" style:text-underline-style="solid" style:text-underline-width="auto" style:text-underline-mode="continuous"/>
    </style:style>
    <style:style style:name="T1688" style:parent-style-name="Domyślnaczcionkaakapitu" style:family="text">
      <style:text-properties style:text-underline-type="single" style:text-underline-style="solid" style:text-underline-width="auto" style:text-underline-mode="continuous"/>
    </style:style>
    <style:style style:name="P1689" style:parent-style-name="Normalny" style:family="paragraph">
      <style:paragraph-properties fo:text-align="justify" fo:line-height="150%" fo:text-indent="0.2479in"/>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T1692" style:parent-style-name="Domyślnaczcionkaakapitu" style:family="text">
      <style:text-properties fo:background-color="#80FFFF"/>
    </style:style>
    <style:style style:name="P1693" style:parent-style-name="Normalny" style:family="paragraph">
      <style:paragraph-properties fo:text-align="justify" fo:line-height="150%"/>
    </style:style>
    <style:style style:name="T1694" style:parent-style-name="Domyślnaczcionkaakapitu" style:family="text">
      <style:text-properties style:text-underline-type="single" style:text-underline-style="solid" style:text-underline-width="auto" style:text-underline-mode="continuous"/>
    </style:style>
    <style:style style:name="T1695" style:parent-style-name="Domyślnaczcionkaakapitu" style:family="text">
      <style:text-properties fo:background-color="#80FFFF" style:text-underline-type="single" style:text-underline-style="solid" style:text-underline-width="auto" style:text-underline-mode="continuous"/>
    </style:style>
    <style:style style:name="T1696" style:parent-style-name="Domyślnaczcionkaakapitu" style:family="text">
      <style:text-properties style:text-underline-type="single" style:text-underline-style="solid" style:text-underline-width="auto" style:text-underline-mode="continuous"/>
    </style:style>
    <style:style style:name="P1697" style:parent-style-name="Normalny" style:family="paragraph">
      <style:paragraph-properties fo:text-align="justify" fo:line-height="150%" fo:text-indent="0.2479in"/>
    </style:style>
    <style:style style:name="P1698" style:parent-style-name="Normalny" style:family="paragraph">
      <style:paragraph-properties fo:text-align="justify" fo:line-height="150%"/>
    </style:style>
    <style:style style:name="T1699" style:parent-style-name="Domyślnaczcionkaakapitu" style:family="text">
      <style:text-properties style:text-underline-type="single" style:text-underline-style="solid" style:text-underline-width="auto" style:text-underline-mode="continuous"/>
    </style:style>
    <style:style style:name="T1700" style:parent-style-name="Domyślnaczcionkaakapitu" style:family="text">
      <style:text-properties fo:background-color="#80FFFF" style:text-underline-type="single" style:text-underline-style="solid" style:text-underline-width="auto" style:text-underline-mode="continuous"/>
    </style:style>
    <style:style style:name="T1701" style:parent-style-name="Domyślnaczcionkaakapitu" style:family="text">
      <style:text-properties style:text-underline-type="single" style:text-underline-style="solid" style:text-underline-width="auto" style:text-underline-mode="continuous"/>
    </style:style>
    <style:style style:name="T1702" style:parent-style-name="Domyślnaczcionkaakapitu" style:family="text">
      <style:text-properties fo:background-color="#80FFFF" style:text-underline-type="single" style:text-underline-style="solid" style:text-underline-width="auto" style:text-underline-mode="continuous"/>
    </style:style>
    <style:style style:name="T1703" style:parent-style-name="Domyślnaczcionkaakapitu" style:family="text">
      <style:text-properties style:text-underline-type="single" style:text-underline-style="solid" style:text-underline-width="auto" style:text-underline-mode="continuous"/>
    </style:style>
    <style:style style:name="P1704" style:parent-style-name="Normalny" style:family="paragraph">
      <style:paragraph-properties fo:text-align="justify" fo:line-height="150%" fo:text-indent="0.2479in"/>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P1709" style:parent-style-name="Normalny" style:family="paragraph">
      <style:paragraph-properties fo:text-align="justify" fo:line-height="150%"/>
    </style:style>
    <style:style style:name="T1710" style:parent-style-name="Domyślnaczcionkaakapitu" style:family="text">
      <style:text-properties style:text-underline-type="single" style:text-underline-style="solid" style:text-underline-width="auto" style:text-underline-mode="continuous"/>
    </style:style>
    <style:style style:name="T1711" style:parent-style-name="Domyślnaczcionkaakapitu" style:family="text">
      <style:text-properties fo:background-color="#80FFFF" style:text-underline-type="single" style:text-underline-style="solid" style:text-underline-width="auto" style:text-underline-mode="continuous"/>
    </style:style>
    <style:style style:name="T1712" style:parent-style-name="Domyślnaczcionkaakapitu" style:family="text">
      <style:text-properties style:text-underline-type="single" style:text-underline-style="solid" style:text-underline-width="auto" style:text-underline-mode="continuous"/>
    </style:style>
    <style:style style:name="P1713" style:parent-style-name="Normalny" style:family="paragraph">
      <style:paragraph-properties fo:text-align="justify" fo:line-height="150%" fo:text-indent="0.2479in"/>
    </style:style>
    <style:style style:name="T1714" style:parent-style-name="Domyślnaczcionkaakapitu" style:family="text">
      <style:text-properties fo:background-color="#80FFFF"/>
    </style:style>
    <style:style style:name="T1715" style:parent-style-name="Domyślnaczcionkaakapitu" style:family="text">
      <style:text-properties fo:background-color="#80FFFF"/>
    </style:style>
    <style:style style:name="P1716" style:parent-style-name="Normalny" style:family="paragraph">
      <style:paragraph-properties fo:text-align="justify" fo:line-height="150%"/>
    </style:style>
    <style:style style:name="T1717" style:parent-style-name="Domyślnaczcionkaakapitu" style:family="text">
      <style:text-properties style:text-underline-type="single" style:text-underline-style="solid" style:text-underline-width="auto" style:text-underline-mode="continuous"/>
    </style:style>
    <style:style style:name="T1718" style:parent-style-name="Domyślnaczcionkaakapitu" style:family="text">
      <style:text-properties fo:background-color="#80FFFF" style:text-underline-type="single" style:text-underline-style="solid" style:text-underline-width="auto" style:text-underline-mode="continuous"/>
    </style:style>
    <style:style style:name="T1719" style:parent-style-name="Domyślnaczcionkaakapitu" style:family="text">
      <style:text-properties style:text-underline-type="single" style:text-underline-style="solid" style:text-underline-width="auto" style:text-underline-mode="continuous"/>
    </style:style>
    <style:style style:name="P1720" style:parent-style-name="Normalny" style:family="paragraph">
      <style:paragraph-properties fo:text-align="justify" fo:line-height="150%" fo:text-indent="0.2479in"/>
    </style:style>
    <style:style style:name="T1721" style:parent-style-name="Domyślnaczcionkaakapitu" style:family="text">
      <style:text-properties fo:background-color="#80FFFF"/>
    </style:style>
    <style:style style:name="T1722" style:parent-style-name="Domyślnaczcionkaakapitu" style:family="text">
      <style:text-properties fo:background-color="#80FFFF"/>
    </style:style>
    <style:style style:name="T1723" style:parent-style-name="Domyślnaczcionkaakapitu" style:family="text">
      <style:text-properties fo:background-color="#80FFFF"/>
    </style:style>
    <style:style style:name="T1724" style:parent-style-name="Domyślnaczcionkaakapitu" style:family="text">
      <style:text-properties fo:background-color="#80FFFF"/>
    </style:style>
    <style:style style:name="T1725" style:parent-style-name="Domyślnaczcionkaakapitu" style:family="text">
      <style:text-properties fo:background-color="#80FFFF"/>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P1729" style:parent-style-name="Normalny" style:family="paragraph">
      <style:paragraph-properties fo:text-align="justify" fo:line-height="150%"/>
    </style:style>
    <style:style style:name="T1730" style:parent-style-name="Domyślnaczcionkaakapitu" style:family="text">
      <style:text-properties style:text-underline-type="single" style:text-underline-style="solid" style:text-underline-width="auto" style:text-underline-mode="continuous"/>
    </style:style>
    <style:style style:name="T1731" style:parent-style-name="Domyślnaczcionkaakapitu" style:family="text">
      <style:text-properties fo:background-color="#80FFFF" style:text-underline-type="single" style:text-underline-style="solid" style:text-underline-width="auto" style:text-underline-mode="continuous"/>
    </style:style>
    <style:style style:name="T1732" style:parent-style-name="Domyślnaczcionkaakapitu" style:family="text">
      <style:text-properties style:text-underline-type="single" style:text-underline-style="solid" style:text-underline-width="auto" style:text-underline-mode="continuous"/>
    </style:style>
    <style:style style:name="T1733" style:parent-style-name="Domyślnaczcionkaakapitu" style:family="text">
      <style:text-properties fo:background-color="#80FFFF" style:text-underline-type="single" style:text-underline-style="solid" style:text-underline-width="auto" style:text-underline-mode="continuous"/>
    </style:style>
    <style:style style:name="T1734" style:parent-style-name="Domyślnaczcionkaakapitu" style:family="text">
      <style:text-properties style:text-underline-type="single" style:text-underline-style="solid" style:text-underline-width="auto" style:text-underline-mode="continuous"/>
    </style:style>
    <style:style style:name="T1735" style:parent-style-name="Domyślnaczcionkaakapitu" style:family="text">
      <style:text-properties fo:background-color="#80FFFF" style:text-underline-type="single" style:text-underline-style="solid" style:text-underline-width="auto" style:text-underline-mode="continuous"/>
    </style:style>
    <style:style style:name="T1736" style:parent-style-name="Domyślnaczcionkaakapitu" style:family="text">
      <style:text-properties style:text-underline-type="single" style:text-underline-style="solid" style:text-underline-width="auto" style:text-underline-mode="continuous"/>
    </style:style>
    <style:style style:name="T1737" style:parent-style-name="Domyślnaczcionkaakapitu" style:family="text">
      <style:text-properties fo:background-color="#80FFFF" style:text-underline-type="single" style:text-underline-style="solid" style:text-underline-width="auto" style:text-underline-mode="continuous"/>
    </style:style>
    <style:style style:name="T1738" style:parent-style-name="Domyślnaczcionkaakapitu" style:family="text">
      <style:text-properties style:text-underline-type="single" style:text-underline-style="solid" style:text-underline-width="auto" style:text-underline-mode="continuous"/>
    </style:style>
    <style:style style:name="T1739" style:parent-style-name="Domyślnaczcionkaakapitu" style:family="text">
      <style:text-properties fo:background-color="#80FFFF" style:text-underline-type="single" style:text-underline-style="solid" style:text-underline-width="auto" style:text-underline-mode="continuous"/>
    </style:style>
    <style:style style:name="T1740" style:parent-style-name="Domyślnaczcionkaakapitu" style:family="text">
      <style:text-properties style:text-underline-type="single" style:text-underline-style="solid" style:text-underline-width="auto" style:text-underline-mode="continuous"/>
    </style:style>
    <style:style style:name="T1741" style:parent-style-name="Domyślnaczcionkaakapitu" style:family="text">
      <style:text-properties fo:background-color="#80FFFF" style:text-underline-type="single" style:text-underline-style="solid" style:text-underline-width="auto" style:text-underline-mode="continuous"/>
    </style:style>
    <style:style style:name="T1742" style:parent-style-name="Domyślnaczcionkaakapitu" style:family="text">
      <style:text-properties style:text-underline-type="single" style:text-underline-style="solid" style:text-underline-width="auto" style:text-underline-mode="continuous"/>
    </style:style>
    <style:style style:name="T1743" style:parent-style-name="Domyślnaczcionkaakapitu" style:family="text">
      <style:text-properties fo:background-color="#80FFFF" style:text-underline-type="single" style:text-underline-style="solid" style:text-underline-width="auto" style:text-underline-mode="continuous"/>
    </style:style>
    <style:style style:name="P1744" style:parent-style-name="Normalny" style:family="paragraph">
      <style:paragraph-properties fo:text-align="justify" fo:line-height="150%" fo:text-indent="0.2479in"/>
    </style:style>
    <style:style style:name="T1745" style:parent-style-name="Domyślnaczcionkaakapitu" style:family="text">
      <style:text-properties fo:background-color="#80FFFF"/>
    </style:style>
    <style:style style:name="T1746" style:parent-style-name="Domyślnaczcionkaakapitu" style:family="text">
      <style:text-properties fo:background-color="#80FFFF"/>
    </style:style>
    <style:style style:name="P1747" style:parent-style-name="Normalny" style:family="paragraph">
      <style:paragraph-properties fo:text-align="justify" fo:line-height="150%"/>
    </style:style>
    <style:style style:name="T1748" style:parent-style-name="Domyślnaczcionkaakapitu" style:family="text">
      <style:text-properties style:text-underline-type="single" style:text-underline-style="solid" style:text-underline-width="auto" style:text-underline-mode="continuous"/>
    </style:style>
    <style:style style:name="T1749" style:parent-style-name="Domyślnaczcionkaakapitu" style:family="text">
      <style:text-properties fo:background-color="#80FFFF" style:text-underline-type="single" style:text-underline-style="solid" style:text-underline-width="auto" style:text-underline-mode="continuous"/>
    </style:style>
    <style:style style:name="T1750" style:parent-style-name="Domyślnaczcionkaakapitu" style:family="text">
      <style:text-properties style:text-underline-type="single" style:text-underline-style="solid" style:text-underline-width="auto" style:text-underline-mode="continuous"/>
    </style:style>
    <style:style style:name="T1751" style:parent-style-name="Domyślnaczcionkaakapitu" style:family="text">
      <style:text-properties fo:background-color="#80FFFF" style:text-underline-type="single" style:text-underline-style="solid" style:text-underline-width="auto" style:text-underline-mode="continuous"/>
    </style:style>
    <style:style style:name="T1752" style:parent-style-name="Domyślnaczcionkaakapitu" style:family="text">
      <style:text-properties style:text-underline-type="single" style:text-underline-style="solid" style:text-underline-width="auto" style:text-underline-mode="continuous"/>
    </style:style>
    <style:style style:name="P1753" style:parent-style-name="Normalny" style:family="paragraph">
      <style:paragraph-properties fo:text-align="justify" fo:line-height="150%" fo:text-indent="0.2479in"/>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P1757" style:parent-style-name="Normalny" style:family="paragraph">
      <style:paragraph-properties fo:text-align="justify" fo:line-height="150%"/>
    </style:style>
    <style:style style:name="T1758" style:parent-style-name="Domyślnaczcionkaakapitu" style:family="text">
      <style:text-properties style:text-underline-type="single" style:text-underline-style="solid" style:text-underline-width="auto" style:text-underline-mode="continuous"/>
    </style:style>
    <style:style style:name="P1759" style:parent-style-name="Normalny" style:family="paragraph">
      <style:paragraph-properties fo:text-align="justify" fo:line-height="150%" fo:text-indent="0.2479in"/>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T1762" style:parent-style-name="Domyślnaczcionkaakapitu" style:family="text">
      <style:text-properties fo:background-color="#80FFFF"/>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P1765" style:parent-style-name="Normalny" style:family="paragraph">
      <style:paragraph-properties fo:text-align="justify" fo:line-height="150%" fo:text-indent="0.2479in"/>
    </style:style>
    <style:style style:name="T1766" style:parent-style-name="Domyślnaczcionkaakapitu" style:family="text">
      <style:text-properties fo:background-color="#80FFFF"/>
    </style:style>
    <style:style style:name="T1767" style:parent-style-name="Domyślnaczcionkaakapitu" style:family="text">
      <style:text-properties fo:background-color="#80FFFF"/>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T1770" style:parent-style-name="Domyślnaczcionkaakapitu" style:family="text">
      <style:text-properties fo:background-color="#80FFFF"/>
    </style:style>
    <style:style style:name="T1771" style:parent-style-name="Domyślnaczcionkaakapitu" style:family="text">
      <style:text-properties fo:background-color="#80FFFF"/>
    </style:style>
    <style:style style:name="T1772" style:parent-style-name="Domyślnaczcionkaakapitu" style:family="text">
      <style:text-properties fo:background-color="#80FFFF"/>
    </style:style>
    <style:style style:name="P1773" style:parent-style-name="Normalny" style:family="paragraph">
      <style:paragraph-properties fo:text-align="justify" fo:line-height="150%" fo:text-indent="0.2479in"/>
    </style:style>
    <style:style style:name="T1774" style:parent-style-name="Domyślnaczcionkaakapitu" style:family="text">
      <style:text-properties fo:background-color="#80FFFF"/>
    </style:style>
    <style:style style:name="T1775" style:parent-style-name="Domyślnaczcionkaakapitu" style:family="text">
      <style:text-properties fo:background-color="#80FFFF"/>
    </style:style>
    <style:style style:name="T1776" style:parent-style-name="Domyślnaczcionkaakapitu" style:family="text">
      <style:text-properties fo:background-color="#80FFFF"/>
    </style:style>
    <style:style style:name="T1777" style:parent-style-name="Domyślnaczcionkaakapitu" style:family="text">
      <style:text-properties fo:background-color="#80FFFF"/>
    </style:style>
    <style:style style:name="P1778" style:parent-style-name="Normalny" style:family="paragraph">
      <style:paragraph-properties fo:text-align="justify" fo:line-height="150%" fo:text-indent="0.2479in"/>
    </style:style>
    <style:style style:name="P1779" style:parent-style-name="Normalny" style:family="paragraph">
      <style:paragraph-properties fo:text-align="justify" fo:line-height="150%"/>
    </style:style>
    <style:style style:name="T1780" style:parent-style-name="Domyślnaczcionkaakapitu" style:family="text">
      <style:text-properties style:text-underline-type="single" style:text-underline-style="solid" style:text-underline-width="auto" style:text-underline-mode="continuous"/>
    </style:style>
    <style:style style:name="T1781" style:parent-style-name="Domyślnaczcionkaakapitu" style:family="text">
      <style:text-properties fo:background-color="#80FFFF" style:text-underline-type="single" style:text-underline-style="solid" style:text-underline-width="auto" style:text-underline-mode="continuous"/>
    </style:style>
    <style:style style:name="T1782" style:parent-style-name="Domyślnaczcionkaakapitu" style:family="text">
      <style:text-properties style:text-underline-type="single" style:text-underline-style="solid" style:text-underline-width="auto" style:text-underline-mode="continuous"/>
    </style:style>
    <style:style style:name="T1783" style:parent-style-name="Domyślnaczcionkaakapitu" style:family="text">
      <style:text-properties fo:background-color="#80FFFF" style:text-underline-type="single" style:text-underline-style="solid" style:text-underline-width="auto" style:text-underline-mode="continuous"/>
    </style:style>
    <style:style style:name="T1784" style:parent-style-name="Domyślnaczcionkaakapitu" style:family="text">
      <style:text-properties style:text-underline-type="single" style:text-underline-style="solid" style:text-underline-width="auto" style:text-underline-mode="continuous"/>
    </style:style>
    <style:style style:name="P1785" style:parent-style-name="Normalny" style:family="paragraph">
      <style:paragraph-properties fo:text-align="justify" fo:line-height="150%" fo:text-indent="0.2479in"/>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P1790" style:parent-style-name="Normalny" style:family="paragraph">
      <style:paragraph-properties fo:text-align="justify" fo:line-height="150%" fo:text-indent="0.2479in"/>
    </style:style>
    <style:style style:name="P1791" style:parent-style-name="Normalny" style:family="paragraph">
      <style:paragraph-properties fo:text-align="justify" fo:line-height="150%"/>
    </style:style>
    <style:style style:name="T1792" style:parent-style-name="Domyślnaczcionkaakapitu" style:family="text">
      <style:text-properties style:text-underline-type="single" style:text-underline-style="solid" style:text-underline-width="auto" style:text-underline-mode="continuous"/>
    </style:style>
    <style:style style:name="T1793" style:parent-style-name="Domyślnaczcionkaakapitu" style:family="text">
      <style:text-properties fo:background-color="#80FFFF" style:text-underline-type="single" style:text-underline-style="solid" style:text-underline-width="auto" style:text-underline-mode="continuous"/>
    </style:style>
    <style:style style:name="T1794" style:parent-style-name="Domyślnaczcionkaakapitu" style:family="text">
      <style:text-properties style:text-underline-type="single" style:text-underline-style="solid" style:text-underline-width="auto" style:text-underline-mode="continuous"/>
    </style:style>
    <style:style style:name="T1795" style:parent-style-name="Domyślnaczcionkaakapitu" style:family="text">
      <style:text-properties fo:background-color="#80FFFF" style:text-underline-type="single" style:text-underline-style="solid" style:text-underline-width="auto" style:text-underline-mode="continuous"/>
    </style:style>
    <style:style style:name="P1796" style:parent-style-name="Normalny" style:family="paragraph">
      <style:paragraph-properties fo:text-align="justify" fo:line-height="150%" fo:text-indent="0.2479in"/>
    </style:style>
    <style:style style:name="T1797" style:parent-style-name="Domyślnaczcionkaakapitu" style:family="text">
      <style:text-properties fo:background-color="#80FFFF"/>
    </style:style>
    <style:style style:name="T1798" style:parent-style-name="Domyślnaczcionkaakapitu" style:family="text">
      <style:text-properties style:text-underline-type="single" style:text-underline-style="solid" style:text-underline-width="auto" style:text-underline-mode="continuous"/>
    </style:style>
    <style:style style:name="T1799" style:parent-style-name="Domyślnaczcionkaakapitu" style:family="text">
      <style:text-properties fo:background-color="#80FFFF" style:text-underline-type="single" style:text-underline-style="solid" style:text-underline-width="auto" style:text-underline-mode="continuous"/>
    </style:style>
    <style:style style:name="T1800" style:parent-style-name="Domyślnaczcionkaakapitu" style:family="text">
      <style:text-properties style:text-underline-type="single" style:text-underline-style="solid" style:text-underline-width="auto" style:text-underline-mode="continuous"/>
    </style:style>
    <style:style style:name="T1801" style:parent-style-name="Domyślnaczcionkaakapitu" style:family="text">
      <style:text-properties fo:background-color="#80FFFF" style:text-underline-type="single" style:text-underline-style="solid" style:text-underline-width="auto" style:text-underline-mode="continuous"/>
    </style:style>
    <style:style style:name="T1802" style:parent-style-name="Domyślnaczcionkaakapitu" style:family="text">
      <style:text-properties style:text-underline-type="single" style:text-underline-style="solid" style:text-underline-width="auto" style:text-underline-mode="continuous"/>
    </style:style>
    <style:style style:name="P1803" style:parent-style-name="Normalny" style:family="paragraph">
      <style:paragraph-properties fo:text-align="justify" fo:line-height="150%" fo:text-indent="0.2479in"/>
    </style:style>
    <style:style style:name="P1804" style:parent-style-name="Normalny" style:family="paragraph">
      <style:paragraph-properties fo:text-align="justify" fo:line-height="150%" fo:text-indent="0.2479in"/>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P1810" style:parent-style-name="Normalny" style:family="paragraph">
      <style:paragraph-properties fo:text-align="justify" fo:line-height="150%" fo:text-indent="0.2479in"/>
    </style:style>
    <style:style style:name="P1811" style:parent-style-name="Normalny" style:family="paragraph">
      <style:paragraph-properties fo:text-align="justify" fo:line-height="150%"/>
    </style:style>
    <style:style style:name="T1812" style:parent-style-name="Domyślnaczcionkaakapitu" style:family="text">
      <style:text-properties style:text-underline-type="single" style:text-underline-style="solid" style:text-underline-width="auto" style:text-underline-mode="continuous"/>
    </style:style>
    <style:style style:name="T1813" style:parent-style-name="Domyślnaczcionkaakapitu" style:family="text">
      <style:text-properties fo:background-color="#80FFFF" style:text-underline-type="single" style:text-underline-style="solid" style:text-underline-width="auto" style:text-underline-mode="continuous"/>
    </style:style>
    <style:style style:name="T1814" style:parent-style-name="Domyślnaczcionkaakapitu" style:family="text">
      <style:text-properties style:text-underline-type="single" style:text-underline-style="solid" style:text-underline-width="auto" style:text-underline-mode="continuous"/>
    </style:style>
    <style:style style:name="P1815" style:parent-style-name="Normalny" style:family="paragraph">
      <style:paragraph-properties fo:text-align="justify" fo:line-height="150%" fo:text-indent="0.2479in"/>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T1819" style:parent-style-name="Domyślnaczcionkaakapitu" style:family="text">
      <style:text-properties fo:background-color="#80FFFF"/>
    </style:style>
    <style:style style:name="P1820" style:parent-style-name="Normalny" style:family="paragraph">
      <style:paragraph-properties fo:text-align="justify" fo:line-height="150%"/>
    </style:style>
    <style:style style:name="T1821" style:parent-style-name="Domyślnaczcionkaakapitu" style:family="text">
      <style:text-properties style:text-underline-type="single" style:text-underline-style="solid" style:text-underline-width="auto" style:text-underline-mode="continuous"/>
    </style:style>
    <style:style style:name="T1822" style:parent-style-name="Domyślnaczcionkaakapitu" style:family="text">
      <style:text-properties fo:background-color="#80FFFF" style:text-underline-type="single" style:text-underline-style="solid" style:text-underline-width="auto" style:text-underline-mode="continuous"/>
    </style:style>
    <style:style style:name="T1823" style:parent-style-name="Domyślnaczcionkaakapitu" style:family="text">
      <style:text-properties style:text-underline-type="single" style:text-underline-style="solid" style:text-underline-width="auto" style:text-underline-mode="continuous"/>
    </style:style>
    <style:style style:name="P1824" style:parent-style-name="Normalny" style:family="paragraph">
      <style:paragraph-properties fo:text-align="justify" fo:line-height="150%" fo:text-indent="0.2479in"/>
    </style:style>
    <style:style style:name="T1825" style:parent-style-name="Domyślnaczcionkaakapitu" style:family="text">
      <style:text-properties fo:background-color="#80FFFF"/>
    </style:style>
    <style:style style:name="T1826" style:parent-style-name="Domyślnaczcionkaakapitu" style:family="text">
      <style:text-properties fo:background-color="#80FFFF"/>
    </style:style>
    <style:style style:name="P1827" style:parent-style-name="Normalny" style:family="paragraph">
      <style:paragraph-properties fo:text-align="justify" fo:line-height="150%"/>
    </style:style>
    <style:style style:name="T1828" style:parent-style-name="Domyślnaczcionkaakapitu" style:family="text">
      <style:text-properties style:text-underline-type="single" style:text-underline-style="solid" style:text-underline-width="auto" style:text-underline-mode="continuous"/>
    </style:style>
    <style:style style:name="T1829" style:parent-style-name="Domyślnaczcionkaakapitu" style:family="text">
      <style:text-properties fo:background-color="#80FFFF" style:text-underline-type="single" style:text-underline-style="solid" style:text-underline-width="auto" style:text-underline-mode="continuous"/>
    </style:style>
    <style:style style:name="T1830" style:parent-style-name="Domyślnaczcionkaakapitu" style:family="text">
      <style:text-properties style:text-underline-type="single" style:text-underline-style="solid" style:text-underline-width="auto" style:text-underline-mode="continuous"/>
    </style:style>
    <style:style style:name="T1831" style:parent-style-name="Domyślnaczcionkaakapitu" style:family="text">
      <style:text-properties fo:background-color="#80FFFF" style:text-underline-type="single" style:text-underline-style="solid" style:text-underline-width="auto" style:text-underline-mode="continuous"/>
    </style:style>
    <style:style style:name="T1832" style:parent-style-name="Domyślnaczcionkaakapitu" style:family="text">
      <style:text-properties style:text-underline-type="single" style:text-underline-style="solid" style:text-underline-width="auto" style:text-underline-mode="continuous"/>
    </style:style>
    <style:style style:name="P1833" style:parent-style-name="Normalny" style:family="paragraph">
      <style:paragraph-properties fo:text-align="justify" fo:line-height="150%" fo:text-indent="0.2479in"/>
    </style:style>
    <style:style style:name="T1834" style:parent-style-name="Domyślnaczcionkaakapitu" style:family="text">
      <style:text-properties fo:background-color="#80FFFF"/>
    </style:style>
    <style:style style:name="P1835" style:parent-style-name="Normalny" style:family="paragraph">
      <style:paragraph-properties fo:text-align="justify" fo:line-height="150%">
        <style:tab-stops>
          <style:tab-stop style:type="left" style:position="2.7333in"/>
        </style:tab-stops>
      </style:paragraph-properties>
    </style:style>
    <style:style style:name="T1836" style:parent-style-name="Domyślnaczcionkaakapitu" style:family="text">
      <style:text-properties style:text-underline-type="single" style:text-underline-style="solid" style:text-underline-width="auto" style:text-underline-mode="continuous"/>
    </style:style>
    <style:style style:name="T1837" style:parent-style-name="Domyślnaczcionkaakapitu" style:family="text">
      <style:text-properties fo:background-color="#80FFFF" style:text-underline-type="single" style:text-underline-style="solid" style:text-underline-width="auto" style:text-underline-mode="continuous"/>
    </style:style>
    <style:style style:name="T1838" style:parent-style-name="Domyślnaczcionkaakapitu" style:family="text">
      <style:text-properties style:text-underline-type="single" style:text-underline-style="solid" style:text-underline-width="auto" style:text-underline-mode="continuous"/>
    </style:style>
    <style:style style:name="P1839" style:parent-style-name="Normalny" style:family="paragraph">
      <style:paragraph-properties fo:text-align="justify" fo:line-height="150%" fo:text-indent="0.2479in">
        <style:tab-stops>
          <style:tab-stop style:type="left" style:position="2.7333in"/>
        </style:tab-stops>
      </style:paragraph-properties>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P1842" style:parent-style-name="Normalny" style:family="paragraph">
      <style:paragraph-properties fo:text-align="justify" fo:line-height="150%" fo:text-indent="0.2479in"/>
    </style:style>
    <style:style style:name="P1843" style:parent-style-name="Normalny" style:family="paragraph">
      <style:paragraph-properties fo:text-align="justify" fo:line-height="150%"/>
    </style:style>
    <style:style style:name="T1844" style:parent-style-name="Domyślnaczcionkaakapitu" style:family="text">
      <style:text-properties style:text-underline-type="single" style:text-underline-style="solid" style:text-underline-width="auto" style:text-underline-mode="continuous"/>
    </style:style>
    <style:style style:name="T1845" style:parent-style-name="Domyślnaczcionkaakapitu" style:family="text">
      <style:text-properties fo:background-color="#80FFFF" style:text-underline-type="single" style:text-underline-style="solid" style:text-underline-width="auto" style:text-underline-mode="continuous"/>
    </style:style>
    <style:style style:name="T1846" style:parent-style-name="Domyślnaczcionkaakapitu" style:family="text">
      <style:text-properties style:text-underline-type="single" style:text-underline-style="solid" style:text-underline-width="auto" style:text-underline-mode="continuous"/>
    </style:style>
    <style:style style:name="T1847" style:parent-style-name="Domyślnaczcionkaakapitu" style:family="text">
      <style:text-properties fo:background-color="#80FFFF" style:text-underline-type="single" style:text-underline-style="solid" style:text-underline-width="auto" style:text-underline-mode="continuous"/>
    </style:style>
    <style:style style:name="T1848" style:parent-style-name="Domyślnaczcionkaakapitu" style:family="text">
      <style:text-properties style:text-underline-type="single" style:text-underline-style="solid" style:text-underline-width="auto" style:text-underline-mode="continuous"/>
    </style:style>
    <style:style style:name="P1849" style:parent-style-name="Normalny" style:family="paragraph">
      <style:paragraph-properties fo:text-align="justify" fo:line-height="150%" fo:text-indent="0.2479in"/>
    </style:style>
    <style:style style:name="P1850" style:parent-style-name="Normalny" style:family="paragraph">
      <style:paragraph-properties fo:text-align="justify" fo:line-height="150%" fo:text-indent="0.2479in"/>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P1854" style:parent-style-name="Normalny" style:family="paragraph">
      <style:paragraph-properties fo:text-align="justify" fo:line-height="150%" fo:text-indent="0.2479in"/>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P1857" style:parent-style-name="Normalny" style:family="paragraph">
      <style:paragraph-properties fo:text-align="justify" fo:line-height="150%"/>
    </style:style>
    <style:style style:name="T1858" style:parent-style-name="Domyślnaczcionkaakapitu" style:family="text">
      <style:text-properties style:text-underline-type="single" style:text-underline-style="solid" style:text-underline-width="auto" style:text-underline-mode="continuous"/>
    </style:style>
    <style:style style:name="T1859" style:parent-style-name="Domyślnaczcionkaakapitu" style:family="text">
      <style:text-properties fo:background-color="#80FFFF" style:text-underline-type="single" style:text-underline-style="solid" style:text-underline-width="auto" style:text-underline-mode="continuous"/>
    </style:style>
    <style:style style:name="T1860" style:parent-style-name="Domyślnaczcionkaakapitu" style:family="text">
      <style:text-properties style:text-underline-type="single" style:text-underline-style="solid" style:text-underline-width="auto" style:text-underline-mode="continuous"/>
    </style:style>
    <style:style style:name="P1861" style:parent-style-name="Normalny" style:family="paragraph">
      <style:paragraph-properties fo:text-align="justify" fo:line-height="150%" fo:text-indent="0.2479in"/>
    </style:style>
    <style:style style:name="P1862" style:parent-style-name="Normalny" style:family="paragraph">
      <style:paragraph-properties fo:text-align="justify" fo:line-height="150%" fo:text-indent="0.2479in"/>
    </style:style>
    <style:style style:name="P1863" style:parent-style-name="Normalny" style:family="paragraph">
      <style:paragraph-properties fo:text-align="justify" fo:line-height="150%"/>
    </style:style>
    <style:style style:name="T1864" style:parent-style-name="Domyślnaczcionkaakapitu" style:family="text">
      <style:text-properties style:text-underline-type="single" style:text-underline-style="solid" style:text-underline-width="auto" style:text-underline-mode="continuous"/>
    </style:style>
    <style:style style:name="T1865" style:parent-style-name="Domyślnaczcionkaakapitu" style:family="text">
      <style:text-properties fo:background-color="#80FFFF" style:text-underline-type="single" style:text-underline-style="solid" style:text-underline-width="auto" style:text-underline-mode="continuous"/>
    </style:style>
    <style:style style:name="T1866" style:parent-style-name="Domyślnaczcionkaakapitu" style:family="text">
      <style:text-properties style:text-underline-type="single" style:text-underline-style="solid" style:text-underline-width="auto" style:text-underline-mode="continuous"/>
    </style:style>
    <style:style style:name="P1867" style:parent-style-name="Normalny" style:family="paragraph">
      <style:paragraph-properties fo:text-align="justify" fo:line-height="150%" fo:text-indent="0.2479in"/>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P1874" style:parent-style-name="Normalny" style:family="paragraph">
      <style:paragraph-properties fo:text-align="justify" fo:line-height="150%">
        <style:tab-stops>
          <style:tab-stop style:type="left" style:position="2.8194in"/>
        </style:tab-stops>
      </style:paragraph-properties>
    </style:style>
    <style:style style:name="T1875" style:parent-style-name="Domyślnaczcionkaakapitu" style:family="text">
      <style:text-properties fo:background-color="#80FFFF" style:text-underline-type="single" style:text-underline-style="solid" style:text-underline-width="auto" style:text-underline-mode="continuous"/>
    </style:style>
    <style:style style:name="T1876" style:parent-style-name="Domyślnaczcionkaakapitu" style:family="text">
      <style:text-properties style:text-underline-type="single" style:text-underline-style="solid" style:text-underline-width="auto" style:text-underline-mode="continuous"/>
    </style:style>
    <style:style style:name="P1877" style:parent-style-name="Normalny" style:family="paragraph">
      <style:paragraph-properties fo:text-align="justify" fo:line-height="150%" fo:text-indent="0.2479in">
        <style:tab-stops>
          <style:tab-stop style:type="left" style:position="2.8194in"/>
        </style:tab-stops>
      </style:paragraph-properties>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P1882" style:parent-style-name="Normalny" style:family="paragraph">
      <style:paragraph-properties fo:text-align="justify" fo:line-height="150%"/>
    </style:style>
    <style:style style:name="T1883" style:parent-style-name="Domyślnaczcionkaakapitu" style:family="text">
      <style:text-properties style:text-underline-type="single" style:text-underline-style="solid" style:text-underline-width="auto" style:text-underline-mode="continuous"/>
    </style:style>
    <style:style style:name="T1884" style:parent-style-name="Domyślnaczcionkaakapitu" style:family="text">
      <style:text-properties fo:background-color="#80FFFF" style:text-underline-type="single" style:text-underline-style="solid" style:text-underline-width="auto" style:text-underline-mode="continuous"/>
    </style:style>
    <style:style style:name="T1885" style:parent-style-name="Domyślnaczcionkaakapitu" style:family="text">
      <style:text-properties style:text-underline-type="single" style:text-underline-style="solid" style:text-underline-width="auto" style:text-underline-mode="continuous"/>
    </style:style>
    <style:style style:name="P1886" style:parent-style-name="Normalny" style:family="paragraph">
      <style:paragraph-properties fo:text-align="justify" fo:line-height="150%" fo:text-indent="0.2479in"/>
    </style:style>
    <style:style style:name="P1887" style:parent-style-name="Normalny" style:family="paragraph">
      <style:paragraph-properties fo:text-align="justify" fo:line-height="150%"/>
    </style:style>
    <style:style style:name="T1888" style:parent-style-name="Domyślnaczcionkaakapitu" style:family="text">
      <style:text-properties style:text-underline-type="single" style:text-underline-style="solid" style:text-underline-width="auto" style:text-underline-mode="continuous"/>
    </style:style>
    <style:style style:name="P1889" style:parent-style-name="Normalny" style:family="paragraph">
      <style:paragraph-properties fo:text-align="justify" fo:line-height="150%" fo:text-indent="0.2479in"/>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P1892" style:parent-style-name="Normalny" style:family="paragraph">
      <style:paragraph-properties fo:text-align="justify" fo:line-height="150%"/>
    </style:style>
    <style:style style:name="T1893" style:parent-style-name="Domyślnaczcionkaakapitu" style:family="text">
      <style:text-properties style:text-underline-type="single" style:text-underline-style="solid" style:text-underline-width="auto" style:text-underline-mode="continuous"/>
    </style:style>
    <style:style style:name="T1894" style:parent-style-name="Domyślnaczcionkaakapitu" style:family="text">
      <style:text-properties fo:background-color="#80FFFF" style:text-underline-type="single" style:text-underline-style="solid" style:text-underline-width="auto" style:text-underline-mode="continuous"/>
    </style:style>
    <style:style style:name="T1895" style:parent-style-name="Domyślnaczcionkaakapitu" style:family="text">
      <style:text-properties style:text-underline-type="single" style:text-underline-style="solid" style:text-underline-width="auto" style:text-underline-mode="continuous"/>
    </style:style>
    <style:style style:name="P1896" style:parent-style-name="Normalny" style:family="paragraph">
      <style:paragraph-properties fo:text-align="justify" fo:line-height="150%" fo:text-indent="0.2479in"/>
    </style:style>
    <style:style style:name="P1897" style:parent-style-name="Normalny" style:family="paragraph">
      <style:paragraph-properties fo:text-align="justify" fo:line-height="150%"/>
    </style:style>
    <style:style style:name="T1898" style:parent-style-name="Domyślnaczcionkaakapitu" style:family="text">
      <style:text-properties style:text-underline-type="single" style:text-underline-style="solid" style:text-underline-width="auto" style:text-underline-mode="continuous"/>
    </style:style>
    <style:style style:name="T1899" style:parent-style-name="Domyślnaczcionkaakapitu" style:family="text">
      <style:text-properties fo:background-color="#80FFFF" style:text-underline-type="single" style:text-underline-style="solid" style:text-underline-width="auto" style:text-underline-mode="continuous"/>
    </style:style>
    <style:style style:name="T1900" style:parent-style-name="Domyślnaczcionkaakapitu" style:family="text">
      <style:text-properties style:text-underline-type="single" style:text-underline-style="solid" style:text-underline-width="auto" style:text-underline-mode="continuous"/>
    </style:style>
    <style:style style:name="T1901" style:parent-style-name="Domyślnaczcionkaakapitu" style:family="text">
      <style:text-properties fo:background-color="#80FFFF" style:text-underline-type="single" style:text-underline-style="solid" style:text-underline-width="auto" style:text-underline-mode="continuous"/>
    </style:style>
    <style:style style:name="T1902" style:parent-style-name="Domyślnaczcionkaakapitu" style:family="text">
      <style:text-properties style:text-underline-type="single" style:text-underline-style="solid" style:text-underline-width="auto" style:text-underline-mode="continuous"/>
    </style:style>
    <style:style style:name="P1903" style:parent-style-name="Normalny" style:family="paragraph">
      <style:paragraph-properties fo:text-align="justify" fo:line-height="150%" fo:text-indent="0.2479in"/>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P1906" style:parent-style-name="Normalny" style:family="paragraph">
      <style:paragraph-properties fo:text-align="justify" fo:line-height="150%"/>
    </style:style>
    <style:style style:name="T1907" style:parent-style-name="Domyślnaczcionkaakapitu" style:family="text">
      <style:text-properties style:text-underline-type="single" style:text-underline-style="solid" style:text-underline-width="auto" style:text-underline-mode="continuous"/>
    </style:style>
    <style:style style:name="T1908" style:parent-style-name="Domyślnaczcionkaakapitu" style:family="text">
      <style:text-properties fo:background-color="#80FFFF" style:text-underline-type="single" style:text-underline-style="solid" style:text-underline-width="auto" style:text-underline-mode="continuous"/>
    </style:style>
    <style:style style:name="T1909" style:parent-style-name="Domyślnaczcionkaakapitu" style:family="text">
      <style:text-properties style:text-underline-type="single" style:text-underline-style="solid" style:text-underline-width="auto" style:text-underline-mode="continuous"/>
    </style:style>
    <style:style style:name="P1910" style:parent-style-name="Normalny" style:family="paragraph">
      <style:paragraph-properties fo:text-align="justify" fo:line-height="150%" fo:text-indent="0.2479in"/>
    </style:style>
    <style:style style:name="T1911" style:parent-style-name="Domyślnaczcionkaakapitu" style:family="text">
      <style:text-properties fo:background-color="#80FFFF"/>
    </style:style>
    <style:style style:name="P1912" style:parent-style-name="Normalny" style:family="paragraph">
      <style:paragraph-properties fo:text-align="justify" fo:line-height="150%" fo:text-indent="0.2479in"/>
    </style:style>
    <style:style style:name="P1913" style:parent-style-name="Normalny" style:family="paragraph">
      <style:paragraph-properties fo:text-align="justify" fo:line-height="150%" fo:text-indent="0.2479in"/>
    </style:style>
    <style:style style:name="T1914" style:parent-style-name="Domyślnaczcionkaakapitu" style:family="text">
      <style:text-properties fo:background-color="#80FFFF"/>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P1917" style:parent-style-name="Normalny" style:family="paragraph">
      <style:paragraph-properties fo:text-align="justify" fo:line-height="150%"/>
    </style:style>
    <style:style style:name="T1918" style:parent-style-name="Domyślnaczcionkaakapitu" style:family="text">
      <style:text-properties style:text-underline-type="single" style:text-underline-style="solid" style:text-underline-width="auto" style:text-underline-mode="continuous"/>
    </style:style>
    <style:style style:name="T1919" style:parent-style-name="Domyślnaczcionkaakapitu" style:family="text">
      <style:text-properties fo:background-color="#80FFFF" style:text-underline-type="single" style:text-underline-style="solid" style:text-underline-width="auto" style:text-underline-mode="continuous"/>
    </style:style>
    <style:style style:name="T1920" style:parent-style-name="Domyślnaczcionkaakapitu" style:family="text">
      <style:text-properties style:text-underline-type="single" style:text-underline-style="solid" style:text-underline-width="auto" style:text-underline-mode="continuous"/>
    </style:style>
    <style:style style:name="T1921" style:parent-style-name="Domyślnaczcionkaakapitu" style:family="text">
      <style:text-properties fo:background-color="#80FFFF" style:text-underline-type="single" style:text-underline-style="solid" style:text-underline-width="auto" style:text-underline-mode="continuous"/>
    </style:style>
    <style:style style:name="T1922" style:parent-style-name="Domyślnaczcionkaakapitu" style:family="text">
      <style:text-properties style:text-underline-type="single" style:text-underline-style="solid" style:text-underline-width="auto" style:text-underline-mode="continuous"/>
    </style:style>
    <style:style style:name="P1923" style:parent-style-name="Normalny" style:family="paragraph">
      <style:paragraph-properties fo:text-align="justify" fo:line-height="150%" fo:text-indent="0.2479in"/>
    </style:style>
    <style:style style:name="T1924" style:parent-style-name="Domyślnaczcionkaakapitu" style:family="text">
      <style:text-properties fo:background-color="#80FFFF"/>
    </style:style>
    <style:style style:name="T1925" style:parent-style-name="Domyślnaczcionkaakapitu" style:family="text">
      <style:text-properties fo:background-color="#80FFFF"/>
    </style:style>
    <style:style style:name="T1926" style:parent-style-name="Domyślnaczcionkaakapitu" style:family="text">
      <style:text-properties fo:background-color="#80FFFF"/>
    </style:style>
    <style:style style:name="T1927" style:parent-style-name="Domyślnaczcionkaakapitu" style:family="text">
      <style:text-properties fo:background-color="#80FFFF"/>
    </style:style>
    <style:style style:name="T1928" style:parent-style-name="Domyślnaczcionkaakapitu" style:family="text">
      <style:text-properties fo:background-color="#80FFFF"/>
    </style:style>
    <style:style style:name="T1929" style:parent-style-name="Domyślnaczcionkaakapitu" style:family="text">
      <style:text-properties fo:background-color="#80FFFF"/>
    </style:style>
    <style:style style:name="T1930" style:parent-style-name="Domyślnaczcionkaakapitu" style:family="text">
      <style:text-properties fo:background-color="#80FFFF"/>
    </style:style>
    <style:style style:name="T1931" style:parent-style-name="Domyślnaczcionkaakapitu" style:family="text">
      <style:text-properties fo:background-color="#80FFFF"/>
    </style:style>
    <style:style style:name="T1932" style:parent-style-name="Domyślnaczcionkaakapitu" style:family="text">
      <style:text-properties fo:background-color="#80FFFF"/>
    </style:style>
    <style:style style:name="T1933" style:parent-style-name="Domyślnaczcionkaakapitu" style:family="text">
      <style:text-properties fo:background-color="#80FFFF"/>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P1936" style:parent-style-name="Normalny" style:family="paragraph">
      <style:paragraph-properties fo:text-align="justify" fo:line-height="150%"/>
    </style:style>
    <style:style style:name="T1937" style:parent-style-name="Domyślnaczcionkaakapitu" style:family="text">
      <style:text-properties style:text-underline-type="single" style:text-underline-style="solid" style:text-underline-width="auto" style:text-underline-mode="continuous"/>
    </style:style>
    <style:style style:name="P1938" style:parent-style-name="Normalny" style:family="paragraph">
      <style:paragraph-properties fo:text-align="justify" fo:line-height="150%" fo:text-indent="0.2479in"/>
    </style:style>
    <style:style style:name="T1939" style:parent-style-name="Domyślnaczcionkaakapitu" style:family="text">
      <style:text-properties fo:background-color="#80FFFF"/>
    </style:style>
    <style:style style:name="P1940" style:parent-style-name="Normalny" style:family="paragraph">
      <style:paragraph-properties fo:text-align="justify" fo:line-height="150%" fo:text-indent="0.2479in"/>
    </style:style>
    <style:style style:name="P1941" style:parent-style-name="Normalny" style:family="paragraph">
      <style:paragraph-properties fo:text-align="justify" fo:line-height="150%"/>
    </style:style>
    <style:style style:name="T1942" style:parent-style-name="Domyślnaczcionkaakapitu" style:family="text">
      <style:text-properties style:text-underline-type="single" style:text-underline-style="solid" style:text-underline-width="auto" style:text-underline-mode="continuous"/>
    </style:style>
    <style:style style:name="T1943" style:parent-style-name="Domyślnaczcionkaakapitu" style:family="text">
      <style:text-properties fo:background-color="#80FFFF" style:text-underline-type="single" style:text-underline-style="solid" style:text-underline-width="auto" style:text-underline-mode="continuous"/>
    </style:style>
    <style:style style:name="T1944" style:parent-style-name="Domyślnaczcionkaakapitu" style:family="text">
      <style:text-properties style:text-underline-type="single" style:text-underline-style="solid" style:text-underline-width="auto" style:text-underline-mode="continuous"/>
    </style:style>
    <style:style style:name="T1945" style:parent-style-name="Domyślnaczcionkaakapitu" style:family="text">
      <style:text-properties style:text-underline-type="single" style:text-underline-style="solid" style:text-underline-width="auto" style:text-underline-mode="continuous"/>
    </style:style>
    <style:style style:name="T1946" style:parent-style-name="Domyślnaczcionkaakapitu" style:family="text">
      <style:text-properties style:text-underline-type="single" style:text-underline-style="solid" style:text-underline-width="auto" style:text-underline-mode="continuous"/>
    </style:style>
    <style:style style:name="T1947" style:parent-style-name="Domyślnaczcionkaakapitu" style:family="text">
      <style:text-properties fo:background-color="#80FFFF" style:text-underline-type="single" style:text-underline-style="solid" style:text-underline-width="auto" style:text-underline-mode="continuous"/>
    </style:style>
    <style:style style:name="T1948" style:parent-style-name="Domyślnaczcionkaakapitu" style:family="text">
      <style:text-properties style:text-underline-type="single" style:text-underline-style="solid" style:text-underline-width="auto" style:text-underline-mode="continuous"/>
    </style:style>
    <style:style style:name="T1949" style:parent-style-name="Domyślnaczcionkaakapitu" style:family="text">
      <style:text-properties style:text-underline-type="single" style:text-underline-style="solid" style:text-underline-width="auto" style:text-underline-mode="continuous"/>
    </style:style>
    <style:style style:name="P1950" style:parent-style-name="Normalny" style:family="paragraph">
      <style:paragraph-properties fo:text-align="justify" fo:line-height="150%" fo:text-indent="0.2479in"/>
    </style:style>
    <style:style style:name="T1951" style:parent-style-name="Domyślnaczcionkaakapitu" style:family="text">
      <style:text-properties fo:background-color="#80FFFF"/>
    </style:style>
    <style:style style:name="P1952" style:parent-style-name="Normalny" style:family="paragraph">
      <style:paragraph-properties fo:text-align="justify" fo:line-height="150%" fo:text-indent="0.2479in"/>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T1966" style:parent-style-name="Domyślnaczcionkaakapitu" style:family="text">
      <style:text-properties fo:background-color="#80FFFF"/>
    </style:style>
    <style:style style:name="T1967" style:parent-style-name="Domyślnaczcionkaakapitu" style:family="text">
      <style:text-properties fo:background-color="#80FFFF"/>
    </style:style>
    <style:style style:name="P1968" style:parent-style-name="Normalny" style:family="paragraph">
      <style:paragraph-properties fo:text-align="justify" fo:line-height="150%" fo:text-indent="0.2479in"/>
    </style:style>
    <style:style style:name="T1969" style:parent-style-name="Domyślnaczcionkaakapitu" style:family="text">
      <style:text-properties fo:background-color="#80FFFF"/>
    </style:style>
    <style:style style:name="T1970" style:parent-style-name="Domyślnaczcionkaakapitu" style:family="text">
      <style:text-properties fo:background-color="#80FFFF"/>
    </style:style>
    <style:style style:name="T1971" style:parent-style-name="Domyślnaczcionkaakapitu" style:family="text">
      <style:text-properties fo:background-color="#80FFFF"/>
    </style:style>
    <style:style style:name="T1972" style:parent-style-name="Domyślnaczcionkaakapitu" style:family="text">
      <style:text-properties fo:background-color="#80FFFF"/>
    </style:style>
    <style:style style:name="T1973" style:parent-style-name="Domyślnaczcionkaakapitu" style:family="text">
      <style:text-properties fo:background-color="#80FFFF"/>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T1977" style:parent-style-name="Domyślnaczcionkaakapitu" style:family="text">
      <style:text-properties fo:background-color="#80FFFF"/>
    </style:style>
    <style:style style:name="P1978" style:parent-style-name="Normalny" style:family="paragraph">
      <style:paragraph-properties fo:text-align="justify" fo:line-height="150%" fo:text-indent="0.2479in"/>
    </style:style>
    <style:style style:name="P1979" style:parent-style-name="Normalny" style:family="paragraph">
      <style:paragraph-properties fo:text-align="justify" fo:line-height="150%" fo:text-indent="0.2479in"/>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T1982" style:parent-style-name="Domyślnaczcionkaakapitu" style:family="text">
      <style:text-properties fo:background-color="#80FFFF"/>
    </style:style>
    <style:style style:name="T1983" style:parent-style-name="Domyślnaczcionkaakapitu" style:family="text">
      <style:text-properties fo:background-color="#80FFFF"/>
    </style:style>
    <style:style style:name="T1984" style:parent-style-name="Domyślnaczcionkaakapitu" style:family="text">
      <style:text-properties fo:background-color="#80FFFF"/>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T1987" style:parent-style-name="Domyślnaczcionkaakapitu" style:family="text">
      <style:text-properties fo:background-color="#80FFFF"/>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T1994" style:parent-style-name="Domyślnaczcionkaakapitu" style:family="text">
      <style:text-properties fo:background-color="#80FFFF"/>
    </style:style>
    <style:style style:name="P1995" style:parent-style-name="Normalny" style:family="paragraph">
      <style:paragraph-properties fo:text-align="justify" fo:line-height="150%" fo:text-indent="0.2479in"/>
    </style:style>
    <style:style style:name="T1996" style:parent-style-name="Domyślnaczcionkaakapitu" style:family="text">
      <style:text-properties fo:background-color="#80FFFF"/>
    </style:style>
    <style:style style:name="P1997" style:parent-style-name="Normalny" style:family="paragraph">
      <style:paragraph-properties fo:text-align="justify" fo:line-height="150%" fo:text-indent="0.2479in"/>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T2001" style:parent-style-name="Domyślnaczcionkaakapitu" style:family="text">
      <style:text-properties fo:background-color="#80FFFF"/>
    </style:style>
    <style:style style:name="P2002" style:parent-style-name="Normalny" style:family="paragraph">
      <style:paragraph-properties fo:text-align="justify" fo:line-height="150%" fo:text-indent="0.2479in"/>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P2010" style:parent-style-name="Normalny" style:family="paragraph">
      <style:paragraph-properties fo:text-align="justify" fo:line-height="150%" fo:text-indent="0.2479in"/>
    </style:style>
    <style:style style:name="T2011" style:parent-style-name="Domyślnaczcionkaakapitu" style:family="text">
      <style:text-properties fo:background-color="#80FFFF"/>
    </style:style>
    <style:style style:name="P2012" style:parent-style-name="Normalny" style:family="paragraph">
      <style:paragraph-properties fo:text-align="justify" fo:line-height="150%"/>
    </style:style>
    <style:style style:name="T2013" style:parent-style-name="Domyślnaczcionkaakapitu" style:family="text">
      <style:text-properties style:text-underline-type="single" style:text-underline-style="solid" style:text-underline-width="auto" style:text-underline-mode="continuous"/>
    </style:style>
    <style:style style:name="T2014" style:parent-style-name="Domyślnaczcionkaakapitu" style:family="text">
      <style:text-properties fo:background-color="#80FFFF" style:text-underline-type="single" style:text-underline-style="solid" style:text-underline-width="auto" style:text-underline-mode="continuous"/>
    </style:style>
    <style:style style:name="T2015" style:parent-style-name="Domyślnaczcionkaakapitu" style:family="text">
      <style:text-properties style:text-underline-type="single" style:text-underline-style="solid" style:text-underline-width="auto" style:text-underline-mode="continuous"/>
    </style:style>
    <style:style style:name="P2016" style:parent-style-name="Normalny" style:family="paragraph">
      <style:paragraph-properties fo:text-align="justify" fo:line-height="150%" fo:text-indent="0.2479in"/>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P2019" style:parent-style-name="Normalny" style:family="paragraph">
      <style:paragraph-properties fo:text-align="justify" fo:line-height="150%"/>
    </style:style>
    <style:style style:name="T2020" style:parent-style-name="Domyślnaczcionkaakapitu" style:family="text">
      <style:text-properties style:text-underline-type="single" style:text-underline-style="solid" style:text-underline-width="auto" style:text-underline-mode="continuous"/>
    </style:style>
    <style:style style:name="T2021" style:parent-style-name="Domyślnaczcionkaakapitu" style:family="text">
      <style:text-properties fo:background-color="#80FFFF" style:text-underline-type="single" style:text-underline-style="solid" style:text-underline-width="auto" style:text-underline-mode="continuous"/>
    </style:style>
    <style:style style:name="T2022" style:parent-style-name="Domyślnaczcionkaakapitu" style:family="text">
      <style:text-properties style:text-underline-type="single" style:text-underline-style="solid" style:text-underline-width="auto" style:text-underline-mode="continuous"/>
    </style:style>
    <style:style style:name="T2023" style:parent-style-name="Domyślnaczcionkaakapitu" style:family="text">
      <style:text-properties fo:background-color="#80FFFF" style:text-underline-type="single" style:text-underline-style="solid" style:text-underline-width="auto" style:text-underline-mode="continuous"/>
    </style:style>
    <style:style style:name="T2024" style:parent-style-name="Domyślnaczcionkaakapitu" style:family="text">
      <style:text-properties style:text-underline-type="single" style:text-underline-style="solid" style:text-underline-width="auto" style:text-underline-mode="continuous"/>
    </style:style>
    <style:style style:name="P2025" style:parent-style-name="Normalny" style:family="paragraph">
      <style:paragraph-properties fo:text-align="justify" fo:line-height="150%" fo:text-indent="0.2479in"/>
    </style:style>
    <style:style style:name="T2026" style:parent-style-name="Domyślnaczcionkaakapitu" style:family="text">
      <style:text-properties fo:background-color="#80FFFF"/>
    </style:style>
    <style:style style:name="P2027" style:parent-style-name="Normalny" style:family="paragraph">
      <style:paragraph-properties fo:text-align="justify" fo:line-height="150%" fo:text-indent="0.2479in"/>
    </style:style>
    <style:style style:name="T2028" style:parent-style-name="Domyślnaczcionkaakapitu" style:family="text">
      <style:text-properties fo:background-color="#80FFFF"/>
    </style:style>
    <style:style style:name="T2029" style:parent-style-name="Domyślnaczcionkaakapitu" style:family="text">
      <style:text-properties fo:background-color="#80FFFF"/>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P2034" style:parent-style-name="Normalny" style:family="paragraph">
      <style:paragraph-properties fo:text-align="justify" fo:line-height="150%" fo:text-indent="0.2479in"/>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P2053" style:parent-style-name="Normalny" style:family="paragraph">
      <style:paragraph-properties fo:text-align="justify" fo:line-height="150%" fo:text-indent="0.2479in"/>
    </style:style>
    <style:style style:name="T2054" style:parent-style-name="Domyślnaczcionkaakapitu" style:family="text">
      <style:text-properties fo:background-color="#80FFFF"/>
    </style:style>
    <style:style style:name="T2055" style:parent-style-name="Domyślnaczcionkaakapitu" style:family="text">
      <style:text-properties fo:background-color="#80FFFF"/>
    </style:style>
    <style:style style:name="T2056" style:parent-style-name="Domyślnaczcionkaakapitu" style:family="text">
      <style:text-properties fo:background-color="#80FFFF"/>
    </style:style>
    <style:style style:name="T2057" style:parent-style-name="Domyślnaczcionkaakapitu" style:family="text">
      <style:text-properties fo:background-color="#80FFFF"/>
    </style:style>
    <style:style style:name="P2058" style:parent-style-name="Normalny" style:family="paragraph">
      <style:paragraph-properties fo:text-align="justify" fo:line-height="150%" fo:text-indent="0.2479in"/>
    </style:style>
    <style:style style:name="T2059" style:parent-style-name="Domyślnaczcionkaakapitu" style:family="text">
      <style:text-properties fo:background-color="#80FFFF"/>
    </style:style>
    <style:style style:name="T2060" style:parent-style-name="Domyślnaczcionkaakapitu" style:family="text">
      <style:text-properties fo:background-color="#80FFFF"/>
    </style:style>
    <style:style style:name="P2061" style:parent-style-name="Normalny" style:family="paragraph">
      <style:paragraph-properties fo:text-align="justify" fo:line-height="150%" fo:text-indent="0.2479in"/>
    </style:style>
    <style:style style:name="T2062" style:parent-style-name="Domyślnaczcionkaakapitu" style:family="text">
      <style:text-properties fo:background-color="#80FFFF"/>
    </style:style>
    <style:style style:name="P2063" style:parent-style-name="Normalny" style:family="paragraph">
      <style:paragraph-properties fo:text-align="justify" fo:line-height="150%" fo:text-indent="0.2479in"/>
    </style:style>
    <style:style style:name="T2064" style:parent-style-name="Domyślnaczcionkaakapitu" style:family="text">
      <style:text-properties fo:background-color="#80FFFF"/>
    </style:style>
    <style:style style:name="T2065" style:parent-style-name="Domyślnaczcionkaakapitu" style:family="text">
      <style:text-properties fo:background-color="#80FFFF"/>
    </style:style>
    <style:style style:name="T2066" style:parent-style-name="Domyślnaczcionkaakapitu" style:family="text">
      <style:text-properties fo:background-color="#80FFFF"/>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T2069" style:parent-style-name="Domyślnaczcionkaakapitu" style:family="text">
      <style:text-properties fo:background-color="#80FFFF"/>
    </style:style>
    <style:style style:name="P2070" style:parent-style-name="Normalny" style:family="paragraph">
      <style:paragraph-properties fo:text-align="justify" fo:line-height="150%" fo:text-indent="0.2479in"/>
    </style:style>
    <style:style style:name="T2071" style:parent-style-name="Domyślnaczcionkaakapitu" style:family="text">
      <style:text-properties fo:background-color="#80FFFF"/>
    </style:style>
    <style:style style:name="T2072" style:parent-style-name="Domyślnaczcionkaakapitu" style:family="text">
      <style:text-properties fo:background-color="#80FFFF"/>
    </style:style>
    <style:style style:name="T2073" style:parent-style-name="Domyślnaczcionkaakapitu" style:family="text">
      <style:text-properties fo:background-color="#80FFFF"/>
    </style:style>
    <style:style style:name="T2074" style:parent-style-name="Domyślnaczcionkaakapitu" style:family="text">
      <style:text-properties fo:background-color="#80FFFF"/>
    </style:style>
    <style:style style:name="T2075" style:parent-style-name="Domyślnaczcionkaakapitu" style:family="text">
      <style:text-properties fo:background-color="#80FFFF"/>
    </style:style>
    <style:style style:name="P2076" style:parent-style-name="Normalny" style:family="paragraph">
      <style:paragraph-properties fo:text-align="justify" fo:line-height="150%"/>
    </style:style>
    <style:style style:name="T2077" style:parent-style-name="Domyślnaczcionkaakapitu" style:family="text">
      <style:text-properties style:text-underline-type="single" style:text-underline-style="solid" style:text-underline-width="auto" style:text-underline-mode="continuous"/>
    </style:style>
    <style:style style:name="P2078" style:parent-style-name="Normalny" style:family="paragraph">
      <style:paragraph-properties fo:text-align="justify" fo:line-height="150%" fo:text-indent="0.2479in"/>
    </style:style>
    <style:style style:name="T2079" style:parent-style-name="Domyślnaczcionkaakapitu" style:family="text">
      <style:text-properties fo:background-color="#80FFFF"/>
    </style:style>
    <style:style style:name="P2080" style:parent-style-name="Normalny" style:family="paragraph">
      <style:paragraph-properties fo:text-align="justify" fo:line-height="150%"/>
    </style:style>
    <style:style style:name="T2081" style:parent-style-name="Domyślnaczcionkaakapitu" style:family="text">
      <style:text-properties style:text-underline-type="single" style:text-underline-style="solid" style:text-underline-width="auto" style:text-underline-mode="continuous"/>
    </style:style>
    <style:style style:name="T2082" style:parent-style-name="Domyślnaczcionkaakapitu" style:family="text">
      <style:text-properties fo:background-color="#80FFFF" style:text-underline-type="single" style:text-underline-style="solid" style:text-underline-width="auto" style:text-underline-mode="continuous"/>
    </style:style>
    <style:style style:name="T2083" style:parent-style-name="Domyślnaczcionkaakapitu" style:family="text">
      <style:text-properties style:text-underline-type="single" style:text-underline-style="solid" style:text-underline-width="auto" style:text-underline-mode="continuous"/>
    </style:style>
    <style:style style:name="T2084" style:parent-style-name="Domyślnaczcionkaakapitu" style:family="text">
      <style:text-properties fo:background-color="#80FFFF" style:text-underline-type="single" style:text-underline-style="solid" style:text-underline-width="auto" style:text-underline-mode="continuous"/>
    </style:style>
    <style:style style:name="T2085" style:parent-style-name="Domyślnaczcionkaakapitu" style:family="text">
      <style:text-properties style:text-underline-type="single" style:text-underline-style="solid" style:text-underline-width="auto" style:text-underline-mode="continuous"/>
    </style:style>
    <style:style style:name="T2086" style:parent-style-name="Domyślnaczcionkaakapitu" style:family="text">
      <style:text-properties fo:background-color="#80FFFF" style:text-underline-type="single" style:text-underline-style="solid" style:text-underline-width="auto" style:text-underline-mode="continuous"/>
    </style:style>
    <style:style style:name="T2087" style:parent-style-name="Domyślnaczcionkaakapitu" style:family="text">
      <style:text-properties style:text-underline-type="single" style:text-underline-style="solid" style:text-underline-width="auto" style:text-underline-mode="continuous"/>
    </style:style>
    <style:style style:name="P2088" style:parent-style-name="Normalny" style:family="paragraph">
      <style:paragraph-properties fo:text-align="justify" fo:line-height="150%" fo:text-indent="0.2479in"/>
    </style:style>
    <style:style style:name="P2089" style:parent-style-name="Normalny" style:family="paragraph">
      <style:paragraph-properties fo:text-align="justify" fo:line-height="150%" fo:text-indent="0.2479in"/>
    </style:style>
    <style:style style:name="T2090" style:parent-style-name="Domyślnaczcionkaakapitu" style:family="text">
      <style:text-properties fo:background-color="#80FFFF"/>
    </style:style>
    <style:style style:name="T2091" style:parent-style-name="Domyślnaczcionkaakapitu" style:family="text">
      <style:text-properties fo:background-color="#80FFFF"/>
    </style:style>
    <style:style style:name="P2092" style:parent-style-name="Normalny" style:family="paragraph">
      <style:paragraph-properties fo:text-align="justify" fo:line-height="150%" fo:text-indent="0.2479in"/>
    </style:style>
    <style:style style:name="T2093" style:parent-style-name="Domyślnaczcionkaakapitu" style:family="text">
      <style:text-properties fo:background-color="#80FFFF"/>
    </style:style>
    <style:style style:name="P2094" style:parent-style-name="Normalny" style:family="paragraph">
      <style:paragraph-properties fo:text-align="justify" fo:line-height="150%"/>
    </style:style>
    <style:style style:name="T2095" style:parent-style-name="Domyślnaczcionkaakapitu" style:family="text">
      <style:text-properties style:text-underline-type="single" style:text-underline-style="solid" style:text-underline-width="auto" style:text-underline-mode="continuous"/>
    </style:style>
    <style:style style:name="P2096" style:parent-style-name="Normalny" style:family="paragraph">
      <style:paragraph-properties fo:text-align="justify" fo:line-height="150%" fo:text-indent="0.2479in"/>
    </style:style>
    <style:style style:name="T2097" style:parent-style-name="Domyślnaczcionkaakapitu" style:family="text">
      <style:text-properties fo:background-color="#80FFFF"/>
    </style:style>
    <style:style style:name="T2098" style:parent-style-name="Domyślnaczcionkaakapitu" style:family="text">
      <style:text-properties fo:background-color="#80FFFF"/>
    </style:style>
    <style:style style:name="P2099" style:parent-style-name="Normalny" style:family="paragraph">
      <style:paragraph-properties fo:text-align="justify" fo:line-height="150%"/>
    </style:style>
    <style:style style:name="T2100" style:parent-style-name="Domyślnaczcionkaakapitu" style:family="text">
      <style:text-properties style:text-underline-type="single" style:text-underline-style="solid" style:text-underline-width="auto" style:text-underline-mode="continuous"/>
    </style:style>
    <style:style style:name="T2101" style:parent-style-name="Domyślnaczcionkaakapitu" style:family="text">
      <style:text-properties fo:background-color="#80FFFF" style:text-underline-type="single" style:text-underline-style="solid" style:text-underline-width="auto" style:text-underline-mode="continuous"/>
    </style:style>
    <style:style style:name="T2102" style:parent-style-name="Domyślnaczcionkaakapitu" style:family="text">
      <style:text-properties style:text-underline-type="single" style:text-underline-style="solid" style:text-underline-width="auto" style:text-underline-mode="continuous"/>
    </style:style>
    <style:style style:name="T2103" style:parent-style-name="Domyślnaczcionkaakapitu" style:family="text">
      <style:text-properties fo:background-color="#80FFFF" style:text-underline-type="single" style:text-underline-style="solid" style:text-underline-width="auto" style:text-underline-mode="continuous"/>
    </style:style>
    <style:style style:name="T2104" style:parent-style-name="Domyślnaczcionkaakapitu" style:family="text">
      <style:text-properties style:text-underline-type="single" style:text-underline-style="solid" style:text-underline-width="auto" style:text-underline-mode="continuous"/>
    </style:style>
    <style:style style:name="T2105" style:parent-style-name="Domyślnaczcionkaakapitu" style:family="text">
      <style:text-properties fo:background-color="#80FFFF" style:text-underline-type="single" style:text-underline-style="solid" style:text-underline-width="auto" style:text-underline-mode="continuous"/>
    </style:style>
    <style:style style:name="T2106" style:parent-style-name="Domyślnaczcionkaakapitu" style:family="text">
      <style:text-properties style:text-underline-type="single" style:text-underline-style="solid" style:text-underline-width="auto" style:text-underline-mode="continuous"/>
    </style:style>
    <style:style style:name="P2107" style:parent-style-name="Normalny" style:family="paragraph">
      <style:paragraph-properties fo:text-align="justify" fo:line-height="150%" fo:text-indent="0.2479in"/>
    </style:style>
    <style:style style:name="T2108" style:parent-style-name="Domyślnaczcionkaakapitu" style:family="text">
      <style:text-properties fo:background-color="#80FFFF"/>
    </style:style>
    <style:style style:name="T2109" style:parent-style-name="Domyślnaczcionkaakapitu" style:family="text">
      <style:text-properties fo:background-color="#80FFFF"/>
    </style:style>
    <style:style style:name="T2110" style:parent-style-name="Domyślnaczcionkaakapitu" style:family="text">
      <style:text-properties fo:background-color="#80FFFF"/>
    </style:style>
    <style:style style:name="P2111" style:parent-style-name="Normalny" style:family="paragraph">
      <style:paragraph-properties fo:text-align="justify" fo:line-height="150%" fo:text-indent="0.2479in"/>
    </style:style>
    <style:style style:name="T2112" style:parent-style-name="Domyślnaczcionkaakapitu" style:family="text">
      <style:text-properties fo:background-color="#80FFFF"/>
    </style:style>
    <style:style style:name="T2113" style:parent-style-name="Domyślnaczcionkaakapitu" style:family="text">
      <style:text-properties fo:background-color="#80FFFF"/>
    </style:style>
    <style:style style:name="T2114" style:parent-style-name="Domyślnaczcionkaakapitu" style:family="text">
      <style:text-properties fo:background-color="#80FFFF"/>
    </style:style>
    <style:style style:name="T2115" style:parent-style-name="Domyślnaczcionkaakapitu" style:family="text">
      <style:text-properties fo:background-color="#80FFFF"/>
    </style:style>
    <style:style style:name="T2116" style:parent-style-name="Domyślnaczcionkaakapitu" style:family="text">
      <style:text-properties fo:background-color="#80FFFF"/>
    </style:style>
    <style:style style:name="T2117" style:parent-style-name="Domyślnaczcionkaakapitu" style:family="text">
      <style:text-properties fo:background-color="#80FFFF"/>
    </style:style>
    <style:style style:name="P2118" style:parent-style-name="Normalny" style:family="paragraph">
      <style:paragraph-properties fo:text-align="justify" fo:line-height="150%" fo:text-indent="0.2479in"/>
    </style:style>
    <style:style style:name="T2119" style:parent-style-name="Domyślnaczcionkaakapitu" style:family="text">
      <style:text-properties fo:background-color="#80FFFF"/>
    </style:style>
    <style:style style:name="T2120" style:parent-style-name="Domyślnaczcionkaakapitu" style:family="text">
      <style:text-properties fo:background-color="#80FFFF"/>
    </style:style>
    <style:style style:name="T2121" style:parent-style-name="Domyślnaczcionkaakapitu" style:family="text">
      <style:text-properties fo:background-color="#80FFFF"/>
    </style:style>
    <style:style style:name="T2122" style:parent-style-name="Domyślnaczcionkaakapitu" style:family="text">
      <style:text-properties fo:background-color="#80FFFF"/>
    </style:style>
    <style:style style:name="P2123" style:parent-style-name="Normalny" style:family="paragraph">
      <style:paragraph-properties fo:text-align="justify" fo:line-height="150%"/>
    </style:style>
    <style:style style:name="T2124" style:parent-style-name="Domyślnaczcionkaakapitu" style:family="text">
      <style:text-properties style:text-underline-type="single" style:text-underline-style="solid" style:text-underline-width="auto" style:text-underline-mode="continuous"/>
    </style:style>
    <style:style style:name="T2125" style:parent-style-name="Domyślnaczcionkaakapitu" style:family="text">
      <style:text-properties fo:background-color="#80FFFF" style:text-underline-type="single" style:text-underline-style="solid" style:text-underline-width="auto" style:text-underline-mode="continuous"/>
    </style:style>
    <style:style style:name="T2126" style:parent-style-name="Domyślnaczcionkaakapitu" style:family="text">
      <style:text-properties style:text-underline-type="single" style:text-underline-style="solid" style:text-underline-width="auto" style:text-underline-mode="continuous"/>
    </style:style>
    <style:style style:name="T2127" style:parent-style-name="Domyślnaczcionkaakapitu" style:family="text">
      <style:text-properties fo:background-color="#80FFFF" style:text-underline-type="single" style:text-underline-style="solid" style:text-underline-width="auto" style:text-underline-mode="continuous"/>
    </style:style>
    <style:style style:name="T2128" style:parent-style-name="Domyślnaczcionkaakapitu" style:family="text">
      <style:text-properties style:text-underline-type="single" style:text-underline-style="solid" style:text-underline-width="auto" style:text-underline-mode="continuous"/>
    </style:style>
    <style:style style:name="P2129" style:parent-style-name="Normalny" style:family="paragraph">
      <style:paragraph-properties fo:text-align="justify" fo:line-height="150%" fo:text-indent="0.2479in"/>
    </style:style>
    <style:style style:name="T2130" style:parent-style-name="Domyślnaczcionkaakapitu" style:family="text">
      <style:text-properties fo:background-color="#80FFFF"/>
    </style:style>
    <style:style style:name="T2131" style:parent-style-name="Domyślnaczcionkaakapitu" style:family="text">
      <style:text-properties fo:background-color="#80FFFF"/>
    </style:style>
    <style:style style:name="P2132" style:parent-style-name="Normalny" style:family="paragraph">
      <style:paragraph-properties fo:text-align="justify" fo:line-height="150%"/>
    </style:style>
    <style:style style:name="T2133" style:parent-style-name="Domyślnaczcionkaakapitu" style:family="text">
      <style:text-properties style:text-underline-type="single" style:text-underline-style="solid" style:text-underline-width="auto" style:text-underline-mode="continuous"/>
    </style:style>
    <style:style style:name="T2134" style:parent-style-name="Domyślnaczcionkaakapitu" style:family="text">
      <style:text-properties fo:background-color="#80FFFF" style:text-underline-type="single" style:text-underline-style="solid" style:text-underline-width="auto" style:text-underline-mode="continuous"/>
    </style:style>
    <style:style style:name="T2135" style:parent-style-name="Domyślnaczcionkaakapitu" style:family="text">
      <style:text-properties style:text-underline-type="single" style:text-underline-style="solid" style:text-underline-width="auto" style:text-underline-mode="continuous"/>
    </style:style>
    <style:style style:name="T2136" style:parent-style-name="Domyślnaczcionkaakapitu" style:family="text">
      <style:text-properties fo:background-color="#80FFFF" style:text-underline-type="single" style:text-underline-style="solid" style:text-underline-width="auto" style:text-underline-mode="continuous"/>
    </style:style>
    <style:style style:name="T2137" style:parent-style-name="Domyślnaczcionkaakapitu" style:family="text">
      <style:text-properties style:text-underline-type="single" style:text-underline-style="solid" style:text-underline-width="auto" style:text-underline-mode="continuous"/>
    </style:style>
    <style:style style:name="T2138" style:parent-style-name="Domyślnaczcionkaakapitu" style:family="text">
      <style:text-properties fo:background-color="#80FFFF" style:text-underline-type="single" style:text-underline-style="solid" style:text-underline-width="auto" style:text-underline-mode="continuous"/>
    </style:style>
    <style:style style:name="T2139" style:parent-style-name="Domyślnaczcionkaakapitu" style:family="text">
      <style:text-properties style:text-underline-type="single" style:text-underline-style="solid" style:text-underline-width="auto" style:text-underline-mode="continuous"/>
    </style:style>
    <style:style style:name="T2140" style:parent-style-name="Domyślnaczcionkaakapitu" style:family="text">
      <style:text-properties fo:background-color="#80FFFF" style:text-underline-type="single" style:text-underline-style="solid" style:text-underline-width="auto" style:text-underline-mode="continuous"/>
    </style:style>
    <style:style style:name="T2141" style:parent-style-name="Domyślnaczcionkaakapitu" style:family="text">
      <style:text-properties style:text-underline-type="single" style:text-underline-style="solid" style:text-underline-width="auto" style:text-underline-mode="continuous"/>
    </style:style>
    <style:style style:name="T2142" style:parent-style-name="Domyślnaczcionkaakapitu" style:family="text">
      <style:text-properties fo:background-color="#80FFFF" style:text-underline-type="single" style:text-underline-style="solid" style:text-underline-width="auto" style:text-underline-mode="continuous"/>
    </style:style>
    <style:style style:name="T2143" style:parent-style-name="Domyślnaczcionkaakapitu" style:family="text">
      <style:text-properties style:text-underline-type="single" style:text-underline-style="solid" style:text-underline-width="auto" style:text-underline-mode="continuous"/>
    </style:style>
    <style:style style:name="T2144" style:parent-style-name="Domyślnaczcionkaakapitu" style:family="text">
      <style:text-properties fo:background-color="#80FFFF" style:text-underline-type="single" style:text-underline-style="solid" style:text-underline-width="auto" style:text-underline-mode="continuous"/>
    </style:style>
    <style:style style:name="T2145" style:parent-style-name="Domyślnaczcionkaakapitu" style:family="text">
      <style:text-properties style:text-underline-type="single" style:text-underline-style="solid" style:text-underline-width="auto" style:text-underline-mode="continuous"/>
    </style:style>
    <style:style style:name="T2146" style:parent-style-name="Domyślnaczcionkaakapitu" style:family="text">
      <style:text-properties fo:background-color="#80FFFF" style:text-underline-type="single" style:text-underline-style="solid" style:text-underline-width="auto" style:text-underline-mode="continuous"/>
    </style:style>
    <style:style style:name="P2147" style:parent-style-name="Normalny" style:family="paragraph">
      <style:paragraph-properties fo:text-align="justify" fo:line-height="150%" fo:text-indent="0.2479in"/>
    </style:style>
    <style:style style:name="T2148" style:parent-style-name="Domyślnaczcionkaakapitu" style:family="text">
      <style:text-properties fo:background-color="#80FFFF"/>
    </style:style>
    <style:style style:name="T2149" style:parent-style-name="Domyślnaczcionkaakapitu" style:family="text">
      <style:text-properties fo:background-color="#80FFFF"/>
    </style:style>
    <style:style style:name="T2150" style:parent-style-name="Domyślnaczcionkaakapitu" style:family="text">
      <style:text-properties fo:background-color="#80FFFF"/>
    </style:style>
    <style:style style:name="T2151" style:parent-style-name="Domyślnaczcionkaakapitu" style:family="text">
      <style:text-properties fo:background-color="#80FFFF"/>
    </style:style>
    <style:style style:name="T2152" style:parent-style-name="Domyślnaczcionkaakapitu" style:family="text">
      <style:text-properties fo:background-color="#80FFFF"/>
    </style:style>
    <style:style style:name="T2153" style:parent-style-name="Domyślnaczcionkaakapitu" style:family="text">
      <style:text-properties fo:background-color="#80FFFF"/>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T2156" style:parent-style-name="Domyślnaczcionkaakapitu" style:family="text">
      <style:text-properties fo:background-color="#80FFFF"/>
    </style:style>
    <style:style style:name="T2157" style:parent-style-name="Domyślnaczcionkaakapitu" style:family="text">
      <style:text-properties fo:background-color="#80FFFF"/>
    </style:style>
    <style:style style:name="T2158" style:parent-style-name="Domyślnaczcionkaakapitu" style:family="text">
      <style:text-properties fo:background-color="#80FFFF"/>
    </style:style>
    <style:style style:name="T2159" style:parent-style-name="Domyślnaczcionkaakapitu" style:family="text">
      <style:text-properties fo:background-color="#80FFFF"/>
    </style:style>
    <style:style style:name="T2160" style:parent-style-name="Domyślnaczcionkaakapitu" style:family="text">
      <style:text-properties fo:background-color="#80FFFF"/>
    </style:style>
    <style:style style:name="P2161" style:parent-style-name="Normalny" style:family="paragraph">
      <style:paragraph-properties fo:text-align="justify" fo:line-height="150%" fo:text-indent="0.2479in"/>
    </style:style>
    <style:style style:name="T2162" style:parent-style-name="Domyślnaczcionkaakapitu" style:family="text">
      <style:text-properties fo:background-color="#80FFFF"/>
    </style:style>
    <style:style style:name="T2163" style:parent-style-name="Domyślnaczcionkaakapitu" style:family="text">
      <style:text-properties fo:background-color="#80FFFF"/>
    </style:style>
    <style:style style:name="P2164" style:parent-style-name="Normalny" style:family="paragraph">
      <style:paragraph-properties fo:text-align="justify" fo:line-height="150%" fo:text-indent="0.2479in"/>
    </style:style>
    <style:style style:name="T2165" style:parent-style-name="Domyślnaczcionkaakapitu" style:family="text">
      <style:text-properties fo:background-color="#80FFFF"/>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T2168" style:parent-style-name="Domyślnaczcionkaakapitu" style:family="text">
      <style:text-properties fo:background-color="#80FFFF"/>
    </style:style>
    <style:style style:name="T2169" style:parent-style-name="Domyślnaczcionkaakapitu" style:family="text">
      <style:text-properties fo:background-color="#80FFFF"/>
    </style:style>
    <style:style style:name="P2170" style:parent-style-name="Normalny" style:family="paragraph">
      <style:paragraph-properties fo:text-align="justify" fo:line-height="150%" fo:text-indent="0.2479in"/>
    </style:style>
    <style:style style:name="T2171" style:parent-style-name="Domyślnaczcionkaakapitu" style:family="text">
      <style:text-properties fo:background-color="#80FFFF"/>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T2179" style:parent-style-name="Domyślnaczcionkaakapitu" style:family="text">
      <style:text-properties fo:background-color="#80FFFF"/>
    </style:style>
    <style:style style:name="T2180" style:parent-style-name="Domyślnaczcionkaakapitu" style:family="text">
      <style:text-properties fo:background-color="#80FFFF"/>
    </style:style>
    <style:style style:name="T2181" style:parent-style-name="Domyślnaczcionkaakapitu" style:family="text">
      <style:text-properties fo:background-color="#80FFFF"/>
    </style:style>
    <style:style style:name="T2182" style:parent-style-name="Domyślnaczcionkaakapitu" style:family="text">
      <style:text-properties fo:background-color="#80FFFF"/>
    </style:style>
    <style:style style:name="P2183" style:parent-style-name="Normalny" style:family="paragraph">
      <style:paragraph-properties fo:text-align="justify" fo:line-height="150%" fo:text-indent="0.2479in"/>
    </style:style>
    <style:style style:name="T2184" style:parent-style-name="Domyślnaczcionkaakapitu" style:family="text">
      <style:text-properties fo:background-color="#80FFFF"/>
    </style:style>
    <style:style style:name="P2185" style:parent-style-name="Normalny" style:family="paragraph">
      <style:paragraph-properties fo:text-align="justify" fo:line-height="150%"/>
    </style:style>
    <style:style style:name="T2186" style:parent-style-name="Domyślnaczcionkaakapitu" style:family="text">
      <style:text-properties style:text-underline-type="single" style:text-underline-style="solid" style:text-underline-width="auto" style:text-underline-mode="continuous"/>
    </style:style>
    <style:style style:name="T2187" style:parent-style-name="Domyślnaczcionkaakapitu" style:family="text">
      <style:text-properties fo:background-color="#80FFFF" style:text-underline-type="single" style:text-underline-style="solid" style:text-underline-width="auto" style:text-underline-mode="continuous"/>
    </style:style>
    <style:style style:name="T2188" style:parent-style-name="Domyślnaczcionkaakapitu" style:family="text">
      <style:text-properties style:text-underline-type="single" style:text-underline-style="solid" style:text-underline-width="auto" style:text-underline-mode="continuous"/>
    </style:style>
    <style:style style:name="T2189" style:parent-style-name="Domyślnaczcionkaakapitu" style:family="text">
      <style:text-properties fo:background-color="#80FFFF" style:text-underline-type="single" style:text-underline-style="solid" style:text-underline-width="auto" style:text-underline-mode="continuous"/>
    </style:style>
    <style:style style:name="T2190" style:parent-style-name="Domyślnaczcionkaakapitu" style:family="text">
      <style:text-properties style:text-underline-type="single" style:text-underline-style="solid" style:text-underline-width="auto" style:text-underline-mode="continuous"/>
    </style:style>
    <style:style style:name="P2191" style:parent-style-name="Normalny" style:family="paragraph">
      <style:paragraph-properties fo:text-align="justify" fo:line-height="150%" fo:text-indent="0.2479in"/>
    </style:style>
    <style:style style:name="P2192" style:parent-style-name="Normalny" style:family="paragraph">
      <style:paragraph-properties fo:text-align="justify" fo:line-height="150%"/>
    </style:style>
    <style:style style:name="T2193" style:parent-style-name="Domyślnaczcionkaakapitu" style:family="text">
      <style:text-properties style:text-underline-type="single" style:text-underline-style="solid" style:text-underline-width="auto" style:text-underline-mode="continuous"/>
    </style:style>
    <style:style style:name="T2194" style:parent-style-name="Domyślnaczcionkaakapitu" style:family="text">
      <style:text-properties style:text-underline-type="single" style:text-underline-style="solid" style:text-underline-width="auto" style:text-underline-mode="continuous"/>
    </style:style>
    <style:style style:name="P2195" style:parent-style-name="Normalny" style:family="paragraph">
      <style:paragraph-properties fo:text-align="justify" fo:line-height="150%" fo:text-indent="0.2479in"/>
    </style:style>
    <style:style style:name="T2196" style:parent-style-name="Domyślnaczcionkaakapitu" style:family="text">
      <style:text-properties fo:background-color="#80FFFF"/>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P2199" style:parent-style-name="Normalny" style:family="paragraph">
      <style:paragraph-properties fo:text-align="justify" fo:line-height="150%" fo:text-indent="0.2479in"/>
    </style:style>
    <style:style style:name="T2200" style:parent-style-name="Domyślnaczcionkaakapitu" style:family="text">
      <style:text-properties fo:background-color="#80FFFF"/>
    </style:style>
    <style:style style:name="T2201" style:parent-style-name="Domyślnaczcionkaakapitu" style:family="text">
      <style:text-properties fo:background-color="#80FFFF"/>
    </style:style>
    <style:style style:name="T2202" style:parent-style-name="Domyślnaczcionkaakapitu" style:family="text">
      <style:text-properties fo:background-color="#80FFFF"/>
    </style:style>
    <style:style style:name="T2203" style:parent-style-name="Domyślnaczcionkaakapitu" style:family="text">
      <style:text-properties fo:background-color="#80FFFF"/>
    </style:style>
    <style:style style:name="P2204" style:parent-style-name="Normalny" style:family="paragraph">
      <style:paragraph-properties fo:text-align="justify" fo:line-height="150%" fo:text-indent="0.2479in"/>
    </style:style>
    <style:style style:name="T2205" style:parent-style-name="Domyślnaczcionkaakapitu" style:family="text">
      <style:text-properties fo:background-color="#80FFFF"/>
    </style:style>
    <style:style style:name="T2206" style:parent-style-name="Domyślnaczcionkaakapitu" style:family="text">
      <style:text-properties fo:background-color="#80FFFF"/>
    </style:style>
    <style:style style:name="T2207" style:parent-style-name="Domyślnaczcionkaakapitu" style:family="text">
      <style:text-properties fo:background-color="#80FFFF"/>
    </style:style>
    <style:style style:name="P2208" style:parent-style-name="Normalny" style:family="paragraph">
      <style:paragraph-properties fo:text-align="justify" fo:line-height="150%" fo:text-indent="0.2479in"/>
    </style:style>
    <style:style style:name="T2209" style:parent-style-name="Domyślnaczcionkaakapitu" style:family="text">
      <style:text-properties fo:background-color="#80FFFF"/>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P2213" style:parent-style-name="Normalny" style:family="paragraph">
      <style:paragraph-properties fo:text-align="justify" fo:line-height="150%" fo:text-indent="0.2479in"/>
    </style:style>
    <style:style style:name="T2214" style:parent-style-name="Domyślnaczcionkaakapitu" style:family="text">
      <style:text-properties fo:background-color="#80FFFF"/>
    </style:style>
    <style:style style:name="P2215" style:parent-style-name="Normalny" style:family="paragraph">
      <style:paragraph-properties fo:text-align="justify" fo:line-height="150%" fo:text-indent="0.2479in"/>
    </style:style>
    <style:style style:name="T2216" style:parent-style-name="Domyślnaczcionkaakapitu" style:family="text">
      <style:text-properties fo:background-color="#80FFFF"/>
    </style:style>
    <style:style style:name="T2217" style:parent-style-name="Domyślnaczcionkaakapitu" style:family="text">
      <style:text-properties fo:background-color="#80FFFF"/>
    </style:style>
    <style:style style:name="P2218" style:parent-style-name="Normalny" style:family="paragraph">
      <style:paragraph-properties fo:text-align="justify" fo:line-height="150%"/>
    </style:style>
    <style:style style:name="T2219" style:parent-style-name="Domyślnaczcionkaakapitu" style:family="text">
      <style:text-properties style:text-underline-type="single" style:text-underline-style="solid" style:text-underline-width="auto" style:text-underline-mode="continuous"/>
    </style:style>
    <style:style style:name="T2220" style:parent-style-name="Domyślnaczcionkaakapitu" style:family="text">
      <style:text-properties fo:background-color="#80FFFF" style:text-underline-type="single" style:text-underline-style="solid" style:text-underline-width="auto" style:text-underline-mode="continuous"/>
    </style:style>
    <style:style style:name="T2221" style:parent-style-name="Domyślnaczcionkaakapitu" style:family="text">
      <style:text-properties style:text-underline-type="single" style:text-underline-style="solid" style:text-underline-width="auto" style:text-underline-mode="continuous"/>
    </style:style>
    <style:style style:name="T2222" style:parent-style-name="Domyślnaczcionkaakapitu" style:family="text">
      <style:text-properties fo:background-color="#80FFFF" style:text-underline-type="single" style:text-underline-style="solid" style:text-underline-width="auto" style:text-underline-mode="continuous"/>
    </style:style>
    <style:style style:name="T2223" style:parent-style-name="Domyślnaczcionkaakapitu" style:family="text">
      <style:text-properties style:text-underline-type="single" style:text-underline-style="solid" style:text-underline-width="auto" style:text-underline-mode="continuous"/>
    </style:style>
    <style:style style:name="T2224" style:parent-style-name="Domyślnaczcionkaakapitu" style:family="text">
      <style:text-properties fo:background-color="#80FFFF" style:text-underline-type="single" style:text-underline-style="solid" style:text-underline-width="auto" style:text-underline-mode="continuous"/>
    </style:style>
    <style:style style:name="T2225" style:parent-style-name="Domyślnaczcionkaakapitu" style:family="text">
      <style:text-properties style:text-underline-type="single" style:text-underline-style="solid" style:text-underline-width="auto" style:text-underline-mode="continuous"/>
    </style:style>
    <style:style style:name="P2226" style:parent-style-name="Normalny" style:family="paragraph">
      <style:paragraph-properties fo:text-align="justify" fo:line-height="150%" fo:text-indent="0.2479in"/>
    </style:style>
    <style:style style:name="P2227" style:parent-style-name="Normalny" style:family="paragraph">
      <style:paragraph-properties fo:text-align="justify" fo:line-height="150%"/>
    </style:style>
    <style:style style:name="T2228" style:parent-style-name="Domyślnaczcionkaakapitu" style:family="text">
      <style:text-properties style:text-underline-type="single" style:text-underline-style="solid" style:text-underline-width="auto" style:text-underline-mode="continuous"/>
    </style:style>
    <style:style style:name="P2229" style:parent-style-name="Normalny" style:family="paragraph">
      <style:paragraph-properties fo:text-align="justify" fo:line-height="150%" fo:text-indent="0.2479in"/>
    </style:style>
    <style:style style:name="T2230" style:parent-style-name="Domyślnaczcionkaakapitu" style:family="text">
      <style:text-properties fo:background-color="#80FFFF"/>
    </style:style>
    <style:style style:name="T2231" style:parent-style-name="Domyślnaczcionkaakapitu" style:family="text">
      <style:text-properties fo:background-color="#80FFFF"/>
    </style:style>
    <style:style style:name="P2232" style:parent-style-name="Normalny" style:family="paragraph">
      <style:paragraph-properties fo:text-align="justify" fo:line-height="150%" fo:text-indent="0.2479in"/>
    </style:style>
    <style:style style:name="T2233" style:parent-style-name="Domyślnaczcionkaakapitu" style:family="text">
      <style:text-properties fo:background-color="#80FFFF"/>
    </style:style>
    <style:style style:name="T2234" style:parent-style-name="Domyślnaczcionkaakapitu" style:family="text">
      <style:text-properties fo:background-color="#80FFFF"/>
    </style:style>
    <style:style style:name="T2235" style:parent-style-name="Domyślnaczcionkaakapitu" style:family="text">
      <style:text-properties fo:background-color="#80FFFF"/>
    </style:style>
    <style:style style:name="T2236" style:parent-style-name="Domyślnaczcionkaakapitu" style:family="text">
      <style:text-properties fo:background-color="#80FFFF"/>
    </style:style>
    <style:style style:name="P2237" style:parent-style-name="Normalny" style:family="paragraph">
      <style:paragraph-properties fo:text-align="justify" fo:line-height="150%" fo:text-indent="0.2479in"/>
    </style:style>
    <style:style style:name="T2238" style:parent-style-name="Domyślnaczcionkaakapitu" style:family="text">
      <style:text-properties fo:background-color="#80FFFF"/>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T2241" style:parent-style-name="Domyślnaczcionkaakapitu" style:family="text">
      <style:text-properties fo:background-color="#80FFFF"/>
    </style:style>
    <style:style style:name="P2242" style:parent-style-name="Normalny" style:family="paragraph">
      <style:paragraph-properties fo:text-align="justify" fo:line-height="150%" fo:text-indent="0.2479in"/>
    </style:style>
    <style:style style:name="P2243" style:parent-style-name="Normalny" style:family="paragraph">
      <style:paragraph-properties fo:text-align="justify" fo:line-height="150%"/>
    </style:style>
    <style:style style:name="T2244" style:parent-style-name="Domyślnaczcionkaakapitu" style:family="text">
      <style:text-properties style:text-underline-type="single" style:text-underline-style="solid" style:text-underline-width="auto" style:text-underline-mode="continuous"/>
    </style:style>
    <style:style style:name="T2245" style:parent-style-name="Domyślnaczcionkaakapitu" style:family="text">
      <style:text-properties fo:background-color="#80FFFF" style:text-underline-type="single" style:text-underline-style="solid" style:text-underline-width="auto" style:text-underline-mode="continuous"/>
    </style:style>
    <style:style style:name="T2246" style:parent-style-name="Domyślnaczcionkaakapitu" style:family="text">
      <style:text-properties style:text-underline-type="single" style:text-underline-style="solid" style:text-underline-width="auto" style:text-underline-mode="continuous"/>
    </style:style>
    <style:style style:name="T2247" style:parent-style-name="Domyślnaczcionkaakapitu" style:family="text">
      <style:text-properties fo:background-color="#80FFFF" style:text-underline-type="single" style:text-underline-style="solid" style:text-underline-width="auto" style:text-underline-mode="continuous"/>
    </style:style>
    <style:style style:name="T2248" style:parent-style-name="Domyślnaczcionkaakapitu" style:family="text">
      <style:text-properties style:text-underline-type="single" style:text-underline-style="solid" style:text-underline-width="auto" style:text-underline-mode="continuous"/>
    </style:style>
    <style:style style:name="P2249" style:parent-style-name="Normalny" style:family="paragraph">
      <style:paragraph-properties fo:text-align="justify" fo:line-height="150%" fo:text-indent="0.2479in"/>
    </style:style>
    <style:style style:name="P2250" style:parent-style-name="Normalny" style:family="paragraph">
      <style:paragraph-properties fo:text-align="justify" fo:line-height="150%"/>
    </style:style>
    <style:style style:name="T2251" style:parent-style-name="Domyślnaczcionkaakapitu" style:family="text">
      <style:text-properties style:text-underline-type="single" style:text-underline-style="solid" style:text-underline-width="auto" style:text-underline-mode="continuous"/>
    </style:style>
    <style:style style:name="T2252" style:parent-style-name="Domyślnaczcionkaakapitu" style:family="text">
      <style:text-properties fo:background-color="#80FFFF" style:text-underline-type="single" style:text-underline-style="solid" style:text-underline-width="auto" style:text-underline-mode="continuous"/>
    </style:style>
    <style:style style:name="T2253" style:parent-style-name="Domyślnaczcionkaakapitu" style:family="text">
      <style:text-properties style:text-underline-type="single" style:text-underline-style="solid" style:text-underline-width="auto" style:text-underline-mode="continuous"/>
    </style:style>
    <style:style style:name="T2254" style:parent-style-name="Domyślnaczcionkaakapitu" style:family="text">
      <style:text-properties fo:background-color="#80FFFF" style:text-underline-type="single" style:text-underline-style="solid" style:text-underline-width="auto" style:text-underline-mode="continuous"/>
    </style:style>
    <style:style style:name="T2255" style:parent-style-name="Domyślnaczcionkaakapitu" style:family="text">
      <style:text-properties style:text-underline-type="single" style:text-underline-style="solid" style:text-underline-width="auto" style:text-underline-mode="continuous"/>
    </style:style>
    <style:style style:name="T2256" style:parent-style-name="Domyślnaczcionkaakapitu" style:family="text">
      <style:text-properties fo:background-color="#80FFFF" style:text-underline-type="single" style:text-underline-style="solid" style:text-underline-width="auto" style:text-underline-mode="continuous"/>
    </style:style>
    <style:style style:name="T2257" style:parent-style-name="Domyślnaczcionkaakapitu" style:family="text">
      <style:text-properties style:text-underline-type="single" style:text-underline-style="solid" style:text-underline-width="auto" style:text-underline-mode="continuous"/>
    </style:style>
    <style:style style:name="P2258" style:parent-style-name="Normalny" style:family="paragraph">
      <style:paragraph-properties fo:text-align="justify" fo:line-height="150%" fo:text-indent="0.2479in"/>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T2262" style:parent-style-name="Domyślnaczcionkaakapitu" style:family="text">
      <style:text-properties fo:background-color="#80FFFF"/>
    </style:style>
    <style:style style:name="T2263" style:parent-style-name="Domyślnaczcionkaakapitu" style:family="text">
      <style:text-properties fo:background-color="#80FFFF"/>
    </style:style>
    <style:style style:name="T2264" style:parent-style-name="Domyślnaczcionkaakapitu" style:family="text">
      <style:text-properties fo:background-color="#80FFFF"/>
    </style:style>
    <style:style style:name="P2265" style:parent-style-name="Normalny" style:family="paragraph">
      <style:paragraph-properties fo:text-align="justify" fo:line-height="150%"/>
    </style:style>
    <style:style style:name="T2266" style:parent-style-name="Domyślnaczcionkaakapitu" style:family="text">
      <style:text-properties style:text-underline-type="single" style:text-underline-style="solid" style:text-underline-width="auto" style:text-underline-mode="continuous"/>
    </style:style>
    <style:style style:name="T2267" style:parent-style-name="Domyślnaczcionkaakapitu" style:family="text">
      <style:text-properties fo:background-color="#80FFFF" style:text-underline-type="single" style:text-underline-style="solid" style:text-underline-width="auto" style:text-underline-mode="continuous"/>
    </style:style>
    <style:style style:name="T2268" style:parent-style-name="Domyślnaczcionkaakapitu" style:family="text">
      <style:text-properties style:text-underline-type="single" style:text-underline-style="solid" style:text-underline-width="auto" style:text-underline-mode="continuous"/>
    </style:style>
    <style:style style:name="P2269" style:parent-style-name="Normalny" style:family="paragraph">
      <style:paragraph-properties fo:text-align="justify" fo:line-height="150%" fo:text-indent="0.2479in"/>
    </style:style>
    <style:style style:name="P2270" style:parent-style-name="Normalny" style:family="paragraph">
      <style:paragraph-properties fo:text-align="justify" fo:line-height="150%"/>
    </style:style>
    <style:style style:name="T2271" style:parent-style-name="Domyślnaczcionkaakapitu" style:family="text">
      <style:text-properties style:text-underline-type="single" style:text-underline-style="solid" style:text-underline-width="auto" style:text-underline-mode="continuous"/>
    </style:style>
    <style:style style:name="T2272" style:parent-style-name="Domyślnaczcionkaakapitu" style:family="text">
      <style:text-properties fo:background-color="#80FFFF" style:text-underline-type="single" style:text-underline-style="solid" style:text-underline-width="auto" style:text-underline-mode="continuous"/>
    </style:style>
    <style:style style:name="T2273" style:parent-style-name="Domyślnaczcionkaakapitu" style:family="text">
      <style:text-properties style:text-underline-type="single" style:text-underline-style="solid" style:text-underline-width="auto" style:text-underline-mode="continuous"/>
    </style:style>
    <style:style style:name="T2274" style:parent-style-name="Domyślnaczcionkaakapitu" style:family="text">
      <style:text-properties style:text-underline-type="single" style:text-underline-style="solid" style:text-underline-width="auto" style:text-underline-mode="continuous"/>
    </style:style>
    <style:style style:name="T2275" style:parent-style-name="Domyślnaczcionkaakapitu" style:family="text">
      <style:text-properties style:text-underline-type="single" style:text-underline-style="solid" style:text-underline-width="auto" style:text-underline-mode="continuous"/>
    </style:style>
    <style:style style:name="T2276" style:parent-style-name="Domyślnaczcionkaakapitu" style:family="text">
      <style:text-properties style:text-underline-type="single" style:text-underline-style="solid" style:text-underline-width="auto" style:text-underline-mode="continuous"/>
    </style:style>
    <style:style style:name="P2277" style:parent-style-name="Normalny" style:family="paragraph">
      <style:paragraph-properties fo:text-align="justify" fo:line-height="150%"/>
    </style:style>
    <style:style style:name="T2278" style:parent-style-name="Domyślnaczcionkaakapitu" style:family="text">
      <style:text-properties style:text-underline-type="single" style:text-underline-style="solid" style:text-underline-width="auto" style:text-underline-mode="continuous"/>
    </style:style>
    <style:style style:name="T2279" style:parent-style-name="Domyślnaczcionkaakapitu" style:family="text">
      <style:text-properties fo:background-color="#80FFFF" style:text-underline-type="single" style:text-underline-style="solid" style:text-underline-width="auto" style:text-underline-mode="continuous"/>
    </style:style>
    <style:style style:name="T2280" style:parent-style-name="Domyślnaczcionkaakapitu" style:family="text">
      <style:text-properties style:text-underline-type="single" style:text-underline-style="solid" style:text-underline-width="auto" style:text-underline-mode="continuous"/>
    </style:style>
    <style:style style:name="P2281" style:parent-style-name="Normalny" style:family="paragraph">
      <style:paragraph-properties fo:text-align="justify" fo:line-height="150%" fo:text-indent="0.2479in"/>
    </style:style>
    <style:style style:name="T2282" style:parent-style-name="Domyślnaczcionkaakapitu" style:family="text">
      <style:text-properties fo:background-color="#80FFFF"/>
    </style:style>
    <style:style style:name="T2283" style:parent-style-name="Domyślnaczcionkaakapitu" style:family="text">
      <style:text-properties fo:background-color="#80FFFF"/>
    </style:style>
    <style:style style:name="P2284" style:parent-style-name="Normalny" style:family="paragraph">
      <style:paragraph-properties fo:text-align="justify" fo:line-height="150%"/>
    </style:style>
    <style:style style:name="T2285" style:parent-style-name="Domyślnaczcionkaakapitu" style:family="text">
      <style:text-properties style:text-underline-type="single" style:text-underline-style="solid" style:text-underline-width="auto" style:text-underline-mode="continuous"/>
    </style:style>
    <style:style style:name="T2286" style:parent-style-name="Domyślnaczcionkaakapitu" style:family="text">
      <style:text-properties fo:background-color="#80FFFF" style:text-underline-type="single" style:text-underline-style="solid" style:text-underline-width="auto" style:text-underline-mode="continuous"/>
    </style:style>
    <style:style style:name="T2287" style:parent-style-name="Domyślnaczcionkaakapitu" style:family="text">
      <style:text-properties style:text-underline-type="single" style:text-underline-style="solid" style:text-underline-width="auto" style:text-underline-mode="continuous"/>
    </style:style>
    <style:style style:name="P2288" style:parent-style-name="Normalny" style:family="paragraph">
      <style:paragraph-properties fo:text-align="justify" fo:line-height="150%" fo:text-indent="0.2479in"/>
    </style:style>
    <style:style style:name="T2289" style:parent-style-name="Domyślnaczcionkaakapitu" style:family="text">
      <style:text-properties fo:background-color="#80FFFF"/>
    </style:style>
    <style:style style:name="T2290" style:parent-style-name="Domyślnaczcionkaakapitu" style:family="text">
      <style:text-properties fo:background-color="#80FFFF"/>
    </style:style>
    <style:style style:name="T2291" style:parent-style-name="Domyślnaczcionkaakapitu" style:family="text">
      <style:text-properties fo:background-color="#80FFFF"/>
    </style:style>
    <style:style style:name="T2292" style:parent-style-name="Domyślnaczcionkaakapitu" style:family="text">
      <style:text-properties fo:background-color="#80FFFF"/>
    </style:style>
    <style:style style:name="P2293" style:parent-style-name="Normalny" style:family="paragraph">
      <style:paragraph-properties fo:text-align="justify" fo:line-height="150%" fo:text-indent="0.2479in"/>
    </style:style>
    <style:style style:name="T2294" style:parent-style-name="Domyślnaczcionkaakapitu" style:family="text">
      <style:text-properties fo:background-color="#80FFFF"/>
    </style:style>
    <style:style style:name="P2295" style:parent-style-name="Normalny" style:family="paragraph">
      <style:paragraph-properties fo:text-align="justify" fo:line-height="150%"/>
    </style:style>
    <style:style style:name="T2296" style:parent-style-name="Domyślnaczcionkaakapitu" style:family="text">
      <style:text-properties style:text-underline-type="single" style:text-underline-style="solid" style:text-underline-width="auto" style:text-underline-mode="continuous"/>
    </style:style>
    <style:style style:name="T2297" style:parent-style-name="Domyślnaczcionkaakapitu" style:family="text">
      <style:text-properties fo:background-color="#80FFFF" style:text-underline-type="single" style:text-underline-style="solid" style:text-underline-width="auto" style:text-underline-mode="continuous"/>
    </style:style>
    <style:style style:name="T2298" style:parent-style-name="Domyślnaczcionkaakapitu" style:family="text">
      <style:text-properties style:text-underline-type="single" style:text-underline-style="solid" style:text-underline-width="auto" style:text-underline-mode="continuous"/>
    </style:style>
    <style:style style:name="T2299" style:parent-style-name="Domyślnaczcionkaakapitu" style:family="text">
      <style:text-properties fo:background-color="#80FFFF" style:text-underline-type="single" style:text-underline-style="solid" style:text-underline-width="auto" style:text-underline-mode="continuous"/>
    </style:style>
    <style:style style:name="T2300" style:parent-style-name="Domyślnaczcionkaakapitu" style:family="text">
      <style:text-properties style:text-underline-type="single" style:text-underline-style="solid" style:text-underline-width="auto" style:text-underline-mode="continuous"/>
    </style:style>
    <style:style style:name="T2301" style:parent-style-name="Domyślnaczcionkaakapitu" style:family="text">
      <style:text-properties fo:background-color="#80FFFF" style:text-underline-type="single" style:text-underline-style="solid" style:text-underline-width="auto" style:text-underline-mode="continuous"/>
    </style:style>
    <style:style style:name="T2302" style:parent-style-name="Domyślnaczcionkaakapitu" style:family="text">
      <style:text-properties style:text-underline-type="single" style:text-underline-style="solid" style:text-underline-width="auto" style:text-underline-mode="continuous"/>
    </style:style>
    <style:style style:name="P2303" style:parent-style-name="Normalny" style:family="paragraph">
      <style:paragraph-properties fo:text-align="justify" fo:line-height="150%" fo:text-indent="0.2479in"/>
    </style:style>
    <style:style style:name="P2304" style:parent-style-name="Normalny" style:family="paragraph">
      <style:paragraph-properties fo:text-align="justify" fo:line-height="150%"/>
    </style:style>
    <style:style style:name="T2305" style:parent-style-name="Domyślnaczcionkaakapitu" style:family="text">
      <style:text-properties style:text-underline-type="single" style:text-underline-style="solid" style:text-underline-width="auto" style:text-underline-mode="continuous"/>
    </style:style>
    <style:style style:name="P2306" style:parent-style-name="Normalny" style:family="paragraph">
      <style:paragraph-properties fo:text-align="justify" fo:line-height="150%" fo:text-indent="0.2479in"/>
    </style:style>
    <style:style style:name="P2307" style:parent-style-name="Normalny" style:family="paragraph">
      <style:paragraph-properties fo:text-align="justify" fo:line-height="150%"/>
    </style:style>
    <style:style style:name="T2308" style:parent-style-name="Domyślnaczcionkaakapitu" style:family="text">
      <style:text-properties style:text-underline-type="single" style:text-underline-style="solid" style:text-underline-width="auto" style:text-underline-mode="continuous"/>
    </style:style>
    <style:style style:name="T2309" style:parent-style-name="Domyślnaczcionkaakapitu" style:family="text">
      <style:text-properties fo:background-color="#80FFFF" style:text-underline-type="single" style:text-underline-style="solid" style:text-underline-width="auto" style:text-underline-mode="continuous"/>
    </style:style>
    <style:style style:name="T2310" style:parent-style-name="Domyślnaczcionkaakapitu" style:family="text">
      <style:text-properties style:text-underline-type="single" style:text-underline-style="solid" style:text-underline-width="auto" style:text-underline-mode="continuous"/>
    </style:style>
    <style:style style:name="T2311" style:parent-style-name="Domyślnaczcionkaakapitu" style:family="text">
      <style:text-properties fo:background-color="#80FFFF" style:text-underline-type="single" style:text-underline-style="solid" style:text-underline-width="auto" style:text-underline-mode="continuous"/>
    </style:style>
    <style:style style:name="T2312" style:parent-style-name="Domyślnaczcionkaakapitu" style:family="text">
      <style:text-properties style:text-underline-type="single" style:text-underline-style="solid" style:text-underline-width="auto" style:text-underline-mode="continuous"/>
    </style:style>
    <style:style style:name="T2313" style:parent-style-name="Domyślnaczcionkaakapitu" style:family="text">
      <style:text-properties fo:background-color="#80FFFF" style:text-underline-type="single" style:text-underline-style="solid" style:text-underline-width="auto" style:text-underline-mode="continuous"/>
    </style:style>
    <style:style style:name="T2314" style:parent-style-name="Domyślnaczcionkaakapitu" style:family="text">
      <style:text-properties style:text-underline-type="single" style:text-underline-style="solid" style:text-underline-width="auto" style:text-underline-mode="continuous"/>
    </style:style>
    <style:style style:name="P2315" style:parent-style-name="Normalny" style:family="paragraph">
      <style:paragraph-properties fo:text-align="justify" fo:line-height="150%" fo:text-indent="0.2479in"/>
    </style:style>
    <style:style style:name="T2316" style:parent-style-name="Domyślnaczcionkaakapitu" style:family="text">
      <style:text-properties fo:background-color="#80FFFF"/>
    </style:style>
    <style:style style:name="T2317" style:parent-style-name="Domyślnaczcionkaakapitu" style:family="text">
      <style:text-properties fo:background-color="#80FFFF"/>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T2320" style:parent-style-name="Domyślnaczcionkaakapitu" style:family="text">
      <style:text-properties fo:background-color="#80FFFF"/>
    </style:style>
    <style:style style:name="T2321" style:parent-style-name="Domyślnaczcionkaakapitu" style:family="text">
      <style:text-properties fo:background-color="#80FFFF"/>
    </style:style>
    <style:style style:name="T2322" style:parent-style-name="Domyślnaczcionkaakapitu" style:family="text">
      <style:text-properties fo:background-color="#80FFFF"/>
    </style:style>
    <style:style style:name="P2323" style:parent-style-name="Normalny" style:family="paragraph">
      <style:paragraph-properties fo:text-align="justify" fo:line-height="150%"/>
    </style:style>
    <style:style style:name="T2324" style:parent-style-name="Domyślnaczcionkaakapitu" style:family="text">
      <style:text-properties fo:background-color="#80FFFF" style:text-underline-type="single" style:text-underline-style="solid" style:text-underline-width="auto" style:text-underline-mode="continuous"/>
    </style:style>
    <style:style style:name="T2325" style:parent-style-name="Domyślnaczcionkaakapitu" style:family="text">
      <style:text-properties style:text-underline-type="single" style:text-underline-style="solid" style:text-underline-width="auto" style:text-underline-mode="continuous"/>
    </style:style>
    <style:style style:name="T2326" style:parent-style-name="Domyślnaczcionkaakapitu" style:family="text">
      <style:text-properties fo:background-color="#80FFFF" style:text-underline-type="single" style:text-underline-style="solid" style:text-underline-width="auto" style:text-underline-mode="continuous"/>
    </style:style>
    <style:style style:name="P2327" style:parent-style-name="Normalny" style:family="paragraph">
      <style:paragraph-properties fo:text-align="justify" fo:line-height="150%" fo:text-indent="0.2479in"/>
    </style:style>
    <style:style style:name="T2328" style:parent-style-name="Domyślnaczcionkaakapitu" style:family="text">
      <style:text-properties fo:background-color="#80FFFF"/>
    </style:style>
    <style:style style:name="T2329" style:parent-style-name="Domyślnaczcionkaakapitu" style:family="text">
      <style:text-properties fo:background-color="#80FFFF"/>
    </style:style>
    <style:style style:name="P2330" style:parent-style-name="Normalny" style:family="paragraph">
      <style:paragraph-properties fo:text-align="justify" fo:line-height="150%"/>
    </style:style>
    <style:style style:name="T2331" style:parent-style-name="Domyślnaczcionkaakapitu" style:family="text">
      <style:text-properties style:text-underline-type="single" style:text-underline-style="solid" style:text-underline-width="auto" style:text-underline-mode="continuous"/>
    </style:style>
    <style:style style:name="T2332" style:parent-style-name="Domyślnaczcionkaakapitu" style:family="text">
      <style:text-properties fo:background-color="#80FFFF" style:text-underline-type="single" style:text-underline-style="solid" style:text-underline-width="auto" style:text-underline-mode="continuous"/>
    </style:style>
    <style:style style:name="T2333" style:parent-style-name="Domyślnaczcionkaakapitu" style:family="text">
      <style:text-properties style:text-underline-type="single" style:text-underline-style="solid" style:text-underline-width="auto" style:text-underline-mode="continuous"/>
    </style:style>
    <style:style style:name="T2334" style:parent-style-name="Domyślnaczcionkaakapitu" style:family="text">
      <style:text-properties fo:background-color="#80FFFF" style:text-underline-type="single" style:text-underline-style="solid" style:text-underline-width="auto" style:text-underline-mode="continuous"/>
    </style:style>
    <style:style style:name="T2335" style:parent-style-name="Domyślnaczcionkaakapitu" style:family="text">
      <style:text-properties style:text-underline-type="single" style:text-underline-style="solid" style:text-underline-width="auto" style:text-underline-mode="continuous"/>
    </style:style>
    <style:style style:name="T2336" style:parent-style-name="Domyślnaczcionkaakapitu" style:family="text">
      <style:text-properties fo:background-color="#80FFFF" style:text-underline-type="single" style:text-underline-style="solid" style:text-underline-width="auto" style:text-underline-mode="continuous"/>
    </style:style>
    <style:style style:name="T2337" style:parent-style-name="Domyślnaczcionkaakapitu" style:family="text">
      <style:text-properties style:text-underline-type="single" style:text-underline-style="solid" style:text-underline-width="auto" style:text-underline-mode="continuous"/>
    </style:style>
    <style:style style:name="P2338" style:parent-style-name="Normalny" style:family="paragraph">
      <style:paragraph-properties fo:text-align="justify" fo:line-height="150%" fo:text-indent="0.2479in"/>
    </style:style>
    <style:style style:name="P2339" style:parent-style-name="Normalny" style:family="paragraph">
      <style:paragraph-properties fo:text-align="justify" fo:line-height="150%"/>
    </style:style>
    <style:style style:name="T2340" style:parent-style-name="Domyślnaczcionkaakapitu" style:family="text">
      <style:text-properties style:text-underline-type="single" style:text-underline-style="solid" style:text-underline-width="auto" style:text-underline-mode="continuous"/>
    </style:style>
    <style:style style:name="P2341" style:parent-style-name="Normalny" style:family="paragraph">
      <style:paragraph-properties fo:text-align="justify" fo:line-height="150%" fo:text-indent="0.2479in"/>
    </style:style>
    <style:style style:name="P2342" style:parent-style-name="Normalny" style:family="paragraph">
      <style:paragraph-properties fo:text-align="justify" fo:line-height="150%"/>
    </style:style>
    <style:style style:name="T2343" style:parent-style-name="Domyślnaczcionkaakapitu" style:family="text">
      <style:text-properties style:text-underline-type="single" style:text-underline-style="solid" style:text-underline-width="auto" style:text-underline-mode="continuous"/>
    </style:style>
    <style:style style:name="T2344" style:parent-style-name="Domyślnaczcionkaakapitu" style:family="text">
      <style:text-properties fo:background-color="#80FFFF" style:text-underline-type="single" style:text-underline-style="solid" style:text-underline-width="auto" style:text-underline-mode="continuous"/>
    </style:style>
    <style:style style:name="T2345" style:parent-style-name="Domyślnaczcionkaakapitu" style:family="text">
      <style:text-properties style:text-underline-type="single" style:text-underline-style="solid" style:text-underline-width="auto" style:text-underline-mode="continuous"/>
    </style:style>
    <style:style style:name="P2346" style:parent-style-name="Normalny" style:family="paragraph">
      <style:paragraph-properties fo:text-align="justify" fo:line-height="150%" fo:text-indent="0.2479in"/>
    </style:style>
    <style:style style:name="T2347" style:parent-style-name="Domyślnaczcionkaakapitu" style:family="text">
      <style:text-properties fo:background-color="#80FFFF"/>
    </style:style>
    <style:style style:name="T2348" style:parent-style-name="Domyślnaczcionkaakapitu" style:family="text">
      <style:text-properties fo:background-color="#80FFFF"/>
    </style:style>
    <style:style style:name="T2349" style:parent-style-name="Domyślnaczcionkaakapitu" style:family="text">
      <style:text-properties fo:background-color="#80FFFF"/>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P2352" style:parent-style-name="Normalny" style:family="paragraph">
      <style:paragraph-properties fo:text-align="justify" fo:line-height="150%"/>
    </style:style>
    <style:style style:name="T2353" style:parent-style-name="Domyślnaczcionkaakapitu" style:family="text">
      <style:text-properties style:text-underline-type="single" style:text-underline-style="solid" style:text-underline-width="auto" style:text-underline-mode="continuous"/>
    </style:style>
    <style:style style:name="T2354" style:parent-style-name="Domyślnaczcionkaakapitu" style:family="text">
      <style:text-properties fo:background-color="#80FFFF" style:text-underline-type="single" style:text-underline-style="solid" style:text-underline-width="auto" style:text-underline-mode="continuous"/>
    </style:style>
    <style:style style:name="T2355" style:parent-style-name="Domyślnaczcionkaakapitu" style:family="text">
      <style:text-properties style:text-underline-type="single" style:text-underline-style="solid" style:text-underline-width="auto" style:text-underline-mode="continuous"/>
    </style:style>
    <style:style style:name="T2356" style:parent-style-name="Domyślnaczcionkaakapitu" style:family="text">
      <style:text-properties fo:background-color="#80FFFF" style:text-underline-type="single" style:text-underline-style="solid" style:text-underline-width="auto" style:text-underline-mode="continuous"/>
    </style:style>
    <style:style style:name="T2357" style:parent-style-name="Domyślnaczcionkaakapitu" style:family="text">
      <style:text-properties style:text-underline-type="single" style:text-underline-style="solid" style:text-underline-width="auto" style:text-underline-mode="continuous"/>
    </style:style>
    <style:style style:name="T2358" style:parent-style-name="Domyślnaczcionkaakapitu" style:family="text">
      <style:text-properties fo:background-color="#80FFFF" style:text-underline-type="single" style:text-underline-style="solid" style:text-underline-width="auto" style:text-underline-mode="continuous"/>
    </style:style>
    <style:style style:name="T2359" style:parent-style-name="Domyślnaczcionkaakapitu" style:family="text">
      <style:text-properties style:text-underline-type="single" style:text-underline-style="solid" style:text-underline-width="auto" style:text-underline-mode="continuous"/>
    </style:style>
    <style:style style:name="T2360" style:parent-style-name="Domyślnaczcionkaakapitu" style:family="text">
      <style:text-properties fo:background-color="#80FFFF" style:text-underline-type="single" style:text-underline-style="solid" style:text-underline-width="auto" style:text-underline-mode="continuous"/>
    </style:style>
    <style:style style:name="T2361" style:parent-style-name="Domyślnaczcionkaakapitu" style:family="text">
      <style:text-properties style:text-underline-type="single" style:text-underline-style="solid" style:text-underline-width="auto" style:text-underline-mode="continuous"/>
    </style:style>
    <style:style style:name="T2362" style:parent-style-name="Domyślnaczcionkaakapitu" style:family="text">
      <style:text-properties fo:background-color="#80FFFF" style:text-underline-type="single" style:text-underline-style="solid" style:text-underline-width="auto" style:text-underline-mode="continuous"/>
    </style:style>
    <style:style style:name="P2363" style:parent-style-name="Normalny" style:family="paragraph">
      <style:paragraph-properties fo:text-align="justify" fo:line-height="150%" fo:text-indent="0.2479in"/>
    </style:style>
    <style:style style:name="T2364" style:parent-style-name="Domyślnaczcionkaakapitu" style:family="text">
      <style:text-properties fo:background-color="#80FFFF"/>
    </style:style>
    <style:style style:name="T2365" style:parent-style-name="Domyślnaczcionkaakapitu" style:family="text">
      <style:text-properties fo:background-color="#80FFFF"/>
    </style:style>
    <style:style style:name="P2366" style:parent-style-name="Normalny" style:family="paragraph">
      <style:paragraph-properties fo:text-align="justify" fo:line-height="150%" fo:text-indent="0.2479in"/>
    </style:style>
    <style:style style:name="T2367" style:parent-style-name="Domyślnaczcionkaakapitu" style:family="text">
      <style:text-properties fo:background-color="#80FFFF"/>
    </style:style>
    <style:style style:name="T2368" style:parent-style-name="Domyślnaczcionkaakapitu" style:family="text">
      <style:text-properties fo:background-color="#80FFFF"/>
    </style:style>
    <style:style style:name="T2369" style:parent-style-name="Domyślnaczcionkaakapitu" style:family="text">
      <style:text-properties fo:background-color="#80FFFF"/>
    </style:style>
    <style:style style:name="P2370" style:parent-style-name="Normalny" style:family="paragraph">
      <style:paragraph-properties fo:text-align="justify" fo:line-height="150%" fo:text-indent="0.2479in"/>
    </style:style>
    <style:style style:name="T2371" style:parent-style-name="Domyślnaczcionkaakapitu" style:family="text">
      <style:text-properties fo:background-color="#80FFFF"/>
    </style:style>
    <style:style style:name="T2372" style:parent-style-name="Domyślnaczcionkaakapitu" style:family="text">
      <style:text-properties fo:background-color="#80FFFF"/>
    </style:style>
    <style:style style:name="T2373" style:parent-style-name="Domyślnaczcionkaakapitu" style:family="text">
      <style:text-properties fo:background-color="#80FFFF"/>
    </style:style>
    <style:style style:name="T2374" style:parent-style-name="Domyślnaczcionkaakapitu" style:family="text">
      <style:text-properties fo:background-color="#80FFFF"/>
    </style:style>
    <style:style style:name="T2375" style:parent-style-name="Domyślnaczcionkaakapitu" style:family="text">
      <style:text-properties fo:background-color="#80FFFF"/>
    </style:style>
    <style:style style:name="T2376" style:parent-style-name="Domyślnaczcionkaakapitu" style:family="text">
      <style:text-properties fo:background-color="#80FFFF"/>
    </style:style>
    <style:style style:name="T2377" style:parent-style-name="Domyślnaczcionkaakapitu" style:family="text">
      <style:text-properties fo:background-color="#80FFFF"/>
    </style:style>
    <style:style style:name="T2378" style:parent-style-name="Domyślnaczcionkaakapitu" style:family="text">
      <style:text-properties fo:background-color="#80FFFF"/>
    </style:style>
    <style:style style:name="P2379" style:parent-style-name="Normalny" style:family="paragraph">
      <style:paragraph-properties fo:text-align="justify" fo:line-height="150%" fo:text-indent="0.2479in"/>
    </style:style>
    <style:style style:name="T2380" style:parent-style-name="Domyślnaczcionkaakapitu" style:family="text">
      <style:text-properties fo:background-color="#80FFFF"/>
    </style:style>
    <style:style style:name="T2381" style:parent-style-name="Domyślnaczcionkaakapitu" style:family="text">
      <style:text-properties fo:background-color="#80FFFF"/>
    </style:style>
    <style:style style:name="T2382" style:parent-style-name="Domyślnaczcionkaakapitu" style:family="text">
      <style:text-properties fo:background-color="#80FFFF"/>
    </style:style>
    <style:style style:name="T2383" style:parent-style-name="Domyślnaczcionkaakapitu" style:family="text">
      <style:text-properties fo:background-color="#80FFFF"/>
    </style:style>
    <style:style style:name="P2384" style:parent-style-name="Normalny" style:family="paragraph">
      <style:paragraph-properties fo:text-align="justify" fo:line-height="150%" fo:text-indent="0.2479in"/>
    </style:style>
    <style:style style:name="T2385" style:parent-style-name="Domyślnaczcionkaakapitu" style:family="text">
      <style:text-properties fo:background-color="#80FFFF"/>
    </style:style>
    <style:style style:name="P2386" style:parent-style-name="Normalny" style:family="paragraph">
      <style:paragraph-properties fo:text-align="justify" fo:line-height="150%"/>
    </style:style>
    <style:style style:name="T2387" style:parent-style-name="Domyślnaczcionkaakapitu" style:family="text">
      <style:text-properties fo:background-color="#80FFFF" style:text-underline-type="single" style:text-underline-style="solid" style:text-underline-width="auto" style:text-underline-mode="continuous"/>
    </style:style>
    <style:style style:name="T2388" style:parent-style-name="Domyślnaczcionkaakapitu" style:family="text">
      <style:text-properties style:text-underline-type="single" style:text-underline-style="solid" style:text-underline-width="auto" style:text-underline-mode="continuous"/>
    </style:style>
    <style:style style:name="P2389" style:parent-style-name="Normalny" style:family="paragraph">
      <style:paragraph-properties fo:text-align="justify" fo:line-height="150%" fo:text-indent="0.2479in"/>
    </style:style>
    <style:style style:name="T2390" style:parent-style-name="Domyślnaczcionkaakapitu" style:family="text">
      <style:text-properties fo:background-color="#80FFFF"/>
    </style:style>
    <style:style style:name="T2391" style:parent-style-name="Domyślnaczcionkaakapitu" style:family="text">
      <style:text-properties fo:background-color="#80FFFF"/>
    </style:style>
    <style:style style:name="T2392" style:parent-style-name="Domyślnaczcionkaakapitu" style:family="text">
      <style:text-properties fo:background-color="#80FFFF"/>
    </style:style>
    <style:style style:name="P2393" style:parent-style-name="Normalny" style:family="paragraph">
      <style:paragraph-properties fo:text-align="justify" fo:line-height="150%"/>
    </style:style>
    <style:style style:name="T2394" style:parent-style-name="Domyślnaczcionkaakapitu" style:family="text">
      <style:text-properties style:text-underline-type="single" style:text-underline-style="solid" style:text-underline-width="auto" style:text-underline-mode="continuous"/>
    </style:style>
    <style:style style:name="T2395" style:parent-style-name="Domyślnaczcionkaakapitu" style:family="text">
      <style:text-properties fo:background-color="#80FFFF" style:text-underline-type="single" style:text-underline-style="solid" style:text-underline-width="auto" style:text-underline-mode="continuous"/>
    </style:style>
    <style:style style:name="T2396" style:parent-style-name="Domyślnaczcionkaakapitu" style:family="text">
      <style:text-properties style:text-underline-type="single" style:text-underline-style="solid" style:text-underline-width="auto" style:text-underline-mode="continuous"/>
    </style:style>
    <style:style style:name="T2397" style:parent-style-name="Domyślnaczcionkaakapitu" style:family="text">
      <style:text-properties fo:background-color="#80FFFF" style:text-underline-type="single" style:text-underline-style="solid" style:text-underline-width="auto" style:text-underline-mode="continuous"/>
    </style:style>
    <style:style style:name="T2398" style:parent-style-name="Domyślnaczcionkaakapitu" style:family="text">
      <style:text-properties style:text-underline-type="single" style:text-underline-style="solid" style:text-underline-width="auto" style:text-underline-mode="continuous"/>
    </style:style>
    <style:style style:name="T2399" style:parent-style-name="Domyślnaczcionkaakapitu" style:family="text">
      <style:text-properties fo:background-color="#80FFFF" style:text-underline-type="single" style:text-underline-style="solid" style:text-underline-width="auto" style:text-underline-mode="continuous"/>
    </style:style>
    <style:style style:name="T2400" style:parent-style-name="Domyślnaczcionkaakapitu" style:family="text">
      <style:text-properties style:text-underline-type="single" style:text-underline-style="solid" style:text-underline-width="auto" style:text-underline-mode="continuous"/>
    </style:style>
    <style:style style:name="T2401" style:parent-style-name="Domyślnaczcionkaakapitu" style:family="text">
      <style:text-properties fo:background-color="#80FFFF" style:text-underline-type="single" style:text-underline-style="solid" style:text-underline-width="auto" style:text-underline-mode="continuous"/>
    </style:style>
    <style:style style:name="T2402" style:parent-style-name="Domyślnaczcionkaakapitu" style:family="text">
      <style:text-properties style:text-underline-type="single" style:text-underline-style="solid" style:text-underline-width="auto" style:text-underline-mode="continuous"/>
    </style:style>
    <style:style style:name="T2403" style:parent-style-name="Domyślnaczcionkaakapitu" style:family="text">
      <style:text-properties style:text-underline-type="single" style:text-underline-style="solid" style:text-underline-width="auto" style:text-underline-mode="continuous"/>
    </style:style>
    <style:style style:name="T2404" style:parent-style-name="Domyślnaczcionkaakapitu" style:family="text">
      <style:text-properties style:text-underline-type="single" style:text-underline-style="solid" style:text-underline-width="auto" style:text-underline-mode="continuous"/>
    </style:style>
    <style:style style:name="T2405" style:parent-style-name="Domyślnaczcionkaakapitu" style:family="text">
      <style:text-properties style:text-underline-type="single" style:text-underline-style="solid" style:text-underline-width="auto" style:text-underline-mode="continuous"/>
    </style:style>
    <style:style style:name="P2406" style:parent-style-name="Normalny" style:family="paragraph">
      <style:paragraph-properties fo:text-align="justify" fo:line-height="150%" fo:text-indent="0.2479in"/>
    </style:style>
    <style:style style:name="T2407" style:parent-style-name="Domyślnaczcionkaakapitu" style:family="text">
      <style:text-properties fo:background-color="#80FFFF"/>
    </style:style>
    <style:style style:name="T2408" style:parent-style-name="Domyślnaczcionkaakapitu" style:family="text">
      <style:text-properties fo:background-color="#80FFFF"/>
    </style:style>
    <style:style style:name="T2409" style:parent-style-name="Domyślnaczcionkaakapitu" style:family="text">
      <style:text-properties fo:background-color="#80FFFF"/>
    </style:style>
    <style:style style:name="T2410" style:parent-style-name="Domyślnaczcionkaakapitu" style:family="text">
      <style:text-properties fo:background-color="#80FFFF"/>
    </style:style>
    <style:style style:name="T2411" style:parent-style-name="Domyślnaczcionkaakapitu" style:family="text">
      <style:text-properties fo:background-color="#80FFFF"/>
    </style:style>
    <style:style style:name="T2412" style:parent-style-name="Domyślnaczcionkaakapitu" style:family="text">
      <style:text-properties fo:background-color="#80FFFF"/>
    </style:style>
    <style:style style:name="T2413" style:parent-style-name="Domyślnaczcionkaakapitu" style:family="text">
      <style:text-properties fo:background-color="#80FFFF"/>
    </style:style>
    <style:style style:name="T2414" style:parent-style-name="Domyślnaczcionkaakapitu" style:family="text">
      <style:text-properties fo:background-color="#80FFFF"/>
    </style:style>
    <style:style style:name="T2415" style:parent-style-name="Domyślnaczcionkaakapitu" style:family="text">
      <style:text-properties fo:background-color="#80FFFF"/>
    </style:style>
    <style:style style:name="T2416" style:parent-style-name="Domyślnaczcionkaakapitu" style:family="text">
      <style:text-properties fo:background-color="#80FFFF"/>
    </style:style>
    <style:style style:name="P2417" style:parent-style-name="Normalny" style:family="paragraph">
      <style:paragraph-properties fo:text-align="justify" fo:line-height="150%" fo:text-indent="0.2479in"/>
    </style:style>
    <style:style style:name="T2418" style:parent-style-name="Domyślnaczcionkaakapitu" style:family="text">
      <style:text-properties fo:background-color="#80FFFF"/>
    </style:style>
    <style:style style:name="T2419" style:parent-style-name="Domyślnaczcionkaakapitu" style:family="text">
      <style:text-properties fo:background-color="#80FFFF"/>
    </style:style>
    <style:style style:name="T2420" style:parent-style-name="Domyślnaczcionkaakapitu" style:family="text">
      <style:text-properties fo:background-color="#80FFFF"/>
    </style:style>
    <style:style style:name="T2421" style:parent-style-name="Domyślnaczcionkaakapitu" style:family="text">
      <style:text-properties fo:background-color="#80FFFF"/>
    </style:style>
    <style:style style:name="T2422" style:parent-style-name="Domyślnaczcionkaakapitu" style:family="text">
      <style:text-properties fo:background-color="#80FFFF"/>
    </style:style>
    <style:style style:name="T2423" style:parent-style-name="Domyślnaczcionkaakapitu" style:family="text">
      <style:text-properties fo:background-color="#80FFFF"/>
    </style:style>
    <style:style style:name="T2424" style:parent-style-name="Domyślnaczcionkaakapitu" style:family="text">
      <style:text-properties fo:background-color="#80FFFF"/>
    </style:style>
    <style:style style:name="T2425" style:parent-style-name="Domyślnaczcionkaakapitu" style:family="text">
      <style:text-properties fo:background-color="#80FFFF"/>
    </style:style>
    <style:style style:name="T2426" style:parent-style-name="Domyślnaczcionkaakapitu" style:family="text">
      <style:text-properties fo:background-color="#80FFFF"/>
    </style:style>
    <style:style style:name="T2427" style:parent-style-name="Domyślnaczcionkaakapitu" style:family="text">
      <style:text-properties fo:background-color="#80FFFF"/>
    </style:style>
    <style:style style:name="T2428" style:parent-style-name="Domyślnaczcionkaakapitu" style:family="text">
      <style:text-properties fo:background-color="#80FFFF"/>
    </style:style>
    <style:style style:name="T2429" style:parent-style-name="Domyślnaczcionkaakapitu" style:family="text">
      <style:text-properties fo:background-color="#80FFFF"/>
    </style:style>
    <style:style style:name="T2430" style:parent-style-name="Domyślnaczcionkaakapitu" style:family="text">
      <style:text-properties fo:background-color="#80FFFF"/>
    </style:style>
    <style:style style:name="T2431" style:parent-style-name="Domyślnaczcionkaakapitu" style:family="text">
      <style:text-properties fo:background-color="#80FFFF"/>
    </style:style>
    <style:style style:name="T2432" style:parent-style-name="Domyślnaczcionkaakapitu" style:family="text">
      <style:text-properties fo:background-color="#80FFFF"/>
    </style:style>
    <style:style style:name="P2433" style:parent-style-name="Normalny" style:family="paragraph">
      <style:paragraph-properties fo:text-align="justify" fo:line-height="150%" fo:text-indent="0.2479in"/>
    </style:style>
    <style:style style:name="T2434" style:parent-style-name="Domyślnaczcionkaakapitu" style:family="text">
      <style:text-properties fo:background-color="#80FFFF"/>
    </style:style>
    <style:style style:name="T2435" style:parent-style-name="Domyślnaczcionkaakapitu" style:family="text">
      <style:text-properties fo:background-color="#80FFFF"/>
    </style:style>
    <style:style style:name="T2436" style:parent-style-name="Domyślnaczcionkaakapitu" style:family="text">
      <style:text-properties fo:background-color="#80FFFF"/>
    </style:style>
    <style:style style:name="T2437" style:parent-style-name="Domyślnaczcionkaakapitu" style:family="text">
      <style:text-properties fo:background-color="#80FFFF"/>
    </style:style>
    <style:style style:name="T2438" style:parent-style-name="Domyślnaczcionkaakapitu" style:family="text">
      <style:text-properties fo:background-color="#80FFFF"/>
    </style:style>
    <style:style style:name="T2439" style:parent-style-name="Domyślnaczcionkaakapitu" style:family="text">
      <style:text-properties fo:background-color="#80FFFF"/>
    </style:style>
    <style:style style:name="P2440" style:parent-style-name="Normalny" style:family="paragraph">
      <style:paragraph-properties fo:text-align="justify" fo:line-height="150%"/>
    </style:style>
    <style:style style:name="T2441" style:parent-style-name="Domyślnaczcionkaakapitu" style:family="text">
      <style:text-properties style:text-underline-type="single" style:text-underline-style="solid" style:text-underline-width="auto" style:text-underline-mode="continuous"/>
    </style:style>
    <style:style style:name="T2442" style:parent-style-name="Domyślnaczcionkaakapitu" style:family="text">
      <style:text-properties fo:background-color="#80FFFF" style:text-underline-type="single" style:text-underline-style="solid" style:text-underline-width="auto" style:text-underline-mode="continuous"/>
    </style:style>
    <style:style style:name="T2443" style:parent-style-name="Domyślnaczcionkaakapitu" style:family="text">
      <style:text-properties style:text-underline-type="single" style:text-underline-style="solid" style:text-underline-width="auto" style:text-underline-mode="continuous"/>
    </style:style>
    <style:style style:name="T2444" style:parent-style-name="Domyślnaczcionkaakapitu" style:family="text">
      <style:text-properties fo:background-color="#80FFFF" style:text-underline-type="single" style:text-underline-style="solid" style:text-underline-width="auto" style:text-underline-mode="continuous"/>
    </style:style>
    <style:style style:name="T2445" style:parent-style-name="Domyślnaczcionkaakapitu" style:family="text">
      <style:text-properties style:text-underline-type="single" style:text-underline-style="solid" style:text-underline-width="auto" style:text-underline-mode="continuous"/>
    </style:style>
    <style:style style:name="T2446" style:parent-style-name="Domyślnaczcionkaakapitu" style:family="text">
      <style:text-properties fo:background-color="#80FFFF" style:text-underline-type="single" style:text-underline-style="solid" style:text-underline-width="auto" style:text-underline-mode="continuous"/>
    </style:style>
    <style:style style:name="T2447" style:parent-style-name="Domyślnaczcionkaakapitu" style:family="text">
      <style:text-properties style:text-underline-type="single" style:text-underline-style="solid" style:text-underline-width="auto" style:text-underline-mode="continuous"/>
    </style:style>
    <style:style style:name="P2448" style:parent-style-name="Normalny" style:family="paragraph">
      <style:paragraph-properties fo:text-align="justify" fo:line-height="150%" fo:text-indent="0.2479in"/>
    </style:style>
    <style:style style:name="P2449" style:parent-style-name="Normalny" style:family="paragraph">
      <style:paragraph-properties fo:text-align="justify" fo:line-height="150%"/>
    </style:style>
    <style:style style:name="T2450" style:parent-style-name="Domyślnaczcionkaakapitu" style:family="text">
      <style:text-properties fo:background-color="#80FFFF" style:text-underline-type="single" style:text-underline-style="solid" style:text-underline-width="auto" style:text-underline-mode="continuous"/>
    </style:style>
    <style:style style:name="T2451" style:parent-style-name="Domyślnaczcionkaakapitu" style:family="text">
      <style:text-properties style:text-underline-type="single" style:text-underline-style="solid" style:text-underline-width="auto" style:text-underline-mode="continuous"/>
    </style:style>
    <style:style style:name="P2452" style:parent-style-name="Normalny" style:family="paragraph">
      <style:paragraph-properties fo:text-align="justify" fo:line-height="150%" fo:text-indent="0.2479in"/>
    </style:style>
    <style:style style:name="P2453" style:parent-style-name="Normalny" style:family="paragraph">
      <style:paragraph-properties fo:text-align="justify" fo:line-height="150%"/>
    </style:style>
    <style:style style:name="T2454" style:parent-style-name="Domyślnaczcionkaakapitu" style:family="text">
      <style:text-properties style:text-underline-type="single" style:text-underline-style="solid" style:text-underline-width="auto" style:text-underline-mode="continuous"/>
    </style:style>
    <style:style style:name="T2455" style:parent-style-name="Domyślnaczcionkaakapitu" style:family="text">
      <style:text-properties fo:background-color="#80FFFF" style:text-underline-type="single" style:text-underline-style="solid" style:text-underline-width="auto" style:text-underline-mode="continuous"/>
    </style:style>
    <style:style style:name="T2456" style:parent-style-name="Domyślnaczcionkaakapitu" style:family="text">
      <style:text-properties style:text-underline-type="single" style:text-underline-style="solid" style:text-underline-width="auto" style:text-underline-mode="continuous"/>
    </style:style>
    <style:style style:name="T2457" style:parent-style-name="Domyślnaczcionkaakapitu" style:family="text">
      <style:text-properties fo:background-color="#80FFFF" style:text-underline-type="single" style:text-underline-style="solid" style:text-underline-width="auto" style:text-underline-mode="continuous"/>
    </style:style>
    <style:style style:name="T2458" style:parent-style-name="Domyślnaczcionkaakapitu" style:family="text">
      <style:text-properties style:text-underline-type="single" style:text-underline-style="solid" style:text-underline-width="auto" style:text-underline-mode="continuous"/>
    </style:style>
    <style:style style:name="T2459" style:parent-style-name="Domyślnaczcionkaakapitu" style:family="text">
      <style:text-properties fo:background-color="#80FFFF" style:text-underline-type="single" style:text-underline-style="solid" style:text-underline-width="auto" style:text-underline-mode="continuous"/>
    </style:style>
    <style:style style:name="T2460" style:parent-style-name="Domyślnaczcionkaakapitu" style:family="text">
      <style:text-properties style:text-underline-type="single" style:text-underline-style="solid" style:text-underline-width="auto" style:text-underline-mode="continuous"/>
    </style:style>
    <style:style style:name="P2461" style:parent-style-name="Normalny" style:family="paragraph">
      <style:paragraph-properties fo:text-align="justify" fo:line-height="150%" fo:text-indent="0.2479in"/>
    </style:style>
    <style:style style:name="T2462" style:parent-style-name="Domyślnaczcionkaakapitu" style:family="text">
      <style:text-properties fo:background-color="#80FFFF"/>
    </style:style>
    <style:style style:name="T2463" style:parent-style-name="Domyślnaczcionkaakapitu" style:family="text">
      <style:text-properties fo:background-color="#80FFFF"/>
    </style:style>
    <style:style style:name="T2464" style:parent-style-name="Domyślnaczcionkaakapitu" style:family="text">
      <style:text-properties fo:background-color="#80FFFF"/>
    </style:style>
    <style:style style:name="T2465" style:parent-style-name="Domyślnaczcionkaakapitu" style:family="text">
      <style:text-properties fo:background-color="#80FFFF"/>
    </style:style>
    <style:style style:name="T2466" style:parent-style-name="Domyślnaczcionkaakapitu" style:family="text">
      <style:text-properties fo:background-color="#80FFFF"/>
    </style:style>
    <style:style style:name="T2467" style:parent-style-name="Domyślnaczcionkaakapitu" style:family="text">
      <style:text-properties fo:background-color="#80FFFF"/>
    </style:style>
    <style:style style:name="T2468" style:parent-style-name="Domyślnaczcionkaakapitu" style:family="text">
      <style:text-properties fo:background-color="#80FFFF"/>
    </style:style>
    <style:style style:name="T2469" style:parent-style-name="Domyślnaczcionkaakapitu" style:family="text">
      <style:text-properties fo:background-color="#80FFFF"/>
    </style:style>
    <style:style style:name="P2470" style:parent-style-name="Normalny" style:family="paragraph">
      <style:paragraph-properties fo:text-align="justify" fo:line-height="150%"/>
    </style:style>
    <style:style style:name="T2471" style:parent-style-name="Domyślnaczcionkaakapitu" style:family="text">
      <style:text-properties fo:background-color="#80FFFF" style:text-underline-type="single" style:text-underline-style="solid" style:text-underline-width="auto" style:text-underline-mode="continuous"/>
    </style:style>
    <style:style style:name="T2472" style:parent-style-name="Domyślnaczcionkaakapitu" style:family="text">
      <style:text-properties style:text-underline-type="single" style:text-underline-style="solid" style:text-underline-width="auto" style:text-underline-mode="continuous"/>
    </style:style>
    <style:style style:name="P2473" style:parent-style-name="Normalny" style:family="paragraph">
      <style:paragraph-properties fo:text-align="justify" fo:line-height="150%" fo:text-indent="0.2479in"/>
    </style:style>
    <style:style style:name="T2474" style:parent-style-name="Domyślnaczcionkaakapitu" style:family="text">
      <style:text-properties fo:background-color="#80FFFF"/>
    </style:style>
    <style:style style:name="T2475" style:parent-style-name="Domyślnaczcionkaakapitu" style:family="text">
      <style:text-properties fo:background-color="#80FFFF"/>
    </style:style>
    <style:style style:name="P2476" style:parent-style-name="Normalny" style:family="paragraph">
      <style:paragraph-properties fo:text-align="justify" fo:line-height="150%" fo:text-indent="0.2479in"/>
    </style:style>
    <style:style style:name="T2477" style:parent-style-name="Domyślnaczcionkaakapitu" style:family="text">
      <style:text-properties fo:background-color="#80FFFF"/>
    </style:style>
    <style:style style:name="P2478" style:parent-style-name="Normalny" style:family="paragraph">
      <style:paragraph-properties fo:text-align="justify" fo:line-height="150%"/>
    </style:style>
    <style:style style:name="T2479" style:parent-style-name="Domyślnaczcionkaakapitu" style:family="text">
      <style:text-properties style:text-underline-type="single" style:text-underline-style="solid" style:text-underline-width="auto" style:text-underline-mode="continuous"/>
    </style:style>
    <style:style style:name="T2480" style:parent-style-name="Domyślnaczcionkaakapitu" style:family="text">
      <style:text-properties fo:background-color="#80FFFF" style:text-underline-type="single" style:text-underline-style="solid" style:text-underline-width="auto" style:text-underline-mode="continuous"/>
    </style:style>
    <style:style style:name="T2481" style:parent-style-name="Domyślnaczcionkaakapitu" style:family="text">
      <style:text-properties style:text-underline-type="single" style:text-underline-style="solid" style:text-underline-width="auto" style:text-underline-mode="continuous"/>
    </style:style>
    <style:style style:name="T2482" style:parent-style-name="Domyślnaczcionkaakapitu" style:family="text">
      <style:text-properties fo:background-color="#80FFFF" style:text-underline-type="single" style:text-underline-style="solid" style:text-underline-width="auto" style:text-underline-mode="continuous"/>
    </style:style>
    <style:style style:name="T2483" style:parent-style-name="Domyślnaczcionkaakapitu" style:family="text">
      <style:text-properties style:text-underline-type="single" style:text-underline-style="solid" style:text-underline-width="auto" style:text-underline-mode="continuous"/>
    </style:style>
    <style:style style:name="P2484" style:parent-style-name="Normalny" style:family="paragraph">
      <style:paragraph-properties fo:text-align="justify" fo:line-height="150%" fo:text-indent="0.2479in"/>
    </style:style>
    <style:style style:name="T2485" style:parent-style-name="Domyślnaczcionkaakapitu" style:family="text">
      <style:text-properties fo:background-color="#80FFFF"/>
    </style:style>
    <style:style style:name="T2486" style:parent-style-name="Domyślnaczcionkaakapitu" style:family="text">
      <style:text-properties fo:background-color="#80FFFF"/>
    </style:style>
    <style:style style:name="T2487" style:parent-style-name="Domyślnaczcionkaakapitu" style:family="text">
      <style:text-properties fo:background-color="#80FFFF"/>
    </style:style>
    <style:style style:name="T2488" style:parent-style-name="Domyślnaczcionkaakapitu" style:family="text">
      <style:text-properties fo:background-color="#80FFFF"/>
    </style:style>
    <style:style style:name="P2489" style:parent-style-name="Normalny" style:family="paragraph">
      <style:paragraph-properties fo:text-align="justify" fo:line-height="150%"/>
    </style:style>
    <style:style style:name="T2490" style:parent-style-name="Domyślnaczcionkaakapitu" style:family="text">
      <style:text-properties fo:background-color="#80FFFF" style:text-underline-type="single" style:text-underline-style="solid" style:text-underline-width="auto" style:text-underline-mode="continuous"/>
    </style:style>
    <style:style style:name="T2491" style:parent-style-name="Domyślnaczcionkaakapitu" style:family="text">
      <style:text-properties style:text-underline-type="single" style:text-underline-style="solid" style:text-underline-width="auto" style:text-underline-mode="continuous"/>
    </style:style>
    <style:style style:name="P2492" style:parent-style-name="Normalny" style:family="paragraph">
      <style:paragraph-properties fo:text-align="justify" fo:line-height="150%" fo:text-indent="0.2479in"/>
    </style:style>
    <style:style style:name="T2493" style:parent-style-name="Domyślnaczcionkaakapitu" style:family="text">
      <style:text-properties fo:background-color="#80FFFF"/>
    </style:style>
    <style:style style:name="T2494" style:parent-style-name="Domyślnaczcionkaakapitu" style:family="text">
      <style:text-properties fo:background-color="#80FFFF"/>
    </style:style>
    <style:style style:name="T2495" style:parent-style-name="Domyślnaczcionkaakapitu" style:family="text">
      <style:text-properties fo:background-color="#80FFFF"/>
    </style:style>
    <style:style style:name="T2496" style:parent-style-name="Domyślnaczcionkaakapitu" style:family="text">
      <style:text-properties fo:background-color="#80FFFF"/>
    </style:style>
    <style:style style:name="P2497" style:parent-style-name="Normalny" style:family="paragraph">
      <style:paragraph-properties fo:text-align="justify" fo:line-height="150%"/>
    </style:style>
    <style:style style:name="T2498" style:parent-style-name="Domyślnaczcionkaakapitu" style:family="text">
      <style:text-properties style:text-underline-type="single" style:text-underline-style="solid" style:text-underline-width="auto" style:text-underline-mode="continuous"/>
    </style:style>
    <style:style style:name="T2499" style:parent-style-name="Domyślnaczcionkaakapitu" style:family="text">
      <style:text-properties fo:background-color="#80FFFF" style:text-underline-type="single" style:text-underline-style="solid" style:text-underline-width="auto" style:text-underline-mode="continuous"/>
    </style:style>
    <style:style style:name="T2500" style:parent-style-name="Domyślnaczcionkaakapitu" style:family="text">
      <style:text-properties style:text-underline-type="single" style:text-underline-style="solid" style:text-underline-width="auto" style:text-underline-mode="continuous"/>
    </style:style>
    <style:style style:name="T2501" style:parent-style-name="Domyślnaczcionkaakapitu" style:family="text">
      <style:text-properties fo:background-color="#80FFFF" style:text-underline-type="single" style:text-underline-style="solid" style:text-underline-width="auto" style:text-underline-mode="continuous"/>
    </style:style>
    <style:style style:name="T2502" style:parent-style-name="Domyślnaczcionkaakapitu" style:family="text">
      <style:text-properties style:text-underline-type="single" style:text-underline-style="solid" style:text-underline-width="auto" style:text-underline-mode="continuous"/>
    </style:style>
    <style:style style:name="P2503" style:parent-style-name="Normalny" style:family="paragraph">
      <style:paragraph-properties fo:text-align="justify" fo:line-height="150%" fo:text-indent="0.2479in"/>
    </style:style>
    <style:style style:name="P2504" style:parent-style-name="Normalny" style:family="paragraph">
      <style:paragraph-properties fo:text-align="justify" fo:line-height="150%"/>
    </style:style>
    <style:style style:name="T2505" style:parent-style-name="Domyślnaczcionkaakapitu" style:family="text">
      <style:text-properties style:text-underline-type="single" style:text-underline-style="solid" style:text-underline-width="auto" style:text-underline-mode="continuous"/>
    </style:style>
    <style:style style:name="P2506" style:parent-style-name="Normalny" style:family="paragraph">
      <style:paragraph-properties fo:text-align="justify" fo:line-height="150%" fo:text-indent="0.2479in"/>
    </style:style>
    <style:style style:name="T2507" style:parent-style-name="Domyślnaczcionkaakapitu" style:family="text">
      <style:text-properties fo:background-color="#80FFFF"/>
    </style:style>
    <style:style style:name="T2508" style:parent-style-name="Domyślnaczcionkaakapitu" style:family="text">
      <style:text-properties fo:background-color="#80FFFF"/>
    </style:style>
    <style:style style:name="P2509" style:parent-style-name="Normalny" style:family="paragraph">
      <style:paragraph-properties fo:text-align="justify" fo:line-height="150%"/>
    </style:style>
    <style:style style:name="T2510" style:parent-style-name="Domyślnaczcionkaakapitu" style:family="text">
      <style:text-properties style:text-underline-type="single" style:text-underline-style="solid" style:text-underline-width="auto" style:text-underline-mode="continuous"/>
    </style:style>
    <style:style style:name="T2511" style:parent-style-name="Domyślnaczcionkaakapitu" style:family="text">
      <style:text-properties fo:background-color="#80FFFF" style:text-underline-type="single" style:text-underline-style="solid" style:text-underline-width="auto" style:text-underline-mode="continuous"/>
    </style:style>
    <style:style style:name="T2512" style:parent-style-name="Domyślnaczcionkaakapitu" style:family="text">
      <style:text-properties style:text-underline-type="single" style:text-underline-style="solid" style:text-underline-width="auto" style:text-underline-mode="continuous"/>
    </style:style>
    <style:style style:name="T2513" style:parent-style-name="Domyślnaczcionkaakapitu" style:family="text">
      <style:text-properties fo:background-color="#80FFFF" style:text-underline-type="single" style:text-underline-style="solid" style:text-underline-width="auto" style:text-underline-mode="continuous"/>
    </style:style>
    <style:style style:name="T2514" style:parent-style-name="Domyślnaczcionkaakapitu" style:family="text">
      <style:text-properties style:text-underline-type="single" style:text-underline-style="solid" style:text-underline-width="auto" style:text-underline-mode="continuous"/>
    </style:style>
    <style:style style:name="T2515" style:parent-style-name="Domyślnaczcionkaakapitu" style:family="text">
      <style:text-properties fo:background-color="#80FFFF" style:text-underline-type="single" style:text-underline-style="solid" style:text-underline-width="auto" style:text-underline-mode="continuous"/>
    </style:style>
    <style:style style:name="T2516" style:parent-style-name="Domyślnaczcionkaakapitu" style:family="text">
      <style:text-properties style:text-underline-type="single" style:text-underline-style="solid" style:text-underline-width="auto" style:text-underline-mode="continuous"/>
    </style:style>
    <style:style style:name="P2517" style:parent-style-name="Normalny" style:family="paragraph">
      <style:paragraph-properties fo:text-align="justify" fo:line-height="150%" fo:text-indent="0.2479in"/>
    </style:style>
    <style:style style:name="T2518" style:parent-style-name="Domyślnaczcionkaakapitu" style:family="text">
      <style:text-properties fo:background-color="#80FFFF"/>
    </style:style>
    <style:style style:name="T2519" style:parent-style-name="Domyślnaczcionkaakapitu" style:family="text">
      <style:text-properties fo:background-color="#80FFFF"/>
    </style:style>
    <style:style style:name="T2520" style:parent-style-name="Domyślnaczcionkaakapitu" style:family="text">
      <style:text-properties fo:background-color="#80FFFF"/>
    </style:style>
    <style:style style:name="T2521" style:parent-style-name="Domyślnaczcionkaakapitu" style:family="text">
      <style:text-properties fo:background-color="#80FFFF"/>
    </style:style>
    <style:style style:name="T2522" style:parent-style-name="Domyślnaczcionkaakapitu" style:family="text">
      <style:text-properties fo:background-color="#80FFFF"/>
    </style:style>
    <style:style style:name="T2523" style:parent-style-name="Domyślnaczcionkaakapitu" style:family="text">
      <style:text-properties fo:background-color="#80FFFF"/>
    </style:style>
    <style:style style:name="P2524" style:parent-style-name="Normalny" style:family="paragraph">
      <style:paragraph-properties fo:text-align="justify" fo:line-height="150%" fo:text-indent="0.2479in"/>
    </style:style>
    <style:style style:name="T2525" style:parent-style-name="Domyślnaczcionkaakapitu" style:family="text">
      <style:text-properties fo:background-color="#80FFFF"/>
    </style:style>
    <style:style style:name="T2526" style:parent-style-name="Domyślnaczcionkaakapitu" style:family="text">
      <style:text-properties fo:background-color="#80FFFF"/>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T2530" style:parent-style-name="Domyślnaczcionkaakapitu" style:family="text">
      <style:text-properties fo:background-color="#80FFFF"/>
    </style:style>
    <style:style style:name="P2531" style:parent-style-name="Normalny" style:family="paragraph">
      <style:paragraph-properties fo:text-align="justify" fo:line-height="150%"/>
    </style:style>
    <style:style style:name="T2532" style:parent-style-name="Domyślnaczcionkaakapitu" style:family="text">
      <style:text-properties fo:background-color="#80FFFF" style:text-underline-type="single" style:text-underline-style="solid" style:text-underline-width="auto" style:text-underline-mode="continuous"/>
    </style:style>
    <style:style style:name="T2533" style:parent-style-name="Domyślnaczcionkaakapitu" style:family="text">
      <style:text-properties style:text-underline-type="single" style:text-underline-style="solid" style:text-underline-width="auto" style:text-underline-mode="continuous"/>
    </style:style>
    <style:style style:name="P2534" style:parent-style-name="Normalny" style:family="paragraph">
      <style:paragraph-properties fo:text-align="justify" fo:line-height="150%" fo:text-indent="0.2479in"/>
    </style:style>
    <style:style style:name="T2535" style:parent-style-name="Domyślnaczcionkaakapitu" style:family="text">
      <style:text-properties fo:background-color="#80FFFF"/>
    </style:style>
    <style:style style:name="T2536" style:parent-style-name="Domyślnaczcionkaakapitu" style:family="text">
      <style:text-properties fo:background-color="#80FFFF"/>
    </style:style>
    <style:style style:name="T2537" style:parent-style-name="Domyślnaczcionkaakapitu" style:family="text">
      <style:text-properties fo:background-color="#80FFFF"/>
    </style:style>
    <style:style style:name="T2538" style:parent-style-name="Domyślnaczcionkaakapitu" style:family="text">
      <style:text-properties fo:background-color="#80FFFF"/>
    </style:style>
    <style:style style:name="T2539" style:parent-style-name="Domyślnaczcionkaakapitu" style:family="text">
      <style:text-properties fo:background-color="#80FFFF"/>
    </style:style>
    <style:style style:name="P2540" style:parent-style-name="Normalny" style:family="paragraph">
      <style:paragraph-properties fo:text-align="justify" fo:line-height="150%"/>
    </style:style>
    <style:style style:name="T2541" style:parent-style-name="Domyślnaczcionkaakapitu" style:family="text">
      <style:text-properties style:text-underline-type="single" style:text-underline-style="solid" style:text-underline-width="auto" style:text-underline-mode="continuous"/>
    </style:style>
    <style:style style:name="T2542" style:parent-style-name="Domyślnaczcionkaakapitu" style:family="text">
      <style:text-properties fo:background-color="#80FFFF" style:text-underline-type="single" style:text-underline-style="solid" style:text-underline-width="auto" style:text-underline-mode="continuous"/>
    </style:style>
    <style:style style:name="T2543" style:parent-style-name="Domyślnaczcionkaakapitu" style:family="text">
      <style:text-properties style:text-underline-type="single" style:text-underline-style="solid" style:text-underline-width="auto" style:text-underline-mode="continuous"/>
    </style:style>
    <style:style style:name="T2544" style:parent-style-name="Domyślnaczcionkaakapitu" style:family="text">
      <style:text-properties fo:background-color="#80FFFF" style:text-underline-type="single" style:text-underline-style="solid" style:text-underline-width="auto" style:text-underline-mode="continuous"/>
    </style:style>
    <style:style style:name="T2545" style:parent-style-name="Domyślnaczcionkaakapitu" style:family="text">
      <style:text-properties style:text-underline-type="single" style:text-underline-style="solid" style:text-underline-width="auto" style:text-underline-mode="continuous"/>
    </style:style>
    <style:style style:name="T2546" style:parent-style-name="Domyślnaczcionkaakapitu" style:family="text">
      <style:text-properties fo:background-color="#80FFFF" style:text-underline-type="single" style:text-underline-style="solid" style:text-underline-width="auto" style:text-underline-mode="continuous"/>
    </style:style>
    <style:style style:name="T2547" style:parent-style-name="Domyślnaczcionkaakapitu" style:family="text">
      <style:text-properties style:text-underline-type="single" style:text-underline-style="solid" style:text-underline-width="auto" style:text-underline-mode="continuous"/>
    </style:style>
    <style:style style:name="P2548" style:parent-style-name="Normalny" style:family="paragraph">
      <style:paragraph-properties fo:text-align="justify" fo:line-height="150%" fo:text-indent="0.2479in"/>
    </style:style>
    <style:style style:name="T2549" style:parent-style-name="Domyślnaczcionkaakapitu" style:family="text">
      <style:text-properties fo:background-color="#80FFFF"/>
    </style:style>
    <style:style style:name="T2550" style:parent-style-name="Domyślnaczcionkaakapitu" style:family="text">
      <style:text-properties fo:background-color="#80FFFF"/>
    </style:style>
    <style:style style:name="P2551" style:parent-style-name="Normalny" style:family="paragraph">
      <style:paragraph-properties fo:text-align="justify" fo:line-height="150%"/>
    </style:style>
    <style:style style:name="T2552" style:parent-style-name="Domyślnaczcionkaakapitu" style:family="text">
      <style:text-properties fo:background-color="#80FFFF" style:text-underline-type="single" style:text-underline-style="solid" style:text-underline-width="auto" style:text-underline-mode="continuous"/>
    </style:style>
    <style:style style:name="T2553" style:parent-style-name="Domyślnaczcionkaakapitu" style:family="text">
      <style:text-properties style:text-underline-type="single" style:text-underline-style="solid" style:text-underline-width="auto" style:text-underline-mode="continuous"/>
    </style:style>
    <style:style style:name="P2554" style:parent-style-name="Normalny" style:family="paragraph">
      <style:paragraph-properties fo:text-align="justify" fo:line-height="150%" fo:text-indent="0.2479in"/>
    </style:style>
    <style:style style:name="T2555" style:parent-style-name="Domyślnaczcionkaakapitu" style:family="text">
      <style:text-properties fo:background-color="#80FFFF"/>
    </style:style>
    <style:style style:name="P2556" style:parent-style-name="Normalny" style:family="paragraph">
      <style:paragraph-properties fo:text-align="justify" fo:line-height="150%"/>
    </style:style>
    <style:style style:name="T2557" style:parent-style-name="Domyślnaczcionkaakapitu" style:family="text">
      <style:text-properties style:text-underline-type="single" style:text-underline-style="solid" style:text-underline-width="auto" style:text-underline-mode="continuous"/>
    </style:style>
    <style:style style:name="T2558" style:parent-style-name="Domyślnaczcionkaakapitu" style:family="text">
      <style:text-properties fo:background-color="#80FFFF" style:text-underline-type="single" style:text-underline-style="solid" style:text-underline-width="auto" style:text-underline-mode="continuous"/>
    </style:style>
    <style:style style:name="T2559" style:parent-style-name="Domyślnaczcionkaakapitu" style:family="text">
      <style:text-properties style:text-underline-type="single" style:text-underline-style="solid" style:text-underline-width="auto" style:text-underline-mode="continuous"/>
    </style:style>
    <style:style style:name="T2560" style:parent-style-name="Domyślnaczcionkaakapitu" style:family="text">
      <style:text-properties fo:background-color="#80FFFF" style:text-underline-type="single" style:text-underline-style="solid" style:text-underline-width="auto" style:text-underline-mode="continuous"/>
    </style:style>
    <style:style style:name="T2561" style:parent-style-name="Domyślnaczcionkaakapitu" style:family="text">
      <style:text-properties style:text-underline-type="single" style:text-underline-style="solid" style:text-underline-width="auto" style:text-underline-mode="continuous"/>
    </style:style>
    <style:style style:name="T2562" style:parent-style-name="Domyślnaczcionkaakapitu" style:family="text">
      <style:text-properties fo:background-color="#80FFFF" style:text-underline-type="single" style:text-underline-style="solid" style:text-underline-width="auto" style:text-underline-mode="continuous"/>
    </style:style>
    <style:style style:name="T2563" style:parent-style-name="Domyślnaczcionkaakapitu" style:family="text">
      <style:text-properties style:text-underline-type="single" style:text-underline-style="solid" style:text-underline-width="auto" style:text-underline-mode="continuous"/>
    </style:style>
    <style:style style:name="P2564" style:parent-style-name="Normalny" style:family="paragraph">
      <style:paragraph-properties fo:text-align="justify" fo:line-height="150%" fo:text-indent="0.2479in"/>
    </style:style>
    <style:style style:name="T2565" style:parent-style-name="Domyślnaczcionkaakapitu" style:family="text">
      <style:text-properties fo:background-color="#80FFFF"/>
    </style:style>
    <style:style style:name="T2566" style:parent-style-name="Domyślnaczcionkaakapitu" style:family="text">
      <style:text-properties fo:background-color="#80FFFF"/>
    </style:style>
    <style:style style:name="T2567" style:parent-style-name="Domyślnaczcionkaakapitu" style:family="text">
      <style:text-properties fo:background-color="#80FFFF"/>
    </style:style>
    <style:style style:name="T2568" style:parent-style-name="Domyślnaczcionkaakapitu" style:family="text">
      <style:text-properties fo:background-color="#80FFFF"/>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P2571" style:parent-style-name="Normalny" style:family="paragraph">
      <style:paragraph-properties fo:text-align="justify" fo:line-height="150%" fo:text-indent="0.2479in"/>
    </style:style>
    <style:style style:name="T2572" style:parent-style-name="Domyślnaczcionkaakapitu" style:family="text">
      <style:text-properties fo:background-color="#80FFFF"/>
    </style:style>
    <style:style style:name="T2573" style:parent-style-name="Domyślnaczcionkaakapitu" style:family="text">
      <style:text-properties fo:background-color="#80FFFF"/>
    </style:style>
    <style:style style:name="P2574" style:parent-style-name="Normalny" style:family="paragraph">
      <style:paragraph-properties fo:text-align="justify" fo:line-height="150%"/>
    </style:style>
    <style:style style:name="T2575" style:parent-style-name="Domyślnaczcionkaakapitu" style:family="text">
      <style:text-properties fo:background-color="#80FFFF" style:text-underline-type="single" style:text-underline-style="solid" style:text-underline-width="auto" style:text-underline-mode="continuous"/>
    </style:style>
    <style:style style:name="T2576" style:parent-style-name="Domyślnaczcionkaakapitu" style:family="text">
      <style:text-properties style:text-underline-type="single" style:text-underline-style="solid" style:text-underline-width="auto" style:text-underline-mode="continuous"/>
    </style:style>
    <style:style style:name="T2577" style:parent-style-name="Domyślnaczcionkaakapitu" style:family="text">
      <style:text-properties fo:background-color="#80FFFF" style:text-underline-type="single" style:text-underline-style="solid" style:text-underline-width="auto" style:text-underline-mode="continuous"/>
    </style:style>
    <style:style style:name="T2578" style:parent-style-name="Domyślnaczcionkaakapitu" style:family="text">
      <style:text-properties style:text-underline-type="single" style:text-underline-style="solid" style:text-underline-width="auto" style:text-underline-mode="continuous"/>
    </style:style>
    <style:style style:name="P2579" style:parent-style-name="Normalny" style:family="paragraph">
      <style:paragraph-properties fo:text-align="justify" fo:line-height="150%" fo:text-indent="0.2479in"/>
    </style:style>
    <style:style style:name="T2580" style:parent-style-name="Domyślnaczcionkaakapitu" style:family="text">
      <style:text-properties fo:background-color="#80FFFF"/>
    </style:style>
    <style:style style:name="T2581" style:parent-style-name="Domyślnaczcionkaakapitu" style:family="text">
      <style:text-properties fo:background-color="#80FFFF"/>
    </style:style>
    <style:style style:name="P2582" style:parent-style-name="Normalny" style:family="paragraph">
      <style:paragraph-properties fo:text-align="justify" fo:line-height="150%" fo:text-indent="0.2479in"/>
    </style:style>
    <style:style style:name="T2583" style:parent-style-name="Domyślnaczcionkaakapitu" style:family="text">
      <style:text-properties fo:background-color="#80FFFF"/>
    </style:style>
    <style:style style:name="T2584" style:parent-style-name="Domyślnaczcionkaakapitu" style:family="text">
      <style:text-properties fo:background-color="#80FFFF"/>
    </style:style>
    <style:style style:name="T2585" style:parent-style-name="Domyślnaczcionkaakapitu" style:family="text">
      <style:text-properties fo:background-color="#80FFFF"/>
    </style:style>
    <style:style style:name="T2586" style:parent-style-name="Domyślnaczcionkaakapitu" style:family="text">
      <style:text-properties fo:background-color="#80FFFF"/>
    </style:style>
    <style:style style:name="T2587" style:parent-style-name="Domyślnaczcionkaakapitu" style:family="text">
      <style:text-properties fo:background-color="#80FFFF"/>
    </style:style>
    <style:style style:name="T2588" style:parent-style-name="Domyślnaczcionkaakapitu" style:family="text">
      <style:text-properties fo:background-color="#80FFFF"/>
    </style:style>
    <style:style style:name="P2589" style:parent-style-name="Normalny" style:family="paragraph">
      <style:paragraph-properties fo:text-align="justify" fo:line-height="150%"/>
    </style:style>
    <style:style style:name="T2590" style:parent-style-name="Domyślnaczcionkaakapitu" style:family="text">
      <style:text-properties style:text-underline-type="single" style:text-underline-style="solid" style:text-underline-width="auto" style:text-underline-mode="continuous"/>
    </style:style>
    <style:style style:name="T2591" style:parent-style-name="Domyślnaczcionkaakapitu" style:family="text">
      <style:text-properties fo:background-color="#80FFFF" style:text-underline-type="single" style:text-underline-style="solid" style:text-underline-width="auto" style:text-underline-mode="continuous"/>
    </style:style>
    <style:style style:name="T2592" style:parent-style-name="Domyślnaczcionkaakapitu" style:family="text">
      <style:text-properties style:text-underline-type="single" style:text-underline-style="solid" style:text-underline-width="auto" style:text-underline-mode="continuous"/>
    </style:style>
    <style:style style:name="T2593" style:parent-style-name="Domyślnaczcionkaakapitu" style:family="text">
      <style:text-properties fo:background-color="#80FFFF" style:text-underline-type="single" style:text-underline-style="solid" style:text-underline-width="auto" style:text-underline-mode="continuous"/>
    </style:style>
    <style:style style:name="T2594" style:parent-style-name="Domyślnaczcionkaakapitu" style:family="text">
      <style:text-properties style:text-underline-type="single" style:text-underline-style="solid" style:text-underline-width="auto" style:text-underline-mode="continuous"/>
    </style:style>
    <style:style style:name="P2595" style:parent-style-name="Normalny" style:family="paragraph">
      <style:paragraph-properties fo:text-align="justify" fo:line-height="150%" fo:text-indent="0.2479in"/>
    </style:style>
    <style:style style:name="T2596" style:parent-style-name="Domyślnaczcionkaakapitu" style:family="text">
      <style:text-properties fo:background-color="#80FFFF"/>
    </style:style>
    <style:style style:name="P2597" style:parent-style-name="Normalny" style:family="paragraph">
      <style:paragraph-properties fo:text-align="justify" fo:line-height="150%"/>
    </style:style>
    <style:style style:name="T2598" style:parent-style-name="Domyślnaczcionkaakapitu" style:family="text">
      <style:text-properties style:text-underline-type="single" style:text-underline-style="solid" style:text-underline-width="auto" style:text-underline-mode="continuous"/>
    </style:style>
    <style:style style:name="T2599" style:parent-style-name="Domyślnaczcionkaakapitu" style:family="text">
      <style:text-properties fo:background-color="#80FFFF" style:text-underline-type="single" style:text-underline-style="solid" style:text-underline-width="auto" style:text-underline-mode="continuous"/>
    </style:style>
    <style:style style:name="T2600" style:parent-style-name="Domyślnaczcionkaakapitu" style:family="text">
      <style:text-properties style:text-underline-type="single" style:text-underline-style="solid" style:text-underline-width="auto" style:text-underline-mode="continuous"/>
    </style:style>
    <style:style style:name="T2601" style:parent-style-name="Domyślnaczcionkaakapitu" style:family="text">
      <style:text-properties fo:background-color="#80FFFF" style:text-underline-type="single" style:text-underline-style="solid" style:text-underline-width="auto" style:text-underline-mode="continuous"/>
    </style:style>
    <style:style style:name="P2602" style:parent-style-name="Normalny" style:family="paragraph">
      <style:paragraph-properties fo:text-align="justify" fo:line-height="150%" fo:text-indent="0.2479in"/>
    </style:style>
    <style:style style:name="T2603" style:parent-style-name="Domyślnaczcionkaakapitu" style:family="text">
      <style:text-properties fo:background-color="#80FFFF"/>
    </style:style>
    <style:style style:name="T2604" style:parent-style-name="Domyślnaczcionkaakapitu" style:family="text">
      <style:text-properties fo:background-color="#80FFFF"/>
    </style:style>
    <style:style style:name="T2605" style:parent-style-name="Domyślnaczcionkaakapitu" style:family="text">
      <style:text-properties fo:background-color="#80FFFF"/>
    </style:style>
    <style:style style:name="T2606" style:parent-style-name="Domyślnaczcionkaakapitu" style:family="text">
      <style:text-properties fo:background-color="#80FFFF"/>
    </style:style>
    <style:style style:name="T2607" style:parent-style-name="Domyślnaczcionkaakapitu" style:family="text">
      <style:text-properties fo:background-color="#80FFFF"/>
    </style:style>
    <style:style style:name="T2608" style:parent-style-name="Domyślnaczcionkaakapitu" style:family="text">
      <style:text-properties fo:background-color="#80FFFF"/>
    </style:style>
    <style:style style:name="P2609" style:parent-style-name="Normalny" style:family="paragraph">
      <style:paragraph-properties fo:text-align="justify" fo:line-height="150%"/>
    </style:style>
    <style:style style:name="T2610" style:parent-style-name="Domyślnaczcionkaakapitu" style:family="text">
      <style:text-properties style:text-underline-type="single" style:text-underline-style="solid" style:text-underline-width="auto" style:text-underline-mode="continuous"/>
    </style:style>
    <style:style style:name="T2611" style:parent-style-name="Domyślnaczcionkaakapitu" style:family="text">
      <style:text-properties fo:background-color="#80FFFF" style:text-underline-type="single" style:text-underline-style="solid" style:text-underline-width="auto" style:text-underline-mode="continuous"/>
    </style:style>
    <style:style style:name="T2612" style:parent-style-name="Domyślnaczcionkaakapitu" style:family="text">
      <style:text-properties style:text-underline-type="single" style:text-underline-style="solid" style:text-underline-width="auto" style:text-underline-mode="continuous"/>
    </style:style>
    <style:style style:name="T2613" style:parent-style-name="Domyślnaczcionkaakapitu" style:family="text">
      <style:text-properties fo:background-color="#80FFFF" style:text-underline-type="single" style:text-underline-style="solid" style:text-underline-width="auto" style:text-underline-mode="continuous"/>
    </style:style>
    <style:style style:name="T2614" style:parent-style-name="Domyślnaczcionkaakapitu" style:family="text">
      <style:text-properties style:text-underline-type="single" style:text-underline-style="solid" style:text-underline-width="auto" style:text-underline-mode="continuous"/>
    </style:style>
    <style:style style:name="P2615" style:parent-style-name="Normalny" style:family="paragraph">
      <style:paragraph-properties fo:text-align="justify" fo:line-height="150%" fo:text-indent="0.2479in"/>
    </style:style>
    <style:style style:name="T2616" style:parent-style-name="Domyślnaczcionkaakapitu" style:family="text">
      <style:text-properties fo:background-color="#80FFFF"/>
    </style:style>
    <style:style style:name="P2617" style:parent-style-name="Normalny" style:family="paragraph">
      <style:paragraph-properties fo:text-align="justify" fo:line-height="150%"/>
    </style:style>
    <style:style style:name="T2618" style:parent-style-name="Domyślnaczcionkaakapitu" style:family="text">
      <style:text-properties style:text-underline-type="single" style:text-underline-style="solid" style:text-underline-width="auto" style:text-underline-mode="continuous"/>
    </style:style>
    <style:style style:name="T2619" style:parent-style-name="Domyślnaczcionkaakapitu" style:family="text">
      <style:text-properties fo:background-color="#80FFFF" style:text-underline-type="single" style:text-underline-style="solid" style:text-underline-width="auto" style:text-underline-mode="continuous"/>
    </style:style>
    <style:style style:name="T2620" style:parent-style-name="Domyślnaczcionkaakapitu" style:family="text">
      <style:text-properties style:text-underline-type="single" style:text-underline-style="solid" style:text-underline-width="auto" style:text-underline-mode="continuous"/>
    </style:style>
    <style:style style:name="T2621" style:parent-style-name="Domyślnaczcionkaakapitu" style:family="text">
      <style:text-properties fo:background-color="#80FFFF" style:text-underline-type="single" style:text-underline-style="solid" style:text-underline-width="auto" style:text-underline-mode="continuous"/>
    </style:style>
    <style:style style:name="T2622" style:parent-style-name="Domyślnaczcionkaakapitu" style:family="text">
      <style:text-properties style:text-underline-type="single" style:text-underline-style="solid" style:text-underline-width="auto" style:text-underline-mode="continuous"/>
    </style:style>
    <style:style style:name="T2623" style:parent-style-name="Domyślnaczcionkaakapitu" style:family="text">
      <style:text-properties fo:background-color="#80FFFF" style:text-underline-type="single" style:text-underline-style="solid" style:text-underline-width="auto" style:text-underline-mode="continuous"/>
    </style:style>
    <style:style style:name="T2624" style:parent-style-name="Domyślnaczcionkaakapitu" style:family="text">
      <style:text-properties style:text-underline-type="single" style:text-underline-style="solid" style:text-underline-width="auto" style:text-underline-mode="continuous"/>
    </style:style>
    <style:style style:name="P2625" style:parent-style-name="Normalny" style:family="paragraph">
      <style:paragraph-properties fo:text-align="justify" fo:line-height="150%" fo:text-indent="0.2479in"/>
    </style:style>
    <style:style style:name="T2626" style:parent-style-name="Domyślnaczcionkaakapitu" style:family="text">
      <style:text-properties fo:background-color="#80FFFF"/>
    </style:style>
    <style:style style:name="T2627" style:parent-style-name="Domyślnaczcionkaakapitu" style:family="text">
      <style:text-properties fo:background-color="#80FFFF"/>
    </style:style>
    <style:style style:name="P2628" style:parent-style-name="Normalny" style:family="paragraph">
      <style:paragraph-properties fo:text-align="justify" fo:line-height="150%"/>
    </style:style>
    <style:style style:name="T2629" style:parent-style-name="Domyślnaczcionkaakapitu" style:family="text">
      <style:text-properties style:text-underline-type="single" style:text-underline-style="solid" style:text-underline-width="auto" style:text-underline-mode="continuous"/>
    </style:style>
    <style:style style:name="P2630" style:parent-style-name="Normalny" style:family="paragraph">
      <style:paragraph-properties fo:text-align="justify" fo:line-height="150%" fo:text-indent="0.2479in"/>
    </style:style>
    <style:style style:name="T2631" style:parent-style-name="Domyślnaczcionkaakapitu" style:family="text">
      <style:text-properties fo:background-color="#80FFFF"/>
    </style:style>
    <style:style style:name="T2632" style:parent-style-name="Domyślnaczcionkaakapitu" style:family="text">
      <style:text-properties fo:background-color="#80FFFF"/>
    </style:style>
    <style:style style:name="P2633" style:parent-style-name="Normalny" style:family="paragraph">
      <style:paragraph-properties fo:text-align="justify" fo:line-height="150%"/>
    </style:style>
    <style:style style:name="T2634" style:parent-style-name="Domyślnaczcionkaakapitu" style:family="text">
      <style:text-properties style:text-underline-type="single" style:text-underline-style="solid" style:text-underline-width="auto" style:text-underline-mode="continuous"/>
    </style:style>
    <style:style style:name="T2635" style:parent-style-name="Domyślnaczcionkaakapitu" style:family="text">
      <style:text-properties fo:background-color="#80FFFF" style:text-underline-type="single" style:text-underline-style="solid" style:text-underline-width="auto" style:text-underline-mode="continuous"/>
    </style:style>
    <style:style style:name="T2636" style:parent-style-name="Domyślnaczcionkaakapitu" style:family="text">
      <style:text-properties style:text-underline-type="single" style:text-underline-style="solid" style:text-underline-width="auto" style:text-underline-mode="continuous"/>
    </style:style>
    <style:style style:name="T2637" style:parent-style-name="Domyślnaczcionkaakapitu" style:family="text">
      <style:text-properties fo:background-color="#80FFFF" style:text-underline-type="single" style:text-underline-style="solid" style:text-underline-width="auto" style:text-underline-mode="continuous"/>
    </style:style>
    <style:style style:name="T2638" style:parent-style-name="Domyślnaczcionkaakapitu" style:family="text">
      <style:text-properties style:text-underline-type="single" style:text-underline-style="solid" style:text-underline-width="auto" style:text-underline-mode="continuous"/>
    </style:style>
    <style:style style:name="T2639" style:parent-style-name="Domyślnaczcionkaakapitu" style:family="text">
      <style:text-properties fo:background-color="#80FFFF" style:text-underline-type="single" style:text-underline-style="solid" style:text-underline-width="auto" style:text-underline-mode="continuous"/>
    </style:style>
    <style:style style:name="P2640" style:parent-style-name="Normalny" style:family="paragraph">
      <style:paragraph-properties fo:text-align="justify" fo:line-height="150%" fo:text-indent="0.2479in"/>
    </style:style>
    <style:style style:name="P2641" style:parent-style-name="Normalny" style:family="paragraph">
      <style:paragraph-properties fo:text-align="justify" fo:line-height="150%"/>
    </style:style>
    <style:style style:name="T2642" style:parent-style-name="Domyślnaczcionkaakapitu" style:family="text">
      <style:text-properties style:text-underline-type="single" style:text-underline-style="solid" style:text-underline-width="auto" style:text-underline-mode="continuous"/>
    </style:style>
    <style:style style:name="P2643" style:parent-style-name="Normalny" style:family="paragraph">
      <style:paragraph-properties fo:text-align="justify" fo:line-height="150%" fo:text-indent="0.2479in"/>
    </style:style>
    <style:style style:name="T2644" style:parent-style-name="Domyślnaczcionkaakapitu" style:family="text">
      <style:text-properties fo:background-color="#80FFFF"/>
    </style:style>
    <style:style style:name="P2645" style:parent-style-name="Normalny" style:family="paragraph">
      <style:paragraph-properties fo:text-align="justify" fo:line-height="150%"/>
    </style:style>
    <style:style style:name="T2646" style:parent-style-name="Domyślnaczcionkaakapitu" style:family="text">
      <style:text-properties style:text-underline-type="single" style:text-underline-style="solid" style:text-underline-width="auto" style:text-underline-mode="continuous"/>
    </style:style>
    <style:style style:name="P2647" style:parent-style-name="Normalny" style:family="paragraph">
      <style:paragraph-properties fo:text-align="justify" fo:line-height="150%" fo:text-indent="0.2479in"/>
    </style:style>
    <style:style style:name="P2648" style:parent-style-name="Normalny" style:family="paragraph">
      <style:paragraph-properties fo:text-align="justify" fo:line-height="150%"/>
    </style:style>
    <style:style style:name="T2649" style:parent-style-name="Domyślnaczcionkaakapitu" style:family="text">
      <style:text-properties style:text-underline-type="single" style:text-underline-style="solid" style:text-underline-width="auto" style:text-underline-mode="continuous"/>
    </style:style>
    <style:style style:name="P2650" style:parent-style-name="Normalny" style:family="paragraph">
      <style:paragraph-properties fo:text-align="justify" fo:line-height="150%" fo:text-indent="0.2479in"/>
    </style:style>
    <style:style style:name="T2651" style:parent-style-name="Domyślnaczcionkaakapitu" style:family="text">
      <style:text-properties fo:background-color="#80FFFF"/>
    </style:style>
    <style:style style:name="T2652" style:parent-style-name="Domyślnaczcionkaakapitu" style:family="text">
      <style:text-properties fo:background-color="#80FFFF"/>
    </style:style>
    <style:style style:name="T2653" style:parent-style-name="Domyślnaczcionkaakapitu" style:family="text">
      <style:text-properties fo:background-color="#80FFFF"/>
    </style:style>
    <style:style style:name="T2654" style:parent-style-name="Domyślnaczcionkaakapitu" style:family="text">
      <style:text-properties fo:background-color="#80FFFF"/>
    </style:style>
    <style:style style:name="T2655" style:parent-style-name="Domyślnaczcionkaakapitu" style:family="text">
      <style:text-properties fo:background-color="#80FFFF"/>
    </style:style>
    <style:style style:name="T2656" style:parent-style-name="Domyślnaczcionkaakapitu" style:family="text">
      <style:text-properties fo:background-color="#80FFFF"/>
    </style:style>
    <style:style style:name="T2657" style:parent-style-name="Domyślnaczcionkaakapitu" style:family="text">
      <style:text-properties fo:background-color="#80FFFF"/>
    </style:style>
    <style:style style:name="T2658" style:parent-style-name="Domyślnaczcionkaakapitu" style:family="text">
      <style:text-properties fo:background-color="#80FFFF"/>
    </style:style>
    <style:style style:name="T2659" style:parent-style-name="Domyślnaczcionkaakapitu" style:family="text">
      <style:text-properties fo:background-color="#80FFFF"/>
    </style:style>
    <style:style style:name="T2660" style:parent-style-name="Domyślnaczcionkaakapitu" style:family="text">
      <style:text-properties fo:background-color="#80FFFF"/>
    </style:style>
    <style:style style:name="T2661" style:parent-style-name="Domyślnaczcionkaakapitu" style:family="text">
      <style:text-properties fo:background-color="#80FFFF"/>
    </style:style>
    <style:style style:name="T2662" style:parent-style-name="Domyślnaczcionkaakapitu" style:family="text">
      <style:text-properties fo:background-color="#80FFFF"/>
    </style:style>
    <style:style style:name="T2663" style:parent-style-name="Domyślnaczcionkaakapitu" style:family="text">
      <style:text-properties fo:background-color="#80FFFF"/>
    </style:style>
    <style:style style:name="T2664" style:parent-style-name="Domyślnaczcionkaakapitu" style:family="text">
      <style:text-properties fo:background-color="#80FFFF"/>
    </style:style>
    <style:style style:name="T2665" style:parent-style-name="Domyślnaczcionkaakapitu" style:family="text">
      <style:text-properties fo:background-color="#80FFFF"/>
    </style:style>
    <style:style style:name="T2666" style:parent-style-name="Domyślnaczcionkaakapitu" style:family="text">
      <style:text-properties fo:background-color="#80FFFF"/>
    </style:style>
    <style:style style:name="P2667" style:parent-style-name="Normalny" style:family="paragraph">
      <style:paragraph-properties fo:text-align="justify" fo:line-height="150%" fo:text-indent="0.2479in"/>
    </style:style>
    <style:style style:name="T2668" style:parent-style-name="Domyślnaczcionkaakapitu" style:family="text">
      <style:text-properties fo:background-color="#80FFFF"/>
    </style:style>
    <style:style style:name="T2669" style:parent-style-name="Domyślnaczcionkaakapitu" style:family="text">
      <style:text-properties fo:background-color="#80FFFF"/>
    </style:style>
    <style:style style:name="P2670" style:parent-style-name="Normalny" style:family="paragraph">
      <style:paragraph-properties fo:text-align="justify" fo:line-height="150%"/>
    </style:style>
    <style:style style:name="T2671" style:parent-style-name="Domyślnaczcionkaakapitu" style:family="text">
      <style:text-properties fo:background-color="#80FFFF" style:text-underline-type="single" style:text-underline-style="solid" style:text-underline-width="auto" style:text-underline-mode="continuous"/>
    </style:style>
    <style:style style:name="T2672" style:parent-style-name="Domyślnaczcionkaakapitu" style:family="text">
      <style:text-properties style:text-underline-type="single" style:text-underline-style="solid" style:text-underline-width="auto" style:text-underline-mode="continuous"/>
    </style:style>
    <style:style style:name="T2673" style:parent-style-name="Domyślnaczcionkaakapitu" style:family="text">
      <style:text-properties fo:background-color="#80FFFF" style:text-underline-type="single" style:text-underline-style="solid" style:text-underline-width="auto" style:text-underline-mode="continuous"/>
    </style:style>
    <style:style style:name="T2674" style:parent-style-name="Domyślnaczcionkaakapitu" style:family="text">
      <style:text-properties style:text-underline-type="single" style:text-underline-style="solid" style:text-underline-width="auto" style:text-underline-mode="continuous"/>
    </style:style>
    <style:style style:name="T2675" style:parent-style-name="Domyślnaczcionkaakapitu" style:family="text">
      <style:text-properties fo:background-color="#80FFFF" style:text-underline-type="single" style:text-underline-style="solid" style:text-underline-width="auto" style:text-underline-mode="continuous"/>
    </style:style>
    <style:style style:name="T2676" style:parent-style-name="Domyślnaczcionkaakapitu" style:family="text">
      <style:text-properties style:text-underline-type="single" style:text-underline-style="solid" style:text-underline-width="auto" style:text-underline-mode="continuous"/>
    </style:style>
    <style:style style:name="P2677" style:parent-style-name="Normalny" style:family="paragraph">
      <style:paragraph-properties fo:text-align="justify" fo:line-height="150%" fo:text-indent="0.2479in"/>
    </style:style>
    <style:style style:name="T2678" style:parent-style-name="Domyślnaczcionkaakapitu" style:family="text">
      <style:text-properties fo:background-color="#80FFFF"/>
    </style:style>
    <style:style style:name="P2679" style:parent-style-name="Normalny" style:family="paragraph">
      <style:paragraph-properties fo:text-align="justify" fo:line-height="150%"/>
    </style:style>
    <style:style style:name="T2680" style:parent-style-name="Domyślnaczcionkaakapitu" style:family="text">
      <style:text-properties style:text-underline-type="single" style:text-underline-style="solid" style:text-underline-width="auto" style:text-underline-mode="continuous"/>
    </style:style>
    <style:style style:name="T2681" style:parent-style-name="Domyślnaczcionkaakapitu" style:family="text">
      <style:text-properties fo:background-color="#80FFFF" style:text-underline-type="single" style:text-underline-style="solid" style:text-underline-width="auto" style:text-underline-mode="continuous"/>
    </style:style>
    <style:style style:name="T2682" style:parent-style-name="Domyślnaczcionkaakapitu" style:family="text">
      <style:text-properties style:text-underline-type="single" style:text-underline-style="solid" style:text-underline-width="auto" style:text-underline-mode="continuous"/>
    </style:style>
    <style:style style:name="T2683" style:parent-style-name="Domyślnaczcionkaakapitu" style:family="text">
      <style:text-properties fo:background-color="#80FFFF" style:text-underline-type="single" style:text-underline-style="solid" style:text-underline-width="auto" style:text-underline-mode="continuous"/>
    </style:style>
    <style:style style:name="T2684" style:parent-style-name="Domyślnaczcionkaakapitu" style:family="text">
      <style:text-properties style:text-underline-type="single" style:text-underline-style="solid" style:text-underline-width="auto" style:text-underline-mode="continuous"/>
    </style:style>
    <style:style style:name="P2685" style:parent-style-name="Normalny" style:family="paragraph">
      <style:paragraph-properties fo:text-align="justify" fo:line-height="150%" fo:text-indent="0.2479in"/>
    </style:style>
    <style:style style:name="T2686" style:parent-style-name="Domyślnaczcionkaakapitu" style:family="text">
      <style:text-properties fo:background-color="#80FFFF"/>
    </style:style>
    <style:style style:name="P2687" style:parent-style-name="Normalny" style:family="paragraph">
      <style:paragraph-properties fo:text-align="justify" fo:line-height="150%"/>
    </style:style>
    <style:style style:name="T2688" style:parent-style-name="Domyślnaczcionkaakapitu" style:family="text">
      <style:text-properties style:text-underline-type="single" style:text-underline-style="solid" style:text-underline-width="auto" style:text-underline-mode="continuous"/>
    </style:style>
    <style:style style:name="T2689" style:parent-style-name="Domyślnaczcionkaakapitu" style:family="text">
      <style:text-properties fo:background-color="#80FFFF" style:text-underline-type="single" style:text-underline-style="solid" style:text-underline-width="auto" style:text-underline-mode="continuous"/>
    </style:style>
    <style:style style:name="T2690" style:parent-style-name="Domyślnaczcionkaakapitu" style:family="text">
      <style:text-properties style:text-underline-type="single" style:text-underline-style="solid" style:text-underline-width="auto" style:text-underline-mode="continuous"/>
    </style:style>
    <style:style style:name="T2691" style:parent-style-name="Domyślnaczcionkaakapitu" style:family="text">
      <style:text-properties fo:background-color="#80FFFF" style:text-underline-type="single" style:text-underline-style="solid" style:text-underline-width="auto" style:text-underline-mode="continuous"/>
    </style:style>
    <style:style style:name="T2692" style:parent-style-name="Domyślnaczcionkaakapitu" style:family="text">
      <style:text-properties style:text-underline-type="single" style:text-underline-style="solid" style:text-underline-width="auto" style:text-underline-mode="continuous"/>
    </style:style>
    <style:style style:name="T2693" style:parent-style-name="Domyślnaczcionkaakapitu" style:family="text">
      <style:text-properties fo:background-color="#80FFFF" style:text-underline-type="single" style:text-underline-style="solid" style:text-underline-width="auto" style:text-underline-mode="continuous"/>
    </style:style>
    <style:style style:name="T2694" style:parent-style-name="Domyślnaczcionkaakapitu" style:family="text">
      <style:text-properties style:text-underline-type="single" style:text-underline-style="solid" style:text-underline-width="auto" style:text-underline-mode="continuous"/>
    </style:style>
    <style:style style:name="P2695" style:parent-style-name="Normalny" style:family="paragraph">
      <style:paragraph-properties fo:text-align="justify" fo:line-height="150%" fo:text-indent="0.2479in"/>
    </style:style>
    <style:style style:name="T2696" style:parent-style-name="Domyślnaczcionkaakapitu" style:family="text">
      <style:text-properties fo:background-color="#80FFFF"/>
    </style:style>
    <style:style style:name="T2697" style:parent-style-name="Domyślnaczcionkaakapitu" style:family="text">
      <style:text-properties fo:background-color="#80FFFF"/>
    </style:style>
    <style:style style:name="T2698" style:parent-style-name="Domyślnaczcionkaakapitu" style:family="text">
      <style:text-properties fo:background-color="#80FFFF"/>
    </style:style>
    <style:style style:name="T2699" style:parent-style-name="Domyślnaczcionkaakapitu" style:family="text">
      <style:text-properties fo:background-color="#80FFFF"/>
    </style:style>
    <style:style style:name="T2700" style:parent-style-name="Domyślnaczcionkaakapitu" style:family="text">
      <style:text-properties fo:background-color="#80FFFF"/>
    </style:style>
    <style:style style:name="P2701" style:parent-style-name="Normalny" style:family="paragraph">
      <style:paragraph-properties fo:text-align="justify" fo:line-height="150%" fo:text-indent="0.2479in"/>
    </style:style>
    <style:style style:name="T2702" style:parent-style-name="Domyślnaczcionkaakapitu" style:family="text">
      <style:text-properties fo:background-color="#80FFFF"/>
    </style:style>
    <style:style style:name="T2703" style:parent-style-name="Domyślnaczcionkaakapitu" style:family="text">
      <style:text-properties fo:background-color="#80FFFF"/>
    </style:style>
    <style:style style:name="T2704" style:parent-style-name="Domyślnaczcionkaakapitu" style:family="text">
      <style:text-properties fo:background-color="#80FFFF"/>
    </style:style>
    <style:style style:name="T2705" style:parent-style-name="Domyślnaczcionkaakapitu" style:family="text">
      <style:text-properties fo:background-color="#80FFFF"/>
    </style:style>
    <style:style style:name="T2706" style:parent-style-name="Domyślnaczcionkaakapitu" style:family="text">
      <style:text-properties fo:background-color="#80FFFF"/>
    </style:style>
    <style:style style:name="P2707" style:parent-style-name="Normalny" style:family="paragraph">
      <style:paragraph-properties fo:text-align="justify" fo:line-height="150%" fo:text-indent="0.2479in"/>
    </style:style>
    <style:style style:name="P2708" style:parent-style-name="Normalny" style:family="paragraph">
      <style:paragraph-properties fo:text-align="justify" fo:line-height="150%"/>
    </style:style>
    <style:style style:name="T2709" style:parent-style-name="Domyślnaczcionkaakapitu" style:family="text">
      <style:text-properties style:text-underline-type="single" style:text-underline-style="solid" style:text-underline-width="auto" style:text-underline-mode="continuous"/>
    </style:style>
    <style:style style:name="T2710" style:parent-style-name="Domyślnaczcionkaakapitu" style:family="text">
      <style:text-properties fo:background-color="#80FFFF" style:text-underline-type="single" style:text-underline-style="solid" style:text-underline-width="auto" style:text-underline-mode="continuous"/>
    </style:style>
    <style:style style:name="T2711" style:parent-style-name="Domyślnaczcionkaakapitu" style:family="text">
      <style:text-properties style:text-underline-type="single" style:text-underline-style="solid" style:text-underline-width="auto" style:text-underline-mode="continuous"/>
    </style:style>
    <style:style style:name="T2712" style:parent-style-name="Domyślnaczcionkaakapitu" style:family="text">
      <style:text-properties fo:background-color="#80FFFF" style:text-underline-type="single" style:text-underline-style="solid" style:text-underline-width="auto" style:text-underline-mode="continuous"/>
    </style:style>
    <style:style style:name="T2713" style:parent-style-name="Domyślnaczcionkaakapitu" style:family="text">
      <style:text-properties style:text-underline-type="single" style:text-underline-style="solid" style:text-underline-width="auto" style:text-underline-mode="continuous"/>
    </style:style>
    <style:style style:name="P2714" style:parent-style-name="Normalny" style:family="paragraph">
      <style:paragraph-properties fo:text-align="justify" fo:line-height="150%" fo:text-indent="0.2479in"/>
    </style:style>
    <style:style style:name="T2715" style:parent-style-name="Domyślnaczcionkaakapitu" style:family="text">
      <style:text-properties fo:background-color="#80FFFF"/>
    </style:style>
    <style:style style:name="P2716" style:parent-style-name="Normalny" style:family="paragraph">
      <style:paragraph-properties fo:text-align="justify" fo:line-height="150%"/>
    </style:style>
    <style:style style:name="T2717" style:parent-style-name="Domyślnaczcionkaakapitu" style:family="text">
      <style:text-properties style:text-underline-type="single" style:text-underline-style="solid" style:text-underline-width="auto" style:text-underline-mode="continuous"/>
    </style:style>
    <style:style style:name="P2718" style:parent-style-name="Normalny" style:family="paragraph">
      <style:paragraph-properties fo:text-align="justify" fo:line-height="150%" fo:text-indent="0.2479in"/>
    </style:style>
    <style:style style:name="T2719" style:parent-style-name="Domyślnaczcionkaakapitu" style:family="text">
      <style:text-properties fo:background-color="#80FFFF"/>
    </style:style>
    <style:style style:name="P2720" style:parent-style-name="Normalny" style:family="paragraph">
      <style:paragraph-properties fo:text-align="justify" fo:line-height="150%"/>
    </style:style>
    <style:style style:name="T2721" style:parent-style-name="Domyślnaczcionkaakapitu" style:family="text">
      <style:text-properties style:text-underline-type="single" style:text-underline-style="solid" style:text-underline-width="auto" style:text-underline-mode="continuous"/>
    </style:style>
    <style:style style:name="T2722" style:parent-style-name="Domyślnaczcionkaakapitu" style:family="text">
      <style:text-properties fo:background-color="#80FFFF" style:text-underline-type="single" style:text-underline-style="solid" style:text-underline-width="auto" style:text-underline-mode="continuous"/>
    </style:style>
    <style:style style:name="T2723" style:parent-style-name="Domyślnaczcionkaakapitu" style:family="text">
      <style:text-properties style:text-underline-type="single" style:text-underline-style="solid" style:text-underline-width="auto" style:text-underline-mode="continuous"/>
    </style:style>
    <style:style style:name="P2724" style:parent-style-name="Normalny" style:family="paragraph">
      <style:paragraph-properties fo:text-align="justify" fo:line-height="150%" fo:text-indent="0.2479in"/>
    </style:style>
    <style:style style:name="T2725" style:parent-style-name="Domyślnaczcionkaakapitu" style:family="text">
      <style:text-properties fo:background-color="#80FFFF"/>
    </style:style>
    <style:style style:name="T2726" style:parent-style-name="Domyślnaczcionkaakapitu" style:family="text">
      <style:text-properties fo:background-color="#80FFFF"/>
    </style:style>
    <style:style style:name="P2727" style:parent-style-name="Normalny" style:family="paragraph">
      <style:paragraph-properties fo:text-align="justify" fo:line-height="150%"/>
    </style:style>
    <style:style style:name="T2728" style:parent-style-name="Domyślnaczcionkaakapitu" style:family="text">
      <style:text-properties style:text-underline-type="single" style:text-underline-style="solid" style:text-underline-width="auto" style:text-underline-mode="continuous"/>
    </style:style>
    <style:style style:name="P2729" style:parent-style-name="Normalny" style:family="paragraph">
      <style:paragraph-properties fo:text-align="justify" fo:line-height="150%" fo:text-indent="0.2479in"/>
    </style:style>
    <style:style style:name="T2730" style:parent-style-name="Domyślnaczcionkaakapitu" style:family="text">
      <style:text-properties fo:background-color="#80FFFF"/>
    </style:style>
    <style:style style:name="T2731" style:parent-style-name="Domyślnaczcionkaakapitu" style:family="text">
      <style:text-properties fo:background-color="#80FFFF"/>
    </style:style>
    <style:style style:name="T2732" style:parent-style-name="Domyślnaczcionkaakapitu" style:family="text">
      <style:text-properties fo:background-color="#80FFFF"/>
    </style:style>
    <style:style style:name="T2733" style:parent-style-name="Domyślnaczcionkaakapitu" style:family="text">
      <style:text-properties fo:background-color="#80FFFF"/>
    </style:style>
    <style:style style:name="T2734" style:parent-style-name="Domyślnaczcionkaakapitu" style:family="text">
      <style:text-properties fo:background-color="#80FFFF"/>
    </style:style>
    <style:style style:name="P2735" style:parent-style-name="Normalny" style:family="paragraph">
      <style:paragraph-properties fo:text-align="justify" fo:line-height="150%"/>
    </style:style>
    <style:style style:name="T2736" style:parent-style-name="Domyślnaczcionkaakapitu" style:family="text">
      <style:text-properties style:text-underline-type="single" style:text-underline-style="solid" style:text-underline-width="auto" style:text-underline-mode="continuous"/>
    </style:style>
    <style:style style:name="T2737" style:parent-style-name="Domyślnaczcionkaakapitu" style:family="text">
      <style:text-properties fo:background-color="#80FFFF" style:text-underline-type="single" style:text-underline-style="solid" style:text-underline-width="auto" style:text-underline-mode="continuous"/>
    </style:style>
    <style:style style:name="T2738" style:parent-style-name="Domyślnaczcionkaakapitu" style:family="text">
      <style:text-properties style:text-underline-type="single" style:text-underline-style="solid" style:text-underline-width="auto" style:text-underline-mode="continuous"/>
    </style:style>
    <style:style style:name="P2739" style:parent-style-name="Normalny" style:family="paragraph">
      <style:paragraph-properties fo:text-align="justify" fo:line-height="150%" fo:text-indent="0.2479in"/>
    </style:style>
    <style:style style:name="P2740" style:parent-style-name="Normalny" style:family="paragraph">
      <style:paragraph-properties fo:text-align="justify" fo:line-height="150%"/>
    </style:style>
    <style:style style:name="T2741" style:parent-style-name="Domyślnaczcionkaakapitu" style:family="text">
      <style:text-properties style:text-underline-type="single" style:text-underline-style="solid" style:text-underline-width="auto" style:text-underline-mode="continuous"/>
    </style:style>
    <style:style style:name="T2742" style:parent-style-name="Domyślnaczcionkaakapitu" style:family="text">
      <style:text-properties fo:background-color="#80FFFF" style:text-underline-type="single" style:text-underline-style="solid" style:text-underline-width="auto" style:text-underline-mode="continuous"/>
    </style:style>
    <style:style style:name="T2743" style:parent-style-name="Domyślnaczcionkaakapitu" style:family="text">
      <style:text-properties style:text-underline-type="single" style:text-underline-style="solid" style:text-underline-width="auto" style:text-underline-mode="continuous"/>
    </style:style>
    <style:style style:name="T2744" style:parent-style-name="Domyślnaczcionkaakapitu" style:family="text">
      <style:text-properties fo:background-color="#80FFFF" style:text-underline-type="single" style:text-underline-style="solid" style:text-underline-width="auto" style:text-underline-mode="continuous"/>
    </style:style>
    <style:style style:name="T2745" style:parent-style-name="Domyślnaczcionkaakapitu" style:family="text">
      <style:text-properties style:text-underline-type="single" style:text-underline-style="solid" style:text-underline-width="auto" style:text-underline-mode="continuous"/>
    </style:style>
    <style:style style:name="T2746" style:parent-style-name="Domyślnaczcionkaakapitu" style:family="text">
      <style:text-properties fo:background-color="#80FFFF" style:text-underline-type="single" style:text-underline-style="solid" style:text-underline-width="auto" style:text-underline-mode="continuous"/>
    </style:style>
    <style:style style:name="T2747" style:parent-style-name="Domyślnaczcionkaakapitu" style:family="text">
      <style:text-properties style:text-underline-type="single" style:text-underline-style="solid" style:text-underline-width="auto" style:text-underline-mode="continuous"/>
    </style:style>
    <style:style style:name="P2748" style:parent-style-name="Normalny" style:family="paragraph">
      <style:paragraph-properties fo:text-align="justify" fo:line-height="150%" fo:text-indent="0.2479in"/>
    </style:style>
    <style:style style:name="P2749" style:parent-style-name="Normalny" style:family="paragraph">
      <style:paragraph-properties fo:text-align="justify" fo:line-height="150%"/>
    </style:style>
    <style:style style:name="T2750" style:parent-style-name="Domyślnaczcionkaakapitu" style:family="text">
      <style:text-properties style:text-underline-type="single" style:text-underline-style="solid" style:text-underline-width="auto" style:text-underline-mode="continuous"/>
    </style:style>
    <style:style style:name="T2751" style:parent-style-name="Domyślnaczcionkaakapitu" style:family="text">
      <style:text-properties fo:background-color="#80FFFF" style:text-underline-type="single" style:text-underline-style="solid" style:text-underline-width="auto" style:text-underline-mode="continuous"/>
    </style:style>
    <style:style style:name="T2752" style:parent-style-name="Domyślnaczcionkaakapitu" style:family="text">
      <style:text-properties style:text-underline-type="single" style:text-underline-style="solid" style:text-underline-width="auto" style:text-underline-mode="continuous"/>
    </style:style>
    <style:style style:name="T2753" style:parent-style-name="Domyślnaczcionkaakapitu" style:family="text">
      <style:text-properties fo:background-color="#80FFFF" style:text-underline-type="single" style:text-underline-style="solid" style:text-underline-width="auto" style:text-underline-mode="continuous"/>
    </style:style>
    <style:style style:name="T2754" style:parent-style-name="Domyślnaczcionkaakapitu" style:family="text">
      <style:text-properties style:text-underline-type="single" style:text-underline-style="solid" style:text-underline-width="auto" style:text-underline-mode="continuous"/>
    </style:style>
    <style:style style:name="T2755" style:parent-style-name="Domyślnaczcionkaakapitu" style:family="text">
      <style:text-properties fo:background-color="#80FFFF" style:text-underline-type="single" style:text-underline-style="solid" style:text-underline-width="auto" style:text-underline-mode="continuous"/>
    </style:style>
    <style:style style:name="T2756" style:parent-style-name="Domyślnaczcionkaakapitu" style:family="text">
      <style:text-properties style:text-underline-type="single" style:text-underline-style="solid" style:text-underline-width="auto" style:text-underline-mode="continuous"/>
    </style:style>
    <style:style style:name="P2757" style:parent-style-name="Normalny" style:family="paragraph">
      <style:paragraph-properties fo:text-align="justify" fo:line-height="150%" fo:text-indent="0.2479in"/>
    </style:style>
    <style:style style:name="T2758" style:parent-style-name="Domyślnaczcionkaakapitu" style:family="text">
      <style:text-properties fo:background-color="#80FFFF"/>
    </style:style>
    <style:style style:name="T2759" style:parent-style-name="Domyślnaczcionkaakapitu" style:family="text">
      <style:text-properties fo:background-color="#80FFFF"/>
    </style:style>
    <style:style style:name="T2760" style:parent-style-name="Domyślnaczcionkaakapitu" style:family="text">
      <style:text-properties fo:background-color="#80FFFF"/>
    </style:style>
    <style:style style:name="P2761" style:parent-style-name="Normalny" style:family="paragraph">
      <style:paragraph-properties fo:text-align="justify" fo:line-height="150%" fo:text-indent="0.2479in"/>
    </style:style>
    <style:style style:name="P2762" style:parent-style-name="Normalny" style:family="paragraph">
      <style:paragraph-properties fo:text-align="justify" fo:line-height="150%"/>
    </style:style>
    <style:style style:name="T2763" style:parent-style-name="Domyślnaczcionkaakapitu" style:family="text">
      <style:text-properties fo:background-color="#80FFFF" style:text-underline-type="single" style:text-underline-style="solid" style:text-underline-width="auto" style:text-underline-mode="continuous"/>
    </style:style>
    <style:style style:name="T2764" style:parent-style-name="Domyślnaczcionkaakapitu" style:family="text">
      <style:text-properties style:text-underline-type="single" style:text-underline-style="solid" style:text-underline-width="auto" style:text-underline-mode="continuous"/>
    </style:style>
    <style:style style:name="T2765" style:parent-style-name="Domyślnaczcionkaakapitu" style:family="text">
      <style:text-properties fo:background-color="#80FFFF" style:text-underline-type="single" style:text-underline-style="solid" style:text-underline-width="auto" style:text-underline-mode="continuous"/>
    </style:style>
    <style:style style:name="T2766" style:parent-style-name="Domyślnaczcionkaakapitu" style:family="text">
      <style:text-properties style:text-underline-type="single" style:text-underline-style="solid" style:text-underline-width="auto" style:text-underline-mode="continuous"/>
    </style:style>
    <style:style style:name="T2767" style:parent-style-name="Domyślnaczcionkaakapitu" style:family="text">
      <style:text-properties fo:background-color="#80FFFF" style:text-underline-type="single" style:text-underline-style="solid" style:text-underline-width="auto" style:text-underline-mode="continuous"/>
    </style:style>
    <style:style style:name="T2768" style:parent-style-name="Domyślnaczcionkaakapitu" style:family="text">
      <style:text-properties style:text-underline-type="single" style:text-underline-style="solid" style:text-underline-width="auto" style:text-underline-mode="continuous"/>
    </style:style>
    <style:style style:name="T2769" style:parent-style-name="Domyślnaczcionkaakapitu" style:family="text">
      <style:text-properties fo:background-color="#80FFFF" style:text-underline-type="single" style:text-underline-style="solid" style:text-underline-width="auto" style:text-underline-mode="continuous"/>
    </style:style>
    <style:style style:name="P2770" style:parent-style-name="Normalny" style:family="paragraph">
      <style:paragraph-properties fo:text-align="justify" fo:line-height="150%" fo:text-indent="0.2479in"/>
    </style:style>
    <style:style style:name="T2771" style:parent-style-name="Domyślnaczcionkaakapitu" style:family="text">
      <style:text-properties fo:background-color="#80FFFF"/>
    </style:style>
    <style:style style:name="P2772" style:parent-style-name="Normalny" style:family="paragraph">
      <style:paragraph-properties fo:text-align="justify" fo:line-height="150%"/>
    </style:style>
    <style:style style:name="T2773" style:parent-style-name="Domyślnaczcionkaakapitu" style:family="text">
      <style:text-properties style:text-underline-type="single" style:text-underline-style="solid" style:text-underline-width="auto" style:text-underline-mode="continuous"/>
    </style:style>
    <style:style style:name="T2774" style:parent-style-name="Domyślnaczcionkaakapitu" style:family="text">
      <style:text-properties fo:background-color="#80FFFF" style:text-underline-type="single" style:text-underline-style="solid" style:text-underline-width="auto" style:text-underline-mode="continuous"/>
    </style:style>
    <style:style style:name="T2775" style:parent-style-name="Domyślnaczcionkaakapitu" style:family="text">
      <style:text-properties style:text-underline-type="single" style:text-underline-style="solid" style:text-underline-width="auto" style:text-underline-mode="continuous"/>
    </style:style>
    <style:style style:name="T2776" style:parent-style-name="Domyślnaczcionkaakapitu" style:family="text">
      <style:text-properties fo:background-color="#80FFFF" style:text-underline-type="single" style:text-underline-style="solid" style:text-underline-width="auto" style:text-underline-mode="continuous"/>
    </style:style>
    <style:style style:name="T2777" style:parent-style-name="Domyślnaczcionkaakapitu" style:family="text">
      <style:text-properties style:text-underline-type="single" style:text-underline-style="solid" style:text-underline-width="auto" style:text-underline-mode="continuous"/>
    </style:style>
    <style:style style:name="T2778" style:parent-style-name="Domyślnaczcionkaakapitu" style:family="text">
      <style:text-properties fo:background-color="#80FFFF" style:text-underline-type="single" style:text-underline-style="solid" style:text-underline-width="auto" style:text-underline-mode="continuous"/>
    </style:style>
    <style:style style:name="T2779" style:parent-style-name="Domyślnaczcionkaakapitu" style:family="text">
      <style:text-properties style:text-underline-type="single" style:text-underline-style="solid" style:text-underline-width="auto" style:text-underline-mode="continuous"/>
    </style:style>
    <style:style style:name="P2780" style:parent-style-name="Normalny" style:family="paragraph">
      <style:paragraph-properties fo:text-align="justify" fo:line-height="150%" fo:text-indent="0.2479in"/>
    </style:style>
    <style:style style:name="T2781" style:parent-style-name="Domyślnaczcionkaakapitu" style:family="text">
      <style:text-properties fo:background-color="#80FFFF"/>
    </style:style>
    <style:style style:name="T2782" style:parent-style-name="Domyślnaczcionkaakapitu" style:family="text">
      <style:text-properties fo:background-color="#80FFFF"/>
    </style:style>
    <style:style style:name="P2783" style:parent-style-name="Normalny" style:family="paragraph">
      <style:paragraph-properties fo:text-align="justify" fo:line-height="150%">
        <style:tab-stops>
          <style:tab-stop style:type="left" style:position="2.5069in"/>
        </style:tab-stops>
      </style:paragraph-properties>
    </style:style>
    <style:style style:name="T2784" style:parent-style-name="Domyślnaczcionkaakapitu" style:family="text">
      <style:text-properties style:text-underline-type="single" style:text-underline-style="solid" style:text-underline-width="auto" style:text-underline-mode="continuous"/>
    </style:style>
    <style:style style:name="T2785" style:parent-style-name="Domyślnaczcionkaakapitu" style:family="text">
      <style:text-properties fo:background-color="#80FFFF" style:text-underline-type="single" style:text-underline-style="solid" style:text-underline-width="auto" style:text-underline-mode="continuous"/>
    </style:style>
    <style:style style:name="T2786" style:parent-style-name="Domyślnaczcionkaakapitu" style:family="text">
      <style:text-properties style:text-underline-type="single" style:text-underline-style="solid" style:text-underline-width="auto" style:text-underline-mode="continuous"/>
    </style:style>
    <style:style style:name="T2787" style:parent-style-name="Domyślnaczcionkaakapitu" style:family="text">
      <style:text-properties fo:background-color="#80FFFF" style:text-underline-type="single" style:text-underline-style="solid" style:text-underline-width="auto" style:text-underline-mode="continuous"/>
    </style:style>
    <style:style style:name="T2788" style:parent-style-name="Domyślnaczcionkaakapitu" style:family="text">
      <style:text-properties style:text-underline-type="single" style:text-underline-style="solid" style:text-underline-width="auto" style:text-underline-mode="continuous"/>
    </style:style>
    <style:style style:name="T2789" style:parent-style-name="Domyślnaczcionkaakapitu" style:family="text">
      <style:text-properties fo:background-color="#80FFFF" style:text-underline-type="single" style:text-underline-style="solid" style:text-underline-width="auto" style:text-underline-mode="continuous"/>
    </style:style>
    <style:style style:name="P2790" style:parent-style-name="Normalny" style:family="paragraph">
      <style:paragraph-properties fo:text-align="justify" fo:line-height="150%" fo:text-indent="0.2479in">
        <style:tab-stops>
          <style:tab-stop style:type="left" style:position="2.5069in"/>
        </style:tab-stops>
      </style:paragraph-properties>
    </style:style>
    <style:style style:name="T2791" style:parent-style-name="Domyślnaczcionkaakapitu" style:family="text">
      <style:text-properties fo:background-color="#80FFFF"/>
    </style:style>
    <style:style style:name="T2792" style:parent-style-name="Domyślnaczcionkaakapitu" style:family="text">
      <style:text-properties fo:background-color="#80FFFF"/>
    </style:style>
    <style:style style:name="T2793" style:parent-style-name="Domyślnaczcionkaakapitu" style:family="text">
      <style:text-properties fo:background-color="#80FFFF"/>
    </style:style>
    <style:style style:name="T2794" style:parent-style-name="Domyślnaczcionkaakapitu" style:family="text">
      <style:text-properties fo:background-color="#80FFFF"/>
    </style:style>
    <style:style style:name="T2795" style:parent-style-name="Domyślnaczcionkaakapitu" style:family="text">
      <style:text-properties fo:background-color="#80FFFF"/>
    </style:style>
    <style:style style:name="T2796" style:parent-style-name="Domyślnaczcionkaakapitu" style:family="text">
      <style:text-properties fo:background-color="#80FFFF"/>
    </style:style>
    <style:style style:name="P2797" style:parent-style-name="Normalny" style:family="paragraph">
      <style:paragraph-properties fo:text-align="justify" fo:line-height="150%">
        <style:tab-stops>
          <style:tab-stop style:type="left" style:position="2.7187in"/>
        </style:tab-stops>
      </style:paragraph-properties>
    </style:style>
    <style:style style:name="T2798" style:parent-style-name="Domyślnaczcionkaakapitu" style:family="text">
      <style:text-properties style:text-underline-type="single" style:text-underline-style="solid" style:text-underline-width="auto" style:text-underline-mode="continuous"/>
    </style:style>
    <style:style style:name="T2799" style:parent-style-name="Domyślnaczcionkaakapitu" style:family="text">
      <style:text-properties fo:background-color="#80FFFF" style:text-underline-type="single" style:text-underline-style="solid" style:text-underline-width="auto" style:text-underline-mode="continuous"/>
    </style:style>
    <style:style style:name="T2800" style:parent-style-name="Domyślnaczcionkaakapitu" style:family="text">
      <style:text-properties style:text-underline-type="single" style:text-underline-style="solid" style:text-underline-width="auto" style:text-underline-mode="continuous"/>
    </style:style>
    <style:style style:name="T2801" style:parent-style-name="Domyślnaczcionkaakapitu" style:family="text">
      <style:text-properties fo:background-color="#80FFFF" style:text-underline-type="single" style:text-underline-style="solid" style:text-underline-width="auto" style:text-underline-mode="continuous"/>
    </style:style>
    <style:style style:name="T2802" style:parent-style-name="Domyślnaczcionkaakapitu" style:family="text">
      <style:text-properties style:text-underline-type="single" style:text-underline-style="solid" style:text-underline-width="auto" style:text-underline-mode="continuous"/>
    </style:style>
    <style:style style:name="T2803" style:parent-style-name="Domyślnaczcionkaakapitu" style:family="text">
      <style:text-properties fo:background-color="#80FFFF" style:text-underline-type="single" style:text-underline-style="solid" style:text-underline-width="auto" style:text-underline-mode="continuous"/>
    </style:style>
    <style:style style:name="T2804" style:parent-style-name="Domyślnaczcionkaakapitu" style:family="text">
      <style:text-properties style:text-underline-type="single" style:text-underline-style="solid" style:text-underline-width="auto" style:text-underline-mode="continuous"/>
    </style:style>
    <style:style style:name="P2805" style:parent-style-name="Normalny" style:family="paragraph">
      <style:paragraph-properties fo:text-align="justify" fo:line-height="150%" fo:text-indent="0.2479in">
        <style:tab-stops>
          <style:tab-stop style:type="left" style:position="2.7187in"/>
        </style:tab-stops>
      </style:paragraph-properties>
    </style:style>
    <style:style style:name="T2806" style:parent-style-name="Domyślnaczcionkaakapitu" style:family="text">
      <style:text-properties fo:background-color="#80FFFF"/>
    </style:style>
    <style:style style:name="T2807" style:parent-style-name="Domyślnaczcionkaakapitu" style:family="text">
      <style:text-properties fo:background-color="#80FFFF"/>
    </style:style>
    <style:style style:name="T2808" style:parent-style-name="Domyślnaczcionkaakapitu" style:family="text">
      <style:text-properties fo:background-color="#80FFFF"/>
    </style:style>
    <style:style style:name="T2809" style:parent-style-name="Domyślnaczcionkaakapitu" style:family="text">
      <style:text-properties fo:background-color="#80FFFF"/>
    </style:style>
    <style:style style:name="T2810" style:parent-style-name="Domyślnaczcionkaakapitu" style:family="text">
      <style:text-properties fo:background-color="#80FFFF"/>
    </style:style>
    <style:style style:name="P2811" style:parent-style-name="Normalny" style:family="paragraph">
      <style:paragraph-properties fo:text-align="justify" fo:line-height="150%"/>
    </style:style>
    <style:style style:name="T2812" style:parent-style-name="Domyślnaczcionkaakapitu" style:family="text">
      <style:text-properties style:text-underline-type="single" style:text-underline-style="solid" style:text-underline-width="auto" style:text-underline-mode="continuous"/>
    </style:style>
    <style:style style:name="T2813" style:parent-style-name="Domyślnaczcionkaakapitu" style:family="text">
      <style:text-properties fo:background-color="#80FFFF" style:text-underline-type="single" style:text-underline-style="solid" style:text-underline-width="auto" style:text-underline-mode="continuous"/>
    </style:style>
    <style:style style:name="T2814" style:parent-style-name="Domyślnaczcionkaakapitu" style:family="text">
      <style:text-properties style:text-underline-type="single" style:text-underline-style="solid" style:text-underline-width="auto" style:text-underline-mode="continuous"/>
    </style:style>
    <style:style style:name="T2815" style:parent-style-name="Domyślnaczcionkaakapitu" style:family="text">
      <style:text-properties fo:background-color="#80FFFF" style:text-underline-type="single" style:text-underline-style="solid" style:text-underline-width="auto" style:text-underline-mode="continuous"/>
    </style:style>
    <style:style style:name="T2816" style:parent-style-name="Domyślnaczcionkaakapitu" style:family="text">
      <style:text-properties style:text-underline-type="single" style:text-underline-style="solid" style:text-underline-width="auto" style:text-underline-mode="continuous"/>
    </style:style>
    <style:style style:name="T2817" style:parent-style-name="Domyślnaczcionkaakapitu" style:family="text">
      <style:text-properties fo:background-color="#80FFFF" style:text-underline-type="single" style:text-underline-style="solid" style:text-underline-width="auto" style:text-underline-mode="continuous"/>
    </style:style>
    <style:style style:name="P2818" style:parent-style-name="Normalny" style:family="paragraph">
      <style:paragraph-properties fo:text-align="justify" fo:line-height="150%" fo:text-indent="0.2479in"/>
    </style:style>
    <style:style style:name="T2819" style:parent-style-name="Domyślnaczcionkaakapitu" style:family="text">
      <style:text-properties fo:background-color="#80FFFF"/>
    </style:style>
    <style:style style:name="T2820" style:parent-style-name="Domyślnaczcionkaakapitu" style:family="text">
      <style:text-properties fo:background-color="#80FFFF"/>
    </style:style>
    <style:style style:name="T2821" style:parent-style-name="Domyślnaczcionkaakapitu" style:family="text">
      <style:text-properties fo:background-color="#80FFFF"/>
    </style:style>
    <style:style style:name="T2822" style:parent-style-name="Domyślnaczcionkaakapitu" style:family="text">
      <style:text-properties fo:background-color="#80FFFF"/>
    </style:style>
    <style:style style:name="T2823" style:parent-style-name="Domyślnaczcionkaakapitu" style:family="text">
      <style:text-properties fo:background-color="#80FFFF"/>
    </style:style>
    <style:style style:name="T2824" style:parent-style-name="Domyślnaczcionkaakapitu" style:family="text">
      <style:text-properties fo:background-color="#80FFFF"/>
    </style:style>
    <style:style style:name="T2825" style:parent-style-name="Domyślnaczcionkaakapitu" style:family="text">
      <style:text-properties fo:background-color="#80FFFF"/>
    </style:style>
    <style:style style:name="T2826" style:parent-style-name="Domyślnaczcionkaakapitu" style:family="text">
      <style:text-properties fo:background-color="#80FFFF"/>
    </style:style>
    <style:style style:name="P2827" style:parent-style-name="Normalny" style:family="paragraph">
      <style:paragraph-properties fo:text-align="justify" fo:line-height="150%"/>
    </style:style>
    <style:style style:name="T2828" style:parent-style-name="Domyślnaczcionkaakapitu" style:family="text">
      <style:text-properties style:text-underline-type="single" style:text-underline-style="solid" style:text-underline-width="auto" style:text-underline-mode="continuous"/>
    </style:style>
    <style:style style:name="T2829" style:parent-style-name="Domyślnaczcionkaakapitu" style:family="text">
      <style:text-properties fo:background-color="#80FFFF" style:text-underline-type="single" style:text-underline-style="solid" style:text-underline-width="auto" style:text-underline-mode="continuous"/>
    </style:style>
    <style:style style:name="T2830" style:parent-style-name="Domyślnaczcionkaakapitu" style:family="text">
      <style:text-properties style:text-underline-type="single" style:text-underline-style="solid" style:text-underline-width="auto" style:text-underline-mode="continuous"/>
    </style:style>
    <style:style style:name="T2831" style:parent-style-name="Domyślnaczcionkaakapitu" style:family="text">
      <style:text-properties fo:background-color="#80FFFF" style:text-underline-type="single" style:text-underline-style="solid" style:text-underline-width="auto" style:text-underline-mode="continuous"/>
    </style:style>
    <style:style style:name="T2832" style:parent-style-name="Domyślnaczcionkaakapitu" style:family="text">
      <style:text-properties style:text-underline-type="single" style:text-underline-style="solid" style:text-underline-width="auto" style:text-underline-mode="continuous"/>
    </style:style>
    <style:style style:name="T2833" style:parent-style-name="Domyślnaczcionkaakapitu" style:family="text">
      <style:text-properties fo:background-color="#80FFFF" style:text-underline-type="single" style:text-underline-style="solid" style:text-underline-width="auto" style:text-underline-mode="continuous"/>
    </style:style>
    <style:style style:name="T2834" style:parent-style-name="Domyślnaczcionkaakapitu" style:family="text">
      <style:text-properties style:text-underline-type="single" style:text-underline-style="solid" style:text-underline-width="auto" style:text-underline-mode="continuous"/>
    </style:style>
    <style:style style:name="P2835" style:parent-style-name="Normalny" style:family="paragraph">
      <style:paragraph-properties fo:text-align="justify" fo:line-height="150%" fo:text-indent="0.2479in"/>
    </style:style>
    <style:style style:name="T2836" style:parent-style-name="Domyślnaczcionkaakapitu" style:family="text">
      <style:text-properties fo:background-color="#80FFFF"/>
    </style:style>
    <style:style style:name="P2837" style:parent-style-name="Normalny" style:family="paragraph">
      <style:paragraph-properties fo:text-align="justify" fo:line-height="150%"/>
    </style:style>
    <style:style style:name="T2838" style:parent-style-name="Domyślnaczcionkaakapitu" style:family="text">
      <style:text-properties style:text-underline-type="single" style:text-underline-style="solid" style:text-underline-width="auto" style:text-underline-mode="continuous"/>
    </style:style>
    <style:style style:name="P2839" style:parent-style-name="Normalny" style:family="paragraph">
      <style:paragraph-properties fo:text-align="justify" fo:line-height="150%" fo:text-indent="0.2479in"/>
    </style:style>
    <style:style style:name="T2840" style:parent-style-name="Domyślnaczcionkaakapitu" style:family="text">
      <style:text-properties fo:background-color="#80FFFF"/>
    </style:style>
    <style:style style:name="T2841" style:parent-style-name="Domyślnaczcionkaakapitu" style:family="text">
      <style:text-properties fo:background-color="#80FFFF"/>
    </style:style>
    <style:style style:name="P2842" style:parent-style-name="Normalny" style:family="paragraph">
      <style:paragraph-properties fo:text-align="justify" fo:line-height="150%"/>
    </style:style>
    <style:style style:name="T2843" style:parent-style-name="Domyślnaczcionkaakapitu" style:family="text">
      <style:text-properties style:text-underline-type="single" style:text-underline-style="solid" style:text-underline-width="auto" style:text-underline-mode="continuous"/>
    </style:style>
    <style:style style:name="T2844" style:parent-style-name="Domyślnaczcionkaakapitu" style:family="text">
      <style:text-properties fo:background-color="#80FFFF" style:text-underline-type="single" style:text-underline-style="solid" style:text-underline-width="auto" style:text-underline-mode="continuous"/>
    </style:style>
    <style:style style:name="T2845" style:parent-style-name="Domyślnaczcionkaakapitu" style:family="text">
      <style:text-properties style:text-underline-type="single" style:text-underline-style="solid" style:text-underline-width="auto" style:text-underline-mode="continuous"/>
    </style:style>
    <style:style style:name="T2846" style:parent-style-name="Domyślnaczcionkaakapitu" style:family="text">
      <style:text-properties fo:background-color="#80FFFF" style:text-underline-type="single" style:text-underline-style="solid" style:text-underline-width="auto" style:text-underline-mode="continuous"/>
    </style:style>
    <style:style style:name="T2847" style:parent-style-name="Domyślnaczcionkaakapitu" style:family="text">
      <style:text-properties style:text-underline-type="single" style:text-underline-style="solid" style:text-underline-width="auto" style:text-underline-mode="continuous"/>
    </style:style>
    <style:style style:name="T2848" style:parent-style-name="Domyślnaczcionkaakapitu" style:family="text">
      <style:text-properties fo:background-color="#80FFFF" style:text-underline-type="single" style:text-underline-style="solid" style:text-underline-width="auto" style:text-underline-mode="continuous"/>
    </style:style>
    <style:style style:name="T2849" style:parent-style-name="Domyślnaczcionkaakapitu" style:family="text">
      <style:text-properties style:text-underline-type="single" style:text-underline-style="solid" style:text-underline-width="auto" style:text-underline-mode="continuous"/>
    </style:style>
    <style:style style:name="T2850" style:parent-style-name="Domyślnaczcionkaakapitu" style:family="text">
      <style:text-properties fo:background-color="#80FFFF" style:text-underline-type="single" style:text-underline-style="solid" style:text-underline-width="auto" style:text-underline-mode="continuous"/>
    </style:style>
    <style:style style:name="T2851" style:parent-style-name="Domyślnaczcionkaakapitu" style:family="text">
      <style:text-properties style:text-underline-type="single" style:text-underline-style="solid" style:text-underline-width="auto" style:text-underline-mode="continuous"/>
    </style:style>
    <style:style style:name="T2852" style:parent-style-name="Domyślnaczcionkaakapitu" style:family="text">
      <style:text-properties fo:background-color="#80FFFF" style:text-underline-type="single" style:text-underline-style="solid" style:text-underline-width="auto" style:text-underline-mode="continuous"/>
    </style:style>
    <style:style style:name="T2853" style:parent-style-name="Domyślnaczcionkaakapitu" style:family="text">
      <style:text-properties style:text-underline-type="single" style:text-underline-style="solid" style:text-underline-width="auto" style:text-underline-mode="continuous"/>
    </style:style>
    <style:style style:name="P2854" style:parent-style-name="Normalny" style:family="paragraph">
      <style:paragraph-properties fo:text-align="justify" fo:line-height="150%" fo:text-indent="0.2479in"/>
    </style:style>
    <style:style style:name="P2855" style:parent-style-name="Normalny" style:family="paragraph">
      <style:paragraph-properties fo:text-align="justify" fo:line-height="150%"/>
    </style:style>
    <style:style style:name="T2856" style:parent-style-name="Domyślnaczcionkaakapitu" style:family="text">
      <style:text-properties fo:background-color="#80FFFF" style:text-underline-type="single" style:text-underline-style="solid" style:text-underline-width="auto" style:text-underline-mode="continuous"/>
    </style:style>
    <style:style style:name="T2857" style:parent-style-name="Domyślnaczcionkaakapitu" style:family="text">
      <style:text-properties style:text-underline-type="single" style:text-underline-style="solid" style:text-underline-width="auto" style:text-underline-mode="continuous"/>
    </style:style>
    <style:style style:name="T2858" style:parent-style-name="Domyślnaczcionkaakapitu" style:family="text">
      <style:text-properties fo:background-color="#80FFFF" style:text-underline-type="single" style:text-underline-style="solid" style:text-underline-width="auto" style:text-underline-mode="continuous"/>
    </style:style>
    <style:style style:name="T2859" style:parent-style-name="Domyślnaczcionkaakapitu" style:family="text">
      <style:text-properties style:text-underline-type="single" style:text-underline-style="solid" style:text-underline-width="auto" style:text-underline-mode="continuous"/>
    </style:style>
    <style:style style:name="T2860" style:parent-style-name="Domyślnaczcionkaakapitu" style:family="text">
      <style:text-properties fo:background-color="#80FFFF" style:text-underline-type="single" style:text-underline-style="solid" style:text-underline-width="auto" style:text-underline-mode="continuous"/>
    </style:style>
    <style:style style:name="T2861" style:parent-style-name="Domyślnaczcionkaakapitu" style:family="text">
      <style:text-properties style:text-underline-type="single" style:text-underline-style="solid" style:text-underline-width="auto" style:text-underline-mode="continuous"/>
    </style:style>
    <style:style style:name="T2862" style:parent-style-name="Domyślnaczcionkaakapitu" style:family="text">
      <style:text-properties fo:background-color="#80FFFF" style:text-underline-type="single" style:text-underline-style="solid" style:text-underline-width="auto" style:text-underline-mode="continuous"/>
    </style:style>
    <style:style style:name="T2863" style:parent-style-name="Domyślnaczcionkaakapitu" style:family="text">
      <style:text-properties style:text-underline-type="single" style:text-underline-style="solid" style:text-underline-width="auto" style:text-underline-mode="continuous"/>
    </style:style>
    <style:style style:name="T2864" style:parent-style-name="Domyślnaczcionkaakapitu" style:family="text">
      <style:text-properties fo:background-color="#80FFFF" style:text-underline-type="single" style:text-underline-style="solid" style:text-underline-width="auto" style:text-underline-mode="continuous"/>
    </style:style>
    <style:style style:name="T2865" style:parent-style-name="Domyślnaczcionkaakapitu" style:family="text">
      <style:text-properties style:text-underline-type="single" style:text-underline-style="solid" style:text-underline-width="auto" style:text-underline-mode="continuous"/>
    </style:style>
    <style:style style:name="T2866" style:parent-style-name="Domyślnaczcionkaakapitu" style:family="text">
      <style:text-properties fo:background-color="#80FFFF" style:text-underline-type="single" style:text-underline-style="solid" style:text-underline-width="auto" style:text-underline-mode="continuous"/>
    </style:style>
    <style:style style:name="T2867" style:parent-style-name="Domyślnaczcionkaakapitu" style:family="text">
      <style:text-properties style:text-underline-type="single" style:text-underline-style="solid" style:text-underline-width="auto" style:text-underline-mode="continuous"/>
    </style:style>
    <style:style style:name="P2868" style:parent-style-name="Normalny" style:family="paragraph">
      <style:paragraph-properties fo:text-align="justify" fo:line-height="150%" fo:text-indent="0.2479in"/>
    </style:style>
    <style:style style:name="P2869" style:parent-style-name="Normalny" style:family="paragraph">
      <style:paragraph-properties fo:text-align="justify" fo:line-height="150%"/>
    </style:style>
    <style:style style:name="T2870" style:parent-style-name="Domyślnaczcionkaakapitu" style:family="text">
      <style:text-properties style:text-underline-type="single" style:text-underline-style="solid" style:text-underline-width="auto" style:text-underline-mode="continuous"/>
    </style:style>
    <style:style style:name="T2871" style:parent-style-name="Domyślnaczcionkaakapitu" style:family="text">
      <style:text-properties fo:background-color="#80FFFF" style:text-underline-type="single" style:text-underline-style="solid" style:text-underline-width="auto" style:text-underline-mode="continuous"/>
    </style:style>
    <style:style style:name="T2872" style:parent-style-name="Domyślnaczcionkaakapitu" style:family="text">
      <style:text-properties style:text-underline-type="single" style:text-underline-style="solid" style:text-underline-width="auto" style:text-underline-mode="continuous"/>
    </style:style>
    <style:style style:name="T2873" style:parent-style-name="Domyślnaczcionkaakapitu" style:family="text">
      <style:text-properties fo:background-color="#80FFFF" style:text-underline-type="single" style:text-underline-style="solid" style:text-underline-width="auto" style:text-underline-mode="continuous"/>
    </style:style>
    <style:style style:name="T2874" style:parent-style-name="Domyślnaczcionkaakapitu" style:family="text">
      <style:text-properties style:text-underline-type="single" style:text-underline-style="solid" style:text-underline-width="auto" style:text-underline-mode="continuous"/>
    </style:style>
    <style:style style:name="T2875" style:parent-style-name="Domyślnaczcionkaakapitu" style:family="text">
      <style:text-properties fo:background-color="#80FFFF" style:text-underline-type="single" style:text-underline-style="solid" style:text-underline-width="auto" style:text-underline-mode="continuous"/>
    </style:style>
    <style:style style:name="T2876" style:parent-style-name="Domyślnaczcionkaakapitu" style:family="text">
      <style:text-properties style:text-underline-type="single" style:text-underline-style="solid" style:text-underline-width="auto" style:text-underline-mode="continuous"/>
    </style:style>
    <style:style style:name="P2877" style:parent-style-name="Normalny" style:family="paragraph">
      <style:paragraph-properties fo:text-align="justify" fo:line-height="150%" fo:text-indent="0.2479in"/>
    </style:style>
    <style:style style:name="T2878" style:parent-style-name="Domyślnaczcionkaakapitu" style:family="text">
      <style:text-properties fo:background-color="#80FFFF"/>
    </style:style>
    <style:style style:name="T2879" style:parent-style-name="Domyślnaczcionkaakapitu" style:family="text">
      <style:text-properties fo:background-color="#80FFFF"/>
    </style:style>
    <style:style style:name="P2880" style:parent-style-name="Normalny" style:family="paragraph">
      <style:paragraph-properties fo:text-align="justify" fo:line-height="150%" fo:text-indent="0.2479in"/>
    </style:style>
    <style:style style:name="T2881" style:parent-style-name="Domyślnaczcionkaakapitu" style:family="text">
      <style:text-properties fo:background-color="#80FFFF"/>
    </style:style>
    <style:style style:name="T2882" style:parent-style-name="Domyślnaczcionkaakapitu" style:family="text">
      <style:text-properties fo:background-color="#80FFFF"/>
    </style:style>
    <style:style style:name="P2883" style:parent-style-name="Normalny" style:family="paragraph">
      <style:paragraph-properties fo:text-align="justify" fo:line-height="150%"/>
    </style:style>
    <style:style style:name="T2884" style:parent-style-name="Domyślnaczcionkaakapitu" style:family="text">
      <style:text-properties fo:background-color="#80FFFF" style:text-underline-type="single" style:text-underline-style="solid" style:text-underline-width="auto" style:text-underline-mode="continuous"/>
    </style:style>
    <style:style style:name="T2885" style:parent-style-name="Domyślnaczcionkaakapitu" style:family="text">
      <style:text-properties style:text-underline-type="single" style:text-underline-style="solid" style:text-underline-width="auto" style:text-underline-mode="continuous"/>
    </style:style>
    <style:style style:name="T2886" style:parent-style-name="Domyślnaczcionkaakapitu" style:family="text">
      <style:text-properties fo:background-color="#80FFFF" style:text-underline-type="single" style:text-underline-style="solid" style:text-underline-width="auto" style:text-underline-mode="continuous"/>
    </style:style>
    <style:style style:name="T2887" style:parent-style-name="Domyślnaczcionkaakapitu" style:family="text">
      <style:text-properties style:text-underline-type="single" style:text-underline-style="solid" style:text-underline-width="auto" style:text-underline-mode="continuous"/>
    </style:style>
    <style:style style:name="T2888" style:parent-style-name="Domyślnaczcionkaakapitu" style:family="text">
      <style:text-properties fo:background-color="#80FFFF" style:text-underline-type="single" style:text-underline-style="solid" style:text-underline-width="auto" style:text-underline-mode="continuous"/>
    </style:style>
    <style:style style:name="T2889" style:parent-style-name="Domyślnaczcionkaakapitu" style:family="text">
      <style:text-properties style:text-underline-type="single" style:text-underline-style="solid" style:text-underline-width="auto" style:text-underline-mode="continuous"/>
    </style:style>
    <style:style style:name="T2890" style:parent-style-name="Domyślnaczcionkaakapitu" style:family="text">
      <style:text-properties fo:background-color="#80FFFF" style:text-underline-type="single" style:text-underline-style="solid" style:text-underline-width="auto" style:text-underline-mode="continuous"/>
    </style:style>
    <style:style style:name="T2891" style:parent-style-name="Domyślnaczcionkaakapitu" style:family="text">
      <style:text-properties style:text-underline-type="single" style:text-underline-style="solid" style:text-underline-width="auto" style:text-underline-mode="continuous"/>
    </style:style>
    <style:style style:name="T2892" style:parent-style-name="Domyślnaczcionkaakapitu" style:family="text">
      <style:text-properties fo:background-color="#80FFFF" style:text-underline-type="single" style:text-underline-style="solid" style:text-underline-width="auto" style:text-underline-mode="continuous"/>
    </style:style>
    <style:style style:name="T2893" style:parent-style-name="Domyślnaczcionkaakapitu" style:family="text">
      <style:text-properties style:text-underline-type="single" style:text-underline-style="solid" style:text-underline-width="auto" style:text-underline-mode="continuous"/>
    </style:style>
    <style:style style:name="T2894" style:parent-style-name="Domyślnaczcionkaakapitu" style:family="text">
      <style:text-properties fo:background-color="#80FFFF" style:text-underline-type="single" style:text-underline-style="solid" style:text-underline-width="auto" style:text-underline-mode="continuous"/>
    </style:style>
    <style:style style:name="T2895" style:parent-style-name="Domyślnaczcionkaakapitu" style:family="text">
      <style:text-properties style:text-underline-type="single" style:text-underline-style="solid" style:text-underline-width="auto" style:text-underline-mode="continuous"/>
    </style:style>
    <style:style style:name="P2896" style:parent-style-name="Normalny" style:family="paragraph">
      <style:paragraph-properties fo:text-align="justify" fo:line-height="150%" fo:text-indent="0.2479in"/>
    </style:style>
    <style:style style:name="T2897" style:parent-style-name="Domyślnaczcionkaakapitu" style:family="text">
      <style:text-properties fo:background-color="#80FFFF"/>
    </style:style>
    <style:style style:name="T2898" style:parent-style-name="Domyślnaczcionkaakapitu" style:family="text">
      <style:text-properties fo:background-color="#80FFFF"/>
    </style:style>
    <style:style style:name="T2899" style:parent-style-name="Domyślnaczcionkaakapitu" style:family="text">
      <style:text-properties fo:background-color="#80FFFF"/>
    </style:style>
    <style:style style:name="P2900" style:parent-style-name="Normalny" style:family="paragraph">
      <style:paragraph-properties fo:text-align="justify" fo:line-height="150%" fo:text-indent="0.2479in"/>
    </style:style>
    <style:style style:name="P2901" style:parent-style-name="Normalny" style:family="paragraph">
      <style:paragraph-properties fo:text-align="justify" fo:line-height="150%"/>
    </style:style>
    <style:style style:name="T2902" style:parent-style-name="Domyślnaczcionkaakapitu" style:family="text">
      <style:text-properties style:text-underline-type="single" style:text-underline-style="solid" style:text-underline-width="auto" style:text-underline-mode="continuous"/>
    </style:style>
    <style:style style:name="T2903" style:parent-style-name="Domyślnaczcionkaakapitu" style:family="text">
      <style:text-properties fo:background-color="#80FFFF" style:text-underline-type="single" style:text-underline-style="solid" style:text-underline-width="auto" style:text-underline-mode="continuous"/>
    </style:style>
    <style:style style:name="T2904" style:parent-style-name="Domyślnaczcionkaakapitu" style:family="text">
      <style:text-properties style:text-underline-type="single" style:text-underline-style="solid" style:text-underline-width="auto" style:text-underline-mode="continuous"/>
    </style:style>
    <style:style style:name="T2905" style:parent-style-name="Domyślnaczcionkaakapitu" style:family="text">
      <style:text-properties fo:background-color="#80FFFF" style:text-underline-type="single" style:text-underline-style="solid" style:text-underline-width="auto" style:text-underline-mode="continuous"/>
    </style:style>
    <style:style style:name="T2906" style:parent-style-name="Domyślnaczcionkaakapitu" style:family="text">
      <style:text-properties style:text-underline-type="single" style:text-underline-style="solid" style:text-underline-width="auto" style:text-underline-mode="continuous"/>
    </style:style>
    <style:style style:name="T2907" style:parent-style-name="Domyślnaczcionkaakapitu" style:family="text">
      <style:text-properties fo:background-color="#80FFFF" style:text-underline-type="single" style:text-underline-style="solid" style:text-underline-width="auto" style:text-underline-mode="continuous"/>
    </style:style>
    <style:style style:name="T2908" style:parent-style-name="Domyślnaczcionkaakapitu" style:family="text">
      <style:text-properties style:text-underline-type="single" style:text-underline-style="solid" style:text-underline-width="auto" style:text-underline-mode="continuous"/>
    </style:style>
    <style:style style:name="P2909" style:parent-style-name="Normalny" style:family="paragraph">
      <style:paragraph-properties fo:text-align="justify" fo:line-height="150%" fo:text-indent="0.2479in"/>
    </style:style>
    <style:style style:name="T2910" style:parent-style-name="Domyślnaczcionkaakapitu" style:family="text">
      <style:text-properties fo:background-color="#80FFFF"/>
    </style:style>
    <style:style style:name="T2911" style:parent-style-name="Domyślnaczcionkaakapitu" style:family="text">
      <style:text-properties fo:background-color="#80FFFF"/>
    </style:style>
    <style:style style:name="T2912" style:parent-style-name="Domyślnaczcionkaakapitu" style:family="text">
      <style:text-properties fo:background-color="#80FFFF"/>
    </style:style>
    <style:style style:name="P2913" style:parent-style-name="Normalny" style:family="paragraph">
      <style:paragraph-properties fo:text-align="justify" fo:line-height="150%"/>
    </style:style>
    <style:style style:name="T2914" style:parent-style-name="Domyślnaczcionkaakapitu" style:family="text">
      <style:text-properties style:text-underline-type="single" style:text-underline-style="solid" style:text-underline-width="auto" style:text-underline-mode="continuous"/>
    </style:style>
    <style:style style:name="T2915" style:parent-style-name="Domyślnaczcionkaakapitu" style:family="text">
      <style:text-properties fo:background-color="#80FFFF" style:text-underline-type="single" style:text-underline-style="solid" style:text-underline-width="auto" style:text-underline-mode="continuous"/>
    </style:style>
    <style:style style:name="T2916" style:parent-style-name="Domyślnaczcionkaakapitu" style:family="text">
      <style:text-properties style:text-underline-type="single" style:text-underline-style="solid" style:text-underline-width="auto" style:text-underline-mode="continuous"/>
    </style:style>
    <style:style style:name="T2917" style:parent-style-name="Domyślnaczcionkaakapitu" style:family="text">
      <style:text-properties fo:background-color="#80FFFF" style:text-underline-type="single" style:text-underline-style="solid" style:text-underline-width="auto" style:text-underline-mode="continuous"/>
    </style:style>
    <style:style style:name="T2918" style:parent-style-name="Domyślnaczcionkaakapitu" style:family="text">
      <style:text-properties style:text-underline-type="single" style:text-underline-style="solid" style:text-underline-width="auto" style:text-underline-mode="continuous"/>
    </style:style>
    <style:style style:name="T2919" style:parent-style-name="Domyślnaczcionkaakapitu" style:family="text">
      <style:text-properties fo:background-color="#80FFFF" style:text-underline-type="single" style:text-underline-style="solid" style:text-underline-width="auto" style:text-underline-mode="continuous"/>
    </style:style>
    <style:style style:name="P2920" style:parent-style-name="Normalny" style:family="paragraph">
      <style:paragraph-properties fo:text-align="justify" fo:line-height="150%" fo:text-indent="0.2479in"/>
    </style:style>
    <style:style style:name="T2921" style:parent-style-name="Domyślnaczcionkaakapitu" style:family="text">
      <style:text-properties fo:background-color="#80FFFF"/>
    </style:style>
    <style:style style:name="T2922" style:parent-style-name="Domyślnaczcionkaakapitu" style:family="text">
      <style:text-properties fo:background-color="#80FFFF"/>
    </style:style>
    <style:style style:name="P2923" style:parent-style-name="Normalny" style:family="paragraph">
      <style:paragraph-properties fo:text-align="justify" fo:line-height="150%"/>
    </style:style>
    <style:style style:name="T2924" style:parent-style-name="Domyślnaczcionkaakapitu" style:family="text">
      <style:text-properties style:text-underline-type="single" style:text-underline-style="solid" style:text-underline-width="auto" style:text-underline-mode="continuous"/>
    </style:style>
    <style:style style:name="T2925" style:parent-style-name="Domyślnaczcionkaakapitu" style:family="text">
      <style:text-properties fo:background-color="#80FFFF" style:text-underline-type="single" style:text-underline-style="solid" style:text-underline-width="auto" style:text-underline-mode="continuous"/>
    </style:style>
    <style:style style:name="T2926" style:parent-style-name="Domyślnaczcionkaakapitu" style:family="text">
      <style:text-properties style:text-underline-type="single" style:text-underline-style="solid" style:text-underline-width="auto" style:text-underline-mode="continuous"/>
    </style:style>
    <style:style style:name="T2927" style:parent-style-name="Domyślnaczcionkaakapitu" style:family="text">
      <style:text-properties fo:background-color="#80FFFF" style:text-underline-type="single" style:text-underline-style="solid" style:text-underline-width="auto" style:text-underline-mode="continuous"/>
    </style:style>
    <style:style style:name="T2928" style:parent-style-name="Domyślnaczcionkaakapitu" style:family="text">
      <style:text-properties style:text-underline-type="single" style:text-underline-style="solid" style:text-underline-width="auto" style:text-underline-mode="continuous"/>
    </style:style>
    <style:style style:name="T2929" style:parent-style-name="Domyślnaczcionkaakapitu" style:family="text">
      <style:text-properties fo:background-color="#80FFFF" style:text-underline-type="single" style:text-underline-style="solid" style:text-underline-width="auto" style:text-underline-mode="continuous"/>
    </style:style>
    <style:style style:name="T2930" style:parent-style-name="Domyślnaczcionkaakapitu" style:family="text">
      <style:text-properties style:text-underline-type="single" style:text-underline-style="solid" style:text-underline-width="auto" style:text-underline-mode="continuous"/>
    </style:style>
    <style:style style:name="P2931" style:parent-style-name="Normalny" style:family="paragraph">
      <style:paragraph-properties fo:text-align="justify" fo:line-height="150%" fo:text-indent="0.2479in"/>
    </style:style>
    <style:style style:name="T2932" style:parent-style-name="Domyślnaczcionkaakapitu" style:family="text">
      <style:text-properties fo:background-color="#80FFFF"/>
    </style:style>
    <style:style style:name="T2933" style:parent-style-name="Domyślnaczcionkaakapitu" style:family="text">
      <style:text-properties fo:background-color="#80FFFF"/>
    </style:style>
    <style:style style:name="T2934" style:parent-style-name="Domyślnaczcionkaakapitu" style:family="text">
      <style:text-properties fo:background-color="#80FFFF"/>
    </style:style>
    <style:style style:name="P2935" style:parent-style-name="Normalny" style:family="paragraph">
      <style:paragraph-properties fo:text-align="justify" fo:line-height="150%"/>
    </style:style>
    <style:style style:name="T2936" style:parent-style-name="Domyślnaczcionkaakapitu" style:family="text">
      <style:text-properties style:text-underline-type="single" style:text-underline-style="solid" style:text-underline-width="auto" style:text-underline-mode="continuous"/>
    </style:style>
    <style:style style:name="T2937" style:parent-style-name="Domyślnaczcionkaakapitu" style:family="text">
      <style:text-properties fo:background-color="#80FFFF" style:text-underline-type="single" style:text-underline-style="solid" style:text-underline-width="auto" style:text-underline-mode="continuous"/>
    </style:style>
    <style:style style:name="T2938" style:parent-style-name="Domyślnaczcionkaakapitu" style:family="text">
      <style:text-properties style:text-underline-type="single" style:text-underline-style="solid" style:text-underline-width="auto" style:text-underline-mode="continuous"/>
    </style:style>
    <style:style style:name="T2939" style:parent-style-name="Domyślnaczcionkaakapitu" style:family="text">
      <style:text-properties fo:background-color="#80FFFF" style:text-underline-type="single" style:text-underline-style="solid" style:text-underline-width="auto" style:text-underline-mode="continuous"/>
    </style:style>
    <style:style style:name="T2940" style:parent-style-name="Domyślnaczcionkaakapitu" style:family="text">
      <style:text-properties style:text-underline-type="single" style:text-underline-style="solid" style:text-underline-width="auto" style:text-underline-mode="continuous"/>
    </style:style>
    <style:style style:name="T2941" style:parent-style-name="Domyślnaczcionkaakapitu" style:family="text">
      <style:text-properties fo:background-color="#80FFFF" style:text-underline-type="single" style:text-underline-style="solid" style:text-underline-width="auto" style:text-underline-mode="continuous"/>
    </style:style>
    <style:style style:name="T2942" style:parent-style-name="Domyślnaczcionkaakapitu" style:family="text">
      <style:text-properties style:text-underline-type="single" style:text-underline-style="solid" style:text-underline-width="auto" style:text-underline-mode="continuous"/>
    </style:style>
    <style:style style:name="T2943" style:parent-style-name="Domyślnaczcionkaakapitu" style:family="text">
      <style:text-properties fo:background-color="#80FFFF" style:text-underline-type="single" style:text-underline-style="solid" style:text-underline-width="auto" style:text-underline-mode="continuous"/>
    </style:style>
    <style:style style:name="T2944" style:parent-style-name="Domyślnaczcionkaakapitu" style:family="text">
      <style:text-properties style:text-underline-type="single" style:text-underline-style="solid" style:text-underline-width="auto" style:text-underline-mode="continuous"/>
    </style:style>
    <style:style style:name="T2945" style:parent-style-name="Domyślnaczcionkaakapitu" style:family="text">
      <style:text-properties fo:background-color="#80FFFF" style:text-underline-type="single" style:text-underline-style="solid" style:text-underline-width="auto" style:text-underline-mode="continuous"/>
    </style:style>
    <style:style style:name="T2946" style:parent-style-name="Domyślnaczcionkaakapitu" style:family="text">
      <style:text-properties style:text-underline-type="single" style:text-underline-style="solid" style:text-underline-width="auto" style:text-underline-mode="continuous"/>
    </style:style>
    <style:style style:name="P2947" style:parent-style-name="Normalny" style:family="paragraph">
      <style:paragraph-properties fo:text-align="justify" fo:line-height="150%" fo:text-indent="0.2479in"/>
    </style:style>
    <style:style style:name="P2948" style:parent-style-name="Normalny" style:family="paragraph">
      <style:paragraph-properties fo:text-align="justify" fo:line-height="150%" fo:text-indent="0.2479in"/>
    </style:style>
    <style:style style:name="T2949" style:parent-style-name="Domyślnaczcionkaakapitu" style:family="text">
      <style:text-properties fo:background-color="#80FFFF"/>
    </style:style>
    <style:style style:name="T2950" style:parent-style-name="Domyślnaczcionkaakapitu" style:family="text">
      <style:text-properties fo:background-color="#80FFFF"/>
    </style:style>
    <style:style style:name="T2951" style:parent-style-name="Domyślnaczcionkaakapitu" style:family="text">
      <style:text-properties fo:background-color="#80FFFF"/>
    </style:style>
    <style:style style:name="T2952" style:parent-style-name="Domyślnaczcionkaakapitu" style:family="text">
      <style:text-properties fo:background-color="#80FFFF"/>
    </style:style>
    <style:style style:name="T2953" style:parent-style-name="Domyślnaczcionkaakapitu" style:family="text">
      <style:text-properties fo:background-color="#80FFFF"/>
    </style:style>
    <style:style style:name="T2954" style:parent-style-name="Domyślnaczcionkaakapitu" style:family="text">
      <style:text-properties fo:background-color="#80FFFF"/>
    </style:style>
    <style:style style:name="T2955" style:parent-style-name="Domyślnaczcionkaakapitu" style:family="text">
      <style:text-properties fo:background-color="#80FFFF"/>
    </style:style>
    <style:style style:name="T2956" style:parent-style-name="Domyślnaczcionkaakapitu" style:family="text">
      <style:text-properties fo:background-color="#80FFFF"/>
    </style:style>
    <style:style style:name="T2957" style:parent-style-name="Domyślnaczcionkaakapitu" style:family="text">
      <style:text-properties fo:background-color="#80FFFF"/>
    </style:style>
    <style:style style:name="T2958" style:parent-style-name="Domyślnaczcionkaakapitu" style:family="text">
      <style:text-properties fo:background-color="#80FFFF"/>
    </style:style>
    <style:style style:name="T2959" style:parent-style-name="Domyślnaczcionkaakapitu" style:family="text">
      <style:text-properties fo:background-color="#80FFFF"/>
    </style:style>
    <style:style style:name="T2960" style:parent-style-name="Domyślnaczcionkaakapitu" style:family="text">
      <style:text-properties fo:background-color="#80FFFF"/>
    </style:style>
    <style:style style:name="T2961" style:parent-style-name="Domyślnaczcionkaakapitu" style:family="text">
      <style:text-properties fo:background-color="#80FFFF"/>
    </style:style>
    <style:style style:name="P2962" style:parent-style-name="Normalny" style:family="paragraph">
      <style:paragraph-properties fo:text-align="justify" fo:line-height="150%" fo:text-indent="0.2479in"/>
    </style:style>
    <style:style style:name="P2963" style:parent-style-name="Normalny" style:family="paragraph">
      <style:paragraph-properties fo:text-align="justify" fo:line-height="150%"/>
    </style:style>
    <style:style style:name="T2964" style:parent-style-name="Domyślnaczcionkaakapitu" style:family="text">
      <style:text-properties style:text-underline-type="single" style:text-underline-style="solid" style:text-underline-width="auto" style:text-underline-mode="continuous"/>
    </style:style>
    <style:style style:name="T2965" style:parent-style-name="Domyślnaczcionkaakapitu" style:family="text">
      <style:text-properties fo:background-color="#80FFFF" style:text-underline-type="single" style:text-underline-style="solid" style:text-underline-width="auto" style:text-underline-mode="continuous"/>
    </style:style>
    <style:style style:name="T2966" style:parent-style-name="Domyślnaczcionkaakapitu" style:family="text">
      <style:text-properties style:text-underline-type="single" style:text-underline-style="solid" style:text-underline-width="auto" style:text-underline-mode="continuous"/>
    </style:style>
    <style:style style:name="P2967" style:parent-style-name="Normalny" style:family="paragraph">
      <style:paragraph-properties fo:text-align="justify" fo:line-height="150%" fo:text-indent="0.2479in"/>
    </style:style>
    <style:style style:name="P2968" style:parent-style-name="Normalny" style:family="paragraph">
      <style:paragraph-properties fo:text-align="justify" fo:line-height="150%"/>
    </style:style>
    <style:style style:name="T2969" style:parent-style-name="Domyślnaczcionkaakapitu" style:family="text">
      <style:text-properties style:text-underline-type="single" style:text-underline-style="solid" style:text-underline-width="auto" style:text-underline-mode="continuous"/>
    </style:style>
    <style:style style:name="T2970" style:parent-style-name="Domyślnaczcionkaakapitu" style:family="text">
      <style:text-properties fo:background-color="#80FFFF" style:text-underline-type="single" style:text-underline-style="solid" style:text-underline-width="auto" style:text-underline-mode="continuous"/>
    </style:style>
    <style:style style:name="T2971" style:parent-style-name="Domyślnaczcionkaakapitu" style:family="text">
      <style:text-properties style:text-underline-type="single" style:text-underline-style="solid" style:text-underline-width="auto" style:text-underline-mode="continuous"/>
    </style:style>
    <style:style style:name="P2972" style:parent-style-name="Normalny" style:family="paragraph">
      <style:paragraph-properties fo:text-align="justify" fo:line-height="150%" fo:text-indent="0.2479in"/>
    </style:style>
    <style:style style:name="T2973" style:parent-style-name="Domyślnaczcionkaakapitu" style:family="text">
      <style:text-properties fo:background-color="#80FFFF"/>
    </style:style>
    <style:style style:name="T2974" style:parent-style-name="Domyślnaczcionkaakapitu" style:family="text">
      <style:text-properties fo:background-color="#80FFFF"/>
    </style:style>
    <style:style style:name="P2975" style:parent-style-name="Normalny" style:family="paragraph">
      <style:paragraph-properties fo:text-align="justify" fo:line-height="150%"/>
    </style:style>
    <style:style style:name="T2976" style:parent-style-name="Domyślnaczcionkaakapitu" style:family="text">
      <style:text-properties style:text-underline-type="single" style:text-underline-style="solid" style:text-underline-width="auto" style:text-underline-mode="continuous"/>
    </style:style>
    <style:style style:name="T2977" style:parent-style-name="Domyślnaczcionkaakapitu" style:family="text">
      <style:text-properties fo:background-color="#80FFFF" style:text-underline-type="single" style:text-underline-style="solid" style:text-underline-width="auto" style:text-underline-mode="continuous"/>
    </style:style>
    <style:style style:name="T2978" style:parent-style-name="Domyślnaczcionkaakapitu" style:family="text">
      <style:text-properties style:text-underline-type="single" style:text-underline-style="solid" style:text-underline-width="auto" style:text-underline-mode="continuous"/>
    </style:style>
    <style:style style:name="T2979" style:parent-style-name="Domyślnaczcionkaakapitu" style:family="text">
      <style:text-properties style:text-underline-type="single" style:text-underline-style="solid" style:text-underline-width="auto" style:text-underline-mode="continuous"/>
    </style:style>
    <style:style style:name="T2980" style:parent-style-name="Domyślnaczcionkaakapitu" style:family="text">
      <style:text-properties fo:background-color="#80FFFF" style:text-underline-type="single" style:text-underline-style="solid" style:text-underline-width="auto" style:text-underline-mode="continuous"/>
    </style:style>
    <style:style style:name="T2981" style:parent-style-name="Domyślnaczcionkaakapitu" style:family="text">
      <style:text-properties style:text-underline-type="single" style:text-underline-style="solid" style:text-underline-width="auto" style:text-underline-mode="continuous"/>
    </style:style>
    <style:style style:name="P2982" style:parent-style-name="Normalny" style:family="paragraph">
      <style:paragraph-properties fo:text-align="justify" fo:line-height="150%" fo:text-indent="0.2479in"/>
    </style:style>
    <style:style style:name="T2983" style:parent-style-name="Domyślnaczcionkaakapitu" style:family="text">
      <style:text-properties fo:background-color="#80FFFF"/>
    </style:style>
    <style:style style:name="T2984" style:parent-style-name="Domyślnaczcionkaakapitu" style:family="text">
      <style:text-properties fo:background-color="#80FFFF"/>
    </style:style>
    <style:style style:name="T2985" style:parent-style-name="Domyślnaczcionkaakapitu" style:family="text">
      <style:text-properties fo:background-color="#80FFFF"/>
    </style:style>
    <style:style style:name="T2986" style:parent-style-name="Domyślnaczcionkaakapitu" style:family="text">
      <style:text-properties fo:background-color="#80FFFF"/>
    </style:style>
    <style:style style:name="T2987" style:parent-style-name="Domyślnaczcionkaakapitu" style:family="text">
      <style:text-properties fo:background-color="#80FFFF"/>
    </style:style>
    <style:style style:name="T2988" style:parent-style-name="Domyślnaczcionkaakapitu" style:family="text">
      <style:text-properties fo:background-color="#80FFFF"/>
    </style:style>
    <style:style style:name="T2989" style:parent-style-name="Domyślnaczcionkaakapitu" style:family="text">
      <style:text-properties fo:background-color="#80FFFF"/>
    </style:style>
    <style:style style:name="T2990" style:parent-style-name="Domyślnaczcionkaakapitu" style:family="text">
      <style:text-properties fo:background-color="#80FFFF"/>
    </style:style>
    <style:style style:name="P2991" style:parent-style-name="Normalny" style:family="paragraph">
      <style:paragraph-properties fo:text-align="justify" fo:line-height="150%"/>
    </style:style>
    <style:style style:name="T2992" style:parent-style-name="Domyślnaczcionkaakapitu" style:family="text">
      <style:text-properties style:text-underline-type="single" style:text-underline-style="solid" style:text-underline-width="auto" style:text-underline-mode="continuous"/>
    </style:style>
    <style:style style:name="T2993" style:parent-style-name="Domyślnaczcionkaakapitu" style:family="text">
      <style:text-properties fo:background-color="#80FFFF" style:text-underline-type="single" style:text-underline-style="solid" style:text-underline-width="auto" style:text-underline-mode="continuous"/>
    </style:style>
    <style:style style:name="T2994" style:parent-style-name="Domyślnaczcionkaakapitu" style:family="text">
      <style:text-properties style:text-underline-type="single" style:text-underline-style="solid" style:text-underline-width="auto" style:text-underline-mode="continuous"/>
    </style:style>
    <style:style style:name="P2995" style:parent-style-name="Normalny" style:family="paragraph">
      <style:paragraph-properties fo:text-align="justify" fo:line-height="150%" fo:text-indent="0.2479in"/>
    </style:style>
    <style:style style:name="P2996" style:parent-style-name="Normalny" style:family="paragraph">
      <style:paragraph-properties fo:text-align="justify" fo:line-height="150%"/>
    </style:style>
    <style:style style:name="T2997" style:parent-style-name="Domyślnaczcionkaakapitu" style:family="text">
      <style:text-properties style:text-underline-type="single" style:text-underline-style="solid" style:text-underline-width="auto" style:text-underline-mode="continuous"/>
    </style:style>
    <style:style style:name="T2998" style:parent-style-name="Domyślnaczcionkaakapitu" style:family="text">
      <style:text-properties fo:background-color="#80FFFF" style:text-underline-type="single" style:text-underline-style="solid" style:text-underline-width="auto" style:text-underline-mode="continuous"/>
    </style:style>
    <style:style style:name="T2999" style:parent-style-name="Domyślnaczcionkaakapitu" style:family="text">
      <style:text-properties style:text-underline-type="single" style:text-underline-style="solid" style:text-underline-width="auto" style:text-underline-mode="continuous"/>
    </style:style>
    <style:style style:name="P3000" style:parent-style-name="Normalny" style:family="paragraph">
      <style:paragraph-properties fo:text-align="justify" fo:line-height="150%" fo:text-indent="0.2479in"/>
    </style:style>
    <style:style style:name="P3001" style:parent-style-name="Normalny" style:family="paragraph">
      <style:paragraph-properties fo:text-align="justify" fo:line-height="150%"/>
    </style:style>
    <style:style style:name="T3002" style:parent-style-name="Domyślnaczcionkaakapitu" style:family="text">
      <style:text-properties style:text-underline-type="single" style:text-underline-style="solid" style:text-underline-width="auto" style:text-underline-mode="continuous"/>
    </style:style>
    <style:style style:name="T3003" style:parent-style-name="Domyślnaczcionkaakapitu" style:family="text">
      <style:text-properties fo:background-color="#80FFFF" style:text-underline-type="single" style:text-underline-style="solid" style:text-underline-width="auto" style:text-underline-mode="continuous"/>
    </style:style>
    <style:style style:name="T3004" style:parent-style-name="Domyślnaczcionkaakapitu" style:family="text">
      <style:text-properties style:text-underline-type="single" style:text-underline-style="solid" style:text-underline-width="auto" style:text-underline-mode="continuous"/>
    </style:style>
    <style:style style:name="P3005" style:parent-style-name="Normalny" style:family="paragraph">
      <style:paragraph-properties fo:text-align="justify" fo:line-height="150%" fo:text-indent="0.2479in"/>
    </style:style>
    <style:style style:name="T3006" style:parent-style-name="Domyślnaczcionkaakapitu" style:family="text">
      <style:text-properties fo:background-color="#80FFFF"/>
    </style:style>
    <style:style style:name="T3007" style:parent-style-name="Domyślnaczcionkaakapitu" style:family="text">
      <style:text-properties fo:background-color="#80FFFF"/>
    </style:style>
    <style:style style:name="P3008" style:parent-style-name="Normalny" style:family="paragraph">
      <style:paragraph-properties fo:text-align="justify" fo:line-height="150%"/>
    </style:style>
    <style:style style:name="T3009" style:parent-style-name="Domyślnaczcionkaakapitu" style:family="text">
      <style:text-properties style:text-underline-type="single" style:text-underline-style="solid" style:text-underline-width="auto" style:text-underline-mode="continuous"/>
    </style:style>
    <style:style style:name="T3010" style:parent-style-name="Domyślnaczcionkaakapitu" style:family="text">
      <style:text-properties fo:background-color="#80FFFF" style:text-underline-type="single" style:text-underline-style="solid" style:text-underline-width="auto" style:text-underline-mode="continuous"/>
    </style:style>
    <style:style style:name="T3011" style:parent-style-name="Domyślnaczcionkaakapitu" style:family="text">
      <style:text-properties style:text-underline-type="single" style:text-underline-style="solid" style:text-underline-width="auto" style:text-underline-mode="continuous"/>
    </style:style>
    <style:style style:name="P3012" style:parent-style-name="Normalny" style:family="paragraph">
      <style:paragraph-properties fo:text-align="justify" fo:line-height="150%" fo:text-indent="0.2479in"/>
    </style:style>
    <style:style style:name="T3013" style:parent-style-name="Domyślnaczcionkaakapitu" style:family="text">
      <style:text-properties fo:background-color="#80FFFF"/>
    </style:style>
    <style:style style:name="T3014" style:parent-style-name="Domyślnaczcionkaakapitu" style:family="text">
      <style:text-properties fo:background-color="#80FFFF"/>
    </style:style>
    <style:style style:name="P3015" style:parent-style-name="Normalny" style:family="paragraph">
      <style:paragraph-properties fo:text-align="justify" fo:line-height="150%"/>
    </style:style>
    <style:style style:name="T3016" style:parent-style-name="Domyślnaczcionkaakapitu" style:family="text">
      <style:text-properties style:text-underline-type="single" style:text-underline-style="solid" style:text-underline-width="auto" style:text-underline-mode="continuous"/>
    </style:style>
    <style:style style:name="T3017" style:parent-style-name="Domyślnaczcionkaakapitu" style:family="text">
      <style:text-properties fo:background-color="#80FFFF" style:text-underline-type="single" style:text-underline-style="solid" style:text-underline-width="auto" style:text-underline-mode="continuous"/>
    </style:style>
    <style:style style:name="T3018" style:parent-style-name="Domyślnaczcionkaakapitu" style:family="text">
      <style:text-properties style:text-underline-type="single" style:text-underline-style="solid" style:text-underline-width="auto" style:text-underline-mode="continuous"/>
    </style:style>
    <style:style style:name="P3019" style:parent-style-name="Normalny" style:family="paragraph">
      <style:paragraph-properties fo:text-align="justify" fo:line-height="150%" fo:text-indent="0.2479in"/>
    </style:style>
    <style:style style:name="T3020" style:parent-style-name="Domyślnaczcionkaakapitu" style:family="text">
      <style:text-properties fo:background-color="#80FFFF"/>
    </style:style>
    <style:style style:name="T3021" style:parent-style-name="Domyślnaczcionkaakapitu" style:family="text">
      <style:text-properties fo:background-color="#80FFFF"/>
    </style:style>
    <style:style style:name="P3022" style:parent-style-name="Normalny" style:family="paragraph">
      <style:paragraph-properties fo:text-align="justify" fo:line-height="150%"/>
    </style:style>
    <style:style style:name="T3023" style:parent-style-name="Domyślnaczcionkaakapitu" style:family="text">
      <style:text-properties style:text-underline-type="single" style:text-underline-style="solid" style:text-underline-width="auto" style:text-underline-mode="continuous"/>
    </style:style>
    <style:style style:name="T3024" style:parent-style-name="Domyślnaczcionkaakapitu" style:family="text">
      <style:text-properties fo:background-color="#80FFFF" style:text-underline-type="single" style:text-underline-style="solid" style:text-underline-width="auto" style:text-underline-mode="continuous"/>
    </style:style>
    <style:style style:name="T3025" style:parent-style-name="Domyślnaczcionkaakapitu" style:family="text">
      <style:text-properties style:text-underline-type="single" style:text-underline-style="solid" style:text-underline-width="auto" style:text-underline-mode="continuous"/>
    </style:style>
    <style:style style:name="P3026" style:parent-style-name="Normalny" style:family="paragraph">
      <style:paragraph-properties fo:text-align="justify" fo:line-height="150%" fo:text-indent="0.2479in"/>
    </style:style>
    <style:style style:name="T3027" style:parent-style-name="Domyślnaczcionkaakapitu" style:family="text">
      <style:text-properties fo:background-color="#80FFFF"/>
    </style:style>
    <style:style style:name="P3028" style:parent-style-name="Normalny" style:family="paragraph">
      <style:paragraph-properties fo:text-align="justify" fo:line-height="150%"/>
    </style:style>
    <style:style style:name="T3029" style:parent-style-name="Domyślnaczcionkaakapitu" style:family="text">
      <style:text-properties style:text-underline-type="single" style:text-underline-style="solid" style:text-underline-width="auto" style:text-underline-mode="continuous"/>
    </style:style>
    <style:style style:name="T3030" style:parent-style-name="Domyślnaczcionkaakapitu" style:family="text">
      <style:text-properties fo:background-color="#80FFFF" style:text-underline-type="single" style:text-underline-style="solid" style:text-underline-width="auto" style:text-underline-mode="continuous"/>
    </style:style>
    <style:style style:name="T3031" style:parent-style-name="Domyślnaczcionkaakapitu" style:family="text">
      <style:text-properties style:text-underline-type="single" style:text-underline-style="solid" style:text-underline-width="auto" style:text-underline-mode="continuous"/>
    </style:style>
    <style:style style:name="P3032" style:parent-style-name="Normalny" style:family="paragraph">
      <style:paragraph-properties fo:text-align="justify" fo:line-height="150%" fo:text-indent="0.2479in"/>
    </style:style>
    <style:style style:name="P3033" style:parent-style-name="Normalny" style:family="paragraph">
      <style:paragraph-properties fo:text-align="justify" fo:line-height="150%"/>
    </style:style>
    <style:style style:name="T3034" style:parent-style-name="Domyślnaczcionkaakapitu" style:family="text">
      <style:text-properties style:text-underline-type="single" style:text-underline-style="solid" style:text-underline-width="auto" style:text-underline-mode="continuous"/>
    </style:style>
    <style:style style:name="T3035" style:parent-style-name="Domyślnaczcionkaakapitu" style:family="text">
      <style:text-properties fo:background-color="#80FFFF" style:text-underline-type="single" style:text-underline-style="solid" style:text-underline-width="auto" style:text-underline-mode="continuous"/>
    </style:style>
    <style:style style:name="T3036" style:parent-style-name="Domyślnaczcionkaakapitu" style:family="text">
      <style:text-properties style:text-underline-type="single" style:text-underline-style="solid" style:text-underline-width="auto" style:text-underline-mode="continuous"/>
    </style:style>
    <style:style style:name="P3037" style:parent-style-name="Normalny" style:family="paragraph">
      <style:paragraph-properties fo:text-align="justify" fo:line-height="150%" fo:text-indent="0.2479in"/>
    </style:style>
    <style:style style:name="T3038" style:parent-style-name="Domyślnaczcionkaakapitu" style:family="text">
      <style:text-properties fo:background-color="#80FFFF"/>
    </style:style>
    <style:style style:name="T3039" style:parent-style-name="Domyślnaczcionkaakapitu" style:family="text">
      <style:text-properties fo:background-color="#80FFFF"/>
    </style:style>
    <style:style style:name="T3040" style:parent-style-name="Domyślnaczcionkaakapitu" style:family="text">
      <style:text-properties fo:background-color="#80FFFF"/>
    </style:style>
    <style:style style:name="T3041" style:parent-style-name="Domyślnaczcionkaakapitu" style:family="text">
      <style:text-properties fo:background-color="#80FFFF"/>
    </style:style>
    <style:style style:name="P3042" style:parent-style-name="Normalny" style:family="paragraph">
      <style:paragraph-properties fo:text-align="justify" fo:line-height="150%"/>
    </style:style>
    <style:style style:name="T3043" style:parent-style-name="Domyślnaczcionkaakapitu" style:family="text">
      <style:text-properties style:text-underline-type="single" style:text-underline-style="solid" style:text-underline-width="auto" style:text-underline-mode="continuous"/>
    </style:style>
    <style:style style:name="T3044" style:parent-style-name="Domyślnaczcionkaakapitu" style:family="text">
      <style:text-properties fo:background-color="#80FFFF" style:text-underline-type="single" style:text-underline-style="solid" style:text-underline-width="auto" style:text-underline-mode="continuous"/>
    </style:style>
    <style:style style:name="T3045" style:parent-style-name="Domyślnaczcionkaakapitu" style:family="text">
      <style:text-properties style:text-underline-type="single" style:text-underline-style="solid" style:text-underline-width="auto" style:text-underline-mode="continuous"/>
    </style:style>
    <style:style style:name="T3046" style:parent-style-name="Domyślnaczcionkaakapitu" style:family="text">
      <style:text-properties fo:background-color="#80FFFF" style:text-underline-type="single" style:text-underline-style="solid" style:text-underline-width="auto" style:text-underline-mode="continuous"/>
    </style:style>
    <style:style style:name="T3047" style:parent-style-name="Domyślnaczcionkaakapitu" style:family="text">
      <style:text-properties style:text-underline-type="single" style:text-underline-style="solid" style:text-underline-width="auto" style:text-underline-mode="continuous"/>
    </style:style>
    <style:style style:name="P3048" style:parent-style-name="Normalny" style:family="paragraph">
      <style:paragraph-properties fo:text-align="justify" fo:line-height="150%" fo:text-indent="0.2479in"/>
    </style:style>
    <style:style style:name="T3049" style:parent-style-name="Domyślnaczcionkaakapitu" style:family="text">
      <style:text-properties fo:background-color="#80FFFF"/>
    </style:style>
    <style:style style:name="T3050" style:parent-style-name="Domyślnaczcionkaakapitu" style:family="text">
      <style:text-properties fo:background-color="#80FFFF"/>
    </style:style>
    <style:style style:name="T3051" style:parent-style-name="Domyślnaczcionkaakapitu" style:family="text">
      <style:text-properties fo:background-color="#80FFFF"/>
    </style:style>
    <style:style style:name="T3052" style:parent-style-name="Domyślnaczcionkaakapitu" style:family="text">
      <style:text-properties fo:background-color="#80FFFF"/>
    </style:style>
    <style:style style:name="T3053" style:parent-style-name="Domyślnaczcionkaakapitu" style:family="text">
      <style:text-properties fo:background-color="#80FFFF"/>
    </style:style>
    <style:style style:name="T3054" style:parent-style-name="Domyślnaczcionkaakapitu" style:family="text">
      <style:text-properties fo:background-color="#80FFFF"/>
    </style:style>
    <style:style style:name="P3055" style:parent-style-name="Normalny" style:family="paragraph">
      <style:paragraph-properties fo:text-align="justify" fo:line-height="150%"/>
    </style:style>
    <style:style style:name="T3056" style:parent-style-name="Domyślnaczcionkaakapitu" style:family="text">
      <style:text-properties style:text-underline-type="single" style:text-underline-style="solid" style:text-underline-width="auto" style:text-underline-mode="continuous"/>
    </style:style>
    <style:style style:name="T3057" style:parent-style-name="Domyślnaczcionkaakapitu" style:family="text">
      <style:text-properties fo:background-color="#80FFFF" style:text-underline-type="single" style:text-underline-style="solid" style:text-underline-width="auto" style:text-underline-mode="continuous"/>
    </style:style>
    <style:style style:name="T3058" style:parent-style-name="Domyślnaczcionkaakapitu" style:family="text">
      <style:text-properties style:text-underline-type="single" style:text-underline-style="solid" style:text-underline-width="auto" style:text-underline-mode="continuous"/>
    </style:style>
    <style:style style:name="P3059" style:parent-style-name="Normalny" style:family="paragraph">
      <style:paragraph-properties fo:text-align="justify" fo:line-height="150%" fo:text-indent="0.2479in"/>
    </style:style>
    <style:style style:name="T3060" style:parent-style-name="Domyślnaczcionkaakapitu" style:family="text">
      <style:text-properties fo:background-color="#80FFFF"/>
    </style:style>
    <style:style style:name="P3061" style:parent-style-name="Normalny" style:family="paragraph">
      <style:paragraph-properties fo:text-align="justify" fo:line-height="150%"/>
    </style:style>
    <style:style style:name="T3062" style:parent-style-name="Domyślnaczcionkaakapitu" style:family="text">
      <style:text-properties style:text-underline-type="single" style:text-underline-style="solid" style:text-underline-width="auto" style:text-underline-mode="continuous"/>
    </style:style>
    <style:style style:name="P3063" style:parent-style-name="Normalny" style:family="paragraph">
      <style:paragraph-properties fo:text-align="justify" fo:line-height="150%" fo:text-indent="0.2479in"/>
    </style:style>
    <style:style style:name="T3064" style:parent-style-name="Domyślnaczcionkaakapitu" style:family="text">
      <style:text-properties fo:background-color="#80FFFF"/>
    </style:style>
    <style:style style:name="T3065" style:parent-style-name="Domyślnaczcionkaakapitu" style:family="text">
      <style:text-properties fo:background-color="#80FFFF"/>
    </style:style>
    <style:style style:name="T3066" style:parent-style-name="Domyślnaczcionkaakapitu" style:family="text">
      <style:text-properties fo:background-color="#80FFFF"/>
    </style:style>
    <style:style style:name="P3067" style:parent-style-name="Normalny" style:family="paragraph">
      <style:paragraph-properties fo:text-align="justify" fo:line-height="150%"/>
    </style:style>
    <style:style style:name="T3068" style:parent-style-name="Domyślnaczcionkaakapitu" style:family="text">
      <style:text-properties style:text-underline-type="single" style:text-underline-style="solid" style:text-underline-width="auto" style:text-underline-mode="continuous"/>
    </style:style>
    <style:style style:name="T3069" style:parent-style-name="Domyślnaczcionkaakapitu" style:family="text">
      <style:text-properties fo:background-color="#80FFFF" style:text-underline-type="single" style:text-underline-style="solid" style:text-underline-width="auto" style:text-underline-mode="continuous"/>
    </style:style>
    <style:style style:name="T3070" style:parent-style-name="Domyślnaczcionkaakapitu" style:family="text">
      <style:text-properties style:text-underline-type="single" style:text-underline-style="solid" style:text-underline-width="auto" style:text-underline-mode="continuous"/>
    </style:style>
    <style:style style:name="P3071" style:parent-style-name="Normalny" style:family="paragraph">
      <style:paragraph-properties fo:text-align="justify" fo:line-height="150%" fo:text-indent="0.2479in"/>
    </style:style>
    <style:style style:name="P3072" style:parent-style-name="Normalny" style:family="paragraph">
      <style:paragraph-properties fo:text-align="justify" fo:line-height="150%"/>
    </style:style>
    <style:style style:name="T3073" style:parent-style-name="Domyślnaczcionkaakapitu" style:family="text">
      <style:text-properties style:text-underline-type="single" style:text-underline-style="solid" style:text-underline-width="auto" style:text-underline-mode="continuous"/>
    </style:style>
    <style:style style:name="P3074" style:parent-style-name="Normalny" style:family="paragraph">
      <style:paragraph-properties fo:text-align="justify" fo:line-height="150%" fo:text-indent="0.2479in"/>
    </style:style>
    <style:style style:name="P3075" style:parent-style-name="Normalny" style:family="paragraph">
      <style:paragraph-properties fo:text-align="justify" fo:line-height="150%" fo:text-indent="0.2479in"/>
    </style:style>
    <style:style style:name="P3076" style:parent-style-name="Normalny" style:family="paragraph">
      <style:paragraph-properties fo:text-align="justify" fo:line-height="150%" fo:text-indent="0.2479in"/>
    </style:style>
    <style:style style:name="T3077" style:parent-style-name="Domyślnaczcionkaakapitu" style:family="text">
      <style:text-properties fo:background-color="#80FFFF"/>
    </style:style>
    <style:style style:name="P3078" style:parent-style-name="Normalny" style:family="paragraph">
      <style:paragraph-properties fo:text-align="justify" fo:line-height="150%"/>
    </style:style>
    <style:style style:name="T3079" style:parent-style-name="Domyślnaczcionkaakapitu" style:family="text">
      <style:text-properties style:text-underline-type="single" style:text-underline-style="solid" style:text-underline-width="auto" style:text-underline-mode="continuous"/>
    </style:style>
    <style:style style:name="T3080" style:parent-style-name="Domyślnaczcionkaakapitu" style:family="text">
      <style:text-properties fo:background-color="#80FFFF" style:text-underline-type="single" style:text-underline-style="solid" style:text-underline-width="auto" style:text-underline-mode="continuous"/>
    </style:style>
    <style:style style:name="T3081" style:parent-style-name="Domyślnaczcionkaakapitu" style:family="text">
      <style:text-properties style:text-underline-type="single" style:text-underline-style="solid" style:text-underline-width="auto" style:text-underline-mode="continuous"/>
    </style:style>
    <style:style style:name="P3082" style:parent-style-name="Normalny" style:family="paragraph">
      <style:paragraph-properties fo:text-align="justify" fo:line-height="150%" fo:text-indent="0.2479in"/>
    </style:style>
    <style:style style:name="T3083" style:parent-style-name="Domyślnaczcionkaakapitu" style:family="text">
      <style:text-properties fo:background-color="#80FFFF"/>
    </style:style>
    <style:style style:name="T3084" style:parent-style-name="Domyślnaczcionkaakapitu" style:family="text">
      <style:text-properties fo:background-color="#80FFFF"/>
    </style:style>
    <style:style style:name="T3085" style:parent-style-name="Domyślnaczcionkaakapitu" style:family="text">
      <style:text-properties fo:background-color="#80FFFF"/>
    </style:style>
    <style:style style:name="T3086" style:parent-style-name="Domyślnaczcionkaakapitu" style:family="text">
      <style:text-properties fo:background-color="#80FFFF"/>
    </style:style>
    <style:style style:name="T3087" style:parent-style-name="Domyślnaczcionkaakapitu" style:family="text">
      <style:text-properties fo:background-color="#80FFFF"/>
    </style:style>
    <style:style style:name="T3088" style:parent-style-name="Domyślnaczcionkaakapitu" style:family="text">
      <style:text-properties fo:background-color="#80FFFF"/>
    </style:style>
    <style:style style:name="P3089" style:parent-style-name="Normalny" style:family="paragraph">
      <style:paragraph-properties fo:text-align="justify" fo:line-height="150%" fo:text-indent="0.2479in"/>
    </style:style>
    <style:style style:name="T3090" style:parent-style-name="Domyślnaczcionkaakapitu" style:family="text">
      <style:text-properties fo:background-color="#80FFFF"/>
    </style:style>
    <style:style style:name="T3091" style:parent-style-name="Domyślnaczcionkaakapitu" style:family="text">
      <style:text-properties fo:background-color="#80FFFF"/>
    </style:style>
    <style:style style:name="T3092" style:parent-style-name="Domyślnaczcionkaakapitu" style:family="text">
      <style:text-properties fo:background-color="#80FFFF"/>
    </style:style>
    <style:style style:name="T3093" style:parent-style-name="Domyślnaczcionkaakapitu" style:family="text">
      <style:text-properties fo:background-color="#80FFFF"/>
    </style:style>
    <style:style style:name="P3094" style:parent-style-name="Normalny" style:family="paragraph">
      <style:paragraph-properties fo:text-align="justify" fo:line-height="150%" fo:text-indent="0.2479in"/>
    </style:style>
    <style:style style:name="T3095" style:parent-style-name="Domyślnaczcionkaakapitu" style:family="text">
      <style:text-properties fo:background-color="#80FFFF"/>
    </style:style>
    <style:style style:name="P3096" style:parent-style-name="Normalny" style:family="paragraph">
      <style:paragraph-properties fo:text-align="justify" fo:line-height="150%" fo:text-indent="0.2479in"/>
    </style:style>
    <style:style style:name="T3097" style:parent-style-name="Domyślnaczcionkaakapitu" style:family="text">
      <style:text-properties fo:background-color="#80FFFF"/>
    </style:style>
    <style:style style:name="T3098" style:parent-style-name="Domyślnaczcionkaakapitu" style:family="text">
      <style:text-properties fo:background-color="#80FFFF"/>
    </style:style>
    <style:style style:name="P3099" style:parent-style-name="Normalny" style:family="paragraph">
      <style:paragraph-properties fo:text-align="justify" fo:line-height="150%" fo:text-indent="0.2479in"/>
    </style:style>
    <style:style style:name="P3100" style:parent-style-name="Normalny" style:family="paragraph">
      <style:paragraph-properties fo:text-align="justify" fo:line-height="150%" fo:text-indent="0.2479in"/>
    </style:style>
    <style:style style:name="T3101" style:parent-style-name="Domyślnaczcionkaakapitu" style:family="text">
      <style:text-properties fo:background-color="#80FFFF"/>
    </style:style>
    <style:style style:name="T3102" style:parent-style-name="Domyślnaczcionkaakapitu" style:family="text">
      <style:text-properties fo:background-color="#80FFFF"/>
    </style:style>
    <style:style style:name="T3103" style:parent-style-name="Domyślnaczcionkaakapitu" style:family="text">
      <style:text-properties fo:background-color="#80FFFF"/>
    </style:style>
    <style:style style:name="T3104" style:parent-style-name="Domyślnaczcionkaakapitu" style:family="text">
      <style:text-properties fo:background-color="#80FFFF"/>
    </style:style>
    <style:style style:name="P3105" style:parent-style-name="Normalny" style:family="paragraph">
      <style:paragraph-properties fo:text-align="justify" fo:line-height="150%" fo:text-indent="0.2479in"/>
    </style:style>
    <style:style style:name="T3106" style:parent-style-name="Domyślnaczcionkaakapitu" style:family="text">
      <style:text-properties fo:background-color="#80FFFF"/>
    </style:style>
    <style:style style:name="T3107" style:parent-style-name="Domyślnaczcionkaakapitu" style:family="text">
      <style:text-properties fo:background-color="#80FFFF"/>
    </style:style>
    <style:style style:name="P3108" style:parent-style-name="Normalny" style:family="paragraph">
      <style:paragraph-properties fo:text-align="justify" fo:line-height="150%" fo:text-indent="0.2479in"/>
    </style:style>
    <style:style style:name="T3109" style:parent-style-name="Domyślnaczcionkaakapitu" style:family="text">
      <style:text-properties fo:background-color="#80FFFF"/>
    </style:style>
    <style:style style:name="T3110" style:parent-style-name="Domyślnaczcionkaakapitu" style:family="text">
      <style:text-properties fo:background-color="#80FFFF"/>
    </style:style>
    <style:style style:name="T3111" style:parent-style-name="Domyślnaczcionkaakapitu" style:family="text">
      <style:text-properties fo:background-color="#80FFFF"/>
    </style:style>
    <style:style style:name="T3112" style:parent-style-name="Domyślnaczcionkaakapitu" style:family="text">
      <style:text-properties fo:background-color="#80FFFF"/>
    </style:style>
    <style:style style:name="P3113" style:parent-style-name="Normalny" style:family="paragraph">
      <style:paragraph-properties fo:text-align="justify" fo:line-height="150%" fo:text-indent="0.2479in"/>
    </style:style>
    <style:style style:name="P3114" style:parent-style-name="Normalny" style:family="paragraph">
      <style:paragraph-properties fo:text-align="justify" fo:line-height="150%"/>
    </style:style>
    <style:style style:name="T3115" style:parent-style-name="Domyślnaczcionkaakapitu" style:family="text">
      <style:text-properties style:text-underline-type="single" style:text-underline-style="solid" style:text-underline-width="auto" style:text-underline-mode="continuous"/>
    </style:style>
    <style:style style:name="T3116" style:parent-style-name="Domyślnaczcionkaakapitu" style:family="text">
      <style:text-properties fo:background-color="#80FFFF" style:text-underline-type="single" style:text-underline-style="solid" style:text-underline-width="auto" style:text-underline-mode="continuous"/>
    </style:style>
    <style:style style:name="T3117" style:parent-style-name="Domyślnaczcionkaakapitu" style:family="text">
      <style:text-properties style:text-underline-type="single" style:text-underline-style="solid" style:text-underline-width="auto" style:text-underline-mode="continuous"/>
    </style:style>
    <style:style style:name="P3118" style:parent-style-name="Normalny" style:family="paragraph">
      <style:paragraph-properties fo:text-align="justify" fo:line-height="150%" fo:text-indent="0.2479in"/>
    </style:style>
    <style:style style:name="T3119" style:parent-style-name="Domyślnaczcionkaakapitu" style:family="text">
      <style:text-properties fo:background-color="#80FFFF"/>
    </style:style>
    <style:style style:name="T3120" style:parent-style-name="Domyślnaczcionkaakapitu" style:family="text">
      <style:text-properties fo:background-color="#80FFFF"/>
    </style:style>
    <style:style style:name="T3121" style:parent-style-name="Domyślnaczcionkaakapitu" style:family="text">
      <style:text-properties fo:background-color="#80FFFF"/>
    </style:style>
    <style:style style:name="P3122" style:parent-style-name="Normalny" style:family="paragraph">
      <style:paragraph-properties fo:text-align="justify" fo:line-height="150%" fo:text-indent="0.2479in"/>
    </style:style>
    <style:style style:name="T3123" style:parent-style-name="Domyślnaczcionkaakapitu" style:family="text">
      <style:text-properties fo:background-color="#80FFFF"/>
    </style:style>
    <style:style style:name="T3124" style:parent-style-name="Domyślnaczcionkaakapitu" style:family="text">
      <style:text-properties fo:background-color="#80FFFF"/>
    </style:style>
    <style:style style:name="P3125" style:parent-style-name="Normalny" style:family="paragraph">
      <style:paragraph-properties fo:text-align="justify" fo:line-height="150%" fo:text-indent="0.2479in"/>
    </style:style>
    <style:style style:name="T3126" style:parent-style-name="Domyślnaczcionkaakapitu" style:family="text">
      <style:text-properties fo:background-color="#80FFFF"/>
    </style:style>
    <style:style style:name="P3127" style:parent-style-name="Normalny" style:family="paragraph">
      <style:paragraph-properties fo:text-align="justify" fo:line-height="150%"/>
    </style:style>
    <style:style style:name="T3128" style:parent-style-name="Domyślnaczcionkaakapitu" style:family="text">
      <style:text-properties style:text-underline-type="single" style:text-underline-style="solid" style:text-underline-width="auto" style:text-underline-mode="continuous"/>
    </style:style>
    <style:style style:name="T3129" style:parent-style-name="Domyślnaczcionkaakapitu" style:family="text">
      <style:text-properties fo:background-color="#80FFFF" style:text-underline-type="single" style:text-underline-style="solid" style:text-underline-width="auto" style:text-underline-mode="continuous"/>
    </style:style>
    <style:style style:name="T3130" style:parent-style-name="Domyślnaczcionkaakapitu" style:family="text">
      <style:text-properties style:text-underline-type="single" style:text-underline-style="solid" style:text-underline-width="auto" style:text-underline-mode="continuous"/>
    </style:style>
    <style:style style:name="T3131" style:parent-style-name="Domyślnaczcionkaakapitu" style:family="text">
      <style:text-properties fo:background-color="#80FFFF" style:text-underline-type="single" style:text-underline-style="solid" style:text-underline-width="auto" style:text-underline-mode="continuous"/>
    </style:style>
    <style:style style:name="T3132" style:parent-style-name="Domyślnaczcionkaakapitu" style:family="text">
      <style:text-properties style:text-underline-type="single" style:text-underline-style="solid" style:text-underline-width="auto" style:text-underline-mode="continuous"/>
    </style:style>
    <style:style style:name="T3133" style:parent-style-name="Domyślnaczcionkaakapitu" style:family="text">
      <style:text-properties fo:background-color="#80FFFF" style:text-underline-type="single" style:text-underline-style="solid" style:text-underline-width="auto" style:text-underline-mode="continuous"/>
    </style:style>
    <style:style style:name="T3134" style:parent-style-name="Domyślnaczcionkaakapitu" style:family="text">
      <style:text-properties style:text-underline-type="single" style:text-underline-style="solid" style:text-underline-width="auto" style:text-underline-mode="continuous"/>
    </style:style>
    <style:style style:name="T3135" style:parent-style-name="Domyślnaczcionkaakapitu" style:family="text">
      <style:text-properties fo:background-color="#80FFFF" style:text-underline-type="single" style:text-underline-style="solid" style:text-underline-width="auto" style:text-underline-mode="continuous"/>
    </style:style>
    <style:style style:name="T3136" style:parent-style-name="Domyślnaczcionkaakapitu" style:family="text">
      <style:text-properties style:text-underline-type="single" style:text-underline-style="solid" style:text-underline-width="auto" style:text-underline-mode="continuous"/>
    </style:style>
    <style:style style:name="T3137" style:parent-style-name="Domyślnaczcionkaakapitu" style:family="text">
      <style:text-properties fo:background-color="#80FFFF" style:text-underline-type="single" style:text-underline-style="solid" style:text-underline-width="auto" style:text-underline-mode="continuous"/>
    </style:style>
    <style:style style:name="P3138" style:parent-style-name="Normalny" style:family="paragraph">
      <style:paragraph-properties fo:text-align="justify" fo:line-height="150%" fo:text-indent="0.2479in"/>
    </style:style>
    <style:style style:name="T3139" style:parent-style-name="Domyślnaczcionkaakapitu" style:family="text">
      <style:text-properties fo:background-color="#80FFFF"/>
    </style:style>
    <style:style style:name="T3140" style:parent-style-name="Domyślnaczcionkaakapitu" style:family="text">
      <style:text-properties fo:background-color="#80FFFF"/>
    </style:style>
    <style:style style:name="T3141" style:parent-style-name="Domyślnaczcionkaakapitu" style:family="text">
      <style:text-properties fo:background-color="#80FFFF"/>
    </style:style>
    <style:style style:name="T3142" style:parent-style-name="Domyślnaczcionkaakapitu" style:family="text">
      <style:text-properties fo:background-color="#80FFFF"/>
    </style:style>
    <style:style style:name="P3143" style:parent-style-name="Normalny" style:family="paragraph">
      <style:paragraph-properties fo:text-align="justify" fo:line-height="150%"/>
    </style:style>
    <style:style style:name="T3144" style:parent-style-name="Domyślnaczcionkaakapitu" style:family="text">
      <style:text-properties style:text-underline-type="single" style:text-underline-style="solid" style:text-underline-width="auto" style:text-underline-mode="continuous"/>
    </style:style>
    <style:style style:name="T3145" style:parent-style-name="Domyślnaczcionkaakapitu" style:family="text">
      <style:text-properties fo:background-color="#80FFFF" style:text-underline-type="single" style:text-underline-style="solid" style:text-underline-width="auto" style:text-underline-mode="continuous"/>
    </style:style>
    <style:style style:name="T3146" style:parent-style-name="Domyślnaczcionkaakapitu" style:family="text">
      <style:text-properties style:text-underline-type="single" style:text-underline-style="solid" style:text-underline-width="auto" style:text-underline-mode="continuous"/>
    </style:style>
    <style:style style:name="P3147" style:parent-style-name="Normalny" style:family="paragraph">
      <style:paragraph-properties fo:text-align="justify" fo:line-height="150%" fo:text-indent="0.2479in"/>
    </style:style>
    <style:style style:name="P3148" style:parent-style-name="Normalny" style:family="paragraph">
      <style:paragraph-properties fo:text-align="justify" fo:line-height="150%"/>
    </style:style>
    <style:style style:name="T3149" style:parent-style-name="Domyślnaczcionkaakapitu" style:family="text">
      <style:text-properties style:text-underline-type="single" style:text-underline-style="solid" style:text-underline-width="auto" style:text-underline-mode="continuous"/>
    </style:style>
    <style:style style:name="T3150" style:parent-style-name="Domyślnaczcionkaakapitu" style:family="text">
      <style:text-properties fo:background-color="#80FFFF" style:text-underline-type="single" style:text-underline-style="solid" style:text-underline-width="auto" style:text-underline-mode="continuous"/>
    </style:style>
    <style:style style:name="T3151" style:parent-style-name="Domyślnaczcionkaakapitu" style:family="text">
      <style:text-properties style:text-underline-type="single" style:text-underline-style="solid" style:text-underline-width="auto" style:text-underline-mode="continuous"/>
    </style:style>
    <style:style style:name="T3152" style:parent-style-name="Domyślnaczcionkaakapitu" style:family="text">
      <style:text-properties fo:background-color="#80FFFF" style:text-underline-type="single" style:text-underline-style="solid" style:text-underline-width="auto" style:text-underline-mode="continuous"/>
    </style:style>
    <style:style style:name="T3153" style:parent-style-name="Domyślnaczcionkaakapitu" style:family="text">
      <style:text-properties style:text-underline-type="single" style:text-underline-style="solid" style:text-underline-width="auto" style:text-underline-mode="continuous"/>
    </style:style>
    <style:style style:name="T3154" style:parent-style-name="Domyślnaczcionkaakapitu" style:family="text">
      <style:text-properties fo:background-color="#80FFFF" style:text-underline-type="single" style:text-underline-style="solid" style:text-underline-width="auto" style:text-underline-mode="continuous"/>
    </style:style>
    <style:style style:name="T3155" style:parent-style-name="Domyślnaczcionkaakapitu" style:family="text">
      <style:text-properties style:text-underline-type="single" style:text-underline-style="solid" style:text-underline-width="auto" style:text-underline-mode="continuous"/>
    </style:style>
    <style:style style:name="T3156" style:parent-style-name="Domyślnaczcionkaakapitu" style:family="text">
      <style:text-properties fo:background-color="#80FFFF" style:text-underline-type="single" style:text-underline-style="solid" style:text-underline-width="auto" style:text-underline-mode="continuous"/>
    </style:style>
    <style:style style:name="T3157" style:parent-style-name="Domyślnaczcionkaakapitu" style:family="text">
      <style:text-properties style:text-underline-type="single" style:text-underline-style="solid" style:text-underline-width="auto" style:text-underline-mode="continuous"/>
    </style:style>
    <style:style style:name="T3158" style:parent-style-name="Domyślnaczcionkaakapitu" style:family="text">
      <style:text-properties fo:background-color="#80FFFF" style:text-underline-type="single" style:text-underline-style="solid" style:text-underline-width="auto" style:text-underline-mode="continuous"/>
    </style:style>
    <style:style style:name="P3159" style:parent-style-name="Normalny" style:family="paragraph">
      <style:paragraph-properties fo:text-align="justify" fo:line-height="150%" fo:text-indent="0.2479in"/>
    </style:style>
    <style:style style:name="T3160" style:parent-style-name="Domyślnaczcionkaakapitu" style:family="text">
      <style:text-properties fo:background-color="#80FFFF"/>
    </style:style>
    <style:style style:name="T3161" style:parent-style-name="Domyślnaczcionkaakapitu" style:family="text">
      <style:text-properties fo:background-color="#80FFFF"/>
    </style:style>
    <style:style style:name="T3162" style:parent-style-name="Domyślnaczcionkaakapitu" style:family="text">
      <style:text-properties fo:background-color="#80FFFF"/>
    </style:style>
    <style:style style:name="P3163" style:parent-style-name="Normalny" style:family="paragraph">
      <style:paragraph-properties fo:text-align="justify" fo:line-height="150%" fo:text-indent="0.2479in"/>
    </style:style>
    <style:style style:name="P3164" style:parent-style-name="Normalny" style:family="paragraph">
      <style:paragraph-properties fo:text-align="justify" fo:line-height="150%"/>
    </style:style>
    <style:style style:name="T3165" style:parent-style-name="Domyślnaczcionkaakapitu" style:family="text">
      <style:text-properties style:text-underline-type="single" style:text-underline-style="solid" style:text-underline-width="auto" style:text-underline-mode="continuous"/>
    </style:style>
    <style:style style:name="T3166" style:parent-style-name="Domyślnaczcionkaakapitu" style:family="text">
      <style:text-properties fo:background-color="#80FFFF" style:text-underline-type="single" style:text-underline-style="solid" style:text-underline-width="auto" style:text-underline-mode="continuous"/>
    </style:style>
    <style:style style:name="T3167" style:parent-style-name="Domyślnaczcionkaakapitu" style:family="text">
      <style:text-properties style:text-underline-type="single" style:text-underline-style="solid" style:text-underline-width="auto" style:text-underline-mode="continuous"/>
    </style:style>
    <style:style style:name="T3168" style:parent-style-name="Domyślnaczcionkaakapitu" style:family="text">
      <style:text-properties fo:background-color="#80FFFF" style:text-underline-type="single" style:text-underline-style="solid" style:text-underline-width="auto" style:text-underline-mode="continuous"/>
    </style:style>
    <style:style style:name="T3169" style:parent-style-name="Domyślnaczcionkaakapitu" style:family="text">
      <style:text-properties style:text-underline-type="single" style:text-underline-style="solid" style:text-underline-width="auto" style:text-underline-mode="continuous"/>
    </style:style>
    <style:style style:name="T3170" style:parent-style-name="Domyślnaczcionkaakapitu" style:family="text">
      <style:text-properties fo:background-color="#80FFFF" style:text-underline-type="single" style:text-underline-style="solid" style:text-underline-width="auto" style:text-underline-mode="continuous"/>
    </style:style>
    <style:style style:name="T3171" style:parent-style-name="Domyślnaczcionkaakapitu" style:family="text">
      <style:text-properties style:text-underline-type="single" style:text-underline-style="solid" style:text-underline-width="auto" style:text-underline-mode="continuous"/>
    </style:style>
    <style:style style:name="P3172" style:parent-style-name="Normalny" style:family="paragraph">
      <style:paragraph-properties fo:text-align="justify" fo:line-height="150%" fo:text-indent="0.2479in"/>
    </style:style>
    <style:style style:name="T3173" style:parent-style-name="Domyślnaczcionkaakapitu" style:family="text">
      <style:text-properties fo:background-color="#80FFFF"/>
    </style:style>
    <style:style style:name="P3174" style:parent-style-name="Normalny" style:family="paragraph">
      <style:paragraph-properties fo:text-align="justify" fo:line-height="150%"/>
    </style:style>
    <style:style style:name="T3175" style:parent-style-name="Domyślnaczcionkaakapitu" style:family="text">
      <style:text-properties style:text-underline-type="single" style:text-underline-style="solid" style:text-underline-width="auto" style:text-underline-mode="continuous"/>
    </style:style>
    <style:style style:name="P3176" style:parent-style-name="Normalny" style:family="paragraph">
      <style:paragraph-properties fo:text-align="justify" fo:line-height="150%" fo:text-indent="0.2479in"/>
    </style:style>
    <style:style style:name="T3177" style:parent-style-name="Domyślnaczcionkaakapitu" style:family="text">
      <style:text-properties fo:background-color="#80FFFF"/>
    </style:style>
    <style:style style:name="T3178" style:parent-style-name="Domyślnaczcionkaakapitu" style:family="text">
      <style:text-properties fo:background-color="#80FFFF"/>
    </style:style>
    <style:style style:name="T3179" style:parent-style-name="Domyślnaczcionkaakapitu" style:family="text">
      <style:text-properties fo:background-color="#80FFFF"/>
    </style:style>
    <style:style style:name="T3180" style:parent-style-name="Domyślnaczcionkaakapitu" style:family="text">
      <style:text-properties fo:background-color="#80FFFF"/>
    </style:style>
    <style:style style:name="T3181" style:parent-style-name="Domyślnaczcionkaakapitu" style:family="text">
      <style:text-properties fo:background-color="#80FFFF"/>
    </style:style>
    <style:style style:name="T3182" style:parent-style-name="Domyślnaczcionkaakapitu" style:family="text">
      <style:text-properties fo:background-color="#80FFFF"/>
    </style:style>
    <style:style style:name="T3183" style:parent-style-name="Domyślnaczcionkaakapitu" style:family="text">
      <style:text-properties fo:background-color="#80FFFF"/>
    </style:style>
    <style:style style:name="T3184" style:parent-style-name="Domyślnaczcionkaakapitu" style:family="text">
      <style:text-properties fo:background-color="#80FFFF"/>
    </style:style>
    <style:style style:name="T3185" style:parent-style-name="Domyślnaczcionkaakapitu" style:family="text">
      <style:text-properties fo:background-color="#80FFFF"/>
    </style:style>
    <style:style style:name="T3186" style:parent-style-name="Domyślnaczcionkaakapitu" style:family="text">
      <style:text-properties fo:background-color="#80FFFF"/>
    </style:style>
    <style:style style:name="T3187" style:parent-style-name="Domyślnaczcionkaakapitu" style:family="text">
      <style:text-properties fo:background-color="#80FFFF"/>
    </style:style>
    <style:style style:name="T3188" style:parent-style-name="Domyślnaczcionkaakapitu" style:family="text">
      <style:text-properties fo:background-color="#80FFFF"/>
    </style:style>
    <style:style style:name="T3189" style:parent-style-name="Domyślnaczcionkaakapitu" style:family="text">
      <style:text-properties fo:background-color="#80FFFF"/>
    </style:style>
    <style:style style:name="T3190" style:parent-style-name="Domyślnaczcionkaakapitu" style:family="text">
      <style:text-properties fo:background-color="#80FFFF"/>
    </style:style>
    <style:style style:name="T3191" style:parent-style-name="Domyślnaczcionkaakapitu" style:family="text">
      <style:text-properties fo:background-color="#80FFFF"/>
    </style:style>
    <style:style style:name="T3192" style:parent-style-name="Domyślnaczcionkaakapitu" style:family="text">
      <style:text-properties fo:background-color="#80FFFF"/>
    </style:style>
    <style:style style:name="T3193" style:parent-style-name="Domyślnaczcionkaakapitu" style:family="text">
      <style:text-properties fo:background-color="#80FFFF"/>
    </style:style>
    <style:style style:name="P3194" style:parent-style-name="Normalny" style:family="paragraph">
      <style:paragraph-properties fo:text-align="justify" fo:line-height="150%" fo:text-indent="0.2479in"/>
    </style:style>
    <style:style style:name="P3195" style:parent-style-name="Normalny" style:family="paragraph">
      <style:paragraph-properties fo:text-align="justify" fo:line-height="150%"/>
    </style:style>
    <style:style style:name="T3196" style:parent-style-name="Domyślnaczcionkaakapitu" style:family="text">
      <style:text-properties style:text-underline-type="single" style:text-underline-style="solid" style:text-underline-width="auto" style:text-underline-mode="continuous"/>
    </style:style>
    <style:style style:name="T3197" style:parent-style-name="Domyślnaczcionkaakapitu" style:family="text">
      <style:text-properties fo:background-color="#80FFFF" style:text-underline-type="single" style:text-underline-style="solid" style:text-underline-width="auto" style:text-underline-mode="continuous"/>
    </style:style>
    <style:style style:name="T3198" style:parent-style-name="Domyślnaczcionkaakapitu" style:family="text">
      <style:text-properties style:text-underline-type="single" style:text-underline-style="solid" style:text-underline-width="auto" style:text-underline-mode="continuous"/>
    </style:style>
    <style:style style:name="T3199" style:parent-style-name="Domyślnaczcionkaakapitu" style:family="text">
      <style:text-properties fo:background-color="#80FFFF" style:text-underline-type="single" style:text-underline-style="solid" style:text-underline-width="auto" style:text-underline-mode="continuous"/>
    </style:style>
    <style:style style:name="T3200" style:parent-style-name="Domyślnaczcionkaakapitu" style:family="text">
      <style:text-properties style:text-underline-type="single" style:text-underline-style="solid" style:text-underline-width="auto" style:text-underline-mode="continuous"/>
    </style:style>
    <style:style style:name="P3201" style:parent-style-name="Normalny" style:family="paragraph">
      <style:paragraph-properties fo:text-align="justify" fo:line-height="150%" fo:text-indent="0.2479in"/>
    </style:style>
    <style:style style:name="T3202" style:parent-style-name="Domyślnaczcionkaakapitu" style:family="text">
      <style:text-properties fo:background-color="#80FFFF"/>
    </style:style>
    <style:style style:name="T3203" style:parent-style-name="Domyślnaczcionkaakapitu" style:family="text">
      <style:text-properties fo:background-color="#80FFFF"/>
    </style:style>
    <style:style style:name="T3204" style:parent-style-name="Domyślnaczcionkaakapitu" style:family="text">
      <style:text-properties fo:background-color="#80FFFF"/>
    </style:style>
    <style:style style:name="T3205" style:parent-style-name="Domyślnaczcionkaakapitu" style:family="text">
      <style:text-properties fo:background-color="#80FFFF"/>
    </style:style>
    <style:style style:name="P3206" style:parent-style-name="Normalny" style:family="paragraph">
      <style:paragraph-properties fo:text-align="justify" fo:line-height="150%"/>
    </style:style>
    <style:style style:name="T3207" style:parent-style-name="Domyślnaczcionkaakapitu" style:family="text">
      <style:text-properties style:text-underline-type="single" style:text-underline-style="solid" style:text-underline-width="auto" style:text-underline-mode="continuous"/>
    </style:style>
    <style:style style:name="T3208" style:parent-style-name="Domyślnaczcionkaakapitu" style:family="text">
      <style:text-properties fo:background-color="#80FFFF" style:text-underline-type="single" style:text-underline-style="solid" style:text-underline-width="auto" style:text-underline-mode="continuous"/>
    </style:style>
    <style:style style:name="T3209" style:parent-style-name="Domyślnaczcionkaakapitu" style:family="text">
      <style:text-properties style:text-underline-type="single" style:text-underline-style="solid" style:text-underline-width="auto" style:text-underline-mode="continuous"/>
    </style:style>
    <style:style style:name="P3210" style:parent-style-name="Normalny" style:family="paragraph">
      <style:paragraph-properties fo:text-align="justify" fo:line-height="150%" fo:text-indent="0.2479in"/>
    </style:style>
    <style:style style:name="P3211" style:parent-style-name="Normalny" style:family="paragraph">
      <style:paragraph-properties fo:text-align="justify" fo:line-height="150%" fo:text-indent="0.2479in"/>
    </style:style>
    <style:style style:name="P3212" style:parent-style-name="Normalny" style:family="paragraph">
      <style:paragraph-properties fo:text-align="justify" fo:line-height="150%"/>
    </style:style>
    <style:style style:name="T3213" style:parent-style-name="Domyślnaczcionkaakapitu" style:family="text">
      <style:text-properties style:text-underline-type="single" style:text-underline-style="solid" style:text-underline-width="auto" style:text-underline-mode="continuous"/>
    </style:style>
    <style:style style:name="P3214" style:parent-style-name="Normalny" style:family="paragraph">
      <style:paragraph-properties fo:text-align="justify" fo:line-height="150%" fo:text-indent="0.2479in"/>
    </style:style>
    <style:style style:name="T3215" style:parent-style-name="Domyślnaczcionkaakapitu" style:family="text">
      <style:text-properties fo:background-color="#80FFFF"/>
    </style:style>
    <style:style style:name="P3216" style:parent-style-name="Normalny" style:family="paragraph">
      <style:paragraph-properties fo:text-align="justify" fo:line-height="150%"/>
    </style:style>
    <style:style style:name="T3217" style:parent-style-name="Domyślnaczcionkaakapitu" style:family="text">
      <style:text-properties style:text-underline-type="single" style:text-underline-style="solid" style:text-underline-width="auto" style:text-underline-mode="continuous"/>
    </style:style>
    <style:style style:name="P3218" style:parent-style-name="Normalny" style:family="paragraph">
      <style:paragraph-properties fo:text-align="justify" fo:line-height="150%" fo:text-indent="0.2479in"/>
    </style:style>
    <style:style style:name="T3219" style:parent-style-name="Domyślnaczcionkaakapitu" style:family="text">
      <style:text-properties fo:background-color="#80FFFF"/>
    </style:style>
    <style:style style:name="T3220" style:parent-style-name="Domyślnaczcionkaakapitu" style:family="text">
      <style:text-properties fo:background-color="#80FFFF"/>
    </style:style>
    <style:style style:name="T3221" style:parent-style-name="Domyślnaczcionkaakapitu" style:family="text">
      <style:text-properties fo:background-color="#80FFFF"/>
    </style:style>
    <style:style style:name="T3222" style:parent-style-name="Domyślnaczcionkaakapitu" style:family="text">
      <style:text-properties fo:background-color="#80FFFF"/>
    </style:style>
    <style:style style:name="T3223" style:parent-style-name="Domyślnaczcionkaakapitu" style:family="text">
      <style:text-properties fo:background-color="#80FFFF"/>
    </style:style>
    <style:style style:name="T3224" style:parent-style-name="Domyślnaczcionkaakapitu" style:family="text">
      <style:text-properties fo:background-color="#80FFFF"/>
    </style:style>
    <style:style style:name="P3225" style:parent-style-name="Normalny" style:family="paragraph">
      <style:paragraph-properties fo:text-align="justify" fo:line-height="150%" fo:text-indent="0.2479in"/>
    </style:style>
    <style:style style:name="T3226" style:parent-style-name="Domyślnaczcionkaakapitu" style:family="text">
      <style:text-properties fo:background-color="#80FFFF"/>
    </style:style>
    <style:style style:name="T3227" style:parent-style-name="Domyślnaczcionkaakapitu" style:family="text">
      <style:text-properties fo:background-color="#80FFFF"/>
    </style:style>
    <style:style style:name="P3228" style:parent-style-name="Normalny" style:family="paragraph">
      <style:paragraph-properties fo:text-align="justify" fo:line-height="150%" fo:text-indent="0.2479in"/>
    </style:style>
    <style:style style:name="P3229" style:parent-style-name="Normalny" style:family="paragraph">
      <style:paragraph-properties fo:text-align="justify" fo:line-height="150%" fo:text-indent="0.2479in"/>
    </style:style>
    <style:style style:name="T3230" style:parent-style-name="Domyślnaczcionkaakapitu" style:family="text">
      <style:text-properties fo:background-color="#80FFFF"/>
    </style:style>
    <style:style style:name="T3231" style:parent-style-name="Domyślnaczcionkaakapitu" style:family="text">
      <style:text-properties fo:background-color="#80FFFF"/>
    </style:style>
    <style:style style:name="P3232" style:parent-style-name="Normalny" style:family="paragraph">
      <style:paragraph-properties fo:text-align="justify" fo:line-height="150%" fo:text-indent="0.2479in"/>
    </style:style>
    <style:style style:name="T3233" style:parent-style-name="Domyślnaczcionkaakapitu" style:family="text">
      <style:text-properties fo:background-color="#80FFFF"/>
    </style:style>
    <style:style style:name="T3234" style:parent-style-name="Domyślnaczcionkaakapitu" style:family="text">
      <style:text-properties fo:background-color="#80FFFF"/>
    </style:style>
    <style:style style:name="T3235" style:parent-style-name="Domyślnaczcionkaakapitu" style:family="text">
      <style:text-properties fo:background-color="#80FFFF"/>
    </style:style>
    <style:style style:name="T3236" style:parent-style-name="Domyślnaczcionkaakapitu" style:family="text">
      <style:text-properties fo:background-color="#80FFFF"/>
    </style:style>
    <style:style style:name="T3237" style:parent-style-name="Domyślnaczcionkaakapitu" style:family="text">
      <style:text-properties fo:background-color="#80FFFF"/>
    </style:style>
    <style:style style:name="P3238" style:parent-style-name="Normalny" style:family="paragraph">
      <style:paragraph-properties fo:text-align="justify" fo:line-height="150%" fo:text-indent="0.2479in"/>
    </style:style>
    <style:style style:name="T3239" style:parent-style-name="Domyślnaczcionkaakapitu" style:family="text">
      <style:text-properties fo:background-color="#80FFFF"/>
    </style:style>
    <style:style style:name="T3240" style:parent-style-name="Domyślnaczcionkaakapitu" style:family="text">
      <style:text-properties fo:background-color="#80FFFF"/>
    </style:style>
    <style:style style:name="T3241" style:parent-style-name="Domyślnaczcionkaakapitu" style:family="text">
      <style:text-properties fo:background-color="#80FFFF"/>
    </style:style>
    <style:style style:name="T3242" style:parent-style-name="Domyślnaczcionkaakapitu" style:family="text">
      <style:text-properties fo:background-color="#80FFFF"/>
    </style:style>
    <style:style style:name="T3243" style:parent-style-name="Domyślnaczcionkaakapitu" style:family="text">
      <style:text-properties fo:background-color="#80FFFF"/>
    </style:style>
    <style:style style:name="T3244" style:parent-style-name="Domyślnaczcionkaakapitu" style:family="text">
      <style:text-properties fo:background-color="#80FFFF"/>
    </style:style>
    <style:style style:name="T3245" style:parent-style-name="Domyślnaczcionkaakapitu" style:family="text">
      <style:text-properties fo:background-color="#80FFFF"/>
    </style:style>
    <style:style style:name="T3246" style:parent-style-name="Domyślnaczcionkaakapitu" style:family="text">
      <style:text-properties fo:background-color="#80FFFF"/>
    </style:style>
    <style:style style:name="T3247" style:parent-style-name="Domyślnaczcionkaakapitu" style:family="text">
      <style:text-properties fo:background-color="#80FFFF"/>
    </style:style>
    <style:style style:name="T3248" style:parent-style-name="Domyślnaczcionkaakapitu" style:family="text">
      <style:text-properties fo:background-color="#80FFFF"/>
    </style:style>
    <style:style style:name="T3249" style:parent-style-name="Domyślnaczcionkaakapitu" style:family="text">
      <style:text-properties fo:background-color="#80FFFF"/>
    </style:style>
    <style:style style:name="P3250" style:parent-style-name="Normalny" style:family="paragraph">
      <style:paragraph-properties fo:text-align="justify" fo:line-height="150%" fo:text-indent="0.2479in"/>
    </style:style>
    <style:style style:name="P3251" style:parent-style-name="Normalny" style:family="paragraph">
      <style:paragraph-properties fo:text-align="justify" fo:line-height="150%"/>
    </style:style>
    <style:style style:name="T3252" style:parent-style-name="Domyślnaczcionkaakapitu" style:family="text">
      <style:text-properties fo:background-color="#80FFFF" style:text-underline-type="single" style:text-underline-style="solid" style:text-underline-width="auto" style:text-underline-mode="continuous"/>
    </style:style>
    <style:style style:name="T3253" style:parent-style-name="Domyślnaczcionkaakapitu" style:family="text">
      <style:text-properties style:text-underline-type="single" style:text-underline-style="solid" style:text-underline-width="auto" style:text-underline-mode="continuous"/>
    </style:style>
    <style:style style:name="T3254" style:parent-style-name="Domyślnaczcionkaakapitu" style:family="text">
      <style:text-properties fo:background-color="#80FFFF" style:text-underline-type="single" style:text-underline-style="solid" style:text-underline-width="auto" style:text-underline-mode="continuous"/>
    </style:style>
    <style:style style:name="T3255" style:parent-style-name="Domyślnaczcionkaakapitu" style:family="text">
      <style:text-properties style:text-underline-type="single" style:text-underline-style="solid" style:text-underline-width="auto" style:text-underline-mode="continuous"/>
    </style:style>
    <style:style style:name="T3256" style:parent-style-name="Domyślnaczcionkaakapitu" style:family="text">
      <style:text-properties fo:background-color="#80FFFF" style:text-underline-type="single" style:text-underline-style="solid" style:text-underline-width="auto" style:text-underline-mode="continuous"/>
    </style:style>
    <style:style style:name="T3257" style:parent-style-name="Domyślnaczcionkaakapitu" style:family="text">
      <style:text-properties style:text-underline-type="single" style:text-underline-style="solid" style:text-underline-width="auto" style:text-underline-mode="continuous"/>
    </style:style>
    <style:style style:name="P3258" style:parent-style-name="Normalny" style:family="paragraph">
      <style:paragraph-properties fo:text-align="justify" fo:line-height="150%" fo:text-indent="0.2479in"/>
    </style:style>
    <style:style style:name="T3259" style:parent-style-name="Domyślnaczcionkaakapitu" style:family="text">
      <style:text-properties fo:background-color="#80FFFF"/>
    </style:style>
    <style:style style:name="T3260" style:parent-style-name="Domyślnaczcionkaakapitu" style:family="text">
      <style:text-properties fo:background-color="#80FFFF"/>
    </style:style>
    <style:style style:name="T3261" style:parent-style-name="Domyślnaczcionkaakapitu" style:family="text">
      <style:text-properties fo:background-color="#80FFFF"/>
    </style:style>
    <style:style style:name="T3262" style:parent-style-name="Domyślnaczcionkaakapitu" style:family="text">
      <style:text-properties fo:background-color="#80FFFF"/>
    </style:style>
    <style:style style:name="T3263" style:parent-style-name="Domyślnaczcionkaakapitu" style:family="text">
      <style:text-properties fo:background-color="#80FFFF"/>
    </style:style>
    <style:style style:name="T3264" style:parent-style-name="Domyślnaczcionkaakapitu" style:family="text">
      <style:text-properties fo:background-color="#80FFFF"/>
    </style:style>
    <style:style style:name="T3265" style:parent-style-name="Domyślnaczcionkaakapitu" style:family="text">
      <style:text-properties fo:background-color="#80FFFF"/>
    </style:style>
    <style:style style:name="P3266" style:parent-style-name="Normalny" style:family="paragraph">
      <style:paragraph-properties fo:text-align="justify" fo:line-height="150%" fo:text-indent="0.2479in"/>
    </style:style>
    <style:style style:name="T3267" style:parent-style-name="Domyślnaczcionkaakapitu" style:family="text">
      <style:text-properties fo:background-color="#80FFFF"/>
    </style:style>
    <style:style style:name="T3268" style:parent-style-name="Domyślnaczcionkaakapitu" style:family="text">
      <style:text-properties fo:background-color="#80FFFF"/>
    </style:style>
    <style:style style:name="T3269" style:parent-style-name="Domyślnaczcionkaakapitu" style:family="text">
      <style:text-properties fo:background-color="#80FFFF"/>
    </style:style>
    <style:style style:name="P3270" style:parent-style-name="Normalny" style:family="paragraph">
      <style:paragraph-properties fo:text-align="justify" fo:line-height="150%"/>
    </style:style>
    <style:style style:name="T3271" style:parent-style-name="Domyślnaczcionkaakapitu" style:family="text">
      <style:text-properties style:text-underline-type="single" style:text-underline-style="solid" style:text-underline-width="auto" style:text-underline-mode="continuous"/>
    </style:style>
    <style:style style:name="T3272" style:parent-style-name="Domyślnaczcionkaakapitu" style:family="text">
      <style:text-properties fo:background-color="#80FFFF" style:text-underline-type="single" style:text-underline-style="solid" style:text-underline-width="auto" style:text-underline-mode="continuous"/>
    </style:style>
    <style:style style:name="T3273" style:parent-style-name="Domyślnaczcionkaakapitu" style:family="text">
      <style:text-properties style:text-underline-type="single" style:text-underline-style="solid" style:text-underline-width="auto" style:text-underline-mode="continuous"/>
    </style:style>
    <style:style style:name="T3274" style:parent-style-name="Domyślnaczcionkaakapitu" style:family="text">
      <style:text-properties fo:background-color="#80FFFF" style:text-underline-type="single" style:text-underline-style="solid" style:text-underline-width="auto" style:text-underline-mode="continuous"/>
    </style:style>
    <style:style style:name="T3275" style:parent-style-name="Domyślnaczcionkaakapitu" style:family="text">
      <style:text-properties style:text-underline-type="single" style:text-underline-style="solid" style:text-underline-width="auto" style:text-underline-mode="continuous"/>
    </style:style>
    <style:style style:name="T3276" style:parent-style-name="Domyślnaczcionkaakapitu" style:family="text">
      <style:text-properties fo:background-color="#80FFFF" style:text-underline-type="single" style:text-underline-style="solid" style:text-underline-width="auto" style:text-underline-mode="continuous"/>
    </style:style>
    <style:style style:name="T3277" style:parent-style-name="Domyślnaczcionkaakapitu" style:family="text">
      <style:text-properties style:text-underline-type="single" style:text-underline-style="solid" style:text-underline-width="auto" style:text-underline-mode="continuous"/>
    </style:style>
    <style:style style:name="T3278" style:parent-style-name="Domyślnaczcionkaakapitu" style:family="text">
      <style:text-properties fo:background-color="#80FFFF" style:text-underline-type="single" style:text-underline-style="solid" style:text-underline-width="auto" style:text-underline-mode="continuous"/>
    </style:style>
    <style:style style:name="T3279" style:parent-style-name="Domyślnaczcionkaakapitu" style:family="text">
      <style:text-properties style:text-underline-type="single" style:text-underline-style="solid" style:text-underline-width="auto" style:text-underline-mode="continuous"/>
    </style:style>
    <style:style style:name="T3280" style:parent-style-name="Domyślnaczcionkaakapitu" style:family="text">
      <style:text-properties style:text-underline-type="single" style:text-underline-style="solid" style:text-underline-width="auto" style:text-underline-mode="continuous"/>
    </style:style>
    <style:style style:name="T3281" style:parent-style-name="Domyślnaczcionkaakapitu" style:family="text">
      <style:text-properties style:text-underline-type="single" style:text-underline-style="solid" style:text-underline-width="auto" style:text-underline-mode="continuous"/>
    </style:style>
    <style:style style:name="T3282" style:parent-style-name="Domyślnaczcionkaakapitu" style:family="text">
      <style:text-properties style:text-underline-type="single" style:text-underline-style="solid" style:text-underline-width="auto" style:text-underline-mode="continuous"/>
    </style:style>
    <style:style style:name="P3283" style:parent-style-name="Normalny" style:family="paragraph">
      <style:paragraph-properties fo:text-align="justify" fo:line-height="150%" fo:text-indent="0.2479in"/>
    </style:style>
    <style:style style:name="T3284" style:parent-style-name="Domyślnaczcionkaakapitu" style:family="text">
      <style:text-properties fo:background-color="#80FFFF"/>
    </style:style>
    <style:style style:name="P3285" style:parent-style-name="Normalny" style:family="paragraph">
      <style:paragraph-properties fo:text-align="justify" fo:line-height="150%" fo:text-indent="0.2479in"/>
    </style:style>
    <style:style style:name="T3286" style:parent-style-name="Domyślnaczcionkaakapitu" style:family="text">
      <style:text-properties fo:background-color="#80FFFF"/>
    </style:style>
    <style:style style:name="T3287" style:parent-style-name="Domyślnaczcionkaakapitu" style:family="text">
      <style:text-properties fo:background-color="#80FFFF"/>
    </style:style>
    <style:style style:name="P3288" style:parent-style-name="Normalny" style:family="paragraph">
      <style:paragraph-properties fo:text-align="justify" fo:line-height="150%" fo:text-indent="0.2479in"/>
    </style:style>
    <style:style style:name="T3289" style:parent-style-name="Domyślnaczcionkaakapitu" style:family="text">
      <style:text-properties fo:background-color="#80FFFF"/>
    </style:style>
    <style:style style:name="T3290" style:parent-style-name="Domyślnaczcionkaakapitu" style:family="text">
      <style:text-properties fo:background-color="#80FFFF"/>
    </style:style>
    <style:style style:name="T3291" style:parent-style-name="Domyślnaczcionkaakapitu" style:family="text">
      <style:text-properties fo:background-color="#80FFFF"/>
    </style:style>
    <style:style style:name="T3292" style:parent-style-name="Domyślnaczcionkaakapitu" style:family="text">
      <style:text-properties fo:background-color="#80FFFF"/>
    </style:style>
    <style:style style:name="T3293" style:parent-style-name="Domyślnaczcionkaakapitu" style:family="text">
      <style:text-properties fo:background-color="#80FFFF"/>
    </style:style>
    <style:style style:name="T3294" style:parent-style-name="Domyślnaczcionkaakapitu" style:family="text">
      <style:text-properties fo:background-color="#80FFFF"/>
    </style:style>
    <style:style style:name="T3295" style:parent-style-name="Domyślnaczcionkaakapitu" style:family="text">
      <style:text-properties fo:background-color="#80FFFF"/>
    </style:style>
    <style:style style:name="T3296" style:parent-style-name="Domyślnaczcionkaakapitu" style:family="text">
      <style:text-properties fo:background-color="#80FFFF"/>
    </style:style>
    <style:style style:name="T3297" style:parent-style-name="Domyślnaczcionkaakapitu" style:family="text">
      <style:text-properties fo:background-color="#80FFFF"/>
    </style:style>
    <style:style style:name="P3298" style:parent-style-name="Normalny" style:family="paragraph">
      <style:paragraph-properties fo:text-align="justify" fo:line-height="150%" fo:text-indent="0.2479in"/>
    </style:style>
    <style:style style:name="T3299" style:parent-style-name="Domyślnaczcionkaakapitu" style:family="text">
      <style:text-properties fo:background-color="#80FFFF"/>
    </style:style>
    <style:style style:name="T3300" style:parent-style-name="Domyślnaczcionkaakapitu" style:family="text">
      <style:text-properties fo:background-color="#80FFFF"/>
    </style:style>
    <style:style style:name="P3301" style:parent-style-name="Normalny" style:family="paragraph">
      <style:paragraph-properties fo:text-align="justify" fo:line-height="150%" fo:text-indent="0.2479in"/>
    </style:style>
    <style:style style:name="T3302" style:parent-style-name="Domyślnaczcionkaakapitu" style:family="text">
      <style:text-properties fo:background-color="#80FFFF"/>
    </style:style>
    <style:style style:name="T3303" style:parent-style-name="Domyślnaczcionkaakapitu" style:family="text">
      <style:text-properties fo:background-color="#80FFFF"/>
    </style:style>
    <style:style style:name="T3304" style:parent-style-name="Domyślnaczcionkaakapitu" style:family="text">
      <style:text-properties fo:background-color="#80FFFF"/>
    </style:style>
    <style:style style:name="T3305" style:parent-style-name="Domyślnaczcionkaakapitu" style:family="text">
      <style:text-properties fo:background-color="#80FFFF"/>
    </style:style>
    <style:style style:name="P3306" style:parent-style-name="Normalny" style:family="paragraph">
      <style:paragraph-properties fo:text-align="justify" fo:line-height="150%" fo:text-indent="0.2479in"/>
    </style:style>
    <style:style style:name="T3307" style:parent-style-name="Domyślnaczcionkaakapitu" style:family="text">
      <style:text-properties fo:background-color="#80FFFF"/>
    </style:style>
    <style:style style:name="P3308" style:parent-style-name="Normalny" style:family="paragraph">
      <style:paragraph-properties fo:text-align="justify" fo:line-height="150%"/>
    </style:style>
    <style:style style:name="T3309" style:parent-style-name="Domyślnaczcionkaakapitu" style:family="text">
      <style:text-properties style:text-underline-type="single" style:text-underline-style="solid" style:text-underline-width="auto" style:text-underline-mode="continuous"/>
    </style:style>
    <style:style style:name="T3310" style:parent-style-name="Domyślnaczcionkaakapitu" style:family="text">
      <style:text-properties fo:background-color="#80FFFF" style:text-underline-type="single" style:text-underline-style="solid" style:text-underline-width="auto" style:text-underline-mode="continuous"/>
    </style:style>
    <style:style style:name="T3311" style:parent-style-name="Domyślnaczcionkaakapitu" style:family="text">
      <style:text-properties style:text-underline-type="single" style:text-underline-style="solid" style:text-underline-width="auto" style:text-underline-mode="continuous"/>
    </style:style>
    <style:style style:name="P3312" style:parent-style-name="Normalny" style:family="paragraph">
      <style:paragraph-properties fo:text-align="justify" fo:line-height="150%" fo:text-indent="0.2479in"/>
    </style:style>
    <style:style style:name="P3313" style:parent-style-name="Normalny" style:family="paragraph">
      <style:paragraph-properties fo:text-align="justify" fo:line-height="150%"/>
    </style:style>
    <style:style style:name="T3314" style:parent-style-name="Domyślnaczcionkaakapitu" style:family="text">
      <style:text-properties style:text-underline-type="single" style:text-underline-style="solid" style:text-underline-width="auto" style:text-underline-mode="continuous"/>
    </style:style>
    <style:style style:name="T3315" style:parent-style-name="Domyślnaczcionkaakapitu" style:family="text">
      <style:text-properties fo:background-color="#80FFFF" style:text-underline-type="single" style:text-underline-style="solid" style:text-underline-width="auto" style:text-underline-mode="continuous"/>
    </style:style>
    <style:style style:name="T3316" style:parent-style-name="Domyślnaczcionkaakapitu" style:family="text">
      <style:text-properties style:text-underline-type="single" style:text-underline-style="solid" style:text-underline-width="auto" style:text-underline-mode="continuous"/>
    </style:style>
    <style:style style:name="T3317" style:parent-style-name="Domyślnaczcionkaakapitu" style:family="text">
      <style:text-properties fo:background-color="#80FFFF" style:text-underline-type="single" style:text-underline-style="solid" style:text-underline-width="auto" style:text-underline-mode="continuous"/>
    </style:style>
    <style:style style:name="T3318" style:parent-style-name="Domyślnaczcionkaakapitu" style:family="text">
      <style:text-properties style:text-underline-type="single" style:text-underline-style="solid" style:text-underline-width="auto" style:text-underline-mode="continuous"/>
    </style:style>
    <style:style style:name="T3319" style:parent-style-name="Domyślnaczcionkaakapitu" style:family="text">
      <style:text-properties fo:background-color="#80FFFF" style:text-underline-type="single" style:text-underline-style="solid" style:text-underline-width="auto" style:text-underline-mode="continuous"/>
    </style:style>
    <style:style style:name="T3320" style:parent-style-name="Domyślnaczcionkaakapitu" style:family="text">
      <style:text-properties style:text-underline-type="single" style:text-underline-style="solid" style:text-underline-width="auto" style:text-underline-mode="continuous"/>
    </style:style>
    <style:style style:name="P3321" style:parent-style-name="Normalny" style:family="paragraph">
      <style:paragraph-properties fo:text-align="justify" fo:line-height="150%" fo:text-indent="0.2479in"/>
    </style:style>
    <style:style style:name="T3322" style:parent-style-name="Domyślnaczcionkaakapitu" style:family="text">
      <style:text-properties fo:background-color="#80FFFF"/>
    </style:style>
    <style:style style:name="T3323" style:parent-style-name="Domyślnaczcionkaakapitu" style:family="text">
      <style:text-properties fo:background-color="#80FFFF"/>
    </style:style>
    <style:style style:name="T3324" style:parent-style-name="Domyślnaczcionkaakapitu" style:family="text">
      <style:text-properties fo:background-color="#80FFFF"/>
    </style:style>
    <style:style style:name="T3325" style:parent-style-name="Domyślnaczcionkaakapitu" style:family="text">
      <style:text-properties fo:background-color="#80FFFF"/>
    </style:style>
    <style:style style:name="T3326" style:parent-style-name="Domyślnaczcionkaakapitu" style:family="text">
      <style:text-properties fo:background-color="#80FFFF"/>
    </style:style>
    <style:style style:name="T3327" style:parent-style-name="Domyślnaczcionkaakapitu" style:family="text">
      <style:text-properties fo:background-color="#80FFFF"/>
    </style:style>
    <style:style style:name="T3328" style:parent-style-name="Domyślnaczcionkaakapitu" style:family="text">
      <style:text-properties fo:background-color="#80FFFF"/>
    </style:style>
    <style:style style:name="T3329" style:parent-style-name="Domyślnaczcionkaakapitu" style:family="text">
      <style:text-properties fo:background-color="#80FFFF"/>
    </style:style>
    <style:style style:name="T3330" style:parent-style-name="Domyślnaczcionkaakapitu" style:family="text">
      <style:text-properties fo:background-color="#80FFFF"/>
    </style:style>
    <style:style style:name="T3331" style:parent-style-name="Domyślnaczcionkaakapitu" style:family="text">
      <style:text-properties fo:background-color="#80FFFF"/>
    </style:style>
    <style:style style:name="T3332" style:parent-style-name="Domyślnaczcionkaakapitu" style:family="text">
      <style:text-properties fo:background-color="#80FFFF"/>
    </style:style>
    <style:style style:name="T3333" style:parent-style-name="Domyślnaczcionkaakapitu" style:family="text">
      <style:text-properties fo:background-color="#80FFFF"/>
    </style:style>
    <style:style style:name="T3334" style:parent-style-name="Domyślnaczcionkaakapitu" style:family="text">
      <style:text-properties fo:background-color="#80FFFF"/>
    </style:style>
    <style:style style:name="T3335" style:parent-style-name="Domyślnaczcionkaakapitu" style:family="text">
      <style:text-properties fo:background-color="#80FFFF"/>
    </style:style>
    <style:style style:name="T3336" style:parent-style-name="Domyślnaczcionkaakapitu" style:family="text">
      <style:text-properties fo:background-color="#80FFFF"/>
    </style:style>
    <style:style style:name="T3337" style:parent-style-name="Domyślnaczcionkaakapitu" style:family="text">
      <style:text-properties fo:background-color="#80FFFF"/>
    </style:style>
    <style:style style:name="T3338" style:parent-style-name="Domyślnaczcionkaakapitu" style:family="text">
      <style:text-properties fo:background-color="#80FFFF"/>
    </style:style>
    <style:style style:name="T3339" style:parent-style-name="Domyślnaczcionkaakapitu" style:family="text">
      <style:text-properties fo:background-color="#80FFFF"/>
    </style:style>
    <style:style style:name="T3340" style:parent-style-name="Domyślnaczcionkaakapitu" style:family="text">
      <style:text-properties fo:background-color="#80FFFF"/>
    </style:style>
    <style:style style:name="T3341" style:parent-style-name="Domyślnaczcionkaakapitu" style:family="text">
      <style:text-properties fo:background-color="#80FFFF"/>
    </style:style>
    <style:style style:name="T3342" style:parent-style-name="Domyślnaczcionkaakapitu" style:family="text">
      <style:text-properties fo:background-color="#80FFFF"/>
    </style:style>
    <style:style style:name="P3343" style:parent-style-name="Normalny" style:family="paragraph">
      <style:paragraph-properties fo:text-align="justify" fo:line-height="150%" fo:text-indent="0.2479in"/>
    </style:style>
    <style:style style:name="T3344" style:parent-style-name="Domyślnaczcionkaakapitu" style:family="text">
      <style:text-properties fo:background-color="#80FFFF"/>
    </style:style>
    <style:style style:name="P3345" style:parent-style-name="Normalny" style:family="paragraph">
      <style:paragraph-properties fo:text-align="justify" fo:line-height="150%" fo:text-indent="0.2479in"/>
    </style:style>
    <style:style style:name="T3346" style:parent-style-name="Domyślnaczcionkaakapitu" style:family="text">
      <style:text-properties fo:background-color="#80FFFF"/>
    </style:style>
    <style:style style:name="T3347" style:parent-style-name="Domyślnaczcionkaakapitu" style:family="text">
      <style:text-properties fo:background-color="#80FFFF"/>
    </style:style>
    <style:style style:name="P3348" style:parent-style-name="Normalny" style:family="paragraph">
      <style:paragraph-properties fo:text-align="justify" fo:line-height="150%"/>
    </style:style>
    <style:style style:name="T3349" style:parent-style-name="Domyślnaczcionkaakapitu" style:family="text">
      <style:text-properties fo:background-color="#80FFFF" style:text-underline-type="single" style:text-underline-style="solid" style:text-underline-width="auto" style:text-underline-mode="continuous"/>
    </style:style>
    <style:style style:name="T3350" style:parent-style-name="Domyślnaczcionkaakapitu" style:family="text">
      <style:text-properties style:text-underline-type="single" style:text-underline-style="solid" style:text-underline-width="auto" style:text-underline-mode="continuous"/>
    </style:style>
    <style:style style:name="T3351" style:parent-style-name="Domyślnaczcionkaakapitu" style:family="text">
      <style:text-properties fo:background-color="#80FFFF" style:text-underline-type="single" style:text-underline-style="solid" style:text-underline-width="auto" style:text-underline-mode="continuous"/>
    </style:style>
    <style:style style:name="T3352" style:parent-style-name="Domyślnaczcionkaakapitu" style:family="text">
      <style:text-properties style:text-underline-type="single" style:text-underline-style="solid" style:text-underline-width="auto" style:text-underline-mode="continuous"/>
    </style:style>
    <style:style style:name="T3353" style:parent-style-name="Domyślnaczcionkaakapitu" style:family="text">
      <style:text-properties fo:background-color="#80FFFF" style:text-underline-type="single" style:text-underline-style="solid" style:text-underline-width="auto" style:text-underline-mode="continuous"/>
    </style:style>
    <style:style style:name="T3354" style:parent-style-name="Domyślnaczcionkaakapitu" style:family="text">
      <style:text-properties style:text-underline-type="single" style:text-underline-style="solid" style:text-underline-width="auto" style:text-underline-mode="continuous"/>
    </style:style>
    <style:style style:name="P3355" style:parent-style-name="Normalny" style:family="paragraph">
      <style:paragraph-properties fo:text-align="justify" fo:line-height="150%" fo:text-indent="0.2479in"/>
    </style:style>
    <style:style style:name="P3356" style:parent-style-name="Normalny" style:family="paragraph">
      <style:paragraph-properties fo:text-align="justify" fo:line-height="150%"/>
    </style:style>
    <style:style style:name="T3357" style:parent-style-name="Domyślnaczcionkaakapitu" style:family="text">
      <style:text-properties style:text-underline-type="single" style:text-underline-style="solid" style:text-underline-width="auto" style:text-underline-mode="continuous"/>
    </style:style>
    <style:style style:name="P3358" style:parent-style-name="Normalny" style:family="paragraph">
      <style:paragraph-properties fo:text-align="justify" fo:line-height="150%" fo:text-indent="0.2479in"/>
    </style:style>
    <style:style style:name="T3359" style:parent-style-name="Domyślnaczcionkaakapitu" style:family="text">
      <style:text-properties fo:background-color="#80FFFF"/>
    </style:style>
    <style:style style:name="P3360" style:parent-style-name="Normalny" style:family="paragraph">
      <style:paragraph-properties fo:text-align="justify" fo:line-height="150%" fo:text-indent="0.2479in"/>
    </style:style>
    <style:style style:name="P3361" style:parent-style-name="Normalny" style:family="paragraph">
      <style:paragraph-properties fo:text-align="justify" fo:line-height="150%"/>
    </style:style>
    <style:style style:name="T3362" style:parent-style-name="Domyślnaczcionkaakapitu" style:family="text">
      <style:text-properties style:text-underline-type="single" style:text-underline-style="solid" style:text-underline-width="auto" style:text-underline-mode="continuous"/>
    </style:style>
    <style:style style:name="T3363" style:parent-style-name="Domyślnaczcionkaakapitu" style:family="text">
      <style:text-properties fo:background-color="#80FFFF" style:text-underline-type="single" style:text-underline-style="solid" style:text-underline-width="auto" style:text-underline-mode="continuous"/>
    </style:style>
    <style:style style:name="T3364" style:parent-style-name="Domyślnaczcionkaakapitu" style:family="text">
      <style:text-properties style:text-underline-type="single" style:text-underline-style="solid" style:text-underline-width="auto" style:text-underline-mode="continuous"/>
    </style:style>
    <style:style style:name="T3365" style:parent-style-name="Domyślnaczcionkaakapitu" style:family="text">
      <style:text-properties fo:background-color="#80FFFF" style:text-underline-type="single" style:text-underline-style="solid" style:text-underline-width="auto" style:text-underline-mode="continuous"/>
    </style:style>
    <style:style style:name="T3366" style:parent-style-name="Domyślnaczcionkaakapitu" style:family="text">
      <style:text-properties style:text-underline-type="single" style:text-underline-style="solid" style:text-underline-width="auto" style:text-underline-mode="continuous"/>
    </style:style>
    <style:style style:name="T3367" style:parent-style-name="Domyślnaczcionkaakapitu" style:family="text">
      <style:text-properties fo:background-color="#80FFFF" style:text-underline-type="single" style:text-underline-style="solid" style:text-underline-width="auto" style:text-underline-mode="continuous"/>
    </style:style>
    <style:style style:name="T3368" style:parent-style-name="Domyślnaczcionkaakapitu" style:family="text">
      <style:text-properties style:text-underline-type="single" style:text-underline-style="solid" style:text-underline-width="auto" style:text-underline-mode="continuous"/>
    </style:style>
    <style:style style:name="T3369" style:parent-style-name="Domyślnaczcionkaakapitu" style:family="text">
      <style:text-properties fo:background-color="#80FFFF" style:text-underline-type="single" style:text-underline-style="solid" style:text-underline-width="auto" style:text-underline-mode="continuous"/>
    </style:style>
    <style:style style:name="T3370" style:parent-style-name="Domyślnaczcionkaakapitu" style:family="text">
      <style:text-properties style:text-underline-type="single" style:text-underline-style="solid" style:text-underline-width="auto" style:text-underline-mode="continuous"/>
    </style:style>
    <style:style style:name="T3371" style:parent-style-name="Domyślnaczcionkaakapitu" style:family="text">
      <style:text-properties fo:background-color="#80FFFF" style:text-underline-type="single" style:text-underline-style="solid" style:text-underline-width="auto" style:text-underline-mode="continuous"/>
    </style:style>
    <style:style style:name="P3372" style:parent-style-name="Normalny" style:family="paragraph">
      <style:paragraph-properties fo:text-align="justify" fo:line-height="150%" fo:text-indent="0.2479in"/>
    </style:style>
    <style:style style:name="P3373" style:parent-style-name="Normalny" style:family="paragraph">
      <style:paragraph-properties fo:text-align="justify" fo:line-height="150%"/>
    </style:style>
    <style:style style:name="T3374" style:parent-style-name="Domyślnaczcionkaakapitu" style:family="text">
      <style:text-properties style:text-underline-type="single" style:text-underline-style="solid" style:text-underline-width="auto" style:text-underline-mode="continuous"/>
    </style:style>
    <style:style style:name="P3375" style:parent-style-name="Normalny" style:family="paragraph">
      <style:paragraph-properties fo:text-align="justify" fo:line-height="150%" fo:text-indent="0.2479in"/>
    </style:style>
    <style:style style:name="T3376" style:parent-style-name="Domyślnaczcionkaakapitu" style:family="text">
      <style:text-properties fo:background-color="#80FFFF"/>
    </style:style>
    <style:style style:name="T3377" style:parent-style-name="Domyślnaczcionkaakapitu" style:family="text">
      <style:text-properties fo:background-color="#80FFFF"/>
    </style:style>
    <style:style style:name="T3378" style:parent-style-name="Domyślnaczcionkaakapitu" style:family="text">
      <style:text-properties fo:background-color="#80FFFF"/>
    </style:style>
    <style:style style:name="T3379" style:parent-style-name="Domyślnaczcionkaakapitu" style:family="text">
      <style:text-properties fo:background-color="#80FFFF"/>
    </style:style>
    <style:style style:name="T3380" style:parent-style-name="Domyślnaczcionkaakapitu" style:family="text">
      <style:text-properties fo:background-color="#80FFFF"/>
    </style:style>
    <style:style style:name="T3381" style:parent-style-name="Domyślnaczcionkaakapitu" style:family="text">
      <style:text-properties fo:background-color="#80FFFF"/>
    </style:style>
    <style:style style:name="P3382" style:parent-style-name="Normalny" style:family="paragraph">
      <style:paragraph-properties fo:text-align="justify" fo:line-height="150%"/>
    </style:style>
    <style:style style:name="T3383" style:parent-style-name="Domyślnaczcionkaakapitu" style:family="text">
      <style:text-properties fo:background-color="#80FFFF" style:text-underline-type="single" style:text-underline-style="solid" style:text-underline-width="auto" style:text-underline-mode="continuous"/>
    </style:style>
    <style:style style:name="T3384" style:parent-style-name="Domyślnaczcionkaakapitu" style:family="text">
      <style:text-properties style:text-underline-type="single" style:text-underline-style="solid" style:text-underline-width="auto" style:text-underline-mode="continuous"/>
    </style:style>
    <style:style style:name="T3385" style:parent-style-name="Domyślnaczcionkaakapitu" style:family="text">
      <style:text-properties fo:background-color="#80FFFF" style:text-underline-type="single" style:text-underline-style="solid" style:text-underline-width="auto" style:text-underline-mode="continuous"/>
    </style:style>
    <style:style style:name="T3386" style:parent-style-name="Domyślnaczcionkaakapitu" style:family="text">
      <style:text-properties style:text-underline-type="single" style:text-underline-style="solid" style:text-underline-width="auto" style:text-underline-mode="continuous"/>
    </style:style>
    <style:style style:name="T3387" style:parent-style-name="Domyślnaczcionkaakapitu" style:family="text">
      <style:text-properties fo:background-color="#80FFFF" style:text-underline-type="single" style:text-underline-style="solid" style:text-underline-width="auto" style:text-underline-mode="continuous"/>
    </style:style>
    <style:style style:name="T3388" style:parent-style-name="Domyślnaczcionkaakapitu" style:family="text">
      <style:text-properties style:text-underline-type="single" style:text-underline-style="solid" style:text-underline-width="auto" style:text-underline-mode="continuous"/>
    </style:style>
    <style:style style:name="P3389" style:parent-style-name="Normalny" style:family="paragraph">
      <style:paragraph-properties fo:text-align="justify" fo:line-height="150%" fo:text-indent="0.2479in"/>
    </style:style>
    <style:style style:name="P3390" style:parent-style-name="Normalny" style:family="paragraph">
      <style:paragraph-properties fo:text-align="justify" fo:line-height="150%">
        <style:tab-stops>
          <style:tab-stop style:type="left" style:position="2.7409in"/>
        </style:tab-stops>
      </style:paragraph-properties>
    </style:style>
    <style:style style:name="T3391" style:parent-style-name="Domyślnaczcionkaakapitu" style:family="text">
      <style:text-properties style:text-underline-type="single" style:text-underline-style="solid" style:text-underline-width="auto" style:text-underline-mode="continuous"/>
    </style:style>
    <style:style style:name="P3392" style:parent-style-name="Normalny" style:family="paragraph">
      <style:paragraph-properties fo:text-align="justify" fo:line-height="150%" fo:text-indent="0.2479in">
        <style:tab-stops>
          <style:tab-stop style:type="left" style:position="2.727in"/>
        </style:tab-stops>
      </style:paragraph-properties>
    </style:style>
    <style:style style:name="T3393" style:parent-style-name="Domyślnaczcionkaakapitu" style:family="text">
      <style:text-properties fo:background-color="#80FFFF"/>
    </style:style>
    <style:style style:name="T3394" style:parent-style-name="Domyślnaczcionkaakapitu" style:family="text">
      <style:text-properties fo:background-color="#80FFFF"/>
    </style:style>
    <style:style style:name="T3395" style:parent-style-name="Domyślnaczcionkaakapitu" style:family="text">
      <style:text-properties fo:background-color="#80FFFF"/>
    </style:style>
    <style:style style:name="T3396" style:parent-style-name="Domyślnaczcionkaakapitu" style:family="text">
      <style:text-properties fo:background-color="#80FFFF"/>
    </style:style>
    <style:style style:name="P3397" style:parent-style-name="Normalny" style:family="paragraph">
      <style:paragraph-properties fo:text-align="justify" fo:line-height="150%" fo:text-indent="0.2479in"/>
    </style:style>
    <style:style style:name="T3398" style:parent-style-name="Domyślnaczcionkaakapitu" style:family="text">
      <style:text-properties fo:background-color="#80FFFF"/>
    </style:style>
    <style:style style:name="T3399" style:parent-style-name="Domyślnaczcionkaakapitu" style:family="text">
      <style:text-properties fo:background-color="#80FFFF"/>
    </style:style>
    <style:style style:name="T3400" style:parent-style-name="Domyślnaczcionkaakapitu" style:family="text">
      <style:text-properties fo:background-color="#80FFFF"/>
    </style:style>
    <style:style style:name="T3401" style:parent-style-name="Domyślnaczcionkaakapitu" style:family="text">
      <style:text-properties fo:background-color="#80FFFF"/>
    </style:style>
    <style:style style:name="T3402" style:parent-style-name="Domyślnaczcionkaakapitu" style:family="text">
      <style:text-properties fo:background-color="#80FFFF"/>
    </style:style>
    <style:style style:name="T3403" style:parent-style-name="Domyślnaczcionkaakapitu" style:family="text">
      <style:text-properties fo:background-color="#80FFFF"/>
    </style:style>
    <style:style style:name="T3404" style:parent-style-name="Domyślnaczcionkaakapitu" style:family="text">
      <style:text-properties fo:background-color="#80FFFF"/>
    </style:style>
    <style:style style:name="T3405" style:parent-style-name="Domyślnaczcionkaakapitu" style:family="text">
      <style:text-properties fo:background-color="#80FFFF"/>
    </style:style>
    <style:style style:name="T3406" style:parent-style-name="Domyślnaczcionkaakapitu" style:family="text">
      <style:text-properties fo:background-color="#80FFFF"/>
    </style:style>
    <style:style style:name="T3407" style:parent-style-name="Domyślnaczcionkaakapitu" style:family="text">
      <style:text-properties fo:background-color="#80FFFF"/>
    </style:style>
    <style:style style:name="T3408" style:parent-style-name="Domyślnaczcionkaakapitu" style:family="text">
      <style:text-properties fo:background-color="#80FFFF"/>
    </style:style>
    <style:style style:name="T3409" style:parent-style-name="Domyślnaczcionkaakapitu" style:family="text">
      <style:text-properties fo:background-color="#80FFFF"/>
    </style:style>
    <style:style style:name="T3410" style:parent-style-name="Domyślnaczcionkaakapitu" style:family="text">
      <style:text-properties fo:background-color="#80FFFF"/>
    </style:style>
    <style:style style:name="T3411" style:parent-style-name="Domyślnaczcionkaakapitu" style:family="text">
      <style:text-properties fo:background-color="#80FFFF"/>
    </style:style>
    <style:style style:name="T3412" style:parent-style-name="Domyślnaczcionkaakapitu" style:family="text">
      <style:text-properties fo:background-color="#80FFFF"/>
    </style:style>
    <style:style style:name="T3413" style:parent-style-name="Domyślnaczcionkaakapitu" style:family="text">
      <style:text-properties fo:background-color="#80FFFF"/>
    </style:style>
    <style:style style:name="T3414" style:parent-style-name="Domyślnaczcionkaakapitu" style:family="text">
      <style:text-properties fo:background-color="#80FFFF"/>
    </style:style>
    <style:style style:name="P3415" style:parent-style-name="Normalny" style:family="paragraph">
      <style:paragraph-properties fo:text-align="justify" fo:line-height="150%" fo:text-indent="0.2479in"/>
    </style:style>
    <style:style style:name="T3416" style:parent-style-name="Domyślnaczcionkaakapitu" style:family="text">
      <style:text-properties fo:background-color="#80FFFF"/>
    </style:style>
    <style:style style:name="T3417" style:parent-style-name="Domyślnaczcionkaakapitu" style:family="text">
      <style:text-properties fo:background-color="#80FFFF"/>
    </style:style>
    <style:style style:name="P3418" style:parent-style-name="Normalny" style:family="paragraph">
      <style:paragraph-properties fo:text-align="justify" fo:line-height="150%" fo:text-indent="0.2479in"/>
    </style:style>
    <style:style style:name="P3419" style:parent-style-name="Normalny" style:family="paragraph">
      <style:paragraph-properties fo:text-align="justify" fo:line-height="150%"/>
    </style:style>
    <style:style style:name="T3420" style:parent-style-name="Domyślnaczcionkaakapitu" style:family="text">
      <style:text-properties fo:background-color="#80FFFF" style:text-underline-type="single" style:text-underline-style="solid" style:text-underline-width="auto" style:text-underline-mode="continuous"/>
    </style:style>
    <style:style style:name="T3421" style:parent-style-name="Domyślnaczcionkaakapitu" style:family="text">
      <style:text-properties style:text-underline-type="single" style:text-underline-style="solid" style:text-underline-width="auto" style:text-underline-mode="continuous"/>
    </style:style>
    <style:style style:name="T3422" style:parent-style-name="Domyślnaczcionkaakapitu" style:family="text">
      <style:text-properties fo:background-color="#80FFFF" style:text-underline-type="single" style:text-underline-style="solid" style:text-underline-width="auto" style:text-underline-mode="continuous"/>
    </style:style>
    <style:style style:name="T3423" style:parent-style-name="Domyślnaczcionkaakapitu" style:family="text">
      <style:text-properties style:text-underline-type="single" style:text-underline-style="solid" style:text-underline-width="auto" style:text-underline-mode="continuous"/>
    </style:style>
    <style:style style:name="T3424" style:parent-style-name="Domyślnaczcionkaakapitu" style:family="text">
      <style:text-properties fo:background-color="#80FFFF" style:text-underline-type="single" style:text-underline-style="solid" style:text-underline-width="auto" style:text-underline-mode="continuous"/>
    </style:style>
    <style:style style:name="T3425" style:parent-style-name="Domyślnaczcionkaakapitu" style:family="text">
      <style:text-properties style:text-underline-type="single" style:text-underline-style="solid" style:text-underline-width="auto" style:text-underline-mode="continuous"/>
    </style:style>
    <style:style style:name="P3426" style:parent-style-name="Normalny" style:family="paragraph">
      <style:paragraph-properties fo:text-align="justify" fo:line-height="150%" fo:text-indent="0.2479in"/>
    </style:style>
    <style:style style:name="P3427" style:parent-style-name="Normalny" style:family="paragraph">
      <style:paragraph-properties fo:text-align="justify" fo:line-height="150%"/>
    </style:style>
    <style:style style:name="T3428" style:parent-style-name="Domyślnaczcionkaakapitu" style:family="text">
      <style:text-properties style:text-underline-type="single" style:text-underline-style="solid" style:text-underline-width="auto" style:text-underline-mode="continuous"/>
    </style:style>
    <style:style style:name="T3429" style:parent-style-name="Domyślnaczcionkaakapitu" style:family="text">
      <style:text-properties fo:background-color="#80FFFF" style:text-underline-type="single" style:text-underline-style="solid" style:text-underline-width="auto" style:text-underline-mode="continuous"/>
    </style:style>
    <style:style style:name="T3430" style:parent-style-name="Domyślnaczcionkaakapitu" style:family="text">
      <style:text-properties style:text-underline-type="single" style:text-underline-style="solid" style:text-underline-width="auto" style:text-underline-mode="continuous"/>
    </style:style>
    <style:style style:name="T3431" style:parent-style-name="Domyślnaczcionkaakapitu" style:family="text">
      <style:text-properties fo:background-color="#80FFFF" style:text-underline-type="single" style:text-underline-style="solid" style:text-underline-width="auto" style:text-underline-mode="continuous"/>
    </style:style>
    <style:style style:name="T3432" style:parent-style-name="Domyślnaczcionkaakapitu" style:family="text">
      <style:text-properties style:text-underline-type="single" style:text-underline-style="solid" style:text-underline-width="auto" style:text-underline-mode="continuous"/>
    </style:style>
    <style:style style:name="T3433" style:parent-style-name="Domyślnaczcionkaakapitu" style:family="text">
      <style:text-properties fo:background-color="#80FFFF" style:text-underline-type="single" style:text-underline-style="solid" style:text-underline-width="auto" style:text-underline-mode="continuous"/>
    </style:style>
    <style:style style:name="T3434" style:parent-style-name="Domyślnaczcionkaakapitu" style:family="text">
      <style:text-properties style:text-underline-type="single" style:text-underline-style="solid" style:text-underline-width="auto" style:text-underline-mode="continuous"/>
    </style:style>
    <style:style style:name="T3435" style:parent-style-name="Domyślnaczcionkaakapitu" style:family="text">
      <style:text-properties fo:background-color="#80FFFF" style:text-underline-type="single" style:text-underline-style="solid" style:text-underline-width="auto" style:text-underline-mode="continuous"/>
    </style:style>
    <style:style style:name="T3436" style:parent-style-name="Domyślnaczcionkaakapitu" style:family="text">
      <style:text-properties style:text-underline-type="single" style:text-underline-style="solid" style:text-underline-width="auto" style:text-underline-mode="continuous"/>
    </style:style>
    <style:style style:name="T3437" style:parent-style-name="Domyślnaczcionkaakapitu" style:family="text">
      <style:text-properties fo:background-color="#80FFFF" style:text-underline-type="single" style:text-underline-style="solid" style:text-underline-width="auto" style:text-underline-mode="continuous"/>
    </style:style>
    <style:style style:name="P3438" style:parent-style-name="Normalny" style:family="paragraph">
      <style:paragraph-properties fo:text-align="justify" fo:line-height="150%" fo:text-indent="0.2479in"/>
    </style:style>
    <style:style style:name="T3439" style:parent-style-name="Domyślnaczcionkaakapitu" style:family="text">
      <style:text-properties fo:background-color="#80FFFF"/>
    </style:style>
    <style:style style:name="T3440" style:parent-style-name="Domyślnaczcionkaakapitu" style:family="text">
      <style:text-properties fo:background-color="#80FFFF"/>
    </style:style>
    <style:style style:name="P3441" style:parent-style-name="Normalny" style:family="paragraph">
      <style:paragraph-properties fo:text-align="justify" fo:line-height="150%" fo:text-indent="0.2479in"/>
    </style:style>
    <style:style style:name="T3442" style:parent-style-name="Domyślnaczcionkaakapitu" style:family="text">
      <style:text-properties fo:background-color="#80FFFF"/>
    </style:style>
    <style:style style:name="T3443" style:parent-style-name="Domyślnaczcionkaakapitu" style:family="text">
      <style:text-properties fo:background-color="#80FFFF"/>
    </style:style>
    <style:style style:name="T3444" style:parent-style-name="Domyślnaczcionkaakapitu" style:family="text">
      <style:text-properties fo:background-color="#80FFFF"/>
    </style:style>
    <style:style style:name="T3445" style:parent-style-name="Domyślnaczcionkaakapitu" style:family="text">
      <style:text-properties fo:background-color="#80FFFF"/>
    </style:style>
    <style:style style:name="T3446" style:parent-style-name="Domyślnaczcionkaakapitu" style:family="text">
      <style:text-properties fo:background-color="#80FFFF"/>
    </style:style>
    <style:style style:name="T3447" style:parent-style-name="Domyślnaczcionkaakapitu" style:family="text">
      <style:text-properties fo:background-color="#80FFFF"/>
    </style:style>
    <style:style style:name="T3448" style:parent-style-name="Domyślnaczcionkaakapitu" style:family="text">
      <style:text-properties fo:background-color="#80FFFF"/>
    </style:style>
    <style:style style:name="T3449" style:parent-style-name="Domyślnaczcionkaakapitu" style:family="text">
      <style:text-properties fo:background-color="#80FFFF"/>
    </style:style>
    <style:style style:name="T3450" style:parent-style-name="Domyślnaczcionkaakapitu" style:family="text">
      <style:text-properties fo:background-color="#80FFFF"/>
    </style:style>
    <style:style style:name="T3451" style:parent-style-name="Domyślnaczcionkaakapitu" style:family="text">
      <style:text-properties fo:background-color="#80FFFF"/>
    </style:style>
    <style:style style:name="T3452" style:parent-style-name="Domyślnaczcionkaakapitu" style:family="text">
      <style:text-properties fo:background-color="#80FFFF"/>
    </style:style>
    <style:style style:name="P3453" style:parent-style-name="Normalny" style:family="paragraph">
      <style:paragraph-properties fo:text-align="justify" fo:line-height="150%" fo:text-indent="0.2479in"/>
    </style:style>
    <style:style style:name="T3454" style:parent-style-name="Domyślnaczcionkaakapitu" style:family="text">
      <style:text-properties fo:background-color="#80FFFF"/>
    </style:style>
    <style:style style:name="T3455" style:parent-style-name="Domyślnaczcionkaakapitu" style:family="text">
      <style:text-properties fo:background-color="#80FFFF"/>
    </style:style>
    <style:style style:name="T3456" style:parent-style-name="Domyślnaczcionkaakapitu" style:family="text">
      <style:text-properties fo:background-color="#80FFFF"/>
    </style:style>
    <style:style style:name="T3457" style:parent-style-name="Domyślnaczcionkaakapitu" style:family="text">
      <style:text-properties fo:background-color="#80FFFF"/>
    </style:style>
    <style:style style:name="P3458" style:parent-style-name="Normalny" style:family="paragraph">
      <style:paragraph-properties fo:text-align="justify" fo:line-height="150%" fo:text-indent="0.2479in"/>
    </style:style>
    <style:style style:name="T3459" style:parent-style-name="Domyślnaczcionkaakapitu" style:family="text">
      <style:text-properties fo:background-color="#80FFFF"/>
    </style:style>
    <style:style style:name="T3460" style:parent-style-name="Domyślnaczcionkaakapitu" style:family="text">
      <style:text-properties fo:background-color="#80FFFF"/>
    </style:style>
    <style:style style:name="T3461" style:parent-style-name="Domyślnaczcionkaakapitu" style:family="text">
      <style:text-properties fo:background-color="#80FFFF"/>
    </style:style>
    <style:style style:name="T3462" style:parent-style-name="Domyślnaczcionkaakapitu" style:family="text">
      <style:text-properties fo:background-color="#80FFFF"/>
    </style:style>
    <style:style style:name="T3463" style:parent-style-name="Domyślnaczcionkaakapitu" style:family="text">
      <style:text-properties fo:background-color="#80FFFF"/>
    </style:style>
    <style:style style:name="T3464" style:parent-style-name="Domyślnaczcionkaakapitu" style:family="text">
      <style:text-properties fo:background-color="#80FFFF"/>
    </style:style>
    <style:style style:name="T3465" style:parent-style-name="Domyślnaczcionkaakapitu" style:family="text">
      <style:text-properties fo:background-color="#80FFFF"/>
    </style:style>
    <style:style style:name="T3466" style:parent-style-name="Domyślnaczcionkaakapitu" style:family="text">
      <style:text-properties fo:background-color="#80FFFF"/>
    </style:style>
    <style:style style:name="P3467" style:parent-style-name="Normalny" style:family="paragraph">
      <style:paragraph-properties fo:text-align="justify" fo:line-height="150%" fo:text-indent="0.2479in"/>
    </style:style>
    <style:style style:name="T3468" style:parent-style-name="Domyślnaczcionkaakapitu" style:family="text">
      <style:text-properties fo:background-color="#80FFFF"/>
    </style:style>
    <style:style style:name="T3469" style:parent-style-name="Domyślnaczcionkaakapitu" style:family="text">
      <style:text-properties fo:background-color="#80FFFF"/>
    </style:style>
    <style:style style:name="T3470" style:parent-style-name="Domyślnaczcionkaakapitu" style:family="text">
      <style:text-properties fo:background-color="#80FFFF"/>
    </style:style>
    <style:style style:name="T3471" style:parent-style-name="Domyślnaczcionkaakapitu" style:family="text">
      <style:text-properties fo:background-color="#80FFFF"/>
    </style:style>
    <style:style style:name="T3472" style:parent-style-name="Domyślnaczcionkaakapitu" style:family="text">
      <style:text-properties fo:background-color="#80FFFF"/>
    </style:style>
    <style:style style:name="T3473" style:parent-style-name="Domyślnaczcionkaakapitu" style:family="text">
      <style:text-properties fo:background-color="#80FFFF"/>
    </style:style>
    <style:style style:name="T3474" style:parent-style-name="Domyślnaczcionkaakapitu" style:family="text">
      <style:text-properties fo:background-color="#80FFFF"/>
    </style:style>
    <style:style style:name="T3475" style:parent-style-name="Domyślnaczcionkaakapitu" style:family="text">
      <style:text-properties fo:background-color="#80FFFF"/>
    </style:style>
    <style:style style:name="T3476" style:parent-style-name="Domyślnaczcionkaakapitu" style:family="text">
      <style:text-properties fo:background-color="#80FFFF"/>
    </style:style>
    <style:style style:name="T3477" style:parent-style-name="Domyślnaczcionkaakapitu" style:family="text">
      <style:text-properties fo:background-color="#80FFFF"/>
    </style:style>
    <style:style style:name="P3478" style:parent-style-name="Normalny" style:family="paragraph">
      <style:paragraph-properties fo:text-align="justify" fo:line-height="150%" fo:text-indent="0.2479in"/>
    </style:style>
    <style:style style:name="P3479" style:parent-style-name="Normalny" style:family="paragraph">
      <style:paragraph-properties fo:text-align="justify" fo:line-height="150%"/>
    </style:style>
    <style:style style:name="T3480" style:parent-style-name="Domyślnaczcionkaakapitu" style:family="text">
      <style:text-properties fo:background-color="#80FFFF" style:text-underline-type="single" style:text-underline-style="solid" style:text-underline-width="auto" style:text-underline-mode="continuous"/>
    </style:style>
    <style:style style:name="T3481" style:parent-style-name="Domyślnaczcionkaakapitu" style:family="text">
      <style:text-properties style:text-underline-type="single" style:text-underline-style="solid" style:text-underline-width="auto" style:text-underline-mode="continuous"/>
    </style:style>
    <style:style style:name="T3482" style:parent-style-name="Domyślnaczcionkaakapitu" style:family="text">
      <style:text-properties fo:background-color="#80FFFF" style:text-underline-type="single" style:text-underline-style="solid" style:text-underline-width="auto" style:text-underline-mode="continuous"/>
    </style:style>
    <style:style style:name="T3483" style:parent-style-name="Domyślnaczcionkaakapitu" style:family="text">
      <style:text-properties style:text-underline-type="single" style:text-underline-style="solid" style:text-underline-width="auto" style:text-underline-mode="continuous"/>
    </style:style>
    <style:style style:name="T3484" style:parent-style-name="Domyślnaczcionkaakapitu" style:family="text">
      <style:text-properties fo:background-color="#80FFFF" style:text-underline-type="single" style:text-underline-style="solid" style:text-underline-width="auto" style:text-underline-mode="continuous"/>
    </style:style>
    <style:style style:name="T3485" style:parent-style-name="Domyślnaczcionkaakapitu" style:family="text">
      <style:text-properties style:text-underline-type="single" style:text-underline-style="solid" style:text-underline-width="auto" style:text-underline-mode="continuous"/>
    </style:style>
    <style:style style:name="P3486" style:parent-style-name="Normalny" style:family="paragraph">
      <style:paragraph-properties fo:text-align="justify" fo:line-height="150%"/>
    </style:style>
    <style:style style:name="T3487" style:parent-style-name="Domyślnaczcionkaakapitu" style:family="text">
      <style:text-properties fo:background-color="#80FFFF"/>
    </style:style>
    <style:style style:name="P3488" style:parent-style-name="Normalny" style:family="paragraph">
      <style:paragraph-properties fo:text-align="justify" fo:line-height="150%"/>
    </style:style>
    <style:style style:name="T3489" style:parent-style-name="Domyślnaczcionkaakapitu" style:family="text">
      <style:text-properties style:text-underline-type="single" style:text-underline-style="solid" style:text-underline-width="auto" style:text-underline-mode="continuous"/>
    </style:style>
    <style:style style:name="T3490" style:parent-style-name="Domyślnaczcionkaakapitu" style:family="text">
      <style:text-properties fo:background-color="#80FFFF" style:text-underline-type="single" style:text-underline-style="solid" style:text-underline-width="auto" style:text-underline-mode="continuous"/>
    </style:style>
    <style:style style:name="T3491" style:parent-style-name="Domyślnaczcionkaakapitu" style:family="text">
      <style:text-properties style:text-underline-type="single" style:text-underline-style="solid" style:text-underline-width="auto" style:text-underline-mode="continuous"/>
    </style:style>
    <style:style style:name="P3492" style:parent-style-name="Normalny" style:family="paragraph">
      <style:paragraph-properties fo:text-align="justify" fo:line-height="150%" fo:text-indent="0.2479in"/>
    </style:style>
    <style:style style:name="T3493" style:parent-style-name="Domyślnaczcionkaakapitu" style:family="text">
      <style:text-properties fo:background-color="#80FFFF"/>
    </style:style>
    <style:style style:name="P3494" style:parent-style-name="Normalny" style:family="paragraph">
      <style:paragraph-properties fo:text-align="justify" fo:line-height="150%"/>
    </style:style>
    <style:style style:name="T3495" style:parent-style-name="Domyślnaczcionkaakapitu" style:family="text">
      <style:text-properties fo:background-color="#80FFFF" style:text-underline-type="single" style:text-underline-style="solid" style:text-underline-width="auto" style:text-underline-mode="continuous"/>
    </style:style>
    <style:style style:name="T3496" style:parent-style-name="Domyślnaczcionkaakapitu" style:family="text">
      <style:text-properties style:text-underline-type="single" style:text-underline-style="solid" style:text-underline-width="auto" style:text-underline-mode="continuous"/>
    </style:style>
    <style:style style:name="T3497" style:parent-style-name="Domyślnaczcionkaakapitu" style:family="text">
      <style:text-properties fo:background-color="#80FFFF" style:text-underline-type="single" style:text-underline-style="solid" style:text-underline-width="auto" style:text-underline-mode="continuous"/>
    </style:style>
    <style:style style:name="T3498" style:parent-style-name="Domyślnaczcionkaakapitu" style:family="text">
      <style:text-properties style:text-underline-type="single" style:text-underline-style="solid" style:text-underline-width="auto" style:text-underline-mode="continuous"/>
    </style:style>
    <style:style style:name="T3499" style:parent-style-name="Domyślnaczcionkaakapitu" style:family="text">
      <style:text-properties fo:background-color="#80FFFF" style:text-underline-type="single" style:text-underline-style="solid" style:text-underline-width="auto" style:text-underline-mode="continuous"/>
    </style:style>
    <style:style style:name="T3500" style:parent-style-name="Domyślnaczcionkaakapitu" style:family="text">
      <style:text-properties style:text-underline-type="single" style:text-underline-style="solid" style:text-underline-width="auto" style:text-underline-mode="continuous"/>
    </style:style>
    <style:style style:name="P3501" style:parent-style-name="Normalny" style:family="paragraph">
      <style:paragraph-properties fo:text-align="justify" fo:line-height="150%" fo:text-indent="0.2479in"/>
    </style:style>
    <style:style style:name="T3502" style:parent-style-name="Domyślnaczcionkaakapitu" style:family="text">
      <style:text-properties fo:background-color="#80FFFF"/>
    </style:style>
    <style:style style:name="T3503" style:parent-style-name="Domyślnaczcionkaakapitu" style:family="text">
      <style:text-properties fo:background-color="#80FFFF"/>
    </style:style>
    <style:style style:name="P3504" style:parent-style-name="Normalny" style:family="paragraph">
      <style:paragraph-properties fo:text-align="justify" fo:line-height="150%"/>
    </style:style>
    <style:style style:name="T3505" style:parent-style-name="Domyślnaczcionkaakapitu" style:family="text">
      <style:text-properties style:text-underline-type="single" style:text-underline-style="solid" style:text-underline-width="auto" style:text-underline-mode="continuous"/>
    </style:style>
    <style:style style:name="T3506" style:parent-style-name="Domyślnaczcionkaakapitu" style:family="text">
      <style:text-properties fo:background-color="#80FFFF" style:text-underline-type="single" style:text-underline-style="solid" style:text-underline-width="auto" style:text-underline-mode="continuous"/>
    </style:style>
    <style:style style:name="T3507" style:parent-style-name="Domyślnaczcionkaakapitu" style:family="text">
      <style:text-properties style:text-underline-type="single" style:text-underline-style="solid" style:text-underline-width="auto" style:text-underline-mode="continuous"/>
    </style:style>
    <style:style style:name="P3508" style:parent-style-name="Normalny" style:family="paragraph">
      <style:paragraph-properties fo:text-align="justify" fo:line-height="150%" fo:text-indent="0.2479in"/>
    </style:style>
    <style:style style:name="P3509" style:parent-style-name="Normalny" style:family="paragraph">
      <style:paragraph-properties fo:text-align="justify" fo:line-height="150%"/>
    </style:style>
    <style:style style:name="T3510" style:parent-style-name="Domyślnaczcionkaakapitu" style:family="text">
      <style:text-properties fo:background-color="#80FFFF" style:text-underline-type="single" style:text-underline-style="solid" style:text-underline-width="auto" style:text-underline-mode="continuous"/>
    </style:style>
    <style:style style:name="T3511" style:parent-style-name="Domyślnaczcionkaakapitu" style:family="text">
      <style:text-properties style:text-underline-type="single" style:text-underline-style="solid" style:text-underline-width="auto" style:text-underline-mode="continuous"/>
    </style:style>
    <style:style style:name="T3512" style:parent-style-name="Domyślnaczcionkaakapitu" style:family="text">
      <style:text-properties fo:background-color="#80FFFF" style:text-underline-type="single" style:text-underline-style="solid" style:text-underline-width="auto" style:text-underline-mode="continuous"/>
    </style:style>
    <style:style style:name="T3513" style:parent-style-name="Domyślnaczcionkaakapitu" style:family="text">
      <style:text-properties style:text-underline-type="single" style:text-underline-style="solid" style:text-underline-width="auto" style:text-underline-mode="continuous"/>
    </style:style>
    <style:style style:name="T3514" style:parent-style-name="Domyślnaczcionkaakapitu" style:family="text">
      <style:text-properties fo:background-color="#80FFFF" style:text-underline-type="single" style:text-underline-style="solid" style:text-underline-width="auto" style:text-underline-mode="continuous"/>
    </style:style>
    <style:style style:name="T3515" style:parent-style-name="Domyślnaczcionkaakapitu" style:family="text">
      <style:text-properties style:text-underline-type="single" style:text-underline-style="solid" style:text-underline-width="auto" style:text-underline-mode="continuous"/>
    </style:style>
    <style:style style:name="P3516" style:parent-style-name="Normalny" style:family="paragraph">
      <style:paragraph-properties fo:text-align="justify" fo:line-height="150%" fo:text-indent="0.2479in"/>
    </style:style>
    <style:style style:name="P3517" style:parent-style-name="Normalny" style:family="paragraph">
      <style:paragraph-properties fo:text-align="justify" fo:line-height="150%"/>
    </style:style>
    <style:style style:name="T3518" style:parent-style-name="Domyślnaczcionkaakapitu" style:family="text">
      <style:text-properties style:text-underline-type="single" style:text-underline-style="solid" style:text-underline-width="auto" style:text-underline-mode="continuous"/>
    </style:style>
    <style:style style:name="T3519" style:parent-style-name="Domyślnaczcionkaakapitu" style:family="text">
      <style:text-properties fo:background-color="#80FFFF" style:text-underline-type="single" style:text-underline-style="solid" style:text-underline-width="auto" style:text-underline-mode="continuous"/>
    </style:style>
    <style:style style:name="T3520" style:parent-style-name="Domyślnaczcionkaakapitu" style:family="text">
      <style:text-properties style:text-underline-type="single" style:text-underline-style="solid" style:text-underline-width="auto" style:text-underline-mode="continuous"/>
    </style:style>
    <style:style style:name="P3521" style:parent-style-name="Normalny" style:family="paragraph">
      <style:paragraph-properties fo:text-align="justify" fo:line-height="150%" fo:text-indent="0.2479in"/>
    </style:style>
    <style:style style:name="T3522" style:parent-style-name="Domyślnaczcionkaakapitu" style:family="text">
      <style:text-properties fo:background-color="#80FFFF"/>
    </style:style>
    <style:style style:name="T3523" style:parent-style-name="Domyślnaczcionkaakapitu" style:family="text">
      <style:text-properties fo:background-color="#80FFFF"/>
    </style:style>
    <style:style style:name="T3524" style:parent-style-name="Domyślnaczcionkaakapitu" style:family="text">
      <style:text-properties fo:background-color="#80FFFF"/>
    </style:style>
    <style:style style:name="P3525" style:parent-style-name="Normalny" style:family="paragraph">
      <style:paragraph-properties fo:text-align="justify" fo:line-height="150%" fo:text-indent="0.2479in"/>
    </style:style>
    <style:style style:name="T3526" style:parent-style-name="Domyślnaczcionkaakapitu" style:family="text">
      <style:text-properties fo:background-color="#80FFFF"/>
    </style:style>
    <style:style style:name="T3527" style:parent-style-name="Domyślnaczcionkaakapitu" style:family="text">
      <style:text-properties fo:background-color="#80FFFF"/>
    </style:style>
    <style:style style:name="T3528" style:parent-style-name="Domyślnaczcionkaakapitu" style:family="text">
      <style:text-properties fo:background-color="#80FFFF"/>
    </style:style>
    <style:style style:name="P3529" style:parent-style-name="Normalny" style:family="paragraph">
      <style:paragraph-properties fo:text-align="justify" fo:line-height="150%"/>
    </style:style>
    <style:style style:name="T3530" style:parent-style-name="Domyślnaczcionkaakapitu" style:family="text">
      <style:text-properties style:text-underline-type="single" style:text-underline-style="solid" style:text-underline-width="auto" style:text-underline-mode="continuous"/>
    </style:style>
    <style:style style:name="T3531" style:parent-style-name="Domyślnaczcionkaakapitu" style:family="text">
      <style:text-properties fo:background-color="#80FFFF" style:text-underline-type="single" style:text-underline-style="solid" style:text-underline-width="auto" style:text-underline-mode="continuous"/>
    </style:style>
    <style:style style:name="T3532" style:parent-style-name="Domyślnaczcionkaakapitu" style:family="text">
      <style:text-properties style:text-underline-type="single" style:text-underline-style="solid" style:text-underline-width="auto" style:text-underline-mode="continuous"/>
    </style:style>
    <style:style style:name="P3533" style:parent-style-name="Normalny" style:family="paragraph">
      <style:paragraph-properties fo:text-align="justify" fo:line-height="150%" fo:text-indent="0.2479in"/>
    </style:style>
    <style:style style:name="P3534" style:parent-style-name="Normalny" style:family="paragraph">
      <style:paragraph-properties fo:text-align="justify" fo:line-height="150%"/>
    </style:style>
    <style:style style:name="T3535" style:parent-style-name="Domyślnaczcionkaakapitu" style:family="text">
      <style:text-properties style:text-underline-type="single" style:text-underline-style="solid" style:text-underline-width="auto" style:text-underline-mode="continuous"/>
    </style:style>
    <style:style style:name="P3536" style:parent-style-name="Normalny" style:family="paragraph">
      <style:paragraph-properties fo:text-align="justify" fo:line-height="150%" fo:text-indent="0.2479in"/>
    </style:style>
    <style:style style:name="T3537" style:parent-style-name="Domyślnaczcionkaakapitu" style:family="text">
      <style:text-properties fo:background-color="#80FFFF"/>
    </style:style>
    <style:style style:name="T3538" style:parent-style-name="Domyślnaczcionkaakapitu" style:family="text">
      <style:text-properties fo:background-color="#80FFFF"/>
    </style:style>
    <style:style style:name="P3539" style:parent-style-name="Normalny" style:family="paragraph">
      <style:paragraph-properties fo:text-align="justify" fo:line-height="150%"/>
    </style:style>
    <style:style style:name="T3540" style:parent-style-name="Domyślnaczcionkaakapitu" style:family="text">
      <style:text-properties style:text-underline-type="single" style:text-underline-style="solid" style:text-underline-width="auto" style:text-underline-mode="continuous"/>
    </style:style>
    <style:style style:name="T3541" style:parent-style-name="Domyślnaczcionkaakapitu" style:family="text">
      <style:text-properties fo:background-color="#80FFFF" style:text-underline-type="single" style:text-underline-style="solid" style:text-underline-width="auto" style:text-underline-mode="continuous"/>
    </style:style>
    <style:style style:name="T3542" style:parent-style-name="Domyślnaczcionkaakapitu" style:family="text">
      <style:text-properties style:text-underline-type="single" style:text-underline-style="solid" style:text-underline-width="auto" style:text-underline-mode="continuous"/>
    </style:style>
    <style:style style:name="P3543" style:parent-style-name="Normalny" style:family="paragraph">
      <style:paragraph-properties fo:text-align="justify" fo:line-height="150%" fo:text-indent="0.2479in"/>
    </style:style>
    <style:style style:name="T3544" style:parent-style-name="Domyślnaczcionkaakapitu" style:family="text">
      <style:text-properties fo:background-color="#80FFFF"/>
    </style:style>
    <style:style style:name="T3545" style:parent-style-name="Domyślnaczcionkaakapitu" style:family="text">
      <style:text-properties fo:background-color="#80FFFF"/>
    </style:style>
    <style:style style:name="T3546" style:parent-style-name="Domyślnaczcionkaakapitu" style:family="text">
      <style:text-properties fo:background-color="#80FFFF"/>
    </style:style>
    <style:style style:name="T3547" style:parent-style-name="Domyślnaczcionkaakapitu" style:family="text">
      <style:text-properties fo:background-color="#80FFFF"/>
    </style:style>
    <style:style style:name="P3548" style:parent-style-name="Normalny" style:family="paragraph">
      <style:paragraph-properties fo:text-align="justify" fo:line-height="150%" fo:text-indent="0.2479in"/>
    </style:style>
    <style:style style:name="T3549" style:parent-style-name="Domyślnaczcionkaakapitu" style:family="text">
      <style:text-properties fo:background-color="#80FFFF"/>
    </style:style>
    <style:style style:name="P3550" style:parent-style-name="Normalny" style:family="paragraph">
      <style:paragraph-properties fo:text-align="justify" fo:line-height="150%"/>
    </style:style>
    <style:style style:name="T3551" style:parent-style-name="Domyślnaczcionkaakapitu" style:family="text">
      <style:text-properties style:text-underline-type="single" style:text-underline-style="solid" style:text-underline-width="auto" style:text-underline-mode="continuous"/>
    </style:style>
    <style:style style:name="T3552" style:parent-style-name="Domyślnaczcionkaakapitu" style:family="text">
      <style:text-properties fo:background-color="#80FFFF" style:text-underline-type="single" style:text-underline-style="solid" style:text-underline-width="auto" style:text-underline-mode="continuous"/>
    </style:style>
    <style:style style:name="T3553" style:parent-style-name="Domyślnaczcionkaakapitu" style:family="text">
      <style:text-properties style:text-underline-type="single" style:text-underline-style="solid" style:text-underline-width="auto" style:text-underline-mode="continuous"/>
    </style:style>
    <style:style style:name="P3554" style:parent-style-name="Normalny" style:family="paragraph">
      <style:paragraph-properties fo:text-align="justify" fo:line-height="150%" fo:text-indent="0.2479in"/>
    </style:style>
    <style:style style:name="P3555" style:parent-style-name="Normalny" style:family="paragraph">
      <style:paragraph-properties fo:text-align="justify" fo:line-height="150%"/>
    </style:style>
    <style:style style:name="T3556" style:parent-style-name="Domyślnaczcionkaakapitu" style:family="text">
      <style:text-properties style:text-underline-type="single" style:text-underline-style="solid" style:text-underline-width="auto" style:text-underline-mode="continuous"/>
    </style:style>
    <style:style style:name="P3557" style:parent-style-name="Normalny" style:family="paragraph">
      <style:paragraph-properties fo:text-align="justify" fo:line-height="150%" fo:text-indent="0.2479in"/>
    </style:style>
    <style:style style:name="T3558" style:parent-style-name="Domyślnaczcionkaakapitu" style:family="text">
      <style:text-properties fo:background-color="#80FFFF"/>
    </style:style>
    <style:style style:name="T3559" style:parent-style-name="Domyślnaczcionkaakapitu" style:family="text">
      <style:text-properties fo:background-color="#80FFFF"/>
    </style:style>
    <style:style style:name="T3560" style:parent-style-name="Domyślnaczcionkaakapitu" style:family="text">
      <style:text-properties fo:background-color="#80FFFF"/>
    </style:style>
    <style:style style:name="T3561" style:parent-style-name="Domyślnaczcionkaakapitu" style:family="text">
      <style:text-properties fo:background-color="#80FFFF"/>
    </style:style>
    <style:style style:name="T3562" style:parent-style-name="Domyślnaczcionkaakapitu" style:family="text">
      <style:text-properties fo:background-color="#80FFFF"/>
    </style:style>
    <style:style style:name="P3563" style:parent-style-name="Normalny" style:family="paragraph">
      <style:paragraph-properties fo:text-align="justify" fo:line-height="150%" fo:text-indent="0.2479in"/>
    </style:style>
    <style:style style:name="P3564" style:parent-style-name="Normalny" style:family="paragraph">
      <style:paragraph-properties fo:text-align="justify" fo:line-height="150%"/>
    </style:style>
    <style:style style:name="T3565" style:parent-style-name="Domyślnaczcionkaakapitu" style:family="text">
      <style:text-properties style:text-underline-type="single" style:text-underline-style="solid" style:text-underline-width="auto" style:text-underline-mode="continuous"/>
    </style:style>
    <style:style style:name="T3566" style:parent-style-name="Domyślnaczcionkaakapitu" style:family="text">
      <style:text-properties fo:background-color="#80FFFF" style:text-underline-type="single" style:text-underline-style="solid" style:text-underline-width="auto" style:text-underline-mode="continuous"/>
    </style:style>
    <style:style style:name="T3567" style:parent-style-name="Domyślnaczcionkaakapitu" style:family="text">
      <style:text-properties style:text-underline-type="single" style:text-underline-style="solid" style:text-underline-width="auto" style:text-underline-mode="continuous"/>
    </style:style>
    <style:style style:name="P3568" style:parent-style-name="Normalny" style:family="paragraph">
      <style:paragraph-properties fo:text-align="justify" fo:line-height="150%" fo:text-indent="0.2479in"/>
    </style:style>
    <style:style style:name="P3569" style:parent-style-name="Normalny" style:family="paragraph">
      <style:paragraph-properties fo:text-align="justify" fo:line-height="150%"/>
    </style:style>
    <style:style style:name="T3570" style:parent-style-name="Domyślnaczcionkaakapitu" style:family="text">
      <style:text-properties fo:background-color="#80FFFF" style:text-underline-type="single" style:text-underline-style="solid" style:text-underline-width="auto" style:text-underline-mode="continuous"/>
    </style:style>
    <style:style style:name="T3571" style:parent-style-name="Domyślnaczcionkaakapitu" style:family="text">
      <style:text-properties style:text-underline-type="single" style:text-underline-style="solid" style:text-underline-width="auto" style:text-underline-mode="continuous"/>
    </style:style>
    <style:style style:name="T3572" style:parent-style-name="Domyślnaczcionkaakapitu" style:family="text">
      <style:text-properties fo:background-color="#80FFFF" style:text-underline-type="single" style:text-underline-style="solid" style:text-underline-width="auto" style:text-underline-mode="continuous"/>
    </style:style>
    <style:style style:name="T3573" style:parent-style-name="Domyślnaczcionkaakapitu" style:family="text">
      <style:text-properties style:text-underline-type="single" style:text-underline-style="solid" style:text-underline-width="auto" style:text-underline-mode="continuous"/>
    </style:style>
    <style:style style:name="T3574" style:parent-style-name="Domyślnaczcionkaakapitu" style:family="text">
      <style:text-properties fo:background-color="#80FFFF" style:text-underline-type="single" style:text-underline-style="solid" style:text-underline-width="auto" style:text-underline-mode="continuous"/>
    </style:style>
    <style:style style:name="T3575" style:parent-style-name="Domyślnaczcionkaakapitu" style:family="text">
      <style:text-properties style:text-underline-type="single" style:text-underline-style="solid" style:text-underline-width="auto" style:text-underline-mode="continuous"/>
    </style:style>
    <style:style style:name="T3576" style:parent-style-name="Domyślnaczcionkaakapitu" style:family="text">
      <style:text-properties fo:background-color="#80FFFF" style:text-underline-type="single" style:text-underline-style="solid" style:text-underline-width="auto" style:text-underline-mode="continuous"/>
    </style:style>
    <style:style style:name="T3577" style:parent-style-name="Domyślnaczcionkaakapitu" style:family="text">
      <style:text-properties style:text-underline-type="single" style:text-underline-style="solid" style:text-underline-width="auto" style:text-underline-mode="continuous"/>
    </style:style>
    <style:style style:name="T3578" style:parent-style-name="Domyślnaczcionkaakapitu" style:family="text">
      <style:text-properties fo:background-color="#80FFFF" style:text-underline-type="single" style:text-underline-style="solid" style:text-underline-width="auto" style:text-underline-mode="continuous"/>
    </style:style>
    <style:style style:name="T3579" style:parent-style-name="Domyślnaczcionkaakapitu" style:family="text">
      <style:text-properties style:text-underline-type="single" style:text-underline-style="solid" style:text-underline-width="auto" style:text-underline-mode="continuous"/>
    </style:style>
    <style:style style:name="P3580" style:parent-style-name="Normalny" style:family="paragraph">
      <style:paragraph-properties fo:text-align="justify" fo:line-height="150%" fo:text-indent="0.2479in"/>
    </style:style>
    <style:style style:name="T3581" style:parent-style-name="Domyślnaczcionkaakapitu" style:family="text">
      <style:text-properties fo:background-color="#80FFFF"/>
    </style:style>
    <style:style style:name="T3582" style:parent-style-name="Domyślnaczcionkaakapitu" style:family="text">
      <style:text-properties fo:background-color="#80FFFF"/>
    </style:style>
    <style:style style:name="T3583" style:parent-style-name="Domyślnaczcionkaakapitu" style:family="text">
      <style:text-properties fo:background-color="#80FFFF"/>
    </style:style>
    <style:style style:name="P3584" style:parent-style-name="Normalny" style:family="paragraph">
      <style:paragraph-properties fo:text-align="justify" fo:line-height="150%"/>
    </style:style>
    <style:style style:name="T3585" style:parent-style-name="Domyślnaczcionkaakapitu" style:family="text">
      <style:text-properties style:text-underline-type="single" style:text-underline-style="solid" style:text-underline-width="auto" style:text-underline-mode="continuous"/>
    </style:style>
    <style:style style:name="T3586" style:parent-style-name="Domyślnaczcionkaakapitu" style:family="text">
      <style:text-properties fo:background-color="#80FFFF" style:text-underline-type="single" style:text-underline-style="solid" style:text-underline-width="auto" style:text-underline-mode="continuous"/>
    </style:style>
    <style:style style:name="T3587" style:parent-style-name="Domyślnaczcionkaakapitu" style:family="text">
      <style:text-properties style:text-underline-type="single" style:text-underline-style="solid" style:text-underline-width="auto" style:text-underline-mode="continuous"/>
    </style:style>
    <style:style style:name="P3588" style:parent-style-name="Normalny" style:family="paragraph">
      <style:paragraph-properties fo:text-align="justify" fo:line-height="150%" fo:text-indent="0.2479in"/>
    </style:style>
    <style:style style:name="T3589" style:parent-style-name="Domyślnaczcionkaakapitu" style:family="text">
      <style:text-properties fo:background-color="#80FFFF"/>
    </style:style>
    <style:style style:name="T3590" style:parent-style-name="Domyślnaczcionkaakapitu" style:family="text">
      <style:text-properties fo:background-color="#80FFFF"/>
    </style:style>
    <style:style style:name="P3591" style:parent-style-name="Normalny" style:family="paragraph">
      <style:paragraph-properties fo:text-align="justify" fo:line-height="150%" fo:text-indent="0.2479in"/>
    </style:style>
    <style:style style:name="P3592" style:parent-style-name="Normalny" style:family="paragraph">
      <style:paragraph-properties fo:text-align="justify" fo:line-height="150%"/>
    </style:style>
    <style:style style:name="T3593" style:parent-style-name="Domyślnaczcionkaakapitu" style:family="text">
      <style:text-properties style:text-underline-type="single" style:text-underline-style="solid" style:text-underline-width="auto" style:text-underline-mode="continuous"/>
    </style:style>
    <style:style style:name="T3594" style:parent-style-name="Domyślnaczcionkaakapitu" style:family="text">
      <style:text-properties fo:background-color="#80FFFF" style:text-underline-type="single" style:text-underline-style="solid" style:text-underline-width="auto" style:text-underline-mode="continuous"/>
    </style:style>
    <style:style style:name="T3595" style:parent-style-name="Domyślnaczcionkaakapitu" style:family="text">
      <style:text-properties style:text-underline-type="single" style:text-underline-style="solid" style:text-underline-width="auto" style:text-underline-mode="continuous"/>
    </style:style>
    <style:style style:name="P3596" style:parent-style-name="Normalny" style:family="paragraph">
      <style:paragraph-properties fo:text-align="justify" fo:line-height="150%" fo:text-indent="0.2479in"/>
    </style:style>
    <style:style style:name="P3597" style:parent-style-name="Normalny" style:family="paragraph">
      <style:paragraph-properties fo:text-align="justify" fo:line-height="150%"/>
    </style:style>
    <style:style style:name="T3598" style:parent-style-name="Domyślnaczcionkaakapitu" style:family="text">
      <style:text-properties style:text-underline-type="single" style:text-underline-style="solid" style:text-underline-width="auto" style:text-underline-mode="continuous"/>
    </style:style>
    <style:style style:name="T3599" style:parent-style-name="Domyślnaczcionkaakapitu" style:family="text">
      <style:text-properties fo:background-color="#80FFFF" style:text-underline-type="single" style:text-underline-style="solid" style:text-underline-width="auto" style:text-underline-mode="continuous"/>
    </style:style>
    <style:style style:name="T3600" style:parent-style-name="Domyślnaczcionkaakapitu" style:family="text">
      <style:text-properties style:text-underline-type="single" style:text-underline-style="solid" style:text-underline-width="auto" style:text-underline-mode="continuous"/>
    </style:style>
    <style:style style:name="P3601" style:parent-style-name="Normalny" style:family="paragraph">
      <style:paragraph-properties fo:text-align="justify" fo:line-height="150%" fo:text-indent="0.2479in"/>
    </style:style>
    <style:style style:name="T3602" style:parent-style-name="Domyślnaczcionkaakapitu" style:family="text">
      <style:text-properties fo:background-color="#80FFFF"/>
    </style:style>
    <style:style style:name="P3603" style:parent-style-name="Normalny" style:family="paragraph">
      <style:paragraph-properties fo:text-align="justify" fo:line-height="150%"/>
    </style:style>
    <style:style style:name="T3604" style:parent-style-name="Domyślnaczcionkaakapitu" style:family="text">
      <style:text-properties style:text-underline-type="single" style:text-underline-style="solid" style:text-underline-width="auto" style:text-underline-mode="continuous"/>
    </style:style>
    <style:style style:name="T3605" style:parent-style-name="Domyślnaczcionkaakapitu" style:family="text">
      <style:text-properties fo:background-color="#80FFFF" style:text-underline-type="single" style:text-underline-style="solid" style:text-underline-width="auto" style:text-underline-mode="continuous"/>
    </style:style>
    <style:style style:name="T3606" style:parent-style-name="Domyślnaczcionkaakapitu" style:family="text">
      <style:text-properties style:text-underline-type="single" style:text-underline-style="solid" style:text-underline-width="auto" style:text-underline-mode="continuous"/>
    </style:style>
    <style:style style:name="T3607" style:parent-style-name="Domyślnaczcionkaakapitu" style:family="text">
      <style:text-properties fo:background-color="#80FFFF" style:text-underline-type="single" style:text-underline-style="solid" style:text-underline-width="auto" style:text-underline-mode="continuous"/>
    </style:style>
    <style:style style:name="T3608" style:parent-style-name="Domyślnaczcionkaakapitu" style:family="text">
      <style:text-properties style:text-underline-type="single" style:text-underline-style="solid" style:text-underline-width="auto" style:text-underline-mode="continuous"/>
    </style:style>
    <style:style style:name="T3609" style:parent-style-name="Domyślnaczcionkaakapitu" style:family="text">
      <style:text-properties fo:background-color="#80FFFF" style:text-underline-type="single" style:text-underline-style="solid" style:text-underline-width="auto" style:text-underline-mode="continuous"/>
    </style:style>
    <style:style style:name="T3610" style:parent-style-name="Domyślnaczcionkaakapitu" style:family="text">
      <style:text-properties style:text-underline-type="single" style:text-underline-style="solid" style:text-underline-width="auto" style:text-underline-mode="continuous"/>
    </style:style>
    <style:style style:name="T3611" style:parent-style-name="Domyślnaczcionkaakapitu" style:family="text">
      <style:text-properties fo:background-color="#80FFFF" style:text-underline-type="single" style:text-underline-style="solid" style:text-underline-width="auto" style:text-underline-mode="continuous"/>
    </style:style>
    <style:style style:name="P3612" style:parent-style-name="Normalny" style:family="paragraph">
      <style:paragraph-properties fo:text-align="justify" fo:line-height="150%" fo:text-indent="0.2479in"/>
    </style:style>
    <style:style style:name="T3613" style:parent-style-name="Domyślnaczcionkaakapitu" style:family="text">
      <style:text-properties fo:background-color="#80FFFF"/>
    </style:style>
    <style:style style:name="P3614" style:parent-style-name="Normalny" style:family="paragraph">
      <style:paragraph-properties fo:text-align="justify" fo:line-height="150%"/>
    </style:style>
    <style:style style:name="T3615" style:parent-style-name="Domyślnaczcionkaakapitu" style:family="text">
      <style:text-properties style:text-underline-type="single" style:text-underline-style="solid" style:text-underline-width="auto" style:text-underline-mode="continuous"/>
    </style:style>
    <style:style style:name="T3616" style:parent-style-name="Domyślnaczcionkaakapitu" style:family="text">
      <style:text-properties fo:background-color="#80FFFF" style:text-underline-type="single" style:text-underline-style="solid" style:text-underline-width="auto" style:text-underline-mode="continuous"/>
    </style:style>
    <style:style style:name="T3617" style:parent-style-name="Domyślnaczcionkaakapitu" style:family="text">
      <style:text-properties style:text-underline-type="single" style:text-underline-style="solid" style:text-underline-width="auto" style:text-underline-mode="continuous"/>
    </style:style>
    <style:style style:name="P3618" style:parent-style-name="Normalny" style:family="paragraph">
      <style:paragraph-properties fo:text-align="justify" fo:line-height="150%" fo:text-indent="0.2479in"/>
    </style:style>
    <style:style style:name="P3619" style:parent-style-name="Normalny" style:family="paragraph">
      <style:paragraph-properties fo:text-align="justify" fo:line-height="150%"/>
    </style:style>
    <style:style style:name="T3620" style:parent-style-name="Domyślnaczcionkaakapitu" style:family="text">
      <style:text-properties style:text-underline-type="single" style:text-underline-style="solid" style:text-underline-width="auto" style:text-underline-mode="continuous"/>
    </style:style>
    <style:style style:name="T3621" style:parent-style-name="Domyślnaczcionkaakapitu" style:family="text">
      <style:text-properties fo:background-color="#80FFFF" style:text-underline-type="single" style:text-underline-style="solid" style:text-underline-width="auto" style:text-underline-mode="continuous"/>
    </style:style>
    <style:style style:name="T3622" style:parent-style-name="Domyślnaczcionkaakapitu" style:family="text">
      <style:text-properties style:text-underline-type="single" style:text-underline-style="solid" style:text-underline-width="auto" style:text-underline-mode="continuous"/>
    </style:style>
    <style:style style:name="T3623" style:parent-style-name="Domyślnaczcionkaakapitu" style:family="text">
      <style:text-properties fo:background-color="#80FFFF" style:text-underline-type="single" style:text-underline-style="solid" style:text-underline-width="auto" style:text-underline-mode="continuous"/>
    </style:style>
    <style:style style:name="T3624" style:parent-style-name="Domyślnaczcionkaakapitu" style:family="text">
      <style:text-properties style:text-underline-type="single" style:text-underline-style="solid" style:text-underline-width="auto" style:text-underline-mode="continuous"/>
    </style:style>
    <style:style style:name="T3625" style:parent-style-name="Domyślnaczcionkaakapitu" style:family="text">
      <style:text-properties fo:background-color="#80FFFF" style:text-underline-type="single" style:text-underline-style="solid" style:text-underline-width="auto" style:text-underline-mode="continuous"/>
    </style:style>
    <style:style style:name="T3626" style:parent-style-name="Domyślnaczcionkaakapitu" style:family="text">
      <style:text-properties style:text-underline-type="single" style:text-underline-style="solid" style:text-underline-width="auto" style:text-underline-mode="continuous"/>
    </style:style>
    <style:style style:name="T3627" style:parent-style-name="Domyślnaczcionkaakapitu" style:family="text">
      <style:text-properties fo:background-color="#80FFFF" style:text-underline-type="single" style:text-underline-style="solid" style:text-underline-width="auto" style:text-underline-mode="continuous"/>
    </style:style>
    <style:style style:name="P3628" style:parent-style-name="Normalny" style:family="paragraph">
      <style:paragraph-properties fo:text-align="justify" fo:line-height="150%" fo:text-indent="0.2479in"/>
    </style:style>
    <style:style style:name="T3629" style:parent-style-name="Domyślnaczcionkaakapitu" style:family="text">
      <style:text-properties fo:background-color="#80FFFF"/>
    </style:style>
    <style:style style:name="T3630" style:parent-style-name="Domyślnaczcionkaakapitu" style:family="text">
      <style:text-properties fo:background-color="#80FFFF"/>
    </style:style>
    <style:style style:name="T3631" style:parent-style-name="Domyślnaczcionkaakapitu" style:family="text">
      <style:text-properties fo:background-color="#80FFFF"/>
    </style:style>
    <style:style style:name="T3632" style:parent-style-name="Domyślnaczcionkaakapitu" style:family="text">
      <style:text-properties fo:background-color="#80FFFF"/>
    </style:style>
    <style:style style:name="P3633" style:parent-style-name="Normalny" style:family="paragraph">
      <style:paragraph-properties fo:text-align="justify" fo:line-height="150%"/>
    </style:style>
    <style:style style:name="T3634" style:parent-style-name="Domyślnaczcionkaakapitu" style:family="text">
      <style:text-properties style:text-underline-type="single" style:text-underline-style="solid" style:text-underline-width="auto" style:text-underline-mode="continuous"/>
    </style:style>
    <style:style style:name="T3635" style:parent-style-name="Domyślnaczcionkaakapitu" style:family="text">
      <style:text-properties fo:background-color="#80FFFF" style:text-underline-type="single" style:text-underline-style="solid" style:text-underline-width="auto" style:text-underline-mode="continuous"/>
    </style:style>
    <style:style style:name="T3636" style:parent-style-name="Domyślnaczcionkaakapitu" style:family="text">
      <style:text-properties style:text-underline-type="single" style:text-underline-style="solid" style:text-underline-width="auto" style:text-underline-mode="continuous"/>
    </style:style>
    <style:style style:name="P3637" style:parent-style-name="Normalny" style:family="paragraph">
      <style:paragraph-properties fo:text-align="justify" fo:line-height="150%" fo:text-indent="0.2479in"/>
    </style:style>
    <style:style style:name="T3638" style:parent-style-name="Domyślnaczcionkaakapitu" style:family="text">
      <style:text-properties fo:background-color="#80FFFF"/>
    </style:style>
    <style:style style:name="T3639" style:parent-style-name="Domyślnaczcionkaakapitu" style:family="text">
      <style:text-properties fo:background-color="#80FFFF"/>
    </style:style>
    <style:style style:name="T3640" style:parent-style-name="Domyślnaczcionkaakapitu" style:family="text">
      <style:text-properties fo:background-color="#80FFFF"/>
    </style:style>
    <style:style style:name="T3641" style:parent-style-name="Domyślnaczcionkaakapitu" style:family="text">
      <style:text-properties fo:background-color="#80FFFF"/>
    </style:style>
    <style:style style:name="T3642" style:parent-style-name="Domyślnaczcionkaakapitu" style:family="text">
      <style:text-properties fo:background-color="#80FFFF"/>
    </style:style>
    <style:style style:name="T3643" style:parent-style-name="Domyślnaczcionkaakapitu" style:family="text">
      <style:text-properties fo:background-color="#80FFFF"/>
    </style:style>
    <style:style style:name="T3644" style:parent-style-name="Domyślnaczcionkaakapitu" style:family="text">
      <style:text-properties fo:background-color="#80FFFF"/>
    </style:style>
    <style:style style:name="T3645" style:parent-style-name="Domyślnaczcionkaakapitu" style:family="text">
      <style:text-properties fo:background-color="#80FFFF"/>
    </style:style>
    <style:style style:name="P3646" style:parent-style-name="Normalny" style:family="paragraph">
      <style:paragraph-properties fo:text-align="justify" fo:line-height="150%" fo:text-indent="0.2479in"/>
    </style:style>
    <style:style style:name="P3647" style:parent-style-name="Normalny" style:family="paragraph">
      <style:paragraph-properties fo:text-align="justify" fo:line-height="150%"/>
    </style:style>
    <style:style style:name="T3648" style:parent-style-name="Domyślnaczcionkaakapitu" style:family="text">
      <style:text-properties style:text-underline-type="single" style:text-underline-style="solid" style:text-underline-width="auto" style:text-underline-mode="continuous"/>
    </style:style>
    <style:style style:name="P3649" style:parent-style-name="Normalny" style:family="paragraph">
      <style:paragraph-properties fo:text-align="justify" fo:line-height="150%" fo:text-indent="0.2479in"/>
    </style:style>
    <style:style style:name="T3650" style:parent-style-name="Domyślnaczcionkaakapitu" style:family="text">
      <style:text-properties fo:background-color="#80FFFF"/>
    </style:style>
    <style:style style:name="T3651" style:parent-style-name="Domyślnaczcionkaakapitu" style:family="text">
      <style:text-properties fo:background-color="#80FFFF"/>
    </style:style>
    <style:style style:name="T3652" style:parent-style-name="Domyślnaczcionkaakapitu" style:family="text">
      <style:text-properties fo:background-color="#80FFFF"/>
    </style:style>
    <style:style style:name="T3653" style:parent-style-name="Domyślnaczcionkaakapitu" style:family="text">
      <style:text-properties fo:background-color="#80FFFF"/>
    </style:style>
    <style:style style:name="T3654" style:parent-style-name="Domyślnaczcionkaakapitu" style:family="text">
      <style:text-properties fo:background-color="#80FFFF"/>
    </style:style>
    <style:style style:name="T3655" style:parent-style-name="Domyślnaczcionkaakapitu" style:family="text">
      <style:text-properties fo:background-color="#80FFFF"/>
    </style:style>
    <style:style style:name="T3656" style:parent-style-name="Domyślnaczcionkaakapitu" style:family="text">
      <style:text-properties fo:background-color="#80FFFF"/>
    </style:style>
    <style:style style:name="T3657" style:parent-style-name="Domyślnaczcionkaakapitu" style:family="text">
      <style:text-properties fo:background-color="#80FFFF"/>
    </style:style>
    <style:style style:name="T3658" style:parent-style-name="Domyślnaczcionkaakapitu" style:family="text">
      <style:text-properties fo:background-color="#80FFFF"/>
    </style:style>
    <style:style style:name="T3659" style:parent-style-name="Domyślnaczcionkaakapitu" style:family="text">
      <style:text-properties fo:background-color="#80FFFF"/>
    </style:style>
    <style:style style:name="T3660" style:parent-style-name="Domyślnaczcionkaakapitu" style:family="text">
      <style:text-properties fo:background-color="#80FFFF"/>
    </style:style>
    <style:style style:name="T3661" style:parent-style-name="Domyślnaczcionkaakapitu" style:family="text">
      <style:text-properties fo:background-color="#80FFFF"/>
    </style:style>
    <style:style style:name="T3662" style:parent-style-name="Domyślnaczcionkaakapitu" style:family="text">
      <style:text-properties fo:background-color="#80FFFF"/>
    </style:style>
    <style:style style:name="T3663" style:parent-style-name="Domyślnaczcionkaakapitu" style:family="text">
      <style:text-properties fo:background-color="#80FFFF"/>
    </style:style>
    <style:style style:name="T3664" style:parent-style-name="Domyślnaczcionkaakapitu" style:family="text">
      <style:text-properties fo:background-color="#80FFFF"/>
    </style:style>
    <style:style style:name="P3665" style:parent-style-name="Normalny" style:family="paragraph">
      <style:paragraph-properties fo:text-align="justify" fo:line-height="150%"/>
    </style:style>
    <style:style style:name="T3666" style:parent-style-name="Domyślnaczcionkaakapitu" style:family="text">
      <style:text-properties style:text-underline-type="single" style:text-underline-style="solid" style:text-underline-width="auto" style:text-underline-mode="continuous"/>
    </style:style>
    <style:style style:name="T3667" style:parent-style-name="Domyślnaczcionkaakapitu" style:family="text">
      <style:text-properties fo:background-color="#80FFFF" style:text-underline-type="single" style:text-underline-style="solid" style:text-underline-width="auto" style:text-underline-mode="continuous"/>
    </style:style>
    <style:style style:name="T3668" style:parent-style-name="Domyślnaczcionkaakapitu" style:family="text">
      <style:text-properties style:text-underline-type="single" style:text-underline-style="solid" style:text-underline-width="auto" style:text-underline-mode="continuous"/>
    </style:style>
    <style:style style:name="P3669" style:parent-style-name="Normalny" style:family="paragraph">
      <style:paragraph-properties fo:text-align="justify" fo:line-height="150%" fo:text-indent="0.2479in"/>
    </style:style>
    <style:style style:name="T3670" style:parent-style-name="Domyślnaczcionkaakapitu" style:family="text">
      <style:text-properties fo:background-color="#80FFFF"/>
    </style:style>
    <style:style style:name="P3671" style:parent-style-name="Normalny" style:family="paragraph">
      <style:paragraph-properties fo:text-align="justify" fo:line-height="150%" fo:text-indent="0.2479in"/>
    </style:style>
    <style:style style:name="P3672" style:parent-style-name="Normalny" style:family="paragraph">
      <style:paragraph-properties fo:text-align="justify" fo:line-height="150%"/>
    </style:style>
    <style:style style:name="P3673" style:parent-style-name="Normalny" style:family="paragraph">
      <style:paragraph-properties fo:text-align="justify" fo:line-height="150%"/>
    </style:style>
    <style:style style:name="T3674" style:parent-style-name="Domyślnaczcionkaakapitu" style:family="text">
      <style:text-properties fo:background-color="#80FFFF"/>
    </style:style>
    <style:style style:name="P3675" style:parent-style-name="Normalny" style:family="paragraph">
      <style:paragraph-properties fo:text-align="justify" fo:line-height="150%"/>
    </style:style>
    <style:style style:name="P3676" style:parent-style-name="Normalny" style:family="paragraph">
      <style:paragraph-properties fo:text-align="justify" fo:line-height="150%"/>
    </style:style>
    <style:style style:name="P3677" style:parent-style-name="Normalny" style:family="paragraph">
      <style:paragraph-properties fo:text-align="justify" fo:line-height="150%"/>
    </style:style>
    <style:style style:name="P3678" style:parent-style-name="Normalny" style:family="paragraph">
      <style:paragraph-properties fo:text-align="justify" fo:line-height="150%"/>
    </style:style>
    <style:style style:name="T3679" style:parent-style-name="Domyślnaczcionkaakapitu" style:family="text">
      <style:text-properties style:text-underline-type="single" style:text-underline-style="solid" style:text-underline-width="auto" style:text-underline-mode="continuous"/>
    </style:style>
    <style:style style:name="T3680" style:parent-style-name="Domyślnaczcionkaakapitu" style:family="text">
      <style:text-properties fo:background-color="#80FFFF" style:text-underline-type="single" style:text-underline-style="solid" style:text-underline-width="auto" style:text-underline-mode="continuous"/>
    </style:style>
    <style:style style:name="T3681" style:parent-style-name="Domyślnaczcionkaakapitu" style:family="text">
      <style:text-properties style:text-underline-type="single" style:text-underline-style="solid" style:text-underline-width="auto" style:text-underline-mode="continuous"/>
    </style:style>
    <style:style style:name="P3682" style:parent-style-name="Normalny" style:family="paragraph">
      <style:paragraph-properties fo:text-align="justify" fo:line-height="150%" fo:text-indent="0.2479in"/>
    </style:style>
    <style:style style:name="T3683" style:parent-style-name="Domyślnaczcionkaakapitu" style:family="text">
      <style:text-properties fo:background-color="#80FFFF"/>
    </style:style>
    <style:style style:name="T3684" style:parent-style-name="Domyślnaczcionkaakapitu" style:family="text">
      <style:text-properties fo:background-color="#80FFFF"/>
    </style:style>
    <style:style style:name="T3685" style:parent-style-name="Domyślnaczcionkaakapitu" style:family="text">
      <style:text-properties fo:background-color="#80FFFF"/>
    </style:style>
    <style:style style:name="P3686" style:parent-style-name="Normalny" style:family="paragraph">
      <style:paragraph-properties fo:text-align="justify" fo:line-height="150%" fo:text-indent="0.2479in"/>
    </style:style>
    <style:style style:name="T3687" style:parent-style-name="Domyślnaczcionkaakapitu" style:family="text">
      <style:text-properties fo:background-color="#80FFFF"/>
    </style:style>
    <style:style style:name="T3688" style:parent-style-name="Domyślnaczcionkaakapitu" style:family="text">
      <style:text-properties fo:background-color="#80FFFF"/>
    </style:style>
    <style:style style:name="T3689" style:parent-style-name="Domyślnaczcionkaakapitu" style:family="text">
      <style:text-properties fo:background-color="#80FFFF"/>
    </style:style>
    <style:style style:name="T3690" style:parent-style-name="Domyślnaczcionkaakapitu" style:family="text">
      <style:text-properties fo:background-color="#80FFFF"/>
    </style:style>
    <style:style style:name="T3691" style:parent-style-name="Domyślnaczcionkaakapitu" style:family="text">
      <style:text-properties fo:background-color="#80FFFF"/>
    </style:style>
    <style:style style:name="T3692" style:parent-style-name="Domyślnaczcionkaakapitu" style:family="text">
      <style:text-properties fo:background-color="#80FFFF"/>
    </style:style>
    <style:style style:name="T3693" style:parent-style-name="Domyślnaczcionkaakapitu" style:family="text">
      <style:text-properties fo:background-color="#80FFFF"/>
    </style:style>
    <style:style style:name="T3694" style:parent-style-name="Domyślnaczcionkaakapitu" style:family="text">
      <style:text-properties fo:background-color="#80FFFF"/>
    </style:style>
    <style:style style:name="T3695" style:parent-style-name="Domyślnaczcionkaakapitu" style:family="text">
      <style:text-properties fo:background-color="#80FFFF"/>
    </style:style>
    <style:style style:name="P3696" style:parent-style-name="Normalny" style:family="paragraph">
      <style:paragraph-properties fo:text-align="justify" fo:line-height="150%" fo:text-indent="0.2479in"/>
    </style:style>
    <style:style style:name="T3697" style:parent-style-name="Domyślnaczcionkaakapitu" style:family="text">
      <style:text-properties fo:background-color="#80FFFF"/>
    </style:style>
    <style:style style:name="T3698" style:parent-style-name="Domyślnaczcionkaakapitu" style:family="text">
      <style:text-properties fo:background-color="#80FFFF"/>
    </style:style>
    <style:style style:name="T3699" style:parent-style-name="Domyślnaczcionkaakapitu" style:family="text">
      <style:text-properties fo:background-color="#80FFFF"/>
    </style:style>
    <style:style style:name="T3700" style:parent-style-name="Domyślnaczcionkaakapitu" style:family="text">
      <style:text-properties fo:background-color="#80FFFF"/>
    </style:style>
    <style:style style:name="T3701" style:parent-style-name="Domyślnaczcionkaakapitu" style:family="text">
      <style:text-properties fo:background-color="#80FFFF"/>
    </style:style>
    <style:style style:name="T3702" style:parent-style-name="Domyślnaczcionkaakapitu" style:family="text">
      <style:text-properties fo:background-color="#80FFFF"/>
    </style:style>
    <style:style style:name="P3703" style:parent-style-name="Normalny" style:family="paragraph">
      <style:paragraph-properties fo:text-align="justify" fo:line-height="150%" fo:text-indent="0.2479in"/>
    </style:style>
    <style:style style:name="T3704" style:parent-style-name="Domyślnaczcionkaakapitu" style:family="text">
      <style:text-properties fo:background-color="#80FFFF"/>
    </style:style>
    <style:style style:name="T3705" style:parent-style-name="Domyślnaczcionkaakapitu" style:family="text">
      <style:text-properties fo:background-color="#80FFFF"/>
    </style:style>
    <style:style style:name="T3706" style:parent-style-name="Domyślnaczcionkaakapitu" style:family="text">
      <style:text-properties fo:background-color="#80FFFF"/>
    </style:style>
    <style:style style:name="T3707" style:parent-style-name="Domyślnaczcionkaakapitu" style:family="text">
      <style:text-properties fo:background-color="#80FFFF"/>
    </style:style>
    <style:style style:name="T3708" style:parent-style-name="Domyślnaczcionkaakapitu" style:family="text">
      <style:text-properties fo:background-color="#80FFFF"/>
    </style:style>
    <style:style style:name="T3709" style:parent-style-name="Domyślnaczcionkaakapitu" style:family="text">
      <style:text-properties fo:background-color="#80FFFF"/>
    </style:style>
    <style:style style:name="T3710" style:parent-style-name="Domyślnaczcionkaakapitu" style:family="text">
      <style:text-properties fo:background-color="#80FFFF"/>
    </style:style>
    <style:style style:name="T3711" style:parent-style-name="Domyślnaczcionkaakapitu" style:family="text">
      <style:text-properties fo:background-color="#80FFFF"/>
    </style:style>
    <style:style style:name="T3712" style:parent-style-name="Domyślnaczcionkaakapitu" style:family="text">
      <style:text-properties fo:background-color="#80FFFF"/>
    </style:style>
    <style:style style:name="T3713" style:parent-style-name="Domyślnaczcionkaakapitu" style:family="text">
      <style:text-properties fo:background-color="#80FFFF"/>
    </style:style>
    <style:style style:name="T3714" style:parent-style-name="Domyślnaczcionkaakapitu" style:family="text">
      <style:text-properties fo:background-color="#80FFFF"/>
    </style:style>
    <style:style style:name="T3715" style:parent-style-name="Domyślnaczcionkaakapitu" style:family="text">
      <style:text-properties fo:background-color="#80FFFF"/>
    </style:style>
    <style:style style:name="T3716" style:parent-style-name="Domyślnaczcionkaakapitu" style:family="text">
      <style:text-properties fo:background-color="#80FFFF"/>
    </style:style>
    <style:style style:name="T3717" style:parent-style-name="Domyślnaczcionkaakapitu" style:family="text">
      <style:text-properties fo:background-color="#80FFFF"/>
    </style:style>
    <style:style style:name="T3718" style:parent-style-name="Domyślnaczcionkaakapitu" style:family="text">
      <style:text-properties fo:background-color="#80FFFF"/>
    </style:style>
    <style:style style:name="T3719" style:parent-style-name="Domyślnaczcionkaakapitu" style:family="text">
      <style:text-properties fo:background-color="#80FFFF"/>
    </style:style>
    <style:style style:name="T3720" style:parent-style-name="Domyślnaczcionkaakapitu" style:family="text">
      <style:text-properties fo:background-color="#80FFFF"/>
    </style:style>
    <style:style style:name="T3721" style:parent-style-name="Domyślnaczcionkaakapitu" style:family="text">
      <style:text-properties fo:background-color="#80FFFF"/>
    </style:style>
    <style:style style:name="T3722" style:parent-style-name="Domyślnaczcionkaakapitu" style:family="text">
      <style:text-properties fo:background-color="#80FFFF"/>
    </style:style>
    <style:style style:name="T3723" style:parent-style-name="Domyślnaczcionkaakapitu" style:family="text">
      <style:text-properties fo:background-color="#80FFFF"/>
    </style:style>
    <style:style style:name="T3724" style:parent-style-name="Domyślnaczcionkaakapitu" style:family="text">
      <style:text-properties fo:background-color="#80FFFF"/>
    </style:style>
    <style:style style:name="T3725" style:parent-style-name="Domyślnaczcionkaakapitu" style:family="text">
      <style:text-properties fo:background-color="#80FFFF"/>
    </style:style>
    <style:style style:name="T3726" style:parent-style-name="Domyślnaczcionkaakapitu" style:family="text">
      <style:text-properties fo:background-color="#80FFFF"/>
    </style:style>
    <style:style style:name="T3727" style:parent-style-name="Domyślnaczcionkaakapitu" style:family="text">
      <style:text-properties fo:background-color="#80FFFF"/>
    </style:style>
    <style:style style:name="T3728" style:parent-style-name="Domyślnaczcionkaakapitu" style:family="text">
      <style:text-properties fo:background-color="#80FFFF"/>
    </style:style>
    <style:style style:name="T3729" style:parent-style-name="Domyślnaczcionkaakapitu" style:family="text">
      <style:text-properties fo:background-color="#80FFFF"/>
    </style:style>
    <style:style style:name="P3730" style:parent-style-name="Normalny" style:family="paragraph">
      <style:paragraph-properties fo:text-align="justify" fo:line-height="150%" fo:text-indent="0.2479in"/>
    </style:style>
    <style:style style:name="P3731" style:parent-style-name="Normalny" style:family="paragraph">
      <style:paragraph-properties fo:text-align="justify" fo:line-height="150%" fo:text-indent="0.2479in"/>
    </style:style>
    <style:style style:name="P3732" style:parent-style-name="Normalny" style:family="paragraph">
      <style:paragraph-properties fo:text-align="justify" fo:line-height="150%"/>
    </style:style>
    <style:style style:name="T3733" style:parent-style-name="Domyślnaczcionkaakapitu" style:family="text">
      <style:text-properties style:text-underline-type="single" style:text-underline-style="solid" style:text-underline-width="auto" style:text-underline-mode="continuous"/>
    </style:style>
    <style:style style:name="T3734" style:parent-style-name="Domyślnaczcionkaakapitu" style:family="text">
      <style:text-properties fo:background-color="#80FFFF" style:text-underline-type="single" style:text-underline-style="solid" style:text-underline-width="auto" style:text-underline-mode="continuous"/>
    </style:style>
    <style:style style:name="T3735" style:parent-style-name="Domyślnaczcionkaakapitu" style:family="text">
      <style:text-properties style:text-underline-type="single" style:text-underline-style="solid" style:text-underline-width="auto" style:text-underline-mode="continuous"/>
    </style:style>
    <style:style style:name="T3736" style:parent-style-name="Domyślnaczcionkaakapitu" style:family="text">
      <style:text-properties fo:background-color="#80FFFF" style:text-underline-type="single" style:text-underline-style="solid" style:text-underline-width="auto" style:text-underline-mode="continuous"/>
    </style:style>
    <style:style style:name="T3737" style:parent-style-name="Domyślnaczcionkaakapitu" style:family="text">
      <style:text-properties style:text-underline-type="single" style:text-underline-style="solid" style:text-underline-width="auto" style:text-underline-mode="continuous"/>
    </style:style>
    <style:style style:name="T3738" style:parent-style-name="Domyślnaczcionkaakapitu" style:family="text">
      <style:text-properties fo:background-color="#80FFFF" style:text-underline-type="single" style:text-underline-style="solid" style:text-underline-width="auto" style:text-underline-mode="continuous"/>
    </style:style>
    <style:style style:name="T3739" style:parent-style-name="Domyślnaczcionkaakapitu" style:family="text">
      <style:text-properties style:text-underline-type="single" style:text-underline-style="solid" style:text-underline-width="auto" style:text-underline-mode="continuous"/>
    </style:style>
    <style:style style:name="T3740" style:parent-style-name="Domyślnaczcionkaakapitu" style:family="text">
      <style:text-properties fo:background-color="#80FFFF" style:text-underline-type="single" style:text-underline-style="solid" style:text-underline-width="auto" style:text-underline-mode="continuous"/>
    </style:style>
    <style:style style:name="T3741" style:parent-style-name="Domyślnaczcionkaakapitu" style:family="text">
      <style:text-properties style:text-underline-type="single" style:text-underline-style="solid" style:text-underline-width="auto" style:text-underline-mode="continuous"/>
    </style:style>
    <style:style style:name="T3742" style:parent-style-name="Domyślnaczcionkaakapitu" style:family="text">
      <style:text-properties fo:background-color="#80FFFF" style:text-underline-type="single" style:text-underline-style="solid" style:text-underline-width="auto" style:text-underline-mode="continuous"/>
    </style:style>
    <style:style style:name="P3743" style:parent-style-name="Normalny" style:family="paragraph">
      <style:paragraph-properties fo:text-align="justify" fo:line-height="150%" fo:text-indent="0.2479in"/>
    </style:style>
    <style:style style:name="T3744" style:parent-style-name="Domyślnaczcionkaakapitu" style:family="text">
      <style:text-properties fo:background-color="#80FFFF"/>
    </style:style>
    <style:style style:name="T3745" style:parent-style-name="Domyślnaczcionkaakapitu" style:family="text">
      <style:text-properties fo:background-color="#80FFFF"/>
    </style:style>
    <style:style style:name="T3746" style:parent-style-name="Domyślnaczcionkaakapitu" style:family="text">
      <style:text-properties fo:background-color="#80FFFF"/>
    </style:style>
    <style:style style:name="T3747" style:parent-style-name="Domyślnaczcionkaakapitu" style:family="text">
      <style:text-properties fo:background-color="#80FFFF"/>
    </style:style>
    <style:style style:name="T3748" style:parent-style-name="Domyślnaczcionkaakapitu" style:family="text">
      <style:text-properties fo:background-color="#80FFFF"/>
    </style:style>
    <style:style style:name="T3749" style:parent-style-name="Domyślnaczcionkaakapitu" style:family="text">
      <style:text-properties fo:background-color="#80FFFF"/>
    </style:style>
    <style:style style:name="T3750" style:parent-style-name="Domyślnaczcionkaakapitu" style:family="text">
      <style:text-properties fo:background-color="#80FFFF"/>
    </style:style>
    <style:style style:name="T3751" style:parent-style-name="Domyślnaczcionkaakapitu" style:family="text">
      <style:text-properties fo:background-color="#80FFFF"/>
    </style:style>
    <style:style style:name="T3752" style:parent-style-name="Domyślnaczcionkaakapitu" style:family="text">
      <style:text-properties fo:background-color="#80FFFF"/>
    </style:style>
    <style:style style:name="T3753" style:parent-style-name="Domyślnaczcionkaakapitu" style:family="text">
      <style:text-properties fo:background-color="#80FFFF"/>
    </style:style>
    <style:style style:name="T3754" style:parent-style-name="Domyślnaczcionkaakapitu" style:family="text">
      <style:text-properties fo:background-color="#80FFFF"/>
    </style:style>
    <style:style style:name="T3755" style:parent-style-name="Domyślnaczcionkaakapitu" style:family="text">
      <style:text-properties fo:background-color="#80FFFF"/>
    </style:style>
    <style:style style:name="P3756" style:parent-style-name="Normalny" style:family="paragraph">
      <style:paragraph-properties fo:text-align="justify" fo:line-height="150%" fo:text-indent="0.2479in"/>
    </style:style>
    <style:style style:name="T3757" style:parent-style-name="Domyślnaczcionkaakapitu" style:family="text">
      <style:text-properties fo:background-color="#80FFFF"/>
    </style:style>
    <style:style style:name="T3758" style:parent-style-name="Domyślnaczcionkaakapitu" style:family="text">
      <style:text-properties fo:background-color="#80FFFF"/>
    </style:style>
    <style:style style:name="T3759" style:parent-style-name="Domyślnaczcionkaakapitu" style:family="text">
      <style:text-properties fo:background-color="#80FFFF"/>
    </style:style>
    <style:style style:name="T3760" style:parent-style-name="Domyślnaczcionkaakapitu" style:family="text">
      <style:text-properties fo:background-color="#80FFFF"/>
    </style:style>
    <style:style style:name="T3761" style:parent-style-name="Domyślnaczcionkaakapitu" style:family="text">
      <style:text-properties fo:background-color="#80FFFF"/>
    </style:style>
    <style:style style:name="T3762" style:parent-style-name="Domyślnaczcionkaakapitu" style:family="text">
      <style:text-properties fo:background-color="#80FFFF"/>
    </style:style>
    <style:style style:name="T3763" style:parent-style-name="Domyślnaczcionkaakapitu" style:family="text">
      <style:text-properties fo:background-color="#80FFFF"/>
    </style:style>
    <style:style style:name="T3764" style:parent-style-name="Domyślnaczcionkaakapitu" style:family="text">
      <style:text-properties fo:background-color="#80FFFF"/>
    </style:style>
    <style:style style:name="T3765" style:parent-style-name="Domyślnaczcionkaakapitu" style:family="text">
      <style:text-properties fo:background-color="#80FFFF"/>
    </style:style>
    <style:style style:name="P3766" style:parent-style-name="Normalny" style:family="paragraph">
      <style:paragraph-properties fo:text-align="justify" fo:line-height="150%" fo:text-indent="0.2479in"/>
    </style:style>
    <style:style style:name="P3767" style:parent-style-name="Normalny" style:family="paragraph">
      <style:paragraph-properties fo:text-align="justify" fo:line-height="150%"/>
    </style:style>
    <style:style style:name="T3768" style:parent-style-name="Domyślnaczcionkaakapitu" style:family="text">
      <style:text-properties style:text-underline-type="single" style:text-underline-style="solid" style:text-underline-width="auto" style:text-underline-mode="continuous"/>
    </style:style>
    <style:style style:name="T3769" style:parent-style-name="Domyślnaczcionkaakapitu" style:family="text">
      <style:text-properties fo:background-color="#80FFFF" style:text-underline-type="single" style:text-underline-style="solid" style:text-underline-width="auto" style:text-underline-mode="continuous"/>
    </style:style>
    <style:style style:name="T3770" style:parent-style-name="Domyślnaczcionkaakapitu" style:family="text">
      <style:text-properties style:text-underline-type="single" style:text-underline-style="solid" style:text-underline-width="auto" style:text-underline-mode="continuous"/>
    </style:style>
    <style:style style:name="P3771" style:parent-style-name="Normalny" style:family="paragraph">
      <style:paragraph-properties fo:text-align="justify" fo:line-height="150%" fo:text-indent="0.2479in"/>
    </style:style>
    <style:style style:name="T3772" style:parent-style-name="Domyślnaczcionkaakapitu" style:family="text">
      <style:text-properties fo:background-color="#80FFFF"/>
    </style:style>
    <style:style style:name="T3773" style:parent-style-name="Domyślnaczcionkaakapitu" style:family="text">
      <style:text-properties fo:background-color="#80FFFF"/>
    </style:style>
    <style:style style:name="T3774" style:parent-style-name="Domyślnaczcionkaakapitu" style:family="text">
      <style:text-properties fo:background-color="#80FFFF"/>
    </style:style>
    <style:style style:name="P3775" style:parent-style-name="Normalny" style:family="paragraph">
      <style:paragraph-properties fo:text-align="justify" fo:line-height="150%"/>
    </style:style>
    <style:style style:name="T3776" style:parent-style-name="Domyślnaczcionkaakapitu" style:family="text">
      <style:text-properties style:text-underline-type="single" style:text-underline-style="solid" style:text-underline-width="auto" style:text-underline-mode="continuous"/>
    </style:style>
    <style:style style:name="T3777" style:parent-style-name="Domyślnaczcionkaakapitu" style:family="text">
      <style:text-properties style:text-underline-type="single" style:text-underline-style="solid" style:text-underline-width="auto" style:text-underline-mode="continuous"/>
    </style:style>
    <style:style style:name="T3778" style:parent-style-name="Domyślnaczcionkaakapitu" style:family="text">
      <style:text-properties style:text-underline-type="single" style:text-underline-style="solid" style:text-underline-width="auto" style:text-underline-mode="continuous"/>
    </style:style>
    <style:style style:name="T3779" style:parent-style-name="Domyślnaczcionkaakapitu" style:family="text">
      <style:text-properties fo:background-color="#80FFFF" style:text-underline-type="single" style:text-underline-style="solid" style:text-underline-width="auto" style:text-underline-mode="continuous"/>
    </style:style>
    <style:style style:name="T3780" style:parent-style-name="Domyślnaczcionkaakapitu" style:family="text">
      <style:text-properties style:text-underline-type="single" style:text-underline-style="solid" style:text-underline-width="auto" style:text-underline-mode="continuous"/>
    </style:style>
    <style:style style:name="T3781" style:parent-style-name="Domyślnaczcionkaakapitu" style:family="text">
      <style:text-properties fo:background-color="#80FFFF" style:text-underline-type="single" style:text-underline-style="solid" style:text-underline-width="auto" style:text-underline-mode="continuous"/>
    </style:style>
    <style:style style:name="T3782" style:parent-style-name="Domyślnaczcionkaakapitu" style:family="text">
      <style:text-properties style:text-underline-type="single" style:text-underline-style="solid" style:text-underline-width="auto" style:text-underline-mode="continuous"/>
    </style:style>
    <style:style style:name="T3783" style:parent-style-name="Domyślnaczcionkaakapitu" style:family="text">
      <style:text-properties fo:background-color="#80FFFF" style:text-underline-type="single" style:text-underline-style="solid" style:text-underline-width="auto" style:text-underline-mode="continuous"/>
    </style:style>
    <style:style style:name="T3784" style:parent-style-name="Domyślnaczcionkaakapitu" style:family="text">
      <style:text-properties style:text-underline-type="single" style:text-underline-style="solid" style:text-underline-width="auto" style:text-underline-mode="continuous"/>
    </style:style>
    <style:style style:name="T3785" style:parent-style-name="Domyślnaczcionkaakapitu" style:family="text">
      <style:text-properties fo:background-color="#80FFFF" style:text-underline-type="single" style:text-underline-style="solid" style:text-underline-width="auto" style:text-underline-mode="continuous"/>
    </style:style>
    <style:style style:name="T3786" style:parent-style-name="Domyślnaczcionkaakapitu" style:family="text">
      <style:text-properties style:text-underline-type="single" style:text-underline-style="solid" style:text-underline-width="auto" style:text-underline-mode="continuous"/>
    </style:style>
    <style:style style:name="P3787" style:parent-style-name="Normalny" style:family="paragraph">
      <style:paragraph-properties fo:text-align="justify" fo:line-height="150%" fo:text-indent="0.2479in"/>
    </style:style>
    <style:style style:name="T3788" style:parent-style-name="Domyślnaczcionkaakapitu" style:family="text">
      <style:text-properties fo:background-color="#80FFFF"/>
    </style:style>
    <style:style style:name="T3789" style:parent-style-name="Domyślnaczcionkaakapitu" style:family="text">
      <style:text-properties fo:background-color="#80FFFF"/>
    </style:style>
    <style:style style:name="T3790" style:parent-style-name="Domyślnaczcionkaakapitu" style:family="text">
      <style:text-properties fo:background-color="#80FFFF"/>
    </style:style>
    <style:style style:name="T3791" style:parent-style-name="Domyślnaczcionkaakapitu" style:family="text">
      <style:text-properties fo:background-color="#80FFFF"/>
    </style:style>
    <style:style style:name="T3792" style:parent-style-name="Domyślnaczcionkaakapitu" style:family="text">
      <style:text-properties fo:background-color="#80FFFF"/>
    </style:style>
    <style:style style:name="T3793" style:parent-style-name="Domyślnaczcionkaakapitu" style:family="text">
      <style:text-properties fo:background-color="#80FFFF"/>
    </style:style>
    <style:style style:name="T3794" style:parent-style-name="Domyślnaczcionkaakapitu" style:family="text">
      <style:text-properties fo:background-color="#80FFFF"/>
    </style:style>
    <style:style style:name="T3795" style:parent-style-name="Domyślnaczcionkaakapitu" style:family="text">
      <style:text-properties fo:background-color="#80FFFF"/>
    </style:style>
    <style:style style:name="T3796" style:parent-style-name="Domyślnaczcionkaakapitu" style:family="text">
      <style:text-properties fo:background-color="#80FFFF"/>
    </style:style>
    <style:style style:name="T3797" style:parent-style-name="Domyślnaczcionkaakapitu" style:family="text">
      <style:text-properties fo:background-color="#80FFFF"/>
    </style:style>
    <style:style style:name="T3798" style:parent-style-name="Domyślnaczcionkaakapitu" style:family="text">
      <style:text-properties fo:background-color="#80FFFF"/>
    </style:style>
    <style:style style:name="T3799" style:parent-style-name="Domyślnaczcionkaakapitu" style:family="text">
      <style:text-properties fo:background-color="#80FFFF"/>
    </style:style>
    <style:style style:name="T3800" style:parent-style-name="Domyślnaczcionkaakapitu" style:family="text">
      <style:text-properties fo:background-color="#80FFFF"/>
    </style:style>
    <style:style style:name="T3801" style:parent-style-name="Domyślnaczcionkaakapitu" style:family="text">
      <style:text-properties fo:background-color="#80FFFF"/>
    </style:style>
    <style:style style:name="T3802" style:parent-style-name="Domyślnaczcionkaakapitu" style:family="text">
      <style:text-properties fo:background-color="#80FFFF"/>
    </style:style>
    <style:style style:name="T3803" style:parent-style-name="Domyślnaczcionkaakapitu" style:family="text">
      <style:text-properties fo:background-color="#80FFFF"/>
    </style:style>
    <style:style style:name="T3804" style:parent-style-name="Domyślnaczcionkaakapitu" style:family="text">
      <style:text-properties fo:background-color="#80FFFF"/>
    </style:style>
    <style:style style:name="T3805" style:parent-style-name="Domyślnaczcionkaakapitu" style:family="text">
      <style:text-properties fo:background-color="#80FFFF"/>
    </style:style>
    <style:style style:name="P3806" style:parent-style-name="Normalny" style:family="paragraph">
      <style:paragraph-properties fo:text-align="justify" fo:line-height="150%"/>
    </style:style>
    <style:style style:name="T3807" style:parent-style-name="Domyślnaczcionkaakapitu" style:family="text">
      <style:text-properties style:text-underline-type="single" style:text-underline-style="solid" style:text-underline-width="auto" style:text-underline-mode="continuous"/>
    </style:style>
    <style:style style:name="T3808" style:parent-style-name="Domyślnaczcionkaakapitu" style:family="text">
      <style:text-properties fo:background-color="#80FFFF" style:text-underline-type="single" style:text-underline-style="solid" style:text-underline-width="auto" style:text-underline-mode="continuous"/>
    </style:style>
    <style:style style:name="T3809" style:parent-style-name="Domyślnaczcionkaakapitu" style:family="text">
      <style:text-properties style:text-underline-type="single" style:text-underline-style="solid" style:text-underline-width="auto" style:text-underline-mode="continuous"/>
    </style:style>
    <style:style style:name="T3810" style:parent-style-name="Domyślnaczcionkaakapitu" style:family="text">
      <style:text-properties fo:background-color="#80FFFF" style:text-underline-type="single" style:text-underline-style="solid" style:text-underline-width="auto" style:text-underline-mode="continuous"/>
    </style:style>
    <style:style style:name="T3811" style:parent-style-name="Domyślnaczcionkaakapitu" style:family="text">
      <style:text-properties style:text-underline-type="single" style:text-underline-style="solid" style:text-underline-width="auto" style:text-underline-mode="continuous"/>
    </style:style>
    <style:style style:name="P3812" style:parent-style-name="Normalny" style:family="paragraph">
      <style:paragraph-properties fo:text-align="justify" fo:line-height="150%" fo:text-indent="0.2479in"/>
    </style:style>
    <style:style style:name="P3813" style:parent-style-name="Normalny" style:family="paragraph">
      <style:paragraph-properties fo:text-align="justify" fo:line-height="150%" fo:text-indent="0.2479in"/>
    </style:style>
    <style:style style:name="T3814" style:parent-style-name="Domyślnaczcionkaakapitu" style:family="text">
      <style:text-properties fo:background-color="#80FFFF"/>
    </style:style>
    <style:style style:name="T3815" style:parent-style-name="Domyślnaczcionkaakapitu" style:family="text">
      <style:text-properties fo:background-color="#80FFFF"/>
    </style:style>
    <style:style style:name="T3816" style:parent-style-name="Domyślnaczcionkaakapitu" style:family="text">
      <style:text-properties fo:background-color="#80FFFF"/>
    </style:style>
    <style:style style:name="T3817" style:parent-style-name="Domyślnaczcionkaakapitu" style:family="text">
      <style:text-properties fo:background-color="#80FFFF"/>
    </style:style>
    <style:style style:name="T3818" style:parent-style-name="Domyślnaczcionkaakapitu" style:family="text">
      <style:text-properties fo:background-color="#80FFFF"/>
    </style:style>
    <style:style style:name="T3819" style:parent-style-name="Domyślnaczcionkaakapitu" style:family="text">
      <style:text-properties fo:background-color="#80FFFF"/>
    </style:style>
    <style:style style:name="T3820" style:parent-style-name="Domyślnaczcionkaakapitu" style:family="text">
      <style:text-properties fo:background-color="#80FFFF"/>
    </style:style>
    <style:style style:name="T3821" style:parent-style-name="Domyślnaczcionkaakapitu" style:family="text">
      <style:text-properties fo:background-color="#80FFFF"/>
    </style:style>
    <style:style style:name="T3822" style:parent-style-name="Domyślnaczcionkaakapitu" style:family="text">
      <style:text-properties fo:background-color="#80FFFF"/>
    </style:style>
    <style:style style:name="T3823" style:parent-style-name="Domyślnaczcionkaakapitu" style:family="text">
      <style:text-properties fo:background-color="#80FFFF"/>
    </style:style>
    <style:style style:name="T3824" style:parent-style-name="Domyślnaczcionkaakapitu" style:family="text">
      <style:text-properties fo:background-color="#80FFFF"/>
    </style:style>
    <style:style style:name="T3825" style:parent-style-name="Domyślnaczcionkaakapitu" style:family="text">
      <style:text-properties fo:background-color="#80FFFF"/>
    </style:style>
    <style:style style:name="P3826" style:parent-style-name="Normalny" style:family="paragraph">
      <style:paragraph-properties fo:text-align="justify" fo:line-height="150%" fo:text-indent="0.2479in"/>
    </style:style>
    <style:style style:name="P3827" style:parent-style-name="Normalny" style:family="paragraph">
      <style:paragraph-properties fo:text-align="justify" fo:line-height="150%"/>
    </style:style>
    <style:style style:name="T3828" style:parent-style-name="Domyślnaczcionkaakapitu" style:family="text">
      <style:text-properties style:text-underline-type="single" style:text-underline-style="solid" style:text-underline-width="auto" style:text-underline-mode="continuous"/>
    </style:style>
    <style:style style:name="P3829" style:parent-style-name="Normalny" style:family="paragraph">
      <style:paragraph-properties fo:text-align="justify" fo:line-height="150%" fo:text-indent="0.2479in"/>
    </style:style>
    <style:style style:name="T3830" style:parent-style-name="Domyślnaczcionkaakapitu" style:family="text">
      <style:text-properties fo:background-color="#80FFFF"/>
    </style:style>
    <style:style style:name="P3831" style:parent-style-name="Normalny" style:family="paragraph">
      <style:paragraph-properties fo:text-align="justify" fo:line-height="150%"/>
    </style:style>
    <style:style style:name="T3832" style:parent-style-name="Domyślnaczcionkaakapitu" style:family="text">
      <style:text-properties style:text-underline-type="single" style:text-underline-style="solid" style:text-underline-width="auto" style:text-underline-mode="continuous"/>
    </style:style>
    <style:style style:name="T3833" style:parent-style-name="Domyślnaczcionkaakapitu" style:family="text">
      <style:text-properties fo:background-color="#80FFFF" style:text-underline-type="single" style:text-underline-style="solid" style:text-underline-width="auto" style:text-underline-mode="continuous"/>
    </style:style>
    <style:style style:name="T3834" style:parent-style-name="Domyślnaczcionkaakapitu" style:family="text">
      <style:text-properties style:text-underline-type="single" style:text-underline-style="solid" style:text-underline-width="auto" style:text-underline-mode="continuous"/>
    </style:style>
    <style:style style:name="T3835" style:parent-style-name="Domyślnaczcionkaakapitu" style:family="text">
      <style:text-properties fo:background-color="#80FFFF" style:text-underline-type="single" style:text-underline-style="solid" style:text-underline-width="auto" style:text-underline-mode="continuous"/>
    </style:style>
    <style:style style:name="T3836" style:parent-style-name="Domyślnaczcionkaakapitu" style:family="text">
      <style:text-properties style:text-underline-type="single" style:text-underline-style="solid" style:text-underline-width="auto" style:text-underline-mode="continuous"/>
    </style:style>
    <style:style style:name="P3837" style:parent-style-name="Normalny" style:family="paragraph">
      <style:paragraph-properties fo:text-align="justify" fo:line-height="150%" fo:text-indent="0.2479in"/>
    </style:style>
    <style:style style:name="P3838" style:parent-style-name="Normalny" style:family="paragraph">
      <style:paragraph-properties fo:text-align="justify" fo:line-height="150%"/>
    </style:style>
    <style:style style:name="T3839" style:parent-style-name="Domyślnaczcionkaakapitu" style:family="text">
      <style:text-properties style:text-underline-type="single" style:text-underline-style="solid" style:text-underline-width="auto" style:text-underline-mode="continuous"/>
    </style:style>
    <style:style style:name="P3840" style:parent-style-name="Normalny" style:family="paragraph">
      <style:paragraph-properties fo:text-align="justify" fo:line-height="150%" fo:text-indent="0.2479in"/>
    </style:style>
    <style:style style:name="P3841" style:parent-style-name="Normalny" style:family="paragraph">
      <style:paragraph-properties fo:text-align="justify" fo:line-height="150%"/>
    </style:style>
    <style:style style:name="T3842" style:parent-style-name="Domyślnaczcionkaakapitu" style:family="text">
      <style:text-properties style:text-underline-type="single" style:text-underline-style="solid" style:text-underline-width="auto" style:text-underline-mode="continuous"/>
    </style:style>
    <style:style style:name="T3843" style:parent-style-name="Domyślnaczcionkaakapitu" style:family="text">
      <style:text-properties fo:background-color="#80FFFF" style:text-underline-type="single" style:text-underline-style="solid" style:text-underline-width="auto" style:text-underline-mode="continuous"/>
    </style:style>
    <style:style style:name="T3844" style:parent-style-name="Domyślnaczcionkaakapitu" style:family="text">
      <style:text-properties style:text-underline-type="single" style:text-underline-style="solid" style:text-underline-width="auto" style:text-underline-mode="continuous"/>
    </style:style>
    <style:style style:name="T3845" style:parent-style-name="Domyślnaczcionkaakapitu" style:family="text">
      <style:text-properties fo:background-color="#80FFFF" style:text-underline-type="single" style:text-underline-style="solid" style:text-underline-width="auto" style:text-underline-mode="continuous"/>
    </style:style>
    <style:style style:name="T3846" style:parent-style-name="Domyślnaczcionkaakapitu" style:family="text">
      <style:text-properties style:text-underline-type="single" style:text-underline-style="solid" style:text-underline-width="auto" style:text-underline-mode="continuous"/>
    </style:style>
    <style:style style:name="P3847" style:parent-style-name="Normalny" style:family="paragraph">
      <style:paragraph-properties fo:text-align="justify" fo:line-height="150%" fo:text-indent="0.2479in"/>
    </style:style>
    <style:style style:name="T3848" style:parent-style-name="Domyślnaczcionkaakapitu" style:family="text">
      <style:text-properties fo:background-color="#80FFFF"/>
    </style:style>
    <style:style style:name="T3849" style:parent-style-name="Domyślnaczcionkaakapitu" style:family="text">
      <style:text-properties fo:background-color="#80FFFF"/>
    </style:style>
    <style:style style:name="P3850" style:parent-style-name="Normalny" style:family="paragraph">
      <style:paragraph-properties fo:text-align="justify" fo:line-height="150%"/>
    </style:style>
    <style:style style:name="T3851" style:parent-style-name="Domyślnaczcionkaakapitu" style:family="text">
      <style:text-properties style:text-underline-type="single" style:text-underline-style="solid" style:text-underline-width="auto" style:text-underline-mode="continuous"/>
    </style:style>
    <style:style style:name="P3852" style:parent-style-name="Normalny" style:family="paragraph">
      <style:paragraph-properties fo:text-align="justify" fo:line-height="150%" fo:text-indent="0.2479in"/>
    </style:style>
    <style:style style:name="T3853" style:parent-style-name="Domyślnaczcionkaakapitu" style:family="text">
      <style:text-properties fo:background-color="#80FFFF"/>
    </style:style>
    <style:style style:name="T3854" style:parent-style-name="Domyślnaczcionkaakapitu" style:family="text">
      <style:text-properties fo:background-color="#80FFFF"/>
    </style:style>
    <style:style style:name="T3855" style:parent-style-name="Domyślnaczcionkaakapitu" style:family="text">
      <style:text-properties fo:background-color="#80FFFF"/>
    </style:style>
    <style:style style:name="T3856" style:parent-style-name="Domyślnaczcionkaakapitu" style:family="text">
      <style:text-properties fo:background-color="#80FFFF"/>
    </style:style>
    <style:style style:name="T3857" style:parent-style-name="Domyślnaczcionkaakapitu" style:family="text">
      <style:text-properties fo:background-color="#80FFFF"/>
    </style:style>
    <style:style style:name="P3858" style:parent-style-name="Normalny" style:family="paragraph">
      <style:paragraph-properties fo:text-align="justify" fo:line-height="150%" fo:text-indent="0.2479in"/>
    </style:style>
    <style:style style:name="T3859" style:parent-style-name="Domyślnaczcionkaakapitu" style:family="text">
      <style:text-properties fo:background-color="#80FFFF"/>
    </style:style>
    <style:style style:name="T3860" style:parent-style-name="Domyślnaczcionkaakapitu" style:family="text">
      <style:text-properties fo:background-color="#80FFFF"/>
    </style:style>
    <style:style style:name="P3861" style:parent-style-name="Normalny" style:family="paragraph">
      <style:paragraph-properties fo:text-align="justify" fo:line-height="150%" fo:text-indent="0.2479in"/>
    </style:style>
    <style:style style:name="P3862" style:parent-style-name="Normalny" style:family="paragraph">
      <style:paragraph-properties fo:text-align="justify" fo:line-height="150%"/>
    </style:style>
    <style:style style:name="T3863" style:parent-style-name="Domyślnaczcionkaakapitu" style:family="text">
      <style:text-properties style:text-underline-type="single" style:text-underline-style="solid" style:text-underline-width="auto" style:text-underline-mode="continuous"/>
    </style:style>
    <style:style style:name="P3864" style:parent-style-name="Normalny" style:family="paragraph">
      <style:paragraph-properties fo:text-align="justify" fo:line-height="150%" fo:text-indent="0.2479in"/>
    </style:style>
    <style:style style:name="T3865" style:parent-style-name="Domyślnaczcionkaakapitu" style:family="text">
      <style:text-properties fo:background-color="#80FFFF"/>
    </style:style>
    <style:style style:name="T3866" style:parent-style-name="Domyślnaczcionkaakapitu" style:family="text">
      <style:text-properties fo:background-color="#80FFFF"/>
    </style:style>
    <style:style style:name="T3867" style:parent-style-name="Domyślnaczcionkaakapitu" style:family="text">
      <style:text-properties fo:background-color="#80FFFF"/>
    </style:style>
    <style:style style:name="T3868" style:parent-style-name="Domyślnaczcionkaakapitu" style:family="text">
      <style:text-properties fo:background-color="#80FFFF"/>
    </style:style>
    <style:style style:name="P3869" style:parent-style-name="Normalny" style:family="paragraph">
      <style:paragraph-properties fo:text-align="justify" fo:line-height="150%"/>
    </style:style>
    <style:style style:name="T3870" style:parent-style-name="Domyślnaczcionkaakapitu" style:family="text">
      <style:text-properties style:text-underline-type="single" style:text-underline-style="solid" style:text-underline-width="auto" style:text-underline-mode="continuous"/>
    </style:style>
    <style:style style:name="P3871" style:parent-style-name="Normalny" style:family="paragraph">
      <style:paragraph-properties fo:text-align="justify" fo:line-height="150%" fo:text-indent="0.2479in"/>
    </style:style>
    <style:style style:name="T3872" style:parent-style-name="Domyślnaczcionkaakapitu" style:family="text">
      <style:text-properties fo:background-color="#80FFFF"/>
    </style:style>
    <style:style style:name="T3873" style:parent-style-name="Domyślnaczcionkaakapitu" style:family="text">
      <style:text-properties fo:background-color="#80FFFF"/>
    </style:style>
    <style:style style:name="T3874" style:parent-style-name="Domyślnaczcionkaakapitu" style:family="text">
      <style:text-properties fo:background-color="#80FFFF"/>
    </style:style>
    <style:style style:name="P3875" style:parent-style-name="Normalny" style:family="paragraph">
      <style:paragraph-properties fo:text-align="justify" fo:line-height="150%" fo:text-indent="0.2479in"/>
    </style:style>
    <style:style style:name="T3876" style:parent-style-name="Domyślnaczcionkaakapitu" style:family="text">
      <style:text-properties fo:background-color="#80FFFF"/>
    </style:style>
    <style:style style:name="T3877" style:parent-style-name="Domyślnaczcionkaakapitu" style:family="text">
      <style:text-properties fo:background-color="#80FFFF"/>
    </style:style>
    <style:style style:name="T3878" style:parent-style-name="Domyślnaczcionkaakapitu" style:family="text">
      <style:text-properties fo:background-color="#80FFFF"/>
    </style:style>
    <style:style style:name="T3879" style:parent-style-name="Domyślnaczcionkaakapitu" style:family="text">
      <style:text-properties fo:background-color="#80FFFF"/>
    </style:style>
    <style:style style:name="T3880" style:parent-style-name="Domyślnaczcionkaakapitu" style:family="text">
      <style:text-properties fo:background-color="#80FFFF"/>
    </style:style>
    <style:style style:name="P3881" style:parent-style-name="Normalny" style:family="paragraph">
      <style:paragraph-properties fo:text-align="justify" fo:line-height="150%"/>
    </style:style>
    <style:style style:name="T3882" style:parent-style-name="Domyślnaczcionkaakapitu" style:family="text">
      <style:text-properties fo:background-color="#80FFFF" style:text-underline-type="single" style:text-underline-style="solid" style:text-underline-width="auto" style:text-underline-mode="continuous"/>
    </style:style>
    <style:style style:name="T3883" style:parent-style-name="Domyślnaczcionkaakapitu" style:family="text">
      <style:text-properties style:text-underline-type="single" style:text-underline-style="solid" style:text-underline-width="auto" style:text-underline-mode="continuous"/>
    </style:style>
    <style:style style:name="T3884" style:parent-style-name="Domyślnaczcionkaakapitu" style:family="text">
      <style:text-properties fo:background-color="#80FFFF" style:text-underline-type="single" style:text-underline-style="solid" style:text-underline-width="auto" style:text-underline-mode="continuous"/>
    </style:style>
    <style:style style:name="T3885" style:parent-style-name="Domyślnaczcionkaakapitu" style:family="text">
      <style:text-properties style:text-underline-type="single" style:text-underline-style="solid" style:text-underline-width="auto" style:text-underline-mode="continuous"/>
    </style:style>
    <style:style style:name="T3886" style:parent-style-name="Domyślnaczcionkaakapitu" style:family="text">
      <style:text-properties fo:background-color="#80FFFF" style:text-underline-type="single" style:text-underline-style="solid" style:text-underline-width="auto" style:text-underline-mode="continuous"/>
    </style:style>
    <style:style style:name="T3887" style:parent-style-name="Domyślnaczcionkaakapitu" style:family="text">
      <style:text-properties style:text-underline-type="single" style:text-underline-style="solid" style:text-underline-width="auto" style:text-underline-mode="continuous"/>
    </style:style>
    <style:style style:name="T3888" style:parent-style-name="Domyślnaczcionkaakapitu" style:family="text">
      <style:text-properties fo:background-color="#80FFFF" style:text-underline-type="single" style:text-underline-style="solid" style:text-underline-width="auto" style:text-underline-mode="continuous"/>
    </style:style>
    <style:style style:name="T3889" style:parent-style-name="Domyślnaczcionkaakapitu" style:family="text">
      <style:text-properties style:text-underline-type="single" style:text-underline-style="solid" style:text-underline-width="auto" style:text-underline-mode="continuous"/>
    </style:style>
    <style:style style:name="T3890" style:parent-style-name="Domyślnaczcionkaakapitu" style:family="text">
      <style:text-properties fo:background-color="#80FFFF" style:text-underline-type="single" style:text-underline-style="solid" style:text-underline-width="auto" style:text-underline-mode="continuous"/>
    </style:style>
    <style:style style:name="P3891" style:parent-style-name="Normalny" style:family="paragraph">
      <style:paragraph-properties fo:text-align="justify" fo:line-height="150%" fo:text-indent="0.2479in"/>
    </style:style>
    <style:style style:name="T3892" style:parent-style-name="Domyślnaczcionkaakapitu" style:family="text">
      <style:text-properties fo:background-color="#80FFFF"/>
    </style:style>
    <style:style style:name="T3893" style:parent-style-name="Domyślnaczcionkaakapitu" style:family="text">
      <style:text-properties fo:background-color="#80FFFF"/>
    </style:style>
    <style:style style:name="T3894" style:parent-style-name="Domyślnaczcionkaakapitu" style:family="text">
      <style:text-properties fo:background-color="#80FFFF"/>
    </style:style>
    <style:style style:name="T3895" style:parent-style-name="Domyślnaczcionkaakapitu" style:family="text">
      <style:text-properties fo:background-color="#80FFFF"/>
    </style:style>
    <style:style style:name="T3896" style:parent-style-name="Domyślnaczcionkaakapitu" style:family="text">
      <style:text-properties fo:background-color="#80FFFF"/>
    </style:style>
    <style:style style:name="T3897" style:parent-style-name="Domyślnaczcionkaakapitu" style:family="text">
      <style:text-properties fo:background-color="#80FFFF"/>
    </style:style>
    <style:style style:name="T3898" style:parent-style-name="Domyślnaczcionkaakapitu" style:family="text">
      <style:text-properties fo:background-color="#80FFFF"/>
    </style:style>
    <style:style style:name="T3899" style:parent-style-name="Domyślnaczcionkaakapitu" style:family="text">
      <style:text-properties fo:background-color="#80FFFF"/>
    </style:style>
    <style:style style:name="P3900" style:parent-style-name="Normalny" style:family="paragraph">
      <style:paragraph-properties fo:text-align="justify" fo:line-height="150%" fo:text-indent="0.2479in"/>
    </style:style>
    <style:style style:name="P3901" style:parent-style-name="Normalny" style:family="paragraph">
      <style:paragraph-properties fo:text-align="justify" fo:line-height="150%"/>
    </style:style>
    <style:style style:name="T3902" style:parent-style-name="Domyślnaczcionkaakapitu" style:family="text">
      <style:text-properties style:text-underline-type="single" style:text-underline-style="solid" style:text-underline-width="auto" style:text-underline-mode="continuous"/>
    </style:style>
    <style:style style:name="T3903" style:parent-style-name="Domyślnaczcionkaakapitu" style:family="text">
      <style:text-properties fo:background-color="#80FFFF" style:text-underline-type="single" style:text-underline-style="solid" style:text-underline-width="auto" style:text-underline-mode="continuous"/>
    </style:style>
    <style:style style:name="T3904" style:parent-style-name="Domyślnaczcionkaakapitu" style:family="text">
      <style:text-properties style:text-underline-type="single" style:text-underline-style="solid" style:text-underline-width="auto" style:text-underline-mode="continuous"/>
    </style:style>
    <style:style style:name="T3905" style:parent-style-name="Domyślnaczcionkaakapitu" style:family="text">
      <style:text-properties fo:background-color="#80FFFF" style:text-underline-type="single" style:text-underline-style="solid" style:text-underline-width="auto" style:text-underline-mode="continuous"/>
    </style:style>
    <style:style style:name="T3906" style:parent-style-name="Domyślnaczcionkaakapitu" style:family="text">
      <style:text-properties style:text-underline-type="single" style:text-underline-style="solid" style:text-underline-width="auto" style:text-underline-mode="continuous"/>
    </style:style>
    <style:style style:name="T3907" style:parent-style-name="Domyślnaczcionkaakapitu" style:family="text">
      <style:text-properties fo:background-color="#80FFFF" style:text-underline-type="single" style:text-underline-style="solid" style:text-underline-width="auto" style:text-underline-mode="continuous"/>
    </style:style>
    <style:style style:name="T3908" style:parent-style-name="Domyślnaczcionkaakapitu" style:family="text">
      <style:text-properties style:text-underline-type="single" style:text-underline-style="solid" style:text-underline-width="auto" style:text-underline-mode="continuous"/>
    </style:style>
    <style:style style:name="T3909" style:parent-style-name="Domyślnaczcionkaakapitu" style:family="text">
      <style:text-properties fo:background-color="#80FFFF" style:text-underline-type="single" style:text-underline-style="solid" style:text-underline-width="auto" style:text-underline-mode="continuous"/>
    </style:style>
    <style:style style:name="P3910" style:parent-style-name="Normalny" style:family="paragraph">
      <style:paragraph-properties fo:text-align="justify" fo:line-height="150%" fo:text-indent="0.2479in"/>
    </style:style>
    <style:style style:name="T3911" style:parent-style-name="Domyślnaczcionkaakapitu" style:family="text">
      <style:text-properties fo:background-color="#80FFFF"/>
    </style:style>
    <style:style style:name="T3912" style:parent-style-name="Domyślnaczcionkaakapitu" style:family="text">
      <style:text-properties fo:background-color="#80FFFF"/>
    </style:style>
    <style:style style:name="T3913" style:parent-style-name="Domyślnaczcionkaakapitu" style:family="text">
      <style:text-properties fo:background-color="#80FFFF"/>
    </style:style>
    <style:style style:name="T3914" style:parent-style-name="Domyślnaczcionkaakapitu" style:family="text">
      <style:text-properties fo:background-color="#80FFFF"/>
    </style:style>
    <style:style style:name="T3915" style:parent-style-name="Domyślnaczcionkaakapitu" style:family="text">
      <style:text-properties fo:background-color="#80FFFF"/>
    </style:style>
    <style:style style:name="T3916" style:parent-style-name="Domyślnaczcionkaakapitu" style:family="text">
      <style:text-properties fo:background-color="#80FFFF"/>
    </style:style>
    <style:style style:name="T3917" style:parent-style-name="Domyślnaczcionkaakapitu" style:family="text">
      <style:text-properties fo:background-color="#80FFFF"/>
    </style:style>
    <style:style style:name="P3918" style:parent-style-name="Normalny" style:family="paragraph">
      <style:paragraph-properties fo:text-align="justify" fo:line-height="150%"/>
    </style:style>
    <style:style style:name="T3919" style:parent-style-name="Domyślnaczcionkaakapitu" style:family="text">
      <style:text-properties fo:background-color="#80FFFF" style:text-underline-type="single" style:text-underline-style="solid" style:text-underline-width="auto" style:text-underline-mode="continuous"/>
    </style:style>
    <style:style style:name="T3920" style:parent-style-name="Domyślnaczcionkaakapitu" style:family="text">
      <style:text-properties style:text-underline-type="single" style:text-underline-style="solid" style:text-underline-width="auto" style:text-underline-mode="continuous"/>
    </style:style>
    <style:style style:name="T3921" style:parent-style-name="Domyślnaczcionkaakapitu" style:family="text">
      <style:text-properties fo:background-color="#80FFFF" style:text-underline-type="single" style:text-underline-style="solid" style:text-underline-width="auto" style:text-underline-mode="continuous"/>
    </style:style>
    <style:style style:name="T3922" style:parent-style-name="Domyślnaczcionkaakapitu" style:family="text">
      <style:text-properties style:text-underline-type="single" style:text-underline-style="solid" style:text-underline-width="auto" style:text-underline-mode="continuous"/>
    </style:style>
    <style:style style:name="T3923" style:parent-style-name="Domyślnaczcionkaakapitu" style:family="text">
      <style:text-properties fo:background-color="#80FFFF" style:text-underline-type="single" style:text-underline-style="solid" style:text-underline-width="auto" style:text-underline-mode="continuous"/>
    </style:style>
    <style:style style:name="T3924" style:parent-style-name="Domyślnaczcionkaakapitu" style:family="text">
      <style:text-properties style:text-underline-type="single" style:text-underline-style="solid" style:text-underline-width="auto" style:text-underline-mode="continuous"/>
    </style:style>
    <style:style style:name="T3925" style:parent-style-name="Domyślnaczcionkaakapitu" style:family="text">
      <style:text-properties fo:background-color="#80FFFF" style:text-underline-type="single" style:text-underline-style="solid" style:text-underline-width="auto" style:text-underline-mode="continuous"/>
    </style:style>
    <style:style style:name="T3926" style:parent-style-name="Domyślnaczcionkaakapitu" style:family="text">
      <style:text-properties style:text-underline-type="single" style:text-underline-style="solid" style:text-underline-width="auto" style:text-underline-mode="continuous"/>
    </style:style>
    <style:style style:name="T3927" style:parent-style-name="Domyślnaczcionkaakapitu" style:family="text">
      <style:text-properties fo:background-color="#80FFFF" style:text-underline-type="single" style:text-underline-style="solid" style:text-underline-width="auto" style:text-underline-mode="continuous"/>
    </style:style>
    <style:style style:name="P3928" style:parent-style-name="Normalny" style:family="paragraph">
      <style:paragraph-properties fo:text-align="justify" fo:line-height="150%" fo:text-indent="0.2479in"/>
    </style:style>
    <style:style style:name="P3929" style:parent-style-name="Normalny" style:family="paragraph">
      <style:paragraph-properties fo:text-align="justify" fo:line-height="150%"/>
    </style:style>
    <style:style style:name="T3930" style:parent-style-name="Domyślnaczcionkaakapitu" style:family="text">
      <style:text-properties style:text-underline-type="single" style:text-underline-style="solid" style:text-underline-width="auto" style:text-underline-mode="continuous"/>
    </style:style>
    <style:style style:name="P3931" style:parent-style-name="Normalny" style:family="paragraph">
      <style:paragraph-properties fo:text-align="justify" fo:line-height="150%" fo:text-indent="0.2479in"/>
    </style:style>
    <style:style style:name="T3932" style:parent-style-name="Domyślnaczcionkaakapitu" style:family="text">
      <style:text-properties fo:background-color="#80FFFF"/>
    </style:style>
    <style:style style:name="T3933" style:parent-style-name="Domyślnaczcionkaakapitu" style:family="text">
      <style:text-properties fo:background-color="#80FFFF"/>
    </style:style>
    <style:style style:name="T3934" style:parent-style-name="Domyślnaczcionkaakapitu" style:family="text">
      <style:text-properties fo:background-color="#80FFFF"/>
    </style:style>
    <style:style style:name="T3935" style:parent-style-name="Domyślnaczcionkaakapitu" style:family="text">
      <style:text-properties fo:background-color="#80FFFF"/>
    </style:style>
    <style:style style:name="T3936" style:parent-style-name="Domyślnaczcionkaakapitu" style:family="text">
      <style:text-properties fo:background-color="#80FFFF"/>
    </style:style>
    <style:style style:name="P3937" style:parent-style-name="Normalny" style:family="paragraph">
      <style:paragraph-properties fo:text-align="justify" fo:line-height="150%"/>
    </style:style>
    <style:style style:name="T3938" style:parent-style-name="Domyślnaczcionkaakapitu" style:family="text">
      <style:text-properties fo:background-color="#80FFFF" style:text-underline-type="single" style:text-underline-style="solid" style:text-underline-width="auto" style:text-underline-mode="continuous"/>
    </style:style>
    <style:style style:name="T3939" style:parent-style-name="Domyślnaczcionkaakapitu" style:family="text">
      <style:text-properties style:text-underline-type="single" style:text-underline-style="solid" style:text-underline-width="auto" style:text-underline-mode="continuous"/>
    </style:style>
    <style:style style:name="T3940" style:parent-style-name="Domyślnaczcionkaakapitu" style:family="text">
      <style:text-properties fo:background-color="#80FFFF" style:text-underline-type="single" style:text-underline-style="solid" style:text-underline-width="auto" style:text-underline-mode="continuous"/>
    </style:style>
    <style:style style:name="T3941" style:parent-style-name="Domyślnaczcionkaakapitu" style:family="text">
      <style:text-properties style:text-underline-type="single" style:text-underline-style="solid" style:text-underline-width="auto" style:text-underline-mode="continuous"/>
    </style:style>
    <style:style style:name="T3942" style:parent-style-name="Domyślnaczcionkaakapitu" style:family="text">
      <style:text-properties fo:background-color="#80FFFF" style:text-underline-type="single" style:text-underline-style="solid" style:text-underline-width="auto" style:text-underline-mode="continuous"/>
    </style:style>
    <style:style style:name="T3943" style:parent-style-name="Domyślnaczcionkaakapitu" style:family="text">
      <style:text-properties style:text-underline-type="single" style:text-underline-style="solid" style:text-underline-width="auto" style:text-underline-mode="continuous"/>
    </style:style>
    <style:style style:name="T3944" style:parent-style-name="Domyślnaczcionkaakapitu" style:family="text">
      <style:text-properties fo:background-color="#80FFFF" style:text-underline-type="single" style:text-underline-style="solid" style:text-underline-width="auto" style:text-underline-mode="continuous"/>
    </style:style>
    <style:style style:name="T3945" style:parent-style-name="Domyślnaczcionkaakapitu" style:family="text">
      <style:text-properties style:text-underline-type="single" style:text-underline-style="solid" style:text-underline-width="auto" style:text-underline-mode="continuous"/>
    </style:style>
    <style:style style:name="T3946" style:parent-style-name="Domyślnaczcionkaakapitu" style:family="text">
      <style:text-properties fo:background-color="#80FFFF" style:text-underline-type="single" style:text-underline-style="solid" style:text-underline-width="auto" style:text-underline-mode="continuous"/>
    </style:style>
    <style:style style:name="P3947" style:parent-style-name="Normalny" style:family="paragraph">
      <style:paragraph-properties fo:text-align="justify" fo:line-height="150%" fo:text-indent="0.2479in"/>
    </style:style>
    <style:style style:name="P3948" style:parent-style-name="Normalny" style:family="paragraph">
      <style:paragraph-properties fo:text-align="justify" fo:line-height="150%" fo:text-indent="0.2479in"/>
    </style:style>
    <style:style style:name="T3949" style:parent-style-name="Domyślnaczcionkaakapitu" style:family="text">
      <style:text-properties fo:background-color="#80FFFF"/>
    </style:style>
    <style:style style:name="T3950" style:parent-style-name="Domyślnaczcionkaakapitu" style:family="text">
      <style:text-properties fo:background-color="#80FFFF"/>
    </style:style>
    <style:style style:name="T3951" style:parent-style-name="Domyślnaczcionkaakapitu" style:family="text">
      <style:text-properties fo:background-color="#80FFFF"/>
    </style:style>
    <style:style style:name="P3952" style:parent-style-name="Normalny" style:family="paragraph">
      <style:paragraph-properties fo:text-align="justify" fo:line-height="150%"/>
    </style:style>
    <style:style style:name="T3953" style:parent-style-name="Domyślnaczcionkaakapitu" style:family="text">
      <style:text-properties style:text-underline-type="single" style:text-underline-style="solid" style:text-underline-width="auto" style:text-underline-mode="continuous"/>
    </style:style>
    <style:style style:name="P3954" style:parent-style-name="Normalny" style:family="paragraph">
      <style:paragraph-properties fo:text-align="justify" fo:line-height="150%" fo:text-indent="0.2479in"/>
    </style:style>
    <style:style style:name="T3955" style:parent-style-name="Domyślnaczcionkaakapitu" style:family="text">
      <style:text-properties fo:background-color="#80FFFF"/>
    </style:style>
    <style:style style:name="P3956" style:parent-style-name="Normalny" style:family="paragraph">
      <style:paragraph-properties fo:text-align="justify" fo:line-height="150%"/>
    </style:style>
    <style:style style:name="T3957" style:parent-style-name="Domyślnaczcionkaakapitu" style:family="text">
      <style:text-properties fo:background-color="#80FFFF" style:text-underline-type="single" style:text-underline-style="solid" style:text-underline-width="auto" style:text-underline-mode="continuous"/>
    </style:style>
    <style:style style:name="T3958" style:parent-style-name="Domyślnaczcionkaakapitu" style:family="text">
      <style:text-properties style:text-underline-type="single" style:text-underline-style="solid" style:text-underline-width="auto" style:text-underline-mode="continuous"/>
    </style:style>
    <style:style style:name="T3959" style:parent-style-name="Domyślnaczcionkaakapitu" style:family="text">
      <style:text-properties fo:background-color="#80FFFF" style:text-underline-type="single" style:text-underline-style="solid" style:text-underline-width="auto" style:text-underline-mode="continuous"/>
    </style:style>
    <style:style style:name="T3960" style:parent-style-name="Domyślnaczcionkaakapitu" style:family="text">
      <style:text-properties style:text-underline-type="single" style:text-underline-style="solid" style:text-underline-width="auto" style:text-underline-mode="continuous"/>
    </style:style>
    <style:style style:name="T3961" style:parent-style-name="Domyślnaczcionkaakapitu" style:family="text">
      <style:text-properties fo:background-color="#80FFFF" style:text-underline-type="single" style:text-underline-style="solid" style:text-underline-width="auto" style:text-underline-mode="continuous"/>
    </style:style>
    <style:style style:name="T3962" style:parent-style-name="Domyślnaczcionkaakapitu" style:family="text">
      <style:text-properties style:text-underline-type="single" style:text-underline-style="solid" style:text-underline-width="auto" style:text-underline-mode="continuous"/>
    </style:style>
    <style:style style:name="T3963" style:parent-style-name="Domyślnaczcionkaakapitu" style:family="text">
      <style:text-properties fo:background-color="#80FFFF" style:text-underline-type="single" style:text-underline-style="solid" style:text-underline-width="auto" style:text-underline-mode="continuous"/>
    </style:style>
    <style:style style:name="T3964" style:parent-style-name="Domyślnaczcionkaakapitu" style:family="text">
      <style:text-properties style:text-underline-type="single" style:text-underline-style="solid" style:text-underline-width="auto" style:text-underline-mode="continuous"/>
    </style:style>
    <style:style style:name="T3965" style:parent-style-name="Domyślnaczcionkaakapitu" style:family="text">
      <style:text-properties fo:background-color="#80FFFF" style:text-underline-type="single" style:text-underline-style="solid" style:text-underline-width="auto" style:text-underline-mode="continuous"/>
    </style:style>
    <style:style style:name="P3966" style:parent-style-name="Normalny" style:family="paragraph">
      <style:paragraph-properties fo:text-align="justify" fo:line-height="150%" fo:text-indent="0.2479in"/>
    </style:style>
    <style:style style:name="T3967" style:parent-style-name="Domyślnaczcionkaakapitu" style:family="text">
      <style:text-properties fo:background-color="#80FFFF"/>
    </style:style>
    <style:style style:name="P3968" style:parent-style-name="Normalny" style:family="paragraph">
      <style:paragraph-properties fo:text-align="justify" fo:line-height="150%"/>
    </style:style>
    <style:style style:name="T3969" style:parent-style-name="Domyślnaczcionkaakapitu" style:family="text">
      <style:text-properties style:text-underline-type="single" style:text-underline-style="solid" style:text-underline-width="auto" style:text-underline-mode="continuous"/>
    </style:style>
    <style:style style:name="T3970" style:parent-style-name="Domyślnaczcionkaakapitu" style:family="text">
      <style:text-properties fo:background-color="#80FFFF" style:text-underline-type="single" style:text-underline-style="solid" style:text-underline-width="auto" style:text-underline-mode="continuous"/>
    </style:style>
    <style:style style:name="T3971" style:parent-style-name="Domyślnaczcionkaakapitu" style:family="text">
      <style:text-properties style:text-underline-type="single" style:text-underline-style="solid" style:text-underline-width="auto" style:text-underline-mode="continuous"/>
    </style:style>
    <style:style style:name="T3972" style:parent-style-name="Domyślnaczcionkaakapitu" style:family="text">
      <style:text-properties fo:background-color="#80FFFF" style:text-underline-type="single" style:text-underline-style="solid" style:text-underline-width="auto" style:text-underline-mode="continuous"/>
    </style:style>
    <style:style style:name="T3973" style:parent-style-name="Domyślnaczcionkaakapitu" style:family="text">
      <style:text-properties style:text-underline-type="single" style:text-underline-style="solid" style:text-underline-width="auto" style:text-underline-mode="continuous"/>
    </style:style>
    <style:style style:name="T3974" style:parent-style-name="Domyślnaczcionkaakapitu" style:family="text">
      <style:text-properties fo:background-color="#80FFFF" style:text-underline-type="single" style:text-underline-style="solid" style:text-underline-width="auto" style:text-underline-mode="continuous"/>
    </style:style>
    <style:style style:name="T3975" style:parent-style-name="Domyślnaczcionkaakapitu" style:family="text">
      <style:text-properties style:text-underline-type="single" style:text-underline-style="solid" style:text-underline-width="auto" style:text-underline-mode="continuous"/>
    </style:style>
    <style:style style:name="P3976" style:parent-style-name="Normalny" style:family="paragraph">
      <style:paragraph-properties fo:text-align="justify" fo:line-height="150%" fo:text-indent="0.2479in"/>
    </style:style>
    <style:style style:name="T3977" style:parent-style-name="Domyślnaczcionkaakapitu" style:family="text">
      <style:text-properties fo:background-color="#80FFFF"/>
    </style:style>
    <style:style style:name="T3978" style:parent-style-name="Domyślnaczcionkaakapitu" style:family="text">
      <style:text-properties fo:background-color="#80FFFF"/>
    </style:style>
    <style:style style:name="T3979" style:parent-style-name="Domyślnaczcionkaakapitu" style:family="text">
      <style:text-properties fo:background-color="#80FFFF"/>
    </style:style>
    <style:style style:name="T3980" style:parent-style-name="Domyślnaczcionkaakapitu" style:family="text">
      <style:text-properties fo:background-color="#80FFFF"/>
    </style:style>
    <style:style style:name="T3981" style:parent-style-name="Domyślnaczcionkaakapitu" style:family="text">
      <style:text-properties fo:background-color="#80FFFF"/>
    </style:style>
    <style:style style:name="P3982" style:parent-style-name="Normalny" style:family="paragraph">
      <style:paragraph-properties fo:text-align="justify" fo:line-height="150%"/>
    </style:style>
    <style:style style:name="T3983" style:parent-style-name="Domyślnaczcionkaakapitu" style:family="text">
      <style:text-properties style:text-underline-type="single" style:text-underline-style="solid" style:text-underline-width="auto" style:text-underline-mode="continuous"/>
    </style:style>
    <style:style style:name="T3984" style:parent-style-name="Domyślnaczcionkaakapitu" style:family="text">
      <style:text-properties fo:background-color="#80FFFF" style:text-underline-type="single" style:text-underline-style="solid" style:text-underline-width="auto" style:text-underline-mode="continuous"/>
    </style:style>
    <style:style style:name="T3985" style:parent-style-name="Domyślnaczcionkaakapitu" style:family="text">
      <style:text-properties style:text-underline-type="single" style:text-underline-style="solid" style:text-underline-width="auto" style:text-underline-mode="continuous"/>
    </style:style>
    <style:style style:name="P3986" style:parent-style-name="Normalny" style:family="paragraph">
      <style:paragraph-properties fo:text-align="justify" fo:line-height="150%" fo:text-indent="0.2479in"/>
    </style:style>
    <style:style style:name="P3987" style:parent-style-name="Normalny" style:family="paragraph">
      <style:paragraph-properties fo:text-align="justify" fo:line-height="150%"/>
    </style:style>
    <style:style style:name="T3988" style:parent-style-name="Domyślnaczcionkaakapitu" style:family="text">
      <style:text-properties fo:background-color="#80FFFF" style:text-underline-type="single" style:text-underline-style="solid" style:text-underline-width="auto" style:text-underline-mode="continuous"/>
    </style:style>
    <style:style style:name="T3989" style:parent-style-name="Domyślnaczcionkaakapitu" style:family="text">
      <style:text-properties style:text-underline-type="single" style:text-underline-style="solid" style:text-underline-width="auto" style:text-underline-mode="continuous"/>
    </style:style>
    <style:style style:name="T3990" style:parent-style-name="Domyślnaczcionkaakapitu" style:family="text">
      <style:text-properties fo:background-color="#80FFFF" style:text-underline-type="single" style:text-underline-style="solid" style:text-underline-width="auto" style:text-underline-mode="continuous"/>
    </style:style>
    <style:style style:name="T3991" style:parent-style-name="Domyślnaczcionkaakapitu" style:family="text">
      <style:text-properties style:text-underline-type="single" style:text-underline-style="solid" style:text-underline-width="auto" style:text-underline-mode="continuous"/>
    </style:style>
    <style:style style:name="T3992" style:parent-style-name="Domyślnaczcionkaakapitu" style:family="text">
      <style:text-properties fo:background-color="#80FFFF" style:text-underline-type="single" style:text-underline-style="solid" style:text-underline-width="auto" style:text-underline-mode="continuous"/>
    </style:style>
    <style:style style:name="T3993" style:parent-style-name="Domyślnaczcionkaakapitu" style:family="text">
      <style:text-properties style:text-underline-type="single" style:text-underline-style="solid" style:text-underline-width="auto" style:text-underline-mode="continuous"/>
    </style:style>
    <style:style style:name="T3994" style:parent-style-name="Domyślnaczcionkaakapitu" style:family="text">
      <style:text-properties fo:background-color="#80FFFF" style:text-underline-type="single" style:text-underline-style="solid" style:text-underline-width="auto" style:text-underline-mode="continuous"/>
    </style:style>
    <style:style style:name="T3995" style:parent-style-name="Domyślnaczcionkaakapitu" style:family="text">
      <style:text-properties style:text-underline-type="single" style:text-underline-style="solid" style:text-underline-width="auto" style:text-underline-mode="continuous"/>
    </style:style>
    <style:style style:name="T3996" style:parent-style-name="Domyślnaczcionkaakapitu" style:family="text">
      <style:text-properties fo:background-color="#80FFFF" style:text-underline-type="single" style:text-underline-style="solid" style:text-underline-width="auto" style:text-underline-mode="continuous"/>
    </style:style>
    <style:style style:name="P3997" style:parent-style-name="Normalny" style:family="paragraph">
      <style:paragraph-properties fo:text-align="justify" fo:line-height="150%" fo:text-indent="0.2479in"/>
    </style:style>
    <style:style style:name="P3998" style:parent-style-name="Normalny" style:family="paragraph">
      <style:paragraph-properties fo:text-align="justify" fo:line-height="150%"/>
    </style:style>
    <style:style style:name="T3999" style:parent-style-name="Domyślnaczcionkaakapitu" style:family="text">
      <style:text-properties style:text-underline-type="single" style:text-underline-style="solid" style:text-underline-width="auto" style:text-underline-mode="continuous"/>
    </style:style>
    <style:style style:name="T4000" style:parent-style-name="Domyślnaczcionkaakapitu" style:family="text">
      <style:text-properties fo:background-color="#80FFFF" style:text-underline-type="single" style:text-underline-style="solid" style:text-underline-width="auto" style:text-underline-mode="continuous"/>
    </style:style>
    <style:style style:name="T4001" style:parent-style-name="Domyślnaczcionkaakapitu" style:family="text">
      <style:text-properties style:text-underline-type="single" style:text-underline-style="solid" style:text-underline-width="auto" style:text-underline-mode="continuous"/>
    </style:style>
    <style:style style:name="P4002" style:parent-style-name="Normalny" style:family="paragraph">
      <style:paragraph-properties fo:text-align="justify" fo:line-height="150%" fo:text-indent="0.2479in"/>
    </style:style>
    <style:style style:name="T4003" style:parent-style-name="Domyślnaczcionkaakapitu" style:family="text">
      <style:text-properties fo:background-color="#80FFFF"/>
    </style:style>
    <style:style style:name="T4004" style:parent-style-name="Domyślnaczcionkaakapitu" style:family="text">
      <style:text-properties fo:background-color="#80FFFF"/>
    </style:style>
    <style:style style:name="T4005" style:parent-style-name="Domyślnaczcionkaakapitu" style:family="text">
      <style:text-properties fo:background-color="#80FFFF"/>
    </style:style>
    <style:style style:name="P4006" style:parent-style-name="Normalny" style:family="paragraph">
      <style:paragraph-properties fo:text-align="justify" fo:line-height="150%" fo:text-indent="0.2479in"/>
    </style:style>
    <style:style style:name="T4007" style:parent-style-name="Domyślnaczcionkaakapitu" style:family="text">
      <style:text-properties fo:background-color="#80FFFF"/>
    </style:style>
    <style:style style:name="T4008" style:parent-style-name="Domyślnaczcionkaakapitu" style:family="text">
      <style:text-properties fo:background-color="#80FFFF"/>
    </style:style>
    <style:style style:name="T4009" style:parent-style-name="Domyślnaczcionkaakapitu" style:family="text">
      <style:text-properties fo:background-color="#80FFFF"/>
    </style:style>
    <style:style style:name="T4010" style:parent-style-name="Domyślnaczcionkaakapitu" style:family="text">
      <style:text-properties fo:background-color="#80FFFF"/>
    </style:style>
    <style:style style:name="P4011" style:parent-style-name="Normalny" style:family="paragraph">
      <style:paragraph-properties fo:text-align="justify" fo:line-height="150%" fo:text-indent="0.2479in"/>
    </style:style>
    <style:style style:name="T4012" style:parent-style-name="Domyślnaczcionkaakapitu" style:family="text">
      <style:text-properties fo:background-color="#80FFFF"/>
    </style:style>
    <style:style style:name="T4013" style:parent-style-name="Domyślnaczcionkaakapitu" style:family="text">
      <style:text-properties fo:background-color="#80FFFF"/>
    </style:style>
    <style:style style:name="T4014" style:parent-style-name="Domyślnaczcionkaakapitu" style:family="text">
      <style:text-properties fo:background-color="#80FFFF"/>
    </style:style>
    <style:style style:name="T4015" style:parent-style-name="Domyślnaczcionkaakapitu" style:family="text">
      <style:text-properties fo:background-color="#80FFFF"/>
    </style:style>
    <style:style style:name="P4016" style:parent-style-name="Normalny" style:family="paragraph">
      <style:paragraph-properties fo:text-align="justify" fo:line-height="150%"/>
    </style:style>
    <style:style style:name="T4017" style:parent-style-name="Domyślnaczcionkaakapitu" style:family="text">
      <style:text-properties fo:background-color="#80FFFF" style:text-underline-type="single" style:text-underline-style="solid" style:text-underline-width="auto" style:text-underline-mode="continuous"/>
    </style:style>
    <style:style style:name="T4018" style:parent-style-name="Domyślnaczcionkaakapitu" style:family="text">
      <style:text-properties style:text-underline-type="single" style:text-underline-style="solid" style:text-underline-width="auto" style:text-underline-mode="continuous"/>
    </style:style>
    <style:style style:name="T4019" style:parent-style-name="Domyślnaczcionkaakapitu" style:family="text">
      <style:text-properties fo:background-color="#80FFFF" style:text-underline-type="single" style:text-underline-style="solid" style:text-underline-width="auto" style:text-underline-mode="continuous"/>
    </style:style>
    <style:style style:name="T4020" style:parent-style-name="Domyślnaczcionkaakapitu" style:family="text">
      <style:text-properties style:text-underline-type="single" style:text-underline-style="solid" style:text-underline-width="auto" style:text-underline-mode="continuous"/>
    </style:style>
    <style:style style:name="T4021" style:parent-style-name="Domyślnaczcionkaakapitu" style:family="text">
      <style:text-properties fo:background-color="#80FFFF" style:text-underline-type="single" style:text-underline-style="solid" style:text-underline-width="auto" style:text-underline-mode="continuous"/>
    </style:style>
    <style:style style:name="T4022" style:parent-style-name="Domyślnaczcionkaakapitu" style:family="text">
      <style:text-properties style:text-underline-type="single" style:text-underline-style="solid" style:text-underline-width="auto" style:text-underline-mode="continuous"/>
    </style:style>
    <style:style style:name="T4023" style:parent-style-name="Domyślnaczcionkaakapitu" style:family="text">
      <style:text-properties fo:background-color="#80FFFF" style:text-underline-type="single" style:text-underline-style="solid" style:text-underline-width="auto" style:text-underline-mode="continuous"/>
    </style:style>
    <style:style style:name="T4024" style:parent-style-name="Domyślnaczcionkaakapitu" style:family="text">
      <style:text-properties style:text-underline-type="single" style:text-underline-style="solid" style:text-underline-width="auto" style:text-underline-mode="continuous"/>
    </style:style>
    <style:style style:name="T4025" style:parent-style-name="Domyślnaczcionkaakapitu" style:family="text">
      <style:text-properties fo:background-color="#80FFFF" style:text-underline-type="single" style:text-underline-style="solid" style:text-underline-width="auto" style:text-underline-mode="continuous"/>
    </style:style>
    <style:style style:name="P4026" style:parent-style-name="Normalny" style:family="paragraph">
      <style:paragraph-properties fo:text-align="justify" fo:line-height="150%" fo:text-indent="0.2479in"/>
    </style:style>
    <style:style style:name="T4027" style:parent-style-name="Domyślnaczcionkaakapitu" style:family="text">
      <style:text-properties fo:background-color="#80FFFF"/>
    </style:style>
    <style:style style:name="P4028" style:parent-style-name="Normalny" style:family="paragraph">
      <style:paragraph-properties fo:text-align="justify" fo:line-height="150%" fo:text-indent="0.2479in"/>
    </style:style>
    <style:style style:name="P4029" style:parent-style-name="Normalny" style:family="paragraph">
      <style:paragraph-properties fo:text-align="justify" fo:line-height="150%"/>
    </style:style>
    <style:style style:name="T4030" style:parent-style-name="Domyślnaczcionkaakapitu" style:family="text">
      <style:text-properties style:text-underline-type="single" style:text-underline-style="solid" style:text-underline-width="auto" style:text-underline-mode="continuous"/>
    </style:style>
    <style:style style:name="T4031" style:parent-style-name="Domyślnaczcionkaakapitu" style:family="text">
      <style:text-properties fo:background-color="#80FFFF" style:text-underline-type="single" style:text-underline-style="solid" style:text-underline-width="auto" style:text-underline-mode="continuous"/>
    </style:style>
    <style:style style:name="T4032" style:parent-style-name="Domyślnaczcionkaakapitu" style:family="text">
      <style:text-properties style:text-underline-type="single" style:text-underline-style="solid" style:text-underline-width="auto" style:text-underline-mode="continuous"/>
    </style:style>
    <style:style style:name="T4033" style:parent-style-name="Domyślnaczcionkaakapitu" style:family="text">
      <style:text-properties fo:background-color="#80FFFF" style:text-underline-type="single" style:text-underline-style="solid" style:text-underline-width="auto" style:text-underline-mode="continuous"/>
    </style:style>
    <style:style style:name="T4034" style:parent-style-name="Domyślnaczcionkaakapitu" style:family="text">
      <style:text-properties style:text-underline-type="single" style:text-underline-style="solid" style:text-underline-width="auto" style:text-underline-mode="continuous"/>
    </style:style>
    <style:style style:name="P4035" style:parent-style-name="Normalny" style:family="paragraph">
      <style:paragraph-properties fo:text-align="justify" fo:line-height="150%" fo:text-indent="0.2479in"/>
    </style:style>
    <style:style style:name="T4036" style:parent-style-name="Domyślnaczcionkaakapitu" style:family="text">
      <style:text-properties fo:background-color="#80FFFF"/>
    </style:style>
    <style:style style:name="T4037" style:parent-style-name="Domyślnaczcionkaakapitu" style:family="text">
      <style:text-properties fo:background-color="#80FFFF"/>
    </style:style>
    <style:style style:name="P4038" style:parent-style-name="Normalny" style:family="paragraph">
      <style:paragraph-properties fo:text-align="justify" fo:line-height="150%"/>
    </style:style>
    <style:style style:name="T4039" style:parent-style-name="Domyślnaczcionkaakapitu" style:family="text">
      <style:text-properties fo:background-color="#80FFFF" style:text-underline-type="single" style:text-underline-style="solid" style:text-underline-width="auto" style:text-underline-mode="continuous"/>
    </style:style>
    <style:style style:name="T4040" style:parent-style-name="Domyślnaczcionkaakapitu" style:family="text">
      <style:text-properties style:text-underline-type="single" style:text-underline-style="solid" style:text-underline-width="auto" style:text-underline-mode="continuous"/>
    </style:style>
    <style:style style:name="T4041" style:parent-style-name="Domyślnaczcionkaakapitu" style:family="text">
      <style:text-properties fo:background-color="#80FFFF" style:text-underline-type="single" style:text-underline-style="solid" style:text-underline-width="auto" style:text-underline-mode="continuous"/>
    </style:style>
    <style:style style:name="T4042" style:parent-style-name="Domyślnaczcionkaakapitu" style:family="text">
      <style:text-properties style:text-underline-type="single" style:text-underline-style="solid" style:text-underline-width="auto" style:text-underline-mode="continuous"/>
    </style:style>
    <style:style style:name="T4043" style:parent-style-name="Domyślnaczcionkaakapitu" style:family="text">
      <style:text-properties fo:background-color="#80FFFF" style:text-underline-type="single" style:text-underline-style="solid" style:text-underline-width="auto" style:text-underline-mode="continuous"/>
    </style:style>
    <style:style style:name="T4044" style:parent-style-name="Domyślnaczcionkaakapitu" style:family="text">
      <style:text-properties style:text-underline-type="single" style:text-underline-style="solid" style:text-underline-width="auto" style:text-underline-mode="continuous"/>
    </style:style>
    <style:style style:name="T4045" style:parent-style-name="Domyślnaczcionkaakapitu" style:family="text">
      <style:text-properties fo:background-color="#80FFFF" style:text-underline-type="single" style:text-underline-style="solid" style:text-underline-width="auto" style:text-underline-mode="continuous"/>
    </style:style>
    <style:style style:name="T4046" style:parent-style-name="Domyślnaczcionkaakapitu" style:family="text">
      <style:text-properties style:text-underline-type="single" style:text-underline-style="solid" style:text-underline-width="auto" style:text-underline-mode="continuous"/>
    </style:style>
    <style:style style:name="T4047" style:parent-style-name="Domyślnaczcionkaakapitu" style:family="text">
      <style:text-properties fo:background-color="#80FFFF" style:text-underline-type="single" style:text-underline-style="solid" style:text-underline-width="auto" style:text-underline-mode="continuous"/>
    </style:style>
    <style:style style:name="P4048" style:parent-style-name="Normalny" style:family="paragraph">
      <style:paragraph-properties fo:text-align="justify" fo:line-height="150%" fo:text-indent="0.2479in"/>
    </style:style>
    <style:style style:name="T4049" style:parent-style-name="Domyślnaczcionkaakapitu" style:family="text">
      <style:text-properties fo:background-color="#80FFFF"/>
    </style:style>
    <style:style style:name="P4050" style:parent-style-name="Normalny" style:family="paragraph">
      <style:paragraph-properties fo:text-align="justify" fo:line-height="150%" fo:text-indent="0.2479in"/>
    </style:style>
    <style:style style:name="T4051" style:parent-style-name="Domyślnaczcionkaakapitu" style:family="text">
      <style:text-properties fo:background-color="#80FFFF"/>
    </style:style>
    <style:style style:name="T4052" style:parent-style-name="Domyślnaczcionkaakapitu" style:family="text">
      <style:text-properties fo:background-color="#80FFFF"/>
    </style:style>
    <style:style style:name="T4053" style:parent-style-name="Domyślnaczcionkaakapitu" style:family="text">
      <style:text-properties fo:background-color="#80FFFF"/>
    </style:style>
    <style:style style:name="T4054" style:parent-style-name="Domyślnaczcionkaakapitu" style:family="text">
      <style:text-properties fo:background-color="#80FFFF"/>
    </style:style>
    <style:style style:name="T4055" style:parent-style-name="Domyślnaczcionkaakapitu" style:family="text">
      <style:text-properties fo:background-color="#80FFFF"/>
    </style:style>
    <style:style style:name="T4056" style:parent-style-name="Domyślnaczcionkaakapitu" style:family="text">
      <style:text-properties fo:background-color="#80FFFF"/>
    </style:style>
    <style:style style:name="P4057" style:parent-style-name="Normalny" style:family="paragraph">
      <style:paragraph-properties fo:text-align="justify" fo:line-height="150%" fo:text-indent="0.2479in"/>
    </style:style>
    <style:style style:name="T4058" style:parent-style-name="Domyślnaczcionkaakapitu" style:family="text">
      <style:text-properties fo:background-color="#80FFFF"/>
    </style:style>
    <style:style style:name="T4059" style:parent-style-name="Domyślnaczcionkaakapitu" style:family="text">
      <style:text-properties fo:background-color="#80FFFF"/>
    </style:style>
    <style:style style:name="T4060" style:parent-style-name="Domyślnaczcionkaakapitu" style:family="text">
      <style:text-properties fo:background-color="#80FFFF"/>
    </style:style>
    <style:style style:name="T4061" style:parent-style-name="Domyślnaczcionkaakapitu" style:family="text">
      <style:text-properties fo:background-color="#80FFFF"/>
    </style:style>
    <style:style style:name="T4062" style:parent-style-name="Domyślnaczcionkaakapitu" style:family="text">
      <style:text-properties fo:background-color="#80FFFF"/>
    </style:style>
    <style:style style:name="P4063" style:parent-style-name="Normalny" style:family="paragraph">
      <style:paragraph-properties fo:text-align="justify" fo:line-height="150%" fo:text-indent="0.2479in"/>
    </style:style>
    <style:style style:name="T4064" style:parent-style-name="Domyślnaczcionkaakapitu" style:family="text">
      <style:text-properties fo:background-color="#80FFFF"/>
    </style:style>
    <style:style style:name="P4065" style:parent-style-name="Normalny" style:family="paragraph">
      <style:paragraph-properties fo:text-align="justify" fo:line-height="150%"/>
    </style:style>
    <style:style style:name="T4066" style:parent-style-name="Domyślnaczcionkaakapitu" style:family="text">
      <style:text-properties style:text-underline-type="single" style:text-underline-style="solid" style:text-underline-width="auto" style:text-underline-mode="continuous"/>
    </style:style>
    <style:style style:name="P4067" style:parent-style-name="Normalny" style:family="paragraph">
      <style:paragraph-properties fo:text-align="justify" fo:line-height="150%" fo:text-indent="0.2479in"/>
    </style:style>
    <style:style style:name="T4068" style:parent-style-name="Domyślnaczcionkaakapitu" style:family="text">
      <style:text-properties fo:background-color="#80FFFF"/>
    </style:style>
    <style:style style:name="T4069" style:parent-style-name="Domyślnaczcionkaakapitu" style:family="text">
      <style:text-properties fo:background-color="#80FFFF"/>
    </style:style>
    <style:style style:name="T4070" style:parent-style-name="Domyślnaczcionkaakapitu" style:family="text">
      <style:text-properties fo:background-color="#80FFFF"/>
    </style:style>
    <style:style style:name="T4071" style:parent-style-name="Domyślnaczcionkaakapitu" style:family="text">
      <style:text-properties fo:background-color="#80FFFF"/>
    </style:style>
    <style:style style:name="T4072" style:parent-style-name="Domyślnaczcionkaakapitu" style:family="text">
      <style:text-properties fo:background-color="#80FFFF"/>
    </style:style>
    <style:style style:name="T4073" style:parent-style-name="Domyślnaczcionkaakapitu" style:family="text">
      <style:text-properties fo:background-color="#80FFFF"/>
    </style:style>
    <style:style style:name="T4074" style:parent-style-name="Domyślnaczcionkaakapitu" style:family="text">
      <style:text-properties fo:background-color="#80FFFF"/>
    </style:style>
    <style:style style:name="P4075" style:parent-style-name="Normalny" style:family="paragraph">
      <style:paragraph-properties fo:text-align="justify" fo:line-height="150%"/>
    </style:style>
    <style:style style:name="T4076" style:parent-style-name="Domyślnaczcionkaakapitu" style:family="text">
      <style:text-properties fo:background-color="#80FFFF" style:text-underline-type="single" style:text-underline-style="solid" style:text-underline-width="auto" style:text-underline-mode="continuous"/>
    </style:style>
    <style:style style:name="T4077" style:parent-style-name="Domyślnaczcionkaakapitu" style:family="text">
      <style:text-properties style:text-underline-type="single" style:text-underline-style="solid" style:text-underline-width="auto" style:text-underline-mode="continuous"/>
    </style:style>
    <style:style style:name="T4078" style:parent-style-name="Domyślnaczcionkaakapitu" style:family="text">
      <style:text-properties style:text-underline-type="single" style:text-underline-style="solid" style:text-underline-width="auto" style:text-underline-mode="continuous"/>
    </style:style>
    <style:style style:name="T4079" style:parent-style-name="Domyślnaczcionkaakapitu" style:family="text">
      <style:text-properties style:text-underline-type="single" style:text-underline-style="solid" style:text-underline-width="auto" style:text-underline-mode="continuous"/>
    </style:style>
    <style:style style:name="T4080" style:parent-style-name="Domyślnaczcionkaakapitu" style:family="text">
      <style:text-properties fo:background-color="#80FFFF" style:text-underline-type="single" style:text-underline-style="solid" style:text-underline-width="auto" style:text-underline-mode="continuous"/>
    </style:style>
    <style:style style:name="T4081" style:parent-style-name="Domyślnaczcionkaakapitu" style:family="text">
      <style:text-properties fo:background-color="#80FFFF" style:text-underline-type="single" style:text-underline-style="solid" style:text-underline-width="auto" style:text-underline-mode="continuous"/>
    </style:style>
    <style:style style:name="T4082" style:parent-style-name="Domyślnaczcionkaakapitu" style:family="text">
      <style:text-properties fo:background-color="#80FFFF" style:text-underline-type="single" style:text-underline-style="solid" style:text-underline-width="auto" style:text-underline-mode="continuous"/>
    </style:style>
    <style:style style:name="T4083" style:parent-style-name="Domyślnaczcionkaakapitu" style:family="text">
      <style:text-properties style:text-underline-type="single" style:text-underline-style="solid" style:text-underline-width="auto" style:text-underline-mode="continuous"/>
    </style:style>
    <style:style style:name="T4084" style:parent-style-name="Domyślnaczcionkaakapitu" style:family="text">
      <style:text-properties fo:background-color="#80FFFF" style:text-underline-type="single" style:text-underline-style="solid" style:text-underline-width="auto" style:text-underline-mode="continuous"/>
    </style:style>
    <style:style style:name="P4085" style:parent-style-name="Normalny" style:family="paragraph">
      <style:paragraph-properties fo:text-align="justify" fo:line-height="150%" fo:text-indent="0.2479in"/>
    </style:style>
    <style:style style:name="P4086" style:parent-style-name="Normalny" style:family="paragraph">
      <style:paragraph-properties fo:text-align="justify" fo:line-height="150%"/>
    </style:style>
    <style:style style:name="T4087" style:parent-style-name="Domyślnaczcionkaakapitu" style:family="text">
      <style:text-properties fo:background-color="#80FFFF" style:text-underline-type="single" style:text-underline-style="solid" style:text-underline-width="auto" style:text-underline-mode="continuous"/>
    </style:style>
    <style:style style:name="T4088" style:parent-style-name="Domyślnaczcionkaakapitu" style:family="text">
      <style:text-properties style:text-underline-type="single" style:text-underline-style="solid" style:text-underline-width="auto" style:text-underline-mode="continuous"/>
    </style:style>
    <style:style style:name="T4089" style:parent-style-name="Domyślnaczcionkaakapitu" style:family="text">
      <style:text-properties fo:background-color="#80FFFF" style:text-underline-type="single" style:text-underline-style="solid" style:text-underline-width="auto" style:text-underline-mode="continuous"/>
    </style:style>
    <style:style style:name="T4090" style:parent-style-name="Domyślnaczcionkaakapitu" style:family="text">
      <style:text-properties style:text-underline-type="single" style:text-underline-style="solid" style:text-underline-width="auto" style:text-underline-mode="continuous"/>
    </style:style>
    <style:style style:name="T4091" style:parent-style-name="Domyślnaczcionkaakapitu" style:family="text">
      <style:text-properties fo:background-color="#80FFFF" style:text-underline-type="single" style:text-underline-style="solid" style:text-underline-width="auto" style:text-underline-mode="continuous"/>
    </style:style>
    <style:style style:name="T4092" style:parent-style-name="Domyślnaczcionkaakapitu" style:family="text">
      <style:text-properties style:text-underline-type="single" style:text-underline-style="solid" style:text-underline-width="auto" style:text-underline-mode="continuous"/>
    </style:style>
    <style:style style:name="T4093" style:parent-style-name="Domyślnaczcionkaakapitu" style:family="text">
      <style:text-properties fo:background-color="#80FFFF" style:text-underline-type="single" style:text-underline-style="solid" style:text-underline-width="auto" style:text-underline-mode="continuous"/>
    </style:style>
    <style:style style:name="T4094" style:parent-style-name="Domyślnaczcionkaakapitu" style:family="text">
      <style:text-properties style:text-underline-type="single" style:text-underline-style="solid" style:text-underline-width="auto" style:text-underline-mode="continuous"/>
    </style:style>
    <style:style style:name="T4095" style:parent-style-name="Domyślnaczcionkaakapitu" style:family="text">
      <style:text-properties fo:background-color="#80FFFF" style:text-underline-type="single" style:text-underline-style="solid" style:text-underline-width="auto" style:text-underline-mode="continuous"/>
    </style:style>
    <style:style style:name="P4096" style:parent-style-name="Normalny" style:family="paragraph">
      <style:paragraph-properties fo:text-align="justify" fo:line-height="150%" fo:text-indent="0.2479in"/>
    </style:style>
    <style:style style:name="T4097" style:parent-style-name="Domyślnaczcionkaakapitu" style:family="text">
      <style:text-properties fo:background-color="#80FFFF"/>
    </style:style>
    <style:style style:name="T4098" style:parent-style-name="Domyślnaczcionkaakapitu" style:family="text">
      <style:text-properties fo:background-color="#80FFFF"/>
    </style:style>
    <style:style style:name="T4099" style:parent-style-name="Domyślnaczcionkaakapitu" style:family="text">
      <style:text-properties fo:background-color="#80FFFF"/>
    </style:style>
    <style:style style:name="T4100" style:parent-style-name="Domyślnaczcionkaakapitu" style:family="text">
      <style:text-properties fo:background-color="#80FFFF"/>
    </style:style>
    <style:style style:name="P4101" style:parent-style-name="Normalny" style:family="paragraph">
      <style:paragraph-properties fo:text-align="justify" fo:line-height="150%" fo:text-indent="0.2479in"/>
    </style:style>
    <style:style style:name="T4102" style:parent-style-name="Domyślnaczcionkaakapitu" style:family="text">
      <style:text-properties fo:background-color="#80FFFF"/>
    </style:style>
    <style:style style:name="P4103" style:parent-style-name="Normalny" style:family="paragraph">
      <style:paragraph-properties fo:text-align="justify" fo:line-height="150%" fo:text-indent="0.2479in"/>
    </style:style>
    <style:style style:name="P4104" style:parent-style-name="Normalny" style:family="paragraph">
      <style:paragraph-properties fo:text-align="justify" fo:line-height="150%" fo:text-indent="0.2479in"/>
    </style:style>
    <style:style style:name="T4105" style:parent-style-name="Domyślnaczcionkaakapitu" style:family="text">
      <style:text-properties fo:background-color="#80FFFF"/>
    </style:style>
    <style:style style:name="T4106" style:parent-style-name="Domyślnaczcionkaakapitu" style:family="text">
      <style:text-properties fo:background-color="#80FFFF"/>
    </style:style>
    <style:style style:name="T4107" style:parent-style-name="Domyślnaczcionkaakapitu" style:family="text">
      <style:text-properties fo:background-color="#80FFFF"/>
    </style:style>
    <style:style style:name="T4108" style:parent-style-name="Domyślnaczcionkaakapitu" style:family="text">
      <style:text-properties fo:background-color="#80FFFF"/>
    </style:style>
    <style:style style:name="T4109" style:parent-style-name="Domyślnaczcionkaakapitu" style:family="text">
      <style:text-properties fo:background-color="#80FFFF"/>
    </style:style>
    <style:style style:name="T4110" style:parent-style-name="Domyślnaczcionkaakapitu" style:family="text">
      <style:text-properties fo:background-color="#80FFFF"/>
    </style:style>
    <style:style style:name="P4111" style:parent-style-name="Normalny" style:family="paragraph">
      <style:paragraph-properties fo:text-align="justify" fo:line-height="150%" fo:text-indent="0.2479in"/>
    </style:style>
    <style:style style:name="T4112" style:parent-style-name="Domyślnaczcionkaakapitu" style:family="text">
      <style:text-properties fo:background-color="#80FFFF"/>
    </style:style>
    <style:style style:name="P4113" style:parent-style-name="Normalny" style:family="paragraph">
      <style:paragraph-properties fo:text-align="justify" fo:line-height="150%" fo:text-indent="0.2479in"/>
    </style:style>
    <style:style style:name="P4114" style:parent-style-name="Normalny" style:family="paragraph">
      <style:paragraph-properties fo:text-align="justify" fo:line-height="150%" fo:text-indent="0.2479in"/>
    </style:style>
    <style:style style:name="T4115" style:parent-style-name="Domyślnaczcionkaakapitu" style:family="text">
      <style:text-properties fo:background-color="#80FFFF"/>
    </style:style>
    <style:style style:name="T4116" style:parent-style-name="Domyślnaczcionkaakapitu" style:family="text">
      <style:text-properties fo:background-color="#80FFFF"/>
    </style:style>
    <style:style style:name="P4117" style:parent-style-name="Normalny" style:family="paragraph">
      <style:paragraph-properties fo:text-align="justify" fo:line-height="150%" fo:text-indent="0.2479in"/>
    </style:style>
    <style:style style:name="T4118" style:parent-style-name="Domyślnaczcionkaakapitu" style:family="text">
      <style:text-properties fo:background-color="#80FFFF"/>
    </style:style>
    <style:style style:name="P4119" style:parent-style-name="Normalny" style:family="paragraph">
      <style:paragraph-properties fo:text-align="justify" fo:line-height="150%" fo:text-indent="0.2479in"/>
    </style:style>
    <style:style style:name="P4120" style:parent-style-name="Normalny" style:family="paragraph">
      <style:paragraph-properties fo:text-align="justify" fo:line-height="150%" fo:text-indent="0.2479in"/>
    </style:style>
    <style:style style:name="T4121" style:parent-style-name="Domyślnaczcionkaakapitu" style:family="text">
      <style:text-properties fo:background-color="#80FFFF"/>
    </style:style>
    <style:style style:name="T4122" style:parent-style-name="Domyślnaczcionkaakapitu" style:family="text">
      <style:text-properties fo:background-color="#80FFFF"/>
    </style:style>
    <style:style style:name="T4123" style:parent-style-name="Domyślnaczcionkaakapitu" style:family="text">
      <style:text-properties fo:background-color="#80FFFF"/>
    </style:style>
    <style:style style:name="P4124" style:parent-style-name="Normalny" style:family="paragraph">
      <style:paragraph-properties fo:text-align="justify" fo:line-height="150%" fo:text-indent="0.2479in"/>
    </style:style>
    <style:style style:name="T4125" style:parent-style-name="Domyślnaczcionkaakapitu" style:family="text">
      <style:text-properties fo:background-color="#80FFFF"/>
    </style:style>
    <style:style style:name="P4126" style:parent-style-name="Normalny" style:family="paragraph">
      <style:paragraph-properties fo:text-align="justify" fo:line-height="150%" fo:text-indent="0.2479in"/>
    </style:style>
    <style:style style:name="T4127" style:parent-style-name="Domyślnaczcionkaakapitu" style:family="text">
      <style:text-properties fo:background-color="#80FFFF"/>
    </style:style>
    <style:style style:name="P4128" style:parent-style-name="Normalny" style:family="paragraph">
      <style:paragraph-properties fo:text-align="justify" fo:line-height="150%" fo:text-indent="0.2479in"/>
    </style:style>
    <style:style style:name="T4129" style:parent-style-name="Domyślnaczcionkaakapitu" style:family="text">
      <style:text-properties fo:background-color="#80FFFF"/>
    </style:style>
    <style:style style:name="T4130" style:parent-style-name="Domyślnaczcionkaakapitu" style:family="text">
      <style:text-properties fo:background-color="#80FFFF"/>
    </style:style>
    <style:style style:name="T4131" style:parent-style-name="Domyślnaczcionkaakapitu" style:family="text">
      <style:text-properties fo:background-color="#80FFFF"/>
    </style:style>
    <style:style style:name="P4132" style:parent-style-name="Normalny" style:family="paragraph">
      <style:paragraph-properties fo:text-align="justify" fo:line-height="150%" fo:text-indent="0.2479in"/>
    </style:style>
    <style:style style:name="P4133" style:parent-style-name="Normalny" style:family="paragraph">
      <style:paragraph-properties fo:text-align="justify" fo:line-height="150%"/>
    </style:style>
    <style:style style:name="T4134" style:parent-style-name="Domyślnaczcionkaakapitu" style:family="text">
      <style:text-properties style:text-underline-type="single" style:text-underline-style="solid" style:text-underline-width="auto" style:text-underline-mode="continuous"/>
    </style:style>
    <style:style style:name="T4135" style:parent-style-name="Domyślnaczcionkaakapitu" style:family="text">
      <style:text-properties fo:background-color="#80FFFF" style:text-underline-type="single" style:text-underline-style="solid" style:text-underline-width="auto" style:text-underline-mode="continuous"/>
    </style:style>
    <style:style style:name="T4136" style:parent-style-name="Domyślnaczcionkaakapitu" style:family="text">
      <style:text-properties style:text-underline-type="single" style:text-underline-style="solid" style:text-underline-width="auto" style:text-underline-mode="continuous"/>
    </style:style>
    <style:style style:name="T4137" style:parent-style-name="Domyślnaczcionkaakapitu" style:family="text">
      <style:text-properties fo:background-color="#80FFFF" style:text-underline-type="single" style:text-underline-style="solid" style:text-underline-width="auto" style:text-underline-mode="continuous"/>
    </style:style>
    <style:style style:name="T4138" style:parent-style-name="Domyślnaczcionkaakapitu" style:family="text">
      <style:text-properties style:text-underline-type="single" style:text-underline-style="solid" style:text-underline-width="auto" style:text-underline-mode="continuous"/>
    </style:style>
    <style:style style:name="T4139" style:parent-style-name="Domyślnaczcionkaakapitu" style:family="text">
      <style:text-properties style:text-underline-type="single" style:text-underline-style="solid" style:text-underline-width="auto" style:text-underline-mode="continuous"/>
    </style:style>
    <style:style style:name="T4140" style:parent-style-name="Domyślnaczcionkaakapitu" style:family="text">
      <style:text-properties fo:background-color="#80FFFF" style:text-underline-type="single" style:text-underline-style="solid" style:text-underline-width="auto" style:text-underline-mode="continuous"/>
    </style:style>
    <style:style style:name="T4141" style:parent-style-name="Domyślnaczcionkaakapitu" style:family="text">
      <style:text-properties style:text-underline-type="single" style:text-underline-style="solid" style:text-underline-width="auto" style:text-underline-mode="continuous"/>
    </style:style>
    <style:style style:name="P4142" style:parent-style-name="Normalny" style:family="paragraph">
      <style:paragraph-properties fo:text-align="justify" fo:line-height="150%" fo:text-indent="0.2479in"/>
    </style:style>
    <style:style style:name="P4143" style:parent-style-name="Normalny" style:family="paragraph">
      <style:paragraph-properties fo:text-align="justify" fo:line-height="150%"/>
    </style:style>
    <style:style style:name="T4144" style:parent-style-name="Domyślnaczcionkaakapitu" style:family="text">
      <style:text-properties fo:background-color="#80FFFF" style:text-underline-type="single" style:text-underline-style="solid" style:text-underline-width="auto" style:text-underline-mode="continuous"/>
    </style:style>
    <style:style style:name="T4145" style:parent-style-name="Domyślnaczcionkaakapitu" style:family="text">
      <style:text-properties style:text-underline-type="single" style:text-underline-style="solid" style:text-underline-width="auto" style:text-underline-mode="continuous"/>
    </style:style>
    <style:style style:name="T4146" style:parent-style-name="Domyślnaczcionkaakapitu" style:family="text">
      <style:text-properties fo:background-color="#80FFFF" style:text-underline-type="single" style:text-underline-style="solid" style:text-underline-width="auto" style:text-underline-mode="continuous"/>
    </style:style>
    <style:style style:name="T4147" style:parent-style-name="Domyślnaczcionkaakapitu" style:family="text">
      <style:text-properties style:text-underline-type="single" style:text-underline-style="solid" style:text-underline-width="auto" style:text-underline-mode="continuous"/>
    </style:style>
    <style:style style:name="T4148" style:parent-style-name="Domyślnaczcionkaakapitu" style:family="text">
      <style:text-properties fo:background-color="#80FFFF" style:text-underline-type="single" style:text-underline-style="solid" style:text-underline-width="auto" style:text-underline-mode="continuous"/>
    </style:style>
    <style:style style:name="T4149" style:parent-style-name="Domyślnaczcionkaakapitu" style:family="text">
      <style:text-properties style:text-underline-type="single" style:text-underline-style="solid" style:text-underline-width="auto" style:text-underline-mode="continuous"/>
    </style:style>
    <style:style style:name="T4150" style:parent-style-name="Domyślnaczcionkaakapitu" style:family="text">
      <style:text-properties fo:background-color="#80FFFF" style:text-underline-type="single" style:text-underline-style="solid" style:text-underline-width="auto" style:text-underline-mode="continuous"/>
    </style:style>
    <style:style style:name="T4151" style:parent-style-name="Domyślnaczcionkaakapitu" style:family="text">
      <style:text-properties style:text-underline-type="single" style:text-underline-style="solid" style:text-underline-width="auto" style:text-underline-mode="continuous"/>
    </style:style>
    <style:style style:name="T4152" style:parent-style-name="Domyślnaczcionkaakapitu" style:family="text">
      <style:text-properties fo:background-color="#80FFFF" style:text-underline-type="single" style:text-underline-style="solid" style:text-underline-width="auto" style:text-underline-mode="continuous"/>
    </style:style>
    <style:style style:name="P4153" style:parent-style-name="Normalny" style:family="paragraph">
      <style:paragraph-properties fo:text-align="justify" fo:line-height="150%" fo:text-indent="0.2479in"/>
    </style:style>
    <style:style style:name="T4154" style:parent-style-name="Domyślnaczcionkaakapitu" style:family="text">
      <style:text-properties fo:background-color="#80FFFF"/>
    </style:style>
    <style:style style:name="T4155" style:parent-style-name="Domyślnaczcionkaakapitu" style:family="text">
      <style:text-properties fo:background-color="#80FFFF"/>
    </style:style>
    <style:style style:name="T4156" style:parent-style-name="Domyślnaczcionkaakapitu" style:family="text">
      <style:text-properties fo:background-color="#80FFFF"/>
    </style:style>
    <style:style style:name="P4157" style:parent-style-name="Normalny" style:family="paragraph">
      <style:paragraph-properties fo:text-align="justify" fo:line-height="150%"/>
    </style:style>
    <style:style style:name="T4158" style:parent-style-name="Domyślnaczcionkaakapitu" style:family="text">
      <style:text-properties fo:background-color="#80FFFF" style:text-underline-type="single" style:text-underline-style="solid" style:text-underline-width="auto" style:text-underline-mode="continuous"/>
    </style:style>
    <style:style style:name="T4159" style:parent-style-name="Domyślnaczcionkaakapitu" style:family="text">
      <style:text-properties style:text-underline-type="single" style:text-underline-style="solid" style:text-underline-width="auto" style:text-underline-mode="continuous"/>
    </style:style>
    <style:style style:name="P4160" style:parent-style-name="Normalny" style:family="paragraph">
      <style:paragraph-properties fo:text-align="justify" fo:line-height="150%" fo:text-indent="0.2479in"/>
    </style:style>
    <style:style style:name="T4161" style:parent-style-name="Domyślnaczcionkaakapitu" style:family="text">
      <style:text-properties fo:background-color="#80FFFF"/>
    </style:style>
    <style:style style:name="T4162" style:parent-style-name="Domyślnaczcionkaakapitu" style:family="text">
      <style:text-properties fo:background-color="#80FFFF"/>
    </style:style>
    <style:style style:name="T4163" style:parent-style-name="Domyślnaczcionkaakapitu" style:family="text">
      <style:text-properties fo:background-color="#80FFFF"/>
    </style:style>
    <style:style style:name="T4164" style:parent-style-name="Domyślnaczcionkaakapitu" style:family="text">
      <style:text-properties fo:background-color="#80FFFF"/>
    </style:style>
    <style:style style:name="P4165" style:parent-style-name="Normalny" style:family="paragraph">
      <style:paragraph-properties fo:text-align="justify" fo:line-height="150%" fo:text-indent="0.2479in"/>
    </style:style>
    <style:style style:name="T4166" style:parent-style-name="Domyślnaczcionkaakapitu" style:family="text">
      <style:text-properties fo:background-color="#80FFFF"/>
    </style:style>
    <style:style style:name="P4167" style:parent-style-name="Normalny" style:family="paragraph">
      <style:paragraph-properties fo:text-align="justify" fo:line-height="150%" fo:text-indent="0.2479in"/>
    </style:style>
    <style:style style:name="T4168" style:parent-style-name="Domyślnaczcionkaakapitu" style:family="text">
      <style:text-properties fo:background-color="#80FFFF"/>
    </style:style>
    <style:style style:name="T4169" style:parent-style-name="Domyślnaczcionkaakapitu" style:family="text">
      <style:text-properties fo:background-color="#80FFFF"/>
    </style:style>
    <style:style style:name="T4170" style:parent-style-name="Domyślnaczcionkaakapitu" style:family="text">
      <style:text-properties fo:background-color="#80FFFF"/>
    </style:style>
    <style:style style:name="T4171" style:parent-style-name="Domyślnaczcionkaakapitu" style:family="text">
      <style:text-properties fo:background-color="#80FFFF"/>
    </style:style>
    <style:style style:name="T4172" style:parent-style-name="Domyślnaczcionkaakapitu" style:family="text">
      <style:text-properties fo:background-color="#80FFFF"/>
    </style:style>
    <style:style style:name="T4173" style:parent-style-name="Domyślnaczcionkaakapitu" style:family="text">
      <style:text-properties fo:background-color="#80FFFF"/>
    </style:style>
    <style:style style:name="T4174" style:parent-style-name="Domyślnaczcionkaakapitu" style:family="text">
      <style:text-properties fo:background-color="#80FFFF"/>
    </style:style>
    <style:style style:name="T4175" style:parent-style-name="Domyślnaczcionkaakapitu" style:family="text">
      <style:text-properties fo:background-color="#80FFFF"/>
    </style:style>
    <style:style style:name="T4176" style:parent-style-name="Domyślnaczcionkaakapitu" style:family="text">
      <style:text-properties fo:background-color="#80FFFF"/>
    </style:style>
    <style:style style:name="T4177" style:parent-style-name="Domyślnaczcionkaakapitu" style:family="text">
      <style:text-properties fo:background-color="#80FFFF"/>
    </style:style>
    <style:style style:name="T4178" style:parent-style-name="Domyślnaczcionkaakapitu" style:family="text">
      <style:text-properties fo:background-color="#80FFFF"/>
    </style:style>
    <style:style style:name="T4179" style:parent-style-name="Domyślnaczcionkaakapitu" style:family="text">
      <style:text-properties fo:background-color="#80FFFF"/>
    </style:style>
    <style:style style:name="T4180" style:parent-style-name="Domyślnaczcionkaakapitu" style:family="text">
      <style:text-properties fo:background-color="#80FFFF"/>
    </style:style>
    <style:style style:name="P4181" style:parent-style-name="Normalny" style:family="paragraph">
      <style:paragraph-properties fo:text-align="justify" fo:line-height="150%" fo:text-indent="0.2479in"/>
    </style:style>
    <style:style style:name="T4182" style:parent-style-name="Domyślnaczcionkaakapitu" style:family="text">
      <style:text-properties fo:background-color="#80FFFF"/>
    </style:style>
    <style:style style:name="T4183" style:parent-style-name="Domyślnaczcionkaakapitu" style:family="text">
      <style:text-properties fo:background-color="#80FFFF"/>
    </style:style>
    <style:style style:name="T4184" style:parent-style-name="Domyślnaczcionkaakapitu" style:family="text">
      <style:text-properties fo:background-color="#80FFFF"/>
    </style:style>
    <style:style style:name="T4185" style:parent-style-name="Domyślnaczcionkaakapitu" style:family="text">
      <style:text-properties fo:background-color="#80FFFF"/>
    </style:style>
    <style:style style:name="T4186" style:parent-style-name="Domyślnaczcionkaakapitu" style:family="text">
      <style:text-properties fo:background-color="#80FFFF"/>
    </style:style>
    <style:style style:name="T4187" style:parent-style-name="Domyślnaczcionkaakapitu" style:family="text">
      <style:text-properties fo:background-color="#80FFFF"/>
    </style:style>
    <style:style style:name="T4188" style:parent-style-name="Domyślnaczcionkaakapitu" style:family="text">
      <style:text-properties fo:background-color="#80FFFF"/>
    </style:style>
    <style:style style:name="T4189" style:parent-style-name="Domyślnaczcionkaakapitu" style:family="text">
      <style:text-properties fo:background-color="#80FFFF"/>
    </style:style>
    <style:style style:name="T4190" style:parent-style-name="Domyślnaczcionkaakapitu" style:family="text">
      <style:text-properties fo:background-color="#80FFFF"/>
    </style:style>
    <style:style style:name="P4191" style:parent-style-name="Normalny" style:family="paragraph">
      <style:paragraph-properties fo:text-align="justify" fo:line-height="150%" fo:text-indent="0.2479in"/>
    </style:style>
    <style:style style:name="P4192" style:parent-style-name="Normalny" style:family="paragraph">
      <style:paragraph-properties fo:text-align="justify" fo:line-height="150%" fo:text-indent="0.2479in"/>
    </style:style>
    <style:style style:name="T4193" style:parent-style-name="Domyślnaczcionkaakapitu" style:family="text">
      <style:text-properties fo:background-color="#80FFFF"/>
    </style:style>
    <style:style style:name="P4194" style:parent-style-name="Normalny" style:family="paragraph">
      <style:paragraph-properties fo:text-align="justify" fo:line-height="150%" fo:text-indent="0.2479in"/>
    </style:style>
    <style:style style:name="P4195" style:parent-style-name="Normalny" style:family="paragraph">
      <style:paragraph-properties fo:text-align="justify" fo:line-height="150%" fo:text-indent="0.2479in"/>
    </style:style>
    <style:style style:name="P4196" style:parent-style-name="Normalny" style:family="paragraph">
      <style:paragraph-properties fo:text-align="justify" fo:line-height="150%" fo:text-indent="0.2479in"/>
    </style:style>
    <style:style style:name="P4197" style:parent-style-name="Normalny" style:family="paragraph">
      <style:paragraph-properties fo:text-align="justify" fo:line-height="150%" fo:text-indent="0.2479in"/>
    </style:style>
    <style:style style:name="P4198" style:parent-style-name="Normalny" style:family="paragraph">
      <style:paragraph-properties fo:text-align="justify" fo:line-height="150%" fo:text-indent="0.2479in"/>
    </style:style>
    <style:style style:name="T4199" style:parent-style-name="Domyślnaczcionkaakapitu" style:family="text">
      <style:text-properties fo:background-color="#80FFFF"/>
    </style:style>
    <style:style style:name="T4200" style:parent-style-name="Domyślnaczcionkaakapitu" style:family="text">
      <style:text-properties fo:background-color="#80FFFF"/>
    </style:style>
    <style:style style:name="T4201" style:parent-style-name="Domyślnaczcionkaakapitu" style:family="text">
      <style:text-properties fo:background-color="#80FFFF"/>
    </style:style>
    <style:style style:name="T4202" style:parent-style-name="Domyślnaczcionkaakapitu" style:family="text">
      <style:text-properties fo:background-color="#80FFFF"/>
    </style:style>
    <style:style style:name="P4203" style:parent-style-name="Normalny" style:family="paragraph">
      <style:paragraph-properties fo:text-align="justify" fo:line-height="150%" fo:text-indent="0.2479in"/>
    </style:style>
    <style:style style:name="T4204" style:parent-style-name="Domyślnaczcionkaakapitu" style:family="text">
      <style:text-properties fo:background-color="#80FFFF"/>
    </style:style>
    <style:style style:name="T4205" style:parent-style-name="Domyślnaczcionkaakapitu" style:family="text">
      <style:text-properties fo:background-color="#80FFFF"/>
    </style:style>
    <style:style style:name="T4206" style:parent-style-name="Domyślnaczcionkaakapitu" style:family="text">
      <style:text-properties fo:background-color="#80FFFF"/>
    </style:style>
    <style:style style:name="T4207" style:parent-style-name="Domyślnaczcionkaakapitu" style:family="text">
      <style:text-properties fo:background-color="#80FFFF"/>
    </style:style>
    <style:style style:name="T4208" style:parent-style-name="Domyślnaczcionkaakapitu" style:family="text">
      <style:text-properties fo:background-color="#80FFFF"/>
    </style:style>
    <style:style style:name="T4209" style:parent-style-name="Domyślnaczcionkaakapitu" style:family="text">
      <style:text-properties fo:background-color="#80FFFF"/>
    </style:style>
    <style:style style:name="P4210" style:parent-style-name="Normalny" style:family="paragraph">
      <style:paragraph-properties fo:text-align="justify" fo:line-height="150%" fo:text-indent="0.2479in"/>
    </style:style>
    <style:style style:name="T4211" style:parent-style-name="Domyślnaczcionkaakapitu" style:family="text">
      <style:text-properties fo:background-color="#80FFFF"/>
    </style:style>
    <style:style style:name="T4212" style:parent-style-name="Domyślnaczcionkaakapitu" style:family="text">
      <style:text-properties fo:background-color="#80FFFF"/>
    </style:style>
    <style:style style:name="T4213" style:parent-style-name="Domyślnaczcionkaakapitu" style:family="text">
      <style:text-properties fo:background-color="#80FFFF"/>
    </style:style>
    <style:style style:name="T4214" style:parent-style-name="Domyślnaczcionkaakapitu" style:family="text">
      <style:text-properties fo:background-color="#80FFFF"/>
    </style:style>
    <style:style style:name="T4215" style:parent-style-name="Domyślnaczcionkaakapitu" style:family="text">
      <style:text-properties fo:background-color="#80FFFF"/>
    </style:style>
    <style:style style:name="P4216" style:parent-style-name="Normalny" style:family="paragraph">
      <style:paragraph-properties fo:text-align="justify" fo:line-height="150%" fo:text-indent="0.2479in"/>
    </style:style>
    <style:style style:name="T4217" style:parent-style-name="Domyślnaczcionkaakapitu" style:family="text">
      <style:text-properties fo:background-color="#80FFFF"/>
    </style:style>
    <style:style style:name="T4218" style:parent-style-name="Domyślnaczcionkaakapitu" style:family="text">
      <style:text-properties fo:background-color="#80FFFF"/>
    </style:style>
    <style:style style:name="T4219" style:parent-style-name="Domyślnaczcionkaakapitu" style:family="text">
      <style:text-properties fo:background-color="#80FFFF"/>
    </style:style>
    <style:style style:name="T4220" style:parent-style-name="Domyślnaczcionkaakapitu" style:family="text">
      <style:text-properties fo:background-color="#80FFFF"/>
    </style:style>
    <style:style style:name="T4221" style:parent-style-name="Domyślnaczcionkaakapitu" style:family="text">
      <style:text-properties fo:background-color="#80FFFF"/>
    </style:style>
    <style:style style:name="P4222" style:parent-style-name="Normalny" style:family="paragraph">
      <style:paragraph-properties fo:text-align="justify" fo:line-height="150%" fo:text-indent="0.2479in"/>
    </style:style>
    <style:style style:name="T4223" style:parent-style-name="Domyślnaczcionkaakapitu" style:family="text">
      <style:text-properties fo:background-color="#80FFFF"/>
    </style:style>
    <style:style style:name="T4224" style:parent-style-name="Domyślnaczcionkaakapitu" style:family="text">
      <style:text-properties fo:background-color="#80FFFF"/>
    </style:style>
    <style:style style:name="T4225" style:parent-style-name="Domyślnaczcionkaakapitu" style:family="text">
      <style:text-properties fo:background-color="#80FFFF"/>
    </style:style>
    <style:style style:name="T4226" style:parent-style-name="Domyślnaczcionkaakapitu" style:family="text">
      <style:text-properties fo:background-color="#80FFFF"/>
    </style:style>
    <style:style style:name="P4227" style:parent-style-name="Normalny" style:family="paragraph">
      <style:paragraph-properties fo:text-align="justify" fo:line-height="150%" fo:text-indent="0.2479in"/>
    </style:style>
    <style:style style:name="T4228" style:parent-style-name="Domyślnaczcionkaakapitu" style:family="text">
      <style:text-properties fo:background-color="#80FFFF"/>
    </style:style>
    <style:style style:name="P4229" style:parent-style-name="Normalny" style:family="paragraph">
      <style:paragraph-properties fo:text-align="justify" fo:line-height="150%" fo:text-indent="0.2479in"/>
    </style:style>
    <style:style style:name="T4230" style:parent-style-name="Domyślnaczcionkaakapitu" style:family="text">
      <style:text-properties fo:background-color="#80FFFF"/>
    </style:style>
    <style:style style:name="T4231" style:parent-style-name="Domyślnaczcionkaakapitu" style:family="text">
      <style:text-properties fo:background-color="#80FFFF"/>
    </style:style>
    <style:style style:name="T4232" style:parent-style-name="Domyślnaczcionkaakapitu" style:family="text">
      <style:text-properties fo:background-color="#80FFFF"/>
    </style:style>
    <style:style style:name="T4233" style:parent-style-name="Domyślnaczcionkaakapitu" style:family="text">
      <style:text-properties fo:background-color="#80FFFF"/>
    </style:style>
    <style:style style:name="T4234" style:parent-style-name="Domyślnaczcionkaakapitu" style:family="text">
      <style:text-properties fo:background-color="#80FFFF"/>
    </style:style>
    <style:style style:name="T4235" style:parent-style-name="Domyślnaczcionkaakapitu" style:family="text">
      <style:text-properties fo:background-color="#80FFFF"/>
    </style:style>
    <style:style style:name="P4236" style:parent-style-name="Normalny" style:family="paragraph">
      <style:paragraph-properties fo:text-align="justify" fo:line-height="150%" fo:text-indent="0.2479in"/>
    </style:style>
    <style:style style:name="T4237" style:parent-style-name="Domyślnaczcionkaakapitu" style:family="text">
      <style:text-properties fo:background-color="#80FFFF"/>
    </style:style>
    <style:style style:name="T4238" style:parent-style-name="Domyślnaczcionkaakapitu" style:family="text">
      <style:text-properties fo:background-color="#80FFFF"/>
    </style:style>
    <style:style style:name="T4239" style:parent-style-name="Domyślnaczcionkaakapitu" style:family="text">
      <style:text-properties fo:background-color="#80FFFF"/>
    </style:style>
    <style:style style:name="T4240" style:parent-style-name="Domyślnaczcionkaakapitu" style:family="text">
      <style:text-properties fo:background-color="#80FFFF"/>
    </style:style>
    <style:style style:name="T4241" style:parent-style-name="Domyślnaczcionkaakapitu" style:family="text">
      <style:text-properties fo:background-color="#80FFFF"/>
    </style:style>
    <style:style style:name="T4242" style:parent-style-name="Domyślnaczcionkaakapitu" style:family="text">
      <style:text-properties fo:background-color="#80FFFF"/>
    </style:style>
    <style:style style:name="T4243" style:parent-style-name="Domyślnaczcionkaakapitu" style:family="text">
      <style:text-properties fo:background-color="#80FFFF"/>
    </style:style>
    <style:style style:name="T4244" style:parent-style-name="Domyślnaczcionkaakapitu" style:family="text">
      <style:text-properties fo:background-color="#80FFFF"/>
    </style:style>
    <style:style style:name="P4245" style:parent-style-name="Normalny" style:family="paragraph">
      <style:paragraph-properties fo:text-align="justify" fo:line-height="150%" fo:text-indent="0.2479in"/>
    </style:style>
    <style:style style:name="T4246" style:parent-style-name="Domyślnaczcionkaakapitu" style:family="text">
      <style:text-properties fo:background-color="#80FFFF"/>
    </style:style>
    <style:style style:name="P4247" style:parent-style-name="Normalny" style:family="paragraph">
      <style:paragraph-properties fo:text-align="justify" fo:line-height="150%" fo:text-indent="0.2479in"/>
    </style:style>
    <style:style style:name="P4248" style:parent-style-name="Normalny" style:family="paragraph">
      <style:paragraph-properties fo:text-align="justify" fo:line-height="150%"/>
    </style:style>
    <style:style style:name="T4249" style:parent-style-name="Domyślnaczcionkaakapitu" style:family="text">
      <style:text-properties fo:background-color="#80FFFF" style:text-underline-type="single" style:text-underline-style="solid" style:text-underline-width="auto" style:text-underline-mode="continuous"/>
    </style:style>
    <style:style style:name="T4250" style:parent-style-name="Domyślnaczcionkaakapitu" style:family="text">
      <style:text-properties style:text-underline-type="single" style:text-underline-style="solid" style:text-underline-width="auto" style:text-underline-mode="continuous"/>
    </style:style>
    <style:style style:name="T4251" style:parent-style-name="Domyślnaczcionkaakapitu" style:family="text">
      <style:text-properties fo:background-color="#80FFFF" style:text-underline-type="single" style:text-underline-style="solid" style:text-underline-width="auto" style:text-underline-mode="continuous"/>
    </style:style>
    <style:style style:name="T4252" style:parent-style-name="Domyślnaczcionkaakapitu" style:family="text">
      <style:text-properties style:text-underline-type="single" style:text-underline-style="solid" style:text-underline-width="auto" style:text-underline-mode="continuous"/>
    </style:style>
    <style:style style:name="T4253" style:parent-style-name="Domyślnaczcionkaakapitu" style:family="text">
      <style:text-properties fo:background-color="#80FFFF" style:text-underline-type="single" style:text-underline-style="solid" style:text-underline-width="auto" style:text-underline-mode="continuous"/>
    </style:style>
    <style:style style:name="T4254" style:parent-style-name="Domyślnaczcionkaakapitu" style:family="text">
      <style:text-properties style:text-underline-type="single" style:text-underline-style="solid" style:text-underline-width="auto" style:text-underline-mode="continuous"/>
    </style:style>
    <style:style style:name="T4255" style:parent-style-name="Domyślnaczcionkaakapitu" style:family="text">
      <style:text-properties fo:background-color="#80FFFF" style:text-underline-type="single" style:text-underline-style="solid" style:text-underline-width="auto" style:text-underline-mode="continuous"/>
    </style:style>
    <style:style style:name="T4256" style:parent-style-name="Domyślnaczcionkaakapitu" style:family="text">
      <style:text-properties style:text-underline-type="single" style:text-underline-style="solid" style:text-underline-width="auto" style:text-underline-mode="continuous"/>
    </style:style>
    <style:style style:name="T4257" style:parent-style-name="Domyślnaczcionkaakapitu" style:family="text">
      <style:text-properties fo:background-color="#80FFFF" style:text-underline-type="single" style:text-underline-style="solid" style:text-underline-width="auto" style:text-underline-mode="continuous"/>
    </style:style>
    <style:style style:name="P4258" style:parent-style-name="Normalny" style:family="paragraph">
      <style:paragraph-properties fo:text-align="justify" fo:line-height="150%" fo:text-indent="0.2479in"/>
    </style:style>
    <style:style style:name="T4259" style:parent-style-name="Domyślnaczcionkaakapitu" style:family="text">
      <style:text-properties fo:background-color="#80FFFF"/>
    </style:style>
    <style:style style:name="P4260" style:parent-style-name="Normalny" style:family="paragraph">
      <style:paragraph-properties fo:text-align="justify" fo:line-height="150%"/>
    </style:style>
    <style:style style:name="T4261" style:parent-style-name="Domyślnaczcionkaakapitu" style:family="text">
      <style:text-properties style:text-underline-type="single" style:text-underline-style="solid" style:text-underline-width="auto" style:text-underline-mode="continuous"/>
    </style:style>
    <style:style style:name="T4262" style:parent-style-name="Domyślnaczcionkaakapitu" style:family="text">
      <style:text-properties fo:background-color="#80FFFF" style:text-underline-type="single" style:text-underline-style="solid" style:text-underline-width="auto" style:text-underline-mode="continuous"/>
    </style:style>
    <style:style style:name="T4263" style:parent-style-name="Domyślnaczcionkaakapitu" style:family="text">
      <style:text-properties style:text-underline-type="single" style:text-underline-style="solid" style:text-underline-width="auto" style:text-underline-mode="continuous"/>
    </style:style>
    <style:style style:name="P4264" style:parent-style-name="Normalny" style:family="paragraph">
      <style:paragraph-properties fo:text-align="justify" fo:line-height="150%" fo:text-indent="0.2479in"/>
    </style:style>
    <style:style style:name="T4265" style:parent-style-name="Domyślnaczcionkaakapitu" style:family="text">
      <style:text-properties fo:background-color="#80FFFF"/>
    </style:style>
    <style:style style:name="P4266" style:parent-style-name="Normalny" style:family="paragraph">
      <style:paragraph-properties fo:text-align="justify" fo:line-height="150%" fo:text-indent="0.2479in"/>
    </style:style>
    <style:style style:name="T4267" style:parent-style-name="Domyślnaczcionkaakapitu" style:family="text">
      <style:text-properties fo:background-color="#80FFFF"/>
    </style:style>
    <style:style style:name="P4268" style:parent-style-name="Normalny" style:family="paragraph">
      <style:paragraph-properties fo:text-align="justify" fo:line-height="150%" fo:text-indent="0.2479in"/>
    </style:style>
    <style:style style:name="T4269" style:parent-style-name="Domyślnaczcionkaakapitu" style:family="text">
      <style:text-properties fo:background-color="#80FFFF"/>
    </style:style>
    <style:style style:name="T4270" style:parent-style-name="Domyślnaczcionkaakapitu" style:family="text">
      <style:text-properties fo:background-color="#80FFFF"/>
    </style:style>
    <style:style style:name="P4271" style:parent-style-name="Normalny" style:family="paragraph">
      <style:paragraph-properties fo:text-align="justify" fo:line-height="150%" fo:text-indent="0.2479in"/>
    </style:style>
    <style:style style:name="T4272" style:parent-style-name="Domyślnaczcionkaakapitu" style:family="text">
      <style:text-properties fo:background-color="#80FFFF"/>
    </style:style>
    <style:style style:name="T4273" style:parent-style-name="Domyślnaczcionkaakapitu" style:family="text">
      <style:text-properties fo:background-color="#80FFFF"/>
    </style:style>
    <style:style style:name="T4274" style:parent-style-name="Domyślnaczcionkaakapitu" style:family="text">
      <style:text-properties fo:background-color="#80FFFF"/>
    </style:style>
    <style:style style:name="T4275" style:parent-style-name="Domyślnaczcionkaakapitu" style:family="text">
      <style:text-properties fo:background-color="#80FFFF"/>
    </style:style>
    <style:style style:name="T4276" style:parent-style-name="Domyślnaczcionkaakapitu" style:family="text">
      <style:text-properties fo:background-color="#80FFFF"/>
    </style:style>
    <style:style style:name="P4277" style:parent-style-name="Normalny" style:family="paragraph">
      <style:paragraph-properties fo:text-align="justify" fo:line-height="150%" fo:text-indent="0.2479in"/>
    </style:style>
    <style:style style:name="T4278" style:parent-style-name="Domyślnaczcionkaakapitu" style:family="text">
      <style:text-properties fo:background-color="#80FFFF"/>
    </style:style>
    <style:style style:name="T4279" style:parent-style-name="Domyślnaczcionkaakapitu" style:family="text">
      <style:text-properties fo:background-color="#80FFFF"/>
    </style:style>
    <style:style style:name="T4280" style:parent-style-name="Domyślnaczcionkaakapitu" style:family="text">
      <style:text-properties fo:background-color="#80FFFF"/>
    </style:style>
    <style:style style:name="T4281" style:parent-style-name="Domyślnaczcionkaakapitu" style:family="text">
      <style:text-properties fo:background-color="#80FFFF"/>
    </style:style>
    <style:style style:name="T4282" style:parent-style-name="Domyślnaczcionkaakapitu" style:family="text">
      <style:text-properties fo:background-color="#80FFFF"/>
    </style:style>
    <style:style style:name="T4283" style:parent-style-name="Domyślnaczcionkaakapitu" style:family="text">
      <style:text-properties fo:background-color="#80FFFF"/>
    </style:style>
    <style:style style:name="T4284" style:parent-style-name="Domyślnaczcionkaakapitu" style:family="text">
      <style:text-properties fo:background-color="#80FFFF"/>
    </style:style>
    <style:style style:name="P4285" style:parent-style-name="Normalny" style:family="paragraph">
      <style:paragraph-properties fo:text-align="justify" fo:line-height="150%" fo:text-indent="0.2479in"/>
    </style:style>
    <style:style style:name="P4286" style:parent-style-name="Normalny" style:family="paragraph">
      <style:paragraph-properties fo:text-align="justify" fo:line-height="150%"/>
    </style:style>
    <style:style style:name="T4287" style:parent-style-name="Domyślnaczcionkaakapitu" style:family="text">
      <style:text-properties fo:background-color="#80FFFF" style:text-underline-type="single" style:text-underline-style="solid" style:text-underline-width="auto" style:text-underline-mode="continuous"/>
    </style:style>
    <style:style style:name="T4288" style:parent-style-name="Domyślnaczcionkaakapitu" style:family="text">
      <style:text-properties style:text-underline-type="single" style:text-underline-style="solid" style:text-underline-width="auto" style:text-underline-mode="continuous"/>
    </style:style>
    <style:style style:name="T4289" style:parent-style-name="Domyślnaczcionkaakapitu" style:family="text">
      <style:text-properties fo:background-color="#80FFFF" style:text-underline-type="single" style:text-underline-style="solid" style:text-underline-width="auto" style:text-underline-mode="continuous"/>
    </style:style>
    <style:style style:name="T4290" style:parent-style-name="Domyślnaczcionkaakapitu" style:family="text">
      <style:text-properties style:text-underline-type="single" style:text-underline-style="solid" style:text-underline-width="auto" style:text-underline-mode="continuous"/>
    </style:style>
    <style:style style:name="T4291" style:parent-style-name="Domyślnaczcionkaakapitu" style:family="text">
      <style:text-properties fo:background-color="#80FFFF" style:text-underline-type="single" style:text-underline-style="solid" style:text-underline-width="auto" style:text-underline-mode="continuous"/>
    </style:style>
    <style:style style:name="T4292" style:parent-style-name="Domyślnaczcionkaakapitu" style:family="text">
      <style:text-properties style:text-underline-type="single" style:text-underline-style="solid" style:text-underline-width="auto" style:text-underline-mode="continuous"/>
    </style:style>
    <style:style style:name="T4293" style:parent-style-name="Domyślnaczcionkaakapitu" style:family="text">
      <style:text-properties fo:background-color="#80FFFF" style:text-underline-type="single" style:text-underline-style="solid" style:text-underline-width="auto" style:text-underline-mode="continuous"/>
    </style:style>
    <style:style style:name="T4294" style:parent-style-name="Domyślnaczcionkaakapitu" style:family="text">
      <style:text-properties style:text-underline-type="single" style:text-underline-style="solid" style:text-underline-width="auto" style:text-underline-mode="continuous"/>
    </style:style>
    <style:style style:name="T4295" style:parent-style-name="Domyślnaczcionkaakapitu" style:family="text">
      <style:text-properties fo:background-color="#80FFFF" style:text-underline-type="single" style:text-underline-style="solid" style:text-underline-width="auto" style:text-underline-mode="continuous"/>
    </style:style>
    <style:style style:name="P4296" style:parent-style-name="Normalny" style:family="paragraph">
      <style:paragraph-properties fo:text-align="justify" fo:line-height="150%" fo:text-indent="0.2479in"/>
    </style:style>
    <style:style style:name="T4297" style:parent-style-name="Domyślnaczcionkaakapitu" style:family="text">
      <style:text-properties fo:background-color="#80FFFF"/>
    </style:style>
    <style:style style:name="T4298" style:parent-style-name="Domyślnaczcionkaakapitu" style:family="text">
      <style:text-properties fo:background-color="#80FFFF"/>
    </style:style>
    <style:style style:name="P4299" style:parent-style-name="Normalny" style:family="paragraph">
      <style:paragraph-properties fo:text-align="justify" fo:line-height="150%"/>
    </style:style>
    <style:style style:name="T4300" style:parent-style-name="Domyślnaczcionkaakapitu" style:family="text">
      <style:text-properties style:text-underline-type="single" style:text-underline-style="solid" style:text-underline-width="auto" style:text-underline-mode="continuous"/>
    </style:style>
    <style:style style:name="T4301" style:parent-style-name="Domyślnaczcionkaakapitu" style:family="text">
      <style:text-properties fo:background-color="#80FFFF" style:text-underline-type="single" style:text-underline-style="solid" style:text-underline-width="auto" style:text-underline-mode="continuous"/>
    </style:style>
    <style:style style:name="T4302" style:parent-style-name="Domyślnaczcionkaakapitu" style:family="text">
      <style:text-properties style:text-underline-type="single" style:text-underline-style="solid" style:text-underline-width="auto" style:text-underline-mode="continuous"/>
    </style:style>
    <style:style style:name="P4303" style:parent-style-name="Normalny" style:family="paragraph">
      <style:paragraph-properties fo:text-align="justify" fo:line-height="150%" fo:text-indent="0.2479in"/>
    </style:style>
    <style:style style:name="T4304" style:parent-style-name="Domyślnaczcionkaakapitu" style:family="text">
      <style:text-properties fo:background-color="#80FFFF"/>
    </style:style>
    <style:style style:name="T4305" style:parent-style-name="Domyślnaczcionkaakapitu" style:family="text">
      <style:text-properties fo:background-color="#80FFFF"/>
    </style:style>
    <style:style style:name="T4306" style:parent-style-name="Domyślnaczcionkaakapitu" style:family="text">
      <style:text-properties fo:background-color="#80FFFF"/>
    </style:style>
    <style:style style:name="T4307" style:parent-style-name="Domyślnaczcionkaakapitu" style:family="text">
      <style:text-properties fo:background-color="#80FFFF"/>
    </style:style>
    <style:style style:name="T4308" style:parent-style-name="Domyślnaczcionkaakapitu" style:family="text">
      <style:text-properties fo:background-color="#80FFFF"/>
    </style:style>
    <style:style style:name="T4309" style:parent-style-name="Domyślnaczcionkaakapitu" style:family="text">
      <style:text-properties fo:background-color="#80FFFF"/>
    </style:style>
    <style:style style:name="P4310" style:parent-style-name="Normalny" style:family="paragraph">
      <style:paragraph-properties fo:text-align="justify" fo:line-height="150%" fo:text-indent="0.2479in"/>
    </style:style>
    <style:style style:name="T4311" style:parent-style-name="Domyślnaczcionkaakapitu" style:family="text">
      <style:text-properties fo:background-color="#80FFFF"/>
    </style:style>
    <style:style style:name="T4312" style:parent-style-name="Domyślnaczcionkaakapitu" style:family="text">
      <style:text-properties fo:background-color="#80FFFF"/>
    </style:style>
    <style:style style:name="P4313" style:parent-style-name="Normalny" style:family="paragraph">
      <style:paragraph-properties fo:text-align="justify" fo:line-height="150%" fo:text-indent="0.2479in"/>
    </style:style>
    <style:style style:name="T4314" style:parent-style-name="Domyślnaczcionkaakapitu" style:family="text">
      <style:text-properties fo:background-color="#80FFFF"/>
    </style:style>
    <style:style style:name="T4315" style:parent-style-name="Domyślnaczcionkaakapitu" style:family="text">
      <style:text-properties fo:background-color="#80FFFF"/>
    </style:style>
    <style:style style:name="T4316" style:parent-style-name="Domyślnaczcionkaakapitu" style:family="text">
      <style:text-properties fo:background-color="#80FFFF"/>
    </style:style>
    <style:style style:name="T4317" style:parent-style-name="Domyślnaczcionkaakapitu" style:family="text">
      <style:text-properties fo:background-color="#80FFFF"/>
    </style:style>
    <style:style style:name="T4318" style:parent-style-name="Domyślnaczcionkaakapitu" style:family="text">
      <style:text-properties fo:background-color="#80FFFF"/>
    </style:style>
    <style:style style:name="T4319" style:parent-style-name="Domyślnaczcionkaakapitu" style:family="text">
      <style:text-properties fo:background-color="#80FFFF"/>
    </style:style>
    <style:style style:name="T4320" style:parent-style-name="Domyślnaczcionkaakapitu" style:family="text">
      <style:text-properties fo:background-color="#80FFFF"/>
    </style:style>
    <style:style style:name="T4321" style:parent-style-name="Domyślnaczcionkaakapitu" style:family="text">
      <style:text-properties fo:background-color="#80FFFF"/>
    </style:style>
    <style:style style:name="T4322" style:parent-style-name="Domyślnaczcionkaakapitu" style:family="text">
      <style:text-properties fo:background-color="#80FFFF"/>
    </style:style>
    <style:style style:name="T4323" style:parent-style-name="Domyślnaczcionkaakapitu" style:family="text">
      <style:text-properties fo:background-color="#80FFFF"/>
    </style:style>
    <style:style style:name="T4324" style:parent-style-name="Domyślnaczcionkaakapitu" style:family="text">
      <style:text-properties fo:background-color="#80FFFF"/>
    </style:style>
    <style:style style:name="T4325" style:parent-style-name="Domyślnaczcionkaakapitu" style:family="text">
      <style:text-properties fo:background-color="#80FFFF"/>
    </style:style>
    <style:style style:name="T4326" style:parent-style-name="Domyślnaczcionkaakapitu" style:family="text">
      <style:text-properties fo:background-color="#80FFFF"/>
    </style:style>
    <style:style style:name="P4327" style:parent-style-name="Normalny" style:family="paragraph">
      <style:paragraph-properties fo:text-align="justify" fo:line-height="150%" fo:text-indent="0.2479in"/>
    </style:style>
    <style:style style:name="T4328" style:parent-style-name="Domyślnaczcionkaakapitu" style:family="text">
      <style:text-properties fo:background-color="#80FFFF"/>
    </style:style>
    <style:style style:name="T4329" style:parent-style-name="Domyślnaczcionkaakapitu" style:family="text">
      <style:text-properties fo:background-color="#80FFFF"/>
    </style:style>
    <style:style style:name="T4330" style:parent-style-name="Domyślnaczcionkaakapitu" style:family="text">
      <style:text-properties fo:background-color="#80FFFF"/>
    </style:style>
    <style:style style:name="T4331" style:parent-style-name="Domyślnaczcionkaakapitu" style:family="text">
      <style:text-properties fo:background-color="#80FFFF"/>
    </style:style>
    <style:style style:name="T4332" style:parent-style-name="Domyślnaczcionkaakapitu" style:family="text">
      <style:text-properties fo:background-color="#80FFFF"/>
    </style:style>
    <style:style style:name="T4333" style:parent-style-name="Domyślnaczcionkaakapitu" style:family="text">
      <style:text-properties fo:background-color="#80FFFF"/>
    </style:style>
    <style:style style:name="T4334" style:parent-style-name="Domyślnaczcionkaakapitu" style:family="text">
      <style:text-properties fo:background-color="#80FFFF"/>
    </style:style>
    <style:style style:name="P4335" style:parent-style-name="Normalny" style:family="paragraph">
      <style:paragraph-properties fo:text-align="justify" fo:line-height="150%" fo:text-indent="0.2479in"/>
    </style:style>
    <style:style style:name="P4336" style:parent-style-name="Normalny" style:family="paragraph">
      <style:paragraph-properties fo:text-align="justify" fo:line-height="150%"/>
    </style:style>
    <style:style style:name="T4337" style:parent-style-name="Domyślnaczcionkaakapitu" style:family="text">
      <style:text-properties fo:background-color="#80FFFF" style:text-underline-type="single" style:text-underline-style="solid" style:text-underline-width="auto" style:text-underline-mode="continuous"/>
    </style:style>
    <style:style style:name="T4338" style:parent-style-name="Domyślnaczcionkaakapitu" style:family="text">
      <style:text-properties style:text-underline-type="single" style:text-underline-style="solid" style:text-underline-width="auto" style:text-underline-mode="continuous"/>
    </style:style>
    <style:style style:name="T4339" style:parent-style-name="Domyślnaczcionkaakapitu" style:family="text">
      <style:text-properties fo:background-color="#80FFFF" style:text-underline-type="single" style:text-underline-style="solid" style:text-underline-width="auto" style:text-underline-mode="continuous"/>
    </style:style>
    <style:style style:name="T4340" style:parent-style-name="Domyślnaczcionkaakapitu" style:family="text">
      <style:text-properties style:text-underline-type="single" style:text-underline-style="solid" style:text-underline-width="auto" style:text-underline-mode="continuous"/>
    </style:style>
    <style:style style:name="T4341" style:parent-style-name="Domyślnaczcionkaakapitu" style:family="text">
      <style:text-properties fo:background-color="#80FFFF" style:text-underline-type="single" style:text-underline-style="solid" style:text-underline-width="auto" style:text-underline-mode="continuous"/>
    </style:style>
    <style:style style:name="T4342" style:parent-style-name="Domyślnaczcionkaakapitu" style:family="text">
      <style:text-properties style:text-underline-type="single" style:text-underline-style="solid" style:text-underline-width="auto" style:text-underline-mode="continuous"/>
    </style:style>
    <style:style style:name="T4343" style:parent-style-name="Domyślnaczcionkaakapitu" style:family="text">
      <style:text-properties fo:background-color="#80FFFF" style:text-underline-type="single" style:text-underline-style="solid" style:text-underline-width="auto" style:text-underline-mode="continuous"/>
    </style:style>
    <style:style style:name="T4344" style:parent-style-name="Domyślnaczcionkaakapitu" style:family="text">
      <style:text-properties style:text-underline-type="single" style:text-underline-style="solid" style:text-underline-width="auto" style:text-underline-mode="continuous"/>
    </style:style>
    <style:style style:name="T4345" style:parent-style-name="Domyślnaczcionkaakapitu" style:family="text">
      <style:text-properties fo:background-color="#80FFFF" style:text-underline-type="single" style:text-underline-style="solid" style:text-underline-width="auto" style:text-underline-mode="continuous"/>
    </style:style>
    <style:style style:name="P4346" style:parent-style-name="Normalny" style:family="paragraph">
      <style:paragraph-properties fo:text-align="justify" fo:line-height="150%" fo:text-indent="0.2479in"/>
    </style:style>
    <style:style style:name="T4347" style:parent-style-name="Domyślnaczcionkaakapitu" style:family="text">
      <style:text-properties fo:background-color="#80FFFF"/>
    </style:style>
    <style:style style:name="P4348" style:parent-style-name="Normalny" style:family="paragraph">
      <style:paragraph-properties fo:text-align="justify" fo:line-height="150%"/>
    </style:style>
    <style:style style:name="T4349" style:parent-style-name="Domyślnaczcionkaakapitu" style:family="text">
      <style:text-properties style:text-underline-type="single" style:text-underline-style="solid" style:text-underline-width="auto" style:text-underline-mode="continuous"/>
    </style:style>
    <style:style style:name="T4350" style:parent-style-name="Domyślnaczcionkaakapitu" style:family="text">
      <style:text-properties fo:background-color="#80FFFF" style:text-underline-type="single" style:text-underline-style="solid" style:text-underline-width="auto" style:text-underline-mode="continuous"/>
    </style:style>
    <style:style style:name="T4351" style:parent-style-name="Domyślnaczcionkaakapitu" style:family="text">
      <style:text-properties style:text-underline-type="single" style:text-underline-style="solid" style:text-underline-width="auto" style:text-underline-mode="continuous"/>
    </style:style>
    <style:style style:name="P4352" style:parent-style-name="Normalny" style:family="paragraph">
      <style:paragraph-properties fo:text-align="justify" fo:line-height="150%" fo:text-indent="0.2479in"/>
    </style:style>
    <style:style style:name="T4353" style:parent-style-name="Domyślnaczcionkaakapitu" style:family="text">
      <style:text-properties fo:background-color="#80FFFF"/>
    </style:style>
    <style:style style:name="T4354" style:parent-style-name="Domyślnaczcionkaakapitu" style:family="text">
      <style:text-properties fo:background-color="#80FFFF"/>
    </style:style>
    <style:style style:name="T4355" style:parent-style-name="Domyślnaczcionkaakapitu" style:family="text">
      <style:text-properties fo:background-color="#80FFFF"/>
    </style:style>
    <style:style style:name="T4356" style:parent-style-name="Domyślnaczcionkaakapitu" style:family="text">
      <style:text-properties fo:background-color="#80FFFF"/>
    </style:style>
    <style:style style:name="P4357" style:parent-style-name="Normalny" style:family="paragraph">
      <style:paragraph-properties fo:text-align="justify" fo:line-height="150%" fo:text-indent="0.2479in"/>
    </style:style>
    <style:style style:name="T4358" style:parent-style-name="Domyślnaczcionkaakapitu" style:family="text">
      <style:text-properties fo:background-color="#80FFFF"/>
    </style:style>
    <style:style style:name="T4359" style:parent-style-name="Domyślnaczcionkaakapitu" style:family="text">
      <style:text-properties fo:background-color="#80FFFF"/>
    </style:style>
    <style:style style:name="T4360" style:parent-style-name="Domyślnaczcionkaakapitu" style:family="text">
      <style:text-properties fo:background-color="#80FFFF"/>
    </style:style>
    <style:style style:name="T4361" style:parent-style-name="Domyślnaczcionkaakapitu" style:family="text">
      <style:text-properties fo:background-color="#80FFFF"/>
    </style:style>
    <style:style style:name="T4362" style:parent-style-name="Domyślnaczcionkaakapitu" style:family="text">
      <style:text-properties fo:background-color="#80FFFF"/>
    </style:style>
    <style:style style:name="T4363" style:parent-style-name="Domyślnaczcionkaakapitu" style:family="text">
      <style:text-properties fo:background-color="#80FFFF"/>
    </style:style>
    <style:style style:name="T4364" style:parent-style-name="Domyślnaczcionkaakapitu" style:family="text">
      <style:text-properties fo:background-color="#80FFFF"/>
    </style:style>
    <style:style style:name="T4365" style:parent-style-name="Domyślnaczcionkaakapitu" style:family="text">
      <style:text-properties fo:background-color="#80FFFF"/>
    </style:style>
    <style:style style:name="T4366" style:parent-style-name="Domyślnaczcionkaakapitu" style:family="text">
      <style:text-properties fo:background-color="#80FFFF"/>
    </style:style>
    <style:style style:name="T4367" style:parent-style-name="Domyślnaczcionkaakapitu" style:family="text">
      <style:text-properties fo:background-color="#80FFFF"/>
    </style:style>
    <style:style style:name="T4368" style:parent-style-name="Domyślnaczcionkaakapitu" style:family="text">
      <style:text-properties fo:background-color="#80FFFF"/>
    </style:style>
    <style:style style:name="P4369" style:parent-style-name="Normalny" style:family="paragraph">
      <style:paragraph-properties fo:text-align="justify" fo:line-height="150%" fo:text-indent="0.2479in"/>
    </style:style>
    <style:style style:name="T4370" style:parent-style-name="Domyślnaczcionkaakapitu" style:family="text">
      <style:text-properties fo:background-color="#80FFFF"/>
    </style:style>
    <style:style style:name="T4371" style:parent-style-name="Domyślnaczcionkaakapitu" style:family="text">
      <style:text-properties fo:background-color="#80FFFF"/>
    </style:style>
    <style:style style:name="P4372" style:parent-style-name="Normalny" style:family="paragraph">
      <style:paragraph-properties fo:text-align="justify" fo:line-height="150%" fo:text-indent="0.2479in"/>
    </style:style>
    <style:style style:name="P4373" style:parent-style-name="Normalny" style:family="paragraph">
      <style:paragraph-properties fo:text-align="justify" fo:line-height="150%"/>
    </style:style>
    <style:style style:name="T4374" style:parent-style-name="Domyślnaczcionkaakapitu" style:family="text">
      <style:text-properties fo:background-color="#80FFFF" style:text-underline-type="single" style:text-underline-style="solid" style:text-underline-width="auto" style:text-underline-mode="continuous"/>
    </style:style>
    <style:style style:name="T4375" style:parent-style-name="Domyślnaczcionkaakapitu" style:family="text">
      <style:text-properties style:text-underline-type="single" style:text-underline-style="solid" style:text-underline-width="auto" style:text-underline-mode="continuous"/>
    </style:style>
    <style:style style:name="T4376" style:parent-style-name="Domyślnaczcionkaakapitu" style:family="text">
      <style:text-properties fo:background-color="#80FFFF" style:text-underline-type="single" style:text-underline-style="solid" style:text-underline-width="auto" style:text-underline-mode="continuous"/>
    </style:style>
    <style:style style:name="T4377" style:parent-style-name="Domyślnaczcionkaakapitu" style:family="text">
      <style:text-properties style:text-underline-type="single" style:text-underline-style="solid" style:text-underline-width="auto" style:text-underline-mode="continuous"/>
    </style:style>
    <style:style style:name="T4378" style:parent-style-name="Domyślnaczcionkaakapitu" style:family="text">
      <style:text-properties fo:background-color="#80FFFF" style:text-underline-type="single" style:text-underline-style="solid" style:text-underline-width="auto" style:text-underline-mode="continuous"/>
    </style:style>
    <style:style style:name="T4379" style:parent-style-name="Domyślnaczcionkaakapitu" style:family="text">
      <style:text-properties style:text-underline-type="single" style:text-underline-style="solid" style:text-underline-width="auto" style:text-underline-mode="continuous"/>
    </style:style>
    <style:style style:name="T4380" style:parent-style-name="Domyślnaczcionkaakapitu" style:family="text">
      <style:text-properties fo:background-color="#80FFFF" style:text-underline-type="single" style:text-underline-style="solid" style:text-underline-width="auto" style:text-underline-mode="continuous"/>
    </style:style>
    <style:style style:name="T4381" style:parent-style-name="Domyślnaczcionkaakapitu" style:family="text">
      <style:text-properties style:text-underline-type="single" style:text-underline-style="solid" style:text-underline-width="auto" style:text-underline-mode="continuous"/>
    </style:style>
    <style:style style:name="T4382" style:parent-style-name="Domyślnaczcionkaakapitu" style:family="text">
      <style:text-properties fo:background-color="#80FFFF" style:text-underline-type="single" style:text-underline-style="solid" style:text-underline-width="auto" style:text-underline-mode="continuous"/>
    </style:style>
    <style:style style:name="P4383" style:parent-style-name="Normalny" style:family="paragraph">
      <style:paragraph-properties fo:text-align="justify" fo:line-height="150%" fo:text-indent="0.2479in"/>
    </style:style>
    <style:style style:name="T4384" style:parent-style-name="Domyślnaczcionkaakapitu" style:family="text">
      <style:text-properties fo:background-color="#80FFFF"/>
    </style:style>
    <style:style style:name="T4385" style:parent-style-name="Domyślnaczcionkaakapitu" style:family="text">
      <style:text-properties fo:background-color="#80FFFF"/>
    </style:style>
    <style:style style:name="T4386" style:parent-style-name="Domyślnaczcionkaakapitu" style:family="text">
      <style:text-properties fo:background-color="#80FFFF"/>
    </style:style>
    <style:style style:name="T4387" style:parent-style-name="Domyślnaczcionkaakapitu" style:family="text">
      <style:text-properties fo:background-color="#80FFFF"/>
    </style:style>
    <style:style style:name="T4388" style:parent-style-name="Domyślnaczcionkaakapitu" style:family="text">
      <style:text-properties fo:background-color="#80FFFF"/>
    </style:style>
    <style:style style:name="T4389" style:parent-style-name="Domyślnaczcionkaakapitu" style:family="text">
      <style:text-properties fo:background-color="#80FFFF"/>
    </style:style>
    <style:style style:name="T4390" style:parent-style-name="Domyślnaczcionkaakapitu" style:family="text">
      <style:text-properties fo:background-color="#80FFFF"/>
    </style:style>
    <style:style style:name="T4391" style:parent-style-name="Domyślnaczcionkaakapitu" style:family="text">
      <style:text-properties fo:background-color="#80FFFF"/>
    </style:style>
    <style:style style:name="T4392" style:parent-style-name="Domyślnaczcionkaakapitu" style:family="text">
      <style:text-properties fo:background-color="#80FFFF"/>
    </style:style>
    <style:style style:name="T4393" style:parent-style-name="Domyślnaczcionkaakapitu" style:family="text">
      <style:text-properties fo:background-color="#80FFFF"/>
    </style:style>
    <style:style style:name="P4394" style:parent-style-name="Normalny" style:family="paragraph">
      <style:paragraph-properties fo:text-align="justify" fo:line-height="150%"/>
    </style:style>
    <style:style style:name="T4395" style:parent-style-name="Domyślnaczcionkaakapitu" style:family="text">
      <style:text-properties style:text-underline-type="single" style:text-underline-style="solid" style:text-underline-width="auto" style:text-underline-mode="continuous"/>
    </style:style>
    <style:style style:name="T4396" style:parent-style-name="Domyślnaczcionkaakapitu" style:family="text">
      <style:text-properties fo:background-color="#80FFFF" style:text-underline-type="single" style:text-underline-style="solid" style:text-underline-width="auto" style:text-underline-mode="continuous"/>
    </style:style>
    <style:style style:name="T4397" style:parent-style-name="Domyślnaczcionkaakapitu" style:family="text">
      <style:text-properties style:text-underline-type="single" style:text-underline-style="solid" style:text-underline-width="auto" style:text-underline-mode="continuous"/>
    </style:style>
    <style:style style:name="P4398" style:parent-style-name="Normalny" style:family="paragraph">
      <style:paragraph-properties fo:text-align="justify" fo:line-height="150%" fo:text-indent="0.2479in"/>
    </style:style>
    <style:style style:name="P4399" style:parent-style-name="Normalny" style:family="paragraph">
      <style:paragraph-properties fo:text-align="justify" fo:line-height="150%"/>
    </style:style>
    <style:style style:name="T4400" style:parent-style-name="Domyślnaczcionkaakapitu" style:family="text">
      <style:text-properties style:text-underline-type="single" style:text-underline-style="solid" style:text-underline-width="auto" style:text-underline-mode="continuous"/>
    </style:style>
    <style:style style:name="T4401" style:parent-style-name="Domyślnaczcionkaakapitu" style:family="text">
      <style:text-properties style:text-underline-type="single" style:text-underline-style="solid" style:text-underline-width="auto" style:text-underline-mode="continuous"/>
    </style:style>
    <style:style style:name="T4402" style:parent-style-name="Domyślnaczcionkaakapitu" style:family="text">
      <style:text-properties style:text-underline-type="single" style:text-underline-style="solid" style:text-underline-width="auto" style:text-underline-mode="continuous"/>
    </style:style>
    <style:style style:name="T4403" style:parent-style-name="Domyślnaczcionkaakapitu" style:family="text">
      <style:text-properties fo:background-color="#80FFFF" style:text-underline-type="single" style:text-underline-style="solid" style:text-underline-width="auto" style:text-underline-mode="continuous"/>
    </style:style>
    <style:style style:name="T4404" style:parent-style-name="Domyślnaczcionkaakapitu" style:family="text">
      <style:text-properties style:text-underline-type="single" style:text-underline-style="solid" style:text-underline-width="auto" style:text-underline-mode="continuous"/>
    </style:style>
    <style:style style:name="T4405" style:parent-style-name="Domyślnaczcionkaakapitu" style:family="text">
      <style:text-properties fo:background-color="#80FFFF" style:text-underline-type="single" style:text-underline-style="solid" style:text-underline-width="auto" style:text-underline-mode="continuous"/>
    </style:style>
    <style:style style:name="T4406" style:parent-style-name="Domyślnaczcionkaakapitu" style:family="text">
      <style:text-properties style:text-underline-type="single" style:text-underline-style="solid" style:text-underline-width="auto" style:text-underline-mode="continuous"/>
    </style:style>
    <style:style style:name="T4407" style:parent-style-name="Domyślnaczcionkaakapitu" style:family="text">
      <style:text-properties fo:background-color="#80FFFF" style:text-underline-type="single" style:text-underline-style="solid" style:text-underline-width="auto" style:text-underline-mode="continuous"/>
    </style:style>
    <style:style style:name="T4408" style:parent-style-name="Domyślnaczcionkaakapitu" style:family="text">
      <style:text-properties style:text-underline-type="single" style:text-underline-style="solid" style:text-underline-width="auto" style:text-underline-mode="continuous"/>
    </style:style>
    <style:style style:name="T4409" style:parent-style-name="Domyślnaczcionkaakapitu" style:family="text">
      <style:text-properties fo:background-color="#80FFFF" style:text-underline-type="single" style:text-underline-style="solid" style:text-underline-width="auto" style:text-underline-mode="continuous"/>
    </style:style>
    <style:style style:name="T4410" style:parent-style-name="Domyślnaczcionkaakapitu" style:family="text">
      <style:text-properties style:text-underline-type="single" style:text-underline-style="solid" style:text-underline-width="auto" style:text-underline-mode="continuous"/>
    </style:style>
    <style:style style:name="P4411" style:parent-style-name="Normalny" style:family="paragraph">
      <style:paragraph-properties fo:text-align="justify" fo:line-height="150%" fo:text-indent="0.2479in"/>
    </style:style>
    <style:style style:name="T4412" style:parent-style-name="Domyślnaczcionkaakapitu" style:family="text">
      <style:text-properties fo:background-color="#80FFFF"/>
    </style:style>
    <style:style style:name="T4413" style:parent-style-name="Domyślnaczcionkaakapitu" style:family="text">
      <style:text-properties fo:background-color="#80FFFF"/>
    </style:style>
    <style:style style:name="T4414" style:parent-style-name="Domyślnaczcionkaakapitu" style:family="text">
      <style:text-properties fo:background-color="#80FFFF"/>
    </style:style>
    <style:style style:name="T4415" style:parent-style-name="Domyślnaczcionkaakapitu" style:family="text">
      <style:text-properties fo:background-color="#80FFFF"/>
    </style:style>
    <style:style style:name="T4416" style:parent-style-name="Domyślnaczcionkaakapitu" style:family="text">
      <style:text-properties fo:background-color="#80FFFF"/>
    </style:style>
    <style:style style:name="P4417" style:parent-style-name="Normalny" style:family="paragraph">
      <style:paragraph-properties fo:text-align="justify" fo:line-height="150%" fo:text-indent="0.2479in"/>
    </style:style>
    <style:style style:name="T4418" style:parent-style-name="Domyślnaczcionkaakapitu" style:family="text">
      <style:text-properties fo:background-color="#80FFFF"/>
    </style:style>
    <style:style style:name="T4419" style:parent-style-name="Domyślnaczcionkaakapitu" style:family="text">
      <style:text-properties fo:background-color="#80FFFF"/>
    </style:style>
    <style:style style:name="T4420" style:parent-style-name="Domyślnaczcionkaakapitu" style:family="text">
      <style:text-properties fo:background-color="#80FFFF"/>
    </style:style>
    <style:style style:name="T4421" style:parent-style-name="Domyślnaczcionkaakapitu" style:family="text">
      <style:text-properties fo:background-color="#80FFFF"/>
    </style:style>
    <style:style style:name="P4422" style:parent-style-name="Normalny" style:family="paragraph">
      <style:paragraph-properties fo:text-align="justify" fo:line-height="150%" fo:text-indent="0.2479in"/>
    </style:style>
    <style:style style:name="P4423" style:parent-style-name="Normalny" style:family="paragraph">
      <style:paragraph-properties fo:text-align="justify" fo:line-height="150%"/>
    </style:style>
    <style:style style:name="T4424" style:parent-style-name="Domyślnaczcionkaakapitu" style:family="text">
      <style:text-properties fo:background-color="#80FFFF" style:text-underline-type="single" style:text-underline-style="solid" style:text-underline-width="auto" style:text-underline-mode="continuous"/>
    </style:style>
    <style:style style:name="T4425" style:parent-style-name="Domyślnaczcionkaakapitu" style:family="text">
      <style:text-properties style:text-underline-type="single" style:text-underline-style="solid" style:text-underline-width="auto" style:text-underline-mode="continuous"/>
    </style:style>
    <style:style style:name="T4426" style:parent-style-name="Domyślnaczcionkaakapitu" style:family="text">
      <style:text-properties fo:background-color="#80FFFF" style:text-underline-type="single" style:text-underline-style="solid" style:text-underline-width="auto" style:text-underline-mode="continuous"/>
    </style:style>
    <style:style style:name="T4427" style:parent-style-name="Domyślnaczcionkaakapitu" style:family="text">
      <style:text-properties style:text-underline-type="single" style:text-underline-style="solid" style:text-underline-width="auto" style:text-underline-mode="continuous"/>
    </style:style>
    <style:style style:name="T4428" style:parent-style-name="Domyślnaczcionkaakapitu" style:family="text">
      <style:text-properties fo:background-color="#80FFFF" style:text-underline-type="single" style:text-underline-style="solid" style:text-underline-width="auto" style:text-underline-mode="continuous"/>
    </style:style>
    <style:style style:name="T4429" style:parent-style-name="Domyślnaczcionkaakapitu" style:family="text">
      <style:text-properties style:text-underline-type="single" style:text-underline-style="solid" style:text-underline-width="auto" style:text-underline-mode="continuous"/>
    </style:style>
    <style:style style:name="T4430" style:parent-style-name="Domyślnaczcionkaakapitu" style:family="text">
      <style:text-properties fo:background-color="#80FFFF" style:text-underline-type="single" style:text-underline-style="solid" style:text-underline-width="auto" style:text-underline-mode="continuous"/>
    </style:style>
    <style:style style:name="T4431" style:parent-style-name="Domyślnaczcionkaakapitu" style:family="text">
      <style:text-properties style:text-underline-type="single" style:text-underline-style="solid" style:text-underline-width="auto" style:text-underline-mode="continuous"/>
    </style:style>
    <style:style style:name="T4432" style:parent-style-name="Domyślnaczcionkaakapitu" style:family="text">
      <style:text-properties fo:background-color="#80FFFF" style:text-underline-type="single" style:text-underline-style="solid" style:text-underline-width="auto" style:text-underline-mode="continuous"/>
    </style:style>
    <style:style style:name="P4433" style:parent-style-name="Normalny" style:family="paragraph">
      <style:paragraph-properties fo:text-align="justify" fo:line-height="150%" fo:text-indent="0.2479in"/>
    </style:style>
    <style:style style:name="T4434" style:parent-style-name="Domyślnaczcionkaakapitu" style:family="text">
      <style:text-properties fo:background-color="#80FFFF"/>
    </style:style>
    <style:style style:name="P4435" style:parent-style-name="Normalny" style:family="paragraph">
      <style:paragraph-properties fo:text-align="justify" fo:line-height="150%"/>
    </style:style>
    <style:style style:name="T4436" style:parent-style-name="Domyślnaczcionkaakapitu" style:family="text">
      <style:text-properties style:text-underline-type="single" style:text-underline-style="solid" style:text-underline-width="auto" style:text-underline-mode="continuous"/>
    </style:style>
    <style:style style:name="T4437" style:parent-style-name="Domyślnaczcionkaakapitu" style:family="text">
      <style:text-properties fo:background-color="#80FFFF" style:text-underline-type="single" style:text-underline-style="solid" style:text-underline-width="auto" style:text-underline-mode="continuous"/>
    </style:style>
    <style:style style:name="T4438" style:parent-style-name="Domyślnaczcionkaakapitu" style:family="text">
      <style:text-properties style:text-underline-type="single" style:text-underline-style="solid" style:text-underline-width="auto" style:text-underline-mode="continuous"/>
    </style:style>
    <style:style style:name="T4439" style:parent-style-name="Domyślnaczcionkaakapitu" style:family="text">
      <style:text-properties fo:background-color="#80FFFF" style:text-underline-type="single" style:text-underline-style="solid" style:text-underline-width="auto" style:text-underline-mode="continuous"/>
    </style:style>
    <style:style style:name="T4440" style:parent-style-name="Domyślnaczcionkaakapitu" style:family="text">
      <style:text-properties style:text-underline-type="single" style:text-underline-style="solid" style:text-underline-width="auto" style:text-underline-mode="continuous"/>
    </style:style>
    <style:style style:name="T4441" style:parent-style-name="Domyślnaczcionkaakapitu" style:family="text">
      <style:text-properties fo:background-color="#80FFFF" style:text-underline-type="single" style:text-underline-style="solid" style:text-underline-width="auto" style:text-underline-mode="continuous"/>
    </style:style>
    <style:style style:name="T4442" style:parent-style-name="Domyślnaczcionkaakapitu" style:family="text">
      <style:text-properties style:text-underline-type="single" style:text-underline-style="solid" style:text-underline-width="auto" style:text-underline-mode="continuous"/>
    </style:style>
    <style:style style:name="T4443" style:parent-style-name="Domyślnaczcionkaakapitu" style:family="text">
      <style:text-properties fo:background-color="#80FFFF" style:text-underline-type="single" style:text-underline-style="solid" style:text-underline-width="auto" style:text-underline-mode="continuous"/>
    </style:style>
    <style:style style:name="T4444" style:parent-style-name="Domyślnaczcionkaakapitu" style:family="text">
      <style:text-properties style:text-underline-type="single" style:text-underline-style="solid" style:text-underline-width="auto" style:text-underline-mode="continuous"/>
    </style:style>
    <style:style style:name="P4445" style:parent-style-name="Normalny" style:family="paragraph">
      <style:paragraph-properties fo:text-align="justify" fo:line-height="150%" fo:text-indent="0.2479in"/>
    </style:style>
    <style:style style:name="T4446" style:parent-style-name="Domyślnaczcionkaakapitu" style:family="text">
      <style:text-properties fo:background-color="#80FFFF"/>
    </style:style>
    <style:style style:name="T4447" style:parent-style-name="Domyślnaczcionkaakapitu" style:family="text">
      <style:text-properties fo:background-color="#80FFFF"/>
    </style:style>
    <style:style style:name="T4448" style:parent-style-name="Domyślnaczcionkaakapitu" style:family="text">
      <style:text-properties fo:background-color="#80FFFF"/>
    </style:style>
    <style:style style:name="T4449" style:parent-style-name="Domyślnaczcionkaakapitu" style:family="text">
      <style:text-properties fo:background-color="#80FFFF"/>
    </style:style>
    <style:style style:name="T4450" style:parent-style-name="Domyślnaczcionkaakapitu" style:family="text">
      <style:text-properties fo:background-color="#80FFFF"/>
    </style:style>
    <style:style style:name="T4451" style:parent-style-name="Domyślnaczcionkaakapitu" style:family="text">
      <style:text-properties fo:background-color="#80FFFF"/>
    </style:style>
    <style:style style:name="P4452" style:parent-style-name="Normalny" style:family="paragraph">
      <style:paragraph-properties fo:text-align="justify" fo:line-height="150%" fo:text-indent="0.2479in"/>
    </style:style>
    <style:style style:name="T4453" style:parent-style-name="Domyślnaczcionkaakapitu" style:family="text">
      <style:text-properties fo:background-color="#80FFFF"/>
    </style:style>
    <style:style style:name="T4454" style:parent-style-name="Domyślnaczcionkaakapitu" style:family="text">
      <style:text-properties fo:background-color="#80FFFF"/>
    </style:style>
    <style:style style:name="T4455" style:parent-style-name="Domyślnaczcionkaakapitu" style:family="text">
      <style:text-properties fo:background-color="#80FFFF"/>
    </style:style>
    <style:style style:name="T4456" style:parent-style-name="Domyślnaczcionkaakapitu" style:family="text">
      <style:text-properties fo:background-color="#80FFFF"/>
    </style:style>
    <style:style style:name="T4457" style:parent-style-name="Domyślnaczcionkaakapitu" style:family="text">
      <style:text-properties fo:background-color="#80FFFF"/>
    </style:style>
    <style:style style:name="T4458" style:parent-style-name="Domyślnaczcionkaakapitu" style:family="text">
      <style:text-properties fo:background-color="#80FFFF"/>
    </style:style>
    <style:style style:name="T4459" style:parent-style-name="Domyślnaczcionkaakapitu" style:family="text">
      <style:text-properties fo:background-color="#80FFFF"/>
    </style:style>
    <style:style style:name="T4460" style:parent-style-name="Domyślnaczcionkaakapitu" style:family="text">
      <style:text-properties fo:background-color="#80FFFF"/>
    </style:style>
    <style:style style:name="T4461" style:parent-style-name="Domyślnaczcionkaakapitu" style:family="text">
      <style:text-properties fo:background-color="#80FFFF"/>
    </style:style>
    <style:style style:name="T4462" style:parent-style-name="Domyślnaczcionkaakapitu" style:family="text">
      <style:text-properties fo:background-color="#80FFFF"/>
    </style:style>
    <style:style style:name="P4463" style:parent-style-name="Normalny" style:family="paragraph">
      <style:paragraph-properties fo:text-align="justify" fo:line-height="150%" fo:text-indent="0.2479in"/>
    </style:style>
    <style:style style:name="T4464" style:parent-style-name="Domyślnaczcionkaakapitu" style:family="text">
      <style:text-properties fo:background-color="#80FFFF"/>
    </style:style>
    <style:style style:name="T4465" style:parent-style-name="Domyślnaczcionkaakapitu" style:family="text">
      <style:text-properties fo:background-color="#80FFFF"/>
    </style:style>
    <style:style style:name="T4466" style:parent-style-name="Domyślnaczcionkaakapitu" style:family="text">
      <style:text-properties fo:background-color="#80FFFF"/>
    </style:style>
    <style:style style:name="T4467" style:parent-style-name="Domyślnaczcionkaakapitu" style:family="text">
      <style:text-properties fo:background-color="#80FFFF"/>
    </style:style>
    <style:style style:name="T4468" style:parent-style-name="Domyślnaczcionkaakapitu" style:family="text">
      <style:text-properties fo:background-color="#80FFFF"/>
    </style:style>
    <style:style style:name="T4469" style:parent-style-name="Domyślnaczcionkaakapitu" style:family="text">
      <style:text-properties fo:background-color="#80FFFF"/>
    </style:style>
    <style:style style:name="T4470" style:parent-style-name="Domyślnaczcionkaakapitu" style:family="text">
      <style:text-properties fo:background-color="#80FFFF"/>
    </style:style>
    <style:style style:name="T4471" style:parent-style-name="Domyślnaczcionkaakapitu" style:family="text">
      <style:text-properties fo:background-color="#80FFFF"/>
    </style:style>
    <style:style style:name="T4472" style:parent-style-name="Domyślnaczcionkaakapitu" style:family="text">
      <style:text-properties fo:background-color="#80FFFF"/>
    </style:style>
    <style:style style:name="P4473" style:parent-style-name="Normalny" style:family="paragraph">
      <style:paragraph-properties fo:text-align="justify" fo:line-height="150%" fo:text-indent="0.2479in"/>
    </style:style>
    <style:style style:name="T4474" style:parent-style-name="Domyślnaczcionkaakapitu" style:family="text">
      <style:text-properties fo:background-color="#80FFFF"/>
    </style:style>
    <style:style style:name="T4475" style:parent-style-name="Domyślnaczcionkaakapitu" style:family="text">
      <style:text-properties fo:background-color="#80FFFF"/>
    </style:style>
    <style:style style:name="T4476" style:parent-style-name="Domyślnaczcionkaakapitu" style:family="text">
      <style:text-properties fo:background-color="#80FFFF"/>
    </style:style>
    <style:style style:name="P4477" style:parent-style-name="Normalny" style:family="paragraph">
      <style:paragraph-properties fo:text-align="justify" fo:line-height="150%" fo:text-indent="0.2479in"/>
    </style:style>
    <style:style style:name="T4478" style:parent-style-name="Domyślnaczcionkaakapitu" style:family="text">
      <style:text-properties fo:background-color="#80FFFF"/>
    </style:style>
    <style:style style:name="T4479" style:parent-style-name="Domyślnaczcionkaakapitu" style:family="text">
      <style:text-properties fo:background-color="#80FFFF"/>
    </style:style>
    <style:style style:name="T4480" style:parent-style-name="Domyślnaczcionkaakapitu" style:family="text">
      <style:text-properties fo:background-color="#80FFFF"/>
    </style:style>
    <style:style style:name="T4481" style:parent-style-name="Domyślnaczcionkaakapitu" style:family="text">
      <style:text-properties fo:background-color="#80FFFF"/>
    </style:style>
    <style:style style:name="P4482" style:parent-style-name="Normalny" style:family="paragraph">
      <style:paragraph-properties fo:text-align="justify" fo:line-height="150%" fo:text-indent="0.2479in"/>
    </style:style>
    <style:style style:name="T4483" style:parent-style-name="Domyślnaczcionkaakapitu" style:family="text">
      <style:text-properties fo:background-color="#80FFFF"/>
    </style:style>
    <style:style style:name="T4484" style:parent-style-name="Domyślnaczcionkaakapitu" style:family="text">
      <style:text-properties fo:background-color="#80FFFF"/>
    </style:style>
    <style:style style:name="T4485" style:parent-style-name="Domyślnaczcionkaakapitu" style:family="text">
      <style:text-properties fo:background-color="#80FFFF"/>
    </style:style>
    <style:style style:name="T4486" style:parent-style-name="Domyślnaczcionkaakapitu" style:family="text">
      <style:text-properties fo:background-color="#80FFFF"/>
    </style:style>
    <style:style style:name="P4487" style:parent-style-name="Normalny" style:family="paragraph">
      <style:paragraph-properties fo:text-align="justify" fo:line-height="150%" fo:text-indent="0.2479in"/>
    </style:style>
    <style:style style:name="T4488" style:parent-style-name="Domyślnaczcionkaakapitu" style:family="text">
      <style:text-properties fo:background-color="#80FFFF"/>
    </style:style>
    <style:style style:name="P4489" style:parent-style-name="Normalny" style:family="paragraph">
      <style:paragraph-properties fo:text-align="justify" fo:line-height="150%" fo:text-indent="0.2479in"/>
    </style:style>
    <style:style style:name="T4490" style:parent-style-name="Domyślnaczcionkaakapitu" style:family="text">
      <style:text-properties fo:background-color="#80FFFF"/>
    </style:style>
    <style:style style:name="T4491" style:parent-style-name="Domyślnaczcionkaakapitu" style:family="text">
      <style:text-properties fo:background-color="#80FFFF"/>
    </style:style>
    <style:style style:name="P4492" style:parent-style-name="Normalny" style:family="paragraph">
      <style:paragraph-properties fo:text-align="justify" fo:line-height="150%" fo:text-indent="0.2479in"/>
    </style:style>
    <style:style style:name="T4493" style:parent-style-name="Domyślnaczcionkaakapitu" style:family="text">
      <style:text-properties fo:background-color="#80FFFF"/>
    </style:style>
    <style:style style:name="T4494" style:parent-style-name="Domyślnaczcionkaakapitu" style:family="text">
      <style:text-properties fo:background-color="#80FFFF"/>
    </style:style>
    <style:style style:name="P4495" style:parent-style-name="Normalny" style:family="paragraph">
      <style:paragraph-properties fo:text-align="justify" fo:line-height="150%" fo:text-indent="0.2479in"/>
    </style:style>
    <style:style style:name="P4496" style:parent-style-name="Normalny" style:family="paragraph">
      <style:paragraph-properties fo:text-align="justify" fo:line-height="150%"/>
    </style:style>
    <style:style style:name="T4497" style:parent-style-name="Domyślnaczcionkaakapitu" style:family="text">
      <style:text-properties fo:background-color="#80FFFF" style:text-underline-type="single" style:text-underline-style="solid" style:text-underline-width="auto" style:text-underline-mode="continuous"/>
    </style:style>
    <style:style style:name="T4498" style:parent-style-name="Domyślnaczcionkaakapitu" style:family="text">
      <style:text-properties style:text-underline-type="single" style:text-underline-style="solid" style:text-underline-width="auto" style:text-underline-mode="continuous"/>
    </style:style>
    <style:style style:name="T4499" style:parent-style-name="Domyślnaczcionkaakapitu" style:family="text">
      <style:text-properties fo:background-color="#80FFFF" style:text-underline-type="single" style:text-underline-style="solid" style:text-underline-width="auto" style:text-underline-mode="continuous"/>
    </style:style>
    <style:style style:name="T4500" style:parent-style-name="Domyślnaczcionkaakapitu" style:family="text">
      <style:text-properties style:text-underline-type="single" style:text-underline-style="solid" style:text-underline-width="auto" style:text-underline-mode="continuous"/>
    </style:style>
    <style:style style:name="T4501" style:parent-style-name="Domyślnaczcionkaakapitu" style:family="text">
      <style:text-properties fo:background-color="#80FFFF" style:text-underline-type="single" style:text-underline-style="solid" style:text-underline-width="auto" style:text-underline-mode="continuous"/>
    </style:style>
    <style:style style:name="T4502" style:parent-style-name="Domyślnaczcionkaakapitu" style:family="text">
      <style:text-properties style:text-underline-type="single" style:text-underline-style="solid" style:text-underline-width="auto" style:text-underline-mode="continuous"/>
    </style:style>
    <style:style style:name="T4503" style:parent-style-name="Domyślnaczcionkaakapitu" style:family="text">
      <style:text-properties fo:background-color="#80FFFF" style:text-underline-type="single" style:text-underline-style="solid" style:text-underline-width="auto" style:text-underline-mode="continuous"/>
    </style:style>
    <style:style style:name="T4504" style:parent-style-name="Domyślnaczcionkaakapitu" style:family="text">
      <style:text-properties style:text-underline-type="single" style:text-underline-style="solid" style:text-underline-width="auto" style:text-underline-mode="continuous"/>
    </style:style>
    <style:style style:name="T4505" style:parent-style-name="Domyślnaczcionkaakapitu" style:family="text">
      <style:text-properties fo:background-color="#80FFFF" style:text-underline-type="single" style:text-underline-style="solid" style:text-underline-width="auto" style:text-underline-mode="continuous"/>
    </style:style>
    <style:style style:name="P4506" style:parent-style-name="Normalny" style:family="paragraph">
      <style:paragraph-properties fo:text-align="justify" fo:line-height="150%" fo:text-indent="0.2479in"/>
    </style:style>
    <style:style style:name="P4507" style:parent-style-name="Normalny" style:family="paragraph">
      <style:paragraph-properties fo:text-align="justify" fo:line-height="150%"/>
    </style:style>
    <style:style style:name="T4508" style:parent-style-name="Domyślnaczcionkaakapitu" style:family="text">
      <style:text-properties style:text-underline-type="single" style:text-underline-style="solid" style:text-underline-width="auto" style:text-underline-mode="continuous"/>
    </style:style>
    <style:style style:name="T4509" style:parent-style-name="Domyślnaczcionkaakapitu" style:family="text">
      <style:text-properties fo:background-color="#80FFFF" style:text-underline-type="single" style:text-underline-style="solid" style:text-underline-width="auto" style:text-underline-mode="continuous"/>
    </style:style>
    <style:style style:name="T4510" style:parent-style-name="Domyślnaczcionkaakapitu" style:family="text">
      <style:text-properties style:text-underline-type="single" style:text-underline-style="solid" style:text-underline-width="auto" style:text-underline-mode="continuous"/>
    </style:style>
    <style:style style:name="T4511" style:parent-style-name="Domyślnaczcionkaakapitu" style:family="text">
      <style:text-properties fo:background-color="#80FFFF" style:text-underline-type="single" style:text-underline-style="solid" style:text-underline-width="auto" style:text-underline-mode="continuous"/>
    </style:style>
    <style:style style:name="T4512" style:parent-style-name="Domyślnaczcionkaakapitu" style:family="text">
      <style:text-properties style:text-underline-type="single" style:text-underline-style="solid" style:text-underline-width="auto" style:text-underline-mode="continuous"/>
    </style:style>
    <style:style style:name="T4513" style:parent-style-name="Domyślnaczcionkaakapitu" style:family="text">
      <style:text-properties fo:background-color="#80FFFF" style:text-underline-type="single" style:text-underline-style="solid" style:text-underline-width="auto" style:text-underline-mode="continuous"/>
    </style:style>
    <style:style style:name="T4514" style:parent-style-name="Domyślnaczcionkaakapitu" style:family="text">
      <style:text-properties style:text-underline-type="single" style:text-underline-style="solid" style:text-underline-width="auto" style:text-underline-mode="continuous"/>
    </style:style>
    <style:style style:name="T4515" style:parent-style-name="Domyślnaczcionkaakapitu" style:family="text">
      <style:text-properties fo:background-color="#80FFFF" style:text-underline-type="single" style:text-underline-style="solid" style:text-underline-width="auto" style:text-underline-mode="continuous"/>
    </style:style>
    <style:style style:name="P4516" style:parent-style-name="Normalny" style:family="paragraph">
      <style:paragraph-properties fo:text-align="justify" fo:line-height="150%" fo:text-indent="0.2479in"/>
    </style:style>
    <style:style style:name="T4517" style:parent-style-name="Domyślnaczcionkaakapitu" style:family="text">
      <style:text-properties fo:background-color="#80FFFF"/>
    </style:style>
    <style:style style:name="T4518" style:parent-style-name="Domyślnaczcionkaakapitu" style:family="text">
      <style:text-properties fo:background-color="#80FFFF"/>
    </style:style>
    <style:style style:name="T4519" style:parent-style-name="Domyślnaczcionkaakapitu" style:family="text">
      <style:text-properties fo:background-color="#80FFFF"/>
    </style:style>
    <style:style style:name="P4520" style:parent-style-name="Normalny" style:family="paragraph">
      <style:paragraph-properties fo:text-align="justify" fo:line-height="150%" fo:text-indent="0.2479in"/>
    </style:style>
    <style:style style:name="T4521" style:parent-style-name="Domyślnaczcionkaakapitu" style:family="text">
      <style:text-properties fo:background-color="#80FFFF"/>
    </style:style>
    <style:style style:name="P4522" style:parent-style-name="Normalny" style:family="paragraph">
      <style:paragraph-properties fo:text-align="justify" fo:line-height="150%" fo:text-indent="0.2479in"/>
    </style:style>
    <style:style style:name="T4523" style:parent-style-name="Domyślnaczcionkaakapitu" style:family="text">
      <style:text-properties fo:background-color="#80FFFF"/>
    </style:style>
    <style:style style:name="T4524" style:parent-style-name="Domyślnaczcionkaakapitu" style:family="text">
      <style:text-properties fo:background-color="#80FFFF"/>
    </style:style>
    <style:style style:name="T4525" style:parent-style-name="Domyślnaczcionkaakapitu" style:family="text">
      <style:text-properties fo:background-color="#80FFFF"/>
    </style:style>
    <style:style style:name="T4526" style:parent-style-name="Domyślnaczcionkaakapitu" style:family="text">
      <style:text-properties fo:background-color="#80FFFF"/>
    </style:style>
    <style:style style:name="T4527" style:parent-style-name="Domyślnaczcionkaakapitu" style:family="text">
      <style:text-properties fo:background-color="#80FFFF"/>
    </style:style>
    <style:style style:name="P4528" style:parent-style-name="Normalny" style:family="paragraph">
      <style:paragraph-properties fo:text-align="justify" fo:line-height="150%"/>
    </style:style>
    <style:style style:name="T4529" style:parent-style-name="Domyślnaczcionkaakapitu" style:family="text">
      <style:text-properties fo:background-color="#80FFFF" style:text-underline-type="single" style:text-underline-style="solid" style:text-underline-width="auto" style:text-underline-mode="continuous"/>
    </style:style>
    <style:style style:name="T4530" style:parent-style-name="Domyślnaczcionkaakapitu" style:family="text">
      <style:text-properties style:text-underline-type="single" style:text-underline-style="solid" style:text-underline-width="auto" style:text-underline-mode="continuous"/>
    </style:style>
    <style:style style:name="T4531" style:parent-style-name="Domyślnaczcionkaakapitu" style:family="text">
      <style:text-properties fo:background-color="#80FFFF" style:text-underline-type="single" style:text-underline-style="solid" style:text-underline-width="auto" style:text-underline-mode="continuous"/>
    </style:style>
    <style:style style:name="T4532" style:parent-style-name="Domyślnaczcionkaakapitu" style:family="text">
      <style:text-properties style:text-underline-type="single" style:text-underline-style="solid" style:text-underline-width="auto" style:text-underline-mode="continuous"/>
    </style:style>
    <style:style style:name="T4533" style:parent-style-name="Domyślnaczcionkaakapitu" style:family="text">
      <style:text-properties fo:background-color="#80FFFF" style:text-underline-type="single" style:text-underline-style="solid" style:text-underline-width="auto" style:text-underline-mode="continuous"/>
    </style:style>
    <style:style style:name="T4534" style:parent-style-name="Domyślnaczcionkaakapitu" style:family="text">
      <style:text-properties style:text-underline-type="single" style:text-underline-style="solid" style:text-underline-width="auto" style:text-underline-mode="continuous"/>
    </style:style>
    <style:style style:name="T4535" style:parent-style-name="Domyślnaczcionkaakapitu" style:family="text">
      <style:text-properties fo:background-color="#80FFFF" style:text-underline-type="single" style:text-underline-style="solid" style:text-underline-width="auto" style:text-underline-mode="continuous"/>
    </style:style>
    <style:style style:name="T4536" style:parent-style-name="Domyślnaczcionkaakapitu" style:family="text">
      <style:text-properties style:text-underline-type="single" style:text-underline-style="solid" style:text-underline-width="auto" style:text-underline-mode="continuous"/>
    </style:style>
    <style:style style:name="T4537" style:parent-style-name="Domyślnaczcionkaakapitu" style:family="text">
      <style:text-properties fo:background-color="#80FFFF" style:text-underline-type="single" style:text-underline-style="solid" style:text-underline-width="auto" style:text-underline-mode="continuous"/>
    </style:style>
    <style:style style:name="P4538" style:parent-style-name="Normalny" style:family="paragraph">
      <style:paragraph-properties fo:text-align="justify" fo:line-height="150%" fo:text-indent="0.2479in"/>
    </style:style>
    <style:style style:name="T4539" style:parent-style-name="Domyślnaczcionkaakapitu" style:family="text">
      <style:text-properties fo:background-color="#80FFFF"/>
    </style:style>
    <style:style style:name="T4540" style:parent-style-name="Domyślnaczcionkaakapitu" style:family="text">
      <style:text-properties fo:background-color="#80FFFF"/>
    </style:style>
    <style:style style:name="P4541" style:parent-style-name="Normalny" style:family="paragraph">
      <style:paragraph-properties fo:text-align="justify" fo:line-height="150%"/>
    </style:style>
    <style:style style:name="T4542" style:parent-style-name="Domyślnaczcionkaakapitu" style:family="text">
      <style:text-properties style:text-underline-type="single" style:text-underline-style="solid" style:text-underline-width="auto" style:text-underline-mode="continuous"/>
    </style:style>
    <style:style style:name="T4543" style:parent-style-name="Domyślnaczcionkaakapitu" style:family="text">
      <style:text-properties fo:background-color="#80FFFF" style:text-underline-type="single" style:text-underline-style="solid" style:text-underline-width="auto" style:text-underline-mode="continuous"/>
    </style:style>
    <style:style style:name="T4544" style:parent-style-name="Domyślnaczcionkaakapitu" style:family="text">
      <style:text-properties style:text-underline-type="single" style:text-underline-style="solid" style:text-underline-width="auto" style:text-underline-mode="continuous"/>
    </style:style>
    <style:style style:name="P4545" style:parent-style-name="Normalny" style:family="paragraph">
      <style:paragraph-properties fo:text-align="justify" fo:line-height="150%" fo:text-indent="0.2479in"/>
    </style:style>
    <style:style style:name="T4546" style:parent-style-name="Domyślnaczcionkaakapitu" style:family="text">
      <style:text-properties fo:background-color="#80FFFF"/>
    </style:style>
    <style:style style:name="P4547" style:parent-style-name="Normalny" style:family="paragraph">
      <style:paragraph-properties fo:text-align="justify" fo:line-height="150%"/>
    </style:style>
    <style:style style:name="T4548" style:parent-style-name="Domyślnaczcionkaakapitu" style:family="text">
      <style:text-properties fo:background-color="#80FFFF" style:text-underline-type="single" style:text-underline-style="solid" style:text-underline-width="auto" style:text-underline-mode="continuous"/>
    </style:style>
    <style:style style:name="T4549" style:parent-style-name="Domyślnaczcionkaakapitu" style:family="text">
      <style:text-properties style:text-underline-type="single" style:text-underline-style="solid" style:text-underline-width="auto" style:text-underline-mode="continuous"/>
    </style:style>
    <style:style style:name="T4550" style:parent-style-name="Domyślnaczcionkaakapitu" style:family="text">
      <style:text-properties fo:background-color="#80FFFF" style:text-underline-type="single" style:text-underline-style="solid" style:text-underline-width="auto" style:text-underline-mode="continuous"/>
    </style:style>
    <style:style style:name="T4551" style:parent-style-name="Domyślnaczcionkaakapitu" style:family="text">
      <style:text-properties style:text-underline-type="single" style:text-underline-style="solid" style:text-underline-width="auto" style:text-underline-mode="continuous"/>
    </style:style>
    <style:style style:name="T4552" style:parent-style-name="Domyślnaczcionkaakapitu" style:family="text">
      <style:text-properties fo:background-color="#80FFFF" style:text-underline-type="single" style:text-underline-style="solid" style:text-underline-width="auto" style:text-underline-mode="continuous"/>
    </style:style>
    <style:style style:name="T4553" style:parent-style-name="Domyślnaczcionkaakapitu" style:family="text">
      <style:text-properties style:text-underline-type="single" style:text-underline-style="solid" style:text-underline-width="auto" style:text-underline-mode="continuous"/>
    </style:style>
    <style:style style:name="T4554" style:parent-style-name="Domyślnaczcionkaakapitu" style:family="text">
      <style:text-properties fo:background-color="#80FFFF" style:text-underline-type="single" style:text-underline-style="solid" style:text-underline-width="auto" style:text-underline-mode="continuous"/>
    </style:style>
    <style:style style:name="T4555" style:parent-style-name="Domyślnaczcionkaakapitu" style:family="text">
      <style:text-properties style:text-underline-type="single" style:text-underline-style="solid" style:text-underline-width="auto" style:text-underline-mode="continuous"/>
    </style:style>
    <style:style style:name="T4556" style:parent-style-name="Domyślnaczcionkaakapitu" style:family="text">
      <style:text-properties fo:background-color="#80FFFF" style:text-underline-type="single" style:text-underline-style="solid" style:text-underline-width="auto" style:text-underline-mode="continuous"/>
    </style:style>
    <style:style style:name="P4557" style:parent-style-name="Normalny" style:family="paragraph">
      <style:paragraph-properties fo:text-align="justify" fo:line-height="150%" fo:text-indent="0.2479in"/>
    </style:style>
    <style:style style:name="P4558" style:parent-style-name="Normalny" style:family="paragraph">
      <style:paragraph-properties fo:text-align="justify" fo:line-height="150%"/>
    </style:style>
    <style:style style:name="T4559" style:parent-style-name="Domyślnaczcionkaakapitu" style:family="text">
      <style:text-properties style:text-underline-type="single" style:text-underline-style="solid" style:text-underline-width="auto" style:text-underline-mode="continuous"/>
    </style:style>
    <style:style style:name="P4560" style:parent-style-name="Normalny" style:family="paragraph">
      <style:paragraph-properties fo:text-align="justify" fo:line-height="150%" fo:text-indent="0.2479in"/>
    </style:style>
    <style:style style:name="T4561" style:parent-style-name="Domyślnaczcionkaakapitu" style:family="text">
      <style:text-properties fo:background-color="#80FFFF"/>
    </style:style>
    <style:style style:name="T4562" style:parent-style-name="Domyślnaczcionkaakapitu" style:family="text">
      <style:text-properties fo:background-color="#80FFFF"/>
    </style:style>
    <style:style style:name="T4563" style:parent-style-name="Domyślnaczcionkaakapitu" style:family="text">
      <style:text-properties fo:background-color="#80FFFF"/>
    </style:style>
    <style:style style:name="P4564" style:parent-style-name="Normalny" style:family="paragraph">
      <style:paragraph-properties fo:text-align="justify" fo:line-height="150%" fo:text-indent="0.2479in"/>
    </style:style>
    <style:style style:name="T4565" style:parent-style-name="Domyślnaczcionkaakapitu" style:family="text">
      <style:text-properties fo:background-color="#80FFFF"/>
    </style:style>
    <style:style style:name="T4566" style:parent-style-name="Domyślnaczcionkaakapitu" style:family="text">
      <style:text-properties fo:background-color="#80FFFF"/>
    </style:style>
    <style:style style:name="P4567" style:parent-style-name="Normalny" style:family="paragraph">
      <style:paragraph-properties fo:text-align="justify" fo:line-height="150%" fo:text-indent="0.2479in"/>
    </style:style>
    <style:style style:name="T4568" style:parent-style-name="Domyślnaczcionkaakapitu" style:family="text">
      <style:text-properties fo:background-color="#80FFFF"/>
    </style:style>
    <style:style style:name="T4569" style:parent-style-name="Domyślnaczcionkaakapitu" style:family="text">
      <style:text-properties fo:background-color="#80FFFF"/>
    </style:style>
    <style:style style:name="T4570" style:parent-style-name="Domyślnaczcionkaakapitu" style:family="text">
      <style:text-properties fo:background-color="#80FFFF"/>
    </style:style>
    <style:style style:name="T4571" style:parent-style-name="Domyślnaczcionkaakapitu" style:family="text">
      <style:text-properties fo:background-color="#80FFFF"/>
    </style:style>
    <style:style style:name="P4572" style:parent-style-name="Normalny" style:family="paragraph">
      <style:paragraph-properties fo:text-align="justify" fo:line-height="150%" fo:text-indent="0.2479in"/>
    </style:style>
    <style:style style:name="T4573" style:parent-style-name="Domyślnaczcionkaakapitu" style:family="text">
      <style:text-properties fo:background-color="#80FFFF"/>
    </style:style>
    <style:style style:name="T4574" style:parent-style-name="Domyślnaczcionkaakapitu" style:family="text">
      <style:text-properties fo:background-color="#80FFFF"/>
    </style:style>
    <style:style style:name="T4575" style:parent-style-name="Domyślnaczcionkaakapitu" style:family="text">
      <style:text-properties fo:background-color="#80FFFF"/>
    </style:style>
    <style:style style:name="T4576" style:parent-style-name="Domyślnaczcionkaakapitu" style:family="text">
      <style:text-properties fo:background-color="#80FFFF"/>
    </style:style>
    <style:style style:name="T4577" style:parent-style-name="Domyślnaczcionkaakapitu" style:family="text">
      <style:text-properties fo:background-color="#80FFFF"/>
    </style:style>
    <style:style style:name="T4578" style:parent-style-name="Domyślnaczcionkaakapitu" style:family="text">
      <style:text-properties fo:background-color="#80FFFF"/>
    </style:style>
    <style:style style:name="T4579" style:parent-style-name="Domyślnaczcionkaakapitu" style:family="text">
      <style:text-properties fo:background-color="#80FFFF"/>
    </style:style>
    <style:style style:name="T4580" style:parent-style-name="Domyślnaczcionkaakapitu" style:family="text">
      <style:text-properties fo:background-color="#80FFFF"/>
    </style:style>
    <style:style style:name="T4581" style:parent-style-name="Domyślnaczcionkaakapitu" style:family="text">
      <style:text-properties fo:background-color="#80FFFF"/>
    </style:style>
    <style:style style:name="T4582" style:parent-style-name="Domyślnaczcionkaakapitu" style:family="text">
      <style:text-properties fo:background-color="#80FFFF"/>
    </style:style>
    <style:style style:name="T4583" style:parent-style-name="Domyślnaczcionkaakapitu" style:family="text">
      <style:text-properties fo:background-color="#80FFFF"/>
    </style:style>
    <style:style style:name="T4584" style:parent-style-name="Domyślnaczcionkaakapitu" style:family="text">
      <style:text-properties fo:background-color="#80FFFF"/>
    </style:style>
    <style:style style:name="T4585" style:parent-style-name="Domyślnaczcionkaakapitu" style:family="text">
      <style:text-properties fo:background-color="#80FFFF"/>
    </style:style>
    <style:style style:name="T4586" style:parent-style-name="Domyślnaczcionkaakapitu" style:family="text">
      <style:text-properties fo:background-color="#80FFFF"/>
    </style:style>
    <style:style style:name="T4587" style:parent-style-name="Domyślnaczcionkaakapitu" style:family="text">
      <style:text-properties fo:background-color="#80FFFF"/>
    </style:style>
    <style:style style:name="T4588" style:parent-style-name="Domyślnaczcionkaakapitu" style:family="text">
      <style:text-properties fo:background-color="#80FFFF"/>
    </style:style>
    <style:style style:name="T4589" style:parent-style-name="Domyślnaczcionkaakapitu" style:family="text">
      <style:text-properties fo:background-color="#80FFFF"/>
    </style:style>
    <style:style style:name="T4590" style:parent-style-name="Domyślnaczcionkaakapitu" style:family="text">
      <style:text-properties fo:background-color="#80FFFF"/>
    </style:style>
    <style:style style:name="T4591" style:parent-style-name="Domyślnaczcionkaakapitu" style:family="text">
      <style:text-properties fo:background-color="#80FFFF"/>
    </style:style>
    <style:style style:name="T4592" style:parent-style-name="Domyślnaczcionkaakapitu" style:family="text">
      <style:text-properties fo:background-color="#80FFFF"/>
    </style:style>
    <style:style style:name="T4593" style:parent-style-name="Domyślnaczcionkaakapitu" style:family="text">
      <style:text-properties fo:background-color="#80FFFF"/>
    </style:style>
    <style:style style:name="T4594" style:parent-style-name="Domyślnaczcionkaakapitu" style:family="text">
      <style:text-properties fo:background-color="#80FFFF"/>
    </style:style>
    <style:style style:name="P4595" style:parent-style-name="Normalny" style:family="paragraph">
      <style:paragraph-properties fo:text-align="justify" fo:line-height="150%" fo:text-indent="0.2479in"/>
    </style:style>
    <style:style style:name="T4596" style:parent-style-name="Domyślnaczcionkaakapitu" style:family="text">
      <style:text-properties fo:background-color="#80FFFF"/>
    </style:style>
    <style:style style:name="T4597" style:parent-style-name="Domyślnaczcionkaakapitu" style:family="text">
      <style:text-properties fo:background-color="#80FFFF"/>
    </style:style>
    <style:style style:name="T4598" style:parent-style-name="Domyślnaczcionkaakapitu" style:family="text">
      <style:text-properties fo:background-color="#80FFFF"/>
    </style:style>
    <style:style style:name="T4599" style:parent-style-name="Domyślnaczcionkaakapitu" style:family="text">
      <style:text-properties fo:background-color="#80FFFF"/>
    </style:style>
    <style:style style:name="T4600" style:parent-style-name="Domyślnaczcionkaakapitu" style:family="text">
      <style:text-properties fo:background-color="#80FFFF"/>
    </style:style>
    <style:style style:name="T4601" style:parent-style-name="Domyślnaczcionkaakapitu" style:family="text">
      <style:text-properties fo:background-color="#80FFFF"/>
    </style:style>
    <style:style style:name="T4602" style:parent-style-name="Domyślnaczcionkaakapitu" style:family="text">
      <style:text-properties fo:background-color="#80FFFF"/>
    </style:style>
    <style:style style:name="T4603" style:parent-style-name="Domyślnaczcionkaakapitu" style:family="text">
      <style:text-properties fo:background-color="#80FFFF"/>
    </style:style>
    <style:style style:name="T4604" style:parent-style-name="Domyślnaczcionkaakapitu" style:family="text">
      <style:text-properties fo:background-color="#80FFFF"/>
    </style:style>
    <style:style style:name="T4605" style:parent-style-name="Domyślnaczcionkaakapitu" style:family="text">
      <style:text-properties fo:background-color="#80FFFF"/>
    </style:style>
    <style:style style:name="T4606" style:parent-style-name="Domyślnaczcionkaakapitu" style:family="text">
      <style:text-properties fo:background-color="#80FFFF"/>
    </style:style>
    <style:style style:name="T4607" style:parent-style-name="Domyślnaczcionkaakapitu" style:family="text">
      <style:text-properties fo:background-color="#80FFFF"/>
    </style:style>
    <style:style style:name="T4608" style:parent-style-name="Domyślnaczcionkaakapitu" style:family="text">
      <style:text-properties fo:background-color="#80FFFF"/>
    </style:style>
    <style:style style:name="T4609" style:parent-style-name="Domyślnaczcionkaakapitu" style:family="text">
      <style:text-properties fo:background-color="#80FFFF"/>
    </style:style>
    <style:style style:name="T4610" style:parent-style-name="Domyślnaczcionkaakapitu" style:family="text">
      <style:text-properties fo:background-color="#80FFFF"/>
    </style:style>
    <style:style style:name="T4611" style:parent-style-name="Domyślnaczcionkaakapitu" style:family="text">
      <style:text-properties fo:background-color="#80FFFF"/>
    </style:style>
    <style:style style:name="T4612" style:parent-style-name="Domyślnaczcionkaakapitu" style:family="text">
      <style:text-properties fo:background-color="#80FFFF"/>
    </style:style>
    <style:style style:name="T4613" style:parent-style-name="Domyślnaczcionkaakapitu" style:family="text">
      <style:text-properties fo:background-color="#80FFFF"/>
    </style:style>
    <style:style style:name="P4614" style:parent-style-name="Normalny" style:family="paragraph">
      <style:paragraph-properties fo:text-align="justify" fo:line-height="150%" fo:text-indent="0.2479in"/>
    </style:style>
    <style:style style:name="T4615" style:parent-style-name="Domyślnaczcionkaakapitu" style:family="text">
      <style:text-properties fo:background-color="#80FFFF"/>
    </style:style>
    <style:style style:name="T4616" style:parent-style-name="Domyślnaczcionkaakapitu" style:family="text">
      <style:text-properties fo:background-color="#80FFFF"/>
    </style:style>
    <style:style style:name="T4617" style:parent-style-name="Domyślnaczcionkaakapitu" style:family="text">
      <style:text-properties fo:background-color="#80FFFF"/>
    </style:style>
    <style:style style:name="P4618" style:parent-style-name="Normalny" style:family="paragraph">
      <style:paragraph-properties fo:text-align="justify" fo:line-height="150%" fo:text-indent="0.2479in"/>
    </style:style>
    <style:style style:name="P4619" style:parent-style-name="Normalny" style:family="paragraph">
      <style:paragraph-properties fo:text-align="justify" fo:line-height="150%" fo:text-indent="0.2479in"/>
    </style:style>
    <style:style style:name="T4620" style:parent-style-name="Domyślnaczcionkaakapitu" style:family="text">
      <style:text-properties fo:background-color="#80FFFF"/>
    </style:style>
    <style:style style:name="T4621" style:parent-style-name="Domyślnaczcionkaakapitu" style:family="text">
      <style:text-properties fo:background-color="#80FFFF"/>
    </style:style>
    <style:style style:name="T4622" style:parent-style-name="Domyślnaczcionkaakapitu" style:family="text">
      <style:text-properties fo:background-color="#80FFFF"/>
    </style:style>
    <style:style style:name="T4623" style:parent-style-name="Domyślnaczcionkaakapitu" style:family="text">
      <style:text-properties fo:background-color="#80FFFF"/>
    </style:style>
    <style:style style:name="T4624" style:parent-style-name="Domyślnaczcionkaakapitu" style:family="text">
      <style:text-properties fo:background-color="#80FFFF"/>
    </style:style>
    <style:style style:name="T4625" style:parent-style-name="Domyślnaczcionkaakapitu" style:family="text">
      <style:text-properties fo:background-color="#80FFFF"/>
    </style:style>
    <style:style style:name="P4626" style:parent-style-name="Normalny" style:family="paragraph">
      <style:paragraph-properties fo:text-align="justify" fo:line-height="150%"/>
    </style:style>
    <style:style style:name="T4627" style:parent-style-name="Domyślnaczcionkaakapitu" style:family="text">
      <style:text-properties style:text-underline-type="single" style:text-underline-style="solid" style:text-underline-width="auto" style:text-underline-mode="continuous"/>
    </style:style>
    <style:style style:name="P4628" style:parent-style-name="Normalny" style:family="paragraph">
      <style:paragraph-properties fo:text-align="justify" fo:line-height="150%" fo:text-indent="0.2479in"/>
    </style:style>
    <style:style style:name="P4629" style:parent-style-name="Normalny" style:family="paragraph">
      <style:paragraph-properties fo:text-align="justify" fo:line-height="150%"/>
    </style:style>
    <style:style style:name="T4630" style:parent-style-name="Domyślnaczcionkaakapitu" style:family="text">
      <style:text-properties fo:background-color="#80FFFF" style:text-underline-type="single" style:text-underline-style="solid" style:text-underline-width="auto" style:text-underline-mode="continuous"/>
    </style:style>
    <style:style style:name="T4631" style:parent-style-name="Domyślnaczcionkaakapitu" style:family="text">
      <style:text-properties style:text-underline-type="single" style:text-underline-style="solid" style:text-underline-width="auto" style:text-underline-mode="continuous"/>
    </style:style>
    <style:style style:name="T4632" style:parent-style-name="Domyślnaczcionkaakapitu" style:family="text">
      <style:text-properties fo:background-color="#80FFFF" style:text-underline-type="single" style:text-underline-style="solid" style:text-underline-width="auto" style:text-underline-mode="continuous"/>
    </style:style>
    <style:style style:name="T4633" style:parent-style-name="Domyślnaczcionkaakapitu" style:family="text">
      <style:text-properties style:text-underline-type="single" style:text-underline-style="solid" style:text-underline-width="auto" style:text-underline-mode="continuous"/>
    </style:style>
    <style:style style:name="T4634" style:parent-style-name="Domyślnaczcionkaakapitu" style:family="text">
      <style:text-properties fo:background-color="#80FFFF" style:text-underline-type="single" style:text-underline-style="solid" style:text-underline-width="auto" style:text-underline-mode="continuous"/>
    </style:style>
    <style:style style:name="T4635" style:parent-style-name="Domyślnaczcionkaakapitu" style:family="text">
      <style:text-properties style:text-underline-type="single" style:text-underline-style="solid" style:text-underline-width="auto" style:text-underline-mode="continuous"/>
    </style:style>
    <style:style style:name="T4636" style:parent-style-name="Domyślnaczcionkaakapitu" style:family="text">
      <style:text-properties fo:background-color="#80FFFF" style:text-underline-type="single" style:text-underline-style="solid" style:text-underline-width="auto" style:text-underline-mode="continuous"/>
    </style:style>
    <style:style style:name="T4637" style:parent-style-name="Domyślnaczcionkaakapitu" style:family="text">
      <style:text-properties style:text-underline-type="single" style:text-underline-style="solid" style:text-underline-width="auto" style:text-underline-mode="continuous"/>
    </style:style>
    <style:style style:name="T4638" style:parent-style-name="Domyślnaczcionkaakapitu" style:family="text">
      <style:text-properties fo:background-color="#80FFFF" style:text-underline-type="single" style:text-underline-style="solid" style:text-underline-width="auto" style:text-underline-mode="continuous"/>
    </style:style>
    <style:style style:name="P4639" style:parent-style-name="Normalny" style:family="paragraph">
      <style:paragraph-properties fo:text-align="justify" fo:line-height="150%" fo:text-indent="0.2479in"/>
    </style:style>
    <style:style style:name="P4640" style:parent-style-name="Normalny" style:family="paragraph">
      <style:paragraph-properties fo:text-align="justify" fo:line-height="150%"/>
    </style:style>
    <style:style style:name="T4641" style:parent-style-name="Domyślnaczcionkaakapitu" style:family="text">
      <style:text-properties style:text-underline-type="single" style:text-underline-style="solid" style:text-underline-width="auto" style:text-underline-mode="continuous"/>
    </style:style>
    <style:style style:name="T4642" style:parent-style-name="Domyślnaczcionkaakapitu" style:family="text">
      <style:text-properties fo:background-color="#80FFFF" style:text-underline-type="single" style:text-underline-style="solid" style:text-underline-width="auto" style:text-underline-mode="continuous"/>
    </style:style>
    <style:style style:name="T4643" style:parent-style-name="Domyślnaczcionkaakapitu" style:family="text">
      <style:text-properties style:text-underline-type="single" style:text-underline-style="solid" style:text-underline-width="auto" style:text-underline-mode="continuous"/>
    </style:style>
    <style:style style:name="T4644" style:parent-style-name="Domyślnaczcionkaakapitu" style:family="text">
      <style:text-properties fo:background-color="#80FFFF" style:text-underline-type="single" style:text-underline-style="solid" style:text-underline-width="auto" style:text-underline-mode="continuous"/>
    </style:style>
    <style:style style:name="T4645" style:parent-style-name="Domyślnaczcionkaakapitu" style:family="text">
      <style:text-properties style:text-underline-type="single" style:text-underline-style="solid" style:text-underline-width="auto" style:text-underline-mode="continuous"/>
    </style:style>
    <style:style style:name="T4646" style:parent-style-name="Domyślnaczcionkaakapitu" style:family="text">
      <style:text-properties fo:background-color="#80FFFF" style:text-underline-type="single" style:text-underline-style="solid" style:text-underline-width="auto" style:text-underline-mode="continuous"/>
    </style:style>
    <style:style style:name="T4647" style:parent-style-name="Domyślnaczcionkaakapitu" style:family="text">
      <style:text-properties style:text-underline-type="single" style:text-underline-style="solid" style:text-underline-width="auto" style:text-underline-mode="continuous"/>
    </style:style>
    <style:style style:name="T4648" style:parent-style-name="Domyślnaczcionkaakapitu" style:family="text">
      <style:text-properties fo:background-color="#80FFFF" style:text-underline-type="single" style:text-underline-style="solid" style:text-underline-width="auto" style:text-underline-mode="continuous"/>
    </style:style>
    <style:style style:name="P4649" style:parent-style-name="Normalny" style:family="paragraph">
      <style:paragraph-properties fo:text-align="justify" fo:line-height="150%" fo:text-indent="0.2479in"/>
    </style:style>
    <style:style style:name="T4650" style:parent-style-name="Domyślnaczcionkaakapitu" style:family="text">
      <style:text-properties fo:background-color="#80FFFF"/>
    </style:style>
    <style:style style:name="T4651" style:parent-style-name="Domyślnaczcionkaakapitu" style:family="text">
      <style:text-properties fo:background-color="#80FFFF"/>
    </style:style>
    <style:style style:name="T4652" style:parent-style-name="Domyślnaczcionkaakapitu" style:family="text">
      <style:text-properties fo:background-color="#80FFFF"/>
    </style:style>
    <style:style style:name="T4653" style:parent-style-name="Domyślnaczcionkaakapitu" style:family="text">
      <style:text-properties fo:background-color="#80FFFF"/>
    </style:style>
    <style:style style:name="T4654" style:parent-style-name="Domyślnaczcionkaakapitu" style:family="text">
      <style:text-properties fo:background-color="#80FFFF"/>
    </style:style>
    <style:style style:name="T4655" style:parent-style-name="Domyślnaczcionkaakapitu" style:family="text">
      <style:text-properties fo:background-color="#80FFFF"/>
    </style:style>
    <style:style style:name="P4656" style:parent-style-name="Normalny" style:family="paragraph">
      <style:paragraph-properties fo:text-align="justify" fo:line-height="150%"/>
    </style:style>
    <style:style style:name="T4657" style:parent-style-name="Domyślnaczcionkaakapitu" style:family="text">
      <style:text-properties fo:background-color="#80FFFF" style:text-underline-type="single" style:text-underline-style="solid" style:text-underline-width="auto" style:text-underline-mode="continuous"/>
    </style:style>
    <style:style style:name="T4658" style:parent-style-name="Domyślnaczcionkaakapitu" style:family="text">
      <style:text-properties style:text-underline-type="single" style:text-underline-style="solid" style:text-underline-width="auto" style:text-underline-mode="continuous"/>
    </style:style>
    <style:style style:name="T4659" style:parent-style-name="Domyślnaczcionkaakapitu" style:family="text">
      <style:text-properties fo:background-color="#80FFFF" style:text-underline-type="single" style:text-underline-style="solid" style:text-underline-width="auto" style:text-underline-mode="continuous"/>
    </style:style>
    <style:style style:name="T4660" style:parent-style-name="Domyślnaczcionkaakapitu" style:family="text">
      <style:text-properties style:text-underline-type="single" style:text-underline-style="solid" style:text-underline-width="auto" style:text-underline-mode="continuous"/>
    </style:style>
    <style:style style:name="T4661" style:parent-style-name="Domyślnaczcionkaakapitu" style:family="text">
      <style:text-properties fo:background-color="#80FFFF" style:text-underline-type="single" style:text-underline-style="solid" style:text-underline-width="auto" style:text-underline-mode="continuous"/>
    </style:style>
    <style:style style:name="T4662" style:parent-style-name="Domyślnaczcionkaakapitu" style:family="text">
      <style:text-properties style:text-underline-type="single" style:text-underline-style="solid" style:text-underline-width="auto" style:text-underline-mode="continuous"/>
    </style:style>
    <style:style style:name="T4663" style:parent-style-name="Domyślnaczcionkaakapitu" style:family="text">
      <style:text-properties fo:background-color="#80FFFF" style:text-underline-type="single" style:text-underline-style="solid" style:text-underline-width="auto" style:text-underline-mode="continuous"/>
    </style:style>
    <style:style style:name="T4664" style:parent-style-name="Domyślnaczcionkaakapitu" style:family="text">
      <style:text-properties style:text-underline-type="single" style:text-underline-style="solid" style:text-underline-width="auto" style:text-underline-mode="continuous"/>
    </style:style>
    <style:style style:name="T4665" style:parent-style-name="Domyślnaczcionkaakapitu" style:family="text">
      <style:text-properties fo:background-color="#80FFFF" style:text-underline-type="single" style:text-underline-style="solid" style:text-underline-width="auto" style:text-underline-mode="continuous"/>
    </style:style>
    <style:style style:name="P4666" style:parent-style-name="Normalny" style:family="paragraph">
      <style:paragraph-properties fo:text-align="justify" fo:line-height="150%" fo:text-indent="0.2479in"/>
    </style:style>
    <style:style style:name="T4667" style:parent-style-name="Domyślnaczcionkaakapitu" style:family="text">
      <style:text-properties fo:background-color="#80FFFF"/>
    </style:style>
    <style:style style:name="P4668" style:parent-style-name="Normalny" style:family="paragraph">
      <style:paragraph-properties fo:text-align="justify" fo:line-height="150%"/>
    </style:style>
    <style:style style:name="T4669" style:parent-style-name="Domyślnaczcionkaakapitu" style:family="text">
      <style:text-properties style:text-underline-type="single" style:text-underline-style="solid" style:text-underline-width="auto" style:text-underline-mode="continuous"/>
    </style:style>
    <style:style style:name="T4670" style:parent-style-name="Domyślnaczcionkaakapitu" style:family="text">
      <style:text-properties fo:background-color="#80FFFF" style:text-underline-type="single" style:text-underline-style="solid" style:text-underline-width="auto" style:text-underline-mode="continuous"/>
    </style:style>
    <style:style style:name="T4671" style:parent-style-name="Domyślnaczcionkaakapitu" style:family="text">
      <style:text-properties style:text-underline-type="single" style:text-underline-style="solid" style:text-underline-width="auto" style:text-underline-mode="continuous"/>
    </style:style>
    <style:style style:name="T4672" style:parent-style-name="Domyślnaczcionkaakapitu" style:family="text">
      <style:text-properties fo:background-color="#80FFFF" style:text-underline-type="single" style:text-underline-style="solid" style:text-underline-width="auto" style:text-underline-mode="continuous"/>
    </style:style>
    <style:style style:name="T4673" style:parent-style-name="Domyślnaczcionkaakapitu" style:family="text">
      <style:text-properties style:text-underline-type="single" style:text-underline-style="solid" style:text-underline-width="auto" style:text-underline-mode="continuous"/>
    </style:style>
    <style:style style:name="T4674" style:parent-style-name="Domyślnaczcionkaakapitu" style:family="text">
      <style:text-properties fo:background-color="#80FFFF" style:text-underline-type="single" style:text-underline-style="solid" style:text-underline-width="auto" style:text-underline-mode="continuous"/>
    </style:style>
    <style:style style:name="T4675" style:parent-style-name="Domyślnaczcionkaakapitu" style:family="text">
      <style:text-properties style:text-underline-type="single" style:text-underline-style="solid" style:text-underline-width="auto" style:text-underline-mode="continuous"/>
    </style:style>
    <style:style style:name="P4676" style:parent-style-name="Normalny" style:family="paragraph">
      <style:paragraph-properties fo:text-align="justify" fo:line-height="150%" fo:text-indent="0.2479in"/>
    </style:style>
    <style:style style:name="T4677" style:parent-style-name="Domyślnaczcionkaakapitu" style:family="text">
      <style:text-properties fo:background-color="#80FFFF"/>
    </style:style>
    <style:style style:name="P4678" style:parent-style-name="Normalny" style:family="paragraph">
      <style:paragraph-properties fo:text-align="justify" fo:line-height="150%" fo:text-indent="0.2479in"/>
    </style:style>
    <style:style style:name="T4679" style:parent-style-name="Domyślnaczcionkaakapitu" style:family="text">
      <style:text-properties fo:background-color="#80FFFF"/>
    </style:style>
    <style:style style:name="T4680" style:parent-style-name="Domyślnaczcionkaakapitu" style:family="text">
      <style:text-properties fo:background-color="#80FFFF"/>
    </style:style>
    <style:style style:name="T4681" style:parent-style-name="Domyślnaczcionkaakapitu" style:family="text">
      <style:text-properties fo:background-color="#80FFFF"/>
    </style:style>
    <style:style style:name="T4682" style:parent-style-name="Domyślnaczcionkaakapitu" style:family="text">
      <style:text-properties fo:background-color="#80FFFF"/>
    </style:style>
    <style:style style:name="T4683" style:parent-style-name="Domyślnaczcionkaakapitu" style:family="text">
      <style:text-properties fo:background-color="#80FFFF"/>
    </style:style>
    <style:style style:name="T4684" style:parent-style-name="Domyślnaczcionkaakapitu" style:family="text">
      <style:text-properties fo:background-color="#80FFFF"/>
    </style:style>
    <style:style style:name="T4685" style:parent-style-name="Domyślnaczcionkaakapitu" style:family="text">
      <style:text-properties fo:background-color="#80FFFF"/>
    </style:style>
    <style:style style:name="T4686" style:parent-style-name="Domyślnaczcionkaakapitu" style:family="text">
      <style:text-properties fo:background-color="#80FFFF"/>
    </style:style>
    <style:style style:name="P4687" style:parent-style-name="Normalny" style:family="paragraph">
      <style:paragraph-properties fo:text-align="justify" fo:line-height="150%" fo:text-indent="0.2479in"/>
    </style:style>
    <style:style style:name="T4688" style:parent-style-name="Domyślnaczcionkaakapitu" style:family="text">
      <style:text-properties fo:background-color="#80FFFF"/>
    </style:style>
    <style:style style:name="P4689" style:parent-style-name="Normalny" style:family="paragraph">
      <style:paragraph-properties fo:text-align="justify" fo:line-height="150%"/>
    </style:style>
    <style:style style:name="T4690" style:parent-style-name="Domyślnaczcionkaakapitu" style:family="text">
      <style:text-properties fo:background-color="#80FFFF" style:text-underline-type="single" style:text-underline-style="solid" style:text-underline-width="auto" style:text-underline-mode="continuous"/>
    </style:style>
    <style:style style:name="T4691" style:parent-style-name="Domyślnaczcionkaakapitu" style:family="text">
      <style:text-properties style:text-underline-type="single" style:text-underline-style="solid" style:text-underline-width="auto" style:text-underline-mode="continuous"/>
    </style:style>
    <style:style style:name="T4692" style:parent-style-name="Domyślnaczcionkaakapitu" style:family="text">
      <style:text-properties fo:background-color="#80FFFF" style:text-underline-type="single" style:text-underline-style="solid" style:text-underline-width="auto" style:text-underline-mode="continuous"/>
    </style:style>
    <style:style style:name="T4693" style:parent-style-name="Domyślnaczcionkaakapitu" style:family="text">
      <style:text-properties style:text-underline-type="single" style:text-underline-style="solid" style:text-underline-width="auto" style:text-underline-mode="continuous"/>
    </style:style>
    <style:style style:name="T4694" style:parent-style-name="Domyślnaczcionkaakapitu" style:family="text">
      <style:text-properties fo:background-color="#80FFFF" style:text-underline-type="single" style:text-underline-style="solid" style:text-underline-width="auto" style:text-underline-mode="continuous"/>
    </style:style>
    <style:style style:name="T4695" style:parent-style-name="Domyślnaczcionkaakapitu" style:family="text">
      <style:text-properties style:text-underline-type="single" style:text-underline-style="solid" style:text-underline-width="auto" style:text-underline-mode="continuous"/>
    </style:style>
    <style:style style:name="T4696" style:parent-style-name="Domyślnaczcionkaakapitu" style:family="text">
      <style:text-properties fo:background-color="#80FFFF" style:text-underline-type="single" style:text-underline-style="solid" style:text-underline-width="auto" style:text-underline-mode="continuous"/>
    </style:style>
    <style:style style:name="T4697" style:parent-style-name="Domyślnaczcionkaakapitu" style:family="text">
      <style:text-properties style:text-underline-type="single" style:text-underline-style="solid" style:text-underline-width="auto" style:text-underline-mode="continuous"/>
    </style:style>
    <style:style style:name="T4698" style:parent-style-name="Domyślnaczcionkaakapitu" style:family="text">
      <style:text-properties fo:background-color="#80FFFF" style:text-underline-type="single" style:text-underline-style="solid" style:text-underline-width="auto" style:text-underline-mode="continuous"/>
    </style:style>
    <style:style style:name="P4699" style:parent-style-name="Normalny" style:family="paragraph">
      <style:paragraph-properties fo:text-align="justify" fo:line-height="150%" fo:text-indent="0.2479in"/>
    </style:style>
    <style:style style:name="P4700" style:parent-style-name="Normalny" style:family="paragraph">
      <style:paragraph-properties fo:text-align="justify" fo:line-height="150%">
        <style:tab-stops>
          <style:tab-stop style:type="left" style:leader-style="dotted" style:leader-text="." style:position="1.1472in"/>
        </style:tab-stops>
      </style:paragraph-properties>
    </style:style>
    <style:style style:name="T4701" style:parent-style-name="Domyślnaczcionkaakapitu" style:family="text">
      <style:text-properties style:text-underline-type="single" style:text-underline-style="solid" style:text-underline-width="auto" style:text-underline-mode="continuous"/>
    </style:style>
    <style:style style:name="P4702" style:parent-style-name="Normalny" style:family="paragraph">
      <style:paragraph-properties fo:text-align="justify" fo:line-height="150%" fo:text-indent="0.2479in">
        <style:tab-stops>
          <style:tab-stop style:type="left" style:leader-style="dotted" style:leader-text="." style:position="1.1472in"/>
        </style:tab-stops>
      </style:paragraph-properties>
    </style:style>
    <style:style style:name="T4703" style:parent-style-name="Domyślnaczcionkaakapitu" style:family="text">
      <style:text-properties fo:background-color="#80FFFF"/>
    </style:style>
    <style:style style:name="T4704" style:parent-style-name="Domyślnaczcionkaakapitu" style:family="text">
      <style:text-properties fo:background-color="#80FFFF"/>
    </style:style>
    <style:style style:name="T4705" style:parent-style-name="Domyślnaczcionkaakapitu" style:family="text">
      <style:text-properties fo:background-color="#80FFFF"/>
    </style:style>
    <style:style style:name="T4706" style:parent-style-name="Domyślnaczcionkaakapitu" style:family="text">
      <style:text-properties fo:background-color="#80FFFF"/>
    </style:style>
    <style:style style:name="T4707" style:parent-style-name="Domyślnaczcionkaakapitu" style:family="text">
      <style:text-properties fo:background-color="#80FFFF"/>
    </style:style>
    <style:style style:name="T4708" style:parent-style-name="Domyślnaczcionkaakapitu" style:family="text">
      <style:text-properties fo:background-color="#80FFFF"/>
    </style:style>
    <style:style style:name="T4709" style:parent-style-name="Domyślnaczcionkaakapitu" style:family="text">
      <style:text-properties fo:background-color="#80FFFF"/>
    </style:style>
    <style:style style:name="T4710" style:parent-style-name="Domyślnaczcionkaakapitu" style:family="text">
      <style:text-properties fo:background-color="#80FFFF"/>
    </style:style>
    <style:style style:name="T4711" style:parent-style-name="Domyślnaczcionkaakapitu" style:family="text">
      <style:text-properties fo:background-color="#80FFFF"/>
    </style:style>
    <style:style style:name="T4712" style:parent-style-name="Domyślnaczcionkaakapitu" style:family="text">
      <style:text-properties fo:background-color="#80FFFF"/>
    </style:style>
    <style:style style:name="P4713" style:parent-style-name="Normalny" style:family="paragraph">
      <style:paragraph-properties fo:text-align="justify" fo:line-height="150%"/>
    </style:style>
    <style:style style:name="T4714" style:parent-style-name="Domyślnaczcionkaakapitu" style:family="text">
      <style:text-properties fo:background-color="#80FFFF" style:text-underline-type="single" style:text-underline-style="solid" style:text-underline-width="auto" style:text-underline-mode="continuous"/>
    </style:style>
    <style:style style:name="T4715" style:parent-style-name="Domyślnaczcionkaakapitu" style:family="text">
      <style:text-properties style:text-underline-type="single" style:text-underline-style="solid" style:text-underline-width="auto" style:text-underline-mode="continuous"/>
    </style:style>
    <style:style style:name="T4716" style:parent-style-name="Domyślnaczcionkaakapitu" style:family="text">
      <style:text-properties fo:background-color="#80FFFF" style:text-underline-type="single" style:text-underline-style="solid" style:text-underline-width="auto" style:text-underline-mode="continuous"/>
    </style:style>
    <style:style style:name="T4717" style:parent-style-name="Domyślnaczcionkaakapitu" style:family="text">
      <style:text-properties style:text-underline-type="single" style:text-underline-style="solid" style:text-underline-width="auto" style:text-underline-mode="continuous"/>
    </style:style>
    <style:style style:name="T4718" style:parent-style-name="Domyślnaczcionkaakapitu" style:family="text">
      <style:text-properties fo:background-color="#80FFFF" style:text-underline-type="single" style:text-underline-style="solid" style:text-underline-width="auto" style:text-underline-mode="continuous"/>
    </style:style>
    <style:style style:name="T4719" style:parent-style-name="Domyślnaczcionkaakapitu" style:family="text">
      <style:text-properties style:text-underline-type="single" style:text-underline-style="solid" style:text-underline-width="auto" style:text-underline-mode="continuous"/>
    </style:style>
    <style:style style:name="T4720" style:parent-style-name="Domyślnaczcionkaakapitu" style:family="text">
      <style:text-properties fo:background-color="#80FFFF" style:text-underline-type="single" style:text-underline-style="solid" style:text-underline-width="auto" style:text-underline-mode="continuous"/>
    </style:style>
    <style:style style:name="T4721" style:parent-style-name="Domyślnaczcionkaakapitu" style:family="text">
      <style:text-properties style:text-underline-type="single" style:text-underline-style="solid" style:text-underline-width="auto" style:text-underline-mode="continuous"/>
    </style:style>
    <style:style style:name="T4722" style:parent-style-name="Domyślnaczcionkaakapitu" style:family="text">
      <style:text-properties fo:background-color="#80FFFF" style:text-underline-type="single" style:text-underline-style="solid" style:text-underline-width="auto" style:text-underline-mode="continuous"/>
    </style:style>
    <style:style style:name="P4723" style:parent-style-name="Normalny" style:family="paragraph">
      <style:paragraph-properties fo:text-align="justify" fo:line-height="150%" fo:text-indent="0.2479in"/>
    </style:style>
    <style:style style:name="P4724" style:parent-style-name="Normalny" style:family="paragraph">
      <style:paragraph-properties fo:text-align="justify" fo:line-height="150%"/>
    </style:style>
    <style:style style:name="T4725" style:parent-style-name="Domyślnaczcionkaakapitu" style:family="text">
      <style:text-properties style:text-underline-type="single" style:text-underline-style="solid" style:text-underline-width="auto" style:text-underline-mode="continuous"/>
    </style:style>
    <style:style style:name="P4726" style:parent-style-name="Normalny" style:family="paragraph">
      <style:paragraph-properties fo:text-align="justify" fo:line-height="150%" fo:text-indent="0.2479in"/>
    </style:style>
    <style:style style:name="T4727" style:parent-style-name="Domyślnaczcionkaakapitu" style:family="text">
      <style:text-properties fo:background-color="#80FFFF"/>
    </style:style>
    <style:style style:name="T4728" style:parent-style-name="Domyślnaczcionkaakapitu" style:family="text">
      <style:text-properties fo:background-color="#80FFFF"/>
    </style:style>
    <style:style style:name="T4729" style:parent-style-name="Domyślnaczcionkaakapitu" style:family="text">
      <style:text-properties fo:background-color="#80FFFF"/>
    </style:style>
    <style:style style:name="T4730" style:parent-style-name="Domyślnaczcionkaakapitu" style:family="text">
      <style:text-properties fo:background-color="#80FFFF"/>
    </style:style>
    <style:style style:name="T4731" style:parent-style-name="Domyślnaczcionkaakapitu" style:family="text">
      <style:text-properties fo:background-color="#80FFFF"/>
    </style:style>
    <style:style style:name="T4732" style:parent-style-name="Domyślnaczcionkaakapitu" style:family="text">
      <style:text-properties fo:background-color="#80FFFF"/>
    </style:style>
    <style:style style:name="T4733" style:parent-style-name="Domyślnaczcionkaakapitu" style:family="text">
      <style:text-properties fo:background-color="#80FFFF"/>
    </style:style>
    <style:style style:name="T4734" style:parent-style-name="Domyślnaczcionkaakapitu" style:family="text">
      <style:text-properties fo:background-color="#80FFFF"/>
    </style:style>
    <style:style style:name="T4735" style:parent-style-name="Domyślnaczcionkaakapitu" style:family="text">
      <style:text-properties fo:background-color="#80FFFF"/>
    </style:style>
    <style:style style:name="T4736" style:parent-style-name="Domyślnaczcionkaakapitu" style:family="text">
      <style:text-properties fo:background-color="#80FFFF"/>
    </style:style>
    <style:style style:name="T4737" style:parent-style-name="Domyślnaczcionkaakapitu" style:family="text">
      <style:text-properties fo:background-color="#80FFFF"/>
    </style:style>
    <style:style style:name="T4738" style:parent-style-name="Domyślnaczcionkaakapitu" style:family="text">
      <style:text-properties fo:background-color="#80FFFF"/>
    </style:style>
    <style:style style:name="T4739" style:parent-style-name="Domyślnaczcionkaakapitu" style:family="text">
      <style:text-properties fo:background-color="#80FFFF"/>
    </style:style>
    <style:style style:name="T4740" style:parent-style-name="Domyślnaczcionkaakapitu" style:family="text">
      <style:text-properties fo:background-color="#80FFFF"/>
    </style:style>
    <style:style style:name="T4741" style:parent-style-name="Domyślnaczcionkaakapitu" style:family="text">
      <style:text-properties fo:background-color="#80FFFF"/>
    </style:style>
    <style:style style:name="T4742" style:parent-style-name="Domyślnaczcionkaakapitu" style:family="text">
      <style:text-properties fo:background-color="#80FFFF"/>
    </style:style>
    <style:style style:name="T4743" style:parent-style-name="Domyślnaczcionkaakapitu" style:family="text">
      <style:text-properties fo:background-color="#80FFFF"/>
    </style:style>
    <style:style style:name="T4744" style:parent-style-name="Domyślnaczcionkaakapitu" style:family="text">
      <style:text-properties fo:background-color="#80FFFF"/>
    </style:style>
    <style:style style:name="T4745" style:parent-style-name="Domyślnaczcionkaakapitu" style:family="text">
      <style:text-properties fo:background-color="#80FFFF"/>
    </style:style>
    <style:style style:name="T4746" style:parent-style-name="Domyślnaczcionkaakapitu" style:family="text">
      <style:text-properties fo:background-color="#80FFFF"/>
    </style:style>
    <style:style style:name="T4747" style:parent-style-name="Domyślnaczcionkaakapitu" style:family="text">
      <style:text-properties fo:background-color="#80FFFF"/>
    </style:style>
    <style:style style:name="T4748" style:parent-style-name="Domyślnaczcionkaakapitu" style:family="text">
      <style:text-properties fo:background-color="#80FFFF"/>
    </style:style>
    <style:style style:name="T4749" style:parent-style-name="Domyślnaczcionkaakapitu" style:family="text">
      <style:text-properties fo:background-color="#80FFFF"/>
    </style:style>
    <style:style style:name="T4750" style:parent-style-name="Domyślnaczcionkaakapitu" style:family="text">
      <style:text-properties fo:background-color="#80FFFF"/>
    </style:style>
    <style:style style:name="T4751" style:parent-style-name="Domyślnaczcionkaakapitu" style:family="text">
      <style:text-properties fo:background-color="#80FFFF"/>
    </style:style>
    <style:style style:name="T4752" style:parent-style-name="Domyślnaczcionkaakapitu" style:family="text">
      <style:text-properties fo:background-color="#80FFFF"/>
    </style:style>
    <style:style style:name="P4753" style:parent-style-name="Normalny" style:family="paragraph">
      <style:paragraph-properties fo:text-align="justify" fo:line-height="150%" fo:text-indent="0.2479in"/>
    </style:style>
    <style:style style:name="P4754" style:parent-style-name="Normalny" style:family="paragraph">
      <style:paragraph-properties fo:text-align="justify" fo:line-height="150%" fo:text-indent="0.2479in"/>
    </style:style>
    <style:style style:name="T4755" style:parent-style-name="Domyślnaczcionkaakapitu" style:family="text">
      <style:text-properties fo:background-color="#80FFFF"/>
    </style:style>
    <style:style style:name="T4756" style:parent-style-name="Domyślnaczcionkaakapitu" style:family="text">
      <style:text-properties fo:background-color="#80FFFF"/>
    </style:style>
    <style:style style:name="T4757" style:parent-style-name="Domyślnaczcionkaakapitu" style:family="text">
      <style:text-properties fo:background-color="#80FFFF"/>
    </style:style>
    <style:style style:name="T4758" style:parent-style-name="Domyślnaczcionkaakapitu" style:family="text">
      <style:text-properties fo:background-color="#80FFFF"/>
    </style:style>
    <style:style style:name="T4759" style:parent-style-name="Domyślnaczcionkaakapitu" style:family="text">
      <style:text-properties fo:background-color="#80FFFF"/>
    </style:style>
    <style:style style:name="T4760" style:parent-style-name="Domyślnaczcionkaakapitu" style:family="text">
      <style:text-properties fo:background-color="#80FFFF"/>
    </style:style>
    <style:style style:name="T4761" style:parent-style-name="Domyślnaczcionkaakapitu" style:family="text">
      <style:text-properties fo:background-color="#80FFFF"/>
    </style:style>
    <style:style style:name="T4762" style:parent-style-name="Domyślnaczcionkaakapitu" style:family="text">
      <style:text-properties fo:background-color="#80FFFF"/>
    </style:style>
    <style:style style:name="T4763" style:parent-style-name="Domyślnaczcionkaakapitu" style:family="text">
      <style:text-properties fo:background-color="#80FFFF"/>
    </style:style>
    <style:style style:name="T4764" style:parent-style-name="Domyślnaczcionkaakapitu" style:family="text">
      <style:text-properties fo:background-color="#80FFFF"/>
    </style:style>
    <style:style style:name="T4765" style:parent-style-name="Domyślnaczcionkaakapitu" style:family="text">
      <style:text-properties fo:background-color="#80FFFF"/>
    </style:style>
    <style:style style:name="T4766" style:parent-style-name="Domyślnaczcionkaakapitu" style:family="text">
      <style:text-properties fo:background-color="#80FFFF"/>
    </style:style>
    <style:style style:name="T4767" style:parent-style-name="Domyślnaczcionkaakapitu" style:family="text">
      <style:text-properties fo:background-color="#80FFFF"/>
    </style:style>
    <style:style style:name="T4768" style:parent-style-name="Domyślnaczcionkaakapitu" style:family="text">
      <style:text-properties fo:background-color="#80FFFF"/>
    </style:style>
    <style:style style:name="P4769" style:parent-style-name="Normalny" style:family="paragraph">
      <style:paragraph-properties fo:text-align="justify" fo:line-height="150%"/>
    </style:style>
    <style:style style:name="T4770" style:parent-style-name="Domyślnaczcionkaakapitu" style:family="text">
      <style:text-properties fo:background-color="#80FFFF" style:text-underline-type="single" style:text-underline-style="solid" style:text-underline-width="auto" style:text-underline-mode="continuous"/>
    </style:style>
    <style:style style:name="T4771" style:parent-style-name="Domyślnaczcionkaakapitu" style:family="text">
      <style:text-properties style:text-underline-type="single" style:text-underline-style="solid" style:text-underline-width="auto" style:text-underline-mode="continuous"/>
    </style:style>
    <style:style style:name="T4772" style:parent-style-name="Domyślnaczcionkaakapitu" style:family="text">
      <style:text-properties fo:background-color="#80FFFF" style:text-underline-type="single" style:text-underline-style="solid" style:text-underline-width="auto" style:text-underline-mode="continuous"/>
    </style:style>
    <style:style style:name="T4773" style:parent-style-name="Domyślnaczcionkaakapitu" style:family="text">
      <style:text-properties style:text-underline-type="single" style:text-underline-style="solid" style:text-underline-width="auto" style:text-underline-mode="continuous"/>
    </style:style>
    <style:style style:name="T4774" style:parent-style-name="Domyślnaczcionkaakapitu" style:family="text">
      <style:text-properties fo:background-color="#80FFFF" style:text-underline-type="single" style:text-underline-style="solid" style:text-underline-width="auto" style:text-underline-mode="continuous"/>
    </style:style>
    <style:style style:name="T4775" style:parent-style-name="Domyślnaczcionkaakapitu" style:family="text">
      <style:text-properties style:text-underline-type="single" style:text-underline-style="solid" style:text-underline-width="auto" style:text-underline-mode="continuous"/>
    </style:style>
    <style:style style:name="T4776" style:parent-style-name="Domyślnaczcionkaakapitu" style:family="text">
      <style:text-properties fo:background-color="#80FFFF" style:text-underline-type="single" style:text-underline-style="solid" style:text-underline-width="auto" style:text-underline-mode="continuous"/>
    </style:style>
    <style:style style:name="T4777" style:parent-style-name="Domyślnaczcionkaakapitu" style:family="text">
      <style:text-properties style:text-underline-type="single" style:text-underline-style="solid" style:text-underline-width="auto" style:text-underline-mode="continuous"/>
    </style:style>
    <style:style style:name="T4778" style:parent-style-name="Domyślnaczcionkaakapitu" style:family="text">
      <style:text-properties fo:background-color="#80FFFF" style:text-underline-type="single" style:text-underline-style="solid" style:text-underline-width="auto" style:text-underline-mode="continuous"/>
    </style:style>
    <style:style style:name="P4779" style:parent-style-name="Normalny" style:family="paragraph">
      <style:paragraph-properties fo:text-align="justify" fo:line-height="150%" fo:text-indent="0.2479in"/>
    </style:style>
    <style:style style:name="T4780" style:parent-style-name="Domyślnaczcionkaakapitu" style:family="text">
      <style:text-properties fo:background-color="#80FFFF"/>
    </style:style>
    <style:style style:name="T4781" style:parent-style-name="Domyślnaczcionkaakapitu" style:family="text">
      <style:text-properties fo:background-color="#80FFFF"/>
    </style:style>
    <style:style style:name="P4782" style:parent-style-name="Normalny" style:family="paragraph">
      <style:paragraph-properties fo:text-align="justify" fo:line-height="150%"/>
    </style:style>
    <style:style style:name="T4783" style:parent-style-name="Domyślnaczcionkaakapitu" style:family="text">
      <style:text-properties style:text-underline-type="single" style:text-underline-style="solid" style:text-underline-width="auto" style:text-underline-mode="continuous"/>
    </style:style>
    <style:style style:name="T4784" style:parent-style-name="Domyślnaczcionkaakapitu" style:family="text">
      <style:text-properties fo:background-color="#80FFFF" style:text-underline-type="single" style:text-underline-style="solid" style:text-underline-width="auto" style:text-underline-mode="continuous"/>
    </style:style>
    <style:style style:name="T4785" style:parent-style-name="Domyślnaczcionkaakapitu" style:family="text">
      <style:text-properties style:text-underline-type="single" style:text-underline-style="solid" style:text-underline-width="auto" style:text-underline-mode="continuous"/>
    </style:style>
    <style:style style:name="T4786" style:parent-style-name="Domyślnaczcionkaakapitu" style:family="text">
      <style:text-properties fo:background-color="#80FFFF" style:text-underline-type="single" style:text-underline-style="solid" style:text-underline-width="auto" style:text-underline-mode="continuous"/>
    </style:style>
    <style:style style:name="T4787" style:parent-style-name="Domyślnaczcionkaakapitu" style:family="text">
      <style:text-properties style:text-underline-type="single" style:text-underline-style="solid" style:text-underline-width="auto" style:text-underline-mode="continuous"/>
    </style:style>
    <style:style style:name="T4788" style:parent-style-name="Domyślnaczcionkaakapitu" style:family="text">
      <style:text-properties fo:background-color="#80FFFF" style:text-underline-type="single" style:text-underline-style="solid" style:text-underline-width="auto" style:text-underline-mode="continuous"/>
    </style:style>
    <style:style style:name="T4789" style:parent-style-name="Domyślnaczcionkaakapitu" style:family="text">
      <style:text-properties style:text-underline-type="single" style:text-underline-style="solid" style:text-underline-width="auto" style:text-underline-mode="continuous"/>
    </style:style>
    <style:style style:name="T4790" style:parent-style-name="Domyślnaczcionkaakapitu" style:family="text">
      <style:text-properties fo:background-color="#80FFFF" style:text-underline-type="single" style:text-underline-style="solid" style:text-underline-width="auto" style:text-underline-mode="continuous"/>
    </style:style>
    <style:style style:name="T4791" style:parent-style-name="Domyślnaczcionkaakapitu" style:family="text">
      <style:text-properties style:text-underline-type="single" style:text-underline-style="solid" style:text-underline-width="auto" style:text-underline-mode="continuous"/>
    </style:style>
    <style:style style:name="P4792" style:parent-style-name="Normalny" style:family="paragraph">
      <style:paragraph-properties fo:text-align="justify" fo:line-height="150%" fo:text-indent="0.2479in"/>
    </style:style>
    <style:style style:name="T4793" style:parent-style-name="Domyślnaczcionkaakapitu" style:family="text">
      <style:text-properties fo:background-color="#80FFFF"/>
    </style:style>
    <style:style style:name="T4794" style:parent-style-name="Domyślnaczcionkaakapitu" style:family="text">
      <style:text-properties fo:background-color="#80FFFF"/>
    </style:style>
    <style:style style:name="P4795" style:parent-style-name="Normalny" style:family="paragraph">
      <style:paragraph-properties fo:text-align="justify" fo:line-height="150%" fo:text-indent="0.2479in"/>
    </style:style>
    <style:style style:name="T4796" style:parent-style-name="Domyślnaczcionkaakapitu" style:family="text">
      <style:text-properties fo:background-color="#80FFFF"/>
    </style:style>
    <style:style style:name="T4797" style:parent-style-name="Domyślnaczcionkaakapitu" style:family="text">
      <style:text-properties fo:background-color="#80FFFF"/>
    </style:style>
    <style:style style:name="T4798" style:parent-style-name="Domyślnaczcionkaakapitu" style:family="text">
      <style:text-properties fo:background-color="#80FFFF"/>
    </style:style>
    <style:style style:name="T4799" style:parent-style-name="Domyślnaczcionkaakapitu" style:family="text">
      <style:text-properties fo:background-color="#80FFFF"/>
    </style:style>
    <style:style style:name="T4800" style:parent-style-name="Domyślnaczcionkaakapitu" style:family="text">
      <style:text-properties fo:background-color="#80FFFF"/>
    </style:style>
    <style:style style:name="T4801" style:parent-style-name="Domyślnaczcionkaakapitu" style:family="text">
      <style:text-properties fo:background-color="#80FFFF"/>
    </style:style>
    <style:style style:name="T4802" style:parent-style-name="Domyślnaczcionkaakapitu" style:family="text">
      <style:text-properties fo:background-color="#80FFFF"/>
    </style:style>
    <style:style style:name="T4803" style:parent-style-name="Domyślnaczcionkaakapitu" style:family="text">
      <style:text-properties fo:background-color="#80FFFF"/>
    </style:style>
    <style:style style:name="T4804" style:parent-style-name="Domyślnaczcionkaakapitu" style:family="text">
      <style:text-properties fo:background-color="#80FFFF"/>
    </style:style>
    <style:style style:name="P4805" style:parent-style-name="Normalny" style:family="paragraph">
      <style:paragraph-properties fo:text-align="justify" fo:line-height="150%" fo:text-indent="0.2479in"/>
    </style:style>
    <style:style style:name="T4806" style:parent-style-name="Domyślnaczcionkaakapitu" style:family="text">
      <style:text-properties fo:background-color="#80FFFF"/>
    </style:style>
    <style:style style:name="T4807" style:parent-style-name="Domyślnaczcionkaakapitu" style:family="text">
      <style:text-properties fo:background-color="#80FFFF"/>
    </style:style>
    <style:style style:name="T4808" style:parent-style-name="Domyślnaczcionkaakapitu" style:family="text">
      <style:text-properties fo:background-color="#80FFFF"/>
    </style:style>
    <style:style style:name="T4809" style:parent-style-name="Domyślnaczcionkaakapitu" style:family="text">
      <style:text-properties fo:background-color="#80FFFF"/>
    </style:style>
    <style:style style:name="T4810" style:parent-style-name="Domyślnaczcionkaakapitu" style:family="text">
      <style:text-properties fo:background-color="#80FFFF"/>
    </style:style>
    <style:style style:name="T4811" style:parent-style-name="Domyślnaczcionkaakapitu" style:family="text">
      <style:text-properties fo:background-color="#80FFFF"/>
    </style:style>
    <style:style style:name="P4812" style:parent-style-name="Normalny" style:family="paragraph">
      <style:paragraph-properties fo:text-align="justify" fo:line-height="150%" fo:text-indent="0.2479in"/>
    </style:style>
    <style:style style:name="T4813" style:parent-style-name="Domyślnaczcionkaakapitu" style:family="text">
      <style:text-properties fo:background-color="#80FFFF"/>
    </style:style>
    <style:style style:name="T4814" style:parent-style-name="Domyślnaczcionkaakapitu" style:family="text">
      <style:text-properties fo:background-color="#80FFFF"/>
    </style:style>
    <style:style style:name="T4815" style:parent-style-name="Domyślnaczcionkaakapitu" style:family="text">
      <style:text-properties fo:background-color="#80FFFF"/>
    </style:style>
    <style:style style:name="T4816" style:parent-style-name="Domyślnaczcionkaakapitu" style:family="text">
      <style:text-properties fo:background-color="#80FFFF"/>
    </style:style>
    <style:style style:name="T4817" style:parent-style-name="Domyślnaczcionkaakapitu" style:family="text">
      <style:text-properties fo:background-color="#80FFFF"/>
    </style:style>
    <style:style style:name="P4818" style:parent-style-name="Normalny" style:family="paragraph">
      <style:paragraph-properties fo:text-align="justify" fo:line-height="150%" fo:text-indent="0.2479in"/>
    </style:style>
    <style:style style:name="T4819" style:parent-style-name="Domyślnaczcionkaakapitu" style:family="text">
      <style:text-properties fo:background-color="#80FFFF"/>
    </style:style>
    <style:style style:name="T4820" style:parent-style-name="Domyślnaczcionkaakapitu" style:family="text">
      <style:text-properties fo:background-color="#80FFFF"/>
    </style:style>
    <style:style style:name="T4821" style:parent-style-name="Domyślnaczcionkaakapitu" style:family="text">
      <style:text-properties fo:background-color="#80FFFF"/>
    </style:style>
    <style:style style:name="P4822" style:parent-style-name="Normalny" style:family="paragraph">
      <style:paragraph-properties fo:text-align="justify" fo:line-height="150%" fo:text-indent="0.2479in"/>
    </style:style>
    <style:style style:name="P4823" style:parent-style-name="Normalny" style:family="paragraph">
      <style:paragraph-properties fo:text-align="justify" fo:line-height="150%"/>
    </style:style>
    <style:style style:name="T4824" style:parent-style-name="Domyślnaczcionkaakapitu" style:family="text">
      <style:text-properties fo:background-color="#80FFFF" style:text-underline-type="single" style:text-underline-style="solid" style:text-underline-width="auto" style:text-underline-mode="continuous"/>
    </style:style>
    <style:style style:name="T4825" style:parent-style-name="Domyślnaczcionkaakapitu" style:family="text">
      <style:text-properties style:text-underline-type="single" style:text-underline-style="solid" style:text-underline-width="auto" style:text-underline-mode="continuous"/>
    </style:style>
    <style:style style:name="T4826" style:parent-style-name="Domyślnaczcionkaakapitu" style:family="text">
      <style:text-properties fo:background-color="#80FFFF" style:text-underline-type="single" style:text-underline-style="solid" style:text-underline-width="auto" style:text-underline-mode="continuous"/>
    </style:style>
    <style:style style:name="T4827" style:parent-style-name="Domyślnaczcionkaakapitu" style:family="text">
      <style:text-properties style:text-underline-type="single" style:text-underline-style="solid" style:text-underline-width="auto" style:text-underline-mode="continuous"/>
    </style:style>
    <style:style style:name="T4828" style:parent-style-name="Domyślnaczcionkaakapitu" style:family="text">
      <style:text-properties fo:background-color="#80FFFF" style:text-underline-type="single" style:text-underline-style="solid" style:text-underline-width="auto" style:text-underline-mode="continuous"/>
    </style:style>
    <style:style style:name="T4829" style:parent-style-name="Domyślnaczcionkaakapitu" style:family="text">
      <style:text-properties style:text-underline-type="single" style:text-underline-style="solid" style:text-underline-width="auto" style:text-underline-mode="continuous"/>
    </style:style>
    <style:style style:name="T4830" style:parent-style-name="Domyślnaczcionkaakapitu" style:family="text">
      <style:text-properties fo:background-color="#80FFFF" style:text-underline-type="single" style:text-underline-style="solid" style:text-underline-width="auto" style:text-underline-mode="continuous"/>
    </style:style>
    <style:style style:name="T4831" style:parent-style-name="Domyślnaczcionkaakapitu" style:family="text">
      <style:text-properties style:text-underline-type="single" style:text-underline-style="solid" style:text-underline-width="auto" style:text-underline-mode="continuous"/>
    </style:style>
    <style:style style:name="T4832" style:parent-style-name="Domyślnaczcionkaakapitu" style:family="text">
      <style:text-properties fo:background-color="#80FFFF" style:text-underline-type="single" style:text-underline-style="solid" style:text-underline-width="auto" style:text-underline-mode="continuous"/>
    </style:style>
    <style:style style:name="P4833" style:parent-style-name="Normalny" style:family="paragraph">
      <style:paragraph-properties fo:text-align="justify" fo:line-height="150%" fo:text-indent="0.2479in"/>
    </style:style>
    <style:style style:name="T4834" style:parent-style-name="Domyślnaczcionkaakapitu" style:family="text">
      <style:text-properties fo:background-color="#80FFFF"/>
    </style:style>
    <style:style style:name="T4835" style:parent-style-name="Domyślnaczcionkaakapitu" style:family="text">
      <style:text-properties fo:background-color="#80FFFF"/>
    </style:style>
    <style:style style:name="T4836" style:parent-style-name="Domyślnaczcionkaakapitu" style:family="text">
      <style:text-properties fo:background-color="#80FFFF"/>
    </style:style>
    <style:style style:name="T4837" style:parent-style-name="Domyślnaczcionkaakapitu" style:family="text">
      <style:text-properties fo:background-color="#80FFFF"/>
    </style:style>
    <style:style style:name="T4838" style:parent-style-name="Domyślnaczcionkaakapitu" style:family="text">
      <style:text-properties fo:background-color="#80FFFF"/>
    </style:style>
    <style:style style:name="P4839" style:parent-style-name="Normalny" style:family="paragraph">
      <style:paragraph-properties fo:text-align="justify" fo:line-height="150%" fo:text-indent="0.2479in"/>
    </style:style>
    <style:style style:name="T4840" style:parent-style-name="Domyślnaczcionkaakapitu" style:family="text">
      <style:text-properties fo:background-color="#80FFFF"/>
    </style:style>
    <style:style style:name="T4841" style:parent-style-name="Domyślnaczcionkaakapitu" style:family="text">
      <style:text-properties fo:background-color="#80FFFF"/>
    </style:style>
    <style:style style:name="T4842" style:parent-style-name="Domyślnaczcionkaakapitu" style:family="text">
      <style:text-properties fo:background-color="#80FFFF"/>
    </style:style>
    <style:style style:name="T4843" style:parent-style-name="Domyślnaczcionkaakapitu" style:family="text">
      <style:text-properties fo:background-color="#80FFFF"/>
    </style:style>
    <style:style style:name="P4844" style:parent-style-name="Normalny" style:family="paragraph">
      <style:paragraph-properties fo:text-align="justify" fo:line-height="150%" fo:text-indent="0.2479in"/>
    </style:style>
    <style:style style:name="T4845" style:parent-style-name="Domyślnaczcionkaakapitu" style:family="text">
      <style:text-properties fo:background-color="#80FFFF"/>
    </style:style>
    <style:style style:name="P4846" style:parent-style-name="Normalny" style:family="paragraph">
      <style:paragraph-properties fo:text-align="justify" fo:line-height="150%"/>
    </style:style>
    <style:style style:name="T4847" style:parent-style-name="Domyślnaczcionkaakapitu" style:family="text">
      <style:text-properties style:text-underline-type="single" style:text-underline-style="solid" style:text-underline-width="auto" style:text-underline-mode="continuous"/>
    </style:style>
    <style:style style:name="T4848" style:parent-style-name="Domyślnaczcionkaakapitu" style:family="text">
      <style:text-properties fo:background-color="#80FFFF" style:text-underline-type="single" style:text-underline-style="solid" style:text-underline-width="auto" style:text-underline-mode="continuous"/>
    </style:style>
    <style:style style:name="T4849" style:parent-style-name="Domyślnaczcionkaakapitu" style:family="text">
      <style:text-properties style:text-underline-type="single" style:text-underline-style="solid" style:text-underline-width="auto" style:text-underline-mode="continuous"/>
    </style:style>
    <style:style style:name="T4850" style:parent-style-name="Domyślnaczcionkaakapitu" style:family="text">
      <style:text-properties fo:background-color="#80FFFF" style:text-underline-type="single" style:text-underline-style="solid" style:text-underline-width="auto" style:text-underline-mode="continuous"/>
    </style:style>
    <style:style style:name="T4851" style:parent-style-name="Domyślnaczcionkaakapitu" style:family="text">
      <style:text-properties style:text-underline-type="single" style:text-underline-style="solid" style:text-underline-width="auto" style:text-underline-mode="continuous"/>
    </style:style>
    <style:style style:name="T4852" style:parent-style-name="Domyślnaczcionkaakapitu" style:family="text">
      <style:text-properties fo:background-color="#80FFFF" style:text-underline-type="single" style:text-underline-style="solid" style:text-underline-width="auto" style:text-underline-mode="continuous"/>
    </style:style>
    <style:style style:name="P4853" style:parent-style-name="Normalny" style:family="paragraph">
      <style:paragraph-properties fo:text-align="justify" fo:line-height="150%" fo:text-indent="0.2479in"/>
    </style:style>
    <style:style style:name="P4854" style:parent-style-name="Normalny" style:family="paragraph">
      <style:paragraph-properties fo:text-align="justify" fo:line-height="150%" fo:text-indent="0.2479in"/>
    </style:style>
    <style:style style:name="T4855" style:parent-style-name="Domyślnaczcionkaakapitu" style:family="text">
      <style:text-properties fo:background-color="#80FFFF"/>
    </style:style>
    <style:style style:name="T4856" style:parent-style-name="Domyślnaczcionkaakapitu" style:family="text">
      <style:text-properties fo:background-color="#80FFFF"/>
    </style:style>
    <style:style style:name="T4857" style:parent-style-name="Domyślnaczcionkaakapitu" style:family="text">
      <style:text-properties fo:background-color="#80FFFF"/>
    </style:style>
    <style:style style:name="T4858" style:parent-style-name="Domyślnaczcionkaakapitu" style:family="text">
      <style:text-properties fo:background-color="#80FFFF"/>
    </style:style>
    <style:style style:name="T4859" style:parent-style-name="Domyślnaczcionkaakapitu" style:family="text">
      <style:text-properties fo:background-color="#80FFFF"/>
    </style:style>
    <style:style style:name="P4860" style:parent-style-name="Normalny" style:family="paragraph">
      <style:paragraph-properties fo:text-align="justify" fo:line-height="150%" fo:text-indent="0.2479in"/>
    </style:style>
    <style:style style:name="T4861" style:parent-style-name="Domyślnaczcionkaakapitu" style:family="text">
      <style:text-properties fo:background-color="#80FFFF"/>
    </style:style>
    <style:style style:name="T4862" style:parent-style-name="Domyślnaczcionkaakapitu" style:family="text">
      <style:text-properties fo:background-color="#80FFFF"/>
    </style:style>
    <style:style style:name="T4863" style:parent-style-name="Domyślnaczcionkaakapitu" style:family="text">
      <style:text-properties fo:background-color="#80FFFF"/>
    </style:style>
    <style:style style:name="T4864" style:parent-style-name="Domyślnaczcionkaakapitu" style:family="text">
      <style:text-properties fo:background-color="#80FFFF"/>
    </style:style>
    <style:style style:name="T4865" style:parent-style-name="Domyślnaczcionkaakapitu" style:family="text">
      <style:text-properties fo:background-color="#80FFFF"/>
    </style:style>
    <style:style style:name="T4866" style:parent-style-name="Domyślnaczcionkaakapitu" style:family="text">
      <style:text-properties fo:background-color="#80FFFF"/>
    </style:style>
    <style:style style:name="T4867" style:parent-style-name="Domyślnaczcionkaakapitu" style:family="text">
      <style:text-properties fo:background-color="#80FFFF"/>
    </style:style>
    <style:style style:name="T4868" style:parent-style-name="Domyślnaczcionkaakapitu" style:family="text">
      <style:text-properties fo:background-color="#80FFFF"/>
    </style:style>
    <style:style style:name="P4869" style:parent-style-name="Normalny" style:family="paragraph">
      <style:paragraph-properties fo:text-align="justify" fo:line-height="150%" fo:text-indent="0.2479in"/>
    </style:style>
    <style:style style:name="T4870" style:parent-style-name="Domyślnaczcionkaakapitu" style:family="text">
      <style:text-properties fo:background-color="#80FFFF"/>
    </style:style>
    <style:style style:name="P4871" style:parent-style-name="Normalny" style:family="paragraph">
      <style:paragraph-properties fo:text-align="justify" fo:line-height="150%" fo:text-indent="0.2479in"/>
    </style:style>
    <style:style style:name="T4872" style:parent-style-name="Domyślnaczcionkaakapitu" style:family="text">
      <style:text-properties fo:background-color="#80FFFF"/>
    </style:style>
    <style:style style:name="T4873" style:parent-style-name="Domyślnaczcionkaakapitu" style:family="text">
      <style:text-properties fo:background-color="#80FFFF"/>
    </style:style>
    <style:style style:name="T4874" style:parent-style-name="Domyślnaczcionkaakapitu" style:family="text">
      <style:text-properties fo:background-color="#80FFFF"/>
    </style:style>
    <style:style style:name="T4875" style:parent-style-name="Domyślnaczcionkaakapitu" style:family="text">
      <style:text-properties fo:background-color="#80FFFF"/>
    </style:style>
    <style:style style:name="T4876" style:parent-style-name="Domyślnaczcionkaakapitu" style:family="text">
      <style:text-properties fo:background-color="#80FFFF"/>
    </style:style>
    <style:style style:name="T4877" style:parent-style-name="Domyślnaczcionkaakapitu" style:family="text">
      <style:text-properties fo:background-color="#80FFFF"/>
    </style:style>
    <style:style style:name="P4878" style:parent-style-name="Normalny" style:family="paragraph">
      <style:paragraph-properties fo:text-align="justify" fo:line-height="150%" fo:text-indent="0.2479in"/>
    </style:style>
    <style:style style:name="P4879" style:parent-style-name="Normalny" style:family="paragraph">
      <style:paragraph-properties fo:text-align="justify" fo:line-height="150%"/>
    </style:style>
    <style:style style:name="T4880" style:parent-style-name="Domyślnaczcionkaakapitu" style:family="text">
      <style:text-properties fo:background-color="#80FFFF" style:text-underline-type="single" style:text-underline-style="solid" style:text-underline-width="auto" style:text-underline-mode="continuous"/>
    </style:style>
    <style:style style:name="T4881" style:parent-style-name="Domyślnaczcionkaakapitu" style:family="text">
      <style:text-properties style:text-underline-type="single" style:text-underline-style="solid" style:text-underline-width="auto" style:text-underline-mode="continuous"/>
    </style:style>
    <style:style style:name="T4882" style:parent-style-name="Domyślnaczcionkaakapitu" style:family="text">
      <style:text-properties fo:background-color="#80FFFF" style:text-underline-type="single" style:text-underline-style="solid" style:text-underline-width="auto" style:text-underline-mode="continuous"/>
    </style:style>
    <style:style style:name="T4883" style:parent-style-name="Domyślnaczcionkaakapitu" style:family="text">
      <style:text-properties style:text-underline-type="single" style:text-underline-style="solid" style:text-underline-width="auto" style:text-underline-mode="continuous"/>
    </style:style>
    <style:style style:name="T4884" style:parent-style-name="Domyślnaczcionkaakapitu" style:family="text">
      <style:text-properties fo:background-color="#80FFFF" style:text-underline-type="single" style:text-underline-style="solid" style:text-underline-width="auto" style:text-underline-mode="continuous"/>
    </style:style>
    <style:style style:name="T4885" style:parent-style-name="Domyślnaczcionkaakapitu" style:family="text">
      <style:text-properties style:text-underline-type="single" style:text-underline-style="solid" style:text-underline-width="auto" style:text-underline-mode="continuous"/>
    </style:style>
    <style:style style:name="T4886" style:parent-style-name="Domyślnaczcionkaakapitu" style:family="text">
      <style:text-properties fo:background-color="#80FFFF" style:text-underline-type="single" style:text-underline-style="solid" style:text-underline-width="auto" style:text-underline-mode="continuous"/>
    </style:style>
    <style:style style:name="T4887" style:parent-style-name="Domyślnaczcionkaakapitu" style:family="text">
      <style:text-properties style:text-underline-type="single" style:text-underline-style="solid" style:text-underline-width="auto" style:text-underline-mode="continuous"/>
    </style:style>
    <style:style style:name="T4888" style:parent-style-name="Domyślnaczcionkaakapitu" style:family="text">
      <style:text-properties fo:background-color="#80FFFF" style:text-underline-type="single" style:text-underline-style="solid" style:text-underline-width="auto" style:text-underline-mode="continuous"/>
    </style:style>
    <style:style style:name="P4889" style:parent-style-name="Normalny" style:family="paragraph">
      <style:paragraph-properties fo:text-align="justify" fo:line-height="150%" fo:text-indent="0.2479in"/>
    </style:style>
    <style:style style:name="T4890" style:parent-style-name="Domyślnaczcionkaakapitu" style:family="text">
      <style:text-properties fo:background-color="#80FFFF"/>
    </style:style>
    <style:style style:name="T4891" style:parent-style-name="Domyślnaczcionkaakapitu" style:family="text">
      <style:text-properties fo:background-color="#80FFFF"/>
    </style:style>
    <style:style style:name="T4892" style:parent-style-name="Domyślnaczcionkaakapitu" style:family="text">
      <style:text-properties fo:background-color="#80FFFF"/>
    </style:style>
    <style:style style:name="T4893" style:parent-style-name="Domyślnaczcionkaakapitu" style:family="text">
      <style:text-properties fo:background-color="#80FFFF"/>
    </style:style>
    <style:style style:name="P4894" style:parent-style-name="Normalny" style:family="paragraph">
      <style:paragraph-properties fo:text-align="justify" fo:line-height="150%"/>
    </style:style>
    <style:style style:name="T4895" style:parent-style-name="Domyślnaczcionkaakapitu" style:family="text">
      <style:text-properties style:text-underline-type="single" style:text-underline-style="solid" style:text-underline-width="auto" style:text-underline-mode="continuous"/>
    </style:style>
    <style:style style:name="T4896" style:parent-style-name="Domyślnaczcionkaakapitu" style:family="text">
      <style:text-properties fo:background-color="#80FFFF" style:text-underline-type="single" style:text-underline-style="solid" style:text-underline-width="auto" style:text-underline-mode="continuous"/>
    </style:style>
    <style:style style:name="T4897" style:parent-style-name="Domyślnaczcionkaakapitu" style:family="text">
      <style:text-properties style:text-underline-type="single" style:text-underline-style="solid" style:text-underline-width="auto" style:text-underline-mode="continuous"/>
    </style:style>
    <style:style style:name="P4898" style:parent-style-name="Normalny" style:family="paragraph">
      <style:paragraph-properties fo:text-align="justify" fo:line-height="150%" fo:text-indent="0.2479in"/>
    </style:style>
    <style:style style:name="T4899" style:parent-style-name="Domyślnaczcionkaakapitu" style:family="text">
      <style:text-properties fo:background-color="#80FFFF"/>
    </style:style>
    <style:style style:name="T4900" style:parent-style-name="Domyślnaczcionkaakapitu" style:family="text">
      <style:text-properties fo:background-color="#80FFFF"/>
    </style:style>
    <style:style style:name="T4901" style:parent-style-name="Domyślnaczcionkaakapitu" style:family="text">
      <style:text-properties fo:background-color="#80FFFF"/>
    </style:style>
    <style:style style:name="T4902" style:parent-style-name="Domyślnaczcionkaakapitu" style:family="text">
      <style:text-properties fo:background-color="#80FFFF"/>
    </style:style>
    <style:style style:name="P4903" style:parent-style-name="Normalny" style:family="paragraph">
      <style:paragraph-properties fo:text-align="justify" fo:line-height="150%" fo:text-indent="0.2479in"/>
    </style:style>
    <style:style style:name="T4904" style:parent-style-name="Domyślnaczcionkaakapitu" style:family="text">
      <style:text-properties fo:background-color="#80FFFF"/>
    </style:style>
    <style:style style:name="T4905" style:parent-style-name="Domyślnaczcionkaakapitu" style:family="text">
      <style:text-properties fo:background-color="#80FFFF"/>
    </style:style>
    <style:style style:name="P4906" style:parent-style-name="Normalny" style:family="paragraph">
      <style:paragraph-properties fo:text-align="justify" fo:line-height="150%" fo:text-indent="0.2479in"/>
    </style:style>
    <style:style style:name="P4907" style:parent-style-name="Normalny" style:family="paragraph">
      <style:paragraph-properties fo:text-align="justify" fo:line-height="150%"/>
    </style:style>
    <style:style style:name="T4908" style:parent-style-name="Domyślnaczcionkaakapitu" style:family="text">
      <style:text-properties fo:background-color="#80FFFF" style:text-underline-type="single" style:text-underline-style="solid" style:text-underline-width="auto" style:text-underline-mode="continuous"/>
    </style:style>
    <style:style style:name="T4909" style:parent-style-name="Domyślnaczcionkaakapitu" style:family="text">
      <style:text-properties style:text-underline-type="single" style:text-underline-style="solid" style:text-underline-width="auto" style:text-underline-mode="continuous"/>
    </style:style>
    <style:style style:name="T4910" style:parent-style-name="Domyślnaczcionkaakapitu" style:family="text">
      <style:text-properties fo:background-color="#80FFFF" style:text-underline-type="single" style:text-underline-style="solid" style:text-underline-width="auto" style:text-underline-mode="continuous"/>
    </style:style>
    <style:style style:name="T4911" style:parent-style-name="Domyślnaczcionkaakapitu" style:family="text">
      <style:text-properties style:text-underline-type="single" style:text-underline-style="solid" style:text-underline-width="auto" style:text-underline-mode="continuous"/>
    </style:style>
    <style:style style:name="T4912" style:parent-style-name="Domyślnaczcionkaakapitu" style:family="text">
      <style:text-properties fo:background-color="#80FFFF" style:text-underline-type="single" style:text-underline-style="solid" style:text-underline-width="auto" style:text-underline-mode="continuous"/>
    </style:style>
    <style:style style:name="T4913" style:parent-style-name="Domyślnaczcionkaakapitu" style:family="text">
      <style:text-properties style:text-underline-type="single" style:text-underline-style="solid" style:text-underline-width="auto" style:text-underline-mode="continuous"/>
    </style:style>
    <style:style style:name="T4914" style:parent-style-name="Domyślnaczcionkaakapitu" style:family="text">
      <style:text-properties fo:background-color="#80FFFF" style:text-underline-type="single" style:text-underline-style="solid" style:text-underline-width="auto" style:text-underline-mode="continuous"/>
    </style:style>
    <style:style style:name="T4915" style:parent-style-name="Domyślnaczcionkaakapitu" style:family="text">
      <style:text-properties style:text-underline-type="single" style:text-underline-style="solid" style:text-underline-width="auto" style:text-underline-mode="continuous"/>
    </style:style>
    <style:style style:name="T4916" style:parent-style-name="Domyślnaczcionkaakapitu" style:family="text">
      <style:text-properties fo:background-color="#80FFFF" style:text-underline-type="single" style:text-underline-style="solid" style:text-underline-width="auto" style:text-underline-mode="continuous"/>
    </style:style>
    <style:style style:name="P4917" style:parent-style-name="Normalny" style:family="paragraph">
      <style:paragraph-properties fo:text-align="justify" fo:line-height="150%" fo:text-indent="0.2479in"/>
    </style:style>
    <style:style style:name="P4918" style:parent-style-name="Normalny" style:family="paragraph">
      <style:paragraph-properties fo:text-align="justify" fo:line-height="150%"/>
    </style:style>
    <style:style style:name="T4919" style:parent-style-name="Domyślnaczcionkaakapitu" style:family="text">
      <style:text-properties fo:background-color="#80FFFF" style:text-underline-type="single" style:text-underline-style="solid" style:text-underline-width="auto" style:text-underline-mode="continuous"/>
    </style:style>
    <style:style style:name="T4920" style:parent-style-name="Domyślnaczcionkaakapitu" style:family="text">
      <style:text-properties style:text-underline-type="single" style:text-underline-style="solid" style:text-underline-width="auto" style:text-underline-mode="continuous"/>
    </style:style>
    <style:style style:name="T4921" style:parent-style-name="Domyślnaczcionkaakapitu" style:family="text">
      <style:text-properties fo:background-color="#80FFFF" style:text-underline-type="single" style:text-underline-style="solid" style:text-underline-width="auto" style:text-underline-mode="continuous"/>
    </style:style>
    <style:style style:name="T4922" style:parent-style-name="Domyślnaczcionkaakapitu" style:family="text">
      <style:text-properties style:text-underline-type="single" style:text-underline-style="solid" style:text-underline-width="auto" style:text-underline-mode="continuous"/>
    </style:style>
    <style:style style:name="T4923" style:parent-style-name="Domyślnaczcionkaakapitu" style:family="text">
      <style:text-properties fo:background-color="#80FFFF" style:text-underline-type="single" style:text-underline-style="solid" style:text-underline-width="auto" style:text-underline-mode="continuous"/>
    </style:style>
    <style:style style:name="T4924" style:parent-style-name="Domyślnaczcionkaakapitu" style:family="text">
      <style:text-properties style:text-underline-type="single" style:text-underline-style="solid" style:text-underline-width="auto" style:text-underline-mode="continuous"/>
    </style:style>
    <style:style style:name="T4925" style:parent-style-name="Domyślnaczcionkaakapitu" style:family="text">
      <style:text-properties fo:background-color="#80FFFF" style:text-underline-type="single" style:text-underline-style="solid" style:text-underline-width="auto" style:text-underline-mode="continuous"/>
    </style:style>
    <style:style style:name="T4926" style:parent-style-name="Domyślnaczcionkaakapitu" style:family="text">
      <style:text-properties style:text-underline-type="single" style:text-underline-style="solid" style:text-underline-width="auto" style:text-underline-mode="continuous"/>
    </style:style>
    <style:style style:name="T4927" style:parent-style-name="Domyślnaczcionkaakapitu" style:family="text">
      <style:text-properties fo:background-color="#80FFFF" style:text-underline-type="single" style:text-underline-style="solid" style:text-underline-width="auto" style:text-underline-mode="continuous"/>
    </style:style>
    <style:style style:name="T4928" style:parent-style-name="Domyślnaczcionkaakapitu" style:family="text">
      <style:text-properties style:text-underline-type="single" style:text-underline-style="solid" style:text-underline-width="auto" style:text-underline-mode="continuous"/>
    </style:style>
    <style:style style:name="T4929" style:parent-style-name="Domyślnaczcionkaakapitu" style:family="text">
      <style:text-properties fo:background-color="#80FFFF" style:text-underline-type="single" style:text-underline-style="solid" style:text-underline-width="auto" style:text-underline-mode="continuous"/>
    </style:style>
    <style:style style:name="T4930" style:parent-style-name="Domyślnaczcionkaakapitu" style:family="text">
      <style:text-properties style:text-underline-type="single" style:text-underline-style="solid" style:text-underline-width="auto" style:text-underline-mode="continuous"/>
    </style:style>
    <style:style style:name="P4931" style:parent-style-name="Normalny" style:family="paragraph">
      <style:paragraph-properties fo:text-align="justify" fo:line-height="150%" fo:text-indent="0.2479in"/>
    </style:style>
    <style:style style:name="T4932" style:parent-style-name="Domyślnaczcionkaakapitu" style:family="text">
      <style:text-properties fo:background-color="#80FFFF"/>
    </style:style>
    <style:style style:name="T4933" style:parent-style-name="Domyślnaczcionkaakapitu" style:family="text">
      <style:text-properties fo:background-color="#80FFFF"/>
    </style:style>
    <style:style style:name="T4934" style:parent-style-name="Domyślnaczcionkaakapitu" style:family="text">
      <style:text-properties fo:background-color="#80FFFF"/>
    </style:style>
    <style:style style:name="T4935" style:parent-style-name="Domyślnaczcionkaakapitu" style:family="text">
      <style:text-properties fo:background-color="#80FFFF"/>
    </style:style>
    <style:style style:name="T4936" style:parent-style-name="Domyślnaczcionkaakapitu" style:family="text">
      <style:text-properties fo:background-color="#80FFFF"/>
    </style:style>
    <style:style style:name="T4937" style:parent-style-name="Domyślnaczcionkaakapitu" style:family="text">
      <style:text-properties fo:background-color="#80FFFF"/>
    </style:style>
    <style:style style:name="T4938" style:parent-style-name="Domyślnaczcionkaakapitu" style:family="text">
      <style:text-properties fo:background-color="#80FFFF"/>
    </style:style>
    <style:style style:name="T4939" style:parent-style-name="Domyślnaczcionkaakapitu" style:family="text">
      <style:text-properties fo:background-color="#80FFFF"/>
    </style:style>
    <style:style style:name="P4940" style:parent-style-name="Normalny" style:family="paragraph">
      <style:paragraph-properties fo:text-align="justify" fo:line-height="150%" fo:text-indent="0.2479in"/>
    </style:style>
    <style:style style:name="P4941" style:parent-style-name="Normalny" style:family="paragraph">
      <style:paragraph-properties fo:text-align="justify" fo:line-height="150%"/>
    </style:style>
    <style:style style:name="T4942" style:parent-style-name="Domyślnaczcionkaakapitu" style:family="text">
      <style:text-properties style:text-underline-type="single" style:text-underline-style="solid" style:text-underline-width="auto" style:text-underline-mode="continuous"/>
    </style:style>
    <style:style style:name="P4943" style:parent-style-name="Normalny" style:family="paragraph">
      <style:paragraph-properties fo:text-align="justify" fo:line-height="150%" fo:text-indent="0.2479in"/>
    </style:style>
    <style:style style:name="P4944" style:parent-style-name="Normalny" style:family="paragraph">
      <style:paragraph-properties fo:text-align="justify" fo:line-height="150%"/>
    </style:style>
    <style:style style:name="T4945" style:parent-style-name="Domyślnaczcionkaakapitu" style:family="text">
      <style:text-properties fo:background-color="#80FFFF" style:text-underline-type="single" style:text-underline-style="solid" style:text-underline-width="auto" style:text-underline-mode="continuous"/>
    </style:style>
    <style:style style:name="T4946" style:parent-style-name="Domyślnaczcionkaakapitu" style:family="text">
      <style:text-properties style:text-underline-type="single" style:text-underline-style="solid" style:text-underline-width="auto" style:text-underline-mode="continuous"/>
    </style:style>
    <style:style style:name="T4947" style:parent-style-name="Domyślnaczcionkaakapitu" style:family="text">
      <style:text-properties fo:background-color="#80FFFF" style:text-underline-type="single" style:text-underline-style="solid" style:text-underline-width="auto" style:text-underline-mode="continuous"/>
    </style:style>
    <style:style style:name="T4948" style:parent-style-name="Domyślnaczcionkaakapitu" style:family="text">
      <style:text-properties style:text-underline-type="single" style:text-underline-style="solid" style:text-underline-width="auto" style:text-underline-mode="continuous"/>
    </style:style>
    <style:style style:name="T4949" style:parent-style-name="Domyślnaczcionkaakapitu" style:family="text">
      <style:text-properties fo:background-color="#80FFFF" style:text-underline-type="single" style:text-underline-style="solid" style:text-underline-width="auto" style:text-underline-mode="continuous"/>
    </style:style>
    <style:style style:name="T4950" style:parent-style-name="Domyślnaczcionkaakapitu" style:family="text">
      <style:text-properties style:text-underline-type="single" style:text-underline-style="solid" style:text-underline-width="auto" style:text-underline-mode="continuous"/>
    </style:style>
    <style:style style:name="T4951" style:parent-style-name="Domyślnaczcionkaakapitu" style:family="text">
      <style:text-properties fo:background-color="#80FFFF" style:text-underline-type="single" style:text-underline-style="solid" style:text-underline-width="auto" style:text-underline-mode="continuous"/>
    </style:style>
    <style:style style:name="T4952" style:parent-style-name="Domyślnaczcionkaakapitu" style:family="text">
      <style:text-properties style:text-underline-type="single" style:text-underline-style="solid" style:text-underline-width="auto" style:text-underline-mode="continuous"/>
    </style:style>
    <style:style style:name="T4953" style:parent-style-name="Domyślnaczcionkaakapitu" style:family="text">
      <style:text-properties fo:background-color="#80FFFF" style:text-underline-type="single" style:text-underline-style="solid" style:text-underline-width="auto" style:text-underline-mode="continuous"/>
    </style:style>
    <style:style style:name="T4954" style:parent-style-name="Domyślnaczcionkaakapitu" style:family="text">
      <style:text-properties style:text-underline-type="single" style:text-underline-style="solid" style:text-underline-width="auto" style:text-underline-mode="continuous"/>
    </style:style>
    <style:style style:name="T4955" style:parent-style-name="Domyślnaczcionkaakapitu" style:family="text">
      <style:text-properties fo:background-color="#80FFFF" style:text-underline-type="single" style:text-underline-style="solid" style:text-underline-width="auto" style:text-underline-mode="continuous"/>
    </style:style>
    <style:style style:name="T4956" style:parent-style-name="Domyślnaczcionkaakapitu" style:family="text">
      <style:text-properties style:text-underline-type="single" style:text-underline-style="solid" style:text-underline-width="auto" style:text-underline-mode="continuous"/>
    </style:style>
    <style:style style:name="P4957" style:parent-style-name="Normalny" style:family="paragraph">
      <style:paragraph-properties fo:text-align="justify" fo:line-height="150%" fo:text-indent="0.2479in"/>
    </style:style>
    <style:style style:name="P4958" style:parent-style-name="Normalny" style:family="paragraph">
      <style:paragraph-properties fo:text-align="justify" fo:line-height="150%" fo:text-indent="0.2479in"/>
    </style:style>
    <style:style style:name="T4959" style:parent-style-name="Domyślnaczcionkaakapitu" style:family="text">
      <style:text-properties fo:background-color="#80FFFF"/>
    </style:style>
    <style:style style:name="T4960" style:parent-style-name="Domyślnaczcionkaakapitu" style:family="text">
      <style:text-properties fo:background-color="#80FFFF"/>
    </style:style>
    <style:style style:name="P4961" style:parent-style-name="Normalny" style:family="paragraph">
      <style:paragraph-properties fo:text-align="justify" fo:line-height="150%" fo:text-indent="0.2479in"/>
    </style:style>
    <style:style style:name="P4962" style:parent-style-name="Normalny" style:family="paragraph">
      <style:paragraph-properties fo:text-align="justify" fo:line-height="150%" fo:text-indent="0.2479in"/>
    </style:style>
    <style:style style:name="T4963" style:parent-style-name="Domyślnaczcionkaakapitu" style:family="text">
      <style:text-properties fo:background-color="#80FFFF"/>
    </style:style>
    <style:style style:name="T4964" style:parent-style-name="Domyślnaczcionkaakapitu" style:family="text">
      <style:text-properties fo:background-color="#80FFFF"/>
    </style:style>
    <style:style style:name="T4965" style:parent-style-name="Domyślnaczcionkaakapitu" style:family="text">
      <style:text-properties fo:background-color="#80FFFF"/>
    </style:style>
    <style:style style:name="T4966" style:parent-style-name="Domyślnaczcionkaakapitu" style:family="text">
      <style:text-properties fo:background-color="#80FFFF"/>
    </style:style>
    <style:style style:name="T4967" style:parent-style-name="Domyślnaczcionkaakapitu" style:family="text">
      <style:text-properties fo:background-color="#80FFFF"/>
    </style:style>
    <style:style style:name="T4968" style:parent-style-name="Domyślnaczcionkaakapitu" style:family="text">
      <style:text-properties fo:background-color="#80FFFF"/>
    </style:style>
    <style:style style:name="T4969" style:parent-style-name="Domyślnaczcionkaakapitu" style:family="text">
      <style:text-properties fo:background-color="#80FFFF"/>
    </style:style>
    <style:style style:name="T4970" style:parent-style-name="Domyślnaczcionkaakapitu" style:family="text">
      <style:text-properties fo:background-color="#80FFFF"/>
    </style:style>
    <style:style style:name="T4971" style:parent-style-name="Domyślnaczcionkaakapitu" style:family="text">
      <style:text-properties fo:background-color="#80FFFF"/>
    </style:style>
    <style:style style:name="T4972" style:parent-style-name="Domyślnaczcionkaakapitu" style:family="text">
      <style:text-properties fo:background-color="#80FFFF"/>
    </style:style>
    <style:style style:name="T4973" style:parent-style-name="Domyślnaczcionkaakapitu" style:family="text">
      <style:text-properties fo:background-color="#80FFFF"/>
    </style:style>
    <style:style style:name="T4974" style:parent-style-name="Domyślnaczcionkaakapitu" style:family="text">
      <style:text-properties fo:background-color="#80FFFF"/>
    </style:style>
    <style:style style:name="P4975" style:parent-style-name="Normalny" style:family="paragraph">
      <style:paragraph-properties fo:text-align="justify" fo:line-height="150%" fo:text-indent="0.2479in"/>
    </style:style>
    <style:style style:name="P4976" style:parent-style-name="Normalny" style:family="paragraph">
      <style:paragraph-properties fo:text-align="justify" fo:line-height="150%"/>
    </style:style>
    <style:style style:name="T4977" style:parent-style-name="Domyślnaczcionkaakapitu" style:family="text">
      <style:text-properties fo:background-color="#80FFFF" style:text-underline-type="single" style:text-underline-style="solid" style:text-underline-width="auto" style:text-underline-mode="continuous"/>
    </style:style>
    <style:style style:name="T4978" style:parent-style-name="Domyślnaczcionkaakapitu" style:family="text">
      <style:text-properties style:text-underline-type="single" style:text-underline-style="solid" style:text-underline-width="auto" style:text-underline-mode="continuous"/>
    </style:style>
    <style:style style:name="T4979" style:parent-style-name="Domyślnaczcionkaakapitu" style:family="text">
      <style:text-properties fo:background-color="#80FFFF" style:text-underline-type="single" style:text-underline-style="solid" style:text-underline-width="auto" style:text-underline-mode="continuous"/>
    </style:style>
    <style:style style:name="T4980" style:parent-style-name="Domyślnaczcionkaakapitu" style:family="text">
      <style:text-properties style:text-underline-type="single" style:text-underline-style="solid" style:text-underline-width="auto" style:text-underline-mode="continuous"/>
    </style:style>
    <style:style style:name="T4981" style:parent-style-name="Domyślnaczcionkaakapitu" style:family="text">
      <style:text-properties fo:background-color="#80FFFF" style:text-underline-type="single" style:text-underline-style="solid" style:text-underline-width="auto" style:text-underline-mode="continuous"/>
    </style:style>
    <style:style style:name="T4982" style:parent-style-name="Domyślnaczcionkaakapitu" style:family="text">
      <style:text-properties style:text-underline-type="single" style:text-underline-style="solid" style:text-underline-width="auto" style:text-underline-mode="continuous"/>
    </style:style>
    <style:style style:name="T4983" style:parent-style-name="Domyślnaczcionkaakapitu" style:family="text">
      <style:text-properties fo:background-color="#80FFFF" style:text-underline-type="single" style:text-underline-style="solid" style:text-underline-width="auto" style:text-underline-mode="continuous"/>
    </style:style>
    <style:style style:name="T4984" style:parent-style-name="Domyślnaczcionkaakapitu" style:family="text">
      <style:text-properties style:text-underline-type="single" style:text-underline-style="solid" style:text-underline-width="auto" style:text-underline-mode="continuous"/>
    </style:style>
    <style:style style:name="T4985" style:parent-style-name="Domyślnaczcionkaakapitu" style:family="text">
      <style:text-properties fo:background-color="#80FFFF" style:text-underline-type="single" style:text-underline-style="solid" style:text-underline-width="auto" style:text-underline-mode="continuous"/>
    </style:style>
    <style:style style:name="P4986" style:parent-style-name="Normalny" style:family="paragraph">
      <style:paragraph-properties fo:text-align="justify" fo:line-height="150%" fo:text-indent="0.2479in"/>
    </style:style>
    <style:style style:name="T4987" style:parent-style-name="Domyślnaczcionkaakapitu" style:family="text">
      <style:text-properties fo:background-color="#80FFFF"/>
    </style:style>
    <style:style style:name="P4988" style:parent-style-name="Normalny" style:family="paragraph">
      <style:paragraph-properties fo:text-align="justify" fo:line-height="150%"/>
    </style:style>
    <style:style style:name="T4989" style:parent-style-name="Domyślnaczcionkaakapitu" style:family="text">
      <style:text-properties style:text-underline-type="single" style:text-underline-style="solid" style:text-underline-width="auto" style:text-underline-mode="continuous"/>
    </style:style>
    <style:style style:name="T4990" style:parent-style-name="Domyślnaczcionkaakapitu" style:family="text">
      <style:text-properties fo:background-color="#80FFFF" style:text-underline-type="single" style:text-underline-style="solid" style:text-underline-width="auto" style:text-underline-mode="continuous"/>
    </style:style>
    <style:style style:name="T4991" style:parent-style-name="Domyślnaczcionkaakapitu" style:family="text">
      <style:text-properties style:text-underline-type="single" style:text-underline-style="solid" style:text-underline-width="auto" style:text-underline-mode="continuous"/>
    </style:style>
    <style:style style:name="P4992" style:parent-style-name="Normalny" style:family="paragraph">
      <style:paragraph-properties fo:text-align="justify" fo:line-height="150%" fo:text-indent="0.2479in"/>
    </style:style>
    <style:style style:name="T4993" style:parent-style-name="Domyślnaczcionkaakapitu" style:family="text">
      <style:text-properties fo:background-color="#80FFFF"/>
    </style:style>
    <style:style style:name="T4994" style:parent-style-name="Domyślnaczcionkaakapitu" style:family="text">
      <style:text-properties fo:background-color="#80FFFF"/>
    </style:style>
    <style:style style:name="P4995" style:parent-style-name="Normalny" style:family="paragraph">
      <style:paragraph-properties fo:text-align="justify" fo:line-height="150%" fo:text-indent="0.2479in"/>
    </style:style>
    <style:style style:name="T4996" style:parent-style-name="Domyślnaczcionkaakapitu" style:family="text">
      <style:text-properties fo:background-color="#80FFFF"/>
    </style:style>
    <style:style style:name="T4997" style:parent-style-name="Domyślnaczcionkaakapitu" style:family="text">
      <style:text-properties fo:background-color="#80FFFF"/>
    </style:style>
    <style:style style:name="T4998" style:parent-style-name="Domyślnaczcionkaakapitu" style:family="text">
      <style:text-properties fo:background-color="#80FFFF"/>
    </style:style>
    <style:style style:name="T4999" style:parent-style-name="Domyślnaczcionkaakapitu" style:family="text">
      <style:text-properties fo:background-color="#80FFFF"/>
    </style:style>
    <style:style style:name="T5000" style:parent-style-name="Domyślnaczcionkaakapitu" style:family="text">
      <style:text-properties fo:background-color="#80FFFF"/>
    </style:style>
    <style:style style:name="T5001" style:parent-style-name="Domyślnaczcionkaakapitu" style:family="text">
      <style:text-properties fo:background-color="#80FFFF"/>
    </style:style>
    <style:style style:name="T5002" style:parent-style-name="Domyślnaczcionkaakapitu" style:family="text">
      <style:text-properties fo:background-color="#80FFFF"/>
    </style:style>
    <style:style style:name="T5003" style:parent-style-name="Domyślnaczcionkaakapitu" style:family="text">
      <style:text-properties fo:background-color="#80FFFF"/>
    </style:style>
    <style:style style:name="T5004" style:parent-style-name="Domyślnaczcionkaakapitu" style:family="text">
      <style:text-properties fo:background-color="#80FFFF"/>
    </style:style>
    <style:style style:name="T5005" style:parent-style-name="Domyślnaczcionkaakapitu" style:family="text">
      <style:text-properties fo:background-color="#80FFFF"/>
    </style:style>
    <style:style style:name="T5006" style:parent-style-name="Domyślnaczcionkaakapitu" style:family="text">
      <style:text-properties fo:background-color="#80FFFF"/>
    </style:style>
    <style:style style:name="T5007" style:parent-style-name="Domyślnaczcionkaakapitu" style:family="text">
      <style:text-properties fo:background-color="#80FFFF"/>
    </style:style>
    <style:style style:name="P5008" style:parent-style-name="Normalny" style:family="paragraph">
      <style:paragraph-properties fo:text-align="justify" fo:line-height="150%" fo:text-indent="0.2479in"/>
    </style:style>
    <style:style style:name="T5009" style:parent-style-name="Domyślnaczcionkaakapitu" style:family="text">
      <style:text-properties fo:background-color="#80FFFF"/>
    </style:style>
    <style:style style:name="T5010" style:parent-style-name="Domyślnaczcionkaakapitu" style:family="text">
      <style:text-properties fo:background-color="#80FFFF"/>
    </style:style>
    <style:style style:name="T5011" style:parent-style-name="Domyślnaczcionkaakapitu" style:family="text">
      <style:text-properties fo:background-color="#80FFFF"/>
    </style:style>
    <style:style style:name="T5012" style:parent-style-name="Domyślnaczcionkaakapitu" style:family="text">
      <style:text-properties fo:background-color="#80FFFF"/>
    </style:style>
    <style:style style:name="T5013" style:parent-style-name="Domyślnaczcionkaakapitu" style:family="text">
      <style:text-properties fo:background-color="#80FFFF"/>
    </style:style>
    <style:style style:name="P5014" style:parent-style-name="Normalny" style:family="paragraph">
      <style:paragraph-properties fo:text-align="justify" fo:line-height="150%" fo:text-indent="0.2479in"/>
    </style:style>
    <style:style style:name="P5015" style:parent-style-name="Normalny" style:family="paragraph">
      <style:paragraph-properties fo:text-align="justify" fo:line-height="150%" fo:text-indent="0.2479in"/>
    </style:style>
    <style:style style:name="T5016" style:parent-style-name="Domyślnaczcionkaakapitu" style:family="text">
      <style:text-properties fo:background-color="#80FFFF"/>
    </style:style>
    <style:style style:name="P5017" style:parent-style-name="Normalny" style:family="paragraph">
      <style:paragraph-properties fo:text-align="justify" fo:line-height="150%"/>
    </style:style>
    <style:style style:name="P5018" style:parent-style-name="Normalny" style:family="paragraph">
      <style:paragraph-properties fo:text-align="justify" fo:line-height="150%" fo:text-indent="0.2479in"/>
    </style:style>
    <style:style style:name="P5019" style:parent-style-name="Normalny" style:family="paragraph">
      <style:paragraph-properties fo:text-align="justify" fo:line-height="150%"/>
    </style:style>
    <style:style style:name="T5020" style:parent-style-name="Domyślnaczcionkaakapitu" style:family="text">
      <style:text-properties fo:background-color="#80FFFF" style:text-underline-type="single" style:text-underline-style="solid" style:text-underline-width="auto" style:text-underline-mode="continuous"/>
    </style:style>
    <style:style style:name="T5021" style:parent-style-name="Domyślnaczcionkaakapitu" style:family="text">
      <style:text-properties style:text-underline-type="single" style:text-underline-style="solid" style:text-underline-width="auto" style:text-underline-mode="continuous"/>
    </style:style>
    <style:style style:name="T5022" style:parent-style-name="Domyślnaczcionkaakapitu" style:family="text">
      <style:text-properties fo:background-color="#80FFFF" style:text-underline-type="single" style:text-underline-style="solid" style:text-underline-width="auto" style:text-underline-mode="continuous"/>
    </style:style>
    <style:style style:name="T5023" style:parent-style-name="Domyślnaczcionkaakapitu" style:family="text">
      <style:text-properties style:text-underline-type="single" style:text-underline-style="solid" style:text-underline-width="auto" style:text-underline-mode="continuous"/>
    </style:style>
    <style:style style:name="T5024" style:parent-style-name="Domyślnaczcionkaakapitu" style:family="text">
      <style:text-properties fo:background-color="#80FFFF" style:text-underline-type="single" style:text-underline-style="solid" style:text-underline-width="auto" style:text-underline-mode="continuous"/>
    </style:style>
    <style:style style:name="T5025" style:parent-style-name="Domyślnaczcionkaakapitu" style:family="text">
      <style:text-properties style:text-underline-type="single" style:text-underline-style="solid" style:text-underline-width="auto" style:text-underline-mode="continuous"/>
    </style:style>
    <style:style style:name="T5026" style:parent-style-name="Domyślnaczcionkaakapitu" style:family="text">
      <style:text-properties fo:background-color="#80FFFF" style:text-underline-type="single" style:text-underline-style="solid" style:text-underline-width="auto" style:text-underline-mode="continuous"/>
    </style:style>
    <style:style style:name="T5027" style:parent-style-name="Domyślnaczcionkaakapitu" style:family="text">
      <style:text-properties style:text-underline-type="single" style:text-underline-style="solid" style:text-underline-width="auto" style:text-underline-mode="continuous"/>
    </style:style>
    <style:style style:name="T5028" style:parent-style-name="Domyślnaczcionkaakapitu" style:family="text">
      <style:text-properties fo:background-color="#80FFFF" style:text-underline-type="single" style:text-underline-style="solid" style:text-underline-width="auto" style:text-underline-mode="continuous"/>
    </style:style>
    <style:style style:name="P5029" style:parent-style-name="Normalny" style:family="paragraph">
      <style:paragraph-properties fo:text-align="justify" fo:line-height="150%" fo:text-indent="0.2479in"/>
    </style:style>
    <style:style style:name="P5030" style:parent-style-name="Normalny" style:family="paragraph">
      <style:paragraph-properties fo:text-align="justify" fo:line-height="150%"/>
    </style:style>
    <style:style style:name="T5031" style:parent-style-name="Domyślnaczcionkaakapitu" style:family="text">
      <style:text-properties style:text-underline-type="single" style:text-underline-style="solid" style:text-underline-width="auto" style:text-underline-mode="continuous"/>
    </style:style>
    <style:style style:name="P5032" style:parent-style-name="Normalny" style:family="paragraph">
      <style:paragraph-properties fo:text-align="justify" fo:line-height="150%" fo:text-indent="0.2479in"/>
    </style:style>
    <style:style style:name="T5033" style:parent-style-name="Domyślnaczcionkaakapitu" style:family="text">
      <style:text-properties fo:background-color="#80FFFF"/>
    </style:style>
    <style:style style:name="T5034" style:parent-style-name="Domyślnaczcionkaakapitu" style:family="text">
      <style:text-properties fo:background-color="#80FFFF"/>
    </style:style>
    <style:style style:name="P5035" style:parent-style-name="Normalny" style:family="paragraph">
      <style:paragraph-properties fo:text-align="justify" fo:line-height="150%" fo:text-indent="0.2479in"/>
    </style:style>
    <style:style style:name="T5036" style:parent-style-name="Domyślnaczcionkaakapitu" style:family="text">
      <style:text-properties fo:background-color="#80FFFF"/>
    </style:style>
    <style:style style:name="T5037" style:parent-style-name="Domyślnaczcionkaakapitu" style:family="text">
      <style:text-properties fo:background-color="#80FFFF"/>
    </style:style>
    <style:style style:name="T5038" style:parent-style-name="Domyślnaczcionkaakapitu" style:family="text">
      <style:text-properties fo:background-color="#80FFFF"/>
    </style:style>
    <style:style style:name="T5039" style:parent-style-name="Domyślnaczcionkaakapitu" style:family="text">
      <style:text-properties fo:background-color="#80FFFF"/>
    </style:style>
    <style:style style:name="T5040" style:parent-style-name="Domyślnaczcionkaakapitu" style:family="text">
      <style:text-properties fo:background-color="#80FFFF"/>
    </style:style>
    <style:style style:name="T5041" style:parent-style-name="Domyślnaczcionkaakapitu" style:family="text">
      <style:text-properties fo:background-color="#80FFFF"/>
    </style:style>
    <style:style style:name="T5042" style:parent-style-name="Domyślnaczcionkaakapitu" style:family="text">
      <style:text-properties fo:background-color="#80FFFF"/>
    </style:style>
    <style:style style:name="T5043" style:parent-style-name="Domyślnaczcionkaakapitu" style:family="text">
      <style:text-properties fo:background-color="#80FFFF"/>
    </style:style>
    <style:style style:name="T5044" style:parent-style-name="Domyślnaczcionkaakapitu" style:family="text">
      <style:text-properties fo:background-color="#80FFFF"/>
    </style:style>
    <style:style style:name="T5045" style:parent-style-name="Domyślnaczcionkaakapitu" style:family="text">
      <style:text-properties fo:background-color="#80FFFF"/>
    </style:style>
    <style:style style:name="T5046" style:parent-style-name="Domyślnaczcionkaakapitu" style:family="text">
      <style:text-properties fo:background-color="#80FFFF"/>
    </style:style>
    <style:style style:name="T5047" style:parent-style-name="Domyślnaczcionkaakapitu" style:family="text">
      <style:text-properties fo:background-color="#80FFFF"/>
    </style:style>
    <style:style style:name="T5048" style:parent-style-name="Domyślnaczcionkaakapitu" style:family="text">
      <style:text-properties fo:background-color="#80FFFF"/>
    </style:style>
    <style:style style:name="P5049" style:parent-style-name="Normalny" style:family="paragraph">
      <style:paragraph-properties fo:text-align="justify" fo:line-height="150%" fo:text-indent="0.2479in"/>
    </style:style>
    <style:style style:name="T5050" style:parent-style-name="Domyślnaczcionkaakapitu" style:family="text">
      <style:text-properties fo:background-color="#80FFFF"/>
    </style:style>
    <style:style style:name="T5051" style:parent-style-name="Domyślnaczcionkaakapitu" style:family="text">
      <style:text-properties fo:background-color="#80FFFF"/>
    </style:style>
    <style:style style:name="T5052" style:parent-style-name="Domyślnaczcionkaakapitu" style:family="text">
      <style:text-properties fo:background-color="#80FFFF"/>
    </style:style>
    <style:style style:name="T5053" style:parent-style-name="Domyślnaczcionkaakapitu" style:family="text">
      <style:text-properties fo:background-color="#80FFFF"/>
    </style:style>
    <style:style style:name="T5054" style:parent-style-name="Domyślnaczcionkaakapitu" style:family="text">
      <style:text-properties fo:background-color="#80FFFF"/>
    </style:style>
    <style:style style:name="T5055" style:parent-style-name="Domyślnaczcionkaakapitu" style:family="text">
      <style:text-properties fo:background-color="#80FFFF"/>
    </style:style>
    <style:style style:name="P5056" style:parent-style-name="Normalny" style:family="paragraph">
      <style:paragraph-properties fo:text-align="justify" fo:line-height="150%" fo:text-indent="0.2479in"/>
    </style:style>
    <style:style style:name="T5057" style:parent-style-name="Domyślnaczcionkaakapitu" style:family="text">
      <style:text-properties fo:background-color="#80FFFF"/>
    </style:style>
    <style:style style:name="T5058" style:parent-style-name="Domyślnaczcionkaakapitu" style:family="text">
      <style:text-properties fo:background-color="#80FFFF"/>
    </style:style>
    <style:style style:name="T5059" style:parent-style-name="Domyślnaczcionkaakapitu" style:family="text">
      <style:text-properties fo:background-color="#80FFFF"/>
    </style:style>
    <style:style style:name="T5060" style:parent-style-name="Domyślnaczcionkaakapitu" style:family="text">
      <style:text-properties fo:background-color="#80FFFF"/>
    </style:style>
    <style:style style:name="T5061" style:parent-style-name="Domyślnaczcionkaakapitu" style:family="text">
      <style:text-properties fo:background-color="#80FFFF"/>
    </style:style>
    <style:style style:name="T5062" style:parent-style-name="Domyślnaczcionkaakapitu" style:family="text">
      <style:text-properties fo:background-color="#80FFFF"/>
    </style:style>
    <style:style style:name="T5063" style:parent-style-name="Domyślnaczcionkaakapitu" style:family="text">
      <style:text-properties fo:background-color="#80FFFF"/>
    </style:style>
    <style:style style:name="T5064" style:parent-style-name="Domyślnaczcionkaakapitu" style:family="text">
      <style:text-properties fo:background-color="#80FFFF"/>
    </style:style>
    <style:style style:name="T5065" style:parent-style-name="Domyślnaczcionkaakapitu" style:family="text">
      <style:text-properties fo:background-color="#80FFFF"/>
    </style:style>
    <style:style style:name="T5066" style:parent-style-name="Domyślnaczcionkaakapitu" style:family="text">
      <style:text-properties fo:background-color="#80FFFF"/>
    </style:style>
    <style:style style:name="T5067" style:parent-style-name="Domyślnaczcionkaakapitu" style:family="text">
      <style:text-properties fo:background-color="#80FFFF"/>
    </style:style>
    <style:style style:name="T5068" style:parent-style-name="Domyślnaczcionkaakapitu" style:family="text">
      <style:text-properties fo:background-color="#80FFFF"/>
    </style:style>
    <style:style style:name="T5069" style:parent-style-name="Domyślnaczcionkaakapitu" style:family="text">
      <style:text-properties fo:background-color="#80FFFF"/>
    </style:style>
    <style:style style:name="T5070" style:parent-style-name="Domyślnaczcionkaakapitu" style:family="text">
      <style:text-properties fo:background-color="#80FFFF"/>
    </style:style>
    <style:style style:name="T5071" style:parent-style-name="Domyślnaczcionkaakapitu" style:family="text">
      <style:text-properties fo:background-color="#80FFFF"/>
    </style:style>
    <style:style style:name="T5072" style:parent-style-name="Domyślnaczcionkaakapitu" style:family="text">
      <style:text-properties fo:background-color="#80FFFF"/>
    </style:style>
    <style:style style:name="T5073" style:parent-style-name="Domyślnaczcionkaakapitu" style:family="text">
      <style:text-properties fo:background-color="#80FFFF"/>
    </style:style>
    <style:style style:name="T5074" style:parent-style-name="Domyślnaczcionkaakapitu" style:family="text">
      <style:text-properties fo:background-color="#80FFFF"/>
    </style:style>
    <style:style style:name="T5075" style:parent-style-name="Domyślnaczcionkaakapitu" style:family="text">
      <style:text-properties fo:background-color="#80FFFF"/>
    </style:style>
    <style:style style:name="T5076" style:parent-style-name="Domyślnaczcionkaakapitu" style:family="text">
      <style:text-properties fo:background-color="#80FFFF"/>
    </style:style>
    <style:style style:name="T5077" style:parent-style-name="Domyślnaczcionkaakapitu" style:family="text">
      <style:text-properties fo:background-color="#80FFFF"/>
    </style:style>
    <style:style style:name="T5078" style:parent-style-name="Domyślnaczcionkaakapitu" style:family="text">
      <style:text-properties fo:background-color="#80FFFF"/>
    </style:style>
    <style:style style:name="T5079" style:parent-style-name="Domyślnaczcionkaakapitu" style:family="text">
      <style:text-properties fo:background-color="#80FFFF"/>
    </style:style>
    <style:style style:name="T5080" style:parent-style-name="Domyślnaczcionkaakapitu" style:family="text">
      <style:text-properties fo:background-color="#80FFFF"/>
    </style:style>
    <style:style style:name="T5081" style:parent-style-name="Domyślnaczcionkaakapitu" style:family="text">
      <style:text-properties fo:background-color="#80FFFF"/>
    </style:style>
    <style:style style:name="T5082" style:parent-style-name="Domyślnaczcionkaakapitu" style:family="text">
      <style:text-properties fo:background-color="#80FFFF"/>
    </style:style>
    <style:style style:name="T5083" style:parent-style-name="Domyślnaczcionkaakapitu" style:family="text">
      <style:text-properties fo:background-color="#80FFFF"/>
    </style:style>
    <style:style style:name="P5084" style:parent-style-name="Normalny" style:family="paragraph">
      <style:paragraph-properties fo:text-align="justify" fo:line-height="150%" fo:text-indent="0.2479in"/>
    </style:style>
    <style:style style:name="T5085" style:parent-style-name="Domyślnaczcionkaakapitu" style:family="text">
      <style:text-properties fo:background-color="#80FFFF"/>
    </style:style>
    <style:style style:name="T5086" style:parent-style-name="Domyślnaczcionkaakapitu" style:family="text">
      <style:text-properties fo:background-color="#80FFFF"/>
    </style:style>
    <style:style style:name="P5087" style:parent-style-name="Normalny" style:family="paragraph">
      <style:paragraph-properties fo:text-align="justify" fo:line-height="150%" fo:text-indent="0.2479in"/>
    </style:style>
    <style:style style:name="P5088" style:parent-style-name="Normalny" style:family="paragraph">
      <style:paragraph-properties fo:text-align="justify" fo:line-height="150%"/>
    </style:style>
    <style:style style:name="T5089" style:parent-style-name="Domyślnaczcionkaakapitu" style:family="text">
      <style:text-properties fo:background-color="#80FFFF" style:text-underline-type="single" style:text-underline-style="solid" style:text-underline-width="auto" style:text-underline-mode="continuous"/>
    </style:style>
    <style:style style:name="T5090" style:parent-style-name="Domyślnaczcionkaakapitu" style:family="text">
      <style:text-properties style:text-underline-type="single" style:text-underline-style="solid" style:text-underline-width="auto" style:text-underline-mode="continuous"/>
    </style:style>
    <style:style style:name="T5091" style:parent-style-name="Domyślnaczcionkaakapitu" style:family="text">
      <style:text-properties fo:background-color="#80FFFF" style:text-underline-type="single" style:text-underline-style="solid" style:text-underline-width="auto" style:text-underline-mode="continuous"/>
    </style:style>
    <style:style style:name="T5092" style:parent-style-name="Domyślnaczcionkaakapitu" style:family="text">
      <style:text-properties style:text-underline-type="single" style:text-underline-style="solid" style:text-underline-width="auto" style:text-underline-mode="continuous"/>
    </style:style>
    <style:style style:name="T5093" style:parent-style-name="Domyślnaczcionkaakapitu" style:family="text">
      <style:text-properties fo:background-color="#80FFFF" style:text-underline-type="single" style:text-underline-style="solid" style:text-underline-width="auto" style:text-underline-mode="continuous"/>
    </style:style>
    <style:style style:name="T5094" style:parent-style-name="Domyślnaczcionkaakapitu" style:family="text">
      <style:text-properties style:text-underline-type="single" style:text-underline-style="solid" style:text-underline-width="auto" style:text-underline-mode="continuous"/>
    </style:style>
    <style:style style:name="T5095" style:parent-style-name="Domyślnaczcionkaakapitu" style:family="text">
      <style:text-properties fo:background-color="#80FFFF" style:text-underline-type="single" style:text-underline-style="solid" style:text-underline-width="auto" style:text-underline-mode="continuous"/>
    </style:style>
    <style:style style:name="T5096" style:parent-style-name="Domyślnaczcionkaakapitu" style:family="text">
      <style:text-properties style:text-underline-type="single" style:text-underline-style="solid" style:text-underline-width="auto" style:text-underline-mode="continuous"/>
    </style:style>
    <style:style style:name="T5097" style:parent-style-name="Domyślnaczcionkaakapitu" style:family="text">
      <style:text-properties fo:background-color="#80FFFF" style:text-underline-type="single" style:text-underline-style="solid" style:text-underline-width="auto" style:text-underline-mode="continuous"/>
    </style:style>
    <style:style style:name="P5098" style:parent-style-name="Normalny" style:family="paragraph">
      <style:paragraph-properties fo:text-align="justify" fo:line-height="150%" fo:text-indent="0.2479in"/>
    </style:style>
    <style:style style:name="P5099" style:parent-style-name="Normalny" style:family="paragraph">
      <style:paragraph-properties fo:text-align="justify" fo:line-height="150%"/>
    </style:style>
    <style:style style:name="T5100" style:parent-style-name="Domyślnaczcionkaakapitu" style:family="text">
      <style:text-properties fo:background-color="#80FFFF" style:text-underline-type="single" style:text-underline-style="solid" style:text-underline-width="auto" style:text-underline-mode="continuous"/>
    </style:style>
    <style:style style:name="T5101" style:parent-style-name="Domyślnaczcionkaakapitu" style:family="text">
      <style:text-properties style:text-underline-type="single" style:text-underline-style="solid" style:text-underline-width="auto" style:text-underline-mode="continuous"/>
    </style:style>
    <style:style style:name="T5102" style:parent-style-name="Domyślnaczcionkaakapitu" style:family="text">
      <style:text-properties fo:background-color="#80FFFF" style:text-underline-type="single" style:text-underline-style="solid" style:text-underline-width="auto" style:text-underline-mode="continuous"/>
    </style:style>
    <style:style style:name="T5103" style:parent-style-name="Domyślnaczcionkaakapitu" style:family="text">
      <style:text-properties style:text-underline-type="single" style:text-underline-style="solid" style:text-underline-width="auto" style:text-underline-mode="continuous"/>
    </style:style>
    <style:style style:name="T5104" style:parent-style-name="Domyślnaczcionkaakapitu" style:family="text">
      <style:text-properties fo:background-color="#80FFFF" style:text-underline-type="single" style:text-underline-style="solid" style:text-underline-width="auto" style:text-underline-mode="continuous"/>
    </style:style>
    <style:style style:name="T5105" style:parent-style-name="Domyślnaczcionkaakapitu" style:family="text">
      <style:text-properties style:text-underline-type="single" style:text-underline-style="solid" style:text-underline-width="auto" style:text-underline-mode="continuous"/>
    </style:style>
    <style:style style:name="P5106" style:parent-style-name="Normalny" style:family="paragraph">
      <style:paragraph-properties fo:text-align="justify" fo:line-height="150%" fo:text-indent="0.2479in"/>
    </style:style>
    <style:style style:name="T5107" style:parent-style-name="Domyślnaczcionkaakapitu" style:family="text">
      <style:text-properties fo:background-color="#80FFFF"/>
    </style:style>
    <style:style style:name="P5108" style:parent-style-name="Normalny" style:family="paragraph">
      <style:paragraph-properties fo:text-align="justify" fo:line-height="150%" fo:text-indent="0.2479in"/>
    </style:style>
    <style:style style:name="T5109" style:parent-style-name="Domyślnaczcionkaakapitu" style:family="text">
      <style:text-properties fo:background-color="#80FFFF"/>
    </style:style>
    <style:style style:name="T5110" style:parent-style-name="Domyślnaczcionkaakapitu" style:family="text">
      <style:text-properties fo:background-color="#80FFFF"/>
    </style:style>
    <style:style style:name="P5111" style:parent-style-name="Normalny" style:family="paragraph">
      <style:paragraph-properties fo:text-align="justify" fo:line-height="150%" fo:text-indent="0.2479in"/>
    </style:style>
    <style:style style:name="P5112" style:parent-style-name="Normalny" style:family="paragraph">
      <style:paragraph-properties fo:text-align="justify" fo:line-height="150%" fo:text-indent="0.2479in"/>
    </style:style>
    <style:style style:name="P5113" style:parent-style-name="Normalny" style:family="paragraph">
      <style:paragraph-properties fo:text-align="justify" fo:line-height="150%"/>
    </style:style>
    <style:style style:name="T5114" style:parent-style-name="Domyślnaczcionkaakapitu" style:family="text">
      <style:text-properties style:text-underline-type="single" style:text-underline-style="solid" style:text-underline-width="auto" style:text-underline-mode="continuous"/>
    </style:style>
    <style:style style:name="T5115" style:parent-style-name="Domyślnaczcionkaakapitu" style:family="text">
      <style:text-properties fo:background-color="#80FFFF" style:text-underline-type="single" style:text-underline-style="solid" style:text-underline-width="auto" style:text-underline-mode="continuous"/>
    </style:style>
    <style:style style:name="T5116" style:parent-style-name="Domyślnaczcionkaakapitu" style:family="text">
      <style:text-properties style:text-underline-type="single" style:text-underline-style="solid" style:text-underline-width="auto" style:text-underline-mode="continuous"/>
    </style:style>
    <style:style style:name="T5117" style:parent-style-name="Domyślnaczcionkaakapitu" style:family="text">
      <style:text-properties fo:background-color="#80FFFF" style:text-underline-type="single" style:text-underline-style="solid" style:text-underline-width="auto" style:text-underline-mode="continuous"/>
    </style:style>
    <style:style style:name="T5118" style:parent-style-name="Domyślnaczcionkaakapitu" style:family="text">
      <style:text-properties style:text-underline-type="single" style:text-underline-style="solid" style:text-underline-width="auto" style:text-underline-mode="continuous"/>
    </style:style>
    <style:style style:name="P5119" style:parent-style-name="Normalny" style:family="paragraph">
      <style:paragraph-properties fo:text-align="justify" fo:line-height="150%" fo:text-indent="0.2479in"/>
    </style:style>
    <style:style style:name="T5120" style:parent-style-name="Domyślnaczcionkaakapitu" style:family="text">
      <style:text-properties fo:background-color="#80FFFF"/>
    </style:style>
    <style:style style:name="T5121" style:parent-style-name="Domyślnaczcionkaakapitu" style:family="text">
      <style:text-properties fo:background-color="#80FFFF"/>
    </style:style>
    <style:style style:name="T5122" style:parent-style-name="Domyślnaczcionkaakapitu" style:family="text">
      <style:text-properties fo:background-color="#80FFFF"/>
    </style:style>
    <style:style style:name="T5123" style:parent-style-name="Domyślnaczcionkaakapitu" style:family="text">
      <style:text-properties fo:background-color="#80FFFF"/>
    </style:style>
    <style:style style:name="T5124" style:parent-style-name="Domyślnaczcionkaakapitu" style:family="text">
      <style:text-properties fo:background-color="#80FFFF"/>
    </style:style>
    <style:style style:name="T5125" style:parent-style-name="Domyślnaczcionkaakapitu" style:family="text">
      <style:text-properties fo:background-color="#80FFFF"/>
    </style:style>
    <style:style style:name="T5126" style:parent-style-name="Domyślnaczcionkaakapitu" style:family="text">
      <style:text-properties fo:background-color="#80FFFF"/>
    </style:style>
    <style:style style:name="T5127" style:parent-style-name="Domyślnaczcionkaakapitu" style:family="text">
      <style:text-properties fo:background-color="#80FFFF"/>
    </style:style>
    <style:style style:name="P5128" style:parent-style-name="Normalny" style:family="paragraph">
      <style:paragraph-properties fo:text-align="justify" fo:line-height="150%"/>
    </style:style>
    <style:style style:name="T5129" style:parent-style-name="Domyślnaczcionkaakapitu" style:family="text">
      <style:text-properties style:text-underline-type="single" style:text-underline-style="solid" style:text-underline-width="auto" style:text-underline-mode="continuous"/>
    </style:style>
    <style:style style:name="T5130" style:parent-style-name="Domyślnaczcionkaakapitu" style:family="text">
      <style:text-properties fo:background-color="#80FFFF" style:text-underline-type="single" style:text-underline-style="solid" style:text-underline-width="auto" style:text-underline-mode="continuous"/>
    </style:style>
    <style:style style:name="T5131" style:parent-style-name="Domyślnaczcionkaakapitu" style:family="text">
      <style:text-properties style:text-underline-type="single" style:text-underline-style="solid" style:text-underline-width="auto" style:text-underline-mode="continuous"/>
    </style:style>
    <style:style style:name="P5132" style:parent-style-name="Normalny" style:family="paragraph">
      <style:paragraph-properties fo:text-align="justify" fo:line-height="150%" fo:text-indent="0.2479in"/>
    </style:style>
    <style:style style:name="T5133" style:parent-style-name="Domyślnaczcionkaakapitu" style:family="text">
      <style:text-properties fo:background-color="#80FFFF"/>
    </style:style>
    <style:style style:name="P5134" style:parent-style-name="Normalny" style:family="paragraph">
      <style:paragraph-properties fo:text-align="justify" fo:line-height="150%"/>
    </style:style>
    <style:style style:name="T5135" style:parent-style-name="Domyślnaczcionkaakapitu" style:family="text">
      <style:text-properties fo:background-color="#80FFFF" style:text-underline-type="single" style:text-underline-style="solid" style:text-underline-width="auto" style:text-underline-mode="continuous"/>
    </style:style>
    <style:style style:name="T5136" style:parent-style-name="Domyślnaczcionkaakapitu" style:family="text">
      <style:text-properties style:text-underline-type="single" style:text-underline-style="solid" style:text-underline-width="auto" style:text-underline-mode="continuous"/>
    </style:style>
    <style:style style:name="T5137" style:parent-style-name="Domyślnaczcionkaakapitu" style:family="text">
      <style:text-properties fo:background-color="#80FFFF" style:text-underline-type="single" style:text-underline-style="solid" style:text-underline-width="auto" style:text-underline-mode="continuous"/>
    </style:style>
    <style:style style:name="T5138" style:parent-style-name="Domyślnaczcionkaakapitu" style:family="text">
      <style:text-properties style:text-underline-type="single" style:text-underline-style="solid" style:text-underline-width="auto" style:text-underline-mode="continuous"/>
    </style:style>
    <style:style style:name="T5139" style:parent-style-name="Domyślnaczcionkaakapitu" style:family="text">
      <style:text-properties fo:background-color="#80FFFF" style:text-underline-type="single" style:text-underline-style="solid" style:text-underline-width="auto" style:text-underline-mode="continuous"/>
    </style:style>
    <style:style style:name="P5140" style:parent-style-name="Normalny" style:family="paragraph">
      <style:paragraph-properties fo:text-align="justify" fo:line-height="150%" fo:text-indent="0.2479in"/>
    </style:style>
    <style:style style:name="P5141" style:parent-style-name="Normalny" style:family="paragraph">
      <style:paragraph-properties fo:text-align="justify" fo:line-height="150%"/>
    </style:style>
    <style:style style:name="T5142" style:parent-style-name="Domyślnaczcionkaakapitu" style:family="text">
      <style:text-properties fo:background-color="#80FFFF" style:text-underline-type="single" style:text-underline-style="solid" style:text-underline-width="auto" style:text-underline-mode="continuous"/>
    </style:style>
    <style:style style:name="T5143" style:parent-style-name="Domyślnaczcionkaakapitu" style:family="text">
      <style:text-properties style:text-underline-type="single" style:text-underline-style="solid" style:text-underline-width="auto" style:text-underline-mode="continuous"/>
    </style:style>
    <style:style style:name="T5144" style:parent-style-name="Domyślnaczcionkaakapitu" style:family="text">
      <style:text-properties fo:background-color="#80FFFF" style:text-underline-type="single" style:text-underline-style="solid" style:text-underline-width="auto" style:text-underline-mode="continuous"/>
    </style:style>
    <style:style style:name="T5145" style:parent-style-name="Domyślnaczcionkaakapitu" style:family="text">
      <style:text-properties style:text-underline-type="single" style:text-underline-style="solid" style:text-underline-width="auto" style:text-underline-mode="continuous"/>
    </style:style>
    <style:style style:name="T5146" style:parent-style-name="Domyślnaczcionkaakapitu" style:family="text">
      <style:text-properties fo:background-color="#80FFFF" style:text-underline-type="single" style:text-underline-style="solid" style:text-underline-width="auto" style:text-underline-mode="continuous"/>
    </style:style>
    <style:style style:name="T5147" style:parent-style-name="Domyślnaczcionkaakapitu" style:family="text">
      <style:text-properties style:text-underline-type="single" style:text-underline-style="solid" style:text-underline-width="auto" style:text-underline-mode="continuous"/>
    </style:style>
    <style:style style:name="T5148" style:parent-style-name="Domyślnaczcionkaakapitu" style:family="text">
      <style:text-properties fo:background-color="#80FFFF" style:text-underline-type="single" style:text-underline-style="solid" style:text-underline-width="auto" style:text-underline-mode="continuous"/>
    </style:style>
    <style:style style:name="T5149" style:parent-style-name="Domyślnaczcionkaakapitu" style:family="text">
      <style:text-properties style:text-underline-type="single" style:text-underline-style="solid" style:text-underline-width="auto" style:text-underline-mode="continuous"/>
    </style:style>
    <style:style style:name="T5150" style:parent-style-name="Domyślnaczcionkaakapitu" style:family="text">
      <style:text-properties fo:background-color="#80FFFF" style:text-underline-type="single" style:text-underline-style="solid" style:text-underline-width="auto" style:text-underline-mode="continuous"/>
    </style:style>
    <style:style style:name="T5151" style:parent-style-name="Domyślnaczcionkaakapitu" style:family="text">
      <style:text-properties style:text-underline-type="single" style:text-underline-style="solid" style:text-underline-width="auto" style:text-underline-mode="continuous"/>
    </style:style>
    <style:style style:name="T5152" style:parent-style-name="Domyślnaczcionkaakapitu" style:family="text">
      <style:text-properties fo:background-color="#80FFFF" style:text-underline-type="single" style:text-underline-style="solid" style:text-underline-width="auto" style:text-underline-mode="continuous"/>
    </style:style>
    <style:style style:name="P5153" style:parent-style-name="Normalny" style:family="paragraph">
      <style:paragraph-properties fo:text-align="justify" fo:line-height="150%" fo:text-indent="0.2479in"/>
    </style:style>
    <style:style style:name="P5154" style:parent-style-name="Normalny" style:family="paragraph">
      <style:paragraph-properties fo:text-align="justify" fo:line-height="150%"/>
    </style:style>
    <style:style style:name="T5155" style:parent-style-name="Domyślnaczcionkaakapitu" style:family="text">
      <style:text-properties fo:background-color="#80FFFF" style:text-underline-type="single" style:text-underline-style="solid" style:text-underline-width="auto" style:text-underline-mode="continuous"/>
    </style:style>
    <style:style style:name="T5156" style:parent-style-name="Domyślnaczcionkaakapitu" style:family="text">
      <style:text-properties style:text-underline-type="single" style:text-underline-style="solid" style:text-underline-width="auto" style:text-underline-mode="continuous"/>
    </style:style>
    <style:style style:name="T5157" style:parent-style-name="Domyślnaczcionkaakapitu" style:family="text">
      <style:text-properties fo:background-color="#80FFFF" style:text-underline-type="single" style:text-underline-style="solid" style:text-underline-width="auto" style:text-underline-mode="continuous"/>
    </style:style>
    <style:style style:name="T5158" style:parent-style-name="Domyślnaczcionkaakapitu" style:family="text">
      <style:text-properties style:text-underline-type="single" style:text-underline-style="solid" style:text-underline-width="auto" style:text-underline-mode="continuous"/>
    </style:style>
    <style:style style:name="T5159" style:parent-style-name="Domyślnaczcionkaakapitu" style:family="text">
      <style:text-properties fo:background-color="#80FFFF" style:text-underline-type="single" style:text-underline-style="solid" style:text-underline-width="auto" style:text-underline-mode="continuous"/>
    </style:style>
    <style:style style:name="T5160" style:parent-style-name="Domyślnaczcionkaakapitu" style:family="text">
      <style:text-properties style:text-underline-type="single" style:text-underline-style="solid" style:text-underline-width="auto" style:text-underline-mode="continuous"/>
    </style:style>
    <style:style style:name="P5161" style:parent-style-name="Normalny" style:family="paragraph">
      <style:paragraph-properties fo:text-align="justify" fo:line-height="150%" fo:text-indent="0.2479in"/>
    </style:style>
    <style:style style:name="T5162" style:parent-style-name="Domyślnaczcionkaakapitu" style:family="text">
      <style:text-properties fo:background-color="#80FFFF"/>
    </style:style>
    <style:style style:name="T5163" style:parent-style-name="Domyślnaczcionkaakapitu" style:family="text">
      <style:text-properties fo:background-color="#80FFFF"/>
    </style:style>
    <style:style style:name="T5164" style:parent-style-name="Domyślnaczcionkaakapitu" style:family="text">
      <style:text-properties fo:background-color="#80FFFF"/>
    </style:style>
    <style:style style:name="T5165" style:parent-style-name="Domyślnaczcionkaakapitu" style:family="text">
      <style:text-properties fo:background-color="#80FFFF"/>
    </style:style>
    <style:style style:name="T5166" style:parent-style-name="Domyślnaczcionkaakapitu" style:family="text">
      <style:text-properties fo:background-color="#80FFFF"/>
    </style:style>
    <style:style style:name="T5167" style:parent-style-name="Domyślnaczcionkaakapitu" style:family="text">
      <style:text-properties fo:background-color="#80FFFF"/>
    </style:style>
    <style:style style:name="T5168" style:parent-style-name="Domyślnaczcionkaakapitu" style:family="text">
      <style:text-properties fo:background-color="#80FFFF"/>
    </style:style>
    <style:style style:name="T5169" style:parent-style-name="Domyślnaczcionkaakapitu" style:family="text">
      <style:text-properties fo:background-color="#80FFFF"/>
    </style:style>
    <style:style style:name="P5170" style:parent-style-name="Normalny" style:family="paragraph">
      <style:paragraph-properties fo:text-align="justify" fo:line-height="150%" fo:text-indent="0.2479in"/>
    </style:style>
    <style:style style:name="T5171" style:parent-style-name="Domyślnaczcionkaakapitu" style:family="text">
      <style:text-properties fo:background-color="#80FFFF"/>
    </style:style>
    <style:style style:name="P5172" style:parent-style-name="Normalny" style:family="paragraph">
      <style:paragraph-properties fo:text-align="justify" fo:line-height="150%"/>
    </style:style>
    <style:style style:name="T5173" style:parent-style-name="Domyślnaczcionkaakapitu" style:family="text">
      <style:text-properties fo:background-color="#80FFFF" style:text-underline-type="single" style:text-underline-style="solid" style:text-underline-width="auto" style:text-underline-mode="continuous"/>
    </style:style>
    <style:style style:name="T5174" style:parent-style-name="Domyślnaczcionkaakapitu" style:family="text">
      <style:text-properties style:text-underline-type="single" style:text-underline-style="solid" style:text-underline-width="auto" style:text-underline-mode="continuous"/>
    </style:style>
    <style:style style:name="T5175" style:parent-style-name="Domyślnaczcionkaakapitu" style:family="text">
      <style:text-properties fo:background-color="#80FFFF" style:text-underline-type="single" style:text-underline-style="solid" style:text-underline-width="auto" style:text-underline-mode="continuous"/>
    </style:style>
    <style:style style:name="P5176" style:parent-style-name="Normalny" style:family="paragraph">
      <style:paragraph-properties fo:text-align="justify" fo:line-height="150%" fo:text-indent="0.2479in"/>
    </style:style>
    <style:style style:name="P5177" style:parent-style-name="Normalny" style:family="paragraph">
      <style:paragraph-properties fo:text-align="justify" fo:line-height="150%"/>
    </style:style>
    <style:style style:name="T5178" style:parent-style-name="Domyślnaczcionkaakapitu" style:family="text">
      <style:text-properties fo:background-color="#80FFFF" style:text-underline-type="single" style:text-underline-style="solid" style:text-underline-width="auto" style:text-underline-mode="continuous"/>
    </style:style>
    <style:style style:name="T5179" style:parent-style-name="Domyślnaczcionkaakapitu" style:family="text">
      <style:text-properties style:text-underline-type="single" style:text-underline-style="solid" style:text-underline-width="auto" style:text-underline-mode="continuous"/>
    </style:style>
    <style:style style:name="T5180" style:parent-style-name="Domyślnaczcionkaakapitu" style:family="text">
      <style:text-properties fo:background-color="#80FFFF" style:text-underline-type="single" style:text-underline-style="solid" style:text-underline-width="auto" style:text-underline-mode="continuous"/>
    </style:style>
    <style:style style:name="T5181" style:parent-style-name="Domyślnaczcionkaakapitu" style:family="text">
      <style:text-properties style:text-underline-type="single" style:text-underline-style="solid" style:text-underline-width="auto" style:text-underline-mode="continuous"/>
    </style:style>
    <style:style style:name="T5182" style:parent-style-name="Domyślnaczcionkaakapitu" style:family="text">
      <style:text-properties fo:background-color="#80FFFF" style:text-underline-type="single" style:text-underline-style="solid" style:text-underline-width="auto" style:text-underline-mode="continuous"/>
    </style:style>
    <style:style style:name="T5183" style:parent-style-name="Domyślnaczcionkaakapitu" style:family="text">
      <style:text-properties style:text-underline-type="single" style:text-underline-style="solid" style:text-underline-width="auto" style:text-underline-mode="continuous"/>
    </style:style>
    <style:style style:name="T5184" style:parent-style-name="Domyślnaczcionkaakapitu" style:family="text">
      <style:text-properties fo:background-color="#80FFFF" style:text-underline-type="single" style:text-underline-style="solid" style:text-underline-width="auto" style:text-underline-mode="continuous"/>
    </style:style>
    <style:style style:name="T5185" style:parent-style-name="Domyślnaczcionkaakapitu" style:family="text">
      <style:text-properties style:text-underline-type="single" style:text-underline-style="solid" style:text-underline-width="auto" style:text-underline-mode="continuous"/>
    </style:style>
    <style:style style:name="T5186" style:parent-style-name="Domyślnaczcionkaakapitu" style:family="text">
      <style:text-properties fo:background-color="#80FFFF" style:text-underline-type="single" style:text-underline-style="solid" style:text-underline-width="auto" style:text-underline-mode="continuous"/>
    </style:style>
    <style:style style:name="P5187" style:parent-style-name="Normalny" style:family="paragraph">
      <style:paragraph-properties fo:text-align="justify" fo:line-height="150%" fo:text-indent="0.2479in"/>
    </style:style>
    <style:style style:name="P5188" style:parent-style-name="Normalny" style:family="paragraph">
      <style:paragraph-properties fo:text-align="justify" fo:line-height="150%">
        <style:tab-stops>
          <style:tab-stop style:type="left" style:position="1.859in"/>
        </style:tab-stops>
      </style:paragraph-properties>
    </style:style>
    <style:style style:name="T5189" style:parent-style-name="Domyślnaczcionkaakapitu" style:family="text">
      <style:text-properties fo:background-color="#80FFFF" style:text-underline-type="single" style:text-underline-style="solid" style:text-underline-width="auto" style:text-underline-mode="continuous"/>
    </style:style>
    <style:style style:name="T5190" style:parent-style-name="Domyślnaczcionkaakapitu" style:family="text">
      <style:text-properties style:text-underline-type="single" style:text-underline-style="solid" style:text-underline-width="auto" style:text-underline-mode="continuous"/>
    </style:style>
    <style:style style:name="T5191" style:parent-style-name="Domyślnaczcionkaakapitu" style:family="text">
      <style:text-properties fo:background-color="#80FFFF" style:text-underline-type="single" style:text-underline-style="solid" style:text-underline-width="auto" style:text-underline-mode="continuous"/>
    </style:style>
    <style:style style:name="T5192" style:parent-style-name="Domyślnaczcionkaakapitu" style:family="text">
      <style:text-properties style:text-underline-type="single" style:text-underline-style="solid" style:text-underline-width="auto" style:text-underline-mode="continuous"/>
    </style:style>
    <style:style style:name="T5193" style:parent-style-name="Domyślnaczcionkaakapitu" style:family="text">
      <style:text-properties fo:background-color="#80FFFF" style:text-underline-type="single" style:text-underline-style="solid" style:text-underline-width="auto" style:text-underline-mode="continuous"/>
    </style:style>
    <style:style style:name="T5194" style:parent-style-name="Domyślnaczcionkaakapitu" style:family="text">
      <style:text-properties style:text-underline-type="single" style:text-underline-style="solid" style:text-underline-width="auto" style:text-underline-mode="continuous"/>
    </style:style>
    <style:style style:name="T5195" style:parent-style-name="Domyślnaczcionkaakapitu" style:family="text">
      <style:text-properties fo:background-color="#80FFFF" style:text-underline-type="single" style:text-underline-style="solid" style:text-underline-width="auto" style:text-underline-mode="continuous"/>
    </style:style>
    <style:style style:name="P5196" style:parent-style-name="Normalny" style:family="paragraph">
      <style:paragraph-properties fo:text-align="justify" fo:line-height="150%" fo:text-indent="0.2479in">
        <style:tab-stops>
          <style:tab-stop style:type="left" style:position="1.859in"/>
        </style:tab-stops>
      </style:paragraph-properties>
    </style:style>
    <style:style style:name="T5197" style:parent-style-name="Domyślnaczcionkaakapitu" style:family="text">
      <style:text-properties fo:background-color="#80FFFF"/>
    </style:style>
    <style:style style:name="T5198" style:parent-style-name="Domyślnaczcionkaakapitu" style:family="text">
      <style:text-properties fo:background-color="#80FFFF"/>
    </style:style>
    <style:style style:name="T5199" style:parent-style-name="Domyślnaczcionkaakapitu" style:family="text">
      <style:text-properties fo:background-color="#80FFFF"/>
    </style:style>
    <style:style style:name="T5200" style:parent-style-name="Domyślnaczcionkaakapitu" style:family="text">
      <style:text-properties fo:background-color="#80FFFF"/>
    </style:style>
    <style:style style:name="T5201" style:parent-style-name="Domyślnaczcionkaakapitu" style:family="text">
      <style:text-properties fo:background-color="#80FFFF"/>
    </style:style>
    <style:style style:name="P5202" style:parent-style-name="Normalny" style:family="paragraph">
      <style:paragraph-properties fo:text-align="justify" fo:line-height="150%" fo:text-indent="0.2479in"/>
    </style:style>
    <style:style style:name="T5203" style:parent-style-name="Domyślnaczcionkaakapitu" style:family="text">
      <style:text-properties fo:background-color="#80FFFF"/>
    </style:style>
    <style:style style:name="T5204" style:parent-style-name="Domyślnaczcionkaakapitu" style:family="text">
      <style:text-properties fo:background-color="#80FFFF"/>
    </style:style>
    <style:style style:name="P5205" style:parent-style-name="Normalny" style:family="paragraph">
      <style:paragraph-properties fo:text-align="justify" fo:line-height="150%"/>
    </style:style>
    <style:style style:name="T5206" style:parent-style-name="Domyślnaczcionkaakapitu" style:family="text">
      <style:text-properties fo:background-color="#80FFFF" style:text-underline-type="single" style:text-underline-style="solid" style:text-underline-width="auto" style:text-underline-mode="continuous"/>
    </style:style>
    <style:style style:name="T5207" style:parent-style-name="Domyślnaczcionkaakapitu" style:family="text">
      <style:text-properties style:text-underline-type="single" style:text-underline-style="solid" style:text-underline-width="auto" style:text-underline-mode="continuous"/>
    </style:style>
    <style:style style:name="T5208" style:parent-style-name="Domyślnaczcionkaakapitu" style:family="text">
      <style:text-properties fo:background-color="#80FFFF" style:text-underline-type="single" style:text-underline-style="solid" style:text-underline-width="auto" style:text-underline-mode="continuous"/>
    </style:style>
    <style:style style:name="T5209" style:parent-style-name="Domyślnaczcionkaakapitu" style:family="text">
      <style:text-properties style:text-underline-type="single" style:text-underline-style="solid" style:text-underline-width="auto" style:text-underline-mode="continuous"/>
    </style:style>
    <style:style style:name="T5210" style:parent-style-name="Domyślnaczcionkaakapitu" style:family="text">
      <style:text-properties fo:background-color="#80FFFF" style:text-underline-type="single" style:text-underline-style="solid" style:text-underline-width="auto" style:text-underline-mode="continuous"/>
    </style:style>
    <style:style style:name="T5211" style:parent-style-name="Domyślnaczcionkaakapitu" style:family="text">
      <style:text-properties style:text-underline-type="single" style:text-underline-style="solid" style:text-underline-width="auto" style:text-underline-mode="continuous"/>
    </style:style>
    <style:style style:name="T5212" style:parent-style-name="Domyślnaczcionkaakapitu" style:family="text">
      <style:text-properties fo:background-color="#80FFFF" style:text-underline-type="single" style:text-underline-style="solid" style:text-underline-width="auto" style:text-underline-mode="continuous"/>
    </style:style>
    <style:style style:name="T5213" style:parent-style-name="Domyślnaczcionkaakapitu" style:family="text">
      <style:text-properties style:text-underline-type="single" style:text-underline-style="solid" style:text-underline-width="auto" style:text-underline-mode="continuous"/>
    </style:style>
    <style:style style:name="T5214" style:parent-style-name="Domyślnaczcionkaakapitu" style:family="text">
      <style:text-properties fo:background-color="#80FFFF" style:text-underline-type="single" style:text-underline-style="solid" style:text-underline-width="auto" style:text-underline-mode="continuous"/>
    </style:style>
    <style:style style:name="P5215" style:parent-style-name="Normalny" style:family="paragraph">
      <style:paragraph-properties fo:text-align="justify" fo:line-height="150%" fo:text-indent="0.2479in"/>
    </style:style>
    <style:style style:name="T5216" style:parent-style-name="Domyślnaczcionkaakapitu" style:family="text">
      <style:text-properties fo:background-color="#80FFFF"/>
    </style:style>
    <style:style style:name="T5217" style:parent-style-name="Domyślnaczcionkaakapitu" style:family="text">
      <style:text-properties fo:background-color="#80FFFF"/>
    </style:style>
    <style:style style:name="T5218" style:parent-style-name="Domyślnaczcionkaakapitu" style:family="text">
      <style:text-properties fo:background-color="#80FFFF"/>
    </style:style>
    <style:style style:name="P5219" style:parent-style-name="Normalny" style:family="paragraph">
      <style:paragraph-properties fo:text-align="justify" fo:line-height="150%"/>
    </style:style>
    <style:style style:name="T5220" style:parent-style-name="Domyślnaczcionkaakapitu" style:family="text">
      <style:text-properties style:text-underline-type="single" style:text-underline-style="solid" style:text-underline-width="auto" style:text-underline-mode="continuous"/>
    </style:style>
    <style:style style:name="P5221" style:parent-style-name="Normalny" style:family="paragraph">
      <style:paragraph-properties fo:text-align="justify" fo:line-height="150%" fo:text-indent="0.2479in"/>
    </style:style>
    <style:style style:name="T5222" style:parent-style-name="Domyślnaczcionkaakapitu" style:family="text">
      <style:text-properties fo:background-color="#80FFFF"/>
    </style:style>
    <style:style style:name="T5223" style:parent-style-name="Domyślnaczcionkaakapitu" style:family="text">
      <style:text-properties fo:background-color="#80FFFF"/>
    </style:style>
    <style:style style:name="T5224" style:parent-style-name="Domyślnaczcionkaakapitu" style:family="text">
      <style:text-properties fo:background-color="#80FFFF"/>
    </style:style>
    <style:style style:name="T5225" style:parent-style-name="Domyślnaczcionkaakapitu" style:family="text">
      <style:text-properties fo:background-color="#80FFFF"/>
    </style:style>
    <style:style style:name="T5226" style:parent-style-name="Domyślnaczcionkaakapitu" style:family="text">
      <style:text-properties fo:background-color="#80FFFF"/>
    </style:style>
    <style:style style:name="T5227" style:parent-style-name="Domyślnaczcionkaakapitu" style:family="text">
      <style:text-properties fo:background-color="#80FFFF"/>
    </style:style>
    <style:style style:name="T5228" style:parent-style-name="Domyślnaczcionkaakapitu" style:family="text">
      <style:text-properties fo:background-color="#80FFFF"/>
    </style:style>
    <style:style style:name="T5229" style:parent-style-name="Domyślnaczcionkaakapitu" style:family="text">
      <style:text-properties fo:background-color="#80FFFF"/>
    </style:style>
    <style:style style:name="T5230" style:parent-style-name="Domyślnaczcionkaakapitu" style:family="text">
      <style:text-properties fo:background-color="#80FFFF"/>
    </style:style>
    <style:style style:name="T5231" style:parent-style-name="Domyślnaczcionkaakapitu" style:family="text">
      <style:text-properties fo:background-color="#80FFFF"/>
    </style:style>
    <style:style style:name="T5232" style:parent-style-name="Domyślnaczcionkaakapitu" style:family="text">
      <style:text-properties fo:background-color="#80FFFF"/>
    </style:style>
    <style:style style:name="T5233" style:parent-style-name="Domyślnaczcionkaakapitu" style:family="text">
      <style:text-properties fo:background-color="#80FFFF"/>
    </style:style>
    <style:style style:name="P5234" style:parent-style-name="Normalny" style:family="paragraph">
      <style:paragraph-properties fo:text-align="justify" fo:line-height="150%" fo:text-indent="0.2479in"/>
    </style:style>
    <style:style style:name="T5235" style:parent-style-name="Domyślnaczcionkaakapitu" style:family="text">
      <style:text-properties fo:background-color="#80FFFF"/>
    </style:style>
    <style:style style:name="T5236" style:parent-style-name="Domyślnaczcionkaakapitu" style:family="text">
      <style:text-properties fo:background-color="#80FFFF"/>
    </style:style>
    <style:style style:name="T5237" style:parent-style-name="Domyślnaczcionkaakapitu" style:family="text">
      <style:text-properties fo:background-color="#80FFFF"/>
    </style:style>
    <style:style style:name="T5238" style:parent-style-name="Domyślnaczcionkaakapitu" style:family="text">
      <style:text-properties fo:background-color="#80FFFF"/>
    </style:style>
    <style:style style:name="T5239" style:parent-style-name="Domyślnaczcionkaakapitu" style:family="text">
      <style:text-properties fo:background-color="#80FFFF"/>
    </style:style>
    <style:style style:name="P5240" style:parent-style-name="Normalny" style:family="paragraph">
      <style:paragraph-properties fo:text-align="justify" fo:line-height="150%" fo:text-indent="0.2479in"/>
    </style:style>
    <style:style style:name="T5241" style:parent-style-name="Domyślnaczcionkaakapitu" style:family="text">
      <style:text-properties fo:background-color="#80FFFF"/>
    </style:style>
    <style:style style:name="P5242" style:parent-style-name="Normalny" style:family="paragraph">
      <style:paragraph-properties fo:text-align="justify" fo:line-height="150%" fo:text-indent="0.2479in"/>
    </style:style>
    <style:style style:name="T5243" style:parent-style-name="Domyślnaczcionkaakapitu" style:family="text">
      <style:text-properties fo:background-color="#80FFFF"/>
    </style:style>
    <style:style style:name="P5244" style:parent-style-name="Normalny" style:family="paragraph">
      <style:paragraph-properties fo:text-align="justify" fo:line-height="150%"/>
    </style:style>
    <style:style style:name="T5245" style:parent-style-name="Domyślnaczcionkaakapitu" style:family="text">
      <style:text-properties fo:background-color="#80FFFF" style:text-underline-type="single" style:text-underline-style="solid" style:text-underline-width="auto" style:text-underline-mode="continuous"/>
    </style:style>
    <style:style style:name="T5246" style:parent-style-name="Domyślnaczcionkaakapitu" style:family="text">
      <style:text-properties style:text-underline-type="single" style:text-underline-style="solid" style:text-underline-width="auto" style:text-underline-mode="continuous"/>
    </style:style>
    <style:style style:name="T5247" style:parent-style-name="Domyślnaczcionkaakapitu" style:family="text">
      <style:text-properties fo:background-color="#80FFFF" style:text-underline-type="single" style:text-underline-style="solid" style:text-underline-width="auto" style:text-underline-mode="continuous"/>
    </style:style>
    <style:style style:name="T5248" style:parent-style-name="Domyślnaczcionkaakapitu" style:family="text">
      <style:text-properties style:text-underline-type="single" style:text-underline-style="solid" style:text-underline-width="auto" style:text-underline-mode="continuous"/>
    </style:style>
    <style:style style:name="T5249" style:parent-style-name="Domyślnaczcionkaakapitu" style:family="text">
      <style:text-properties fo:background-color="#80FFFF" style:text-underline-type="single" style:text-underline-style="solid" style:text-underline-width="auto" style:text-underline-mode="continuous"/>
    </style:style>
    <style:style style:name="T5250" style:parent-style-name="Domyślnaczcionkaakapitu" style:family="text">
      <style:text-properties style:text-underline-type="single" style:text-underline-style="solid" style:text-underline-width="auto" style:text-underline-mode="continuous"/>
    </style:style>
    <style:style style:name="T5251" style:parent-style-name="Domyślnaczcionkaakapitu" style:family="text">
      <style:text-properties fo:background-color="#80FFFF" style:text-underline-type="single" style:text-underline-style="solid" style:text-underline-width="auto" style:text-underline-mode="continuous"/>
    </style:style>
    <style:style style:name="T5252" style:parent-style-name="Domyślnaczcionkaakapitu" style:family="text">
      <style:text-properties style:text-underline-type="single" style:text-underline-style="solid" style:text-underline-width="auto" style:text-underline-mode="continuous"/>
    </style:style>
    <style:style style:name="T5253" style:parent-style-name="Domyślnaczcionkaakapitu" style:family="text">
      <style:text-properties fo:background-color="#80FFFF" style:text-underline-type="single" style:text-underline-style="solid" style:text-underline-width="auto" style:text-underline-mode="continuous"/>
    </style:style>
    <style:style style:name="P5254" style:parent-style-name="Normalny" style:family="paragraph">
      <style:paragraph-properties fo:text-align="justify" fo:line-height="150%" fo:text-indent="0.2479in"/>
    </style:style>
    <style:style style:name="P5255" style:parent-style-name="Normalny" style:family="paragraph">
      <style:paragraph-properties fo:text-align="justify" fo:line-height="150%"/>
    </style:style>
    <style:style style:name="T5256" style:parent-style-name="Domyślnaczcionkaakapitu" style:family="text">
      <style:text-properties style:text-underline-type="single" style:text-underline-style="solid" style:text-underline-width="auto" style:text-underline-mode="continuous"/>
    </style:style>
    <style:style style:name="T5257" style:parent-style-name="Domyślnaczcionkaakapitu" style:family="text">
      <style:text-properties fo:background-color="#80FFFF" style:text-underline-type="single" style:text-underline-style="solid" style:text-underline-width="auto" style:text-underline-mode="continuous"/>
    </style:style>
    <style:style style:name="T5258" style:parent-style-name="Domyślnaczcionkaakapitu" style:family="text">
      <style:text-properties style:text-underline-type="single" style:text-underline-style="solid" style:text-underline-width="auto" style:text-underline-mode="continuous"/>
    </style:style>
    <style:style style:name="T5259" style:parent-style-name="Domyślnaczcionkaakapitu" style:family="text">
      <style:text-properties fo:background-color="#80FFFF" style:text-underline-type="single" style:text-underline-style="solid" style:text-underline-width="auto" style:text-underline-mode="continuous"/>
    </style:style>
    <style:style style:name="T5260" style:parent-style-name="Domyślnaczcionkaakapitu" style:family="text">
      <style:text-properties style:text-underline-type="single" style:text-underline-style="solid" style:text-underline-width="auto" style:text-underline-mode="continuous"/>
    </style:style>
    <style:style style:name="P5261" style:parent-style-name="Normalny" style:family="paragraph">
      <style:paragraph-properties fo:text-align="justify" fo:line-height="150%" fo:text-indent="0.2479in"/>
    </style:style>
    <style:style style:name="T5262" style:parent-style-name="Domyślnaczcionkaakapitu" style:family="text">
      <style:text-properties fo:background-color="#80FFFF"/>
    </style:style>
    <style:style style:name="T5263" style:parent-style-name="Domyślnaczcionkaakapitu" style:family="text">
      <style:text-properties fo:background-color="#80FFFF"/>
    </style:style>
    <style:style style:name="T5264" style:parent-style-name="Domyślnaczcionkaakapitu" style:family="text">
      <style:text-properties fo:background-color="#80FFFF"/>
    </style:style>
    <style:style style:name="T5265" style:parent-style-name="Domyślnaczcionkaakapitu" style:family="text">
      <style:text-properties fo:background-color="#80FFFF"/>
    </style:style>
    <style:style style:name="P5266" style:parent-style-name="Normalny" style:family="paragraph">
      <style:paragraph-properties fo:text-align="justify" fo:line-height="150%" fo:text-indent="0.2479in"/>
    </style:style>
    <style:style style:name="T5267" style:parent-style-name="Domyślnaczcionkaakapitu" style:family="text">
      <style:text-properties fo:background-color="#80FFFF"/>
    </style:style>
    <style:style style:name="T5268" style:parent-style-name="Domyślnaczcionkaakapitu" style:family="text">
      <style:text-properties fo:background-color="#80FFFF"/>
    </style:style>
    <style:style style:name="T5269" style:parent-style-name="Domyślnaczcionkaakapitu" style:family="text">
      <style:text-properties fo:background-color="#80FFFF"/>
    </style:style>
    <style:style style:name="T5270" style:parent-style-name="Domyślnaczcionkaakapitu" style:family="text">
      <style:text-properties fo:background-color="#80FFFF"/>
    </style:style>
    <style:style style:name="T5271" style:parent-style-name="Domyślnaczcionkaakapitu" style:family="text">
      <style:text-properties fo:background-color="#80FFFF"/>
    </style:style>
    <style:style style:name="T5272" style:parent-style-name="Domyślnaczcionkaakapitu" style:family="text">
      <style:text-properties fo:background-color="#80FFFF"/>
    </style:style>
    <style:style style:name="T5273" style:parent-style-name="Domyślnaczcionkaakapitu" style:family="text">
      <style:text-properties fo:background-color="#80FFFF"/>
    </style:style>
    <style:style style:name="T5274" style:parent-style-name="Domyślnaczcionkaakapitu" style:family="text">
      <style:text-properties fo:background-color="#80FFFF"/>
    </style:style>
    <style:style style:name="T5275" style:parent-style-name="Domyślnaczcionkaakapitu" style:family="text">
      <style:text-properties fo:background-color="#80FFFF"/>
    </style:style>
    <style:style style:name="P5276" style:parent-style-name="Normalny" style:family="paragraph">
      <style:paragraph-properties fo:text-align="justify" fo:line-height="150%"/>
    </style:style>
    <style:style style:name="T5277" style:parent-style-name="Domyślnaczcionkaakapitu" style:family="text">
      <style:text-properties fo:background-color="#80FFFF" style:text-underline-type="single" style:text-underline-style="solid" style:text-underline-width="auto" style:text-underline-mode="continuous"/>
    </style:style>
    <style:style style:name="T5278" style:parent-style-name="Domyślnaczcionkaakapitu" style:family="text">
      <style:text-properties style:text-underline-type="single" style:text-underline-style="solid" style:text-underline-width="auto" style:text-underline-mode="continuous"/>
    </style:style>
    <style:style style:name="T5279" style:parent-style-name="Domyślnaczcionkaakapitu" style:family="text">
      <style:text-properties fo:background-color="#80FFFF" style:text-underline-type="single" style:text-underline-style="solid" style:text-underline-width="auto" style:text-underline-mode="continuous"/>
    </style:style>
    <style:style style:name="T5280" style:parent-style-name="Domyślnaczcionkaakapitu" style:family="text">
      <style:text-properties style:text-underline-type="single" style:text-underline-style="solid" style:text-underline-width="auto" style:text-underline-mode="continuous"/>
    </style:style>
    <style:style style:name="T5281" style:parent-style-name="Domyślnaczcionkaakapitu" style:family="text">
      <style:text-properties fo:background-color="#80FFFF" style:text-underline-type="single" style:text-underline-style="solid" style:text-underline-width="auto" style:text-underline-mode="continuous"/>
    </style:style>
    <style:style style:name="T5282" style:parent-style-name="Domyślnaczcionkaakapitu" style:family="text">
      <style:text-properties style:text-underline-type="single" style:text-underline-style="solid" style:text-underline-width="auto" style:text-underline-mode="continuous"/>
    </style:style>
    <style:style style:name="T5283" style:parent-style-name="Domyślnaczcionkaakapitu" style:family="text">
      <style:text-properties fo:background-color="#80FFFF" style:text-underline-type="single" style:text-underline-style="solid" style:text-underline-width="auto" style:text-underline-mode="continuous"/>
    </style:style>
    <style:style style:name="T5284" style:parent-style-name="Domyślnaczcionkaakapitu" style:family="text">
      <style:text-properties style:text-underline-type="single" style:text-underline-style="solid" style:text-underline-width="auto" style:text-underline-mode="continuous"/>
    </style:style>
    <style:style style:name="T5285" style:parent-style-name="Domyślnaczcionkaakapitu" style:family="text">
      <style:text-properties fo:background-color="#80FFFF" style:text-underline-type="single" style:text-underline-style="solid" style:text-underline-width="auto" style:text-underline-mode="continuous"/>
    </style:style>
    <style:style style:name="P5286" style:parent-style-name="Normalny" style:family="paragraph">
      <style:paragraph-properties fo:text-align="justify" fo:line-height="150%" fo:text-indent="0.2479in"/>
    </style:style>
    <style:style style:name="T5287" style:parent-style-name="Domyślnaczcionkaakapitu" style:family="text">
      <style:text-properties fo:background-color="#80FFFF"/>
    </style:style>
    <style:style style:name="P5288" style:parent-style-name="Normalny" style:family="paragraph">
      <style:paragraph-properties fo:text-align="justify" fo:line-height="150%" fo:text-indent="0.2479in"/>
    </style:style>
    <style:style style:name="T5289" style:parent-style-name="Domyślnaczcionkaakapitu" style:family="text">
      <style:text-properties fo:background-color="#80FFFF"/>
    </style:style>
    <style:style style:name="T5290" style:parent-style-name="Domyślnaczcionkaakapitu" style:family="text">
      <style:text-properties fo:background-color="#80FFFF"/>
    </style:style>
    <style:style style:name="P5291" style:parent-style-name="Normalny" style:family="paragraph">
      <style:paragraph-properties fo:text-align="justify" fo:line-height="150%" fo:text-indent="0.2479in"/>
    </style:style>
    <style:style style:name="T5292" style:parent-style-name="Domyślnaczcionkaakapitu" style:family="text">
      <style:text-properties fo:background-color="#80FFFF"/>
    </style:style>
    <style:style style:name="P5293" style:parent-style-name="Normalny" style:family="paragraph">
      <style:paragraph-properties fo:text-align="justify" fo:line-height="150%"/>
    </style:style>
    <style:style style:name="T5294" style:parent-style-name="Domyślnaczcionkaakapitu" style:family="text">
      <style:text-properties style:text-underline-type="single" style:text-underline-style="solid" style:text-underline-width="auto" style:text-underline-mode="continuous"/>
    </style:style>
    <style:style style:name="T5295" style:parent-style-name="Domyślnaczcionkaakapitu" style:family="text">
      <style:text-properties fo:background-color="#80FFFF" style:text-underline-type="single" style:text-underline-style="solid" style:text-underline-width="auto" style:text-underline-mode="continuous"/>
    </style:style>
    <style:style style:name="T5296" style:parent-style-name="Domyślnaczcionkaakapitu" style:family="text">
      <style:text-properties style:text-underline-type="single" style:text-underline-style="solid" style:text-underline-width="auto" style:text-underline-mode="continuous"/>
    </style:style>
    <style:style style:name="P5297" style:parent-style-name="Normalny" style:family="paragraph">
      <style:paragraph-properties fo:text-align="justify" fo:line-height="150%" fo:text-indent="0.2479in"/>
    </style:style>
    <style:style style:name="T5298" style:parent-style-name="Domyślnaczcionkaakapitu" style:family="text">
      <style:text-properties fo:background-color="#80FFFF"/>
    </style:style>
    <style:style style:name="T5299" style:parent-style-name="Domyślnaczcionkaakapitu" style:family="text">
      <style:text-properties fo:background-color="#80FFFF"/>
    </style:style>
    <style:style style:name="P5300" style:parent-style-name="Normalny" style:family="paragraph">
      <style:paragraph-properties fo:text-align="justify" fo:line-height="150%">
        <style:tab-stops>
          <style:tab-stop style:type="left" style:leader-style="solid" style:leader-text="_" style:position="2.6048in"/>
        </style:tab-stops>
      </style:paragraph-properties>
    </style:style>
    <style:style style:name="T5301" style:parent-style-name="Domyślnaczcionkaakapitu" style:family="text">
      <style:text-properties style:text-underline-type="single" style:text-underline-style="solid" style:text-underline-width="auto" style:text-underline-mode="continuous"/>
    </style:style>
    <style:style style:name="P5302" style:parent-style-name="Normalny" style:family="paragraph">
      <style:paragraph-properties fo:text-align="justify" fo:line-height="150%" fo:text-indent="0.2479in">
        <style:tab-stops>
          <style:tab-stop style:type="left" style:leader-style="solid" style:leader-text="_" style:position="2.6048in"/>
        </style:tab-stops>
      </style:paragraph-properties>
    </style:style>
    <style:style style:name="T5303" style:parent-style-name="Domyślnaczcionkaakapitu" style:family="text">
      <style:text-properties fo:background-color="#80FFFF"/>
    </style:style>
    <style:style style:name="P5304" style:parent-style-name="Normalny" style:family="paragraph">
      <style:paragraph-properties fo:text-align="justify" fo:line-height="150%"/>
    </style:style>
    <style:style style:name="T5305" style:parent-style-name="Domyślnaczcionkaakapitu" style:family="text">
      <style:text-properties fo:background-color="#80FFFF" style:text-underline-type="single" style:text-underline-style="solid" style:text-underline-width="auto" style:text-underline-mode="continuous"/>
    </style:style>
    <style:style style:name="T5306" style:parent-style-name="Domyślnaczcionkaakapitu" style:family="text">
      <style:text-properties style:text-underline-type="single" style:text-underline-style="solid" style:text-underline-width="auto" style:text-underline-mode="continuous"/>
    </style:style>
    <style:style style:name="T5307" style:parent-style-name="Domyślnaczcionkaakapitu" style:family="text">
      <style:text-properties fo:background-color="#80FFFF" style:text-underline-type="single" style:text-underline-style="solid" style:text-underline-width="auto" style:text-underline-mode="continuous"/>
    </style:style>
    <style:style style:name="T5308" style:parent-style-name="Domyślnaczcionkaakapitu" style:family="text">
      <style:text-properties style:text-underline-type="single" style:text-underline-style="solid" style:text-underline-width="auto" style:text-underline-mode="continuous"/>
    </style:style>
    <style:style style:name="T5309" style:parent-style-name="Domyślnaczcionkaakapitu" style:family="text">
      <style:text-properties fo:background-color="#80FFFF" style:text-underline-type="single" style:text-underline-style="solid" style:text-underline-width="auto" style:text-underline-mode="continuous"/>
    </style:style>
    <style:style style:name="T5310" style:parent-style-name="Domyślnaczcionkaakapitu" style:family="text">
      <style:text-properties style:text-underline-type="single" style:text-underline-style="solid" style:text-underline-width="auto" style:text-underline-mode="continuous"/>
    </style:style>
    <style:style style:name="T5311" style:parent-style-name="Domyślnaczcionkaakapitu" style:family="text">
      <style:text-properties fo:background-color="#80FFFF" style:text-underline-type="single" style:text-underline-style="solid" style:text-underline-width="auto" style:text-underline-mode="continuous"/>
    </style:style>
    <style:style style:name="T5312" style:parent-style-name="Domyślnaczcionkaakapitu" style:family="text">
      <style:text-properties style:text-underline-type="single" style:text-underline-style="solid" style:text-underline-width="auto" style:text-underline-mode="continuous"/>
    </style:style>
    <style:style style:name="T5313" style:parent-style-name="Domyślnaczcionkaakapitu" style:family="text">
      <style:text-properties fo:background-color="#80FFFF" style:text-underline-type="single" style:text-underline-style="solid" style:text-underline-width="auto" style:text-underline-mode="continuous"/>
    </style:style>
    <style:style style:name="P5314" style:parent-style-name="Normalny" style:family="paragraph">
      <style:paragraph-properties fo:text-align="justify" fo:line-height="150%" fo:text-indent="0.2479in"/>
    </style:style>
    <style:style style:name="T5315" style:parent-style-name="Domyślnaczcionkaakapitu" style:family="text">
      <style:text-properties fo:background-color="#80FFFF"/>
    </style:style>
    <style:style style:name="T5316" style:parent-style-name="Domyślnaczcionkaakapitu" style:family="text">
      <style:text-properties fo:background-color="#80FFFF"/>
    </style:style>
    <style:style style:name="T5317" style:parent-style-name="Domyślnaczcionkaakapitu" style:family="text">
      <style:text-properties fo:background-color="#80FFFF"/>
    </style:style>
    <style:style style:name="P5318" style:parent-style-name="Normalny" style:family="paragraph">
      <style:paragraph-properties fo:text-align="justify" fo:line-height="150%"/>
    </style:style>
    <style:style style:name="T5319" style:parent-style-name="Domyślnaczcionkaakapitu" style:family="text">
      <style:text-properties style:text-underline-type="single" style:text-underline-style="solid" style:text-underline-width="auto" style:text-underline-mode="continuous"/>
    </style:style>
    <style:style style:name="P5320" style:parent-style-name="Normalny" style:family="paragraph">
      <style:paragraph-properties fo:text-align="justify" fo:line-height="150%" fo:text-indent="0.2479in"/>
    </style:style>
    <style:style style:name="T5321" style:parent-style-name="Domyślnaczcionkaakapitu" style:family="text">
      <style:text-properties fo:background-color="#80FFFF"/>
    </style:style>
    <style:style style:name="T5322" style:parent-style-name="Domyślnaczcionkaakapitu" style:family="text">
      <style:text-properties fo:background-color="#80FFFF"/>
    </style:style>
    <style:style style:name="T5323" style:parent-style-name="Domyślnaczcionkaakapitu" style:family="text">
      <style:text-properties fo:background-color="#80FFFF"/>
    </style:style>
    <style:style style:name="T5324" style:parent-style-name="Domyślnaczcionkaakapitu" style:family="text">
      <style:text-properties fo:background-color="#80FFFF"/>
    </style:style>
    <style:style style:name="T5325" style:parent-style-name="Domyślnaczcionkaakapitu" style:family="text">
      <style:text-properties fo:background-color="#80FFFF"/>
    </style:style>
    <style:style style:name="T5326" style:parent-style-name="Domyślnaczcionkaakapitu" style:family="text">
      <style:text-properties fo:background-color="#80FFFF"/>
    </style:style>
    <style:style style:name="T5327" style:parent-style-name="Domyślnaczcionkaakapitu" style:family="text">
      <style:text-properties fo:background-color="#80FFFF"/>
    </style:style>
    <style:style style:name="T5328" style:parent-style-name="Domyślnaczcionkaakapitu" style:family="text">
      <style:text-properties fo:background-color="#80FFFF"/>
    </style:style>
    <style:style style:name="T5329" style:parent-style-name="Domyślnaczcionkaakapitu" style:family="text">
      <style:text-properties fo:background-color="#80FFFF"/>
    </style:style>
    <style:style style:name="T5330" style:parent-style-name="Domyślnaczcionkaakapitu" style:family="text">
      <style:text-properties fo:background-color="#80FFFF"/>
    </style:style>
    <style:style style:name="T5331" style:parent-style-name="Domyślnaczcionkaakapitu" style:family="text">
      <style:text-properties fo:background-color="#80FFFF"/>
    </style:style>
    <style:style style:name="P5332" style:parent-style-name="Normalny" style:family="paragraph">
      <style:paragraph-properties fo:text-align="justify" fo:line-height="150%"/>
    </style:style>
    <style:style style:name="T5333" style:parent-style-name="Domyślnaczcionkaakapitu" style:family="text">
      <style:text-properties style:text-underline-type="single" style:text-underline-style="solid" style:text-underline-width="auto" style:text-underline-mode="continuous"/>
    </style:style>
    <style:style style:name="P5334" style:parent-style-name="Normalny" style:family="paragraph">
      <style:paragraph-properties fo:text-align="justify" fo:line-height="150%" fo:text-indent="0.2479in"/>
    </style:style>
    <style:style style:name="T5335" style:parent-style-name="Domyślnaczcionkaakapitu" style:family="text">
      <style:text-properties fo:background-color="#80FFFF"/>
    </style:style>
    <style:style style:name="P5336" style:parent-style-name="Normalny" style:family="paragraph">
      <style:paragraph-properties fo:text-align="justify" fo:line-height="150%" fo:text-indent="0.2479in"/>
    </style:style>
    <style:style style:name="P5337" style:parent-style-name="Normalny" style:family="paragraph">
      <style:paragraph-properties fo:text-align="justify" fo:line-height="150%" fo:text-indent="0.2479in"/>
    </style:style>
    <style:style style:name="T5338" style:parent-style-name="Domyślnaczcionkaakapitu" style:family="text">
      <style:text-properties fo:background-color="#80FFFF"/>
    </style:style>
    <style:style style:name="T5339" style:parent-style-name="Domyślnaczcionkaakapitu" style:family="text">
      <style:text-properties fo:background-color="#80FFFF"/>
    </style:style>
    <style:style style:name="T5340" style:parent-style-name="Domyślnaczcionkaakapitu" style:family="text">
      <style:text-properties fo:background-color="#80FFFF"/>
    </style:style>
    <style:style style:name="T5341" style:parent-style-name="Domyślnaczcionkaakapitu" style:family="text">
      <style:text-properties fo:background-color="#80FFFF"/>
    </style:style>
    <style:style style:name="T5342" style:parent-style-name="Domyślnaczcionkaakapitu" style:family="text">
      <style:text-properties fo:background-color="#80FFFF"/>
    </style:style>
    <style:style style:name="T5343" style:parent-style-name="Domyślnaczcionkaakapitu" style:family="text">
      <style:text-properties fo:background-color="#80FFFF"/>
    </style:style>
    <style:style style:name="P5344" style:parent-style-name="Normalny" style:family="paragraph">
      <style:paragraph-properties fo:text-align="justify" fo:line-height="150%" fo:text-indent="0.2479in"/>
    </style:style>
    <style:style style:name="T5345" style:parent-style-name="Domyślnaczcionkaakapitu" style:family="text">
      <style:text-properties fo:background-color="#80FFFF"/>
    </style:style>
    <style:style style:name="T5346" style:parent-style-name="Domyślnaczcionkaakapitu" style:family="text">
      <style:text-properties fo:background-color="#80FFFF"/>
    </style:style>
    <style:style style:name="P5347" style:parent-style-name="Normalny" style:family="paragraph">
      <style:paragraph-properties fo:text-align="justify" fo:line-height="150%" fo:text-indent="0.2479in"/>
    </style:style>
    <style:style style:name="T5348" style:parent-style-name="Domyślnaczcionkaakapitu" style:family="text">
      <style:text-properties fo:background-color="#80FFFF"/>
    </style:style>
    <style:style style:name="T5349" style:parent-style-name="Domyślnaczcionkaakapitu" style:family="text">
      <style:text-properties fo:background-color="#80FFFF"/>
    </style:style>
    <style:style style:name="T5350" style:parent-style-name="Domyślnaczcionkaakapitu" style:family="text">
      <style:text-properties fo:background-color="#80FFFF"/>
    </style:style>
    <style:style style:name="T5351" style:parent-style-name="Domyślnaczcionkaakapitu" style:family="text">
      <style:text-properties fo:background-color="#80FFFF"/>
    </style:style>
    <style:style style:name="T5352" style:parent-style-name="Domyślnaczcionkaakapitu" style:family="text">
      <style:text-properties fo:background-color="#80FFFF"/>
    </style:style>
    <style:style style:name="T5353" style:parent-style-name="Domyślnaczcionkaakapitu" style:family="text">
      <style:text-properties fo:background-color="#80FFFF"/>
    </style:style>
    <style:style style:name="T5354" style:parent-style-name="Domyślnaczcionkaakapitu" style:family="text">
      <style:text-properties fo:background-color="#80FFFF"/>
    </style:style>
    <style:style style:name="T5355" style:parent-style-name="Domyślnaczcionkaakapitu" style:family="text">
      <style:text-properties fo:background-color="#80FFFF"/>
    </style:style>
    <style:style style:name="T5356" style:parent-style-name="Domyślnaczcionkaakapitu" style:family="text">
      <style:text-properties fo:background-color="#80FFFF"/>
    </style:style>
    <style:style style:name="T5357" style:parent-style-name="Domyślnaczcionkaakapitu" style:family="text">
      <style:text-properties fo:background-color="#80FFFF"/>
    </style:style>
    <style:style style:name="T5358" style:parent-style-name="Domyślnaczcionkaakapitu" style:family="text">
      <style:text-properties fo:background-color="#80FFFF"/>
    </style:style>
    <style:style style:name="T5359" style:parent-style-name="Domyślnaczcionkaakapitu" style:family="text">
      <style:text-properties fo:background-color="#80FFFF"/>
    </style:style>
    <style:style style:name="T5360" style:parent-style-name="Domyślnaczcionkaakapitu" style:family="text">
      <style:text-properties fo:background-color="#80FFFF"/>
    </style:style>
    <style:style style:name="T5361" style:parent-style-name="Domyślnaczcionkaakapitu" style:family="text">
      <style:text-properties fo:background-color="#80FFFF"/>
    </style:style>
    <style:style style:name="T5362" style:parent-style-name="Domyślnaczcionkaakapitu" style:family="text">
      <style:text-properties fo:background-color="#80FFFF"/>
    </style:style>
    <style:style style:name="P5363" style:parent-style-name="Normalny" style:family="paragraph">
      <style:paragraph-properties fo:text-align="justify" fo:line-height="150%" fo:text-indent="0.2479in"/>
    </style:style>
    <style:style style:name="T5364" style:parent-style-name="Domyślnaczcionkaakapitu" style:family="text">
      <style:text-properties fo:background-color="#80FFFF"/>
    </style:style>
    <style:style style:name="P5365" style:parent-style-name="Normalny" style:family="paragraph">
      <style:paragraph-properties fo:text-align="justify" fo:line-height="150%" fo:text-indent="0.2479in"/>
    </style:style>
    <style:style style:name="T5366" style:parent-style-name="Domyślnaczcionkaakapitu" style:family="text">
      <style:text-properties fo:background-color="#80FFFF"/>
    </style:style>
    <style:style style:name="T5367" style:parent-style-name="Domyślnaczcionkaakapitu" style:family="text">
      <style:text-properties fo:background-color="#80FFFF"/>
    </style:style>
    <style:style style:name="T5368" style:parent-style-name="Domyślnaczcionkaakapitu" style:family="text">
      <style:text-properties fo:background-color="#80FFFF"/>
    </style:style>
    <style:style style:name="P5369" style:parent-style-name="Normalny" style:family="paragraph">
      <style:paragraph-properties fo:text-align="justify" fo:line-height="150%"/>
    </style:style>
    <style:style style:name="T5370" style:parent-style-name="Domyślnaczcionkaakapitu" style:family="text">
      <style:text-properties style:text-underline-type="single" style:text-underline-style="solid" style:text-underline-width="auto" style:text-underline-mode="continuous"/>
    </style:style>
    <style:style style:name="T5371" style:parent-style-name="Domyślnaczcionkaakapitu" style:family="text">
      <style:text-properties fo:background-color="#80FFFF" style:text-underline-type="single" style:text-underline-style="solid" style:text-underline-width="auto" style:text-underline-mode="continuous"/>
    </style:style>
    <style:style style:name="T5372" style:parent-style-name="Domyślnaczcionkaakapitu" style:family="text">
      <style:text-properties style:text-underline-type="single" style:text-underline-style="solid" style:text-underline-width="auto" style:text-underline-mode="continuous"/>
    </style:style>
    <style:style style:name="P5373" style:parent-style-name="Normalny" style:family="paragraph">
      <style:paragraph-properties fo:text-align="justify" fo:line-height="150%" fo:text-indent="0.2479in"/>
    </style:style>
    <style:style style:name="T5374" style:parent-style-name="Domyślnaczcionkaakapitu" style:family="text">
      <style:text-properties fo:background-color="#80FFFF"/>
    </style:style>
    <style:style style:name="T5375" style:parent-style-name="Domyślnaczcionkaakapitu" style:family="text">
      <style:text-properties fo:background-color="#80FFFF"/>
    </style:style>
    <style:style style:name="T5376" style:parent-style-name="Domyślnaczcionkaakapitu" style:family="text">
      <style:text-properties fo:background-color="#80FFFF"/>
    </style:style>
    <style:style style:name="T5377" style:parent-style-name="Domyślnaczcionkaakapitu" style:family="text">
      <style:text-properties fo:background-color="#80FFFF"/>
    </style:style>
    <style:style style:name="T5378" style:parent-style-name="Domyślnaczcionkaakapitu" style:family="text">
      <style:text-properties fo:background-color="#80FFFF"/>
    </style:style>
    <style:style style:name="T5379" style:parent-style-name="Domyślnaczcionkaakapitu" style:family="text">
      <style:text-properties fo:background-color="#80FFFF"/>
    </style:style>
    <style:style style:name="T5380" style:parent-style-name="Domyślnaczcionkaakapitu" style:family="text">
      <style:text-properties fo:background-color="#80FFFF"/>
    </style:style>
    <style:style style:name="P5381" style:parent-style-name="Normalny" style:family="paragraph">
      <style:paragraph-properties fo:text-align="justify" fo:line-height="150%" fo:text-indent="0.2479in"/>
    </style:style>
    <style:style style:name="T5382" style:parent-style-name="Domyślnaczcionkaakapitu" style:family="text">
      <style:text-properties fo:background-color="#80FFFF"/>
    </style:style>
    <style:style style:name="T5383" style:parent-style-name="Domyślnaczcionkaakapitu" style:family="text">
      <style:text-properties fo:background-color="#80FFFF"/>
    </style:style>
    <style:style style:name="P5384" style:parent-style-name="Normalny" style:family="paragraph">
      <style:paragraph-properties fo:text-align="justify" fo:line-height="150%"/>
    </style:style>
    <style:style style:name="T5385" style:parent-style-name="Domyślnaczcionkaakapitu" style:family="text">
      <style:text-properties fo:background-color="#80FFFF" style:text-underline-type="single" style:text-underline-style="solid" style:text-underline-width="auto" style:text-underline-mode="continuous"/>
    </style:style>
    <style:style style:name="T5386" style:parent-style-name="Domyślnaczcionkaakapitu" style:family="text">
      <style:text-properties style:text-underline-type="single" style:text-underline-style="solid" style:text-underline-width="auto" style:text-underline-mode="continuous"/>
    </style:style>
    <style:style style:name="T5387" style:parent-style-name="Domyślnaczcionkaakapitu" style:family="text">
      <style:text-properties fo:background-color="#80FFFF" style:text-underline-type="single" style:text-underline-style="solid" style:text-underline-width="auto" style:text-underline-mode="continuous"/>
    </style:style>
    <style:style style:name="T5388" style:parent-style-name="Domyślnaczcionkaakapitu" style:family="text">
      <style:text-properties style:text-underline-type="single" style:text-underline-style="solid" style:text-underline-width="auto" style:text-underline-mode="continuous"/>
    </style:style>
    <style:style style:name="T5389" style:parent-style-name="Domyślnaczcionkaakapitu" style:family="text">
      <style:text-properties fo:background-color="#80FFFF" style:text-underline-type="single" style:text-underline-style="solid" style:text-underline-width="auto" style:text-underline-mode="continuous"/>
    </style:style>
    <style:style style:name="T5390" style:parent-style-name="Domyślnaczcionkaakapitu" style:family="text">
      <style:text-properties style:text-underline-type="single" style:text-underline-style="solid" style:text-underline-width="auto" style:text-underline-mode="continuous"/>
    </style:style>
    <style:style style:name="T5391" style:parent-style-name="Domyślnaczcionkaakapitu" style:family="text">
      <style:text-properties fo:background-color="#80FFFF" style:text-underline-type="single" style:text-underline-style="solid" style:text-underline-width="auto" style:text-underline-mode="continuous"/>
    </style:style>
    <style:style style:name="T5392" style:parent-style-name="Domyślnaczcionkaakapitu" style:family="text">
      <style:text-properties style:text-underline-type="single" style:text-underline-style="solid" style:text-underline-width="auto" style:text-underline-mode="continuous"/>
    </style:style>
    <style:style style:name="T5393" style:parent-style-name="Domyślnaczcionkaakapitu" style:family="text">
      <style:text-properties fo:background-color="#80FFFF" style:text-underline-type="single" style:text-underline-style="solid" style:text-underline-width="auto" style:text-underline-mode="continuous"/>
    </style:style>
    <style:style style:name="P5394" style:parent-style-name="Normalny" style:family="paragraph">
      <style:paragraph-properties fo:text-align="justify" fo:line-height="150%" fo:text-indent="0.2479in"/>
    </style:style>
    <style:style style:name="P5395" style:parent-style-name="Normalny" style:family="paragraph">
      <style:paragraph-properties fo:text-align="justify" fo:line-height="150%"/>
    </style:style>
    <style:style style:name="T5396" style:parent-style-name="Domyślnaczcionkaakapitu" style:family="text">
      <style:text-properties style:text-underline-type="single" style:text-underline-style="solid" style:text-underline-width="auto" style:text-underline-mode="continuous"/>
    </style:style>
    <style:style style:name="P5397" style:parent-style-name="Normalny" style:family="paragraph">
      <style:paragraph-properties fo:text-align="justify" fo:line-height="150%" fo:text-indent="0.2479in"/>
    </style:style>
    <style:style style:name="T5398" style:parent-style-name="Domyślnaczcionkaakapitu" style:family="text">
      <style:text-properties fo:background-color="#80FFFF"/>
    </style:style>
    <style:style style:name="T5399" style:parent-style-name="Domyślnaczcionkaakapitu" style:family="text">
      <style:text-properties fo:background-color="#80FFFF"/>
    </style:style>
    <style:style style:name="T5400" style:parent-style-name="Domyślnaczcionkaakapitu" style:family="text">
      <style:text-properties fo:background-color="#80FFFF"/>
    </style:style>
    <style:style style:name="T5401" style:parent-style-name="Domyślnaczcionkaakapitu" style:family="text">
      <style:text-properties fo:background-color="#80FFFF"/>
    </style:style>
    <style:style style:name="T5402" style:parent-style-name="Domyślnaczcionkaakapitu" style:family="text">
      <style:text-properties fo:background-color="#80FFFF"/>
    </style:style>
    <style:style style:name="P5403" style:parent-style-name="Normalny" style:family="paragraph">
      <style:paragraph-properties fo:text-align="justify" fo:line-height="150%" fo:text-indent="0.2479in"/>
    </style:style>
    <style:style style:name="T5404" style:parent-style-name="Domyślnaczcionkaakapitu" style:family="text">
      <style:text-properties fo:background-color="#80FFFF"/>
    </style:style>
    <style:style style:name="T5405" style:parent-style-name="Domyślnaczcionkaakapitu" style:family="text">
      <style:text-properties fo:background-color="#80FFFF"/>
    </style:style>
    <style:style style:name="T5406" style:parent-style-name="Domyślnaczcionkaakapitu" style:family="text">
      <style:text-properties fo:background-color="#80FFFF"/>
    </style:style>
    <style:style style:name="T5407" style:parent-style-name="Domyślnaczcionkaakapitu" style:family="text">
      <style:text-properties fo:background-color="#80FFFF"/>
    </style:style>
    <style:style style:name="T5408" style:parent-style-name="Domyślnaczcionkaakapitu" style:family="text">
      <style:text-properties fo:background-color="#80FFFF"/>
    </style:style>
    <style:style style:name="T5409" style:parent-style-name="Domyślnaczcionkaakapitu" style:family="text">
      <style:text-properties fo:background-color="#80FFFF"/>
    </style:style>
    <style:style style:name="T5410" style:parent-style-name="Domyślnaczcionkaakapitu" style:family="text">
      <style:text-properties fo:background-color="#80FFFF"/>
    </style:style>
    <style:style style:name="T5411" style:parent-style-name="Domyślnaczcionkaakapitu" style:family="text">
      <style:text-properties fo:background-color="#80FFFF"/>
    </style:style>
    <style:style style:name="T5412" style:parent-style-name="Domyślnaczcionkaakapitu" style:family="text">
      <style:text-properties fo:background-color="#80FFFF"/>
    </style:style>
    <style:style style:name="T5413" style:parent-style-name="Domyślnaczcionkaakapitu" style:family="text">
      <style:text-properties fo:background-color="#80FFFF"/>
    </style:style>
    <style:style style:name="T5414" style:parent-style-name="Domyślnaczcionkaakapitu" style:family="text">
      <style:text-properties fo:background-color="#80FFFF"/>
    </style:style>
    <style:style style:name="T5415" style:parent-style-name="Domyślnaczcionkaakapitu" style:family="text">
      <style:text-properties fo:background-color="#80FFFF"/>
    </style:style>
    <style:style style:name="T5416" style:parent-style-name="Domyślnaczcionkaakapitu" style:family="text">
      <style:text-properties fo:background-color="#80FFFF"/>
    </style:style>
    <style:style style:name="T5417" style:parent-style-name="Domyślnaczcionkaakapitu" style:family="text">
      <style:text-properties fo:background-color="#80FFFF"/>
    </style:style>
    <style:style style:name="T5418" style:parent-style-name="Domyślnaczcionkaakapitu" style:family="text">
      <style:text-properties fo:background-color="#80FFFF"/>
    </style:style>
    <style:style style:name="T5419" style:parent-style-name="Domyślnaczcionkaakapitu" style:family="text">
      <style:text-properties fo:background-color="#80FFFF"/>
    </style:style>
    <style:style style:name="P5420" style:parent-style-name="Normalny" style:family="paragraph">
      <style:paragraph-properties fo:text-align="justify" fo:line-height="150%"/>
    </style:style>
    <style:style style:name="T5421" style:parent-style-name="Domyślnaczcionkaakapitu" style:family="text">
      <style:text-properties fo:background-color="#80FFFF" style:text-underline-type="single" style:text-underline-style="solid" style:text-underline-width="auto" style:text-underline-mode="continuous"/>
    </style:style>
    <style:style style:name="T5422" style:parent-style-name="Domyślnaczcionkaakapitu" style:family="text">
      <style:text-properties style:text-underline-type="single" style:text-underline-style="solid" style:text-underline-width="auto" style:text-underline-mode="continuous"/>
    </style:style>
    <style:style style:name="T5423" style:parent-style-name="Domyślnaczcionkaakapitu" style:family="text">
      <style:text-properties fo:background-color="#80FFFF" style:text-underline-type="single" style:text-underline-style="solid" style:text-underline-width="auto" style:text-underline-mode="continuous"/>
    </style:style>
    <style:style style:name="T5424" style:parent-style-name="Domyślnaczcionkaakapitu" style:family="text">
      <style:text-properties style:text-underline-type="single" style:text-underline-style="solid" style:text-underline-width="auto" style:text-underline-mode="continuous"/>
    </style:style>
    <style:style style:name="T5425" style:parent-style-name="Domyślnaczcionkaakapitu" style:family="text">
      <style:text-properties fo:background-color="#80FFFF" style:text-underline-type="single" style:text-underline-style="solid" style:text-underline-width="auto" style:text-underline-mode="continuous"/>
    </style:style>
    <style:style style:name="T5426" style:parent-style-name="Domyślnaczcionkaakapitu" style:family="text">
      <style:text-properties style:text-underline-type="single" style:text-underline-style="solid" style:text-underline-width="auto" style:text-underline-mode="continuous"/>
    </style:style>
    <style:style style:name="T5427" style:parent-style-name="Domyślnaczcionkaakapitu" style:family="text">
      <style:text-properties fo:background-color="#80FFFF" style:text-underline-type="single" style:text-underline-style="solid" style:text-underline-width="auto" style:text-underline-mode="continuous"/>
    </style:style>
    <style:style style:name="T5428" style:parent-style-name="Domyślnaczcionkaakapitu" style:family="text">
      <style:text-properties style:text-underline-type="single" style:text-underline-style="solid" style:text-underline-width="auto" style:text-underline-mode="continuous"/>
    </style:style>
    <style:style style:name="T5429" style:parent-style-name="Domyślnaczcionkaakapitu" style:family="text">
      <style:text-properties fo:background-color="#80FFFF" style:text-underline-type="single" style:text-underline-style="solid" style:text-underline-width="auto" style:text-underline-mode="continuous"/>
    </style:style>
    <style:style style:name="P5430" style:parent-style-name="Normalny" style:family="paragraph">
      <style:paragraph-properties fo:text-align="justify" fo:line-height="150%" fo:text-indent="0.2479in"/>
    </style:style>
    <style:style style:name="T5431" style:parent-style-name="Domyślnaczcionkaakapitu" style:family="text">
      <style:text-properties fo:background-color="#80FFFF"/>
    </style:style>
    <style:style style:name="P5432" style:parent-style-name="Normalny" style:family="paragraph">
      <style:paragraph-properties fo:text-align="justify" fo:line-height="150%"/>
    </style:style>
    <style:style style:name="T5433" style:parent-style-name="Domyślnaczcionkaakapitu" style:family="text">
      <style:text-properties style:text-underline-type="single" style:text-underline-style="solid" style:text-underline-width="auto" style:text-underline-mode="continuous"/>
    </style:style>
    <style:style style:name="P5434" style:parent-style-name="Normalny" style:family="paragraph">
      <style:paragraph-properties fo:text-align="justify" fo:line-height="150%" fo:text-indent="0.2479in"/>
    </style:style>
    <style:style style:name="T5435" style:parent-style-name="Domyślnaczcionkaakapitu" style:family="text">
      <style:text-properties fo:background-color="#80FFFF"/>
    </style:style>
    <style:style style:name="T5436" style:parent-style-name="Domyślnaczcionkaakapitu" style:family="text">
      <style:text-properties fo:background-color="#80FFFF"/>
    </style:style>
    <style:style style:name="T5437" style:parent-style-name="Domyślnaczcionkaakapitu" style:family="text">
      <style:text-properties fo:background-color="#80FFFF"/>
    </style:style>
    <style:style style:name="T5438" style:parent-style-name="Domyślnaczcionkaakapitu" style:family="text">
      <style:text-properties fo:background-color="#80FFFF"/>
    </style:style>
    <style:style style:name="P5439" style:parent-style-name="Normalny" style:family="paragraph">
      <style:paragraph-properties fo:text-align="justify" fo:line-height="150%"/>
    </style:style>
    <style:style style:name="T5440" style:parent-style-name="Domyślnaczcionkaakapitu" style:family="text">
      <style:text-properties style:text-underline-type="single" style:text-underline-style="solid" style:text-underline-width="auto" style:text-underline-mode="continuous"/>
    </style:style>
    <style:style style:name="P5441" style:parent-style-name="Normalny" style:family="paragraph">
      <style:paragraph-properties fo:text-align="justify" fo:line-height="150%" fo:text-indent="0.2479in"/>
    </style:style>
    <style:style style:name="P5442" style:parent-style-name="Normalny" style:family="paragraph">
      <style:paragraph-properties fo:text-align="justify" fo:line-height="150%"/>
    </style:style>
    <style:style style:name="T5443" style:parent-style-name="Domyślnaczcionkaakapitu" style:family="text">
      <style:text-properties style:text-underline-type="single" style:text-underline-style="solid" style:text-underline-width="auto" style:text-underline-mode="continuous"/>
    </style:style>
    <style:style style:name="P5444" style:parent-style-name="Normalny" style:family="paragraph">
      <style:paragraph-properties fo:text-align="justify" fo:line-height="150%" fo:text-indent="0.2479in"/>
    </style:style>
    <style:style style:name="T5445" style:parent-style-name="Domyślnaczcionkaakapitu" style:family="text">
      <style:text-properties fo:background-color="#80FFFF"/>
    </style:style>
    <style:style style:name="T5446" style:parent-style-name="Domyślnaczcionkaakapitu" style:family="text">
      <style:text-properties fo:background-color="#80FFFF"/>
    </style:style>
    <style:style style:name="T5447" style:parent-style-name="Domyślnaczcionkaakapitu" style:family="text">
      <style:text-properties fo:background-color="#80FFFF"/>
    </style:style>
    <style:style style:name="T5448" style:parent-style-name="Domyślnaczcionkaakapitu" style:family="text">
      <style:text-properties fo:background-color="#80FFFF"/>
    </style:style>
    <style:style style:name="T5449" style:parent-style-name="Domyślnaczcionkaakapitu" style:family="text">
      <style:text-properties fo:background-color="#80FFFF"/>
    </style:style>
    <style:style style:name="T5450" style:parent-style-name="Domyślnaczcionkaakapitu" style:family="text">
      <style:text-properties fo:background-color="#80FFFF"/>
    </style:style>
    <style:style style:name="T5451" style:parent-style-name="Domyślnaczcionkaakapitu" style:family="text">
      <style:text-properties fo:background-color="#80FFFF"/>
    </style:style>
    <style:style style:name="T5452" style:parent-style-name="Domyślnaczcionkaakapitu" style:family="text">
      <style:text-properties fo:background-color="#80FFFF"/>
    </style:style>
    <style:style style:name="T5453" style:parent-style-name="Domyślnaczcionkaakapitu" style:family="text">
      <style:text-properties fo:background-color="#80FFFF"/>
    </style:style>
    <style:style style:name="T5454" style:parent-style-name="Domyślnaczcionkaakapitu" style:family="text">
      <style:text-properties fo:background-color="#80FFFF"/>
    </style:style>
    <style:style style:name="P5455" style:parent-style-name="Normalny" style:family="paragraph">
      <style:paragraph-properties fo:text-align="justify" fo:line-height="150%" fo:text-indent="0.2479in"/>
    </style:style>
    <style:style style:name="T5456" style:parent-style-name="Domyślnaczcionkaakapitu" style:family="text">
      <style:text-properties fo:background-color="#80FFFF"/>
    </style:style>
    <style:style style:name="T5457" style:parent-style-name="Domyślnaczcionkaakapitu" style:family="text">
      <style:text-properties fo:background-color="#80FFFF"/>
    </style:style>
    <style:style style:name="T5458" style:parent-style-name="Domyślnaczcionkaakapitu" style:family="text">
      <style:text-properties fo:background-color="#80FFFF"/>
    </style:style>
    <style:style style:name="T5459" style:parent-style-name="Domyślnaczcionkaakapitu" style:family="text">
      <style:text-properties fo:background-color="#80FFFF"/>
    </style:style>
    <style:style style:name="P5460" style:parent-style-name="Normalny" style:family="paragraph">
      <style:paragraph-properties fo:text-align="justify" fo:line-height="150%"/>
    </style:style>
    <style:style style:name="T5461" style:parent-style-name="Domyślnaczcionkaakapitu" style:family="text">
      <style:text-properties fo:background-color="#80FFFF" style:text-underline-type="single" style:text-underline-style="solid" style:text-underline-width="auto" style:text-underline-mode="continuous"/>
    </style:style>
    <style:style style:name="T5462" style:parent-style-name="Domyślnaczcionkaakapitu" style:family="text">
      <style:text-properties style:text-underline-type="single" style:text-underline-style="solid" style:text-underline-width="auto" style:text-underline-mode="continuous"/>
    </style:style>
    <style:style style:name="T5463" style:parent-style-name="Domyślnaczcionkaakapitu" style:family="text">
      <style:text-properties fo:background-color="#80FFFF" style:text-underline-type="single" style:text-underline-style="solid" style:text-underline-width="auto" style:text-underline-mode="continuous"/>
    </style:style>
    <style:style style:name="T5464" style:parent-style-name="Domyślnaczcionkaakapitu" style:family="text">
      <style:text-properties style:text-underline-type="single" style:text-underline-style="solid" style:text-underline-width="auto" style:text-underline-mode="continuous"/>
    </style:style>
    <style:style style:name="T5465" style:parent-style-name="Domyślnaczcionkaakapitu" style:family="text">
      <style:text-properties fo:background-color="#80FFFF" style:text-underline-type="single" style:text-underline-style="solid" style:text-underline-width="auto" style:text-underline-mode="continuous"/>
    </style:style>
    <style:style style:name="T5466" style:parent-style-name="Domyślnaczcionkaakapitu" style:family="text">
      <style:text-properties style:text-underline-type="single" style:text-underline-style="solid" style:text-underline-width="auto" style:text-underline-mode="continuous"/>
    </style:style>
    <style:style style:name="T5467" style:parent-style-name="Domyślnaczcionkaakapitu" style:family="text">
      <style:text-properties fo:background-color="#80FFFF" style:text-underline-type="single" style:text-underline-style="solid" style:text-underline-width="auto" style:text-underline-mode="continuous"/>
    </style:style>
    <style:style style:name="T5468" style:parent-style-name="Domyślnaczcionkaakapitu" style:family="text">
      <style:text-properties style:text-underline-type="single" style:text-underline-style="solid" style:text-underline-width="auto" style:text-underline-mode="continuous"/>
    </style:style>
    <style:style style:name="T5469" style:parent-style-name="Domyślnaczcionkaakapitu" style:family="text">
      <style:text-properties fo:background-color="#80FFFF" style:text-underline-type="single" style:text-underline-style="solid" style:text-underline-width="auto" style:text-underline-mode="continuous"/>
    </style:style>
    <style:style style:name="P5470" style:parent-style-name="Normalny" style:family="paragraph">
      <style:paragraph-properties fo:text-align="justify" fo:line-height="150%" fo:text-indent="0.2479in"/>
    </style:style>
    <style:style style:name="T5471" style:parent-style-name="Domyślnaczcionkaakapitu" style:family="text">
      <style:text-properties fo:background-color="#80FFFF"/>
    </style:style>
    <style:style style:name="T5472" style:parent-style-name="Domyślnaczcionkaakapitu" style:family="text">
      <style:text-properties fo:background-color="#80FFFF"/>
    </style:style>
    <style:style style:name="T5473" style:parent-style-name="Domyślnaczcionkaakapitu" style:family="text">
      <style:text-properties fo:background-color="#80FFFF"/>
    </style:style>
    <style:style style:name="T5474" style:parent-style-name="Domyślnaczcionkaakapitu" style:family="text">
      <style:text-properties fo:background-color="#80FFFF"/>
    </style:style>
    <style:style style:name="T5475" style:parent-style-name="Domyślnaczcionkaakapitu" style:family="text">
      <style:text-properties fo:background-color="#80FFFF"/>
    </style:style>
    <style:style style:name="P5476" style:parent-style-name="Normalny" style:family="paragraph">
      <style:paragraph-properties fo:text-align="justify" fo:line-height="150%"/>
    </style:style>
    <style:style style:name="T5477" style:parent-style-name="Domyślnaczcionkaakapitu" style:family="text">
      <style:text-properties style:text-underline-type="single" style:text-underline-style="solid" style:text-underline-width="auto" style:text-underline-mode="continuous"/>
    </style:style>
    <style:style style:name="P5478" style:parent-style-name="Normalny" style:family="paragraph">
      <style:paragraph-properties fo:text-align="justify" fo:line-height="150%" fo:text-indent="0.2479in"/>
    </style:style>
    <style:style style:name="T5479" style:parent-style-name="Domyślnaczcionkaakapitu" style:family="text">
      <style:text-properties fo:background-color="#80FFFF"/>
    </style:style>
    <style:style style:name="T5480" style:parent-style-name="Domyślnaczcionkaakapitu" style:family="text">
      <style:text-properties fo:background-color="#80FFFF"/>
    </style:style>
    <style:style style:name="T5481" style:parent-style-name="Domyślnaczcionkaakapitu" style:family="text">
      <style:text-properties fo:background-color="#80FFFF"/>
    </style:style>
    <style:style style:name="T5482" style:parent-style-name="Domyślnaczcionkaakapitu" style:family="text">
      <style:text-properties fo:background-color="#80FFFF"/>
    </style:style>
    <style:style style:name="T5483" style:parent-style-name="Domyślnaczcionkaakapitu" style:family="text">
      <style:text-properties fo:background-color="#80FFFF"/>
    </style:style>
    <style:style style:name="P5484" style:parent-style-name="Normalny" style:family="paragraph">
      <style:paragraph-properties fo:text-align="justify" fo:line-height="150%"/>
    </style:style>
    <style:style style:name="T5485" style:parent-style-name="Domyślnaczcionkaakapitu" style:family="text">
      <style:text-properties fo:background-color="#80FFFF" style:text-underline-type="single" style:text-underline-style="solid" style:text-underline-width="auto" style:text-underline-mode="continuous"/>
    </style:style>
    <style:style style:name="T5486" style:parent-style-name="Domyślnaczcionkaakapitu" style:family="text">
      <style:text-properties style:text-underline-type="single" style:text-underline-style="solid" style:text-underline-width="auto" style:text-underline-mode="continuous"/>
    </style:style>
    <style:style style:name="T5487" style:parent-style-name="Domyślnaczcionkaakapitu" style:family="text">
      <style:text-properties fo:background-color="#80FFFF" style:text-underline-type="single" style:text-underline-style="solid" style:text-underline-width="auto" style:text-underline-mode="continuous"/>
    </style:style>
    <style:style style:name="T5488" style:parent-style-name="Domyślnaczcionkaakapitu" style:family="text">
      <style:text-properties style:text-underline-type="single" style:text-underline-style="solid" style:text-underline-width="auto" style:text-underline-mode="continuous"/>
    </style:style>
    <style:style style:name="T5489" style:parent-style-name="Domyślnaczcionkaakapitu" style:family="text">
      <style:text-properties fo:background-color="#80FFFF" style:text-underline-type="single" style:text-underline-style="solid" style:text-underline-width="auto" style:text-underline-mode="continuous"/>
    </style:style>
    <style:style style:name="T5490" style:parent-style-name="Domyślnaczcionkaakapitu" style:family="text">
      <style:text-properties style:text-underline-type="single" style:text-underline-style="solid" style:text-underline-width="auto" style:text-underline-mode="continuous"/>
    </style:style>
    <style:style style:name="T5491" style:parent-style-name="Domyślnaczcionkaakapitu" style:family="text">
      <style:text-properties fo:background-color="#80FFFF" style:text-underline-type="single" style:text-underline-style="solid" style:text-underline-width="auto" style:text-underline-mode="continuous"/>
    </style:style>
    <style:style style:name="T5492" style:parent-style-name="Domyślnaczcionkaakapitu" style:family="text">
      <style:text-properties style:text-underline-type="single" style:text-underline-style="solid" style:text-underline-width="auto" style:text-underline-mode="continuous"/>
    </style:style>
    <style:style style:name="T5493" style:parent-style-name="Domyślnaczcionkaakapitu" style:family="text">
      <style:text-properties fo:background-color="#80FFFF" style:text-underline-type="single" style:text-underline-style="solid" style:text-underline-width="auto" style:text-underline-mode="continuous"/>
    </style:style>
    <style:style style:name="P5494" style:parent-style-name="Normalny" style:family="paragraph">
      <style:paragraph-properties fo:text-align="justify" fo:line-height="150%" fo:text-indent="0.2479in"/>
    </style:style>
    <style:style style:name="P5495" style:parent-style-name="Normalny" style:family="paragraph">
      <style:paragraph-properties fo:text-align="justify" fo:line-height="150%"/>
    </style:style>
    <style:style style:name="T5496" style:parent-style-name="Domyślnaczcionkaakapitu" style:family="text">
      <style:text-properties style:text-underline-type="single" style:text-underline-style="solid" style:text-underline-width="auto" style:text-underline-mode="continuous"/>
    </style:style>
    <style:style style:name="P5497" style:parent-style-name="Normalny" style:family="paragraph">
      <style:paragraph-properties fo:text-align="justify" fo:line-height="150%" fo:text-indent="0.2479in"/>
    </style:style>
    <style:style style:name="T5498" style:parent-style-name="Domyślnaczcionkaakapitu" style:family="text">
      <style:text-properties fo:background-color="#80FFFF"/>
    </style:style>
    <style:style style:name="T5499" style:parent-style-name="Domyślnaczcionkaakapitu" style:family="text">
      <style:text-properties fo:background-color="#80FFFF"/>
    </style:style>
    <style:style style:name="P5500" style:parent-style-name="Normalny" style:family="paragraph">
      <style:paragraph-properties fo:text-align="justify" fo:line-height="150%"/>
    </style:style>
    <style:style style:name="T5501" style:parent-style-name="Domyślnaczcionkaakapitu" style:family="text">
      <style:text-properties fo:background-color="#80FFFF" style:text-underline-type="single" style:text-underline-style="solid" style:text-underline-width="auto" style:text-underline-mode="continuous"/>
    </style:style>
    <style:style style:name="T5502" style:parent-style-name="Domyślnaczcionkaakapitu" style:family="text">
      <style:text-properties style:text-underline-type="single" style:text-underline-style="solid" style:text-underline-width="auto" style:text-underline-mode="continuous"/>
    </style:style>
    <style:style style:name="T5503" style:parent-style-name="Domyślnaczcionkaakapitu" style:family="text">
      <style:text-properties fo:background-color="#80FFFF" style:text-underline-type="single" style:text-underline-style="solid" style:text-underline-width="auto" style:text-underline-mode="continuous"/>
    </style:style>
    <style:style style:name="T5504" style:parent-style-name="Domyślnaczcionkaakapitu" style:family="text">
      <style:text-properties style:text-underline-type="single" style:text-underline-style="solid" style:text-underline-width="auto" style:text-underline-mode="continuous"/>
    </style:style>
    <style:style style:name="T5505" style:parent-style-name="Domyślnaczcionkaakapitu" style:family="text">
      <style:text-properties fo:background-color="#80FFFF" style:text-underline-type="single" style:text-underline-style="solid" style:text-underline-width="auto" style:text-underline-mode="continuous"/>
    </style:style>
    <style:style style:name="T5506" style:parent-style-name="Domyślnaczcionkaakapitu" style:family="text">
      <style:text-properties style:text-underline-type="single" style:text-underline-style="solid" style:text-underline-width="auto" style:text-underline-mode="continuous"/>
    </style:style>
    <style:style style:name="T5507" style:parent-style-name="Domyślnaczcionkaakapitu" style:family="text">
      <style:text-properties fo:background-color="#80FFFF" style:text-underline-type="single" style:text-underline-style="solid" style:text-underline-width="auto" style:text-underline-mode="continuous"/>
    </style:style>
    <style:style style:name="T5508" style:parent-style-name="Domyślnaczcionkaakapitu" style:family="text">
      <style:text-properties style:text-underline-type="single" style:text-underline-style="solid" style:text-underline-width="auto" style:text-underline-mode="continuous"/>
    </style:style>
    <style:style style:name="T5509" style:parent-style-name="Domyślnaczcionkaakapitu" style:family="text">
      <style:text-properties fo:background-color="#80FFFF" style:text-underline-type="single" style:text-underline-style="solid" style:text-underline-width="auto" style:text-underline-mode="continuous"/>
    </style:style>
    <style:style style:name="P5510" style:parent-style-name="Normalny" style:family="paragraph">
      <style:paragraph-properties fo:text-align="justify" fo:line-height="150%" fo:text-indent="0.2479in"/>
    </style:style>
    <style:style style:name="T5511" style:parent-style-name="Domyślnaczcionkaakapitu" style:family="text">
      <style:text-properties fo:background-color="#80FFFF"/>
    </style:style>
    <style:style style:name="T5512" style:parent-style-name="Domyślnaczcionkaakapitu" style:family="text">
      <style:text-properties fo:background-color="#80FFFF"/>
    </style:style>
    <style:style style:name="T5513" style:parent-style-name="Domyślnaczcionkaakapitu" style:family="text">
      <style:text-properties fo:background-color="#80FFFF"/>
    </style:style>
    <style:style style:name="T5514" style:parent-style-name="Domyślnaczcionkaakapitu" style:family="text">
      <style:text-properties fo:background-color="#80FFFF"/>
    </style:style>
    <style:style style:name="P5515" style:parent-style-name="Normalny" style:family="paragraph">
      <style:paragraph-properties fo:text-align="justify" fo:line-height="150%"/>
    </style:style>
    <style:style style:name="T5516" style:parent-style-name="Domyślnaczcionkaakapitu" style:family="text">
      <style:text-properties style:text-underline-type="single" style:text-underline-style="solid" style:text-underline-width="auto" style:text-underline-mode="continuous"/>
    </style:style>
    <style:style style:name="P5517" style:parent-style-name="Normalny" style:family="paragraph">
      <style:paragraph-properties fo:text-align="justify" fo:line-height="150%" fo:text-indent="0.2479in"/>
    </style:style>
    <style:style style:name="T5518" style:parent-style-name="Domyślnaczcionkaakapitu" style:family="text">
      <style:text-properties fo:background-color="#80FFFF"/>
    </style:style>
    <style:style style:name="T5519" style:parent-style-name="Domyślnaczcionkaakapitu" style:family="text">
      <style:text-properties fo:background-color="#80FFFF"/>
    </style:style>
    <style:style style:name="T5520" style:parent-style-name="Domyślnaczcionkaakapitu" style:family="text">
      <style:text-properties fo:background-color="#80FFFF"/>
    </style:style>
    <style:style style:name="T5521" style:parent-style-name="Domyślnaczcionkaakapitu" style:family="text">
      <style:text-properties fo:background-color="#80FFFF"/>
    </style:style>
    <style:style style:name="P5522" style:parent-style-name="Normalny" style:family="paragraph">
      <style:paragraph-properties fo:text-align="justify" fo:line-height="150%"/>
    </style:style>
    <style:style style:name="T5523" style:parent-style-name="Domyślnaczcionkaakapitu" style:family="text">
      <style:text-properties fo:background-color="#80FFFF" style:text-underline-type="single" style:text-underline-style="solid" style:text-underline-width="auto" style:text-underline-mode="continuous"/>
    </style:style>
    <style:style style:name="T5524" style:parent-style-name="Domyślnaczcionkaakapitu" style:family="text">
      <style:text-properties style:text-underline-type="single" style:text-underline-style="solid" style:text-underline-width="auto" style:text-underline-mode="continuous"/>
    </style:style>
    <style:style style:name="T5525" style:parent-style-name="Domyślnaczcionkaakapitu" style:family="text">
      <style:text-properties fo:background-color="#80FFFF" style:text-underline-type="single" style:text-underline-style="solid" style:text-underline-width="auto" style:text-underline-mode="continuous"/>
    </style:style>
    <style:style style:name="T5526" style:parent-style-name="Domyślnaczcionkaakapitu" style:family="text">
      <style:text-properties style:text-underline-type="single" style:text-underline-style="solid" style:text-underline-width="auto" style:text-underline-mode="continuous"/>
    </style:style>
    <style:style style:name="T5527" style:parent-style-name="Domyślnaczcionkaakapitu" style:family="text">
      <style:text-properties fo:background-color="#80FFFF" style:text-underline-type="single" style:text-underline-style="solid" style:text-underline-width="auto" style:text-underline-mode="continuous"/>
    </style:style>
    <style:style style:name="T5528" style:parent-style-name="Domyślnaczcionkaakapitu" style:family="text">
      <style:text-properties style:text-underline-type="single" style:text-underline-style="solid" style:text-underline-width="auto" style:text-underline-mode="continuous"/>
    </style:style>
    <style:style style:name="T5529" style:parent-style-name="Domyślnaczcionkaakapitu" style:family="text">
      <style:text-properties fo:background-color="#80FFFF" style:text-underline-type="single" style:text-underline-style="solid" style:text-underline-width="auto" style:text-underline-mode="continuous"/>
    </style:style>
    <style:style style:name="T5530" style:parent-style-name="Domyślnaczcionkaakapitu" style:family="text">
      <style:text-properties style:text-underline-type="single" style:text-underline-style="solid" style:text-underline-width="auto" style:text-underline-mode="continuous"/>
    </style:style>
    <style:style style:name="T5531" style:parent-style-name="Domyślnaczcionkaakapitu" style:family="text">
      <style:text-properties fo:background-color="#80FFFF" style:text-underline-type="single" style:text-underline-style="solid" style:text-underline-width="auto" style:text-underline-mode="continuous"/>
    </style:style>
    <style:style style:name="P5532" style:parent-style-name="Normalny" style:family="paragraph">
      <style:paragraph-properties fo:text-align="justify" fo:line-height="150%" fo:text-indent="0.2479in"/>
    </style:style>
    <style:style style:name="P5533" style:parent-style-name="Normalny" style:family="paragraph">
      <style:paragraph-properties fo:text-align="justify" fo:line-height="150%" fo:text-indent="0.2479in"/>
    </style:style>
    <style:style style:name="P5534" style:parent-style-name="Normalny" style:family="paragraph">
      <style:paragraph-properties fo:text-align="justify" fo:line-height="150%"/>
    </style:style>
    <style:style style:name="T5535" style:parent-style-name="Domyślnaczcionkaakapitu" style:family="text">
      <style:text-properties style:text-underline-type="single" style:text-underline-style="solid" style:text-underline-width="auto" style:text-underline-mode="continuous"/>
    </style:style>
    <style:style style:name="T5536" style:parent-style-name="Domyślnaczcionkaakapitu" style:family="text">
      <style:text-properties fo:background-color="#80FFFF" style:text-underline-type="single" style:text-underline-style="solid" style:text-underline-width="auto" style:text-underline-mode="continuous"/>
    </style:style>
    <style:style style:name="T5537" style:parent-style-name="Domyślnaczcionkaakapitu" style:family="text">
      <style:text-properties style:text-underline-type="single" style:text-underline-style="solid" style:text-underline-width="auto" style:text-underline-mode="continuous"/>
    </style:style>
    <style:style style:name="T5538" style:parent-style-name="Domyślnaczcionkaakapitu" style:family="text">
      <style:text-properties style:text-underline-type="single" style:text-underline-style="solid" style:text-underline-width="auto" style:text-underline-mode="continuous"/>
    </style:style>
    <style:style style:name="T5539" style:parent-style-name="Domyślnaczcionkaakapitu" style:family="text">
      <style:text-properties style:text-underline-type="single" style:text-underline-style="solid" style:text-underline-width="auto" style:text-underline-mode="continuous"/>
    </style:style>
    <style:style style:name="T5540" style:parent-style-name="Domyślnaczcionkaakapitu" style:family="text">
      <style:text-properties fo:background-color="#80FFFF" style:text-underline-type="single" style:text-underline-style="solid" style:text-underline-width="auto" style:text-underline-mode="continuous"/>
    </style:style>
    <style:style style:name="T5541" style:parent-style-name="Domyślnaczcionkaakapitu" style:family="text">
      <style:text-properties style:text-underline-type="single" style:text-underline-style="solid" style:text-underline-width="auto" style:text-underline-mode="continuous"/>
    </style:style>
    <style:style style:name="T5542" style:parent-style-name="Domyślnaczcionkaakapitu" style:family="text">
      <style:text-properties style:text-underline-type="single" style:text-underline-style="solid" style:text-underline-width="auto" style:text-underline-mode="continuous"/>
    </style:style>
    <style:style style:name="P5543" style:parent-style-name="Normalny" style:family="paragraph">
      <style:paragraph-properties fo:text-align="justify" fo:line-height="150%" fo:text-indent="0.2479in"/>
    </style:style>
    <style:style style:name="T5544" style:parent-style-name="Domyślnaczcionkaakapitu" style:family="text">
      <style:text-properties fo:background-color="#80FFFF"/>
    </style:style>
    <style:style style:name="T5545" style:parent-style-name="Domyślnaczcionkaakapitu" style:family="text">
      <style:text-properties fo:background-color="#80FFFF"/>
    </style:style>
    <style:style style:name="T5546" style:parent-style-name="Domyślnaczcionkaakapitu" style:family="text">
      <style:text-properties fo:background-color="#80FFFF"/>
    </style:style>
    <style:style style:name="T5547" style:parent-style-name="Domyślnaczcionkaakapitu" style:family="text">
      <style:text-properties fo:background-color="#80FFFF"/>
    </style:style>
    <style:style style:name="T5548" style:parent-style-name="Domyślnaczcionkaakapitu" style:family="text">
      <style:text-properties fo:background-color="#80FFFF"/>
    </style:style>
    <style:style style:name="T5549" style:parent-style-name="Domyślnaczcionkaakapitu" style:family="text">
      <style:text-properties fo:background-color="#80FFFF"/>
    </style:style>
    <style:style style:name="T5550" style:parent-style-name="Domyślnaczcionkaakapitu" style:family="text">
      <style:text-properties fo:background-color="#80FFFF"/>
    </style:style>
    <style:style style:name="T5551" style:parent-style-name="Domyślnaczcionkaakapitu" style:family="text">
      <style:text-properties fo:background-color="#80FFFF"/>
    </style:style>
    <style:style style:name="P5552" style:parent-style-name="Normalny" style:family="paragraph">
      <style:paragraph-properties fo:text-align="justify" fo:line-height="150%" fo:text-indent="0.2479in"/>
    </style:style>
    <style:style style:name="T5553" style:parent-style-name="Domyślnaczcionkaakapitu" style:family="text">
      <style:text-properties fo:background-color="#80FFFF"/>
    </style:style>
    <style:style style:name="P5554" style:parent-style-name="Normalny" style:family="paragraph">
      <style:paragraph-properties fo:text-align="justify" fo:line-height="150%"/>
    </style:style>
    <style:style style:name="T5555" style:parent-style-name="Domyślnaczcionkaakapitu" style:family="text">
      <style:text-properties fo:background-color="#80FFFF" style:text-underline-type="single" style:text-underline-style="solid" style:text-underline-width="auto" style:text-underline-mode="continuous"/>
    </style:style>
    <style:style style:name="T5556" style:parent-style-name="Domyślnaczcionkaakapitu" style:family="text">
      <style:text-properties style:text-underline-type="single" style:text-underline-style="solid" style:text-underline-width="auto" style:text-underline-mode="continuous"/>
    </style:style>
    <style:style style:name="T5557" style:parent-style-name="Domyślnaczcionkaakapitu" style:family="text">
      <style:text-properties fo:background-color="#80FFFF" style:text-underline-type="single" style:text-underline-style="solid" style:text-underline-width="auto" style:text-underline-mode="continuous"/>
    </style:style>
    <style:style style:name="T5558" style:parent-style-name="Domyślnaczcionkaakapitu" style:family="text">
      <style:text-properties style:text-underline-type="single" style:text-underline-style="solid" style:text-underline-width="auto" style:text-underline-mode="continuous"/>
    </style:style>
    <style:style style:name="T5559" style:parent-style-name="Domyślnaczcionkaakapitu" style:family="text">
      <style:text-properties fo:background-color="#80FFFF" style:text-underline-type="single" style:text-underline-style="solid" style:text-underline-width="auto" style:text-underline-mode="continuous"/>
    </style:style>
    <style:style style:name="T5560" style:parent-style-name="Domyślnaczcionkaakapitu" style:family="text">
      <style:text-properties style:text-underline-type="single" style:text-underline-style="solid" style:text-underline-width="auto" style:text-underline-mode="continuous"/>
    </style:style>
    <style:style style:name="T5561" style:parent-style-name="Domyślnaczcionkaakapitu" style:family="text">
      <style:text-properties fo:background-color="#80FFFF" style:text-underline-type="single" style:text-underline-style="solid" style:text-underline-width="auto" style:text-underline-mode="continuous"/>
    </style:style>
    <style:style style:name="T5562" style:parent-style-name="Domyślnaczcionkaakapitu" style:family="text">
      <style:text-properties style:text-underline-type="single" style:text-underline-style="solid" style:text-underline-width="auto" style:text-underline-mode="continuous"/>
    </style:style>
    <style:style style:name="T5563" style:parent-style-name="Domyślnaczcionkaakapitu" style:family="text">
      <style:text-properties fo:background-color="#80FFFF" style:text-underline-type="single" style:text-underline-style="solid" style:text-underline-width="auto" style:text-underline-mode="continuous"/>
    </style:style>
    <style:style style:name="P5564" style:parent-style-name="Normalny" style:family="paragraph">
      <style:paragraph-properties fo:text-align="justify" fo:line-height="150%" fo:text-indent="0.2479in"/>
    </style:style>
    <style:style style:name="T5565" style:parent-style-name="Domyślnaczcionkaakapitu" style:family="text">
      <style:text-properties fo:background-color="#80FFFF"/>
    </style:style>
    <style:style style:name="T5566" style:parent-style-name="Domyślnaczcionkaakapitu" style:family="text">
      <style:text-properties fo:background-color="#80FFFF"/>
    </style:style>
    <style:style style:name="P5567" style:parent-style-name="Normalny" style:family="paragraph">
      <style:paragraph-properties fo:text-align="justify" fo:line-height="150%"/>
    </style:style>
    <style:style style:name="T5568" style:parent-style-name="Domyślnaczcionkaakapitu" style:family="text">
      <style:text-properties style:text-underline-type="single" style:text-underline-style="solid" style:text-underline-width="auto" style:text-underline-mode="continuous"/>
    </style:style>
    <style:style style:name="P5569" style:parent-style-name="Normalny" style:family="paragraph">
      <style:paragraph-properties fo:text-align="justify" fo:line-height="150%" fo:text-indent="0.2479in"/>
    </style:style>
    <style:style style:name="T5570" style:parent-style-name="Domyślnaczcionkaakapitu" style:family="text">
      <style:text-properties fo:background-color="#80FFFF"/>
    </style:style>
    <style:style style:name="P5571" style:parent-style-name="Normalny" style:family="paragraph">
      <style:paragraph-properties fo:text-align="justify" fo:line-height="150%"/>
    </style:style>
    <style:style style:name="T5572" style:parent-style-name="Domyślnaczcionkaakapitu" style:family="text">
      <style:text-properties fo:background-color="#80FFFF" style:text-underline-type="single" style:text-underline-style="solid" style:text-underline-width="auto" style:text-underline-mode="continuous"/>
    </style:style>
    <style:style style:name="T5573" style:parent-style-name="Domyślnaczcionkaakapitu" style:family="text">
      <style:text-properties style:text-underline-type="single" style:text-underline-style="solid" style:text-underline-width="auto" style:text-underline-mode="continuous"/>
    </style:style>
    <style:style style:name="T5574" style:parent-style-name="Domyślnaczcionkaakapitu" style:family="text">
      <style:text-properties fo:background-color="#80FFFF" style:text-underline-type="single" style:text-underline-style="solid" style:text-underline-width="auto" style:text-underline-mode="continuous"/>
    </style:style>
    <style:style style:name="T5575" style:parent-style-name="Domyślnaczcionkaakapitu" style:family="text">
      <style:text-properties style:text-underline-type="single" style:text-underline-style="solid" style:text-underline-width="auto" style:text-underline-mode="continuous"/>
    </style:style>
    <style:style style:name="T5576" style:parent-style-name="Domyślnaczcionkaakapitu" style:family="text">
      <style:text-properties fo:background-color="#80FFFF" style:text-underline-type="single" style:text-underline-style="solid" style:text-underline-width="auto" style:text-underline-mode="continuous"/>
    </style:style>
    <style:style style:name="T5577" style:parent-style-name="Domyślnaczcionkaakapitu" style:family="text">
      <style:text-properties style:text-underline-type="single" style:text-underline-style="solid" style:text-underline-width="auto" style:text-underline-mode="continuous"/>
    </style:style>
    <style:style style:name="T5578" style:parent-style-name="Domyślnaczcionkaakapitu" style:family="text">
      <style:text-properties fo:background-color="#80FFFF" style:text-underline-type="single" style:text-underline-style="solid" style:text-underline-width="auto" style:text-underline-mode="continuous"/>
    </style:style>
    <style:style style:name="T5579" style:parent-style-name="Domyślnaczcionkaakapitu" style:family="text">
      <style:text-properties style:text-underline-type="single" style:text-underline-style="solid" style:text-underline-width="auto" style:text-underline-mode="continuous"/>
    </style:style>
    <style:style style:name="T5580" style:parent-style-name="Domyślnaczcionkaakapitu" style:family="text">
      <style:text-properties fo:background-color="#80FFFF" style:text-underline-type="single" style:text-underline-style="solid" style:text-underline-width="auto" style:text-underline-mode="continuous"/>
    </style:style>
    <style:style style:name="P5581" style:parent-style-name="Normalny" style:family="paragraph">
      <style:paragraph-properties fo:text-align="justify" fo:line-height="150%" fo:text-indent="0.2479in"/>
    </style:style>
    <style:style style:name="T5582" style:parent-style-name="Domyślnaczcionkaakapitu" style:family="text">
      <style:text-properties fo:background-color="#80FFFF"/>
    </style:style>
    <style:style style:name="T5583" style:parent-style-name="Domyślnaczcionkaakapitu" style:family="text">
      <style:text-properties fo:background-color="#80FFFF"/>
    </style:style>
    <style:style style:name="P5584" style:parent-style-name="Normalny" style:family="paragraph">
      <style:paragraph-properties fo:text-align="justify" fo:line-height="150%"/>
    </style:style>
    <style:style style:name="T5585" style:parent-style-name="Domyślnaczcionkaakapitu" style:family="text">
      <style:text-properties style:text-underline-type="single" style:text-underline-style="solid" style:text-underline-width="auto" style:text-underline-mode="continuous"/>
    </style:style>
    <style:style style:name="P5586" style:parent-style-name="Normalny" style:family="paragraph">
      <style:paragraph-properties fo:text-align="justify" fo:line-height="150%" fo:text-indent="0.2479in"/>
    </style:style>
    <style:style style:name="T5587" style:parent-style-name="Domyślnaczcionkaakapitu" style:family="text">
      <style:text-properties fo:background-color="#80FFFF"/>
    </style:style>
    <style:style style:name="T5588" style:parent-style-name="Domyślnaczcionkaakapitu" style:family="text">
      <style:text-properties fo:background-color="#80FFFF"/>
    </style:style>
    <style:style style:name="P5589" style:parent-style-name="Normalny" style:family="paragraph">
      <style:paragraph-properties fo:text-align="justify" fo:line-height="150%"/>
    </style:style>
    <style:style style:name="T5590" style:parent-style-name="Domyślnaczcionkaakapitu" style:family="text">
      <style:text-properties fo:background-color="#80FFFF" style:text-underline-type="single" style:text-underline-style="solid" style:text-underline-width="auto" style:text-underline-mode="continuous"/>
    </style:style>
    <style:style style:name="T5591" style:parent-style-name="Domyślnaczcionkaakapitu" style:family="text">
      <style:text-properties style:text-underline-type="single" style:text-underline-style="solid" style:text-underline-width="auto" style:text-underline-mode="continuous"/>
    </style:style>
    <style:style style:name="T5592" style:parent-style-name="Domyślnaczcionkaakapitu" style:family="text">
      <style:text-properties fo:background-color="#80FFFF" style:text-underline-type="single" style:text-underline-style="solid" style:text-underline-width="auto" style:text-underline-mode="continuous"/>
    </style:style>
    <style:style style:name="T5593" style:parent-style-name="Domyślnaczcionkaakapitu" style:family="text">
      <style:text-properties style:text-underline-type="single" style:text-underline-style="solid" style:text-underline-width="auto" style:text-underline-mode="continuous"/>
    </style:style>
    <style:style style:name="T5594" style:parent-style-name="Domyślnaczcionkaakapitu" style:family="text">
      <style:text-properties fo:background-color="#80FFFF" style:text-underline-type="single" style:text-underline-style="solid" style:text-underline-width="auto" style:text-underline-mode="continuous"/>
    </style:style>
    <style:style style:name="T5595" style:parent-style-name="Domyślnaczcionkaakapitu" style:family="text">
      <style:text-properties style:text-underline-type="single" style:text-underline-style="solid" style:text-underline-width="auto" style:text-underline-mode="continuous"/>
    </style:style>
    <style:style style:name="T5596" style:parent-style-name="Domyślnaczcionkaakapitu" style:family="text">
      <style:text-properties fo:background-color="#80FFFF" style:text-underline-type="single" style:text-underline-style="solid" style:text-underline-width="auto" style:text-underline-mode="continuous"/>
    </style:style>
    <style:style style:name="T5597" style:parent-style-name="Domyślnaczcionkaakapitu" style:family="text">
      <style:text-properties style:text-underline-type="single" style:text-underline-style="solid" style:text-underline-width="auto" style:text-underline-mode="continuous"/>
    </style:style>
    <style:style style:name="T5598" style:parent-style-name="Domyślnaczcionkaakapitu" style:family="text">
      <style:text-properties fo:background-color="#80FFFF" style:text-underline-type="single" style:text-underline-style="solid" style:text-underline-width="auto" style:text-underline-mode="continuous"/>
    </style:style>
    <style:style style:name="P5599" style:parent-style-name="Normalny" style:family="paragraph">
      <style:paragraph-properties fo:text-align="justify" fo:line-height="150%" fo:text-indent="0.2479in"/>
    </style:style>
    <style:style style:name="T5600" style:parent-style-name="Domyślnaczcionkaakapitu" style:family="text">
      <style:text-properties fo:background-color="#80FFFF"/>
    </style:style>
    <style:style style:name="T5601" style:parent-style-name="Domyślnaczcionkaakapitu" style:family="text">
      <style:text-properties fo:background-color="#80FFFF"/>
    </style:style>
    <style:style style:name="T5602" style:parent-style-name="Domyślnaczcionkaakapitu" style:family="text">
      <style:text-properties fo:background-color="#80FFFF"/>
    </style:style>
    <style:style style:name="T5603" style:parent-style-name="Domyślnaczcionkaakapitu" style:family="text">
      <style:text-properties fo:background-color="#80FFFF"/>
    </style:style>
    <style:style style:name="T5604" style:parent-style-name="Domyślnaczcionkaakapitu" style:family="text">
      <style:text-properties fo:background-color="#80FFFF"/>
    </style:style>
    <style:style style:name="T5605" style:parent-style-name="Domyślnaczcionkaakapitu" style:family="text">
      <style:text-properties fo:background-color="#80FFFF"/>
    </style:style>
    <style:style style:name="T5606" style:parent-style-name="Domyślnaczcionkaakapitu" style:family="text">
      <style:text-properties fo:background-color="#80FFFF"/>
    </style:style>
    <style:style style:name="T5607" style:parent-style-name="Domyślnaczcionkaakapitu" style:family="text">
      <style:text-properties fo:background-color="#80FFFF"/>
    </style:style>
    <style:style style:name="T5608" style:parent-style-name="Domyślnaczcionkaakapitu" style:family="text">
      <style:text-properties fo:background-color="#80FFFF"/>
    </style:style>
    <style:style style:name="P5609" style:parent-style-name="Normalny" style:family="paragraph">
      <style:paragraph-properties fo:text-align="justify" fo:line-height="150%" fo:text-indent="0.2479in"/>
    </style:style>
    <style:style style:name="T5610" style:parent-style-name="Domyślnaczcionkaakapitu" style:family="text">
      <style:text-properties fo:background-color="#80FFFF"/>
    </style:style>
    <style:style style:name="P5611" style:parent-style-name="Normalny" style:family="paragraph">
      <style:paragraph-properties fo:text-align="justify" fo:line-height="150%" fo:text-indent="0.2479in"/>
    </style:style>
  </office:automatic-styles>
  <office:body>
    <office:text text:use-soft-page-breaks="true">
      <text:p text:style-name="P1">KORPUS= Obrady Okrągłego Stołu</text:p>
      <text:p text:style-name="P2">ZESPÓŁ= Podzespół do spraw Ekologii</text:p>
      <text:p text:style-name="P3">TYTUŁ= STENOGRAM z piątego posiedzenia Podzespołu do spraw Ekologii</text:p>
      <text:p text:style-name="P4">DATA= 2 marca 1989 r.</text:p>
      <text:p text:style-name="P5">SYGNATURA= 9540/6</text:p>
      <text:p text:style-name="P6">INW=<text:s/>46077</text:p>
      <text:p text:style-name="P7">TEKST=</text:p>
      <text:p text:style-name="P8">Stenogram z obrad Podzespołu do spraw Ekologii<text:s/><text:span text:style-name="T9">„</text:span>okrągłego stołu”<text:s/>z dnia 2 marca 19<text:span text:style-name="T10">8</text:span>9 r.</text:p>
      <text:p text:style-name="P11">Obradom<text:s/><text:span text:style-name="T12">przewodniczyli: Jerzy Kołodziejski</text:span><text:s/>i<text:s/><text:span text:style-name="T13">Stefan Ko</text:span><text:span text:style-name="T14">zł</text:span><text:span text:style-name="T15">ow</text:span><text:span text:style-name="T16">ski</text:span><text:span text:style-name="T17">.</text:span></text:p>
      <text:p text:style-name="P18"><text:span text:style-name="T19">Jerzy Kołod</text:span><text:span text:style-name="T20">zie</text:span><text:span text:style-name="T21">j</text:span><text:span text:style-name="T22">sk</text:span><text:span text:style-name="T23">i</text:span>:</text:p>
      <text:p text:style-name="P24">Proszę państwa, sądzę, że możemy rozpocząć obrady kolejnego naszego spotkania. Tak nawiasem mówiąc, już nie wiem, które to z kolei. Sądzę, że będziemy kontynuować prace zakończoną na poprzednim spotkaniu.</text:p>
      <text:p text:style-name="P25">W uzgodnieniu z współprzewodniczącym, profesorem Kozłowskim, proponuję, żebyśmy dzisiaj pr<text:span text:style-name="T26">ze</text:span>dysku<text:span text:style-name="T27">to</text:span>w<text:span text:style-name="T28">ali</text:span><text:s/>w pierwszym rzędzie punkt 18, 19, 20, 21 i 22, 23, 24, 2<text:span text:style-name="T29">5,</text:span><text:s/>26. Są to nowe postulaty wniesione przez stronę solidarnoś<text:span text:style-name="T30">ci</text:span>ową, a potem, po przedy<text:span text:style-name="T31">skut</text:span>owaniu tyc<text:span text:style-name="T32">h</text:span><text:s/>punktów wró<text:span text:style-name="T33">cilibyś</text:span>my do tekstu, który przeszedł przez redakcję, wspólną komisję redakcyjną. Zaczynając, prawdopodobnie, znowu od punktu pier<text:span text:style-name="T34">w</text:span>szego, który był p<text:span text:style-name="T35">rzedyskutow</text:span>any. Strona rządowa ma tam jeszcze drobną uwagę redakc<text:span text:style-name="T36">yj</text:span>ną.</text:p>
      <text:p text:style-name="P37">Czy taki porządek obrad możemy przyjąć? Czy ktoś z państwa m<text:span text:style-name="T38">a</text:span><text:s/>uwagi lub zastrzeżenia?</text:p>
      <text:p text:style-name="P39"><text:span text:style-name="T40">Marek Roman</text:span>:</text:p>
      <text:p text:style-name="P41">To od 17 punktu rozpoczynamy?</text:p>
      <text:p text:style-name="P42"><text:span text:style-name="T43">Jerzy Kołod</text:span><text:span text:style-name="T44">zie</text:span><text:span text:style-name="T45">j</text:span><text:span text:style-name="T46">sk</text:span><text:span text:style-name="T47">i</text:span>:</text:p>
      <text:p text:style-name="P48">Zaczynamy od 18-<text:span text:style-name="T49">te</text:span>go punktu.</text:p>
      <text:p text:style-name="P50"><text:span text:style-name="T51">Marek Roman</text:span>:</text:p>
      <text:p text:style-name="P52">To są strony, które dodatkowo dostaliśmy?</text:p>
      <text:p text:style-name="P53"><text:span text:style-name="T54">Jerzy Kołod</text:span><text:span text:style-name="T55">zie</text:span><text:span text:style-name="T56">j</text:span><text:span text:style-name="T57">sk</text:span><text:span text:style-name="T58">i</text:span>:</text:p>
      <text:p text:style-name="P59">Tak. To jest cały pakiet, panie profesorze, od 18 do 26.</text:p>
      <text:p text:style-name="P60"><text:span text:style-name="T61">Marek Roman</text:span>:</text:p>
      <text:p text:style-name="P62"><text:span text:style-name="T63">J</text:span>a mam tylko od 18 do 21<text:span text:style-name="T64"><text:s/>.</text:span><text:s/><text:span text:style-name="T65">W</text:span><text:s/>ogóle n<text:span text:style-name="T66">ie<text:s/></text:span>dostałem żadnych innych materiałów. Może wszyscy mają, ale<text:s/><text:span text:style-name="T67">ja</text:span><text:s/>b<text:span text:style-name="T68">y</text:span>m chciał mie<text:span text:style-name="T69">ć.</text:span></text:p>
      <text:p text:style-name="P70"><text:span text:style-name="T71">Jerzy Kołod</text:span><text:span text:style-name="T72">zie</text:span><text:span text:style-name="T73">j</text:span><text:span text:style-name="T74">sk</text:span><text:span text:style-name="T75">i</text:span>:</text:p>
      <text:p text:style-name="P76">Kto<text:s/><text:span text:style-name="T77">z</text:span><text:s/>państwa nie ma materiałów? Czy jest więcej tych materiałów, czy nie?</text:p>
      <text:p text:style-name="P78"><text:span text:style-name="T79">S</text:span><text:span text:style-name="T80">te</text:span><text:span text:style-name="T81">fan Ko</text:span><text:span text:style-name="T82">zł</text:span><text:span text:style-name="T83">ow</text:span><text:span text:style-name="T84">sk</text:span><text:span text:style-name="T85">i</text:span>:</text:p>
      <text:p text:style-name="P86">Jeszcze się kserują, za chwilę dos<text:span text:style-name="T87">ta</text:span>n<text:span text:style-name="T88">ie</text:span>m<text:span text:style-name="T89">y.</text:span></text:p>
      <text:p text:style-name="P90"><text:span text:style-name="T91">Jerzy Kołod</text:span><text:span text:style-name="T92">z</text:span><text:span text:style-name="T93">iejski</text:span>:</text:p>
      <text:p text:style-name="P94">Dobrz<text:span text:style-name="T95">e</text:span>.</text:p>
      <text:p text:style-name="P96"><text:span text:style-name="T97">S</text:span><text:span text:style-name="T98">te</text:span><text:span text:style-name="T99">fan Ko</text:span><text:span text:style-name="T100">zł</text:span><text:span text:style-name="T101">ow</text:span><text:span text:style-name="T102">sk</text:span><text:span text:style-name="T103">i</text:span>:</text:p>
      <text:p text:style-name="P104"><text:span text:style-name="T105">T</text:span>e pię<text:span text:style-name="T106">ć</text:span><text:s/>już były państwu rozdane, więc możemy zacząć od tych, a w miarę obrad tutaj jeszcze<text:s/><text:soft-page-break/>dojdziemy, bo po prostu jeszcze nie wszystkie zostały skserowane<text:span text:style-name="T107">.</text:span></text:p>
      <text:p text:style-name="P108"><text:span text:style-name="T109">Jerzy Kołod</text:span><text:span text:style-name="T110">zie</text:span><text:span text:style-name="T111">j</text:span><text:span text:style-name="T112">sk</text:span><text:span text:style-name="T113">i</text:span>:</text:p>
      <text:p text:style-name="P114">Tak, proponuję przy<text:span text:style-name="T115">ją</text:span>ć wniosek profesora Kozłowskiego i rozpocząć pracę od punktu 18<text:span text:style-name="T116">.</text:span><text:s/>Bardzo proszę o krótkie wprowadzenie stronę solidarnoś<text:span text:style-name="T117">ci</text:span>ową.</text:p>
      <text:p text:style-name="P118"><text:span text:style-name="T119">S</text:span><text:span text:style-name="T120">t</text:span><text:span text:style-name="T121">efan Kozłows</text:span><text:span text:style-name="T122">ki</text:span>:</text:p>
      <text:p text:style-name="P123">To może wobec tego b<text:span text:style-name="T124">ym</text:span><text:s/>przecz<text:span text:style-name="T125">yt</text:span>ał, żeby była tutaj jasność.</text:p>
      <text:p text:style-name="P126">Pr<text:span text:style-name="T127">ze</text:span>dstaw<text:span text:style-name="T128">ie</text:span>nie koncepcji aktywnej współpracy przygranicznej z krajami ościennymi, obejmującej odszkodowania za poniesione straty w wyniku zanieczyszczenia środowiska, trybu uzgadniania lokalizacji inwestycji położonych w sąsiedztwie granic, zasady wspólnego gospodarowania zasobami i walorami oraz zasady wspólnej polityki środowiskow<text:span text:style-name="T129">ej.</text:span></text:p>
      <text:p text:style-name="P130">Opracowanie to, po zaopiniowaniu przez pozarządowe organizacje ekologiczne przedstawić należy Państwowej Radzie<text:s/><text:span text:style-name="T131">O</text:span>chrony Ś<text:span text:style-name="T132">ro</text:span>d<text:span text:style-name="T133">owiska</text:span><text:s/>i po uzyskaniu pozytywnej opinii traktować jako wytyczne do uzgodnień z krajami ościennymi.<text:s/><text:span text:style-name="T134">W</text:span><text:s/>trybie in<text:span text:style-name="T135">fo</text:span>rmac<text:span text:style-name="T136">yj</text:span>nym należy oprotestować budowę koksowni w Zagłębiu<text:s/>Ostrawsko-Karwińskim<text:s/>i<text:s/><text:span text:style-name="T137">fu</text:span>nk<text:span text:style-name="T138">cjo</text:span>n<text:span text:style-name="T139">owani</text:span>e elektrowni w pobliżu granicy Hirschfelde i FriedensGrenze. Termin - grudzień<text:s/>‘89.</text:p>
      <text:p text:style-name="P140"><text:span text:style-name="T141">Jerzy Kołod</text:span><text:span text:style-name="T142">zie</text:span><text:span text:style-name="T143">j</text:span><text:span text:style-name="T144">sk</text:span><text:span text:style-name="T145">i</text:span>:</text:p>
      <text:p text:style-name="P146">Tak<text:span text:style-name="T147">.</text:span><text:s/>proszę bardzo, otwieram dyskusję na temat tego postulatu. Bardzo proszę, pan minister Kulczyńsk<text:span text:style-name="T148">i.</text:span></text:p>
      <text:p text:style-name="P149"><text:span text:style-name="T150">Wacław Kulczyński</text:span>:</text:p>
      <text:p text:style-name="P151">Proponowany zapis uważam, że jest do przyjęcia. Chciałbym natomiast poinformować i zwrócić uwagę na istotny moment w tej sprawie. Otóż prace nad podpisaniem stosownego porozumienia pomiędzy NRD i Czechosłowa<text:span text:style-name="T152">cj</text:span>ą, bo zostało to nie wyraźnie wyart<text:span text:style-name="T153">yk</text:span>ułowane, ale wyraźnie tekst wskazuje na to, że dotyczy tych państw, a więc prace nad podpisaniem takiego porozumienia prowadzone są od początku roku ubiegłego.</text:p>
      <text:p text:style-name="P154"><text:span text:style-name="T155">W</text:span><text:s/>tej sprawie Polska przedstawiła projekt odpowiedniego porozumienia. Porozumienie to było przedmiotem wspólnego posiedzenia w Jeleniej Górze, na początku marca zeszłego roku na szczeblu wiceprem<text:span text:style-name="T156">ie</text:span>rów. Tylko niewielka część spraw została wówczas uzgodniona. Można powiedzieć, że te które dla Polski stanowią zasadniczą materię i przedstawiają główny interes w kraju, te sprawy nie były wówczas uzgodn<text:span text:style-name="T157">io</text:span>ne.</text:p>
      <text:p text:style-name="P158">W związku z czym były prowadzone dalsze rozmowy. Odbyło się kolejne spotkanie w połowie roku na terenie Wałbrzycha. Doprowadz<text:span text:style-name="T159">iliś</text:span>my wówczas do uzgodnienia kilku istotnych elementów naszej współpracy, jednakże w dalszym ciągu takie kwestie, które są związane z od<text:span text:style-name="T160">sz</text:span>kodowan<text:span text:style-name="T161">ia</text:span>mi, jak również z podjęciem wyraźnego,<text:s/><text:span text:style-name="T162">je</text:span>dnoznacznego zobowiązania, co do podjęcia przez naszych partnerów, N<text:span text:style-name="T163">R</text:span>D i Czechosłowację, określonych działań w obszarze przyg<text:span text:style-name="T164">ran</text:span>i<text:span text:style-name="T165">cz</text:span>nym, te kwestie również pozostały wówczas otwarte.</text:p>
      <text:p text:style-name="P166">W<text:s/><text:span text:style-name="T167">m</text:span>iędzyczasie odbywaliśmy, to znaczy po spotkaniu wałbrzyskim, w Książu, odbywaliśmy dalsze rozmowy, aczkolwiek już nie na takim szczeblu, który był oficjalnym szczeblem, ale między innymi prace związane z udziałem odpowiednich ekspertów. Odbyło się spotkanie ekspertów z udziałem specjalistów za<text:span text:style-name="T168">inte</text:span>resowanych stron, gdzie głównym jego celem miało być uznanie przez ten zespół faktu iż przyczyną<text:s/><text:soft-page-break/>ginięcia lasów w Karkonoszach są zanieczyszczenia atmos<text:span text:style-name="T169">fe</text:span>ry<text:span text:style-name="T170">cz</text:span>ne, których źródło znajduje się na terenie<text:s/><text:span text:style-name="T171">NRD<text:s/></text:span>i Czechosłowa<text:span text:style-name="T172">cj</text:span>i. Takie uzgodnienie i takie stanowisko zostało zawarte w tej sprawie w odpowiednim<text:s/>pr<text:span text:style-name="T173">ot</text:span>ok<text:span text:style-name="T174">ole</text:span>. Był to o<text:s/><text:span text:style-name="T175">t</text:span>yle ważny moment, również i na tym tle był toczony wcześniej spór o uznanie tego faktu.<text:s/><text:span text:style-name="T176">W</text:span><text:s/>tym spotkaniu uczestniczył profesor Harabin, który jest dzisiaj tutaj tak<text:span text:style-name="T177">że</text:span><text:s/>obecny.</text:p>
      <text:p text:style-name="P178">Kolejne spotkanie w grudniu odbyło się w Berlinie, gdzie doprowadz<text:span text:style-name="T179">il</text:span>iśmy do uzgodnienia praktycznie wszystkich zasadnic<text:span text:style-name="T180">zy</text:span>ch spraw, jakimi Polska jest z<text:span text:style-name="T181">a</text:span>in<text:span text:style-name="T182">t</text:span>ere<text:span text:style-name="T183">s</text:span>owana, z wyjątkiem znowu kwestii odszkodowań.</text:p>
      <text:p text:style-name="P184">Chciałbym tutaj, w tym miejscu, poinformow<text:span text:style-name="T185">ać</text:span>, że NRD i Czechosłowa<text:span text:style-name="T186">cj</text:span>a tłumacząc brakiem w tej kwestii rozwiązań prawnych, które zn<text:span text:style-name="T187">a</text:span>jdowałyby się w pr<text:span text:style-name="T188">zepi</text:span>sach m<text:span text:style-name="T189">ię</text:span>dzynarodowych odmawiały wręcz rozmów na temat problemu odszkodowania. I t<text:span text:style-name="T190">a</text:span>kie zapisy znajdowały się każdorazowo po tego typu spotkaniach. Berlin o tyle posunął sprawę do przodu, iż poza uzgodnieniem kwestii, jak to powiedziałem tak syntetycznie, zasadniczych, znalazł się w<text:s/>protokole<text:s/>zapis, iż strony są kwestie odszkodowań na kolejnym spotkaniu negocjować. To spotkanie miało s<text:span text:style-name="T191">ię</text:span><text:s/>odbyć za miesiąc od spotkania berlińskiego, na terenie Czechosłowa<text:span text:style-name="T192">cj</text:span>i. Takie było w tej sprawie uzgodnienie. Ponieważ minął styczeń, mijał luty, a stron<text:span text:style-name="T193">a</text:span><text:s/>czechosłowacka nie wykazała w tej sprawie odpowiedniej inicjatywy, pomimo w międzyczasie naciskania różnymi kanałami dyplom<text:span text:style-name="T194">at</text:span>y<text:span text:style-name="T195">cz</text:span>nymi, popros<text:span text:style-name="T196">il</text:span>iśmy o spotkanie z odpow<text:span text:style-name="T197">ie</text:span>d<text:span text:style-name="T198">zi</text:span>alnym za ten problem w<text:span text:style-name="T199">ic</text:span>emin<text:span text:style-name="T200">ist</text:span>rem Ochrony Środowiska, tam jest układ organ<text:span text:style-name="T201">iz</text:span>ac<text:span text:style-name="T202">yj</text:span>ny, taki, że praktycznie pełni on funkcję ministra, dlatego, że podlega bezpośrednio wicepremierowi, Karolem Renem, i w tym tygodniu, we wtorek, w O<text:span text:style-name="T203">s</text:span>trawie, ja się z nim spotkałem. Przeprowadziłem robocze w tej kwestii rozmowy.</text:p>
      <text:p text:style-name="P204">Postawiłem w czasie tych rozmów jednoznacznie w sposób ostry i zdecydowany kwestie związane z uregulowan<text:span text:style-name="T205">ie</text:span>m, po pierwsze, problemu odszkodowań w tej umowie. Po drugie, uregulowa<text:span text:style-name="T206">ni</text:span>e spraw związanych z inwesty<text:span text:style-name="T207">cj</text:span>ami jakie są realizowane, bądź obiektami, które na terenie Czechosłowa<text:span text:style-name="T208">cj</text:span>i się znajdują, ale w strefie przygranicznej i bezpośrednio odd<text:span text:style-name="T209">zi</text:span>ałują, bądź mogą oddziaływać na zanie<text:span text:style-name="T210">cz</text:span>yszczen<text:span text:style-name="T211">ia</text:span><text:s/>na terenie Polski, kwestie wypłaty ods<text:span text:style-name="T212">zk</text:span>odo<text:span text:style-name="T213">wa</text:span>n<text:span text:style-name="T214">ia</text:span><text:s/>z tytułu znanych zanie<text:span text:style-name="T215">cz</text:span>yszczeń<text:s/><text:span text:style-name="T216">O</text:span>dry i powiązałem to z inicjatywą Czec<text:span text:style-name="T217">h</text:span>osłowaków, który dotyczy spotkania premierów pięciu krajów so<text:span text:style-name="T218">cj</text:span>alistycznych oraz dwóch krajów zachodnich, RFN i Austrii, z jaką wystąpiła Czechosłowa<text:span text:style-name="T219">cj</text:span>a, prosząc o poparcie tej inicjatywy. Pow<text:span text:style-name="T220">ie</text:span>d<text:span text:style-name="T221">zi</text:span>eliśmy wyraźnie, że jesteś<text:span text:style-name="T222">m</text:span>y z<text:span text:style-name="T223">a</text:span>interesowani każdą inicjatywą w Europie Środkowej, która zmierza do zorganizowania wspólnego wysiłku dla spraw ochrony środowi<text:span text:style-name="T224">sk</text:span>a.<text:s/><text:span text:style-name="T225">J</text:span>edna<text:span text:style-name="T226">k</text:span>że nasz udział i współpraca<text:s/>są<text:s/>w bezpośrednim związku z tym, jak do czasu tego spotkania będą uregulowane kwestie związane z podp<text:span text:style-name="T227">is</text:span>ani<text:span text:style-name="T228">e</text:span>m dwustronnej umowy, jak również te sprawy, o których wspomniałem, dotyczące naszych problemów przygranicznych.</text:p>
      <text:p text:style-name="P229">To stanowisko zostało przyjęte, nie oprotestowane, jednakże Karol Ren nie miał upoważnień do tego, żeby zają<text:span text:style-name="T230">ć</text:span><text:s/>ostateczne w tej kwestii stanowisko w imieniu rządu Cze<text:span text:style-name="T231">ch</text:span>osłowa<text:span text:style-name="T232">cj</text:span>i. Zobowiązał się je szybko przekazać, poinformować. Umówiliśmy s<text:span text:style-name="T233">ię</text:span>, że<text:s/><text:span text:style-name="T234">je</text:span>śli byłaby akceptacja, to w kwestii dotyczącej określenia wysokości szkód, myśmy zażądali 9 miliardów złotych, powołana by była wspólna komisja, która by oceniła nasze żądania i określiła ostateczną wielkość co do której rościmy pretensje. W kwestiach dotyczących kilku obiektów przygran<text:span text:style-name="T235">icz</text:span>nych na terenie Czechosłowacji, strona czechosłowacka przyjmuje naszych ekspertów, aby na miejscu zapoznali się z przebiegi<text:span text:style-name="T236">e</text:span>m realizacji inwestycji i ich warunków, jak również stanem urządzeń ochrony środowiska w istniejących obiektach. I w końcu marca eksperci nasi na ten teren<text:s/><text:soft-page-break/>wyjadą. Jest to o tyle postęp, że do tej pory, po prostu, do takiej sytuacji, w której by nasi specjaliści mogli wejrzeć, że tak powiem, bezpośrednio w ich obiekty, po prostu nie dopuszczano.<text:s/><text:span text:style-name="T237">A</text:span><text:s/>więc jest to też pewnego rodzaju już ustępstwo.</text:p>
      <text:p text:style-name="P238">Założenie jest takie, że porozumienie trójstronne byłoby podpisane w połowie kwietnia. Znaczy, uzgodnione w połowie kwietnia,<text:s/><text:span text:style-name="T239">ź</text:span>le powiedziałem, łącznie ze sprawą odszkodowań. Natomiast podpisanie odbyłoby się w później uzgodnionym terminie, ale jednak nie później niż wspomniane spotkanie premierów siedmiu państw środkowej<text:s/><text:span text:style-name="T240">E</text:span>uropy na terenie Polski, w składzie, myślę, że podobnym, jaki miał miejsce w punkcie wyjścia w Jeleniej Górze.</text:p>
      <text:p text:style-name="P241">Myślę, że ta informacja przy tej okazji należała się<text:s/>państwu, ale<text:s/><text:span text:style-name="T242">je</text:span>dnocz<text:span text:style-name="T243">eś</text:span>n<text:span text:style-name="T244">ie,</text:span><text:s/>jak z tego widać, ponieważ temat jest po prostu prowadzony, twierdzę, ż<text:span text:style-name="T245">e</text:span><text:s/>aktywnie, na bieżąco, nie odkładany, przyjęcie takiego założenia, iż koncepcja będzie przedstawiona w grudniu 89, oceniona przez Państwową Radę Ochrony Środowiska, z uwzględnieniem opinii organizacji proekolog<text:span text:style-name="T246">ic</text:span>znych, w tym miejscu po prostu się ten zapis kłóci z tym, o czym ja tutaj powiedziałem<text:span text:style-name="T247">.</text:span></text:p>
      <text:p text:style-name="P248">Chciałem wyraźnie powiedzieć, że nie mamy nic pr<text:span text:style-name="T249">z</text:span>eci<text:span text:style-name="T250">wk</text:span>o temu, aby w ogóle temat był postawiony na Państwowej Radzie Ochrony<text:s/><text:span text:style-name="T251">Ś</text:span><text:span text:style-name="T252">r</text:span>odowiska, z drobną uwagą, któ<text:span text:style-name="T253">r</text:span>ą chcę poczynić, mianowi<text:span text:style-name="T254">ci</text:span>e, tych organizacji proekologicznych my mamy około stu na terenie kraju, prawda. I dlatego tu trzeba było, przy innych nawet zapisach ujmow<text:span text:style-name="T255">ać</text:span><text:s/>jakąś zasadę, iż są te repr<text:span text:style-name="T256">ez</text:span>ent<text:span text:style-name="T257">at</text:span>ywne i niekoniecznie rep<text:span text:style-name="T258">re</text:span>zentatywne z punktu widzenia ogólnego rodzaju uzgodnień. Bo trudno z całą setką organizacji rozmawiać. Taki temat pod nasz<text:s/>„stół”<text:s/>przekazuję. Myślę, że państwo tutaj w tym zakresie zaproponują zmianę redakcji w tym znaczeniu, ażeby, przyjmujemy temat, problem, tylko nieco inaczej to ustawić z paktu widzenia tej opinii. Z tym, że jednocześnie od razu chciałem wprost powiedzieć, że w tej sytuacji my nie możemy już pozwolić sobie na to, myślę, że nikt z państwa by nie chciał, ażeby ten moment dopiero zaczynał po prostu ustawiania tematu wobec tamtych sąsiadów. Temat jest bardzo trudny, to nie jest związane z jakimkolwiek po prostu możliwością zmuszenia, prawda, strony partnerskiej, to zasada dobrowolności obowiązuje, w tym zakresie.<text:s/><text:span text:style-name="T259">A</text:span><text:s/>jednocześnie my nie możemy s<text:span text:style-name="T260">ię<text:s/></text:span>znaleźć w sytuacji, gdzie cofniemy się w naszych uzgodnieniach, prawda. My musimy iść po prostu tym kierunkiem jaki po prostu został wywołany.</text:p>
      <text:p text:style-name="P261">Natomiast my udostępniamy wszelkie materiały, które w sprawie zostały po prostu przedstawione stronom,<text:s/><text:span text:style-name="T262">j</text:span>ak idziemy, jaka polityka w tym zakresie?<text:s/><text:span text:style-name="T263">I</text:span><text:s/>do realizacji umowy, bo umowa ma to do siebie, że ona będzie potem miała etap realizac<text:span text:style-name="T264">yj</text:span>ny, bardzo prosimy o podpowiedzi i uwagi.</text:p>
      <text:p text:style-name="P265">Dziękuję bardzo.</text:p>
      <text:p text:style-name="P266"><text:span text:style-name="T267">Jerzy Kołod</text:span><text:span text:style-name="T268">zi</text:span><text:span text:style-name="T269">ejski</text:span>:</text:p>
      <text:p text:style-name="P270">Dziękuję bardzo panu ministrowi za informację. Myślę, że ona wiele wyjaśnia. Jeśli byłaby dalsza dyskusja, to proponuję uwzględnić następującą uwagę.</text:p>
      <text:p text:style-name="P271"><text:span text:style-name="T272">W</text:span><text:s/>postulacie 18 są dwie sprawy. W pierwszym zdaniu, w pierwszej części tego postulatu, jest sprawa zasad. Mnie się wydaje, że sprawa regulacji zasad współpracy międzynarodowej, nie ulega wątpliwości. Ten postula<text:span text:style-name="T273">t</text:span><text:s/>jest po prostu w pełni zasadny. Natomi<text:span text:style-name="T274">a</text:span>st ostatnie zdanie dotyczy konkretnej sprawy, konkretnych dwóch spraw. I tutaj wobec działań rządu dotychczas już podejmowanych, należałoby może to zdanie przeredagować może w taki sposób, żeby przyśpieszyć osiągnięcie wyników, czy coś w tym rodzaju. W każdym razie, żeby zawrzeć tutaj starania rządu załatwienia tej sprawy, z jednoczesnym<text:s/><text:soft-page-break/>postulatem ich wyjaśnienia, czy załatwienia do końca.</text:p>
      <text:p text:style-name="P275">Proszę bardzo, pani Hager-Małecka też tytułem wyjaśnienia spraw, które były przedmiotem prac Sejmu.</text:p>
      <text:p text:style-name="P276"><text:span text:style-name="T277">Bo</text:span><text:span text:style-name="T278">ż</text:span><text:span text:style-name="T279">ena Hager-Małecka</text:span>:</text:p>
      <text:p text:style-name="P280">D<text:span text:style-name="T281">zi</text:span>ękuję b<text:span text:style-name="T282">ar</text:span>dzo.</text:p>
      <text:p text:style-name="P283">Ja tylko mam propozycję następującą, którą postaram się kró<text:span text:style-name="T284">ci</text:span>utko uzasadnić. Ażeby po zdan<text:span text:style-name="T285">iu</text:span>,<text:s/>„ościennymi”, przed,<text:s/>„w trybie<text:s/><text:span text:style-name="T286">i</text:span>n<text:span text:style-name="T287">f</text:span>or<text:span text:style-name="T288">m</text:span>acy<text:span text:style-name="T289">j</text:span>nym”, wt<text:span text:style-name="T290">r</text:span>ącić jeszcze jedno zdanie. Najpierw chcę powiedzieć, że z tekstem całym się oczywiście identyfikuję. Uważ<text:span text:style-name="T291">a</text:span>m, że jest dobre.</text:p>
      <text:p text:style-name="P292">Natomiast<text:s/><text:span text:style-name="T293">ma</text:span>m propozycję dodatkowego zdania, które miałoby następujące brzmienie: niezbędne jest kontynuowanie i zintensyfikowanie współpracy międzynarodowej w zakresie ochrony środowiska na drodze parlamentarnej.</text:p>
      <text:p text:style-name="P294">Chodzi o włączenie drogi parlamentarn<text:span text:style-name="T295">ej</text:span><text:s/>także tutaj, w tyc<text:span text:style-name="T296">h</text:span><text:s/>ustaleniach. I teraz uzasadnienie.</text:p>
      <text:p text:style-name="P297">Proszę państwa, cała sprawa, o której był łaskaw mówić pan minister Kulczyński wynikła z żądań Komisji Sejmowej Ochrony Środowiska.<text:s/><text:span text:style-name="T298">T</text:span>o myśmy wyrazili niezadowolenie z pracy rządu w tej materii. To znaczy, z tych kontakt<text:span text:style-name="T299">ó</text:span>w z Niemcami i z Czechami. Domagaliśmy się wówczas, ażeby powstałe trójczłonowa komisja sejmowa, złożona z komisji sejmowych naszego Sejmu,<text:s/><text:span text:style-name="T300">cz</text:span>e<text:span text:style-name="T301">ch</text:span>osłowa<text:span text:style-name="T302">ckie</text:span>go i niem<text:span text:style-name="T303">ie</text:span>ck<text:span text:style-name="T304">ie</text:span>go. Domagaliśmy się, ażeby r<text:span text:style-name="T305">ozmo</text:span>wy były prowadzone nie na szczeblu ministrów, ale na szczeblu premierów. Chcę przypomnieć, że umowy na szczeblu ministerialnym toczą się od 7<text:span text:style-name="T306">2</text:span><text:s/>roku. Że gdy chodzi o Odrę, o zanieczysz<text:span text:style-name="T307">cz</text:span>enie Odry, było wiele interpelacji zarówno z komisji sejmowych, poselskich, jak i poszczególnych posłów, zespołów poselskich wo<text:span text:style-name="T308">je</text:span>wództwa katowickiego<text:s/><text:span text:style-name="T309">i</text:span><text:s/>t<text:span text:style-name="T310">a</text:span><text:s/>tematyki stale wraca. Natomiast domagaliśmy się, ażeby to nie były rozmowy między minis<text:span text:style-name="T311">t</text:span>rami, bo musimy sobie zdawać sprawę, że w tym przedmiocie my jesteśmy, znajdujemy się w charakterze petenta. Bo z tamtej strony wieją do nas wiatry i na dziesięć rzek, które nas łączą z Czechami, o<text:span text:style-name="T312">sie</text:span>m jest takich, które przynoszą zan<text:span text:style-name="T313">ieczys</text:span>z<text:span text:style-name="T314">cz</text:span>en<text:span text:style-name="T315">ia</text:span><text:s/>od nas do nich, a jedna, odwrotnie, od nich do nas, a jedna czysta od nas do nich. W związku z tym ro<text:span text:style-name="T316">z</text:span>mowy, wy nam zrób<text:span text:style-name="T317">ci</text:span>e to i tamto, wy pójdźcie na nasze żądania, w przekonaniu komisji sejmowej były, no, skazane na dosyć duże, o ile nie niepowod<text:span text:style-name="T318">ze</text:span>nie, to na pewno trudności.</text:p>
      <text:p text:style-name="P319">W zwią<text:span text:style-name="T320">zk</text:span>u z tym domagaliśmy się, ażeby rozmowy by<text:span text:style-name="T321">ł</text:span>y prowadzone przez premierów i żeby rozmowy były prowadzone nie wy nam to, czy tamto, tylko umowy wiązane. Ochrona środowiska z relacjami gospodarczymi z tymi krajami. I stąd, chcę przypomnieć, doszło do pierwszych rozmów między wicepremierami, minister Kozioł był wtedy wicepremierem i ze strony polskiej to prowadził. To wszystko była inicjatywa Sejmowych Komisji<text:s/><text:span text:style-name="T322">O</text:span>chrony Środowiska, która doprowadziła do tego, o czym pan minister był łaskaw powiedzieć.</text:p>
      <text:p text:style-name="P323">Ale jest jeszcze druga strona, którą bym tutaj, tym zdaniem, które zaproponował, można by także te sprawy ująć. Istnieją bardzo żywe kontakty z Unią Nordycką, z Unią Parlamentarną Nordycką. Jesteśmy tam stale obecni. Tu jest sytuacja taka, że 80 - 90% zanieczysz<text:span text:style-name="T324">cz</text:span>eń w krajach skandynawskich pochodzi z naszych krajów. Nie tylko z krajów socjalistycznych, ale także z Anglii i z NRF-u.<text:s/><text:span text:style-name="T325">W</text:span><text:s/>związku z tym oni są skazani na współpracę z nami.<text:s/><text:span text:style-name="T326">O</text:span>ni nie mają po prostu wyjścia innego, jak współpraca.</text:p>
      <text:p text:style-name="P327">I tutaj już ostatnie zdanie. Wtedy, kiedy rządom było trudno, nie chcę przytaczać z historii kilka takich momentów, to dochodziło do porozumień parlamentarnych.<text:s/><text:span text:style-name="T328">I</text:span><text:s/>tak się zdarzało, przeważnie w historii, ju<text:span text:style-name="T329">ż</text:span><text:s/>moich krótkich, w ciągu kilkunastu lat posłowania, że jak posłowie rozpoczęli rozmowy, to wtedy rządom<text:s/><text:soft-page-break/>było łatwiej sprawę uzgodnić i s<text:span text:style-name="T330">fi</text:span>nalizować. I dlatego bardzo mi zależy na tym, aby znalazła się tutaj współpra<text:span text:style-name="T331">c</text:span>a m<text:span text:style-name="T332">ię</text:span>dzyparlame<text:span text:style-name="T333">nt</text:span>arna, oczywiście, to do następnego Sejmu, przyszłej kadencji jest t<text:span text:style-name="T334">u</text:span><text:s/>sprawa,<text:s/>którą podniosłam jeszcze po raz ostatni<text:s/><text:span text:style-name="T335">w</text:span><text:s/>przemówieniu sejmowym w październiku<text:span text:style-name="T336">.</text:span><text:s/>Bo podnosiliśmy to wie<text:span text:style-name="T337">lo</text:span>krotnie, jak już to powiedziałam, natomiast na sesji plenarnej podniosłam sprawę porozumień międzyparlamentarnyc<text:span text:style-name="T338">h</text:span><text:s/>z Czechami i z Niemcami. I następnie zostało to przez Prezydium Sejmu przyjęte.<text:s/><text:span text:style-name="T339">N</text:span>atomiast realizacja jeszcze nie nastąpiła, bo wiadomo w jakich czasach obecnie żyjemy, jedna kadencja się kończy, druga rozpoczyna. I bardzo zależy mi w związku z tym na zamieszczeniu tej współpracy międzyparlamentarn<text:span text:style-name="T340">ej,</text:span><text:s/>także tutaj, w tym zapisie.</text:p>
      <text:p text:style-name="P341">Dziękuję.</text:p>
      <text:p text:style-name="P342"><text:span text:style-name="T343">Jerzy Kołodziejski</text:span>:</text:p>
      <text:p text:style-name="P344">Dziękuję bardzo.</text:p>
      <text:p text:style-name="P345">Kto z państwa pragnie? Bardzo proszę.</text:p>
      <text:p text:style-name="P346"><text:span text:style-name="T347">Raf</text:span><text:span text:style-name="T348">ał</text:span><text:span text:style-name="T349"><text:s/></text:span><text:span text:style-name="T350">Ka</text:span><text:span text:style-name="T351">sprzyk-<text:s/></text:span><text:span text:style-name="T352">„</text:span><text:span text:style-name="T353">Solidarność</text:span><text:span text:style-name="T354">”</text:span>:</text:p>
      <text:p text:style-name="P355">Panie ministrze, ja mam pytanie dosyć konkretne, jednocześnie wyjaśnienie tego pytania. Bo wydaje mi się, że do rozmów polsko-czechosłowacko-NRD-owskich wkradło się poważne nieporozumienie, które właściwie stawia, osłabia, naszą pozycję przetargową w tych roz<text:span text:style-name="T356">m</text:span>owach.</text:p>
      <text:p text:style-name="P357">Cho<text:span text:style-name="T358">d</text:span>zi mi mianowicie o to, czy ta kwota 9 miliardów złotych jest to pełne odszkodowanie za zniszczone lasy, czy tylko wynego<text:span text:style-name="T359">cjo</text:span>wane?</text:p>
      <text:p text:style-name="P360">Dlaczego o to pytam? Dlatego, że się absolutnie nie zgadzam z tym, co powiedziała pani profesor Hager-<text:span text:style-name="T361">Ma</text:span>łecka, i pan, penie ministrze, że my, przy tych rozmowach jesteśmy petentami.<text:s/><text:span text:style-name="T362">Że</text:span><text:s/>ta sprawa, sprawa odpowiedzialności i podmiotu NRD-owskich i czechosłowackich za szkody wyrządzone w Polsce jest nieuregulowan<text:span text:style-name="T363">e.</text:span><text:s/>To jest nieprawda.<text:s/>Nie ma żadnej umowy międzynar<text:span text:style-name="T364">od</text:span>ow<text:span text:style-name="T365">ej,</text:span><text:s/>umowy wiążącej nasze państwa, ale odpowiedzialność cywilna za s<text:span text:style-name="T366">zk</text:span>ody wyrządzone przez podmioty zagraniczne jest regulowana przez wewnętrzny porządek prawny. Proszę państwa ta sprawa jest regulowana w sposób niesłychanie prosty. Na tych samych zasadach, na jakich regulowane jest każde wyrządzenie szkod<text:span text:style-name="T367">y</text:span><text:s/>czynem n<text:span text:style-name="T368">ie</text:span>dozwolonym.<text:s/><text:span text:style-name="T369">J</text:span>eśli ktoś z państwa stanie na granicy polsko-czechosłowackiej i rzuci kamieniem. Ten kamień uderzy w głowę obywatela czechosłowackiego, to nikt z państwa nie będzie się mógł uwolnić od odpow<text:span text:style-name="T370">ie</text:span>d<text:span text:style-name="T371">zi</text:span>alnoś<text:span text:style-name="T372">ci</text:span><text:s/>mówiąc, że nie ma umowy międzynarodow<text:span text:style-name="T373">ej,</text:span><text:s/>regulującej odpow<text:span text:style-name="T374">ie</text:span>d<text:span text:style-name="T375">zi</text:span>alność państwa polskiego wobec pań<text:span text:style-name="T376">st</text:span>wa czechosłowackiego za szkody poniesione przez obywatela czechosłowackiego. Jest tutaj generalna zasada prawa międzynarodowego prywa<text:span text:style-name="T377">tn</text:span>ego, przyjęta zarówno przez Polskę, C<text:span text:style-name="T378">zech</text:span>o<text:span text:style-name="T379">sł</text:span>owa<text:span text:style-name="T380">cj</text:span>ę, jak i NR<text:span text:style-name="T381">D</text:span>, lex loci delicti, to znaczy odpowiedzialność regulują przepisy obowiązujące w miejscu wyrządzenia szkody. W tej chwili ta sprawa jest mało ważna, właściwie nieważna, które przepisy mają regulować odpowiedzialność podmiotów zagraniczn<text:span text:style-name="T382">yc</text:span>h wobec podmiotów polskich za wyrządzenie szkód dlatego, że we wszystkich tych trzech państwach istnieje bardzo surowa odpow<text:span text:style-name="T383">ie</text:span>d<text:span text:style-name="T384">zi</text:span>alność za tak zwane szkody wyrządzone przez emisje pośrednie. Być może nawet w prawie czechosłowackim i NRD-owskim odpow<text:span text:style-name="T385">ie</text:span>d<text:span text:style-name="T386">zial</text:span>ność ta jest surowsza. Więc jeśli oni się powołują na własny porządek prawny, to dla nas to jest nawet korzystni<text:span text:style-name="T387">ej</text:span>sze. Nie stoimy w pozycji petentów, tylko w pozycji osoby występującej z roszczeniami. Z roszczeniami, które nam są zagwarantowane. Także przez ich porządek prawny.</text:p>
      <text:p text:style-name="P388">P<text:span text:style-name="T389">r</text:span>oszę państwa, szkody zostały wyrządzone przez państwowe jednostki gospodarcze Czechosłowa<text:span text:style-name="T390">cj</text:span>i<text:s/><text:soft-page-break/>i NRD-owskie, państwowym lasom polskim. Wobec tego odpowiedni ministrowie, czy odpo<text:span text:style-name="T391">w</text:span>iedni premierzy, negocjując tę spra<text:span text:style-name="T392">w</text:span>ę właściwie negocjują kwestie odpowied<text:span text:style-name="T393">zi</text:span>alnoś<text:span text:style-name="T394">ci</text:span><text:s/>już istni<text:span text:style-name="T395">ej</text:span>ąc<text:span text:style-name="T396">ej</text:span>. Umowa międzynarodowa, jeśli taka zostanie zawarta, powinna mieć na uwadze tylko i wyłącznie sprawę ułatwienia dochodzenia do porozumienia na temat wykonywania ciążąc<text:span text:style-name="T397">y</text:span>ch na poszczególnych państwach, na poszczególnych podmiotach, obowiązku ods<text:span text:style-name="T398">zk</text:span>odowaw<text:span text:style-name="T399">cz</text:span>ego. Natomiast jeśli chodzi o lokalizację inwestycji, muszę państwu przypomnieć, że, właściwie poinformować, bo to sprawa jest chyba nieznana powszechnie, że również według wewnętrznych praw czechosłowackich i NRD-owskich, możemy się skutecznie sprzeciwić lokalizacji szkodliwych dla środowiska inwestycji w terenie przygra<text:span text:style-name="T400">nic</text:span>znym. Państwo czechosłowackie i państwo nazywające się NRD, przyjęło bowiem, być może nierealistyczną w wykonaniu, ale bardzo surową zasadę odpowiedzialności prewencyjn<text:span text:style-name="T401">ej.</text:span><text:s/>Kodeks cywilny<text:s/><text:span text:style-name="T402">cz</text:span>echosłowacki przyjął zasadę neminem legere, to znaczy obowiązku nie wyrządzania jakichkolw<text:span text:style-name="T403">ie</text:span>k szkód osobom trzecim, natomiast kodeks cywilny N<text:span text:style-name="T404">R</text:span>D-owski przyjął powszechny obowiązek zapobiegania szkodom. I żadne państwo tak szerokiego obow<text:span text:style-name="T405">ią</text:span>zku prewenc<text:span text:style-name="T406">yj</text:span>nego w swoim wewnętrznym systemie prawnym nie przewiduje. Żadne. Te sprawy dosyć dokładnie badałem, bo mnie to kiedyś interesowało.</text:p>
      <text:p text:style-name="P407">Wobec tego państwo mogą s<text:span text:style-name="T408">ię</text:span><text:s/>powoływać na ich wewnętrzny porządek prawny. W sytuacjach kon<text:span text:style-name="T409">fl</text:span>i<text:span text:style-name="T410">kt</text:span>owych, w sytuacjach zagrożenia poprzez emi<text:span text:style-name="T411">sj</text:span>e pośrednie, jeśli oni kwestionują nasz porządek p<text:span text:style-name="T412">r</text:span>awny, według naszego porządku prawnego również mogą się skutecznie domagać lokalizacji tychże inwestycji, tylko musimy wykazać bezprawność zachowania gospodarczych podmiotów zagra<text:span text:style-name="T413">nic</text:span>zn<text:span text:style-name="T414">y</text:span>ch<text:span text:style-name="T415">.</text:span><text:s/>T<text:span text:style-name="T416">o</text:span><text:s/>znaczy sprzeczność lokalizacji tych inwestycji głównie z przepisami o ochronie środowiska. Natomiast według ich porządku prawne<text:span text:style-name="T417">g</text:span>o samo zagrożenie szkodą wystarcza, ażeby Polacy mogli się skutecznie przeciwstawić tym emisjom, przy lokalizacji tych zakładów. Nawet nie musimy wykazywać sprzeczności ich lokalizacji z przepisami o ochronie środowiska, ani też nie musimy wykazywać, że będą one emitowały do pow<text:span text:style-name="T418">ie</text:span>trza atmos<text:span text:style-name="T419">fe</text:span>rycznego dopuszczalną, według naszych przepisów, że nie będą przekraczały według naszych przepisów miary emis<text:span text:style-name="T420">j</text:span>i.</text:p>
      <text:p text:style-name="P421">Wobec tego, jeśli państwa to interesuje, to ja podam dokładnie numery artykułów ustaw NRD-owskich i czechosłowackich. Kategorycznie s<text:span text:style-name="T422">ię</text:span><text:s/>sprzeciwiam, aby rząd polski występował w tych rozmowach jako petent. Rząd polski powinien występować tak jak strona domagająca się naprawienia szkody. Jako strona, która wykon<text:span text:style-name="T423">uj</text:span>e swe prawa podmiotowe. W tym wypadku może się skuteczn<text:span text:style-name="T424">ie</text:span><text:s/>według prawa, zarówno NR<text:span text:style-name="T425">D</text:span>-ow<text:span text:style-name="T426">sk</text:span>iego jak i czechosłowackiego domagać zaniechania lokalizacji odpowiednich zakładów, a jeżeli jakieś<text:s/><text:span text:style-name="T427">I</text:span>stnieją już to może się domagać zaniechania działalności tych zakładów.</text:p>
      <text:p text:style-name="P428">Ja wcale nie twierdzę,<text:s/><text:span text:style-name="T429">ż</text:span>e NRD i Cze<text:span text:style-name="T430">ch</text:span>o<text:span text:style-name="T431">sł</text:span>owa<text:span text:style-name="T432">cj</text:span>a serio traktują te swoje unormowania, które wprowadziły. Niemniej takie są i proszę o tym pamiętać.</text:p>
      <text:p text:style-name="P433"><text:span text:style-name="T434">J</text:span><text:span text:style-name="T435">erzy Kołodziejski</text:span>:</text:p>
      <text:p text:style-name="P436">D<text:span text:style-name="T437">zi</text:span>ękuję bardzo. Ad vocem.</text:p>
      <text:p text:style-name="P438"><text:span text:style-name="T439">Bo</text:span><text:span text:style-name="T440">ż</text:span><text:span text:style-name="T441">ena Hager-Małecka</text:span>:</text:p>
      <text:p text:style-name="P442">Ponieważ tutaj zarówno w stosunku do<text:s/><text:span text:style-name="T443">p</text:span>ana ministra, jak i do mnie, był głos krytyczny. Ja się zupełnie zgadzam z tym, co pan powiedział. My zupełnie nie mamy żadnej rozbieżności zdań. Użycie słowa<text:s/>petenta oznaczało, że<text:s/><text:span text:style-name="T444">t</text:span>ak C<text:span text:style-name="T445">ze</text:span>si nas traktują.<text:s/><text:span text:style-name="T446">A</text:span><text:s/>nie,<text:s/><text:span text:style-name="T447">ż</text:span>e my jesteśmy. Tylko chodzi o efekty<text:s/><text:span text:style-name="T448">i</text:span><text:s/>o uzyskanie efektów. A argumentacja prawna na pewno się przyda do rozmów.</text:p>
      <text:soft-page-break/>
      <text:p text:style-name="P449"><text:span text:style-name="T450">Jerz</text:span><text:span text:style-name="T451">y</text:span><text:span text:style-name="T452"><text:s/>Kołod</text:span><text:span text:style-name="T453">zie</text:span><text:span text:style-name="T454">j</text:span><text:span text:style-name="T455">s</text:span><text:span text:style-name="T456">ki</text:span>:</text:p>
      <text:p text:style-name="P457">Ad vocem? Pros<text:span text:style-name="T458">zę,</text:span><text:s/>panie<text:s/><text:span text:style-name="T459">mi</text:span>nistr<text:span text:style-name="T460">ze.</text:span></text:p>
      <text:p text:style-name="P461"><text:span text:style-name="T462">Wacław Kulczyński</text:span>:</text:p>
      <text:p text:style-name="P463">Myślę, że jest rzeczywiście nieporozumienie. Przecież my nie prowadz<text:span text:style-name="T464">im</text:span>y w tej chwili negoc<text:span text:style-name="T465">j</text:span>acji ze stronami. Użyłem w swoim wystąpieniu określonych uproszczeń, tak jak i pani profesor. Pan chce nas tutaj łapać za słówka językiem prawniczym. Nie w tym trybie prowadzimy dzisiaj rozmowę. C<text:span text:style-name="T466">h</text:span>cę pana zapewni<text:span text:style-name="T467">ć,</text:span><text:s/>że z naszej strony, przy tak trudnym tema<text:span text:style-name="T468">c</text:span>ie występują także eksperci, prawnicy, którzy te problemy znają. Ja uczciwie poinformowałem o stanowisku jakie zajmują strony, a nie o tym, jaki my pogląd mamy. Bo my się domagamy, chcemy zrealizować nasze interesy. Natomiast jest druga sprawa, jakie stanowisko, niezależnie od tego jakie tam jest ustawodawstwo, zajmują partnerzy. Pamiętajmy o tym, to trzeba też otwarcie powiedzieć, że w dotychczasow<text:span text:style-name="T469">ej</text:span><text:s/>historii pomiędzy krajami soc<text:span text:style-name="T470">ja</text:span>li<text:span text:style-name="T471">st</text:span>ycznymi, nie musimy tego głośno i do końca mówić, panowały inne zasady, inne stosunki. I po raz pierwszy się, na zasadzie, jak my to nazywamy, normalności chce układać stosunki pomiędzy sąsiadami. Na zasadach normalności, a n<text:span text:style-name="T472">ie</text:span><text:s/>na zasadzie jakichś tam ideowych haseł<text:span text:style-name="T473">.</text:span><text:s/>To też jest dodatkowy element, że kształtujemy nową w tym zakresie zupełnie praktykę. Ja chętnie pana, jak pan pozwoli, niezależnie wykorzystam przy dalszych pracach nad tym tematem - dlatego, że każda głowa, każda siła, w tym zakresie jest nam potrzebna, oczywiście.</text:p>
      <text:p text:style-name="P474">Dziękuję.</text:p>
      <text:p text:style-name="P475"><text:span text:style-name="T476">Jerz</text:span><text:span text:style-name="T477">y</text:span><text:span text:style-name="T478"><text:s/>Kołodziejski</text:span>:</text:p>
      <text:p text:style-name="P479">Ja bym proponował, żeby tego wątku n<text:span text:style-name="T480">ie</text:span><text:s/>kontynuować, tego pr<text:span text:style-name="T481">zeję</text:span>zy<text:span text:style-name="T482">cz</text:span>en<text:span text:style-name="T483">ia</text:span><text:s/>powiedzmy, bo sprawa jest moim zdaniem jasna. Tak, jak w sytuacji wewnętrznej<text:span text:style-name="T484">,<text:s/></text:span>tak w polityce międzynarodowej doktryna dotychczas funkcjonująca nie uznawała sytuacji konfliktu. I z tego to wszystko w moim przekonaniu wynikało.</text:p>
      <text:p text:style-name="P485">Bardzo proszę, pan profesor Juchnowicz.</text:p>
      <text:h text:style-name="P486" text:outline-level="2"><text:bookmark-start text:name="bookmark0"/><text:span text:style-name="T487">S</text:span><text:span text:style-name="T488">tani</text:span><text:span text:style-name="T489">sław</text:span><text:span text:style-name="T490"><text:s/>Juchnowicz</text:span>:<text:bookmark-end text:name="bookmark0"/></text:h>
      <text:p text:style-name="P491">P<text:span text:style-name="T492">r</text:span>oszę Państw<text:span text:style-name="T493">a</text:span>! Chciałem zaproponować, ażeby w negocjacjac<text:span text:style-name="T494">h</text:span><text:s/>dalszych również uwzględnić możliwość zapewnienia współpracy i współd<text:span text:style-name="T495">zi</text:span>ałania pozarządowych organizacji ekologicznych krajów ościennych. Dotychczas próbowal<text:span text:style-name="T496">iś</text:span>my taką współpracę nawiązać, no, były ze strony, szczególnie NRD, pewnego rodzaju represje w stosunku do działaczy Polskiego Klubu Ekologicznego, którz<text:span text:style-name="T497">y</text:span><text:s/>znaleźli się na terenie NRD. Nie wiem, jak sytuacja obecnie wygląda. Sądzę, że gdyby udało się w oficjalnych nego<text:span text:style-name="T498">cj</text:span>acjach tą sprawę poruszyć, podobnie jak pani profesor Hager-Małecka mówiła o tych międzyparlamentarnych kontaktach, sądzę, że miałoby to ogromne znaczenie. Ponieważ istnieje pewnego rodz<text:span text:style-name="T499">a</text:span>ju solidarność ponadnarodowa, jeśli chodzi o sprawy środowiska i presje organiza<text:span text:style-name="T500">cj</text:span>i społecznych krajów, które by mogły współpracować ze sobą w tym zakresie, miałoby pewne znaczenie w osiągnięciu tych rezultatów, o których tutaj mówimy.</text:p>
      <text:p text:style-name="P501">Dziękuję bardzo.</text:p>
      <text:p text:style-name="P502"><text:span text:style-name="T503">Jerzy Ko</text:span><text:span text:style-name="T504">ł</text:span><text:span text:style-name="T505">od</text:span><text:span text:style-name="T506">zi</text:span><text:span text:style-name="T507">e</text:span><text:span text:style-name="T508">j</text:span><text:span text:style-name="T509">ski</text:span>:</text:p>
      <text:p text:style-name="P510">Dziękuję bardzo. Kto z państwa, zgłaszał się kolega Kwiatkowski, proszę bardzo.</text:p>
      <text:p text:style-name="P511"><text:span text:style-name="T512">Jerzy Kwiatkowski</text:span>:</text:p>
      <text:soft-page-break/>
      <text:p text:style-name="P513">Ja myślę, że jedna drobna sprawa wymaga sprostowania.<text:s/>Mianowicie, sprawa odszkodowań z tytułu kwaśnych deszczów<text:span text:style-name="T514">.<text:s/></text:span>Mówiliśmy tutaj, pan minister mówił tutaj o ods<text:span text:style-name="T515">zk</text:span>odowan<text:span text:style-name="T516">ia</text:span>ch dotyczących zanieczyszczeń Odry tam, gdzie sprawca jest do zidentyfikowania i sprawa jest jasna co do tego kto i gdzie.</text:p>
      <text:p text:style-name="P517">Natomiast jeśli chodzi o sprawę zanieczyszczeń powietrza i w związku z tym szkód w lasach, to rzecz nie wygląda wcale tak prosto i przestrzegałbym przed rozwijaniem<text:span text:style-name="T518"><text:s/></text:span>tego tematu w dalszych tutaj delibera<text:span text:style-name="T519">cja</text:span>ch i nagłaśnianiem, ponieważ kij ma dwa końce.<text:s/><text:span text:style-name="T520">A</text:span><text:s/>po drugie, że nawet te szkody, które zostały nam ewidentnie uczynione w Górach Izerskich są spowodowane przecież koncentracją zanieczyszczeń pochodzących z wielu krajów. Roszc<text:span text:style-name="T521">z</text:span>enia tutaj pod adresem sąsiadów byłyby c<text:span text:style-name="T522">hy</text:span>ba zbyt daleko idące, bezpośrednio.</text:p>
      <text:p text:style-name="P523">Dziękuję.</text:p>
      <text:p text:style-name="P524"><text:span text:style-name="T525">Jerzy Kołodzi</text:span><text:span text:style-name="T526">ejsk</text:span><text:span text:style-name="T527">i</text:span>:</text:p>
      <text:p text:style-name="P528">Dz<text:span text:style-name="T529">ię</text:span>kuję bardzo. Proszę.</text:p>
      <text:p text:style-name="P530"><text:span text:style-name="T531">Wojciech Kłosowski</text:span>:</text:p>
      <text:p text:style-name="P532">Panie ministrze. Ponieważ z tego co pan mówił wynika, że może się nieprędko udać wynegocjować to nawet trójstronne porozumienie, a przecież jakieś podstawy prawne obecnych stosunków w spr<text:span text:style-name="T533">a</text:span>wach ekologicznych między tymi krajami są. To znaczy umowa z NRD o ochronie i kształtowaniu środowiska z [nieczytelne] roku, o ile pamiętam.<text:s/><text:span text:style-name="T534">I</text:span><text:s/>z Czec<text:span text:style-name="T535">ho</text:span>słowa<text:span text:style-name="T536">cją</text:span><text:s/>o ochronie środowiska<text:s/><text:span text:style-name="T537">z</text:span><text:s/>‘73 i jeszcze z<text:s/>‘62 roku jakiś tam przepis, w którym artykuł 36 mówi o obrocie k<text:span text:style-name="T538">a</text:span>rnym, tak, że jakieś tam podstawy są. Ponieważ nie wiadomo kiedy będą te nowe przepisy, czy my b<text:span text:style-name="T539">yś</text:span>my mogli, przynajmniej w jednym egzemplarzu, dostać te przepisy, które są obecnie - naszych stosunków z tymi kr<text:span text:style-name="T540">aj</text:span>ami.</text:p>
      <text:p text:style-name="P541">Po co jest nam to potrzebne? Po to, żebyśmy jako przedstawiciele niezależnej opinii ekologiczn<text:span text:style-name="T542">ej</text:span><text:s/>mogli rzetelnie informować, bo i tak inform<text:span text:style-name="T543">uj</text:span>emy, nie mając<text:s/><text:span text:style-name="T544">p</text:span>ełnego wglądu<text:s/><text:span text:style-name="T545">w</text:span><text:s/>dokumenty, jak te stosunki z ościennymi krajami wyglądają. Chodzi o to, aby nie rozsiewać plotek, a rzetelnie przedstawić jak wygląda sprawa od strony prawnej?<text:s/><text:span text:style-name="T546">A</text:span><text:s/>jak wygląda od strony praktycznej? Tutaj sporo faktów nam pan minister podał i ja bym dodał tylko tyle, że bardzo bulwersującą sprawą była nie do końca dopow<text:span text:style-name="T547">ie</text:span>d<text:span text:style-name="T548">zi</text:span>ana sprawa zanie<text:span text:style-name="T549">cz</text:span>yszczenia<text:s/><text:span text:style-name="T550">O</text:span>dry mazutem. Podobnie jest stanowcza odpowiedź Czechosłowa<text:span text:style-name="T551">cj</text:span>i, że odmawia opłacenia odszkodowań i tutaj bym po prostu prosił pana ministra o jednoznaczne wyjaśnienie, jak sprawa została zakończona.</text:p>
      <text:p text:style-name="P552">Natomiast chciałem nawiązać do drugiej części postulatu tego, do sprawy wystąpienia w<text:s/><text:span text:style-name="T553">t</text:span>rybie in<text:span text:style-name="T554">te</text:span>rwenc<text:span text:style-name="T555">yj</text:span>nym w sprawie tych dwóch przykładowo podanych przypadków. Rozumiem, że jest to pewna ogólna zasada,<text:s/>że niezależnie od negocjacji nad umową,<text:s/>oczekujemy od ministerstwa występowan<text:span text:style-name="T556">i</text:span>a w trybie interwenc<text:span text:style-name="T557">yj</text:span>nym w ogóle wobec szczególnie drastycznych, pilnych przypadków. Koksownia, mówimy<text:span text:style-name="T558"><text:s/></text:span>w T<text:span text:style-name="T559">r</text:span>zyńcu, ale ona praktycznie jest na polskiej granicy, była interpelacja poselska w tej sprawie. Minister Ochrony Środowiska odpowiadał, że strona cze<text:span text:style-name="T560">ch</text:span>osłowacka udzi<text:span text:style-name="T561">e</text:span>liła wyjaśnień. Wyjaśnienia były takie, jakieś koksownie się zamyka, tą się buduje, b<text:span text:style-name="T562">il</text:span>ans emisji wychodzi na tym samym poziomie. Czy tutaj znaczy, jednoznaczne wyjaśnienie jest potrzebne. Czy to wyjaśnienie strony czechosłowackiej zadowoliło stronę polską? Czy to jest dalej problem? Bo opinii publicznej to wyjaśnienie nie zadawala i żeby nie powstało takie wrażenie, że tutaj tym wyjaśnieniem problem został zakończony. My oczekujemy, no, w trybie<text:s/><text:span text:style-name="T563">i</text:span>nterw<text:span text:style-name="T564">e</text:span>nc<text:span text:style-name="T565">y</text:span>jnym, rzeczywiście zaprote<text:span text:style-name="T566">st</text:span>owan<text:span text:style-name="T567">ia</text:span>. Tym bardziej, że tam, przy budowie tej koksowni<text:s/><text:soft-page-break/>pracuje polska firma. To jest oburzające.</text:p>
      <text:p text:style-name="P568">Sprawa t<text:span text:style-name="T569">y</text:span>ch elektrowni Hirschfelde i Friedensgrenz<text:span text:style-name="T570">e,<text:s/></text:span>proszę państwa, kto z państwa nie zna n<text:span text:style-name="T571">ie</text:span>m<text:span text:style-name="T572">ie</text:span>c<text:span text:style-name="T573">kie</text:span>go, to jest granica przyjaźni, miejs<text:span text:style-name="T574">c</text:span>owość tak się tam nazywa, tymczasem elektrownia tam pracu<text:span text:style-name="T575">j</text:span>e<text:span text:style-name="T576">.</text:span><text:s/>Polska dysponuje podobno zdjęciami satelitarnymi, ta elektrownia notorycznie nocą wy<text:span text:style-name="T577">ł</text:span>ącza elektro<text:span text:style-name="T578">fi</text:span>ltry i mamy pyły<text:s/><text:span text:style-name="T579">z</text:span><text:s/>niej na swoim terenie. To jest tuż przy granicy. Znów to jest sprawa do załatwienia interwencyjnego. Przecież sprawa działań dyrektora elektrowni nie będzie regulowana umową m<text:span text:style-name="T580">iędz</text:span>ynaro<text:span text:style-name="T581">do</text:span>wą. Natomiast sprawa protestu i poin<text:span text:style-name="T582">fo</text:span>rmowania opinii publicznej, wydaje się jest bardzo ważna.</text:p>
      <text:p text:style-name="P583">Podkreślam tę sprawę, informowania opinii publicznej, rzetelnego, nie w imię źle po<text:span text:style-name="T584">j</text:span>ętej lojalności międzynarodowej, zaciemnianie tych spraw, ponieważ wydaje się, że głos opinii publicznej i to co pan profesor Juchnowicz powiedział, porozumienie opinii publicznej niezależnej i polskiej, i ty<text:span text:style-name="T585">ch</text:span><text:s/>krajów, może wywrzeć bardzo duży wpływ na tę sprawę. Te rządy się po prostu troszeczkę wstydzą, kiedy zaczynają obywatele o tym mówić. Może to byłby nawet skuteczniejszy nacisk niż rozmowy na szczeblu rządowym, objęte pewną tajemnicą.</text:p>
      <text:p text:style-name="P586">Dziękuję.</text:p>
      <text:p text:style-name="P587"><text:span text:style-name="T588">Jerzy Kołodzi</text:span><text:span text:style-name="T589">ejsk</text:span><text:span text:style-name="T590">i</text:span>:</text:p>
      <text:p text:style-name="P591">Dziękuję panu bardzo. Dla wyjaśnienia kwestii, które pan podniósł, pan minister Kulczyński.</text:p>
      <text:p text:style-name="P592"><text:span text:style-name="T593">Wacław Kulczyński</text:span>:</text:p>
      <text:p text:style-name="P594">Cały problem polega na tym, że w tej chwili zaczynamy rozmawiać o tematach w taki sposób, jak gdyby w ogóle temat po raz pierwszy stanął. Ja myślę, że powinniśmy mieć do siebie wzajemnie to przekonanie, że tak nie jest.</text:p>
      <text:p text:style-name="P595">Nie wziąłem w te<text:span text:style-name="T596">j</text:span><text:s/>chwili ze sobą publikacji. Sam mam ich co najmniej dwadzieścia parę z ubiegłego roku, gdzie w sposób bardzo otwarty in<text:span text:style-name="T597">fo</text:span>rmow<text:span text:style-name="T598">aliś</text:span>my o wszystkich problemach. Jest tylko, tak nawiasem mówiąc, sprawa, że każdy czyta to co chce.<text:s/><text:span text:style-name="T599">A</text:span><text:s/>czego nie chce to woli nie czyta<text:span text:style-name="T600">ć</text:span>. Tak bym powiedział. Przeprasz<text:span text:style-name="T601">a</text:span>m, że ja się powołuję nawet na panią redaktor, która reprezentuje<text:s/>„Trybunę Ludu”<text:s/>jest pani w kąciku, bardzo obszerny artykuł był informacyjny o problemach naszych podany w<text:s/>„Trybunie Ludu”. Wywołał, nawiasem mówiąc, niezadowolen<text:span text:style-name="T602">ie</text:span><text:s/>również ze strony NRD-owskiej co do otwartości kwestii, które tam zostały postawione. Ale takich rzeczy było w radiu i w publikacjach prasowych, seria taka była, sporo. Ja bym jednak prosił, żebyśmy tutaj też nie zaczynali rozmawiać, jak bym to nam otwierano oczy na pewne problemy.</text:p>
      <text:p text:style-name="P603">Tak należy rozumieć kwestie, które państwo tutaj podnieśli. Ja powied<text:span text:style-name="T604">zi</text:span>ałem na początku, że do tego sformułowania, iż w trybie informac<text:span text:style-name="T605">yj</text:span>nym należy oprotestować budowę koksowni itd., itd., nie wnosimy żadnej<text:s/><text:span text:style-name="T606">u</text:span>wagi. To robi<text:span text:style-name="T607">m</text:span>y. To jesteśmy gotowi w każdej chwili to udowodnić, że jest to robione. Z mojej pierwszej wypowiedzi jasno wynikało, że właśnie na tle tego nie jesteśmy zadowoleni z reakcji stron na nasze oprote<text:span text:style-name="T608">st</text:span>owanie i wyjeżdżają nasi eksper<text:span text:style-name="T609">c</text:span>i po to, żeby na miejscu zobaczyć. Na to zwróciłem uwagę. Nie jesteśmy zadowoleni. I po raz pierwszy tego typu układ zaczyna wchodzić, że na obiekty cudzego państwa, k<text:span text:style-name="T610">t</text:span>óre są sprawą ich wewnętrzną, nasz zespół pojedzie. Na ile nam się uda, nie potrafimy powiedzieć. Powiedziałem również, że spodziewamy się uzgodnienia umowy w połowie k<text:span text:style-name="T611">w</text:span>ietnia, tr<text:span text:style-name="T612">ój</text:span>stronne<text:span text:style-name="T613">j</text:span>, i powiedziałem również, że podpisanie umowy przed spotkaniem premierów, które jest<text:s/><text:soft-page-break/>planowane na czerwiec.<text:s/><text:span text:style-name="T614">A</text:span><text:s/>w<text:span text:style-name="T615">ię</text:span>c, proszę też nie wyciągać wniosków, iż jest to sprawa, którą dzisiaj nie można określić. Jeśli chodzi o C<text:span text:style-name="T616">zech</text:span>o<text:span text:style-name="T617">sł</text:span>o<text:span text:style-name="T618">w</text:span>a<text:span text:style-name="T619">cję</text:span>, ani razu Czechosłowa<text:span text:style-name="T620">cj</text:span>a nie poin<text:span text:style-name="T621">fo</text:span>rmowała Polski o tym, że odmawia spłacenia odszkodowania.<text:s/><text:span text:style-name="T622">I</text:span><text:s/>na ten temat były informacje prasowe i radiowe. Ponieważ to już krążyło u nas wśród ludzi. Na ten temat była informacja. Ani razu nie było takiego stanowiska. Natomiast przedłuża się sprawa uregulowania.<text:s/><text:span text:style-name="T623">I</text:span><text:s/>w związku z tym, ponieważ wiemy, że kwestią sporną jest wielkość, ona będzie obojętnie w jakim układzie, zawsze może być kwestią sporną. Czy akurat tak, jak myśmy określili, prawie 10 miliardów, bo nawet bliżej tej kwoty to jest, czy też jest to inna kwota? To nigdy nie są sprawy w żadnym układzie, z żadnym państwem, automatycznie załatwiane.<text:s/><text:span text:style-name="T624">W</text:span>ięc to musi być wynego<text:span text:style-name="T625">cj</text:span>owane. Wyobrażamy sobie, że w związku z tym też w postaci wspólnej komisji, n<text:span text:style-name="T626">a</text:span><text:s/>którą wydaje się, że strona się zgodzi i dojdzie do takiego ustalenia.</text:p>
      <text:p text:style-name="P627"><text:span text:style-name="T628">Jerzy<text:s/></text:span><text:span text:style-name="T629">Koł</text:span><text:span text:style-name="T630">od</text:span><text:span text:style-name="T631">zi</text:span><text:span text:style-name="T632">e</text:span><text:span text:style-name="T633">js</text:span><text:span text:style-name="T634">k</text:span><text:span text:style-name="T635">i</text:span><text:span text:style-name="T636">:</text:span></text:p>
      <text:p text:style-name="P637">Dziękuję bardzo. Profesor Kozłow<text:span text:style-name="T638">sk</text:span>i<text:span text:style-name="T639">.</text:span></text:p>
      <text:p text:style-name="P640"><text:span text:style-name="T641">S</text:span><text:span text:style-name="T642">t</text:span><text:span text:style-name="T643">efan Kozłows</text:span><text:span text:style-name="T644">ki</text:span>:</text:p>
      <text:p text:style-name="P645">Panie Przewodni<text:span text:style-name="T646">czą</text:span>c<text:span text:style-name="T647">y</text:span>! Rozumiem, że odno<text:span text:style-name="T648">ś</text:span>nie przedłożonej tutaj propozycji, właściwie, tego punktu nie ma punktów spornych. Rozumiem, że wprowadzamy uwagę pani profesor Hager-Małeck<text:span text:style-name="T649">iej,</text:span><text:s/>że również w trybie międzyparlamentarn<text:span text:style-name="T650">ej<text:s/></text:span>i poza tą uwagą właściwie tekst, właściwie rozumiem, że jest do przyjęcia.</text:p>
      <text:p text:style-name="P651">Może wobec tego, że już w czerwcu przystęp<text:span text:style-name="T652">uj</text:span>emy do rozmów na tak wysokim szczeblu, może po pro<text:span text:style-name="T653">st</text:span>u prz<text:span text:style-name="T654">yś</text:span>pieszyć ten termin<text:s/><text:span text:style-name="T655">z</text:span><text:s/>grudnia na czerwiec? Bo w czerwcu będzie wszystko wiadome<text:s/><text:span text:style-name="T656">j</text:span>u<text:span text:style-name="T657">ż.</text:span></text:p>
      <text:p text:style-name="P658"><text:span text:style-name="T659">I</text:span><text:s/>proponowałbym już ten tekst przyjąć i więcej do niego nie wracać. Dlatego, że zbyt wiele nam to czasu zajmuje. Muszę powiedzieć, że jesteśmy niezadowoleni z trybu pracy komisji redakcyjnej, którą powołaliśmy. Komisje redakcyjne zaczynają zbyt głęboko podważać ustalenia, które były tutaj przy stole. Do<text:span text:style-name="T660">s</text:span>t<text:span text:style-name="T661">aj</text:span>emy dzisiaj podwójne materiały, które nam szalenie utrudniają sprawę.</text:p>
      <text:p text:style-name="P662">Proponowałbym więc co się da dzisiaj już przyjąć i nie wraca<text:span text:style-name="T663">ć</text:span><text:s/>już do tego, bo strasznie nam to przedłuża rozmowy. Sądzę, że nie ma tutaj właściwie spraw spornych i proponowałbym przyjęcie tego tekstu, z poprawką na czerwiec 89<text:span text:style-name="T664">.</text:span></text:p>
      <text:p text:style-name="P665"><text:span text:style-name="T666">Gustaw Bokszczanin</text:span>:</text:p>
      <text:p text:style-name="P667">To, co powiedział pan profesor Juchnowicz, gdyby nam się udało również wprowadzić zapis, trudno jest w tej chwili na gorąco sformułować, ale dotyczący otwartości współpracy ruchów proekologicznych ze wszystkich krajów ościennych, poni<text:span text:style-name="T668">e</text:span>waż to, co powiedział profesor Juchnowicz na dzień dzisiejszy, no, jest wręcz blokadą kontaktów z ruchami proekologi<text:span text:style-name="T669">cz</text:span>nymi dzia<text:span text:style-name="T670">łaj</text:span>ącymi w NRD i w C<text:span text:style-name="T671">zech</text:span>o<text:span text:style-name="T672">sł</text:span>owa<text:span text:style-name="T673">cj</text:span>i. Gdyby udało się to, no, rozsądnie zapiać. Jest to bardzo ważny element, bo oddziaływanie właśnie społe<text:span text:style-name="T674">cz</text:span>eń<text:span text:style-name="T675">st</text:span>wa, jest, no, rzeczą zasadniczą w tych kwestiach. Są rzeczy, które jak tutaj państwo żeście powiedzieli, są okryte tak zw<text:span text:style-name="T676">a</text:span>ną zmową milczenia. A tutaj, gdyby te ruchy społeczne zafunkcjonowały w układzie<text:s/><text:span text:style-name="T677">zi</text:span>n<text:span text:style-name="T678">te</text:span>growan<text:span text:style-name="T679">ym,</text:span><text:s/>sądzę, że ten element nacisku społecznego odegrałby w tych sprawach znaczącą rolę.</text:p>
      <text:p text:style-name="P680"><text:span text:style-name="T681">Jerzy<text:s/></text:span><text:span text:style-name="T682">Koł</text:span><text:span text:style-name="T683">od</text:span><text:span text:style-name="T684">zi</text:span><text:span text:style-name="T685">e</text:span><text:span text:style-name="T686">js</text:span><text:span text:style-name="T687">k</text:span><text:span text:style-name="T688">i</text:span><text:span text:style-name="T689">:</text:span></text:p>
      <text:p text:style-name="P690">Dziękuję bardzo. Proponuję pójść za głosem profesora Kozłowskiego i jeśli uważnie słuchałem dyskusję, to tak. Pierwsza sekwenc<text:span text:style-name="T691">ja</text:span><text:s/>dotycząca zasad współpracy, nie podlega dyskusji i nie została oprotestowana w dyskusji, prawda? Rozumiem, że tutaj chodzi o aktywną politykę współpracy przygran<text:span text:style-name="T692">i</text:span>czn<text:span text:style-name="T693">ej</text:span><text:s/>w zakresie ochrony środowiska. Opracowanie pewnych zas<text:span text:style-name="T694">a</text:span>d, pewnej koncepcji tej polityki,<text:s/><text:soft-page-break/>jak tut<text:span text:style-name="T695">a</text:span>j się mówi. Rozumiem, że nikt nie protestuje przeciwko temu,<text:s/><text:span text:style-name="T696">a</text:span>ni ze strony rządowej, ani ze strony<text:s/>„So<text:span text:style-name="T697">l</text:span>idarnoś<text:span text:style-name="T698">c</text:span>i”. To proponuję przyjąć.</text:p>
      <text:p text:style-name="P699">Z jedną może tylko redakcyjną uwagą. Po<text:span text:style-name="T700">zar</text:span>z<text:span text:style-name="T701">ą</text:span>d<text:span text:style-name="T702">owe</text:span>, proponuję zmienić na społeczne. Chodzi o to, abyśmy nie wprowadzali jeszcze nowego pojęcia, bo każda organizacja działa na zasadzie jakiegoś statusu i sprawą ich sumienia, jej autonomicznej woli, jest, czy ona jest rządowa, czy prorządowa. Proponuję używać tutaj: społeczne organizacje ekologiczne.</text:p>
      <text:p text:style-name="P703">Jeśli państwo zgodzilibyście się na tę poprawkę redakcyjną, to można by to tak przyjąć.</text:p>
      <text:p text:style-name="P704">Natomiast zdanie ostatnie, zgodnie z wypowied<text:span text:style-name="T705">zi</text:span>ami pana ministra i pani poseł Ha<text:span text:style-name="T706">ge</text:span>r-Małecki<text:span text:style-name="T707">ej</text:span><text:s/>proponow<text:span text:style-name="T708">ał</text:span>bym zmienić następująco: nie jest to redakcja końcowa, ale w tym duchu: należy kontynuować i zintensy<text:span text:style-name="T709">fi</text:span>kować rozmowy z krajami ościennymi na szczeblu rządowym i parlamentarnym we wszystkich sprawach konfliktowych z punktu widzenia ochrony środowiska. W tym trybie należy załatwić budowę, oprotestować budowę koksowni w Zagłębiu<text:s/>Ostrawsko-Karwińskim<text:s/>itd<text:span text:style-name="T710">.</text:span>, aż do końca.</text:p>
      <text:p text:style-name="P711">Czy zgadzacie się państwo na taką<text:s/><text:span text:style-name="T712">fo</text:span>rmułę?</text:p>
      <text:p text:style-name="P713"><text:span text:style-name="T714">Bogusław Goł</text:span><text:span text:style-name="T715">ą</text:span><text:span text:style-name="T716">b</text:span>:</text:p>
      <text:p text:style-name="P717">Ja mam uwagę.</text:p>
      <text:p text:style-name="P718"><text:span text:style-name="T719">J</text:span><text:span text:style-name="T720">e</text:span><text:span text:style-name="T721">rz</text:span><text:span text:style-name="T722">y Kołod</text:span><text:span text:style-name="T723">z</text:span><text:span text:style-name="T724">iejski</text:span>:</text:p>
      <text:p text:style-name="P725">Proszę bardzo, p<text:span text:style-name="T726">a</text:span>n Gołąb.</text:p>
      <text:p text:style-name="P727"><text:span text:style-name="T728">B</text:span><text:span text:style-name="T729">o</text:span><text:span text:style-name="T730">g</text:span><text:span text:style-name="T731">u</text:span><text:span text:style-name="T732">sł</text:span><text:span text:style-name="T733">aw<text:s/></text:span><text:span text:style-name="T734">G</text:span><text:span text:style-name="T735">o</text:span><text:span text:style-name="T736">ł</text:span><text:span text:style-name="T737">ą</text:span><text:span text:style-name="T738">b</text:span><text:span text:style-name="T739"><text:s/>-</text:span><text:span text:style-name="T740"><text:s/>Gdań</text:span><text:span text:style-name="T741">sk</text:span>:</text:p>
      <text:p text:style-name="P742">Ja b<text:span text:style-name="T743">y</text:span>m<text:s/><text:span text:style-name="T744">do</text:span>pis<text:span text:style-name="T745">a</text:span>ł<text:span text:style-name="T746">:</text:span><text:s/><text:span text:style-name="T747">z</text:span><text:s/>jednoczesnym in<text:span text:style-name="T748">fo</text:span>rmow<text:span text:style-name="T749">anie</text:span>m społeczeństwa o stanie rozmów<text:span text:style-name="T750">.</text:span><text:s/>Jest to bardzo ważne.</text:p>
      <text:p text:style-name="P751"><text:span text:style-name="T752">Jerz</text:span><text:span text:style-name="T753">y Kołodziejski</text:span>:</text:p>
      <text:p text:style-name="P754">Uważam, że jest to zasadne. Przyjmujemy to, tak?</text:p>
      <text:p text:style-name="P755">Proszę bardzo, pan profesor Roman.</text:p>
      <text:p text:style-name="P756"><text:span text:style-name="T757">Marek Roman</text:span>:</text:p>
      <text:p text:style-name="P758">Więc, proszę państwa, ja mam dwie uwagi, jeszcze co do opiniowania przez organizacje społeczne, czy pozarządowe. Sądzę, że ta sprawa musi być ujęta, no, może generalnie. Bo to się będzie wiele spraw wiązało właściwie z op<text:span text:style-name="T759">in</text:span>iowan<text:span text:style-name="T760">ie</text:span>m. Tutaj padła propozycja żeby<text:s/>„okrągły st<text:span text:style-name="T761">ół</text:span><text:span text:style-name="T762">”</text:span>,<text:span text:style-name="T763"><text:s/></text:span>czy stolik, już jakoś desygnował pewne organ<text:span text:style-name="T764">iz</text:span>a<text:span text:style-name="T765">cj</text:span>e, bo może ich być bardzo dużo.<text:s/><text:span text:style-name="T766">N</text:span>ie sądzę, żeby to było możliwe. My nie możemy stworzyć żadnego monopolu w tej c<text:span text:style-name="T767">h</text:span>wili na rolę poszczególnych organizacji mniej ważnych, czy bardziej ważnych. Zwłaszcza, że w przyszłości może to przecież ulegać wszystko zmianom.</text:p>
      <text:p text:style-name="P768">Jednocześnie liczba ty<text:span text:style-name="T769">ch</text:span><text:s/>organizacji może być bardzo duża. Poza tym wiele organizacji może się ujawnić, że właśnie uważa się za proekologi<text:span text:style-name="T770">cz</text:span>ne. Ja bym chciał podkreślić z całą stanowczością, że na przykład stowarzyszenie, które ja reprezentuję, Stowarzyszen<text:span text:style-name="T771">ie</text:span><text:s/>Inżynierów i Techników Sanitarnych uważa się za taką organizację. Jednocześnie nie jesteśmy organizacją prorzą<text:span text:style-name="T772">do</text:span>wą. Jesteśmy całkowicie niezależną organizacją sa<text:span text:style-name="T773">mofi</text:span>nans<text:span text:style-name="T774">ującą</text:span><text:s/>się. Tak, że po<text:span text:style-name="T775">d</text:span>p<text:span text:style-name="T776">a</text:span>damy tutaj pod ten fragment tego ustalenia.</text:p>
      <text:p text:style-name="P777"><text:span text:style-name="T778">A</text:span>le przecież jeżeli będzie to obligacja zasięgania to po prostu wszelkie terminy mogą nam się tutaj wyłożyć. Jest cały tryb zasięgania tych opinii i niejako wy<text:span text:style-name="T779">bo</text:span>ru tych organizacji, jest jednakże pewnym problemem do rozwiązania. Oczywiście nie w tym punkcie, tylko generaln<text:span text:style-name="T780">ie.</text:span></text:p>
      <text:p text:style-name="P781">Druga sprawa. Ja chciałem zapytać pana ministra, czy jest w ogóle do przyjęcia takie stwierdzen<text:span text:style-name="T782">ie</text:span>, że<text:s/><text:soft-page-break/>do tego czasu wszelkie rozmowy mają być zawieszone? Ja nie wiem, czy to jest zgodne z interesem naszego kraju, żeby w tej chwili ogłosić zawieszenie wszelkich rozmów na te tematy. Bo mnie się wydaje, że pewne rozmowy się toczą w korzystnym kierunku.</text:p>
      <text:p text:style-name="P783">Istotnym moim zdaniem by<text:span text:style-name="T784">ł</text:span>oby raczej to, żeby przed opracowani<text:span text:style-name="T785">e</text:span>m tych zasad nie zakończyć tych rozmów. Już nie przesądzić tak, że na przykład, koniec będzie niezgodny z tymi w<text:span text:style-name="T786">y</text:span>ty<text:span text:style-name="T787">cz</text:span>nymi , które się opracowuje, prawda? Nie wiem, czy to zdanie winno rzeczywiście pozostać bez żadnej korekty? To, w którym się mówi, że mają być zawieszone wsze<text:span text:style-name="T788">l</text:span>kie roz<text:span text:style-name="T789">m</text:span>o<text:span text:style-name="T790">w</text:span>y.</text:p>
      <text:p text:style-name="P791"><text:span text:style-name="T792">Wacław Kulczyński</text:span>:</text:p>
      <text:p text:style-name="P793">Przepraszam pana bardzo, to chyba nie ten tekst.</text:p>
      <text:p text:style-name="P794"><text:span text:style-name="T795">M</text:span><text:span text:style-name="T796">a</text:span><text:span text:style-name="T797">r</text:span><text:span text:style-name="T798">ek Ro</text:span><text:span text:style-name="T799">m</text:span><text:span text:style-name="T800">an</text:span>:</text:p>
      <text:p text:style-name="P801">No, nie wiem, ja mam taki tekst, jaki mi dano.</text:p>
      <text:p text:style-name="P802"><text:span text:style-name="T803">Wacław Kulczyński</text:span>:</text:p>
      <text:p text:style-name="P804">Przepraszam bardzo, profesor Kozłowski przeczytał na początku właściwy tekst, który dyskut<text:span text:style-name="T805">uje</text:span>my.</text:p>
      <text:p text:style-name="P806"><text:span text:style-name="T807">Marek</text:span><text:span text:style-name="T808"><text:s/>R</text:span><text:span text:style-name="T809">oman</text:span>:</text:p>
      <text:p text:style-name="P810">Ja rozum<text:span text:style-name="T811">ia</text:span>łem, że pan profesor w<text:s/><text:span text:style-name="T812">wys</text:span>tąpieniu swoim poszerza po prostu ten tekst, który ma<text:span text:style-name="T813">m</text:span>y<text:span text:style-name="T814">.<text:s/></text:span>Na<text:span text:style-name="T815">t</text:span>omiast potrzeba byłaby jednak doprowadzić do tego, abyśmy pracowali na jednakowym tekście, bo tak to n<text:span text:style-name="T816">a</text:span>prawdę szkoda pewnego wysiłku m<text:span text:style-name="T817">yś</text:span>lowego na pewne sprawy.<text:s/><text:span text:style-name="T818">B</text:span>o przy uzgadnianiu trzy zdaniowego tekstu, trzeba się nad każdym zastanowić i do każdego wypowied<text:span text:style-name="T819">zie</text:span>ć, prawda? Więc jeżeli każdy ma inny tekst, to jest trudna trochę rola.</text:p>
      <text:p text:style-name="P820"><text:span text:style-name="T821">Jerz</text:span><text:span text:style-name="T822">y Kołodziejski</text:span>:</text:p>
      <text:p text:style-name="P823">Przepraszamy pana profesora.<text:s/><text:span text:style-name="T824">O</text:span>perował pan innym tekstem. Proponuję przyjąć uzgodnienie, które zaproponowałem.</text:p>
      <text:p text:style-name="P825"><text:span text:style-name="T826">U</text:span>waga p<text:span text:style-name="T827">i</text:span>erwsza pana profesora mieści się w zaproponowanej przeze mnie formule<text:span text:style-name="T828">:</text:span><text:s/>społeczne organizacje ekologiczne. Sprawę interpreta<text:span text:style-name="T829">cj</text:span>i nie będziemy rozstrzygać, bo będziemy wchodzić w zbyt duże szczegóły. Każda organizacja w swoim programie, łącznie z partiami pol<text:span text:style-name="T830">it</text:span>ycznymi, ma ekologię na warsztacie, ma na sztandarze, a nie jest organizacją ekologiczną. NOT nie jest organ<text:span text:style-name="T831">iz</text:span>acją ekologiczną,<text:s/>mimo że zajmuje się ekologią.</text:p>
      <text:p text:style-name="P832">Więc ja proponuję nie rozwijać sprawy,<text:s/><text:span text:style-name="T833">co</text:span><text:s/>rozumiemy przez organizację ekologic<text:span text:style-name="T834">zn</text:span>ą, bo rozpętamy nową dyskusję na całkiem nowy temat. Jeśli tu zapiszemy, że społeczne organizacje ekologiczne, to w dalszym trybie, przy omawianiu tego postulatu dojdzie się do tego co to jest organizacja ekologiczna. Jest ic<text:span text:style-name="T835">h</text:span><text:s/>około siedm<text:span text:style-name="T836">i</text:span>u albo ośmiu, w tej chwili. No, góra do dziesięciu, organizacji ekolog<text:span text:style-name="T837">ic</text:span>zn<text:span text:style-name="T838">yc</text:span>h.</text:p>
      <text:p text:style-name="P839">Jeszcze?</text:p>
      <text:p text:style-name="P840"><text:span text:style-name="T841">S</text:span><text:span text:style-name="T842">t</text:span><text:span text:style-name="T843">a</text:span><text:span text:style-name="T844">n</text:span><text:span text:style-name="T845">isław S</text:span><text:span text:style-name="T846">i</text:span><text:span text:style-name="T847">tnicki</text:span>:</text:p>
      <text:p text:style-name="P848">J<text:span text:style-name="T849">e</text:span>sz<text:span text:style-name="T850">cze</text:span><text:s/>jedn<text:span text:style-name="T851">o</text:span>.</text:p>
      <text:p text:style-name="P852"><text:span text:style-name="T853">Jerz</text:span><text:span text:style-name="T854">y Kołodziejski</text:span>:</text:p>
      <text:p text:style-name="P855">Proszę bardzo.</text:p>
      <text:p text:style-name="P856"><text:span text:style-name="T857">S</text:span><text:span text:style-name="T858">t</text:span><text:span text:style-name="T859">a</text:span><text:span text:style-name="T860">n</text:span><text:span text:style-name="T861">isław S</text:span><text:span text:style-name="T862">i</text:span><text:span text:style-name="T863">tnicki</text:span>:</text:p>
      <text:p text:style-name="P864">Bardzo krótko, jedno słowo, które proponowa<text:span text:style-name="T865">łb</text:span>ym zastąpić, jeśli, oczywiście, wersja, którą ja mam, jest właściwą wersją.<text:s/><text:span text:style-name="T866">O</text:span>tóż pierwsze zdanie dotyczy przedstawienia koncepcji.</text:p>
      <text:soft-page-break/>
      <text:p text:style-name="P867">Otóż c<text:span text:style-name="T868">h</text:span>ciałbym zaproponować, aby zamiast słowa koncepcji użyć słowa stanowiska rządu PRL. Uzasadnienie jest takie, że użycie słowa koncepcja oznaczałoby, że rząd działa bez koncepcji, że ministerstwo nie ma ż<text:span text:style-name="T869">a</text:span>dnej koncepcji działania w tym zakresie. Co nie jest prawdą. Natomiast ustanowienie stanowiska oznaczałoby<text:s/><text:span text:style-name="T870">po</text:span>in<text:span text:style-name="T871">fo</text:span>rmowanie i w związku z tym dalej, dyskutowanie platformy w oparciu, o którą to działanie jest prowadzone i powinno być prowadzone.</text:p>
      <text:p text:style-name="P872">Tylko tyle, dziękuję.</text:p>
      <text:p text:style-name="P873"><text:span text:style-name="T874">Jerzy K</text:span><text:span text:style-name="T875">o</text:span><text:span text:style-name="T876">łod</text:span><text:span text:style-name="T877">ziejsk</text:span><text:span text:style-name="T878">i</text:span>:</text:p>
      <text:p text:style-name="P879">P<text:span text:style-name="T880">r</text:span>oszę bardzo. Czy wzbudza ta uwaga dyskusję ze strony? Jeśli nie, to przyjmujemy, bo uważam, że to jest dobre. Przyjmujemy to.<text:s/><text:span text:style-name="T881">D</text:span>ziękuję bardzo. Uzgodniliśmy to? Czy jeszcze? Pan ma? Proszę bardzo.</text:p>
      <text:h text:style-name="P882" text:outline-level="2"><text:bookmark-start text:name="bookmark2"/><text:span text:style-name="T883">R</text:span><text:span text:style-name="T884">ad</text:span><text:span text:style-name="T885">o</text:span><text:span text:style-name="T886">s</text:span><text:span text:style-name="T887">ław G</text:span><text:span text:style-name="T888">a</text:span><text:span text:style-name="T889">wlik</text:span>:<text:bookmark-end text:name="bookmark2"/></text:h>
      <text:p text:style-name="P890">Ponieważ jestem w komisji redakcyjnej i niejako spada też na mnie część odpow<text:span text:style-name="T891">ie</text:span>dz<text:span text:style-name="T892">ia</text:span>lnoś<text:span text:style-name="T893">ci</text:span><text:s/>za zamieszanie, które tutaj wynika, ja się chcę zapytać odnośnie tego punktu. Bo profesor Juchnowicz i później pan Bokszczanin wniósł propozycję, którą ja też osobiście popieram, aby niejako w negocjacje swoje Ministerstwo<text:s/><text:span text:style-name="T894">O</text:span>chrony<text:s/><text:span text:style-name="T895">Ś</text:span>rodowiska włączyło coś takiego, jak możliwość poszerzenia, czy w ogóle zbudowania współpracy i wsp<text:span text:style-name="T896">ół</text:span>d<text:span text:style-name="T897">zi</text:span>ałanie<text:s/><text:span text:style-name="T898">ek</text:span>olo<text:span text:style-name="T899">gi</text:span>cznych organizacji pozarządowych w rokowaniach. Czy przyjmujemy ten punkt, że możemy go umieścić tutaj, w punkcie<text:s/><text:span text:style-name="T900">18</text:span>?</text:p>
      <text:p text:style-name="P901"><text:span text:style-name="T902">Jerzy Kołodziejski</text:span>:</text:p>
      <text:p text:style-name="P903">Proszę bardzo, pan minister Kul<text:span text:style-name="T904">cz</text:span>yński.</text:p>
      <text:p text:style-name="P905"><text:span text:style-name="T906">W</text:span><text:span text:style-name="T907">a</text:span><text:span text:style-name="T908">cław Kulczyński</text:span>:</text:p>
      <text:p text:style-name="P909"><text:span text:style-name="T910">J</text:span>a myślę, że prawdziwe organizacje społeczne i proekologiczne buntowałyby się przeciwko takiemu rozumieniu sprawy, że jakieś ministerstwo, w jakimś tam szyku je ustawia, włącza je<text:s/><text:span text:style-name="T911">it</text:span>d. Ja to traktuję jako wewnętrzną sprawę organi<text:span text:style-name="T912">z</text:span>acji proekologicznych. My możemy, eksperci w różnych układach, kiedy pracujemy nad naszym stanowi<text:span text:style-name="T913">sk</text:span>iem, nad podejściem, nad rozmowami, prosić przedstawicieli państwa o pomoc, o opinię.<text:s/><text:span text:style-name="T914">A</text:span>le my nie możemy do rządu C<text:span text:style-name="T915">ze</text:span>chosłowa<text:span text:style-name="T916">cj</text:span>i wystąpić o to, aby on ułatwił pracę, kontakty itd. Więc prosiłbym tak to nie rozumieć, bo każdy ma swoje wewnętrzne założenia<text:span text:style-name="T917">.</text:span><text:s/>Ja nie czuję się na sile i myślę, że to byłoby bez powodzenia. Nie znam bliżej sytuacji jakie są w Cze<text:span text:style-name="T918">ch</text:span>osłowa<text:span text:style-name="T919">cj</text:span>i, w N<text:span text:style-name="T920">R</text:span>D, choć trochę p<text:span text:style-name="T921">rz</text:span>y<text:span text:style-name="T922">czyn</text:span>kowych Informacji jest w tej sprawie. Wiem, że ten ruch się też tam rozwija, że mają akcje protestacyjne różnego rodzaju, ale to nie kanałem rządowym, wydaje mi się, nawiązywanie elementów współdziałania.</text:p>
      <text:p text:style-name="P923">Przepraszam, ale tak uważam.</text:p>
      <text:p text:style-name="P924"><text:span text:style-name="T925">Jerzy K</text:span><text:span text:style-name="T926">o</text:span><text:span text:style-name="T927">łod</text:span><text:span text:style-name="T928">ziejsk</text:span><text:span text:style-name="T929">i</text:span>:</text:p>
      <text:p text:style-name="P930">Dziękuję bardzo. Proszę bardzo pan Kłosowski.</text:p>
      <text:p text:style-name="P931"><text:span text:style-name="T932">Wojciech Kłosowski</text:span>:</text:p>
      <text:p text:style-name="P933">Proszę Państw<text:span text:style-name="T934">a</text:span>! Mnie się wydaje, że takie stanowisko rządu albo wynika z niezrozumienia, albo jest pewnego rodzaju zaprzeczeniem tego, cośmy mówili do tej pory. Tu nie chodzi<text:s/><text:span text:style-name="T935">o</text:span><text:s/>to, b<text:span text:style-name="T936">y</text:span><text:s/>rządy<text:s/><text:span text:style-name="T937">w</text:span><text:s/>imieniu organizacji nawiązały współpracę, którą organizacje będą kontynuowały, tylko chodzi o to, by polski rząd zwrócił się do rządu tych dwóch państw co n<text:span text:style-name="T938">aj</text:span>mniej z takim stanowiskiem, z wyrażeniem swojego stanowiska w sprawie takiej współpracy, ż<text:span text:style-name="T939">e</text:span><text:s/>nie widzi przeszkód lub jeśli można prosić o dalej posunięte sformułowanie, uważa za pożądaną taką współpracę i ze swojej strony, swoim organizacjom nie czyni<text:s/><text:soft-page-break/>przeszkód. To jest sprawa wywarcia pewnej presji moralnej. Ja rozumiem, że nie można domagać się od rządu NRD, aby on u siebie tę sprawę uregulował, ale to je<text:span text:style-name="T940">st</text:span><text:s/>sprawa wyrażenia stanowiska<text:span text:style-name="T941">.</text:span></text:p>
      <text:p text:style-name="P942">Nam chodzi o to, że Polski Klub Ekologiczny, który jest przecież wbrew sformułowaniu pana min<text:span text:style-name="T943">is</text:span>tra, autentyczną organizacją proekologiczną, próbował nawiązywać takie kontakty. Spotkał się z represjami. Być może tamta strona przez niezrozumienie uważa to z<text:span text:style-name="T944">a</text:span><text:s/>współpracę sprzeczną z interesami rządu. Jeśli rząd polski nie wyrazi takiego stanowiska, że popiera taką współpracę niezależnych organ<text:span text:style-name="T945">iz</text:span>acji lub że się jej nie sprzeciwia, nie wiem jakie jest stanowisko rządu wobec ostatniej wypowiedzi pana ministra, to będzie to niejako potwierdzenie stanowiska tamtych rządów, które się jawnie sprzeciwiają takiej współpracy. Poprzez fakty, poprzez represje wobec osób naw<text:span text:style-name="T946">ią</text:span>zując<text:span text:style-name="T947">yc</text:span>h te kontakty<text:span text:style-name="T948">.</text:span><text:s/>Nam nie tylko chodzi o kontakty z organ<text:span text:style-name="T949">iz</text:span>a<text:span text:style-name="T950">cj</text:span>ami, tymi w pełni niezależnymi, które manifestują i protestują, ale chodzi również o współpracę z tamt<text:span text:style-name="T951">ej</text:span>szymi oficjalnymi społecznymi organizacji ekologicznymi, która też jest blokowana. Dziękuję.</text:p>
      <text:p text:style-name="P952"><text:span text:style-name="T953">Jerzy K</text:span><text:span text:style-name="T954">o</text:span><text:span text:style-name="T955">łod</text:span><text:span text:style-name="T956">ziejsk</text:span><text:span text:style-name="T957">i</text:span>:</text:p>
      <text:p text:style-name="P958">Proszę państwa, ja myślę, że co do istoty porozumienia się organizacji ekologicznych państw ościennych nie ma sporu między nami. Ja proponuję,<text:s/><text:span text:style-name="T959">ż</text:span>eby pan profesor Juchnowicz, który był wnioskodawcą sformułował wniosek. My za chwilę do tego wrócimy, omawiając w międzyczasie. Trudno nam redagowa<text:span text:style-name="T960">ć</text:span><text:s/>tutaj tekst, a trzeba by przyjąć tekst zredagowany. Można prosić, penie profesorze, aby pan zredagował tu i kiedy pan będzie gotowy, wrócimy do tego punktu, dopisując go do tego.</text:p>
      <text:p text:style-name="P961"><text:span text:style-name="T962">S</text:span><text:span text:style-name="T963">tani</text:span><text:span text:style-name="T964">sław</text:span><text:span text:style-name="T965"><text:s/>Juchnowicz</text:span>:</text:p>
      <text:p text:style-name="P966">Panie pr<text:span text:style-name="T967">ze</text:span>wodn<text:span text:style-name="T968">iczą</text:span>cy, jeżeli można ad vocem, mianowicie, jeżeli będę miał ten tekst, łącznie z propozycją pana pr<text:span text:style-name="T969">ze</text:span>wodni<text:span text:style-name="T970">czącego,</text:span><text:s/>bo wtedy będzie łatwiej wmontować uwagę dotyczącą współpracy organizacji ekologic<text:span text:style-name="T971">zn</text:span>ych.</text:p>
      <text:p text:style-name="P972"><text:span text:style-name="T973">Jerzy Kołodziejski</text:span>:</text:p>
      <text:p text:style-name="P974">Dobrze.</text:p>
      <text:p text:style-name="P975"><text:span text:style-name="T976">Marek Roman</text:span>:</text:p>
      <text:p text:style-name="P977">To możn<text:span text:style-name="T978">a</text:span><text:s/><text:span text:style-name="T979">b</text:span>y jednak ode<text:span text:style-name="T980">sł</text:span>ać do komisji redakc<text:span text:style-name="T981">yj</text:span>nej.</text:p>
      <text:p text:style-name="P982"><text:span text:style-name="T983">Jerzy Kołodziejski</text:span>:</text:p>
      <text:p text:style-name="P984">Dobrze, w komisji redakcyjnej. Gdyby pan profesor mógł pomóc komi<text:span text:style-name="T985">sj</text:span>i redakcyjnej w redagowaniu tego punktu. Bo co do istoty sprawy nie ma między nami różnicy. Ponieważ czasu je<text:span text:style-name="T986">st</text:span><text:s/>mało proponuję sprawę dysku<text:span text:style-name="T987">s</text:span>ji na ten temat zamknąć. Można tak sprawą pokierować? Dobrze. Roz<text:span text:style-name="T988">umi</text:span>em, proszę państwa, że punkt 18 mamy w ten sposób uzgodniony.</text:p>
      <text:p text:style-name="P989">Przechodzimy do punktu 19<text:span text:style-name="T990">.</text:span><text:s/>Bardzo proszę, kto z państwa chciałby w sprawie tego punktu zabrać głos? Proszę bardzo, pan Gołąb.</text:p>
      <text:p text:style-name="P991"><text:span text:style-name="T992">S</text:span><text:span text:style-name="T993">t</text:span><text:span text:style-name="T994">efan Kozłows</text:span><text:span text:style-name="T995">ki</text:span>:</text:p>
      <text:p text:style-name="P996">To może ja przeczytam.</text:p>
      <text:p text:style-name="P997"><text:span text:style-name="T998">G</text:span><text:span text:style-name="T999">łos z s</text:span><text:span text:style-name="T1000">a</text:span><text:span text:style-name="T1001">li</text:span>:</text:p>
      <text:p text:style-name="P1002">Prosimy o przecz<text:span text:style-name="T1003">yt</text:span>anie.</text:p>
      <text:p text:style-name="P1004"><text:span text:style-name="T1005">J</text:span><text:span text:style-name="T1006">e</text:span><text:span text:style-name="T1007">rzy K</text:span><text:span text:style-name="T1008">oło</text:span><text:span text:style-name="T1009">d</text:span><text:span text:style-name="T1010">zi</text:span><text:span text:style-name="T1011">e</text:span><text:span text:style-name="T1012">j</text:span><text:span text:style-name="T1013">s</text:span><text:span text:style-name="T1014">ki</text:span>:</text:p>
      <text:p text:style-name="P1015">Dobrze, proszę pana<text:s/><text:span text:style-name="T1016">pro</text:span>fe<text:span text:style-name="T1017">so</text:span>r<text:span text:style-name="T1018">a<text:s/></text:span>Kozłow<text:span text:style-name="T1019">s</text:span>kiego o przeczytanie,<text:s/><text:span text:style-name="T1020">a</text:span><text:s/>potem głos ma pan profesor Gołąb.</text:p>
      <text:h text:style-name="P1021" text:outline-level="3"><text:bookmark-start text:name="bookmark4"/><text:span text:style-name="T1022">S</text:span><text:span text:style-name="T1023">t</text:span><text:span text:style-name="T1024">efa</text:span><text:span text:style-name="T1025">n<text:s/></text:span><text:span text:style-name="T1026">Kozł</text:span><text:span text:style-name="T1027">o</text:span><text:span text:style-name="T1028">w</text:span><text:span text:style-name="T1029">s</text:span><text:span text:style-name="T1030">k</text:span><text:span text:style-name="T1031">i</text:span>:<text:bookmark-end text:name="bookmark4"/></text:h>
      <text:soft-page-break/>
      <text:p text:style-name="P1032">Pilnie powołać komisję rządową, z udziałem przedstawicieli strony społecznej dla weryfikacji zasad produkcji rolnej, przetwórstwa żywnoś<text:span text:style-name="T1033">ci</text:span>owego, mającej na celu eliminację skażenia żywności.</text:p>
      <text:p text:style-name="P1034">2.<text:s/><text:span text:style-name="T1035">D</text:span>la zmiany rozw<text:span text:style-name="T1036">ią</text:span>zań organ<text:span text:style-name="T1037">iz</text:span>ac<text:span text:style-name="T1038">yj</text:span>ny<text:span text:style-name="T1039">ch</text:span><text:s/><text:span text:style-name="T1040">i</text:span><text:s/><text:span text:style-name="T1041">te</text:span>chnologicznych w celu radykalnej poprawy jakości mleka.<text:s/>Na okres prz<text:span text:style-name="T1042">ej</text:span>ściowy, w trybie natychmiastowym, zabezpieczyć pełną dostawę z importu atestowanego mleka w proszku na potrzeby odżywienia niemowląt. Termin - kwiecień 89<text:span text:style-name="T1043">.</text:span></text:p>
      <text:p text:style-name="P1044"><text:span text:style-name="T1045">Jerzy K</text:span><text:span text:style-name="T1046">oł</text:span><text:span text:style-name="T1047">odzi</text:span><text:span text:style-name="T1048">ejs</text:span><text:span text:style-name="T1049">ki</text:span>:</text:p>
      <text:p text:style-name="P1050">Bardzo pr<text:span text:style-name="T1051">oszę,</text:span><text:s/>pan Gołąb jako pi<text:span text:style-name="T1052">er</text:span>w<text:span text:style-name="T1053">sz</text:span>y.</text:p>
      <text:p text:style-name="P1054"><text:span text:style-name="T1055">Bog</text:span><text:span text:style-name="T1056">usł</text:span><text:span text:style-name="T1057">aw Gołąb</text:span><text:span text:style-name="T1058"><text:s/>-<text:s/></text:span><text:span text:style-name="T1059">Gdańsk</text:span>:</text:p>
      <text:p text:style-name="P1060"><text:span text:style-name="T1061">Pr</text:span>oszę Państwa, terminy pilnie, natychmiast, świadczą o randze tego problemu. Świadczą o randze problemu żywności skażonej. Skażenia toksyczne w żywności jest to jeden z n<text:span text:style-name="T1062">aj</text:span>istotn<text:span text:style-name="T1063">ie</text:span>jszych problemów ekologii. Jest to jednocześnie efekt procesów wytwarzania żywności,<text:s/><text:span text:style-name="T1064">a</text:span><text:s/>więc problem rolnictwa i przetwórstwa żywnoś<text:span text:style-name="T1065">cio</text:span>wego, a jednocześnie jest to efekt ogólnego skażenia środow<text:span text:style-name="T1066">is</text:span>ka popr<text:span text:style-name="T1067">z</text:span>ez przemysł, aglomerację mi<text:span text:style-name="T1068">ej</text:span>ską,<text:s/><text:span text:style-name="T1069">s</text:span>kutki motoryzacji i inne.</text:p>
      <text:p text:style-name="P1070">P<text:span text:style-name="T1071">r</text:span>odukcja żywności spowodowana monopoliza<text:span text:style-name="T1072">cj</text:span>ą tej produkcji w wielkie zespoły produkcyjne i wynikłymi z tego skutku stosunkowo bezkr<text:span text:style-name="T1073">yt</text:span>ycznym podejściem do technologii opartej na nawożeniu sztu<text:span text:style-name="T1074">cz</text:span>nym, bez organicznym, spowodowało istotne zmiany<text:s/><text:span text:style-name="T1075">w</text:span><text:s/>strukturze żywności.<text:s/><text:span text:style-name="T1076">I</text:span><text:s/>to zmiany wpływające negatywnie na ustrój człowieka.<text:s/><text:span text:style-name="T1077">A</text:span>ktualne skażenia żywności charakteryz<text:span text:style-name="T1078">uj</text:span>e się nie tylko stopniem stęże<text:span text:style-name="T1079">n</text:span>ia w niej samej poszczególnych substancji szkodliwych lecz i ich olbrzymią r<text:span text:style-name="T1080">óż</text:span>norodnośc<text:span text:style-name="T1081">ią,</text:span><text:s/>spowodowaną przede wszystkim chemizacją naszej cywilizacji.</text:p>
      <text:p text:style-name="P1082"><text:span text:style-name="T1083">Z</text:span><text:s/>tego tytułu istnieje konieczność selekcji skażeń i uznać je jako problemy istotne, n<text:span text:style-name="T1084">aj</text:span>ważni<text:span text:style-name="T1085">ej</text:span>sze. Pierwszym z tych problemów to niebezpiecznie wysoki stopień skażeń surowców roślinnych, w tym warzyw, mleka i niektórych produktów zwierzęcych skażeniami azotanami, które w organizmie ludzkim redukują się do azotynów.</text:p>
      <text:p text:style-name="P1086">Następnym problemem są to skażenia żywności metalami ciężkimi, przede wszystkim związkami ołowiu, zwi<text:span text:style-name="T1087">ą</text:span>zkami rtęci, kadmu. Te związki są truciznami o bardzo silnym oddz<text:span text:style-name="T1088">ia</text:span>ływaniu.</text:p>
      <text:p text:style-name="P1089">Następne skażenia<text:span text:style-name="T1090">,</text:span><text:s/>są to skażenia węglowodorowe. Są to skażenia rakogenne, a oddzielną grupą skażeń są to skażenia środkami ochrony roślin. Są to różnego rodzaju insektycydy, herbicydy,<text:s/>fungicydy. I są to związki z reg<text:span text:style-name="T1091">u</text:span>ły oparte na rtęci.</text:p>
      <text:p text:style-name="P1092">C<text:span text:style-name="T1093">ał</text:span>kiem od<text:span text:style-name="T1094">dz</text:span>ielnym problemem to problem stosowania hormonów, prosto z produkcji żywności. Problem bardzo istotny to, który stara się przemilczeć, niestety nawet i w prasie.</text:p>
      <text:p text:style-name="P1095">Dla poprawy istniejącego stanu rzeczy koniecznym jest i tu proponuję takie wnioski.</text:p>
      <text:p text:style-name="P1096">Ograniczyć nadmierne i<text:s/><text:span text:style-name="T1097">nie</text:span>prawid<text:span text:style-name="T1098">ło</text:span>we zużycie nawozów mineralnych. Ograniczyć niebezp<text:span text:style-name="T1099">iecz</text:span>ne dla człowieka zużycie środków ochrony roślin. Wpro<text:span text:style-name="T1100">wa</text:span>dz<text:span text:style-name="T1101">ić</text:span><text:s/>wapnowanie i dolomitowanie gleb, czyli zw<text:span text:style-name="T1102">a</text:span>ną rekultywa<text:span text:style-name="T1103">cj</text:span>ę dla neutralizacji tak zwanych kwaśnych deszczy oraz stworzenie priorytetu dla rolnictwa ekologicznego, a także, co jest novu<text:span text:style-name="T1104">m<text:s/></text:span>u nas, wprowadzenie atestacji żywności.<text:s/><text:span text:style-name="T1105">W</text:span><text:s/>przypadku braku norm należy je określić i przestrzegać zgodnie z zaleceniami Światowej Organ<text:span text:style-name="T1106">iz</text:span>acji Zdrowia. Dotyczy to norm skażenia żywności, któ<text:span text:style-name="T1107">r</text:span>ych to norm w Polsce brak, bo<text:s/><text:span text:style-name="T1108">t</text:span>ak jest istotnie albo są zawyżone.<text:s/><text:span text:style-name="T1109">N</text:span>a przykład dla węglowodanów rakotwórczych, metali ciężkich itp.</text:p>
      <text:p text:style-name="P1110">Jednocześnie propon<text:span text:style-name="T1111">uj</text:span>e<text:s/><text:span text:style-name="T1112">si</text:span>ę stworzenie niezależnych laboratoriów albo umożliw<text:span text:style-name="T1113">ie</text:span>nie, istnienia takich<text:s/><text:soft-page-break/>l<text:span text:style-name="T1114">a</text:span>boratori<text:span text:style-name="T1115">ó</text:span>w, badających zawartość różnych substancji,<text:s/><text:span text:style-name="T1116">w</text:span><text:s/><text:span text:style-name="T1117">t</text:span>y<text:span text:style-name="T1118">m</text:span><text:s/>substancji chemicznych<text:s/><text:span text:style-name="T1119">i</text:span><text:s/><text:span text:style-name="T1120">ho</text:span>r<text:span text:style-name="T1121">mo</text:span>n<text:span text:style-name="T1122">aln</text:span>ych<text:s/><text:span text:style-name="T1123">w</text:span><text:s/>żywnoś<text:span text:style-name="T1124">ci.</text:span></text:p>
      <text:p text:style-name="P1125"><text:span text:style-name="T1126">O</text:span>drębnym problemem w żywności. Jest to problem mleka. Jest to problem, który woła o pomstę do nieba. Tak, niestety, proszę państwa jest. Mleko jest jednym z najcenniejszym z produktów. Jest to właściwie dar przyrody. Jest to pokarm dla ssaków, zawierający wszelkie niezbędne dla życia składniki, a jednocześnie wszelkie elementy przeciwciał dla ochrony i funkcji życia. Niestety, na skutek n<text:span text:style-name="T1127">ie</text:span>prawidłowości w gospodarce rolniczej, który, te nieprawidłowości omówiłem wcześniej, środki toksyczne przedostają się do mleka. Poza tym brak jest zasad przestrzegania higieny u producenta, w wyniku czego pozostałości antybiotyków przedo<text:span text:style-name="T1128">staj</text:span>ą się także do mleka i to mleko konsum<text:span text:style-name="T1129">uj</text:span>emy.</text:p>
      <text:p text:style-name="P1130">Poza tym, nie jest to śmieszne, w mleku znajdujemy salmonellę i gronkowca.<text:s/><text:span text:style-name="T1131">I</text:span><text:s/>też o tym wszyscy wiedzą i na<text:s/>ten temat jest cisza<text:span text:style-name="T1132">.</text:span><text:s/>Układ duż<text:span text:style-name="T1133">y</text:span>ch centralnych zlewni, dokąd mleko jest zwożone nieraz z kilku województw, a te zlewnie mają pojemności do miliona l<text:span text:style-name="T1134">it</text:span>rów mleka na dobę, powoduje dalsze pogorszenie stanu mleka. Często ab<text:span text:style-name="T1135">y</text:span><text:s/>spełnić warunki<text:s/><text:span text:style-name="T1136">st</text:span>anu mleka i dowożenia go w stanie płynnym, producent dodaje tzw. czynniki hamujące, a przetwórca ze swej strony także dodaje. Jest to soda, jest to proszek<text:s/>„<text:span text:style-name="T1137">i</text:span>xi”<text:s/>i może jeszcze inne składniki. Układ centralnych zlewni jest powodem, że mleko od producenta, do mleka w postaci butelki mleka pod drzwiami, zamiast przebywać tę drogę w jeden albo w dwa dni, idzie 4-5 dni. Jest to przykładem, w ten sposób możemy stworzyć sobie wyobraźnię, co w tym mleku jest?</text:p>
      <text:p text:style-name="P1138">Ponadto nie bada się mleka na skład chemiczny jego, natomiast tylko na zawartoś<text:span text:style-name="T1139">ć</text:span><text:s/>tłuszczu.<text:s/><text:span text:style-name="T1140">T</text:span>o jest najprostsze. Bada się zawartość tłuszczu i mówi się, że to jest rozwiązanie sprawy. Ale na dodatek tego trzeba sobie uzmysłowić, że mleko w proszku, które jest przetwarzane jest mlekiem częściowo do eliminacji. W 3<text:span text:style-name="T1141">0</text:span>% tego mleka, jak zostało udowodnione, znajdują się pałeczki coli, co jest już w ogóle karygodn<text:span text:style-name="T1142">e</text:span>.</text:p>
      <text:p text:style-name="P1143">Mleko w Polsce, to jest jak ta kropla wody, zwierciadłem, która pokazuje, jak źle funkcjonuje w Polsce gospodarka i przetwórstwo mleka.</text:p>
      <text:p text:style-name="P1144">Proponujemy wprowadzić metodę szybkich wskaźników dla rozpoznania zanie<text:span text:style-name="T1145">cz</text:span>ysz<text:span text:style-name="T1146">cz</text:span>eń i skażeń mleka. Takie wskaźniki istnieją na świecie.</text:p>
      <text:p text:style-name="P1147">Następnie, proponujemy wprowadzić licencję producentom. Zlikwidować bezściółkowe giganty hodowlane, w których<text:s/>istnieje duża zachorowalność krów, potem leczone antybiotykami - te antybiotyki dostają się do mleka. I rozbudować, a właściwie powrócić do sieci małych, właściwie wyposażonych terenowych mleczarni związanych ściśle z rolnictwem. Wymusi to zaraz rezygnację z budowy i eksploatacji mleczarni gigantów, które, jak powiedziałem, w których przetwarza się nieraz i ponad milion litrów mleka na dobę.</text:p>
      <text:p text:style-name="P1148"><text:span text:style-name="T1149">A</text:span><text:s/>odrębnym problemem żywności, jest to problem wody do picia, proszę państwa. Nie będę tu omawiał problemu wody do picia w kraju, natomiast powiem, jak to wygląda w Gdańsku. Pan przewodnic<text:span text:style-name="T1150">zą</text:span>cy strony rządowej doskonale na ten temat wie.</text:p>
      <text:p text:style-name="P1151">Woda w Gdańsku jest to tragedia. Gdańsk jest zmuszony do konsumpcji wody powierzchniow<text:span text:style-name="T1152">ej,</text:span><text:s/>czyli wody ze Straszyna, z jeziora Straszyńsk<text:span text:style-name="T1153">ie</text:span>go. Kiedy sobie przypomnimy, że to jezioro jest zanieczysz<text:span text:style-name="T1154">cz</text:span>one nie tylko poprzez chemizację rolnictwa, ale bakteriologicznie, bo w tym jeziorze pływają trupy zwierząt, są na to dowody, pływają meble i inne szczątki, możemy sobie wyobrazić co my p<text:span text:style-name="T1155">ij</text:span>emy? Łatwo jest uzdatnić<text:s/><text:soft-page-break/>wodę skażoną bakteriologicznie, natomiast ciężko jest tą wodę uzdatnić, kiedy jest skażona chemicznie.</text:p>
      <text:p text:style-name="P1156">Niekorzystne zmiany dla człowieka spowodowane konsumpcją złej wody do picia udowodnione zostały w badaniach łożysk kobiet. Te badała się pr<text:span text:style-name="T1157">ze</text:span>p<text:span text:style-name="T1158">row</text:span>a<text:span text:style-name="T1159">dza</text:span>.<text:s/><text:span text:style-name="T1160">B</text:span>ada się łożyska kobiet i jednoznacznie jest tam wynik konsumpcji złej wody. Można się z tego śmiać, ale kiedy koroduje rura, to to widać, bo technik weźmie, przetnie rurę i widać. Na<text:span text:style-name="T1161">t</text:span><text:span text:style-name="T1162">o</text:span>m<text:span text:style-name="T1163">i</text:span><text:span text:style-name="T1164">a</text:span>s<text:span text:style-name="T1165">t<text:s/></text:span>kiedy koroduje prze<text:span text:style-name="T1166">w</text:span>ód człowieka to tego n<text:span text:style-name="T1167">ie</text:span><text:s/>w<text:span text:style-name="T1168">id</text:span>ać. I nikt<text:s/>tego namacalnie nie pokazuje<text:span text:style-name="T1169">.</text:span><text:s/>Wobec tego proponujemy oddać wodę ze Straszyna dla przemysłu, natomiast dla tej wielkiej aglomeracji gdańsk<text:span text:style-name="T1170">i</text:span>ej, która liczy około pół miliona ludz<text:span text:style-name="T1171">i</text:span>, proponujemy do konsump<text:span text:style-name="T1172">cj</text:span>i stosować wodę głębinową.</text:p>
      <text:p text:style-name="P1173">Dzi<text:span text:style-name="T1174">ękuj</text:span>ę.</text:p>
      <text:p text:style-name="P1175"><text:span text:style-name="T1176">J</text:span><text:span text:style-name="T1177">e</text:span><text:span text:style-name="T1178">rzy Kołodziejski</text:span>:</text:p>
      <text:p text:style-name="P1179">Dz<text:span text:style-name="T1180">ię</text:span>kuję bardzo. Sądzę, że wystąpienie pana Bogusława Gołąb było pełnym uzasadnien<text:span text:style-name="T1181">ie</text:span>m dla wniosku numer<text:s/><text:span text:style-name="T1182">1</text:span>9<text:span text:style-name="T1183">.</text:span><text:s/>Bardzo proszę, pan Bokszczanin.</text:p>
      <text:p text:style-name="P1184"><text:span text:style-name="T1185">Gustaw Bokszczanin</text:span>:</text:p>
      <text:p text:style-name="P1186">Ja chciałem do szanownego kolegi powiedzieć, że to, co kolega powiedział przyjęliśmy z wielką powagą, albowiem kolega mówił o sprawach bardzo ważnych. I sądzę, że tut<text:span text:style-name="T1187">aj</text:span><text:s/>tw<text:span text:style-name="T1188">ie</text:span>rdzenie, że są uśmiechy są uwagą niesłuszną. Albowiem my zdajemy sobie sprawę z tego stanu, jaki na dzień dzisiejszy jest. Ze spraw związanych ze złą żywnością.</text:p>
      <text:p text:style-name="P1189">Proszę państwa, natomiast jeżeli chodzi o punkt<text:s/><text:span text:style-name="T1190">1</text:span>9.<text:span text:style-name="T1191"><text:s/></text:span>Mam uwagę natury ogólni<text:span text:style-name="T1192">ej</text:span>sz<text:span text:style-name="T1193">ej</text:span>. My nie możemy odnieść się tylko do dwóch lub trzech elementów, zgłoszonych przez szanownego kolegę i stronę<text:s/>„solida<text:span text:style-name="T1194">rn</text:span>oś<text:span text:style-name="T1195">c</text:span>iową”. Ja uważam,<text:span text:style-name="T1196"><text:s/></text:span>że powinniśmy to w ogóle odnieść do tematu zdrowej żywności, w ujęciu bardziej globalnym. Albowiem zawężenie do kilku punktów byłoby rzeczą niedobrą.</text:p>
      <text:p text:style-name="P1197">I druga uwaga. Musimy się zastanowić, czy n<text:span text:style-name="T1198">i</text:span>e należałoby się zwrócić do zespołu, do<text:s/>„stolika”, który obraduje w sprawach rolnictwa, albowiem ten temat ma ścisły związek. Bo my możemy tutaj zawrzeć szereg zapisów mówić o atestacji, o licencji, o innych rzeczach, natomiast proszę zwrócić uwagę, że my w tej chwili wchodzimy w sferę producenta. Tego rolnika, który w interesie własnych dochodów, własnego<text:s/>bytu, no,<text:s/><text:span text:style-name="T1199">z</text:span><text:s/>wieloma, można powiedzieć, sprawami się nie zgodzi<text:span text:style-name="T1200">.</text:span><text:s/><text:span text:style-name="T1201">P</text:span>roszę państwa, przecież zrozumcie państwo, że nasze nawet najlepsze zapisy, najlepiej działające komisje rządowe i nie tylko rządowe, nie wymuszą na producencie, jeżeli nie zrobimy poprawnych zapisów to, żeby nam sprzedawał żywność wyprodukowaną z zachowaniem karencji<text:span text:style-name="T1202">.</text:span><text:s/>Żeby stosował środki ochrony roślin w sposób właściwy<text:span text:style-name="T1203">,</text:span><text:s/>żeby po prostu było przestrzegane to, co po prostu jest w instrukcji stosowania tych środków, jak również w obow<text:span text:style-name="T1204">ią</text:span>zu<text:span text:style-name="T1205">ją</text:span>cych przep<text:span text:style-name="T1206">is</text:span>ach.</text:p>
      <text:p text:style-name="P1207">Uważam również, że sprawa poruszona, dotycząca produkcji mleka jest to temat bardzo złożony. Proszę państwa, sam element marnotrawstwa tego niezwykle cennego surowca, już nie będę mówił o tym, bo kolega Gołąb właściwie wszystko powiedział w sposób bardzo poprawny. Nic ująć, nic dodać. No, trzeba szu<text:span text:style-name="T1208">k</text:span>ać rozwiązań, które by zostały przez wszystkie środki przyjęte, które by nosiły znamiona gwarancji realizacyjn<text:span text:style-name="T1209">ej.</text:span><text:s/>Bo to jest n<text:span text:style-name="T1210">aj</text:span>ważni<text:span text:style-name="T1211">ej</text:span>sze.</text:p>
      <text:p text:style-name="P1212">Proszę państwa, żebyśmy przy tym stoliku no, zapisy nasze, stanowiły gwarancję, że w tej dziedzinie faktycznie to co powiemy, zostało w przyszłości zrealizowane.</text:p>
      <text:p text:style-name="P1213">I ostatnia sprawa, którą w tym temacie chciałem powiedzieć, to mnie się wydaje, to mówiąc i podnosząc<text:s/><text:soft-page-break/>we wszystkich dyskusjach sprawę tzw. przerostu b<text:span text:style-name="T1214">iu</text:span>rokr<text:span text:style-name="T1215">at</text:span>y<text:span text:style-name="T1216">cz</text:span>nego, rozrostu administracji, odchodźmy od powoływania nowych urzędów, nowych instytucji. Prz<text:span text:style-name="T1217">e</text:span>c<text:span text:style-name="T1218">ie</text:span>ż są powołane w tym kraju instytucje wyspe<text:span text:style-name="T1219">cj</text:span>alizowane właśnie do badania żywności. Jest instytut, jest cała<text:s/>Państwowa<text:s/><text:span text:style-name="T1220">I</text:span>nspekcja Sanitarna. No, przecież niech te instytucje zaczną dobrze pracować. Chyba<text:s/>o to głównie chodzi. Niech się wywiązują z nałożonych obowiązków, bo komisja rządowa, no, znowu powstanie zespół jakiś bardzo dobrych ludzi, wierzę bardziej w tą drugą część zapisu<text:span text:style-name="T1221">,</text:span><text:s/>w stronę społeczną, no, tutaj akty<text:span text:style-name="T1222">w</text:span>ność na pewno jest ogromna. Ale tym rozwiązaniem nic nie załatwimy. Zapewniam państwa, nic nie załatwimy.</text:p>
      <text:p text:style-name="P1223">Dziękuję.</text:p>
      <text:p text:style-name="P1224"><text:span text:style-name="T1225">J</text:span><text:span text:style-name="T1226">erzy Kołod</text:span><text:span text:style-name="T1227">z</text:span><text:span text:style-name="T1228">ie</text:span><text:span text:style-name="T1229">j</text:span><text:span text:style-name="T1230">ski</text:span>:</text:p>
      <text:p text:style-name="P1231">Dziękuję bardzo. W kolejności pan Gendek i pan.</text:p>
      <text:p text:style-name="P1232"><text:span text:style-name="T1233">Bolesław Gendek</text:span>:</text:p>
      <text:p text:style-name="P1234">Proszę państwa, w tym temacie<text:s/><text:span text:style-name="T1235">chci</text:span>ałem zwrócić uwagę na dwie sprawy zasadnicze. Mianowicie, jeżeli chodzi o pierwszą sprawę, to jest chemizacja rolnictwa. Jak do tej pory, jestem praktyk<text:span text:style-name="T1236">ie</text:span>m i to widzę, że mamy nieuporządkowaną sprawę, jeżeli chodzi o produkcję środków wysoko toksycznych, chemicznych środków, opakowania nie odpowiadają normom. Produkuje się w dużych opakowaniach. Ładowanie tych środków, dzielenie tych środków.</text:p>
      <text:p text:style-name="P1237">Proszę pań<text:span text:style-name="T1238">st</text:span>wa, używan<text:span text:style-name="T1239">ie</text:span><text:s/>tych środków przez lud<text:span text:style-name="T1240">zi</text:span><text:s/>nie mających, nie czujących za wiele odpow<text:span text:style-name="T1241">ie</text:span>d<text:span text:style-name="T1242">zi</text:span>alności przed tym co czynią. Ostatnio dało się upoważnienie do zakupów, dystrybucji tych środków ludziom, którzy, no, z racji, no, tam u Naczelnika dostali zezwolenie, że mają uprawnienia dysponować tymi środkami. Proszę państwa, nie mamy przygotowanego ani odpowiedniego sprzętu, ani zabezpie<text:span text:style-name="T1243">cz</text:span>onych masek i ubrań ochronnych. Ani też terminarz nie jest dotrzymywany w stosowaniu tych środków, jako też, jeżeli chodzi o karencję, nie wszyscy przestrzeg<text:span text:style-name="T1244">aj</text:span>ą tej karencji. Poza tym, jeżeli chodzi o sprawę utylizacji. Brak jest mogilników. Sytuacja z po<text:span text:style-name="T1245">zo</text:span>stałością środków przeterminowanych, jak też i opakowań, nie jest upo<text:span text:style-name="T1246">rz</text:span>ą<text:span text:style-name="T1247">d</text:span>kowa<text:span text:style-name="T1248">na,</text:span><text:s/>jak do tej pory. W gospodarstwa ogrodniczych n<text:span text:style-name="T1249">a</text:span><text:s/>Powiślu, jak też, powiedzmy, jeżeli chodzi o rolnictwo, ludzie<text:s/><text:span text:style-name="T1250">m</text:span>aj<text:span text:style-name="T1251">ą</text:span><text:s/>poważne problemy z tym. Tutaj próbowano raz wykorzystać fort pod Dęblinem, d<text:span text:style-name="T1252">aj</text:span>ę to z doświad<text:span text:style-name="T1253">cz</text:span>enia, jak to wynikało i tam, w piwnicach tego fortu zlokalizowano mogilnik. Połączono kilka środków, wytworzyła się reakcja chemiczna bez opanowania. Trzeba było sarkofag betonowy budować i nie wiem, czy on, że tak powiem, właściwie zutylizował te środki tam wewnątrz.</text:p>
      <text:p text:style-name="P1254">Sprawa następna, to jest sprawa produkcji żywności na terenach o skażonych środowisku. Proszę państwa, Instytut Medycyny Wsi wykazał, że w niektórych terenach, jeżeli chodzi o produkcję żywności, nie można, że tak powiem, uprawiać warzyw, jak też i żywność tam upraw<text:span text:style-name="T1255">i</text:span>ana nie nadaje się do konsumpcji, z powodu zawartości olbrzymiej ilości składników szkodliwych. Z raportu instytutu wygląda, <text:s/>że nie można tam tych rzeczy robić. Natomiast jeżeli chodzi o przedsięb<text:span text:style-name="T1256">io</text:span>rstwo parające się handl<text:span text:style-name="T1257">e</text:span>m, jak też i zaopatrzeniem, kontraktują marchew. Kontraktują owoce. Kontraktują zboża i okopowe, i to rozprowadz<text:span text:style-name="T1258">aj</text:span>ą na rynek.</text:p>
      <text:p text:style-name="P1259">Dlatego też te dwa tematy one są możliwie bez odpowiednich nakładów do up<text:span text:style-name="T1260">or</text:span>zą<text:span text:style-name="T1261">d</text:span>k<text:span text:style-name="T1262">ow</text:span>an<text:span text:style-name="T1263">ia.</text:span><text:s/>I ja ten moment we właściwym czasie i miejscu, że tak powiem, przedkładam.</text:p>
      <text:p text:style-name="P1264">Chciałbym zwrócić uwagę na to, że jeżeli chodzi o w<text:span text:style-name="T1265">y</text:span>niki dotychczasowego dz<text:span text:style-name="T1266">i</text:span>ałania takiego<text:s/><text:soft-page-break/>nieu<text:span text:style-name="T1267">po</text:span>r<text:span text:style-name="T1268">zą</text:span>dkowane<text:span text:style-name="T1269">go</text:span>, to mamy efekt, że przeciętna wieku rolnika pracującego jest poniżej 60 lat, a zatem to mówi chyba coś o tym, że producent tutaj wiele traci. Nie produkujemy ciągników z kabinam<text:span text:style-name="T1270">i,<text:s/></text:span>n<text:span text:style-name="T1271">i</text:span>e mamy odpowiedniego sprzętu do rozpylania tych środków.<text:s/>Tak, że to są momenty, które<text:s/><text:span text:style-name="T1272">w</text:span><text:s/>znacznym stopniu wpływają na to, co mamy. Dziękuję bardzo.</text:p>
      <text:p text:style-name="P1273"><text:span text:style-name="T1274">J</text:span><text:span text:style-name="T1275">erzy Kołod</text:span><text:span text:style-name="T1276">z</text:span><text:span text:style-name="T1277">ie</text:span><text:span text:style-name="T1278">j</text:span><text:span text:style-name="T1279">ski</text:span>:</text:p>
      <text:p text:style-name="P1280">Dziękuję bardzo. Proszę państwa, j<text:span text:style-name="T1281">a</text:span><text:s/>zwr<text:span text:style-name="T1282">a</text:span>c<text:span text:style-name="T1283">a</text:span>m uwagę, apeluję, aby zwracać uwagę tylko na te momenty, które są dyskusyjne w stosunku do s<text:span text:style-name="T1284">fo</text:span>rmułowany<text:span text:style-name="T1285">ch<text:s/></text:span>wniosków. Te przemówienia dotychczas wygłoszone w pełni uzasadniają trafność tego wniosku. I gdyby były następne głosy zmierza<text:span text:style-name="T1286">ją</text:span>ce do u<text:span text:style-name="T1287">za</text:span>sadnienia, to to jest n<text:span text:style-name="T1288">ie</text:span>potrzebne, bo nie ma między nami różnic zdań co do zasadności podniesienia tej sprawy.</text:p>
      <text:p text:style-name="P1289">Apeluję w ten sposób, żeby przyśpieszać spra<text:span text:style-name="T1290">w</text:span>y, które nie są kontrowers<text:span text:style-name="T1291">yj</text:span>ne.</text:p>
      <text:p text:style-name="P1292">Pomyliły mi się nazwiska, tak, teraz pan, p<text:span text:style-name="T1293">ro</text:span>s<text:span text:style-name="T1294">zę</text:span><text:s/>bardzo.</text:p>
      <text:p text:style-name="P1295"><text:span text:style-name="T1296">Wojciech Kłosowski</text:span>:</text:p>
      <text:p text:style-name="P1297">Ciągłość między naszymi wypowiedziami. Proponuję zatem przyjęcie w n<text:span text:style-name="T1298">ie</text:span>zmien<text:span text:style-name="T1299">io</text:span>n<text:span text:style-name="T1300">ej</text:span><text:s/>wersji punktu 19<text:span text:style-name="T1301">.</text:span><text:s/><text:span text:style-name="T1302">J</text:span>eśli państwo zgadzają się merytorycznie z<text:s/><text:span text:style-name="T1303">t</text:span>ym, co powiedział kolega G<text:span text:style-name="T1304">o</text:span>łąb, to mam następną pr<text:span text:style-name="T1305">op</text:span>ozy<text:span text:style-name="T1306">cj</text:span>ę, aby sformułował on to w treściwej formie i przekazał jako nasz wspólny wniosek, i wspólne posłanie do stolika rolniczego.</text:p>
      <text:p text:style-name="P1307"><text:span text:style-name="T1308">Z</text:span><text:s/>wypowiedzi pana profesora Stelmachowskiego w środkach masowego przekazu wynikało, że ta materia, o której mówił kolega<text:s/><text:span text:style-name="T1309">G</text:span>ołąb, była dyskutowana, zwłaszcza sprawa mleka. Wobec czego proponuję aby ten tekst, który wygłosił kolega Gołąb został przekazany jako nasz wspólny do stolika rolniczego. Z tym, że mam jedną uwagę, złagodzenie pewnej kwestii. Mianowicie koncesji.<text:s/><text:span text:style-name="T1310">D</text:span>o<text:span text:style-name="T1311">pi</text:span><text:span text:style-name="T1312">er</text:span>o<text:s/>co uchwalono ustawę o prowadzeniu działalności gospodarcz<text:span text:style-name="T1313">ej</text:span>, jest ona jeszcze<text:s/>ciepła. Wszyscy popieramy liberalizację życia gospodarczego, wobec czego koncesje nie są właściwym środkiem do zagwarantowania rozwoju go<text:span text:style-name="T1314">sp</text:span>odarczego jak i zapobiegania niewłaściwej żywności. To ostatecznie, no, skazano na śmierć, ten system koncesyjny w gospodarce. Wi<text:span text:style-name="T1315">ęc</text:span><text:s/>proponuję wyrzucenie s<text:span text:style-name="T1316">fo</text:span>rmułowania o koncesjach dla rolników, czy dla zlewni. Te kwestie przecież załatwia sanepid. Sanepid bada stan sanitarny zlewni i m<text:span text:style-name="T1317">a</text:span><text:s/>on dosyć duże uprawnienia.</text:p>
      <text:p text:style-name="P1318">Jeśli państwo się zgodzą z tym, co powiedziałem, to proponowałbym sprawę zakończyć.</text:p>
      <text:p text:style-name="P1319"><text:span text:style-name="T1320">Je</text:span><text:span text:style-name="T1321">r</text:span><text:span text:style-name="T1322">zy</text:span><text:span text:style-name="T1323"><text:s/>Koł</text:span><text:span text:style-name="T1324">o</text:span><text:span text:style-name="T1325">dz</text:span><text:span text:style-name="T1326">ie</text:span><text:span text:style-name="T1327">jski</text:span>:</text:p>
      <text:p text:style-name="P1328">Dziękuję bardzo. Pan Jerzy Kw<text:span text:style-name="T1329">iat</text:span>kowsk<text:span text:style-name="T1330">i</text:span>.</text:p>
      <text:p text:style-name="P1331"><text:span text:style-name="T1332">Jerzy Kw</text:span><text:span text:style-name="T1333">iat</text:span><text:span text:style-name="T1334">kowsk</text:span><text:span text:style-name="T1335">i</text:span>:</text:p>
      <text:p text:style-name="P1336">Ja mógłbym się zgodzić z wnioskiem przedmówcy, pod warunkiem, że należałoby to, co wygłosił w swoim przemówieniu pan Gołąb mocno skorygować, jako że pod<text:span text:style-name="T1337">zi</text:span>elając absolutnie troskę o zdrową żywność, o to, że mamy problemy zarówno z higieną, jak i z toksyc<text:span text:style-name="T1338">zn</text:span>ością żywności, nie mogę się zgodzić na cały szereg s<text:span text:style-name="T1339">fo</text:span>rmułowań, które pan Gołąb tutaj wygłosił.</text:p>
      <text:p text:style-name="P1340"><text:span text:style-name="T1341">P</text:span>o pierwsze, zgoda co do tego, że mleko jest bardzo ważnym składnikiem odżywiania się naszego. Białko mleka jest w<text:s/><text:span text:style-name="T1342">5</text:span>0%<text:s/><text:span text:style-name="T1343">b</text:span>iałkiem spożywanym przez nasz<text:s/><text:span text:style-name="T1344">n</text:span>aród.<text:s/><text:span text:style-name="T1345">Ż</text:span>e tłuszcz mleczny stanowi mniej więcej taką samą część spożywanego przez nasz naród tłuszczu i że s<text:span text:style-name="T1346">p</text:span>rawa mleka jest ogromnie rzeczą ważną, dla wyżywienia narodu. Jednocześnie chciałbym też widzieć,<text:s/><text:span text:style-name="T1347">ch</text:span>ciałbym żeby wszyscy, również pan Gołąb,<text:s/><text:soft-page-break/>zechciał podzielić ze mną pogląd, że bez tego mleka<text:s/>wyżywienie dzi<text:span text:style-name="T1348">si</text:span>aj Polaków byłob<text:span text:style-name="T1349">y</text:span><text:s/>niemożliwe<text:span text:style-name="T1350">.</text:span><text:s/>Otóż, jeśli się weźmie ten wzgląd pod uwagę, to podniecanie konsumentów w kierunku nie spożywania mleka, bo jest ono toksyczne albo trujące, nie jest tą drogą,<text:s/><text:span text:style-name="T1351">k</text:span>tórą powinniśmy iś<text:span text:style-name="T1352">ć</text:span>. Bo takie stwierdzenia nie poprawiają sytuacji, ani rolnika-produ<text:span text:style-name="T1353">cent</text:span>a, ani mleczar<text:span text:style-name="T1354">za</text:span>-producent<text:span text:style-name="T1355">a.</text:span><text:s/>Nie<text:s/><text:span text:style-name="T1356">je</text:span>st zupełnie ścisłe to, że nie bada się składu chemicznego mleka, tylko się bada tłuszcz, bo to jest najłatwiej. To jest twierdzenie człowieka, który w ogóle nie zna procesu ani zbioru mleka, ani kryteriów przyjmowania mleka, ani sposobu przerabiania tego mleka. Tłuszcz jest podstawowym miernikiem ceny mleka, którą rolnik otrzymuje. Natomiast dla celów technologiczn<text:span text:style-name="T1357">yc</text:span>h prowadzi się cały szereg badań innych.</text:p>
      <text:p text:style-name="P1358">Nie mogę się też zgodzić z tym, że istnieją na świecie szybkie i łatwe testy do badania różnych właściwości mleka, przy przyjmowaniu tego mleka na punkcie skupu. Otóż takich testów nie ma. Są testy, które wymagają przynajmniej kilku godzin.<text:s/><text:span text:style-name="T1359">A</text:span><text:s/>mleko w punkcie skupu musi być przyjęte w ciągu minut, bo nie ma czasu na to, żeby czekać na wynik badania, b<text:span text:style-name="T1360">a</text:span>kteriologiczny wynik co najmniej musi trwać 70 godzin, czy minimum 24 godziny, żeby chłop czekał ze świeżym mlekiem dopóki nie zbadają, czy tam są bakterie takie, czy inne. Ono musi być przyjęte. Może być sklasy<text:span text:style-name="T1361">fi</text:span>kow<text:span text:style-name="T1362">an</text:span>e na podstawie tej pr<text:span text:style-name="T1363">ób</text:span>y za dwa dni i rolnikowi może być zwrócona uwaga. I to się robi, że twoje mleko jest bakteriologicznie niedobre i musisz je poprawić. Karze się rolnika, ponieważ są klasy zależne od stopnia zanie<text:span text:style-name="T1364">cz</text:span>yszczenia bakteriologi<text:span text:style-name="T1365">cz</text:span>nego. Klasa pierwsza, druga i trzecia.</text:p>
      <text:p text:style-name="P1366">Otóż wskazując na te n<text:span text:style-name="T1367">ie</text:span>do<text:span text:style-name="T1368">cią</text:span>gnię<text:span text:style-name="T1369">ci</text:span>a tutaj meryto<text:span text:style-name="T1370">r</text:span>yczne, chciałbym<text:s/><text:span text:style-name="T1371">j</text:span>eszcze zwró<text:span text:style-name="T1372">c</text:span>ić na jedn<text:span text:style-name="T1373">ą</text:span><text:s/>rzecz uwagę<text:span text:style-name="T1374">.</text:span><text:s/>Nie polega sprawa na tym, że mamy duże mleczarnie i one psują mleko dlatego, że w całej Europie Zachodniej n<text:span text:style-name="T1375">ie</text:span><text:s/>ma już małych mleczarn<text:span text:style-name="T1376">i</text:span>,<text:s/><text:span text:style-name="T1377">p</text:span>oza niektórymi, które produkują sery lokalne, powiedzmy w Szwajcarii, w danej wsi, które sprzedają te sery bardzo drogo i główn<text:span text:style-name="T1378">i</text:span>e biorą pieniądze od turystów, którzy oglądają jak się te sery robi. Produkcja w<text:span text:style-name="T1379">ie</text:span>lk<text:span text:style-name="T1380">ot</text:span>owar<text:span text:style-name="T1381">ow</text:span>a odbywa się w dużych zakładach. Dziesięciokrotnie w ciągu ostatnich dziesięciu lat spadła liczba mleczarni w Holandii.</text:p>
      <text:p text:style-name="P1382">Otóż nie jest rzecz w tym, żeby były małe mleczarnie i żeby ich było dużo i wszędzie było brudno, tylko rzecz polega na tym, żeby poprawić w ogóle cały system i opłacalność produk<text:span text:style-name="T1383">cji</text:span><text:s/>mleka. Proszę zwrócić uwagę na to, że do tej pory, do jesieni, do ostatniej podwyżki cen na mleko, produkcja mleka w większości gospodarstw produkuje mleko i dostarcza do mleczarni półtora miliona gospodarstw w Polsce, versus, 40 tysięcy w Anglii, tam nie ma małych ferm, tam średn<text:span text:style-name="T1384">i</text:span>a ferma ma<text:s/><text:span text:style-name="T1385">50</text:span><text:s/>krów.<text:s/><text:span text:style-name="T1386">A</text:span><text:s/><text:span text:style-name="T1387">3</text:span>00 -<text:s/><text:span text:style-name="T1388">4</text:span>00 to jest reguła. Więc nie jest rzecz również w dużych farmach. Rzecz jest w opłacalności, nowoczesności, wyposażenia rolnictwa i kwalifikacji i w cenie.</text:p>
      <text:p text:style-name="P1389">Dziękuję bardzo.</text:p>
      <text:p text:style-name="P1390"><text:span text:style-name="T1391">Je</text:span><text:span text:style-name="T1392">r</text:span><text:span text:style-name="T1393">zy</text:span><text:span text:style-name="T1394"><text:s/></text:span><text:span text:style-name="T1395">Koł</text:span><text:span text:style-name="T1396">o</text:span><text:span text:style-name="T1397">dz</text:span><text:span text:style-name="T1398">ie</text:span><text:span text:style-name="T1399">jski</text:span>:</text:p>
      <text:p text:style-name="P1400">Proszę państwa, dziękuję bardzo. Ja stanowczo proponuję nie dyskutować tych spraw merytorycznych wychodzących poza zakres naszego<text:s/>„stolika”. Wystąpienie pana Bogusława Gołąb było jedynie u<text:span text:style-name="T1401">za</text:span>sadnieniem zasadności tego wniosku. Tak ja go odczytałem.</text:p>
      <text:p text:style-name="P1402">Co zaś do uzasadnienia tego wniosku, to znam kupę materiałów rządowych i ekspertów naukowych, którzy to w daleko drasty<text:span text:style-name="T1403">cz</text:span>ni<text:span text:style-name="T1404">ej</text:span>szy sposób stawiają problem niezadawal<text:span text:style-name="T1405">a</text:span>jącego, że użyję tego eufemizmu, stanu nasz<text:span text:style-name="T1406">ej</text:span><text:s/>żywności, jakości naszej żywności.<text:s/><text:span text:style-name="T1407">W</text:span>ięc, gdybyście państwo zgodzili się z tokiem mojego rozumowania, żeby<text:span text:style-name="T1408"><text:s/></text:span>n<text:span text:style-name="T1409">ie</text:span><text:s/>prowadzić dyskusji uzasadniającej ten wniosek. Te sprawy technologii, z<text:span text:style-name="T1410">asa</text:span>d<text:span text:style-name="T1411">,</text:span><text:s/><text:soft-page-break/>muszą być oddane w ręce fachowców, którzy rozstrzygną w jaki sposób produkować żywność zdrową. Natomiast z naszego stolika wyjdzie ten postulat, który został s<text:span text:style-name="T1412">fo</text:span>rmułowany. Tak że apeluję jeszcze o dyskusję na temat treści postulatów, redakcji postulatów. Problem sam w sobie nadaje się na oddzielny<text:s/>„stolik”, problem jakości żywności. Jeśli rozpętamy tu dyskusję, to nie wyjdziemy dzisiaj z tego punktu.</text:p>
      <text:p text:style-name="P1413">Profesor Kozłowski ma głos.</text:p>
      <text:p text:style-name="P1414"><text:span text:style-name="T1415">Stefan Kozłowski</text:span>:</text:p>
      <text:p text:style-name="P1416">P<text:span text:style-name="T1417">a</text:span>n przewodniczący właściwie wszystko powiedział. Proszę państwa, zamieniamy się w<text:s/>„stolik rolniczy”. Przecież nie o to chodzi. Uważamy, że ze stolika ekologicznego powinien być pewien sygnał w tej sprawie. Sprawa społecznie jest bardzo<text:s/><text:span text:style-name="T1418">w</text:span>ażna i istotna.<text:s/><text:span text:style-name="T1419">P</text:span>o prostu odczuwamy takie przekonanie, że w pakiecie spraw nie może tego zabraknąć. Jest to sygnał, który desygnujemy do stolika rolniczego. Proponuję nie prowadzić dalszych rozmów, nie mamy ekspertów, możemy powoływać tutaj na sali, ale nie widzę powodu zupełnie tego. Proponuję zastanowić się, czy ten zapis państwu odpowiada? Jeżeli są jakieś redakcyjne zmiany, to w tym kierunku prosiłbym o wypowiedzi i naprawdę odeślijmy to do stolika rolniczego. Nie jest to w ogóle nasza sprawa.</text:p>
      <text:p text:style-name="P1420"><text:span text:style-name="T1421">Je</text:span><text:span text:style-name="T1422">r</text:span><text:span text:style-name="T1423">zy</text:span><text:span text:style-name="T1424"><text:s/>Koł</text:span><text:span text:style-name="T1425">o</text:span><text:span text:style-name="T1426">dz</text:span><text:span text:style-name="T1427">ie</text:span><text:span text:style-name="T1428">jski</text:span>:</text:p>
      <text:p text:style-name="P1429">Dziękuję pa<text:span text:style-name="T1430">ni</text:span>e wsp<text:span text:style-name="T1431">ół</text:span>przewodniczący. Jesteśmy zgodni co do sposobu załatwienia sprawy. Tym nie mniej mamy jeszcze dwa głosy i muszę je uwzględnić.</text:p>
      <text:p text:style-name="P1432">Pan profesor Ro<text:span text:style-name="T1433">m</text:span>an<text:s/><text:span text:style-name="T1434">i</text:span><text:s/>przepraszam nazwisko. No, jeszcze cztery g<text:span text:style-name="T1435">ł</text:span>osy. Tak, proszę bardzo.</text:p>
      <text:h text:style-name="P1436" text:outline-level="3"><text:bookmark-start text:name="bookmark6"/><text:span text:style-name="T1437">Marek Ro</text:span><text:span text:style-name="T1438">ma</text:span><text:span text:style-name="T1439">n</text:span>:<text:bookmark-end text:name="bookmark6"/></text:h>
      <text:p text:style-name="P1440">Proszę państw<text:span text:style-name="T1441">a</text:span>. Chodzi o pewną konwencję naszych obrad. Ja<text:span text:style-name="T1442">k</text:span><text:s/>się przeczyta ten tekst w pun<text:span text:style-name="T1443">k</text:span>cie 19, to naprawdę nic jemu nie można zarzucić. W sposób zupełnie oczywisty jest do prz<text:span text:style-name="T1444">yj</text:span>ęcia. Bo, tak, jak pan profesor Kołodziejski powiedział, każdy z nas mógłby przygotować stertę materiałów, które by p<text:span text:style-name="T1445">o</text:span>parły ten tekst. Ja traktowałem wystąpienie pana Gołąb, jako pewne naświetlenie sprawy, ale ono troszkę może nam niepotrzebnie zamieszało, bo okazuje się, że nie była potrzebna argumenta<text:span text:style-name="T1446">cj</text:span>a tej sprawy. Natomiast co do stanowiska pana profesora Kozłowsk<text:span text:style-name="T1447">ie</text:span>go, to ja bym chciał zgłosić pewne swoje zastrzeżenie, no, może nie, pewne uwagi<text:span text:style-name="T1448">.</text:span></text:p>
      <text:p text:style-name="P1449">Otóż mam pewne doświadczenie w działaniu na temat, no, walki o to, ażeby rolnictwo było z punktu widzenia ochrony środowiska racjonalne, żeby nie niszczyło środowiska. Ta sprawa prze<text:span text:style-name="T1450">cie</text:span>ż wle<text:span text:style-name="T1451">cze</text:span><text:s/>się odkąd nastąpiła intensyfikacja stosowania nawozów sztucznych. Przecież była wspaniała książka<text:s/><text:span text:style-name="T1452">„</text:span>Ziemia oskalpowana”, która została publicznie, no, autorka została później os<text:span text:style-name="T1453">ka</text:span>lpowan<text:span text:style-name="T1454">a</text:span>, odsądzona od czci wiary. Dlaczego? Dlatego, że w tym problemie koncent<text:span text:style-name="T1455">r</text:span>uje się wielki konflikt, bardzo poważny konflikt między ilością żywności a jej jakością. Jest to konflikt podstawowy w ogóle dla bytu naszego społeczeństwa.</text:p>
      <text:p text:style-name="P1456">I wobec tego ja byłbym bardzo ostrożny w tym, że to wszystko, co my dzisiaj mówimy na ten temat w punkcie 19 było scedowane na stolik rolniczy. Niech to będzie właśnie jednoznaczne stanowisko<text:s/>„stolika<text:s/><text:span text:style-name="T1457">ek</text:span>olog<text:span text:style-name="T1458">icz</text:span>n<text:span text:style-name="T1459">eg</text:span>o”.<text:s/><text:span text:style-name="T1460">I</text:span><text:s/>właśnie odpowiada mi ta idea, żeby to by<text:span text:style-name="T1461">ł</text:span>a komisja rządowa, żeby to nie było całkowicie w rękach rolników, bo rolnicy czują się odpow<text:span text:style-name="T1462">ie</text:span>d<text:span text:style-name="T1463">zialn</text:span>i po prostu za ilość<text:span text:style-name="T1464">.</text:span><text:s/>Niest<text:span text:style-name="T1465">et</text:span>y taka jest prawda. Za ilość, a nie za jakość.</text:p>
      <text:p text:style-name="P1466">Więc mnie się wydaje, niech to będzie mocne nasze stanowisko, naszego stolika. Oczywiście, trzeba się domagać, żeby rolnicy się też tym zajęli. Ale komisja powinna być rządowa tak, jak wszystko tutaj<text:s/><text:soft-page-break/>napisano. I właściwie ani dodać, ani ująć z tego tekstu.</text:p>
      <text:p text:style-name="P1467"><text:span text:style-name="T1468">Je</text:span><text:span text:style-name="T1469">rzy Kołodziejski</text:span>:</text:p>
      <text:p text:style-name="P1470">Dziękuję bardzo panie profesorze. Bardzo proszę.</text:p>
      <text:p text:style-name="P1471"><text:span text:style-name="T1472">Jerzy Salmonowicz - Franciszkański Ruch Ekologiczny</text:span>:</text:p>
      <text:p text:style-name="P1473">Jako chemik i technolog żywności chciałbym podkreślić dwie sprawy. Przede wszystkim problem mleka jest problemem o wiele szerszym i jakości mleka, niż tutaj słyszeliśmy. Problem, który my wyczuwamy jest problemem mleka dla niemowląt. To jest ograniczona s<text:span text:style-name="T1474">p</text:span>rawa.<text:s/><text:span text:style-name="T1475">N</text:span>atomiast jeżeli chodzi o rozwiązanie jakości zarówno mleka, jak i całości problemu skażenia żywności, to jest problem kompleksowy. Proszę państwa, dlatego z naszej strony, jak państwo zauważyli główny wniosek idzie w kierunku przekazania sprawy odrębnemu komitetowi. Bo, oczywiście, nie jesteśmy w stanie tych spraw załatwić, nawet w odniesieniu do mleka. Możemy tylko defensywny wniosek postawić tak, jak został postawiony.</text:p>
      <text:p text:style-name="P1476">Natomiast całkowicie się zgadzam z panem profesorem, że to nie jest sprawa na stolik rolniczy. To jest problem nasz, problem ekologiczny. Żywność stanowi fragment środowiska naturalnego, bardzo istotny. A proszę państwa, nawet<text:s/>wypowiedź kolegi G<text:span text:style-name="T1477">o</text:span>łąb nie uprzytomniła nam rzeczywistyc<text:span text:style-name="T1478">h<text:s/></text:span>rozmiarów skażenia żywności, mleka również w tym też. Ale nie tylko. Proszę państwa, sprawa<text:s/><text:span text:style-name="T1479">j</text:span>est dramatyczna. Nie będę zabierał więcej głosu, ale uważam, że ta sprawa jednak powinna mie<text:span text:style-name="T1480">ć</text:span><text:s/>związanie jednak z tym<text:s/>„stolikiem”.</text:p>
      <text:p text:style-name="P1481"><text:span text:style-name="T1482">J</text:span><text:span text:style-name="T1483">e</text:span><text:span text:style-name="T1484">rz</text:span><text:span text:style-name="T1485">y Ko</text:span><text:span text:style-name="T1486">ło</text:span><text:span text:style-name="T1487">d</text:span><text:span text:style-name="T1488">ziejsk</text:span><text:span text:style-name="T1489">i</text:span>:</text:p>
      <text:p text:style-name="P1490">Dziękuję bardzo, pan poseł<text:s/><text:span text:style-name="T1491">M</text:span>arkow<text:span text:style-name="T1492">i</text:span>cz.</text:p>
      <text:p text:style-name="P1493"><text:span text:style-name="T1494">Michał<text:s/></text:span><text:span text:style-name="T1495">Markowi</text:span><text:span text:style-name="T1496">cz</text:span>:</text:p>
      <text:p text:style-name="P1497">Nie mogłem odmówić sobie, aby w tym temacie nie wypowiedzieć paru uwag. A to dlatego, że jestem jednym z producentów mleka.<text:s/><text:span text:style-name="T1498">I</text:span><text:s/>gdyby t<text:span text:style-name="T1499">ą</text:span><text:s/>opinię, jaką tu wygłosił pan Gołąb pod adresem producentów mleka usłyszała moja małżonka, to ja jutro musiałbym wszystkie krowy zawieść na punkt skupu, bo ona by nie wytrzymała nerwowo, że na tyle pracy, co ona do tego dokłada, dbania o to wszystko, z taką oceną się spot<text:span text:style-name="T1500">y</text:span>ka. Nie chcę prz<text:span text:style-name="T1501">e</text:span>z to stwierdzić, że wszyscy producenci mleka tak to robią, bo to byłoby niezgodne ze stanem faktycznym. Niemniej jednak jest na pewno nieporozumienie upowszechniania, że ogrom<text:span text:style-name="T1502">na<text:s/></text:span>większość producentów tylko, powiedzmy, że nie przestrzega żadnych reg<text:span text:style-name="T1503">u</text:span>ł chemicznych i innych, a tylko goni, że tak powiem za zyskiem. Była opinia to by bardzo krzywdząca. Co nie oznacza, że zdarzy się ktoś, że nie przestrzega. Tak, jak zresztą w każdej dziedzinie.</text:p>
      <text:p text:style-name="P1504">Ja podzielając potrzebę zwrócenia na to uwagi, chciałbym zwrócić uwagę, ale w bardzo wyważonym<text:s/>tonie, ażeby tych uczciwych ludzi, którzy przy wątpliwej opłacalności produkują to jeszcze, najbardziej potrzebny artykuł żywnościowy, ażeby oni nie zaprzestali tego, ze względu nawet takiego odczucia moralnego, że jest niedoceniony z tego właśn<text:span text:style-name="T1505">ie</text:span><text:span text:style-name="T1506"><text:s/></text:span>powodu. Tylko tyle chciałbym zwrócić uwagę, bo n<text:span text:style-name="T1507">a</text:span>prawdę mówiąc uczciwie, a jesteśmy w swoim środowisku znaczącym producentem mleka, gdybym przyjechał, a żona usłyszała, to jutro musiałbym krowy wieść na punkt skupu. Po cóż jej taką robotę robić?</text:p>
      <text:p text:style-name="P1508">Dzi<text:span text:style-name="T1509">ę</text:span>kuję bardzo.</text:p>
      <text:p text:style-name="P1510"><text:span text:style-name="T1511">Jerzy K</text:span><text:span text:style-name="T1512">o</text:span><text:span text:style-name="T1513">łod</text:span><text:span text:style-name="T1514">z</text:span><text:span text:style-name="T1515">iejski</text:span>:</text:p>
      <text:p text:style-name="P1516"><text:span text:style-name="T1517">A</text:span>d vocem? Proszę bardzo, ad vo<text:span text:style-name="T1518">ce</text:span>m.</text:p>
      <text:p text:style-name="P1519"><text:span text:style-name="T1520">Jerzy S</text:span><text:span text:style-name="T1521">a</text:span><text:span text:style-name="T1522">lmono</text:span><text:span text:style-name="T1523">wicz</text:span>:</text:p>
      <text:p text:style-name="P1524">Proszę pań<text:span text:style-name="T1525">st</text:span>wa, to nie j<text:span text:style-name="T1526">es</text:span>t tak, to jest pewne nieporozumienie. To nie jest problem uczciwości,<text:s/><text:span text:style-name="T1527">cz</text:span>y<text:s/><text:soft-page-break/>postępowania indywidualnego danego producenta mleka. Proszę państwa, problem azotanów, w tej chwili również w mleku, jest problemem n<text:span text:style-name="T1528">ieza</text:span>l<text:span text:style-name="T1529">eż</text:span>nym od<text:s/><text:span text:style-name="T1530">sto</text:span>p<text:span text:style-name="T1531">nia</text:span><text:s/>higien<text:span text:style-name="T1532">y</text:span>. To, o cz<text:span text:style-name="T1533">ym</text:span><text:s/>p<text:span text:style-name="T1534">an</text:span><text:s/>mówi może dotyczyć tylko higieny samego mleka. Inne sprawy, oczywiście, pozostają aktualne.</text:p>
      <text:p text:style-name="P1535"><text:span text:style-name="T1536">Jerzy Kołodziejski</text:span>:</text:p>
      <text:p text:style-name="P1537">Dziękuję bardzo. Pan Andrzejczyk.</text:p>
      <text:p text:style-name="P1538"><text:span text:style-name="T1539">K</text:span><text:span text:style-name="T1540">rz</text:span><text:span text:style-name="T1541">ys</text:span><text:span text:style-name="T1542">zt</text:span><text:span text:style-name="T1543">of And</text:span><text:span text:style-name="T1544">rz</text:span><text:span text:style-name="T1545">ejc</text:span><text:span text:style-name="T1546">z</text:span><text:span text:style-name="T1547">yk</text:span>:</text:p>
      <text:p text:style-name="P1548">Idąc za wnioskiem pana profesora Kołod<text:span text:style-name="T1549">ziej</text:span>sk<text:span text:style-name="T1550">ie</text:span>go chcieliśmy zaproponować zapisy dotyczące tego punktu.</text:p>
      <text:p text:style-name="P1551">Mianowicie, uzyskanie pozytywnych efektów w dziedzinie produkcji zdrowej żywności wymaga. Tu dzielimy sam problem na trzy grupy.</text:p>
      <text:p text:style-name="P1552">Zweryfikować zasady produkcji żywności w celu wyeliminowania możliwości skażeń i zakażeń, zarówno na etapie produkcji, jak i jego przetwórstwa.</text:p>
      <text:p text:style-name="P1553">Zorgan<text:span text:style-name="T1554">izo</text:span>wać<text:s/><text:span text:style-name="T1555">sp</text:span>rawny, wieloszczeblowy system badań żywności w celu wyeliminowan<text:span text:style-name="T1556">ia</text:span><text:s/>z obiegu żywności<text:s/>nieodpowiadającej<text:s/><text:span text:style-name="T1557">n</text:span>ormom.</text:p>
      <text:p text:style-name="P1558"><text:span text:style-name="T1559">I</text:span><text:s/>spr<text:span text:style-name="T1560">a</text:span>wa trzecia, dla nas również istotna, stworzyć<text:s/>preferencje dla rozwoju rolnictwa al<text:span text:style-name="T1561">te</text:span>rnatywnego.</text:p>
      <text:p text:style-name="P1562"><text:span text:style-name="T1563">Jerzy K</text:span><text:span text:style-name="T1564">o</text:span><text:span text:style-name="T1565">łod</text:span><text:span text:style-name="T1566">z</text:span><text:span text:style-name="T1567">iejski</text:span>:</text:p>
      <text:p text:style-name="P1568">Dziękuję bardzo. Jest nowa propo<text:span text:style-name="T1569">z</text:span>ycja redakcyjna.<text:s/><text:span text:style-name="T1570">W</text:span><text:s/>istocie właściwie pokrywająca się, ale w innej redakcji. Proszę bardzo, profesor Kozłowski m<text:span text:style-name="T1571">a<text:s/></text:span>g<text:span text:style-name="T1572">ło</text:span>s.</text:p>
      <text:p text:style-name="P1573"><text:span text:style-name="T1574">Stefan Kozłowski</text:span>:</text:p>
      <text:p text:style-name="P1575">Przyjmujemy tę propozycję. Proponujemy te trzy wnioski tu zgłoszone uzupełnić do tekstu tutaj przedstaw<text:span text:style-name="T1576">io</text:span>nego.</text:p>
      <text:p text:style-name="P1577"><text:span text:style-name="T1578">J</text:span><text:span text:style-name="T1579">e</text:span><text:span text:style-name="T1580">rzy</text:span><text:span text:style-name="T1581"><text:s/>Kołodziejs</text:span><text:span text:style-name="T1582">k</text:span><text:span text:style-name="T1583">i</text:span>:</text:p>
      <text:p text:style-name="P1584">Ja rozum<text:span text:style-name="T1585">ie</text:span>m, że z tych dwóch wniosków redakcyjnych powstanie<text:s/><text:span text:style-name="T1586">je</text:span>den wniosek, bo one nie są ze sobą sprzeczne. Są komplementarne. I na ten temat, bardzo proszę do komisji redakcyjnej i z tych wniosków powstani<text:span text:style-name="T1587">e</text:span><text:s/><text:span text:style-name="T1588">j</text:span>eden wniosek.</text:p>
      <text:p text:style-name="P1589">Proszę bardzo, pan profesor Siuta.</text:p>
      <text:p text:style-name="P1590"><text:span text:style-name="T1591">Jan Siuta</text:span>:</text:p>
      <text:p text:style-name="P1592">J<text:span text:style-name="T1593">a</text:span><text:s/>bym proponował, żeby nie używać rolnictwa alternatywnego, bo takiego nie ma. Po prostu, żeby zgubić ten termin, on będzie mylił. Tak samo skażeń i zarażeń. Po prostu trzeba użyć jednego tylko terminu. Albo skażenia, raczej skażenia, a jest to to samo, a będzie sugerowało, że jest czymś innym.</text:p>
      <text:p text:style-name="P1594"><text:span text:style-name="T1595">Jerzy Kołodziejski</text:span>:</text:p>
      <text:p text:style-name="P1596"><text:span text:style-name="T1597">N</text:span>o, nie znam się na tym, więc trudno mi coś powiedzieć. Czy pan profesor ma jakieś wyjście redakcyjne? Zamiast rolnictwo alternatywne.</text:p>
      <text:p text:style-name="P1598"><text:span text:style-name="T1599">J</text:span><text:span text:style-name="T1600">a</text:span><text:span text:style-name="T1601">n</text:span><text:span text:style-name="T1602"><text:s/>Siuta</text:span>:</text:p>
      <text:p text:style-name="P1603">Po prostu chodzi o ra<text:span text:style-name="T1604">cj</text:span>on<text:span text:style-name="T1605">al</text:span>iza<text:span text:style-name="T1606">cj</text:span>ę gospodarki, a nie o jakieś inne rolnictwo. Nie ma innego rolnictwa. Rolnictwo jest wyłącznie ekologiczne, ale może być patologiczna gosp<text:span text:style-name="T1607">o</text:span>darka.</text:p>
      <text:p text:style-name="P1608"><text:span text:style-name="T1609">Jerzy K</text:span><text:span text:style-name="T1610">o</text:span><text:span text:style-name="T1611">łodziejski</text:span>:</text:p>
      <text:p text:style-name="P1612">Dziękuję bardzo. Może pan doktor Kassenber<text:span text:style-name="T1613">g</text:span><text:s/>nam coś zaproponuje?</text:p>
      <text:p text:style-name="P1614"><text:span text:style-name="T1615">A</text:span><text:span text:style-name="T1616">n</text:span><text:span text:style-name="T1617">drz</text:span><text:span text:style-name="T1618">e</text:span><text:span text:style-name="T1619">j</text:span><text:span text:style-name="T1620"><text:s/>Ka</text:span><text:span text:style-name="T1621">s</text:span><text:span text:style-name="T1622">se</text:span><text:span text:style-name="T1623">n</text:span><text:span text:style-name="T1624">b</text:span><text:span text:style-name="T1625">e</text:span><text:span text:style-name="T1626">rg</text:span>:</text:p>
      <text:soft-page-break/>
      <text:p text:style-name="P1627">Wydaje mi się, że są dwa całkowicie<text:s/><text:span text:style-name="T1628">i</text:span>nne nurty filozoficzne<text:s/><text:span text:style-name="T1629">w</text:span><text:s/>rozwoju rolnictwa. Jedno oparte zdecydowanie na chemii. Drugie, oparte o kategorie metod bardziej b<text:span text:style-name="T1630">io</text:span>logiczn<text:span text:style-name="T1631">yc</text:span>h, biodynamicznych. Jeżeli rolnictwo niealternatywne, to znaczy alternatywne w stosunku do dzisiejszego. Można mówić albo o nazwach rolnictwo ekologiczne, b<text:span text:style-name="T1632">io</text:span>dynamiczne, różne.<text:s/><text:span text:style-name="T1633">O</text:span>statnio na świecie używana jest nazwa rolnictwo zrównoważone. U nas w ogóle nie przyjęła się ta nazwa.</text:p>
      <text:p text:style-name="P1634">Dlatego uważam, że alternatywne daje nam najszersze pole, niż inne w stosunku do dzisi<text:span text:style-name="T1635">ej</text:span>szego, tradyc<text:span text:style-name="T1636">yj</text:span>nego. I proponowałbym zostawić ten termin.</text:p>
      <text:p text:style-name="P1637"><text:span text:style-name="T1638">Je</text:span><text:span text:style-name="T1639">r</text:span><text:span text:style-name="T1640">zy</text:span><text:span text:style-name="T1641"><text:s/>Kołod</text:span><text:span text:style-name="T1642">zi</text:span><text:span text:style-name="T1643">ejsk</text:span><text:span text:style-name="T1644">i</text:span>:</text:p>
      <text:p text:style-name="P1645">Tak, proponuję pozostawić ten termin, że jest to zrozumiałe w kontekście dzisiejszego. Ta interpreta<text:span text:style-name="T1646">cj</text:span>a jest najbardziej jednoznaczna. Bo wszystkie inne będą zahaczały i wymagały interpreta<text:span text:style-name="T1647">cj</text:span>i.</text:p>
      <text:p text:style-name="P1648"><text:span text:style-name="T1649">Jan Siuta</text:span>:</text:p>
      <text:p text:style-name="P1650">Najbliższe byłoby biodynamiczne, byłoby n<text:span text:style-name="T1651">aj</text:span>bliższe.</text:p>
      <text:p text:style-name="P1652"><text:span text:style-name="T1653">Jerzy</text:span><text:span text:style-name="T1654"><text:s/></text:span><text:span text:style-name="T1655">Kołodzi</text:span><text:span text:style-name="T1656">ej</text:span><text:span text:style-name="T1657">ski</text:span>:</text:p>
      <text:p text:style-name="P1658">Nie, nie, moim zdaniem formuła rolnictwa alternatywnego w kwestii podnoszonej przez nas, jest formułą najszerszą. Bo formuła rolnictwa biodynamicznego byłaby formułą zawężającą. C<text:span text:style-name="T1659">ho</text:span>dzi o rolnictwo, które produkuje zdrową żywność. I alternatywą dl<text:span text:style-name="T1660">a</text:span><text:s/>tego rolnictwa nie jest rolnictwo biodynamiczne.<text:s/><text:span text:style-name="T1661">O</text:span>no jest węższe. Węższe jest, panie profesorze. Dlatego ja proponuję, aby dalej nie dyskutować sprawy,<text:s/><text:span text:style-name="T1662">ty</text:span>lko przyjąć wniosek przez pana Andrzejczyka s<text:span text:style-name="T1663">fo</text:span>rmułowany. Ten termin, rolnictwo alternatywn<text:span text:style-name="T1664">e</text:span>.</text:p>
      <text:p text:style-name="P1665"><text:span text:style-name="T1666">Gł</text:span><text:span text:style-name="T1667">o</text:span><text:span text:style-name="T1668">s z sali</text:span>:</text:p>
      <text:p text:style-name="P1669">Jeśli można uściślić?</text:p>
      <text:p text:style-name="P1670"><text:span text:style-name="T1671">Jerzy Kołodziejski</text:span>:</text:p>
      <text:p text:style-name="P1672">Proszę bardzo.</text:p>
      <text:p text:style-name="P1673"><text:bookmark-start text:name="_Hlk138930101"/><text:span text:style-name="T1674">Gł</text:span><text:span text:style-name="T1675">o</text:span><text:span text:style-name="T1676">s z sali</text:span>:</text:p>
      <text:p text:style-name="P1677">W<text:s/><text:span text:style-name="T1678">k</text:span>i<text:span text:style-name="T1679">e</text:span>r<text:span text:style-name="T1680">u</text:span>nk<text:span text:style-name="T1681">u</text:span><text:s/>zmierz<text:span text:style-name="T1682">e</text:span>nia do rolnictwa naturalnego.</text:p>
      <text:p text:style-name="P1683"><text:span text:style-name="T1684">Jerzy</text:span><text:span text:style-name="T1685"><text:s/></text:span><text:span text:style-name="T1686">Kołodzi</text:span><text:span text:style-name="T1687">ej</text:span><text:span text:style-name="T1688">ski</text:span>:</text:p>
      <text:p text:style-name="P1689"><text:span text:style-name="T1690">J</text:span>est to, kolego, nierealne. Roln<text:span text:style-name="T1691">i</text:span>ct<text:span text:style-name="T1692">w</text:span>o naturalne w polskich warunkach jest...</text:p>
      <text:p text:style-name="P1693"><text:span text:style-name="T1694">Gł</text:span><text:span text:style-name="T1695">o</text:span><text:span text:style-name="T1696">s z sali</text:span>:</text:p>
      <text:p text:style-name="P1697">Ja powiedziałem zmierzanie w kierunku, a nie ograniczanie.</text:p>
      <text:p text:style-name="P1698"><text:span text:style-name="T1699">Jerzy</text:span><text:span text:style-name="T1700"><text:s/></text:span><text:span text:style-name="T1701">Kołodzi</text:span><text:span text:style-name="T1702">ej</text:span><text:span text:style-name="T1703">ski</text:span>:</text:p>
      <text:p text:style-name="P1704">Proponow<text:span text:style-name="T1705">ał</text:span>bym n<text:span text:style-name="T1706">ie</text:span><text:s/>rozstrzygać kwestii techniczno- technologicznych na których się nie znamy. Bo mógłbym panu odpowiedzieć tutaj całym wywodem dlaczego jest nierealne?<text:s/><text:span text:style-name="T1707">A</text:span>le to by przedłużyło sprawę.<text:s/><text:span text:style-name="T1708">P</text:span>rzyjmijmy to rolnictwo alternatywne.</text:p>
      <text:p text:style-name="P1709"><text:span text:style-name="T1710">Ma</text:span><text:span text:style-name="T1711">re</text:span><text:span text:style-name="T1712">k Roman</text:span>:</text:p>
      <text:p text:style-name="P1713">Sformułowanie pierwsze, dla weryfikacji zasad produkcji rolnej mieści w sobie wszelkie maści rolnictwa. Czy jest sens rozwijanie tego, co jest naprawdę dobrze, jasno, napisane.<text:s/><text:span text:style-name="T1714">T</text:span>ut<text:span text:style-name="T1715">a</text:span>j wszystko właściwie jest.</text:p>
      <text:p text:style-name="P1716"><text:span text:style-name="T1717">Jerzy Kołod</text:span><text:span text:style-name="T1718">zi</text:span><text:span text:style-name="T1719">ejski</text:span>:</text:p>
      <text:p text:style-name="P1720">Po pro<text:span text:style-name="T1721">st</text:span>u ta<text:span text:style-name="T1722">mt</text:span>en wn<text:span text:style-name="T1723">iose</text:span>k b<text:span text:style-name="T1724">ył<text:s/></text:span>dosadni<text:span text:style-name="T1725">ej</text:span>szy. Zostawmy sprawę, moim zdaniem, komisji redakcyjnej. I tak musimy wrócić do tego tekstu. Jak komisja redakcyjna zredaguje z tych dwóch wn<text:span text:style-name="T1726">io</text:span>sków jeden, to nad tekstem i tak będziemy musieli dyskutować, a w tej chwili dyskutowanie na temat różn<text:span text:style-name="T1727">y</text:span>ch pomysłów, każdy<text:s/><text:soft-page-break/>z nas m<text:span text:style-name="T1728">a</text:span><text:s/>prawdopodobnie jakiś pomysł redakcyjny. Więc niech komisja redakcyjna to zrobi. Tak, zgadzamy się na to? Profesor Juchnowicz jeszcze.</text:p>
      <text:p text:style-name="P1729"><text:span text:style-name="T1730">S</text:span><text:span text:style-name="T1731">t</text:span><text:span text:style-name="T1732">a</text:span><text:span text:style-name="T1733">n</text:span><text:span text:style-name="T1734">i</text:span><text:span text:style-name="T1735">sław</text:span><text:span text:style-name="T1736"><text:s/></text:span><text:span text:style-name="T1737">Juc</text:span><text:span text:style-name="T1738">h</text:span><text:span text:style-name="T1739">n</text:span><text:span text:style-name="T1740">o</text:span><text:span text:style-name="T1741">w</text:span><text:span text:style-name="T1742">i</text:span><text:span text:style-name="T1743">cz</text:span>:</text:p>
      <text:p text:style-name="P1744">Proszę państwa, ja nie będę czytał, oczywiście Polski Klub Ekologiczny przygotował inną redakcję. Jak ją czytam wydaje się, że ona jest jeszcze szersza. Jeśli państwo pozwolą, to ja przekażę ten zapis<text:s/>do komis<text:span text:style-name="T1745">j</text:span>i redakc<text:span text:style-name="T1746">yj</text:span>nej i będę prosił o uwzględnienie ewentualnie. Dziękuję uprzejmie.</text:p>
      <text:p text:style-name="P1747"><text:span text:style-name="T1748">Jerzy</text:span><text:span text:style-name="T1749"><text:s/></text:span><text:span text:style-name="T1750">Kołodzi</text:span><text:span text:style-name="T1751">ej</text:span><text:span text:style-name="T1752">ski</text:span>:</text:p>
      <text:p text:style-name="P1753">D<text:span text:style-name="T1754">ob</text:span>rze<text:span text:style-name="T1755">,</text:span><text:s/>przyjmujemy tą propozycję. Jeszcze nie udzieliłem głosu pan<text:span text:style-name="T1756">u</text:span><text:s/>Kłosowskiemu, proszę bardzo, przepraszam.</text:p>
      <text:p text:style-name="P1757"><text:span text:style-name="T1758">Wojciech Kłosowski</text:span>:</text:p>
      <text:p text:style-name="P1759">Proszę państwa, wydaje mi się, że jeszcz<text:span text:style-name="T1760">e</text:span><text:s/>musimy zdecydować sprawę, która była tu poruszana. Jak by zostały wyrażone dwa kontro<text:span text:style-name="T1761">w</text:span>ers<text:span text:style-name="T1762">yj</text:span>ne stanow<text:span text:style-name="T1763">is</text:span>ka. Z jednej strony pan profesor Roman powiedział, że jest sprzeczność między ilością i jakością, i tutaj jakby ekologowie muszą wywrzeć swego rodzaju presję na rolników, bo rolnicy optu<text:span text:style-name="T1764">j</text:span>ą za ilością. Tymczasem pan tam bronił rolników, że nie jest to tak.</text:p>
      <text:p text:style-name="P1765">Rzeczywiś<text:span text:style-name="T1766">ci</text:span>e, moim zdaniem, nie można tak postawić sprawy jak to, że my ekologowie domagamy się od rolników położenia nacisku n<text:span text:style-name="T1767">a</text:span><text:s/>jakość, my powinniśmy<text:s/><text:span text:style-name="T1768">si</text:span>ę domagać od rząd<text:span text:style-name="T1769">u</text:span><text:s/>stworzenia takich warunków ekonomi<text:span text:style-name="T1770">cz</text:span>nych, żeby się opłacała jakość, a nie tylko ilość. Ponieważ to nie jest opcja rolników, tylko to jest opcja wymuszona przez system ekonomiczny.<text:s/><text:span text:style-name="T1771">I</text:span><text:s/>konflikt między ilością a jakością żywności w wielu obszarach jest fikcyjny. To jest tylko konflikt sprawozdawczości. Ziemniaki wyprodukowane na przeazotowanym polu w momencie zbioru dają większy plon. W przechowalnictw<text:span text:style-name="T1772">ie</text:span><text:s/>się psuje więcej, niż gdyby to było uprawiane prawidłowo.</text:p>
      <text:p text:style-name="P1773">Więc ta opcja za jakością wcale nie stoi w takim powszechnym konflikcie z ilością. Wobec tego bym proponował, a wydaje mi się to bardzo ważne, żeby nie urazić tutaj głównych, słusznego poczucia, słusznego stanowiska jak by<text:s/>producentów rolnych, własnego stanowiska, aby nie adresować tego postulatu do nich, żądając podniesienia jakości żywności i kontroli itd., tylko żądamy stworzenia takiego systemu ekonomicznego w którym producent będzie miał warunki finan<text:span text:style-name="T1774">so</text:span>we do produkowania żywności dobrej, a nie<text:s/>b<text:span text:style-name="T1775">y</text:span>le<text:span text:style-name="T1776"><text:s/></text:span>jak<text:span text:style-name="T1777">i</text:span>ej<text:s/>i dużo.</text:p>
      <text:p text:style-name="P1778">Dziękuję.</text:p>
      <text:p text:style-name="P1779"><text:span text:style-name="T1780">Jerzy</text:span><text:span text:style-name="T1781"><text:s/></text:span><text:span text:style-name="T1782">Kołodzi</text:span><text:span text:style-name="T1783">ej</text:span><text:span text:style-name="T1784">ski</text:span>:</text:p>
      <text:p text:style-name="P1785">Dz<text:span text:style-name="T1786">ię</text:span>kuję bardzo za wystąpienie. W takim duchu rozumiałem jest ten postulat do załatwienia, zarówno pana Andrz<text:span text:style-name="T1787">ej</text:span>czyka, jak i postulat zgłoszony przez stronę<text:s/>„solidarnościową”<text:span text:style-name="T1788">.</text:span><text:s/>Ale dziękuję bardzo za interpretację, jeszcze dosadniej<text:span text:style-name="T1789">sz</text:span>ą.</text:p>
      <text:p text:style-name="P1790">Jeszcze? Proszę.</text:p>
      <text:p text:style-name="P1791"><text:span text:style-name="T1792">Jerzy S</text:span><text:span text:style-name="T1793">a</text:span><text:span text:style-name="T1794">lmono</text:span><text:span text:style-name="T1795">wicz</text:span>:</text:p>
      <text:p text:style-name="P1796">Proszę Państwa<text:span text:style-name="T1797">!</text:span><text:s/>Nie kierujmy jakichkolwiek postulatów pod adresem rolników, w tym przypadku. Przyczyny skażenia żywności są o wiele głębsze, kompleksowe, wymagające zmiany struktury, zarówno rolnictwa jak i układów pozarolniczych. Natomiast kierowanie tych wniosków na przykład pod adresem...<text:s/><text:span text:style-name="T1798">Jerzy</text:span><text:span text:style-name="T1799"><text:s/></text:span><text:span text:style-name="T1800">Kołodzi</text:span><text:span text:style-name="T1801">ej</text:span><text:span text:style-name="T1802">ski</text:span>:</text:p>
      <text:p text:style-name="P1803">Ad vocem do pana wystąpienia. Nie kierujemy sprawy do rolników. Przecież to jest jasne w tych<text:s/><text:soft-page-break/>wszystkich wnioskach. Jedna i druga redakcja kieruje to pod adresem komisji rządowej, która kompleksowo, zgodnie z regułami gry i wiedzy, itd., zostanie... zaproponuje nową koncepcję rozwoju rolnictwa. Tak to rozumiem.</text:p>
      <text:p text:style-name="P1804">C<text:span text:style-name="T1805">z</text:span>y są jeszcze głosy jakieś dotyczące redakcji? Bo jeśli nie, to moglibyśmy, panie współprzewodniczący, zakończyć d<text:span text:style-name="T1806">y</text:span>skusj<text:span text:style-name="T1807">ę</text:span><text:s/>na ten temat. Doszliśmy tutaj do pełnego consensusu, zarówno jeśli chodzi o zasadność tego<text:s/>wniosku,<text:s/><text:span text:style-name="T1808">j</text:span>ak i o jego redakcję. Takim wnioskiem chciałbym zakończyć punkt 19<text:span text:style-name="T1809">.</text:span></text:p>
      <text:p text:style-name="P1810">Dziękuję państwu bardzo.</text:p>
      <text:h text:style-name="P1811" text:outline-level="4"><text:bookmark-start text:name="bookmark10"/><text:span text:style-name="T1812">Bogusław G</text:span><text:span text:style-name="T1813">ołą</text:span><text:span text:style-name="T1814">b</text:span>:<text:bookmark-end text:name="bookmark10"/></text:h>
      <text:p text:style-name="P1815">Chciałbym zapytać, czy ten zapis zostaje<text:span text:style-name="T1816">:</text:span><text:s/>na okres przejściowy, w trybie na<text:span text:style-name="T1817">ty</text:span>chm<text:span text:style-name="T1818">ia</text:span>s<text:span text:style-name="T1819">to</text:span>wym, dotyczy mleka, to zostaje, tak? Ten końcowy zapis, dotyczy mleka w proszku dla potrzeb niemowląt.</text:p>
      <text:p text:style-name="P1820"><text:span text:style-name="T1821">Jerzy Kołod</text:span><text:span text:style-name="T1822">zi</text:span><text:span text:style-name="T1823">ejski</text:span>:</text:p>
      <text:p text:style-name="P1824">Sprawa nie była dyskutowana więc ja rozumiem, że ona przechodz<text:span text:style-name="T1825">i,</text:span><text:s/>jeśli nikt n<text:span text:style-name="T1826">i</text:span>e zgłasza tutaj do niej żadnej kwestii.</text:p>
      <text:p text:style-name="P1827"><text:span text:style-name="T1828">Bo</text:span><text:span text:style-name="T1829">g</text:span><text:span text:style-name="T1830">us</text:span><text:span text:style-name="T1831">ł</text:span><text:span text:style-name="T1832">aw Gołąb</text:span>:</text:p>
      <text:p text:style-name="P1833">Dzi<text:span text:style-name="T1834">ęk</text:span>uję bardzo.</text:p>
      <text:p text:style-name="P1835"><text:span text:style-name="T1836">Jerzy Kołod</text:span><text:span text:style-name="T1837">zi</text:span><text:span text:style-name="T1838">ejski</text:span>:</text:p>
      <text:p text:style-name="P1839">Proponuję tylko zastąpić słowo:<text:s/>„zabezpieczyć<text:span text:style-name="T1840">”</text:span>, słowem:<text:s/>„zapewni<text:span text:style-name="T1841">ć</text:span>”.</text:p>
      <text:p text:style-name="P1842">Dziękuję bardzo, przechodzimy do punktu 20-go. Bardzo proszę pana profesora Kozłowskiego, a w kolejności pan minister Kulczyński.</text:p>
      <text:p text:style-name="P1843"><text:span text:style-name="T1844">Stefan Ko</text:span><text:span text:style-name="T1845">zł</text:span><text:span text:style-name="T1846">ow</text:span><text:span text:style-name="T1847">sk</text:span><text:span text:style-name="T1848">i</text:span>:</text:p>
      <text:p text:style-name="P1849">Ja pozwolę sobie przeczytać ten punkt 20.</text:p>
      <text:p text:style-name="P1850">Stworzyć preferencje dla rozwoju małej energetyki, a<text:span text:style-name="T1851"><text:s/></text:span>mianowicie małych elektrowni wodnych, wiatrowych i innych, stawianych przez drobne przedsiębiorstwa, bądź przez osoby prywatne. Preferencje te powinny się także odnosić do<text:s/><text:span text:style-name="T1852">f</text:span>irm chcących produkować urządzenia do budowy takich elektrowni<text:span text:style-name="T1853">.</text:span></text:p>
      <text:p text:style-name="P1854">Z powodu, że sprawa jest bardzo prosta proponow<text:span text:style-name="T1855">ał</text:span>bym już nie wygłaszać wielkich uzasadnień dla tego punk<text:span text:style-name="T1856">t</text:span>u, tylko skoncentrować się nad redakcją tego punktu.</text:p>
      <text:p text:style-name="P1857"><text:span text:style-name="T1858">Jerzy Kołod</text:span><text:span text:style-name="T1859">zi</text:span><text:span text:style-name="T1860">ejski</text:span>:</text:p>
      <text:p text:style-name="P1861">Dziękuję bardzo. Podzielam końcowy wniosek profesora Kozłowskiego.</text:p>
      <text:p text:style-name="P1862">Bardzo proszę, pan<text:s/>minister.</text:p>
      <text:p text:style-name="P1863"><text:span text:style-name="T1864">W</text:span><text:span text:style-name="T1865">a</text:span><text:span text:style-name="T1866">cław Kulczyński</text:span>:</text:p>
      <text:p text:style-name="P1867">Propozycja p<text:span text:style-name="T1868">a</text:span>na<text:s/><text:span text:style-name="T1869">p</text:span>r<text:span text:style-name="T1870">zewo</text:span>dni<text:span text:style-name="T1871">czące</text:span>g<text:span text:style-name="T1872">o<text:s/></text:span>Kozłowskiego jest zgodna. Tylko chcę powiedzieć, że boję się, że rozczarujemy specjalistów w dziedzinie, którzy chcieliby się może tutaj wypowiedzieć.<text:s/><text:span text:style-name="T1873">J</text:span>a po prostu proponuję przyjąć bez dyskutowania tę sprawę.</text:p>
      <text:h text:style-name="P1874" text:outline-level="4"><text:bookmark-start text:name="bookmark12"/><text:span text:style-name="T1875">Ma</text:span><text:span text:style-name="T1876">rek Roman</text:span>:<text:bookmark-end text:name="bookmark12"/></text:h>
      <text:p text:style-name="P1877">J<text:span text:style-name="T1878">a</text:span><text:s/>mam uw<text:span text:style-name="T1879">ag</text:span>ę,<text:s/><text:span text:style-name="T1880">j</text:span>e<text:span text:style-name="T1881">śl</text:span>i można.</text:p>
      <text:p text:style-name="P1882"><text:span text:style-name="T1883">Jerzy Kołodzi</text:span><text:span text:style-name="T1884">ej</text:span><text:span text:style-name="T1885">ski</text:span>:</text:p>
      <text:p text:style-name="P1886">Proszę bardzo, pan profesor Roman.</text:p>
      <text:p text:style-name="P1887"><text:span text:style-name="T1888">Marek Roman</text:span>:</text:p>
      <text:soft-page-break/>
      <text:p text:style-name="P1889">Zamiast:<text:s/>„tak<text:span text:style-name="T1890">ic</text:span>h elektrowni”, to może takich urządzeń, czy obiektów, bo mogą wch<text:span text:style-name="T1891">o</text:span>dzić w grę na przykład nie elektrownie, a urządzenia do odzysku ciepła, prawda. No więc, nie wiem, czy to?</text:p>
      <text:p text:style-name="P1892"><text:span text:style-name="T1893">Jerzy Kołodzi</text:span><text:span text:style-name="T1894">ej</text:span><text:span text:style-name="T1895">ski</text:span>:</text:p>
      <text:p text:style-name="P1896">Więc elektrowni i urządzeń. Może coś nie być elektrownią.</text:p>
      <text:p text:style-name="P1897"><text:span text:style-name="T1898">G</text:span><text:span text:style-name="T1899">łos</text:span><text:span text:style-name="T1900"><text:s/>z<text:s/></text:span><text:span text:style-name="T1901">sal</text:span><text:span text:style-name="T1902">i</text:span>:</text:p>
      <text:p text:style-name="P1903">To<text:s/><text:span text:style-name="T1904">je</text:span>st<text:s/><text:span text:style-name="T1905">sł</text:span>uszne.</text:p>
      <text:p text:style-name="P1906"><text:span text:style-name="T1907">Jerzy Kołodzi</text:span><text:span text:style-name="T1908">ej</text:span><text:span text:style-name="T1909">ski</text:span>:</text:p>
      <text:p text:style-name="P1910">Przyjmujemy wniosek profesora Romana, innych wniosków nie widzę. Proponuję przyjąć ten punkt jako punkt bezdyskus<text:span text:style-name="T1911">yj</text:span>ny.</text:p>
      <text:p text:style-name="P1912">Dziękuję bardzo.</text:p>
      <text:p text:style-name="P1913">Punkt 2<text:span text:style-name="T1914">1.</text:span><text:s/>Kto z państwa? Bardzo proszę, profesor Koz<text:span text:style-name="T1915">ło</text:span>wski<text:span text:style-name="T1916">.</text:span></text:p>
      <text:p text:style-name="P1917"><text:span text:style-name="T1918">Stefan Ko</text:span><text:span text:style-name="T1919">zł</text:span><text:span text:style-name="T1920">ow</text:span><text:span text:style-name="T1921">sk</text:span><text:span text:style-name="T1922">i</text:span>:</text:p>
      <text:p text:style-name="P1923">Wobec k<text:span text:style-name="T1924">at</text:span>astrofaln<text:span text:style-name="T1925">ej</text:span><text:s/>sytuacji zdrowotnej na obszarach ekologicznego zagrożenia konieczne jest opracowanie programu ratowania zdrowia młodego pokolenia, szczególnie na Górnym Śląsku i w innych obszarach ekologicznego<text:s/><text:span text:style-name="T1926">za</text:span>grożenia. Jednym<text:s/><text:span text:style-name="T1927">z</text:span><text:s/>elementów tego programu winno być organ<text:span text:style-name="T1928">iz</text:span>owan<text:span text:style-name="T1929">ie</text:span><text:s/>w trakcie roku szkolnego bezpłatnych wyjazdów dzieci i młodzieży w r<text:span text:style-name="T1930">ej</text:span>ony ekologicznie czyste.<text:s/>Szc<text:span text:style-name="T1931">z</text:span>ególnie troską należy otoczyć wszystkie dzieci poszkodowane szczególnym zatruciem środowiska naturalnego. Dzieci z grupy wiekowej od urodzenia do 18 roku życia powszechnym leczeniem sanator<text:span text:style-name="T1932">yj</text:span>nym, minimum trzy miesiące. Kobiety w<text:s/><text:span text:style-name="T1933">c</text:span>iąży, matka z dzieckiem itd., wraz z pełną profilaktyką medyczną. Leczenie tych dzieci wolne od wszelkich opłat, łącznie z opłatą za leki. Zapewnić dzieciom mleko w proszku z importu. Utworzyć filię Centrum Zdrowia Dziecka na Górnym Śląsku do spraw ekologi<text:span text:style-name="T1934">cz</text:span>nego zagroże<text:span text:style-name="T1935">ni</text:span>a zdrowia.</text:p>
      <text:p text:style-name="P1936"><text:span text:style-name="T1937">Jerzy Kołodziejski</text:span>:</text:p>
      <text:p text:style-name="P1938">Kto z pań<text:span text:style-name="T1939">st</text:span>wa chciałby na temat tego punktu?</text:p>
      <text:p text:style-name="P1940">Bardzo proszę, pani Hejmanowska.</text:p>
      <text:p text:style-name="P1941"><text:span text:style-name="T1942">Stefan</text:span><text:span text:style-name="T1943">ia</text:span><text:span text:style-name="T1944"><text:s/>Hejmanowska -<text:s/></text:span><text:span text:style-name="T1945">„</text:span><text:span text:style-name="T1946">Soli</text:span><text:span text:style-name="T1947">da</text:span><text:span text:style-name="T1948">rność</text:span><text:span text:style-name="T1949">”</text:span>:</text:p>
      <text:p text:style-name="P1950">Ponieważ ja zostałam wytypowana do zrela<text:span text:style-name="T1951">cj</text:span>onowania tego punktu nie będę nakreślała sytuacji dramatycznej jaka istnieje w tych regionach. Powiem tylko o dzieciach, kobietach w ciąży, które podlegają skażeniom poprzez system oddechowy i żywność, nakreślę zagrożenia wynikające z tego tytułu i wnioski, o których już powiedział profesor Kozłowski z tym, że ja mam jeszcze jeden wniosek. Ale to już na końcu.</text:p>
      <text:p text:style-name="P1952">Stan zanieczysz<text:span text:style-name="T1953">cze</text:span>n<text:span text:style-name="T1954">ia</text:span><text:s/>środowiska metanami ciężkimi powoduje konie<text:span text:style-name="T1955">c</text:span>znoś<text:span text:style-name="T1956">ć</text:span><text:s/>stałego monitorowania biologicznego dzieci i matek, ponieważ na pierwsze miejsce wysuwają się zaburzenia związane ze skróconym trwaniem ciąży i niskim ciężarem urodzeniowym. Posłużę się przykładem. Łódź, spośród 16 <text:span text:style-name="T1957">098</text:span><text:s/>noworodków aż 1 <text:span text:style-name="T1958">5</text:span>9<text:span text:style-name="T1959">8</text:span><text:s/>miało wagę od jednego kilograma do dwóch i pół. 1 <text:span text:style-name="T1960">4</text:span>8<text:span text:style-name="T1961">5</text:span><text:s/>dzieci udało się uratować, 113 zmarło po urodzeniu.<text:s/><text:span text:style-name="T1962">W</text:span><text:s/>pozostałej grupie jest<text:s/>pewna liczba dzieci o opóźnionym rozwoju, także i umysłowym,<text:s/><text:span text:style-name="T1963">s</text:span>kłonnych do chorób. Część z nich<text:s/><text:span text:style-name="T1964">u</text:span>mrze w dzieciństwie.<text:s/><text:span text:style-name="T1965">5</text:span>4 noworodki miały wagę<text:s/><text:span text:style-name="T1966">601</text:span><text:s/>do kilograma, z tego 41 zm<text:span text:style-name="T1967">a</text:span>rło po urodzeniu.</text:p>
      <text:p text:style-name="P1968">Tak więc w regionach tych występuje wyższa, aniżeli w innych regionach kraju umier<text:span text:style-name="T1969">a</text:span>lność noworodków oraz wyższy odsetek urodzeń martwych płodów, narasta wcześniac<text:span text:style-name="T1970">tw</text:span>o. Szczególnie wysoki jest odsetek dzieci i młodzieży specjalnej opieki zdrowotnej w wyniku nabytych wad postawy, wzroku,<text:s/><text:soft-page-break/>zaburzeń rozwoju somatycznego. Występują także bóle brzucha o typie kolki oraz zapalenia nerwów. Stwierdza się jego wpływ na ogólne osłabienie i zmniejszenie wagi ciała. Jeżeli pomimo pomocy lekarskiej osoba dalej narażona jest na działanie ołowiu rozwijają się objawy zaburzeń psychicznych, co oznacza, że ołów przedo<text:span text:style-name="T1971">st</text:span>ał się przez bariery chroniące mózg. U dzieci następuje trwałe opóźnienie rozwoju psychicznego i uszkodzenia układu nerwowego.<text:s/><text:span text:style-name="T1972">Z</text:span><text:s/>kol<text:span text:style-name="T1973">e</text:span>i następstwem zatrucia kadmem jest uszkodzenie nerek i ośrodków układu nerwowego. Kadm, podobnie jak ołów, powoduje zmęczenie i bladość, lecz jego dodatkową cechą, jest powodowanie próchni<text:span text:style-name="T1974">c</text:span>y zębów i niszczenie zm<text:span text:style-name="T1975">ys</text:span>łu wzroku<text:span text:style-name="T1976">.</text:span><text:s/>Kadm, tak jak ołów, ma również własności teratogenne, to znaczy, powoduje zniekształcen<text:span text:style-name="T1977">ie</text:span><text:s/>płodu. Jest faktem, że grozi debilność pokolenia w niektórych regionach kraju. I w tej chwili mówi się o pewnych przekazach genetycznych.</text:p>
      <text:p text:style-name="P1978">Jednym z wielu zagrożeń jest również występujący, szczególnie w Krakowie, dwutlenek siarki, który dostaje się do dróg oddechowych, powodujący systematyczne drażnienie błon śluzowych, co doprowadza do stanów zapalnych oskrzeli, a następnie astmę oskrzelową.</text:p>
      <text:p text:style-name="P1979">Chc<text:span text:style-name="T1980">ia</text:span>łam jeszcze dodać, że w regionach tych wady postawy występują u ponad 15<text:span text:style-name="T1981">%</text:span><text:s/>dzieci w wieku<text:s/><text:span text:style-name="T1982">3</text:span><text:s/><text:span text:style-name="T1983">-</text:span><text:s/><text:span text:style-name="T1984">6</text:span><text:s/>lat i ponad 14% u dzieci w wieku 7<text:s/><text:span text:style-name="T1985">-</text:span><text:s/>1<text:span text:style-name="T1986">4</text:span><text:s/>lat. Ponadto na większej części województwa katowickiego do<text:span text:style-name="T1987">ci</text:span>erające do ziemi promieniowanie słoneczne jest o 20% słabsze niż normalnie, a o ponad<text:s/><text:span text:style-name="T1988">3</text:span>0% zmniejszone jest promien<text:span text:style-name="T1989">io</text:span>wan<text:span text:style-name="T1990">ie</text:span><text:s/>ultra<text:span text:style-name="T1991">fi</text:span>oletowe, działające a<text:span text:style-name="T1992">ntys</text:span>eptyczn<text:span text:style-name="T1993">ie</text:span><text:s/>i w<text:span text:style-name="T1994">it</text:span>amino-twórczo.</text:p>
      <text:p text:style-name="P1995">I mam wnioski, o których mówił, profesor Kozłowski z tym, że ja proponuję jeszcze taki piąty wniosek, o Filii Centrum Zdrowia Dziecka, czytał profesor? Może ja króciutko przeczytam<text:s/><text:span text:style-name="T1996">je</text:span>szcze raz? Dobrze?</text:p>
      <text:p text:style-name="P1997">Szczególną troską należy, jak już dziś, kobiety w ciąży i dzieci poszkodowane szczególnym zatruciem środowiska w wyżej wymienionych regionach. Dlatego też za konieczne uważamy od dziś objęcie powszechnym leczeniem sanatoryjnym minimum trzy miesięcznym kobiet w ciąży i dzieci oraz pełną profilaktyką medyczną. Leczenia tych kobiet i dzieci powinno być wolne od wszelkich opłat, łącznie z opłatą za leki. Zapewnienie dzieciom i matkom oczekującym potomstwa bezpłatn<text:span text:style-name="T1998">i</text:span>e<text:s/><text:span text:style-name="T1999">ml</text:span>ek<text:span text:style-name="T2000">a</text:span><text:s/>w proszku z importu. Utworzenie filii Centrum Zdrowia Dziecka na Górnym Śląsku do spraw ch<text:span text:style-name="T2001">o</text:span>rób ekologicznych.</text:p>
      <text:p text:style-name="P2002">5. Ponieważ zanieczys<text:span text:style-name="T2003">zcze</text:span>nie powi<text:span text:style-name="T2004">e</text:span>rza i wód powoduje degradację walorów naszych uzdrowisk, niektóre uległy już likwidacji, a zagrożone są uzdrowiska Świnoujścia, Ciechocinek, Szczawno-Zdr<text:span text:style-name="T2005">ój</text:span>, Krzeszowice, Swoszowice, Konstancin i szereg innych proponuję wybudowanie w wystarcz<text:span text:style-name="T2006">aj</text:span>ąc<text:span text:style-name="T2007">ej</text:span><text:s/>ilości uzdrowisk na terenach ekologicznie czystych, jak również<text:s/>wysyłanie dzieci do uz<text:span text:style-name="T2008">d</text:span>rowisk zagrani<text:span text:style-name="T2009">cz</text:span>nych.</text:p>
      <text:p text:style-name="P2010">D<text:span text:style-name="T2011">zi</text:span>ękuję.</text:p>
      <text:p text:style-name="P2012"><text:span text:style-name="T2013">Jerzy Kołod</text:span><text:span text:style-name="T2014">zi</text:span><text:span text:style-name="T2015">ejski</text:span>:</text:p>
      <text:p text:style-name="P2016">Dziękuję bardzo. Kto z państwa? Profesor, pani profesor<text:s/><text:span text:style-name="T2017">H</text:span>ager-<text:span text:style-name="T2018">Małeck</text:span>a.</text:p>
      <text:p text:style-name="P2019"><text:bookmark-end text:name="_Hlk138930101"/><text:span text:style-name="T2020">Bożena<text:s/></text:span><text:span text:style-name="T2021">H</text:span><text:span text:style-name="T2022">ager-</text:span><text:span text:style-name="T2023">Małeck</text:span><text:span text:style-name="T2024">a</text:span>:</text:p>
      <text:p text:style-name="P2025">Proszę Państwa! Temat tut<text:span text:style-name="T2026">a</text:span>j poruszony, to jest sprawa całego niemal mojego życia zawodowego, to jest prawie czterdziestu lat. Jest to więc tematyka wyjątkowo dobrze mi znana.</text:p>
      <text:p text:style-name="P2027">Co do pierwszego zdan<text:span text:style-name="T2028">ia</text:span>. Ja w ogóle<text:s/><text:span text:style-name="T2029">ustosu</text:span>nko<text:span text:style-name="T2030">w</text:span>u<text:span text:style-name="T2031">ję<text:s/></text:span>s<text:span text:style-name="T2032">ię</text:span><text:s/>do tekstu dlatego, że dyskutowanie o wszystk<text:span text:style-name="T2033">i</text:span>m jest w ogóle niemalże niemożliwe.</text:p>
      <text:p text:style-name="P2034">P<text:span text:style-name="T2035">i</text:span>erwszy akapit przyjęłabym, łącznie, chciałabym zwrócić uwagę na słowo, w przedostatn<text:span text:style-name="T2036">ie</text:span>j linijce tego pierwszego akapitu, że jest napisane bezpłatnie. Niech będzie bezpłatnie. My tutaj już nie rozważajmy jak do tej bezpłatności dojdzie, prawda. Na razie z tego, co jest na Śląsku, jestem pr<text:span text:style-name="T2037">ze</text:span>wodni<text:span text:style-name="T2038">czącą</text:span><text:s/>Funduszu<text:s/><text:soft-page-break/>Zdrowia Dzieci województwa katowickiego, więc znam wszystkie n<text:span text:style-name="T2039">aj</text:span>drobn<text:span text:style-name="T2040">iejs</text:span>ze punkty tej sprawy. Bezpłatnie, na razie, to nie jest. Wyjeżdż<text:span text:style-name="T2041">aj</text:span>ą trzecie klasy szkół podstawowych z nauczyc<text:span text:style-name="T2042">ie</text:span>lami na te wyjazdy śródroczne.<text:s/><text:span text:style-name="T2043">I</text:span><text:s/>rodzic płaci jedną piątą. Dwie piąte ochrona środowiska. Dwie piąte kuratorium, a w ogóle tym całym interesem kieruje Inspektorat Oświaty. Niech będzie bezpłatnie, bowiem rozumiem, że ktoś musi za niektóre dzieci zapłacić tą jedną piątą. Bo tylko o to chodzi. Bo jak ktoś bardzo dużo zarabia,<text:s/><text:span text:style-name="T2044">a</text:span><text:s/>tacy na Śląsku także są, to uważ<text:span text:style-name="T2045">a</text:span>m, że opłacenie tej jednej piątej nie powinno stanowić<text:s/>problemu. Natomiast jest problem biednych dzieci, których nie stać nawet na tę jedną piątą kosztu. To jest 70<text:s/><text:span text:style-name="T2046">-</text:span><text:s/>80 tysięcy do zapłacenia. Taki jest koszt pobytu jednego dziecka. Więc to jest pierwsza<text:s/><text:span text:style-name="T2047">s</text:span>prawa. Więc ja proponuję: powinno się organizować, a nie być zorganizowane. To już trwa latami, to nic nowego nie wymyślamy, tylko po prostu akceptujemy to, co jest. To jest pierwszy<text:s/><text:span text:style-name="T2048">a</text:span>kapit<text:span text:style-name="T2049">.</text:span><text:s/>Zamiast:<text:s/>„zorganizowanie”<text:span text:style-name="T2050">,</text:span><text:s/>powinno być:<text:s/>„organ<text:span text:style-name="T2051">iz</text:span>owan<text:span text:style-name="T2052">ie</text:span><text:s/>w trakcie roku”<text:s/>.</text:p>
      <text:p text:style-name="P2053">W stosunku do drugiego akapitu. Szczególną troską należy otaczać wszystkie dzi<text:span text:style-name="T2054">ec</text:span>i. Bo nie otoczyć, bo one są otoczone. We wszystkich punktach, w których znajduje się specjalne zagrożenie, są rozpisane badania, które robimy od szeregu lat. Ja chcę powiedzieć, że ja jestem główną osobą, która odkryła masowe zatrucie ołowiem u dzieci szopienickich w lipcu 74 roku. I od roku, oczywiście on nie był publikowany, ale to otaczanie opieką, czyli badanie wszystkich dzieci wokół tych zakładów najbardziej uciążliwych, odbywa s<text:span text:style-name="T2055">ię</text:span>. Najwyżej wzmo<text:span text:style-name="T2056">cn</text:span>i<text:span text:style-name="T2057">ć</text:span>, ale dzisiaj są to niemodne słowa, jak doskonalenie itd. Natomiast otaczać niech będzie, zamiast otoczyć.</text:p>
      <text:p text:style-name="P2058">Proponuję redakcyjnie tak to zrobić,<text:s/>że szczególną troską należy nie dziś,<text:s/>tylko otaczać wszystkie dzieci od urodzenia do 18 roku życia,<text:s/>poszkodowane szczególnym zatruciem środowiska naturalnego. I wtedy nie musielibyśmy zaczynać od tych dzieci, natomiast<text:s/>cała sprawa<text:s/>sprowadza się do sanatoriów. Znowu maksymalnie krótko, jak by były jakieś n<text:span text:style-name="T2059">ie</text:span>domówienia, to pro<text:span text:style-name="T2060">s</text:span>zę bardzo, bo mogę szerzej to wyjaśnić.</text:p>
      <text:p text:style-name="P2061">Jestem za tym, żeby wszystkie dzieci z tych najbardziej<text:s/>skażonych ośrodków wyjeżdżały do ośrodków sanatoryjnych, bym napisała, i prewentor<text:span text:style-name="T2062">yj</text:span>nych. Tylko jak to zrobić?</text:p>
      <text:p text:style-name="P2063">Możliwości są daleko niewykorzystane. Przecież zakłady pracy mają wspaniałe ośrodki nad morzem i w górach, które w zimie stoją puste. I tu można dużo, dużo więcej zrobić, aniżeli robi się dotychczas. Tutaj znowu proponuję, żeby tego nie zap<text:span text:style-name="T2064">i</text:span>sywać tak dokładnie, natomiast proponuję, żeby napisać:<text:s/><text:span text:style-name="T2065">„</text:span>nal<text:span text:style-name="T2066">e</text:span>ży zapewniać tym dzieciom od 0 - 18 roku życia, należy im zapewniać coroczne bezpłatne pobyty sanatoryjne i pro<text:span text:style-name="T2067">filak</text:span>t<text:span text:style-name="T2068">yc</text:span>zne. W tym s<text:span text:style-name="T2069">ię<text:s/></text:span>mieści opieka zdrowotna i leki, i wszystko. To już niczego więcej nie trzeba pisać, bo już wszystko jest tam zapewnione.</text:p>
      <text:p text:style-name="P2070">Zamiast, pierwsze zdan<text:span text:style-name="T2071">ie</text:span><text:s/><text:span text:style-name="T2072">je</text:span>szcze raz przeczytam: szczególną troską należy otaczać wszystkie dzieci od urodzenia do 18 roku życia po<text:span text:style-name="T2073">s</text:span>z<text:span text:style-name="T2074">k</text:span>odowany<text:span text:style-name="T2075">ch</text:span><text:s/>szczególnym zatruciem środowiska naturalnego.</text:p>
      <text:p text:style-name="P2076"><text:span text:style-name="T2077">Głos z sali</text:span>:</text:p>
      <text:p text:style-name="P2078">Przyrodni<text:span text:style-name="T2079">cz</text:span>ego.</text:p>
      <text:p text:style-name="P2080"><text:span text:style-name="T2081">Boż</text:span><text:span text:style-name="T2082">en</text:span><text:span text:style-name="T2083">a Hager</text:span><text:span text:style-name="T2084">-</text:span><text:span text:style-name="T2085">M</text:span><text:span text:style-name="T2086">ał</text:span><text:span text:style-name="T2087">ecka</text:span>:</text:p>
      <text:p text:style-name="P2088">Przyrodniczego, naturalnego, wszystko jedno.</text:p>
      <text:p text:style-name="P2089">Należy im, tym dzieciom od 0 - 18 roku, zapewniać coroczne bezpłatne pobyty sanatoryjne i pro<text:span text:style-name="T2090">filakt</text:span>y<text:span text:style-name="T2091">cz</text:span>ne. I tu można mieć małe dzieci, matka z dzieckiem itd.</text:p>
      <text:p text:style-name="P2092">I ostatnia uwaga. Nie rozumiem, co autorzy uważają przez utworzenie F<text:span text:style-name="T2093">i</text:span>lii Centrum Zdrowia Dziecka<text:s/><text:soft-page-break/>na Górnym Śląsku? Po pierwsze, jako znowu z olbrzymim ładunkiem tej całej sprawy, nie wiem, czy my na Śląsku potrzebujemy jakąś filię? My jesteśmy na tyle silni, że my nie potrzebujemy sobie filii robić. Możemy sobie zrobić normalne ośrodki.</text:p>
      <text:p text:style-name="P2094"><text:span text:style-name="T2095">Głos z sali</text:span>:</text:p>
      <text:p text:style-name="P2096"><text:span text:style-name="T2097">To</text:span><text:s/>je róbmy<text:span text:style-name="T2098">.</text:span></text:p>
      <text:p text:style-name="P2099"><text:span text:style-name="T2100">Boż</text:span><text:span text:style-name="T2101">en</text:span><text:span text:style-name="T2102">a Hager</text:span><text:span text:style-name="T2103">-</text:span><text:span text:style-name="T2104">M</text:span><text:span text:style-name="T2105">ał</text:span><text:span text:style-name="T2106">ecka</text:span>:</text:p>
      <text:p text:style-name="P2107"><text:span text:style-name="T2108">No</text:span><text:s/>właśnie, w st<text:span text:style-name="T2109">o</text:span>sun<text:span text:style-name="T2110">k</text:span>u do filii jestem generalnie przeciwna, bo nie wiem, ktoś nam tu, przepraszam z Warszawy, będzie nam na Śląsku zarządzać, co akurat ma znacznie mniejsze pojęcie jak to ma wyglądać, aniżeli my, na Śląsku, gdzie siedzimy przecież.</text:p>
      <text:p text:style-name="P2111">Poza tym uważam, że to pozostaje w gestii Wojewódzki<text:span text:style-name="T2112">ej<text:s/></text:span>Rady Narodowej w Katowicach, a nie<text:s/><text:span text:style-name="T2113">„</text:span>okrągłego stołu”<text:s/>w Warszawie. Są pediatrzy, lekarki i pielęgniark<text:span text:style-name="T2114">i</text:span>,<text:s/><text:span text:style-name="T2115">zaj</text:span>m<text:span text:style-name="T2116">uj</text:span>ący się dziećmi w Wojewódzkiej Radzie Narodowej, także z mojego Centrum, które prowadzę w Za<text:span text:style-name="T2117">b</text:span>rzu.</text:p>
      <text:p text:style-name="P2118"><text:span text:style-name="T2119">A</text:span><text:s/>zatem ja w ogóle jestem, nie rozumiem w ogóle, jaka rola i jaka struktura miałaby być tego Centrum? Bo na Śląsku istnieje jedno, Śląskie Centrum Pediatrii, które ja prowadzę i tworzy się<text:s/><text:span text:style-name="T2120">Ś</text:span>ląskie Centrum Zdrowia Dziecka w Katowicach, które będzie otwarte za dwa lata. Są nieustające porozumienia wojewody, organizowane na szczeblu wojewody, ażeby ta cała opieka nad dzieckiem w województwie katowickim grały w sposób wspólny. I dlatego nie widzę powodu, ażeby w Warszawie, przepraszam bardzo ja tu n<text:span text:style-name="T2121">i</text:span>e chcia<text:span text:style-name="T2122">ł</text:span>am nikogo urazić, ale zarządzać jak to wyglądać ma na Śląsku, bo uważam, że to naprawdę jesteśmy w stanie uregulować we własnym zakresie.</text:p>
      <text:p text:style-name="P2123"><text:span text:style-name="T2124">Jerzy</text:span><text:span text:style-name="T2125"><text:s/></text:span><text:span text:style-name="T2126">Kołodzi</text:span><text:span text:style-name="T2127">ej</text:span><text:span text:style-name="T2128">ski</text:span>:</text:p>
      <text:p text:style-name="P2129">Dziękuję bardzo. Pan profesor J<text:span text:style-name="T2130">u</text:span>chnowic<text:span text:style-name="T2131">z</text:span>.</text:p>
      <text:p text:style-name="P2132"><text:span text:style-name="T2133">S</text:span><text:span text:style-name="T2134">t</text:span><text:span text:style-name="T2135">a</text:span><text:span text:style-name="T2136">n</text:span><text:span text:style-name="T2137">i</text:span><text:span text:style-name="T2138">sław</text:span><text:span text:style-name="T2139"><text:s/></text:span><text:span text:style-name="T2140">Juc</text:span><text:span text:style-name="T2141">h</text:span><text:span text:style-name="T2142">n</text:span><text:span text:style-name="T2143">o</text:span><text:span text:style-name="T2144">w</text:span><text:span text:style-name="T2145">i</text:span><text:span text:style-name="T2146">cz</text:span>:</text:p>
      <text:p text:style-name="P2147">Proszę Państwa! Ja przepraszam, że zabi<text:span text:style-name="T2148">e</text:span>ram głos po<text:s/>wypowiedzi pani profesor Hager-M<text:span text:style-name="T2149">ał</text:span>eckie<text:span text:style-name="T2150">j</text:span>, która jest profesjonalistką w tych sprawach. Natomiast chciałem przedstawić pogląd Komisji Zdrowia Polskiego Klubu Ekologicznego, bo wydaje mi się,<text:s/><text:span text:style-name="T2151">ż</text:span>e zapis ten istotnie dotyczy, zwraca szczególną uwagę na zagadnienie Górnego<text:s/><text:span text:style-name="T2152">Ś</text:span>ląska i innych obszarów ekologicznego zagrożenia. Sądzę, że zdrowie jest tak ważną rzeczą, szczególnie w świetle raportu, o którym sł<text:span text:style-name="T2153">y</text:span>sz<text:span text:style-name="T2154">e</text:span>li<text:span text:style-name="T2155">śmy</text:span><text:s/><text:span text:style-name="T2156">w</text:span><text:s/>pi<text:span text:style-name="T2157">e</text:span>r<text:span text:style-name="T2158">w</text:span>sz<text:span text:style-name="T2159">y</text:span>m dniu obrad, że ten zapis powinien by<text:span text:style-name="T2160">ć</text:span>, powinien dotyczyć spraw bardziej ogólnych.</text:p>
      <text:p text:style-name="P2161"><text:span text:style-name="T2162">J</text:span>a chciałbym przekazać do komisji redakcyjnej zapis, który został przygotowany przez Polski Klub Ekologiczny, ale ponieważ sprawa dotyczy rzeczywiście sprawy zasadniczej, wobec tego pozwolę sobie króciutko przeczytać ten zapis. Wydaje się, że on powinien być znacznie mocniejszy i brzmi on następ<text:span text:style-name="T2163">uj</text:span>ąco.</text:p>
      <text:p text:style-name="P2164">Pogłębiające się degradowanie środowiska wywołała katastrofalną sytuację zdrowotną społeczeństwa. Sytuacja ta o wymiarze b<text:span text:style-name="T2165">io</text:span>log<text:span text:style-name="T2166">ic</text:span>znym, moralnym, społecznym i ekonomicznym ogranicza możliwość przetrwania narodu. W tej sytuacji konieczne jest uwzględnien<text:span text:style-name="T2167">ie</text:span><text:s/>w procesach leczenia diagnostyki as<text:span text:style-name="T2168">p</text:span>ektu ekologicznego chorych. Zwrócenie baczniejszej uwagi na profilaktykę chorych. Eliminacje zanieczyszczeń ze środowiska tak, aby istniejące normy higieniczne nie były przekraczane.<text:s/><text:span text:style-name="T2169">W</text:span><text:s/>przypadku braku nom należy je określić i przestrzegać zgodnie z zaleceniami Światowej Organizacji Zdrowia. Dotyczy to specjalnie norm skażenia żywności, których najczęściej w Polsce brak lub są zawyżone dla węglowodorów, rakotwórczych,<text:s/><text:soft-page-break/>metali ciężkich itp.</text:p>
      <text:p text:style-name="P2170">Nadrzędnemu celowi, jakim jest zdrow<text:span text:style-name="T2171">ie</text:span><text:s/>społeczeń<text:span text:style-name="T2172">st</text:span>wa, musi być podpo<text:span text:style-name="T2173">rzą</text:span>dkowana restrukturyza<text:span text:style-name="T2174">cj</text:span>a przemysłu tak, aby dominowały technolog<text:span text:style-name="T2175">ie</text:span><text:s/>bezodpadow<text:span text:style-name="T2176">e</text:span><text:s/>lub z pełnym pochłanianiem o<text:span text:style-name="T2177">d</text:span>pad<text:span text:style-name="T2178">ów</text:span>, a także biotechnologii. Konieczne jest stworzenie godziwych warunków egzystencji w miejscu pracy i zamieszkania. Zdrowe budownictwo bez prom<text:span text:style-name="T2179">ie</text:span>n<text:span text:style-name="T2180">io</text:span>w<text:span text:style-name="T2181">ania,</text:span><text:s/>bez zanieczyszczeń chemicznych i biologicznych. Konieczne jest zwrócenie uwagi na rekreację, a szczególnie na formę wypoczynku w ruchu, z równoczesnym rozliczeniem dotychczasowych nieprawidłowości w sporcie nastawionym na sukcesy i wyczyny. Opracowanie skutecznego systemu opieki nad ludźmi niepełnosprawn<text:span text:style-name="T2182">ym</text:span>i, często ofiarami zagrożeń środowiskowych. Dokonania zmiany stereotypów myślowych i wzorców, gdy chodzi o hierarchię wartości i jakość życia.</text:p>
      <text:p text:style-name="P2183">Ponadto uważam, że wszystkie te szczegółowe, te propozycje tu<text:span text:style-name="T2184">t</text:span>aj są do przyjęcia, natomiast sugeruję, aby z tego zapisu komisja redakcyjna mogła ewentualnie umieścić to, co uważałaby za stosowne. Dziękuję.</text:p>
      <text:p text:style-name="P2185"><text:span text:style-name="T2186">Jerzy</text:span><text:span text:style-name="T2187"><text:s/></text:span><text:span text:style-name="T2188">Kołodzi</text:span><text:span text:style-name="T2189">ej</text:span><text:span text:style-name="T2190">ski</text:span>:</text:p>
      <text:p text:style-name="P2191">Dziękuję bardzo. Proszę bardzo w kolejności.</text:p>
      <text:h text:style-name="P2192" text:outline-level="4"><text:bookmark-start text:name="bookmark14"/><text:span text:style-name="T2193">Jan<text:s/></text:span><text:span text:style-name="T2194">Mazurkiewicz - Śląsk, Gliwice</text:span>:<text:bookmark-end text:name="bookmark14"/></text:h>
      <text:p text:style-name="P2195">Ja, proszę państwa, nie chciałem przedłużać dyskusji, niemni<text:span text:style-name="T2196">ej</text:span><text:s/>jednak wobec wystąpienia pani Hager-<text:span text:style-name="T2197">M</text:span>ałe<text:span text:style-name="T2198">ckie</text:span>j nie mogę nie zająć stanowiska, w wielu miejscach nie do przyjęcia.</text:p>
      <text:p text:style-name="P2199">I tak, po pierwsze, jako mieszkaniec śląska po raz pierwszy dowiedziałem się, że istnieje coś takiego jak Śląski Fundusz Zdrowia Dziecka. Jeśli ja o tym nie wiem, a zajmuję się tymi sprawami od bardzo długiego czasu, nie wiem na jakiej podstawie ma o tym wiedzieć społe<text:span text:style-name="T2200">cz</text:span>eństwo. I<text:s/><text:span text:style-name="T2201">w</text:span><text:s/>ogóle,<text:s/><text:span text:style-name="T2202">j</text:span>akie są wyniki i efekty działania tego Śląskiego Funduszu Zdrowia Dziecka? To właściwie nie znane jest społeczeństwu szerzej.<text:s/><text:span text:style-name="T2203">I</text:span><text:s/>mówienie o tym w tym tonie, jest jednak jak najmniej dla mnie nie do przyjęcia. To po pierwsze.</text:p>
      <text:p text:style-name="P2204">Po drugie, pani profesor bardzo mocno podtrzymuje mit bardzo wysokich zarobków na Śląsku. Chciałem podkreślić, że nie wszyscy, bo pani mówiła o tym, kto ma za to zapłacić, jakby wyglądała kwestia ewentualnych bezpłatnych leczeń. Otóż po pierwsze, nie wszyscy są górnikami, po drugie chciałem zauważyć, że tak samo zarabiają robotnicy zakładów w<text:span text:style-name="T2205">ie</text:span>lkopr<text:span text:style-name="T2206">ze</text:span>mysłowych Śląska, jak i Warszawy. Nie ma w tej chwili różnic w zarobkach, zdecydowan<text:span text:style-name="T2207">yc</text:span>h.</text:p>
      <text:p text:style-name="P2208"><text:span text:style-name="T2209">A</text:span><text:s/>po trzecie, jeśli my wyjeżdżamy z rejonu ekologicznie zagrożonego, czyli ze Śląska, do Szczyrku, to dopłacamy oprócz tego<text:s/><text:span text:style-name="T2210">10</text:span><text:s/>procent dodatku turystycznego, ratując swoje dzieci na dwu, czy trzy dniowe wyjazdy. To również sprawa nie do przyjęcia dla większości mieszkańców na Śląsku.<text:s/><text:span text:style-name="T2211">W</text:span><text:s/>ogóle nie znam aktualnych wyjazdów dzieci trzecich k<text:span text:style-name="T2212">l</text:span>as. Ta sprawa jest mi osobiście nieznana.</text:p>
      <text:p text:style-name="P2213">Badania jakie są przeprowadzane, jak pani powiedziała, przez Instytut,<text:s/><text:span text:style-name="T2214">n</text:span>ie są w ogóle publikowane. Jeśli są publikowane, to są publikowane w nisko nakładowych wydaniach. Właściwie nie wiadomo jaki jest stan zdrowia dzieci ekologicznie zagrożonych, z rejonów ekologicznie zagrożonych wobec stanu zdrowia dzieci z rejonów ekologicznie czystych.</text:p>
      <text:p text:style-name="P2215">Po czwarte, mówiła pani tutaj o tym, że nie należy tutaj utworzyć Filii Centrum Zdrowia Dziecka, natomiast<text:s/>uważa p<text:span text:style-name="T2216">an</text:span>i, że takie centrum powstanie z<text:span text:style-name="T2217">a</text:span><text:s/>dwa lata. Otóż, po pierwsze, naszym zdaniem w ogóle nic na ten temat nie było wiadome.</text:p>
      <text:p text:style-name="P2218"><text:span text:style-name="T2219">Boż</text:span><text:span text:style-name="T2220">en</text:span><text:span text:style-name="T2221">a Hager</text:span><text:span text:style-name="T2222">-</text:span><text:span text:style-name="T2223">M</text:span><text:span text:style-name="T2224">ał</text:span><text:span text:style-name="T2225">ecka</text:span>:</text:p>
      <text:soft-page-break/>
      <text:p text:style-name="P2226">W gazetach piszą o tym bez przerwy.</text:p>
      <text:p text:style-name="P2227"><text:span text:style-name="T2228">Jan Mazurkiewicz</text:span>:</text:p>
      <text:p text:style-name="P2229">Widocznie czytamy różne gazety. Natomiast to, co pani mówi jest również w redakcji nie do przyjęcia. Bo pani cały czas podkreśla rolę działania komisji sejmowej i tego, co<text:s/><text:span text:style-name="T2230">I</text:span>nstytut Gliwicki robi na rzecz zdrowia dzieci. Otóż nie zgadzam się na określenie<text:span text:style-name="T2231">:</text:span><text:s/>należy otaczać. Należy otoczyć, bo nie są otoczone tą opieką.</text:p>
      <text:p text:style-name="P2232">Jest jeszcze jedna sprawa. Otóż, nie wiem, czy pani sobie zdaje sprawę z tego, że większość wyjazdów ze Śląska jest motywowana wyjazdami ek<text:span text:style-name="T2233">ol</text:span>ogi<text:span text:style-name="T2234">cz</text:span>nymi. Jeśli ktokolwiek znajdzie możliwość zamieszkania w innym rejonie kraju, ja już nie mówię o zagranicy, tylko kwestia mieszkania, to ze<text:s/><text:span text:style-name="T2235">Ś</text:span>ląska by wyjechał. Jest to podstawowy problem dla ludzi mieszk<text:span text:style-name="T2236">aj</text:span>ących na Śląsku. I większość decyzji jest przez rodziców motywowana tym, że ratujmy własne dzieci. Uciekajmy z tego rejonu.</text:p>
      <text:p text:style-name="P2237"><text:span text:style-name="T2238">Z</text:span><text:s/>pani wystąpienia wynika, że w zasadzie nic się nie<text:span text:style-name="T2239"><text:s/></text:span>dzieje. Jest dobrze, tylko my próbujemy ratować. Jest to przemówienie dla mnie nie do utrzymania, niestety, nie do przyjęcia, jako człowieka, jeszcze ojca, który ma dwójkę dzieci i co tydzień próbuje wyjeżdżać w inne rejony, próbuje przynajmniej w ten sposób je ratować. I wcale nie mam gwarancji, że w tych dwudniowych wyjazdach, tak zwanej auto-rekrea<text:span text:style-name="T2240">cj</text:span>i ja te dzieci ratuję. Wcale nie mam gwarancji, badania również w tej materii nie są przeprowadzone. Czy<text:s/>takie badania były robione, żeby możliwie wykazać, że auto- rekrea<text:span text:style-name="T2241">cj</text:span>a jest w ogóle tutaj, jakby w ogóle kwestią usuwalną? Nie znam tych wyników. Bardzo mi przykro, ale to wystąpienie jest dla mnie, bardzo mi przykro, jako człowieka, który mieszka na Śląsku, jest nie do przyjęcia. I tak jak byśmy żyli w dwóch innych regionach kraju.</text:p>
      <text:p text:style-name="P2242">Dziękuję.</text:p>
      <text:p text:style-name="P2243"><text:span text:style-name="T2244">Jerzy</text:span><text:span text:style-name="T2245"><text:s/></text:span><text:span text:style-name="T2246">Kołodzi</text:span><text:span text:style-name="T2247">ej</text:span><text:span text:style-name="T2248">ski</text:span>:</text:p>
      <text:p text:style-name="P2249">Tak, ad vocem, proszę.</text:p>
      <text:p text:style-name="P2250"><text:span text:style-name="T2251">Boż</text:span><text:span text:style-name="T2252">en</text:span><text:span text:style-name="T2253">a Hager</text:span><text:span text:style-name="T2254">-</text:span><text:span text:style-name="T2255">M</text:span><text:span text:style-name="T2256">ał</text:span><text:span text:style-name="T2257">ecka</text:span>:</text:p>
      <text:p text:style-name="P2258">Chciałam powiedzieć, że oczywiście pan się może ze mną nie zgadzać, ale tutaj wyraźnie powiedziałam, że nie dyskutuję n<text:span text:style-name="T2259">a</text:span><text:s/>temat zagadnień. Bo na ten temat można by dyskutować bardzo długo i tutaj oczywiście mogłabym pana poinformować o wszystkich rzeczach, które pan poruszył. Gdzie, co jest napisane? Co jest zrobione? Co jest nie zrobione? Co jest dobrze, czy źle. Powiedziałam wyraźnie, że ustosunkowuję się do tekstu, a pan nie był łaskaw mówić, co pan w tym tekście przeze mnie zapr<text:span text:style-name="T2260">op</text:span>onowanym chce zmienić, co panu nie odpowiada? Więc ja myślę, że tylko tak możemy prowadzić dyskusję na ten temat. Bo inaczej mówić o spraw<text:span text:style-name="T2261">i</text:span>e, to oczywiście się podejmuj<text:span text:style-name="T2262">ę</text:span>,<text:s/><text:span text:style-name="T2263">b</text:span>ardzo chętnie się podejmuję, tylko nie teraz i nie przy tym stole, w tej chw<text:span text:style-name="T2264">ili.</text:span></text:p>
      <text:p text:style-name="P2265"><text:span text:style-name="T2266">Jerzy Kołodzi</text:span><text:span text:style-name="T2267">ej</text:span><text:span text:style-name="T2268">ski</text:span>:</text:p>
      <text:p text:style-name="P2269">Dziękuję bardzo. Ja proponuję pójść za tym głosem w tym sensie, że skoncentrować się na tekście zapisu. Mamy w tej chwili dwa teksty. Tekst profesora Juchnowicza, który jest szerszy w stosunku do tego tekstu, ale nie jest sprzeczny z tym tekstem. I tekst sformułowany w punkcie 21. Tak że proponuję wątek dyskusji skoncentrować na tekstach. Bardzo proszę pan Krawczyk.</text:p>
      <text:p text:style-name="P2270"><text:span text:style-name="T2271">Ryszard<text:s/></text:span><text:span text:style-name="T2272">K</text:span><text:span text:style-name="T2273">ostrzewa -<text:s/></text:span><text:span text:style-name="T2274">„</text:span><text:span text:style-name="T2275">Solidarność</text:span><text:span text:style-name="T2276">”</text:span>:</text:p>
      <text:p text:style-name="P2277"><text:span text:style-name="T2278">Jerzy Kołodzi</text:span><text:span text:style-name="T2279">ej</text:span><text:span text:style-name="T2280">ski</text:span>:</text:p>
      <text:p text:style-name="P2281">Bardzo pr<text:span text:style-name="T2282">z</text:span>epras<text:span text:style-name="T2283">z</text:span>am.</text:p>
      <text:soft-page-break/>
      <text:p text:style-name="P2284"><text:span text:style-name="T2285">Ryszard<text:s/></text:span><text:span text:style-name="T2286">K</text:span><text:span text:style-name="T2287">ostrzewa:</text:span></text:p>
      <text:p text:style-name="P2288">P<text:span text:style-name="T2289">a</text:span>nie Przewodni<text:span text:style-name="T2290">czą</text:span>cy<text:span text:style-name="T2291">!</text:span><text:s/>Ja tutaj chciałem wrócić w sprawie tekstu. Nie można mówić, że wyjazdy do sanatoriów, to one już są, ale mówimy jednoznacznie w naszym tekście, o wyjazdy do sanatoriów w miejscach ekologicznie czystych. To jest chyba podstawową sprawą. Bo to, co mówi pani profesor, ja już nie chcę się ustosunkowywać do wypowiedzi pani profesor, bo to byłoby coś w stylu mojego kolegi, natomiast my mówimy o miejscach ekologicznie czystych, a również wspominamy o wyjazdach, powiedzmy,<text:s/><text:span text:style-name="T2292">d</text:span>zieci za granicę. Bo jeżeli, by mi pani profesor powiedziała, że Rabka jest powiedzmy sanatorium dla dzieci, to byśmy mogli w ogóle długo dyskutować, czy ona w ogóle jest sanatorium, w ogóle?</text:p>
      <text:p text:style-name="P2293">Natomiast, no, będąc przy głosie, może to jest złośliwość, ale będę musiał zwrócić jedną uwagę.<text:s/><text:span text:style-name="T2294">P</text:span>ani profesor, ja już miałem przyjemność zwrócić pani uwagę, że jeżeli jest wszystko dobrze, co pani mówi, to dlaczego jest tak źle? Dziękuję bardzo.</text:p>
      <text:p text:style-name="P2295"><text:span text:style-name="T2296">Boż</text:span><text:span text:style-name="T2297">en</text:span><text:span text:style-name="T2298">a Hager</text:span><text:span text:style-name="T2299">-</text:span><text:span text:style-name="T2300">M</text:span><text:span text:style-name="T2301">ał</text:span><text:span text:style-name="T2302">ecka</text:span>:</text:p>
      <text:p text:style-name="P2303">Przepraszam, ja ad vocem.</text:p>
      <text:p text:style-name="P2304"><text:span text:style-name="T2305">Jerzy Kołodziejski</text:span>:</text:p>
      <text:p text:style-name="P2306">Proszę bardzo, ad vocem pani profesor.</text:p>
      <text:p text:style-name="P2307"><text:span text:style-name="T2308">Boż</text:span><text:span text:style-name="T2309">en</text:span><text:span text:style-name="T2310">a Hager</text:span><text:span text:style-name="T2311">-</text:span><text:span text:style-name="T2312">M</text:span><text:span text:style-name="T2313">ał</text:span><text:span text:style-name="T2314">ecka</text:span>:</text:p>
      <text:p text:style-name="P2315">Ad vocem, to co pan był łaskaw powiedzieć kiedyś, dlaczego jest tak dobrze, jeśli jest tak źle, to moje pierwsze przemówienie od tego zależało. My mówimy, wszyscy zgadzając się. I mówimy wszyscy ogromnie dużo.<text:s/><text:span text:style-name="T2316">I</text:span><text:s/>rzecz, nad którą ja osobiście najbard<text:span text:style-name="T2317">zi</text:span>ej boleję, że jest taka ogromna dysproporcja mi<text:span text:style-name="T2318">ę</text:span>dzy mówieniem a efektami<text:span text:style-name="T2319">.</text:span><text:s/><text:span text:style-name="T2320">I</text:span><text:s/>tu jest w<text:span text:style-name="T2321">ł</text:span>a<text:span text:style-name="T2322">ś</text:span>nie ta sprawa. Dlatego jest źle, że efektów jest mało.</text:p>
      <text:p text:style-name="P2323"><text:span text:style-name="T2324">Gło</text:span><text:span text:style-name="T2325">s z s</text:span><text:span text:style-name="T2326">ali</text:span>:</text:p>
      <text:p text:style-name="P2327"><text:span text:style-name="T2328">P</text:span><text:span text:style-name="T2329">o</text:span><text:s/>to o tym mówimy.</text:p>
      <text:p text:style-name="P2330"><text:span text:style-name="T2331">Boż</text:span><text:span text:style-name="T2332">en</text:span><text:span text:style-name="T2333">a Hager</text:span><text:span text:style-name="T2334">-</text:span><text:span text:style-name="T2335">M</text:span><text:span text:style-name="T2336">ał</text:span><text:span text:style-name="T2337">ecka</text:span>:</text:p>
      <text:p text:style-name="P2338">Oczywiście po to tutaj jesteśmy.</text:p>
      <text:p text:style-name="P2339"><text:span text:style-name="T2340">Głos z sali</text:span>:</text:p>
      <text:p text:style-name="P2341">Kto za to odpowiada?</text:p>
      <text:p text:style-name="P2342"><text:span text:style-name="T2343">Jerzy Kołodzi</text:span><text:span text:style-name="T2344">ej</text:span><text:span text:style-name="T2345">ski</text:span>:</text:p>
      <text:p text:style-name="P2346">Dziękuję bardzo. Jeśli miałbym tutaj dodać swoje trzy słowa<text:span text:style-name="T2347">,</text:span><text:s/>to oczywiście my cały czas się zastanawiamy, jak zmienić system ochrony środowiska, żeby poprawić jego skuteczność. Albo zmienić jego niewydolność w nawiązaniu do warunków wyjątkowo dużego zagrożenia ekologi<text:span text:style-name="T2348">cz</text:span>nego.<text:s/><text:span text:style-name="T2349">A</text:span><text:s/>kwestie nadrzędne, związane ze sposobem sprawowania władzy i funk<text:span text:style-name="T2350">cj</text:span>onow<text:span text:style-name="T2351">an</text:span>iem systemu ekonomicznego omawiane są na innych stolikach. Tak to rozumiem. Jesteśmy częścią w tym stoliku. Profesor, pan minister Kulczyński chciał głos i kolejno pan.</text:p>
      <text:p text:style-name="P2352"><text:span text:style-name="T2353">W</text:span><text:span text:style-name="T2354">a</text:span><text:span text:style-name="T2355">c</text:span><text:span text:style-name="T2356">ław</text:span><text:span text:style-name="T2357"><text:s/></text:span><text:span text:style-name="T2358">Kul</text:span><text:span text:style-name="T2359">c</text:span><text:span text:style-name="T2360">zyń</text:span><text:span text:style-name="T2361">s</text:span><text:span text:style-name="T2362">ki</text:span>:</text:p>
      <text:p text:style-name="P2363">Dz<text:span text:style-name="T2364">ię</text:span>k<text:span text:style-name="T2365">uję</text:span>.</text:p>
      <text:p text:style-name="P2366">Proszę Państwa, mnie się wydaje, że jak długo byśmy tutaj nie dyskutowali, to nikt nie zaprzeczy temu, iż co do istoty problemu my się zgadzamy. I właściwie spieramy się o rzeczy, właściwie już z warstwy ubocznej. Stąd moja propozycja, ja mówię co do istoty i co do kierunk<text:span text:style-name="T2367">ó</text:span>w, które tutaj są z<text:span text:style-name="T2368">ap</text:span>roponowane.<text:s/><text:span text:style-name="T2369">W</text:span><text:s/><text:soft-page-break/>pewnych szczegółach możemy przeredagować, ale istota sprawy jest chyba oczywista.</text:p>
      <text:p text:style-name="P2370">Z tym, że moja propozycja idzie w tym kierunku, ażeby i głos, i propozycje pan<text:span text:style-name="T2371">a</text:span><text:s/>profesora Juchnowicza i pani, chociażby w kwestiach, które pani profesor wyraziła, dotyczące tej filii C<text:span text:style-name="T2372">e</text:span>ntrum Zdrowia Dziecka, niektóre inne po prostu, żeby komisja redakcyjna zechciała nam pomóc<text:s/><text:span text:style-name="T2373">w</text:span><text:s/>zredagowaniu tego tekstu. Bo to jest podstawowa sprawa. Obraduje<text:s/>„podstolik zdrowia”, wszystki<text:span text:style-name="T2374">e</text:span>,<text:s/><text:span text:style-name="T2375">d</text:span>okładnie wszystkie sprawy, które tu propon<text:span text:style-name="T2376">uj</text:span>emy, odnoszą się do tej instytucji, która tu nie zasiada.<text:s/><text:span text:style-name="T2377">I</text:span><text:s/>nie wyobrażam sobie, żeby nie skierować całości tego pakietu do tego<text:s/>„podsto<text:span text:style-name="T2378">l</text:span>ika zdrowia”. To musi być wkomponowane w tamten układ. Inaczej my się rozminiemy, droga się wydłuży i będzie to po prostu... nie pomagało w załatwieniu problemów.</text:p>
      <text:p text:style-name="P2379">Dlatego moja propozycja zmierza do tego, żeby rzeczywiście przeredagowa<text:span text:style-name="T2380">ć</text:span><text:s/>tekst, ale przekazać go do równolegle obradującego<text:s/>„stołu zdrowia”. Wszystkie sprawy związane z regula<text:span text:style-name="T2381">cj</text:span>ami, które muszą pójść, czy chcemy, czy nie chcemy, kanałem Ministerstwa Zdrowia i Opieki Społecznej. T<text:span text:style-name="T2382">a</text:span>m one są rozw<text:span text:style-name="T2383">ią</text:span>zywane.</text:p>
      <text:p text:style-name="P2384">D<text:span text:style-name="T2385">zię</text:span>kuję.</text:p>
      <text:p text:style-name="P2386"><text:span text:style-name="T2387">J</text:span><text:span text:style-name="T2388">erzy Kołodziejski</text:span>:</text:p>
      <text:p text:style-name="P2389">Dz<text:span text:style-name="T2390">ię</text:span>ku<text:span text:style-name="T2391">ję</text:span><text:s/>bardzo, pan Mikłas<text:span text:style-name="T2392">ze</text:span>wski.</text:p>
      <text:h text:style-name="P2393" text:outline-level="3"><text:bookmark-start text:name="bookmark16"/><text:span text:style-name="T2394">Aurelius</text:span><text:span text:style-name="T2395">z</text:span><text:span text:style-name="T2396"><text:s/></text:span><text:span text:style-name="T2397">M</text:span><text:span text:style-name="T2398">ikłas</text:span><text:span text:style-name="T2399">ze</text:span><text:span text:style-name="T2400">wski<text:s/></text:span><text:span text:style-name="T2401">-</text:span><text:span text:style-name="T2402"><text:s/></text:span><text:span text:style-name="T2403">„</text:span><text:span text:style-name="T2404">Solidarność</text:span><text:span text:style-name="T2405">”</text:span>:<text:bookmark-end text:name="bookmark16"/></text:h>
      <text:p text:style-name="P2406">Proszę państwa, wydaje mi si<text:span text:style-name="T2407">ę</text:span>, że popełniamy tutaj duży błąd, tutaj, w toku dyskusji i<text:s/><text:span text:style-name="T2408">w</text:span><text:s/>rozumowaniu. Nie<text:s/><text:span text:style-name="T2409">m</text:span>oż<text:span text:style-name="T2410">e</text:span>my zamazywać odpowied<text:span text:style-name="T2411">zi</text:span>alności za sk<text:span text:style-name="T2412">a</text:span>żenie środowiska na Śląsku i w<text:span text:style-name="T2413">sz</text:span>ys<text:span text:style-name="T2414">tk</text:span>o uważać, że da się załatwić we własnym gronie, na Śląsku, bez pomocy z zewnątrz, a niektóre wypowiedzi państwa po prostu bulwersują. Odnoszę wrażenie, że ma tu miejsce jakieś dziwne zamazywanie sytuacji, które później wychodzi ni stąd, ni zowąd przy<text:s/>„okrągłym stole”, przy naszym<text:s/><text:span text:style-name="T2415">st</text:span>oliku ekolo<text:span text:style-name="T2416">gicz</text:span>nym.</text:p>
      <text:p text:style-name="P2417">J<text:span text:style-name="T2418">a</text:span><text:s/>się ch<text:span text:style-name="T2419">ciał</text:span>e<text:span text:style-name="T2420">m</text:span><text:s/><text:span text:style-name="T2421">tyl</text:span>ko na jeden cytat powołać, mianowicie, z ust pani profesor Hager-<text:span text:style-name="T2422">M</text:span>ałeckie<text:span text:style-name="T2423">j</text:span>, ale na pytanie<text:s/>dziennikarki<text:s/><text:span text:style-name="T2424">w</text:span><text:s/>roku zeszłym,<text:s/><text:span text:style-name="T2425">z</text:span><text:s/><text:span text:style-name="T2426">„</text:span>ITD”<text:span text:style-name="T2427">,</text:span><text:s/>czy pani, jako pediatra może wskazać na jakie choroby dzieci na Śl<text:span text:style-name="T2428">ą</text:span>sku zapadają najczęściej, odpowiedź jest taka: głównie na choroby górnych dróg oddechowych<text:span text:style-name="T2429">.</text:span><text:s/><text:span text:style-name="T2430">A</text:span>ni nowotworów, ani białaczek nie ma więcej, niż gdzie indziej.<text:s/><text:span text:style-name="T2431">A</text:span><text:s/>wady wrodzone, przedwczesne porody - pyta dziennikarka. Jest wiele tego przyczyn samo skażenie środowiska nie jest jedyną<text:span text:style-name="T2432">.</text:span></text:p>
      <text:p text:style-name="P2433">No, proszę państwa,<text:s/>niekojarzenie<text:s/>tak szalenie skażonego ośrodka, jakim jest GOP, z chorobami, o których my już wie<text:span text:style-name="T2434">m</text:span>y. Prasa niedawno doniosła o wzroście zachorowalności na nowotwory, w całym kraju, i w GOP-ie też. Po tym wszystkim, o czym pani Hejmanowska mówiła, ani słowa tutaj. Jakie, czytelnik przeciętny w Polsce, odnosi wrażenie?<text:s/><text:span text:style-name="T2435">A</text:span><text:s/>no, takie odnosi wrażenie, że jest trochę gorzej, nie ma wyraźnych korelacji między skażeniem środowiska. My tu sobie na Śląsku damy radę. Otoczymy, zaopiekujemy się.<text:s/><text:span text:style-name="T2436">To</text:span><text:s/>są frazesy wszystko. Śląsk potrzebuje ratunku. Ten<text:s/>„okrągły stół”<text:s/>powinien to wyraźnie wyartykułowa<text:span text:style-name="T2437">ć</text:span>. GOP, Śląsk, obszary ekologicznego zagrożenia potrzebują ratunku. I proponowałbym się odnieść nie do poprawek pani profesor Hager-M<text:span text:style-name="T2438">a</text:span>łeckiej kosmety<text:span text:style-name="T2439">cz</text:span>nych, a do idei, jaką profesor Juchnowicz przedstawił, w sensie ekologicznym. Ta korelacja w środowisku o człowieku musi być mocno zaakcentowana.</text:p>
      <text:p text:style-name="P2440"><text:span text:style-name="T2441">Boż</text:span><text:span text:style-name="T2442">en</text:span><text:span text:style-name="T2443">a Hager</text:span><text:span text:style-name="T2444">-</text:span><text:span text:style-name="T2445">M</text:span><text:span text:style-name="T2446">ał</text:span><text:span text:style-name="T2447">ecka</text:span>:</text:p>
      <text:p text:style-name="P2448">Można? Ad vocem.</text:p>
      <text:p text:style-name="P2449"><text:span text:style-name="T2450">J</text:span><text:span text:style-name="T2451">erzy Kołodziejski</text:span>:</text:p>
      <text:p text:style-name="P2452">Ad vocem, pani profesor.</text:p>
      <text:soft-page-break/>
      <text:p text:style-name="P2453"><text:span text:style-name="T2454">Boż</text:span><text:span text:style-name="T2455">en</text:span><text:span text:style-name="T2456">a Hager</text:span><text:span text:style-name="T2457">-</text:span><text:span text:style-name="T2458">M</text:span><text:span text:style-name="T2459">ał</text:span><text:span text:style-name="T2460">ecka</text:span>:</text:p>
      <text:p text:style-name="P2461">Ad vocem. Absolutnie się z panem zgadzam, z ostatnim s<text:span text:style-name="T2462">fo</text:span>rmułowaniem.<text:s/><text:span text:style-name="T2463">N</text:span>ie ma na świecie takiego miejsca, gdzie dzieciom żyłoby się gorzej pod względem ekologi<text:span text:style-name="T2464">cz</text:span>nym, jak na Śląsku.<text:s/><text:span text:style-name="T2465">C</text:span>o do tego nie ma żadnych wątpliwości.<text:s/><text:span text:style-name="T2466">To</text:span>, co tam napisałam jest prawdą. Bo chodziło, ja powtarzam mogę dyskusję prowadzić z państwem, tylko nie wiem, c<text:span text:style-name="T2467">zy</text:span><text:s/>to tu? Natomiast nie ma gorszego miejsca i należy wszystko zrobić, ażeby Śląskowi pomóc w tym, żeby sytuacja ekologiczna była lepsza.<text:s/><text:span text:style-name="T2468">I</text:span><text:s/>co do tego zgadzamy się idealnie. Tylko chodzi o zapis, powtarzam, tutaj.<text:s/><text:span text:style-name="T2469">O</text:span><text:s/>nic innego, jak tylko o zapis.</text:p>
      <text:p text:style-name="P2470"><text:span text:style-name="T2471">J</text:span><text:span text:style-name="T2472">erzy Kołodziejski</text:span>:</text:p>
      <text:p text:style-name="P2473">Dziękuję bardzo.<text:s/><text:span text:style-name="T2474">W</text:span><text:s/>imieniu strony rządowej chciałbym oświadczyć, że nie ma różnicy zdań co do zasadności tego wniosku, co do tego, że Śląsk sam sobie nie poradzi.<text:s/><text:span text:style-name="T2475">Ż</text:span>e pomoc z zewnątrz jest niezbędna. Jest to również wynik ekspertyzy Polskiej Akademii Nauk, w której z profesorem Kozłowskim braliśmy udział.</text:p>
      <text:p text:style-name="P2476">P<text:span text:style-name="T2477">r</text:span>ofesor Kozłowski, proszę.</text:p>
      <text:p text:style-name="P2478"><text:span text:style-name="T2479">Stefan Ko</text:span><text:span text:style-name="T2480">zł</text:span><text:span text:style-name="T2481">ow</text:span><text:span text:style-name="T2482">sk</text:span><text:span text:style-name="T2483">i</text:span>:</text:p>
      <text:p text:style-name="P2484">P<text:span text:style-name="T2485">rosz</text:span>ę państwa<text:span text:style-name="T2486">.</text:span><text:s/>rozumiem, że wprowadzil<text:span text:style-name="T2487">ib</text:span>yśmy uzupełnienie zgłoszone przez profesora Juchnowicza. Te poprawki zgłoszone przez panią profesor Hager-Małecką. Pozostaje tylko jedna sprawa do rozważenia. Czy postulujemy organizacyjnie wzmocnienie służby medycznej dla młodego pokolenia, czy też zostawiamy tę sprawę w gestii dotychczasowego systemu organizac<text:span text:style-name="T2488">yj</text:span>nego?</text:p>
      <text:p text:style-name="P2489"><text:span text:style-name="T2490">J</text:span><text:span text:style-name="T2491">erzy Kołodziejski</text:span>:</text:p>
      <text:p text:style-name="P2492">Sądzę, że z punktu widzen<text:span text:style-name="T2493">ia</text:span><text:s/>naszego<text:s/>„stolika”<text:s/>możemy pójść z wnioskiem j<text:span text:style-name="T2494">ak</text:span><text:s/>n<text:span text:style-name="T2495">aj</text:span>dale<text:span text:style-name="T2496">j.</text:span><text:s/>Proponować wzmocnienie.</text:p>
      <text:p text:style-name="P2497"><text:span text:style-name="T2498">Stefan Ko</text:span><text:span text:style-name="T2499">zł</text:span><text:span text:style-name="T2500">ow</text:span><text:span text:style-name="T2501">sk</text:span><text:span text:style-name="T2502">i</text:span>:</text:p>
      <text:p text:style-name="P2503">Wzmocnienie. To wobec tego powstaje pytanie, w jaki sposób to zrobić? Nasza propozycja była, żeby zwrócić uwagę, że Centrum Zdrowia Dziecka, no, mogłoby specjalną tutaj stworzyć opiekę dla tych rejonów. Jeżeli jest<text:s/>inna propozycja to może proponujemy coś innego. Ale coś powinniśmy zapisać.</text:p>
      <text:p text:style-name="P2504"><text:span text:style-name="T2505">Jerzy Kołodziejski</text:span>:</text:p>
      <text:p text:style-name="P2506"><text:span text:style-name="T2507">T</text:span>a<text:span text:style-name="T2508">k.</text:span><text:s/>Czy pani profesor ma inną propozycję?</text:p>
      <text:p text:style-name="P2509"><text:span text:style-name="T2510">Boż</text:span><text:span text:style-name="T2511">en</text:span><text:span text:style-name="T2512">a Hager</text:span><text:span text:style-name="T2513">-</text:span><text:span text:style-name="T2514">M</text:span><text:span text:style-name="T2515">ał</text:span><text:span text:style-name="T2516">ecka</text:span>:</text:p>
      <text:p text:style-name="P2517">Centrum Zdrowia D<text:span text:style-name="T2518">zi</text:span>ecka zajmuje się innymi rzeczami, które tutaj nie mają, ja jestem także tam pr<text:span text:style-name="T2519">ze</text:span>wodni<text:span text:style-name="T2520">cz</text:span>ą<text:span text:style-name="T2521">cą</text:span><text:s/>R<text:span text:style-name="T2522">a</text:span>dy Naukow<text:span text:style-name="T2523">ej,</text:span><text:s/>tak, że jestem zorientowana.</text:p>
      <text:p text:style-name="P2524">Ja proponuję, idąc za wnioskiem pana profesora Kozłowskiego, na zakończenie zdania, no, może poprawić, należy na Śląsku poprawić opiekę nad dzieckiem, uwzględn<text:span text:style-name="T2525">iaj</text:span>ąc czynniki środowiskowe. Czy należ<text:span text:style-name="T2526">y</text:span><text:s/><text:span text:style-name="T2527">z</text:span>synchronizować, o, działania na rzecz zdrowia dzieci w warunkach ekolog<text:span text:style-name="T2528">icz</text:span>n<text:span text:style-name="T2529">eg</text:span>o zagroż<text:span text:style-name="T2530">en</text:span>ia.</text:p>
      <text:p text:style-name="P2531"><text:span text:style-name="T2532">J</text:span><text:span text:style-name="T2533">erzy Kołodziejski</text:span>:</text:p>
      <text:p text:style-name="P2534">Dobrze, a może t<text:span text:style-name="T2535">a</text:span>k, żeby to ująć, tą myśl ująć konkretniej, że pozostać przy postulacie, którą<text:s/><text:span text:style-name="T2536">p</text:span>roponu<text:span text:style-name="T2537">je</text:span><text:s/>strona<text:s/>„s<text:span text:style-name="T2538">ol</text:span>idarnoś<text:span text:style-name="T2539">ci</text:span>owa”, że utworzyć Filię Centrum Zdrowia Dziecka na Górnym Śląsku do spraw ekologicznego zagrożenia zdrowia, traktując to, jako pierwszy etap utworzenia samodzielnej jednostki. Co?</text:p>
      <text:p text:style-name="P2540"><text:span text:style-name="T2541">Boż</text:span><text:span text:style-name="T2542">en</text:span><text:span text:style-name="T2543">a Hager</text:span><text:span text:style-name="T2544">-</text:span><text:span text:style-name="T2545">M</text:span><text:span text:style-name="T2546">ał</text:span><text:span text:style-name="T2547">ecka</text:span>:</text:p>
      <text:p text:style-name="P2548">To<text:s/><text:span text:style-name="T2549">os</text:span>łania to, co<text:s/><text:span text:style-name="T2550">jest.</text:span></text:p>
      <text:soft-page-break/>
      <text:p text:style-name="P2551"><text:span text:style-name="T2552">J</text:span><text:span text:style-name="T2553">erzy Kołodziejski</text:span>:</text:p>
      <text:p text:style-name="P2554">A co je<text:span text:style-name="T2555">st</text:span>?</text:p>
      <text:p text:style-name="P2556"><text:span text:style-name="T2557">Boż</text:span><text:span text:style-name="T2558">en</text:span><text:span text:style-name="T2559">a Hager</text:span><text:span text:style-name="T2560">-</text:span><text:span text:style-name="T2561">M</text:span><text:span text:style-name="T2562">ał</text:span><text:span text:style-name="T2563">ecka</text:span>:</text:p>
      <text:p text:style-name="P2564">Proszę państwa, Centrum Zdrowia Dziecka zajmuje się leczeniem dzieci na n<text:span text:style-name="T2565">ajtr</text:span>udn<text:span text:style-name="T2566">iejs</text:span>ze choroby, wśród nich, których nikt nie jest w stanie albo mało jest w stanie załatwić w innych szpitalach, czy klinikach. Przyjmują dzieci ze skomplikowanymi wadami wrodzonymi, z chorobami metabolicznymi itd., itd. Centrum Zdrowia Dziecka nie<text:s/><text:span text:style-name="T2567">j</text:span>est<text:s/><text:span text:style-name="T2568">w</text:span><text:s/>stanie pomóc Śląskowi<text:s/><text:span text:style-name="T2569">w</text:span><text:s/>załatwianiu chorób związanych z ekologią. Tak że tut<text:span text:style-name="T2570">a</text:span>j są zupełnie dwie różne rzeczy.</text:p>
      <text:p text:style-name="P2571">Dlatego ja proponuję, o ile państwo chcą koniecznie coś na tym Śląsku zrobić, to jakąś strukturę spójną, która by łączyła kliniki, instytuty, czy coś na Śląsku, ażeby one si<text:span text:style-name="T2572">ę</text:span><text:s/>lepiej wywiązywały w stosunku do zagrożeń ekologicznych dziecka. Tylko tak to rozumiem. Bo jest tak, że nikt lepiej tych spraw nie rozumie, jak właśnie lekarze<text:s/>- pediatrzy<text:s/>zatrudnieni na Śląsku, a nie tutaj, w Warszawie<text:span text:style-name="T2573">.</text:span></text:p>
      <text:p text:style-name="P2574"><text:span text:style-name="T2575">J</text:span><text:span text:style-name="T2576">erzy Kołod</text:span><text:span text:style-name="T2577">zi</text:span><text:span text:style-name="T2578">ejski</text:span>:</text:p>
      <text:p text:style-name="P2579">Dziękuję bardzo. Jest coś z zasadności w tym, co pani profesor powiedziała. Proponuję zmody<text:span text:style-name="T2580">fik</text:span>ować<text:s/><text:span text:style-name="T2581">sw</text:span>oją pierwotną propozycję.</text:p>
      <text:p text:style-name="P2582">Utworzyć Centrum Zdrowia Dziec<text:span text:style-name="T2583">k</text:span>a n<text:span text:style-name="T2584">a</text:span><text:s/>Górnym<text:s/><text:span text:style-name="T2585">Ś</text:span>ląsku do spraw ekologicz<text:span text:style-name="T2586">ne</text:span>go zagrożenia zdrowia. Bez filii, skreślić filię, po prostu. Skoro idziemy na wzmoc<text:span text:style-name="T2587">nienie</text:span><text:s/>tej służby. No, rzeczywiście, Centrum ma inne zadania<text:s/><text:span text:style-name="T2588">i</text:span><text:s/>filia mogłaby. Centrum mogłoby wpływać na filię w sposób niekorzystny. Dlatego proponuję skreślić filię, resztę pozostawiając. Tak?</text:p>
      <text:p text:style-name="P2589"><text:span text:style-name="T2590">Stefan Ko</text:span><text:span text:style-name="T2591">zł</text:span><text:span text:style-name="T2592">ow</text:span><text:span text:style-name="T2593">sk</text:span><text:span text:style-name="T2594">i</text:span>:</text:p>
      <text:p text:style-name="P2595">Dobrz<text:span text:style-name="T2596">e.</text:span></text:p>
      <text:p text:style-name="P2597"><text:span text:style-name="T2598">Jerzy S</text:span><text:span text:style-name="T2599">a</text:span><text:span text:style-name="T2600">lmono</text:span><text:span text:style-name="T2601">wicz</text:span>:</text:p>
      <text:p text:style-name="P2602">Czy mógłbym jeszcze postawić taką propozycję, bo jednak połączenie jednostek służby zdrowia z układem ekologicznym, to jest sztuczne.<text:s/><text:span text:style-name="T2603">A</text:span>le czy można by było zaproponować taką sprawę. Utworzenie szpitala pediatryczne<text:span text:style-name="T2604">go</text:span><text:s/>pod nazwą Instytut Toksykologii Przewlekłej Dziecka. Bo tu chodzi o toksykologię. To są sprawy po prostu, to jest problem spe<text:span text:style-name="T2605">cj</text:span>alizacji<text:s/><text:span text:style-name="T2606">to</text:span>ksykolog<text:span text:style-name="T2607">ic</text:span>zn<text:span text:style-name="T2608">ej.</text:span></text:p>
      <text:p text:style-name="P2609"><text:span text:style-name="T2610">Jer</text:span><text:span text:style-name="T2611">z</text:span><text:span text:style-name="T2612">y Kołodzi</text:span><text:span text:style-name="T2613">ej</text:span><text:span text:style-name="T2614">ski</text:span>:</text:p>
      <text:p text:style-name="P2615">Proszę bardzo. Sprawa fachowa, ale sądzę,<text:s/><text:span text:style-name="T2616">ż</text:span>e ta propozycja, nasza, jest szersza w stosunku do tego, co pan powiedział.</text:p>
      <text:p text:style-name="P2617"><text:span text:style-name="T2618">Boż</text:span><text:span text:style-name="T2619">en</text:span><text:span text:style-name="T2620">a Hager</text:span><text:span text:style-name="T2621">-</text:span><text:span text:style-name="T2622">M</text:span><text:span text:style-name="T2623">ał</text:span><text:span text:style-name="T2624">ecka</text:span>:</text:p>
      <text:p text:style-name="P2625">Krótko, toksykologią zajmuje się moja klinika od roku 7<text:span text:style-name="T2626">4</text:span>, kiedy odkryłam masowe zatrucia przewlekłe ołowiem u dzieci w Szopienicach. I od tego momentu jesteśmy nastawieni na toksykologię.<text:s/><text:span text:style-name="T2627">I</text:span><text:s/>to robimy.</text:p>
      <text:p text:style-name="P2628"><text:span text:style-name="T2629">Jerzy Kołodziejski:</text:span></text:p>
      <text:p text:style-name="P2630">Proszę państwa, mam wrażenie, że ta formuła zaproponowana, jak rozumiem, wspólnie, jest formułą najszerszą. Proponuję już jej nie uściślać, bo nie jesteśmy fachowcami. Czyli skreślamy filie, pozostawi<text:span text:style-name="T2631">aj</text:span>ąc idee.<text:s/><text:span text:style-name="T2632">A</text:span><text:s/>pod tą ideę trzeba będzie stworzyć program. Dobrze?</text:p>
      <text:p text:style-name="P2633"><text:span text:style-name="T2634">S</text:span><text:span text:style-name="T2635">t</text:span><text:span text:style-name="T2636">efan Ko</text:span><text:span text:style-name="T2637">zł</text:span><text:span text:style-name="T2638">ows</text:span><text:span text:style-name="T2639">ki</text:span>:</text:p>
      <text:p text:style-name="P2640">Przyjmujemy.</text:p>
      <text:p text:style-name="P2641"><text:span text:style-name="T2642">Jerzy Kołodziejski:</text:span></text:p>
      <text:soft-page-break/>
      <text:p text:style-name="P2643">Sumując sprawę i idąc po myśli idei wyrażonej przez profesora Kozłowskiego łączymy redakcję zaproponowaną w punkcie 21 z redakcją zaproponowaną przez profesora Juchnowicza, z poprawkami, które wyniknęły w czasie dyskusji i które zostały przez profesora Kozłowskiego podsumowane. Tak? Czy ktoś do tego punktu jeszcze? Jes<text:span text:style-name="T2644">zcze</text:span><text:s/>pan Kłosowski.</text:p>
      <text:p text:style-name="P2645"><text:span text:style-name="T2646">Wojciech Kłosowski</text:span>:</text:p>
      <text:p text:style-name="P2647">Króciutko takie pytanie. Czy my oprócz redagowanego punktu i tutaj uchwalenia na tym zespole, oddzielne stanowisko przedstawimy podzespołowi medycznemu? Bo wydaje się, że to byłoby pożądane.</text:p>
      <text:p text:style-name="P2648"><text:span text:style-name="T2649">Jerzy Kołodziejski:</text:span></text:p>
      <text:p text:style-name="P2650">Ja sądzę, że sta<text:span text:style-name="T2651">n</text:span>owisko identyczne przekażemy do stolika medycznego, tak, treść tego punktu. Natomiast gdyby się okazały potrzebne wyjaśnienia dodatkowe, to oczywiście możemy sformułować delegację, która wyjaśni podłoże.<text:s/><text:span text:style-name="T2652">A</text:span>le nie sądzę, żeby to było po<text:span text:style-name="T2653">t</text:span>rzebne.<text:s/><text:span text:style-name="T2654">W</text:span><text:s/>zależności od sytuacji.<text:s/><text:span text:style-name="T2655">W</text:span><text:s/><text:span text:style-name="T2656">k</text:span>aż<text:span text:style-name="T2657">dy</text:span>m razie przekażemy to do<text:s/>„stolika”<text:s/>medycznego tak, jak sprawy żywności do<text:s/>„stolika”<text:s/>rolniczego. Mam wrażenie, że te punkty spe<text:span text:style-name="T2658">cj</text:span>ali<text:span text:style-name="T2659">st</text:span>yczne, które mają zahaczenia o inne stoliki,<text:s/><text:span text:style-name="T2660">z</text:span><text:s/>natury rzeczy trzeba będzie przekazać tamtym<text:s/>„stolikom”. Tak jak punkt do restrukturyza<text:span text:style-name="T2661">cj</text:span>i gospodarki narodowej, powiązania z ochroną środowiska, przekażemy do zespołu, który zajmuje si<text:span text:style-name="T2662">ę</text:span><text:s/>re<text:span text:style-name="T2663">fo</text:span>rm<text:span text:style-name="T2664">ą</text:span><text:s/>systemu ekono<text:span text:style-name="T2665">mi</text:span>czne<text:span text:style-name="T2666">go.</text:span></text:p>
      <text:p text:style-name="P2667">Wię<text:span text:style-name="T2668">c</text:span>, w ten spo<text:span text:style-name="T2669">s</text:span>ób mielibyśmy przedyskutowany i przyjęty punkt 21.<text:s/>Proponuję przejść...</text:p>
      <text:p text:style-name="P2670"><text:span text:style-name="T2671">B</text:span><text:span text:style-name="T2672">ogusław<text:s/></text:span><text:span text:style-name="T2673">G</text:span><text:span text:style-name="T2674">oł</text:span><text:span text:style-name="T2675">ą</text:span><text:span text:style-name="T2676">b</text:span>:</text:p>
      <text:p text:style-name="P2677">Panie przewodnic<text:span text:style-name="T2678">zą</text:span>cy, ja proszę jeszcze.</text:p>
      <text:p text:style-name="P2679"><text:span text:style-name="T2680">Jerzy K</text:span><text:span text:style-name="T2681">oł</text:span><text:span text:style-name="T2682">od</text:span><text:span text:style-name="T2683">ziej</text:span><text:span text:style-name="T2684">ski</text:span>:</text:p>
      <text:p text:style-name="P2685">Bogusław Gołąb? Proszę ba<text:span text:style-name="T2686">r</text:span>dzo.</text:p>
      <text:p text:style-name="P2687"><text:span text:style-name="T2688">Bogusł</text:span><text:span text:style-name="T2689">a</text:span><text:span text:style-name="T2690">w<text:s/></text:span><text:span text:style-name="T2691">G</text:span><text:span text:style-name="T2692">oł</text:span><text:span text:style-name="T2693">ą</text:span><text:span text:style-name="T2694">b</text:span>:</text:p>
      <text:p text:style-name="P2695">Pani<text:s/><text:span text:style-name="T2696">Ha</text:span>ge<text:span text:style-name="T2697">r-Mał</text:span>e<text:span text:style-name="T2698">c</text:span>ka powiedziała, że istnieją niewykorzystane ośrodki, które są w gestii dużych zakładów, n<text:span text:style-name="T2699">i</text:span>ewykorzystane w okresach zimowych.<text:s/><text:span text:style-name="T2700">Ja<text:s/></text:span>proponuję takie rozwiązanie techniczne, żeby dzieci pewnych klas, razem za nauczycielami, jechały tam w tych okresach, kiedy są puste i się wykorzysta to. To jest możliwość techniczna na już do zrobienia. Dzieci pewnych klas z nauczycielami, żeby nie straciły.</text:p>
      <text:p text:style-name="P2701">Natomiast mam propozycję, mam wniosek albo pytanie, że to nie Inspektor Oświaty, a Inspektor Służby Zdrowia powinien kierować te dzi<text:span text:style-name="T2702">e</text:span>ci. Inspektor Służby Zdrowia, a nie oświaty. To nie ma nic wspólnego, żeby ten Inspektor Oświaty kierował te d<text:span text:style-name="T2703">z</text:span>i<text:span text:style-name="T2704">e</text:span>ci. Jest to całkiem inna s<text:span text:style-name="T2705">ł</text:span>uż<text:span text:style-name="T2706">b</text:span>a.</text:p>
      <text:p text:style-name="P2707">Dziękuję.</text:p>
      <text:p text:style-name="P2708"><text:span text:style-name="T2709">Jerzy K</text:span><text:span text:style-name="T2710">oł</text:span><text:span text:style-name="T2711">od</text:span><text:span text:style-name="T2712">ziej</text:span><text:span text:style-name="T2713">ski</text:span>:</text:p>
      <text:p text:style-name="P2714">Dziękuję bardzo<text:span text:style-name="T2715">,</text:span><text:s/>pierwsza propozycja klarowna.</text:p>
      <text:p text:style-name="P2716"><text:span text:style-name="T2717">Bolesław Gendek</text:span>:</text:p>
      <text:p text:style-name="P2718"><text:span text:style-name="T2719">Czy</text:span><text:s/>można?</text:p>
      <text:p text:style-name="P2720"><text:span text:style-name="T2721">Jerz</text:span><text:span text:style-name="T2722">y</text:span><text:span text:style-name="T2723"><text:s/>Kołodziejski</text:span>:</text:p>
      <text:p text:style-name="P2724">Proszę bardzo, jes<text:span text:style-name="T2725">z</text:span>c<text:span text:style-name="T2726">z</text:span>e pan.</text:p>
      <text:p text:style-name="P2727"><text:span text:style-name="T2728">Bolesław Gendek</text:span>:</text:p>
      <text:p text:style-name="P2729">Proszę państwa, to co powiedział pan Gołąb w praktyce ja załatwiłem w Żuławach. Uzgodniłem z d<text:span text:style-name="T2730">y</text:span>re<text:span text:style-name="T2731">kt</text:span>ore<text:span text:style-name="T2732">m,</text:span><text:s/>ma ośrodek w J<text:span text:style-name="T2733">a</text:span>szowcu, na trzy tygodnie z nauczycielkami, bierze dzieci, daje autokar, wywozi. Dzieci<text:s/><text:span text:style-name="T2734">si</text:span>ę leczą.</text:p>
      <text:soft-page-break/>
      <text:p text:style-name="P2735"><text:span text:style-name="T2736">Jerz</text:span><text:span text:style-name="T2737">y</text:span><text:span text:style-name="T2738"><text:s/>Kołodziejski</text:span>:</text:p>
      <text:p text:style-name="P2739">Uważam, proszę państwa, że jest to znakomita propozycja, którą należy...</text:p>
      <text:p text:style-name="P2740"><text:span text:style-name="T2741">Bożena<text:s/></text:span><text:span text:style-name="T2742">Ha</text:span><text:span text:style-name="T2743">ger-</text:span><text:span text:style-name="T2744">M</text:span><text:span text:style-name="T2745">a</text:span><text:span text:style-name="T2746">ł</text:span><text:span text:style-name="T2747">ecka</text:span>:</text:p>
      <text:p text:style-name="P2748">Ona jest realizowana.</text:p>
      <text:p text:style-name="P2749"><text:span text:style-name="T2750">Jerz</text:span><text:span text:style-name="T2751">y</text:span><text:span text:style-name="T2752"><text:s/></text:span><text:span text:style-name="T2753">K</text:span><text:span text:style-name="T2754">ołodz</text:span><text:span text:style-name="T2755">i</text:span><text:span text:style-name="T2756">ejski</text:span>:</text:p>
      <text:p text:style-name="P2757">Jeżeli jest realizowana, to należy kontynuować realizację tej propozycji. Ale już tak nawiasem mówiąc, jestem znad morza, tak jak wielu tutaj z nas i serce boli, jak niewykorzystane są te ośrodki nadmorskie, które mogłyby służyć południu Polski, tym bardziej, że gestorzy są ci s<text:span text:style-name="T2758">a</text:span>mi. T<text:span text:style-name="T2759">o</text:span><text:s/>jest ciekawe. To są ośrodki przemysłu ciężkiego, kopalń, hut z południa Polski. Niedowład organizacyjny, widocznie albo jakieś widocznie mechanizmy ekonomiczne powodują, że to nie jest wykorzystane. Większość z tych ośrodków, tym bardziej, że większość z tych ośrodków ma przygotowanie do całorocznego użytkowania.<text:s/><text:span text:style-name="T2760">Z</text:span>e względów klimatycznych już, prawda.</text:p>
      <text:p text:style-name="P2761">Przechodzimy do punktu 22. Proszę bardzo, kto z państwa?</text:p>
      <text:p text:style-name="P2762"><text:span text:style-name="T2763">B</text:span><text:span text:style-name="T2764">ogusł</text:span><text:span text:style-name="T2765">aw</text:span><text:span text:style-name="T2766"><text:s/>G</text:span><text:span text:style-name="T2767">o</text:span><text:span text:style-name="T2768">łą</text:span><text:span text:style-name="T2769">b</text:span>:</text:p>
      <text:p text:style-name="P2770">Przepraszam, wniosek formalny. Nie możemy dyskutować, nie mamy tekstów. Po prostu nie możemy dyskutowa<text:span text:style-name="T2771">ć</text:span>.</text:p>
      <text:p text:style-name="P2772"><text:span text:style-name="T2773">Jerz</text:span><text:span text:style-name="T2774">y</text:span><text:span text:style-name="T2775"><text:s/></text:span><text:span text:style-name="T2776">K</text:span><text:span text:style-name="T2777">ołodz</text:span><text:span text:style-name="T2778">i</text:span><text:span text:style-name="T2779">ejski</text:span>:</text:p>
      <text:p text:style-name="P2780">Myśmy tekst dostali od strony solidarnościowo-opozyc<text:span text:style-name="T2781">yj</text:span>n<text:span text:style-name="T2782">ej.</text:span></text:p>
      <text:p text:style-name="P2783"><text:span text:style-name="T2784">S</text:span><text:span text:style-name="T2785">t</text:span><text:span text:style-name="T2786">efan Ko</text:span><text:span text:style-name="T2787">zł</text:span><text:span text:style-name="T2788">ows</text:span><text:span text:style-name="T2789">ki</text:span>:</text:p>
      <text:p text:style-name="P2790"><text:span text:style-name="T2791">To</text:span><text:s/>j<text:span text:style-name="T2792">a</text:span><text:s/>przeczyta<text:span text:style-name="T2793">m</text:span><text:s/><text:span text:style-name="T2794">w</text:span><text:s/>takim r<text:span text:style-name="T2795">a</text:span>zie<text:span text:style-name="T2796">.</text:span></text:p>
      <text:p text:style-name="P2797"><text:span text:style-name="T2798">Jerz</text:span><text:span text:style-name="T2799">y</text:span><text:span text:style-name="T2800"><text:s/></text:span><text:span text:style-name="T2801">K</text:span><text:span text:style-name="T2802">ołodz</text:span><text:span text:style-name="T2803">i</text:span><text:span text:style-name="T2804">ejski</text:span>:</text:p>
      <text:p text:style-name="P2805">Pr<text:span text:style-name="T2806">o</text:span>s<text:span text:style-name="T2807">z</text:span>ę b<text:span text:style-name="T2808">a</text:span>rd<text:span text:style-name="T2809">z</text:span>o, prof<text:span text:style-name="T2810">e</text:span>sor Kozłowski.</text:p>
      <text:p text:style-name="P2811"><text:span text:style-name="T2812">S</text:span><text:span text:style-name="T2813">t</text:span><text:span text:style-name="T2814">efan Ko</text:span><text:span text:style-name="T2815">zł</text:span><text:span text:style-name="T2816">ows</text:span><text:span text:style-name="T2817">ki</text:span>:</text:p>
      <text:p text:style-name="P2818">Wobec poważnego za<text:span text:style-name="T2819">g</text:span>rożenia Kr<text:span text:style-name="T2820">a</text:span>kowa, dawnej stolicy Polski i jego bezcenn<text:span text:style-name="T2821">y</text:span>ch zabytków kultury, stanow<text:span text:style-name="T2822">ią</text:span>cych o tożsamości narodu, a równocześnie stanowiących wartość ogólnoludzką, zagrożenia wskutek na tym obszarze klęski ekologicznej, zobowiązuje się Ministerstwo Ochrony Ś<text:span text:style-name="T2823">rodowis</text:span>ka i Zasobów Naturalnych do przyznania Krakowowi statu<text:span text:style-name="T2824">s</text:span>u miasta specjalnie<text:s/><text:span text:style-name="T2825">c</text:span>hronionego. Termin - kwiecień 8<text:span text:style-name="T2826">9.</text:span></text:p>
      <text:p text:style-name="P2827"><text:span text:style-name="T2828">Jerz</text:span><text:span text:style-name="T2829">y</text:span><text:span text:style-name="T2830"><text:s/></text:span><text:span text:style-name="T2831">K</text:span><text:span text:style-name="T2832">ołodz</text:span><text:span text:style-name="T2833">i</text:span><text:span text:style-name="T2834">ejski</text:span>:</text:p>
      <text:p text:style-name="P2835">Dziękuję bardzo<text:span text:style-name="T2836">,</text:span><text:s/>wniosek jest klarowny, proszę bardzo pana ministra Kulczyńskiego.</text:p>
      <text:p text:style-name="P2837"><text:span text:style-name="T2838">Wacław Kulczyński</text:span>:</text:p>
      <text:p text:style-name="P2839">Otóż w poprzednich materiałach był taki wniosek, który miał chyba też numer 2<text:span text:style-name="T2840">2</text:span>, dotyczący gospodarki leśnej. Te<text:span text:style-name="T2841">r</text:span>az go w ogóle nigdzie nie ma. Chciałem się dowiedzieć, czy to jest?</text:p>
      <text:p text:style-name="P2842"><text:span text:style-name="T2843">Stani</text:span><text:span text:style-name="T2844">s</text:span><text:span text:style-name="T2845">ł</text:span><text:span text:style-name="T2846">a</text:span><text:span text:style-name="T2847">w<text:s/></text:span><text:span text:style-name="T2848">Ju</text:span><text:span text:style-name="T2849">c</text:span><text:span text:style-name="T2850">h</text:span><text:span text:style-name="T2851">n</text:span><text:span text:style-name="T2852">o</text:span><text:span text:style-name="T2853">wicz</text:span>:</text:p>
      <text:p text:style-name="P2854">To jest jako drugi punkt.</text:p>
      <text:p text:style-name="P2855"><text:span text:style-name="T2856">Wa</text:span><text:span text:style-name="T2857">c</text:span><text:span text:style-name="T2858">ł</text:span><text:span text:style-name="T2859">aw<text:s/></text:span><text:span text:style-name="T2860">Kul</text:span><text:span text:style-name="T2861">c</text:span><text:span text:style-name="T2862">z</text:span><text:span text:style-name="T2863">y</text:span><text:span text:style-name="T2864">ń</text:span><text:span text:style-name="T2865">s</text:span><text:span text:style-name="T2866">k</text:span><text:span text:style-name="T2867">i</text:span>:</text:p>
      <text:p text:style-name="P2868">Aha, rozumień, dziękuję.</text:p>
      <text:p text:style-name="P2869"><text:span text:style-name="T2870">Jerz</text:span><text:span text:style-name="T2871">y</text:span><text:span text:style-name="T2872"><text:s/></text:span><text:span text:style-name="T2873">K</text:span><text:span text:style-name="T2874">ołodz</text:span><text:span text:style-name="T2875">i</text:span><text:span text:style-name="T2876">ejski</text:span>:</text:p>
      <text:p text:style-name="P2877">Z numeracją to my się<text:s/><text:span text:style-name="T2878">je</text:span>szcze połapiemy redakcji stanowiska.<text:s/><text:span text:style-name="T2879">W</text:span><text:s/>tej chwili chodzi o merytoryczną<text:s/><text:soft-page-break/>dyskusję nad tymi problemami. Ja po prostu wywołuję te hasła, 22, bo są na tych wnioskach. To zmieni się kolejność tego.</text:p>
      <text:p text:style-name="P2880">Pro<text:span text:style-name="T2881">ś</text:span>bę bardzo, minister<text:s/><text:span text:style-name="T2882">K</text:span>ulczyński.</text:p>
      <text:p text:style-name="P2883"><text:span text:style-name="T2884">Wa</text:span><text:span text:style-name="T2885">c</text:span><text:span text:style-name="T2886">ł</text:span><text:span text:style-name="T2887">aw<text:s/></text:span><text:span text:style-name="T2888">Kul</text:span><text:span text:style-name="T2889">c</text:span><text:span text:style-name="T2890">z</text:span><text:span text:style-name="T2891">y</text:span><text:span text:style-name="T2892">ń</text:span><text:span text:style-name="T2893">s</text:span><text:span text:style-name="T2894">k</text:span><text:span text:style-name="T2895">i</text:span>:</text:p>
      <text:p text:style-name="P2896">Chciałbym oświadczyć, iż dla<text:s/>strony rządowe<text:span text:style-name="T2897">j</text:span><text:s/>wniosek jest jasny, czytelny, w pełni uzasadniony i z naszej strony nie widzimy potrzeby<text:s/><text:span text:style-name="T2898">je</text:span>go dyskutowania. Proponow<text:span text:style-name="T2899">ał</text:span>bym zatem taką propozycję jaka tutaj jest, przyjąć. Miałbym jedną jedynie prośbę, tak jak to się mówi, z przezorności procesowej, to wołałbym, nie kwiecień, a maj przyjąć. Po prostu dlatego, że w tej chwili powołany wspólnie z prezydentem miasta Krakowa zespół, który opracowuje decyzję, ma dosyć trudną pracę związaną z określeniem w ramach tej decyzji warunków, jakie powinny spełnić zakłady przemysłowe i gospodarka komunalna miasta po to, żeby dochodzić do tego, tych elementów, jakie są zawarte w tego typu statusie miasta chronionego. I państwo rozumieją, że nie jest to zbyt łatwa praca jeśli chodzi o ten cykl z przemysłem. Ale jest to w toku, to biegnie, stąd moja prośba, żeby nie kwiecień, a maj.</text:p>
      <text:p text:style-name="P2900">Dziękuję bardzo.</text:p>
      <text:p text:style-name="P2901"><text:span text:style-name="T2902">Jerz</text:span><text:span text:style-name="T2903">y</text:span><text:span text:style-name="T2904"><text:s/></text:span><text:span text:style-name="T2905">K</text:span><text:span text:style-name="T2906">ołodz</text:span><text:span text:style-name="T2907">i</text:span><text:span text:style-name="T2908">ejski</text:span>:</text:p>
      <text:p text:style-name="P2909">Czy wnioskodawcy zgadzają s<text:span text:style-name="T2910">ię<text:s/></text:span>z prz<text:span text:style-name="T2911">es</text:span>un<text:span text:style-name="T2912">ięcie</text:span>m terminu?</text:p>
      <text:p text:style-name="P2913"><text:span text:style-name="T2914">S</text:span><text:span text:style-name="T2915">t</text:span><text:span text:style-name="T2916">efan Ko</text:span><text:span text:style-name="T2917">zł</text:span><text:span text:style-name="T2918">ows</text:span><text:span text:style-name="T2919">ki</text:span>:</text:p>
      <text:p text:style-name="P2920">Ta<text:span text:style-name="T2921">k</text:span>, oczywiści<text:span text:style-name="T2922">e</text:span>.</text:p>
      <text:p text:style-name="P2923"><text:span text:style-name="T2924">Jerz</text:span><text:span text:style-name="T2925">y</text:span><text:span text:style-name="T2926"><text:s/></text:span><text:span text:style-name="T2927">K</text:span><text:span text:style-name="T2928">ołodz</text:span><text:span text:style-name="T2929">i</text:span><text:span text:style-name="T2930">ejski</text:span>:</text:p>
      <text:p text:style-name="P2931">Dziękuję ba<text:span text:style-name="T2932">r</text:span>dz<text:span text:style-name="T2933">o</text:span>, przesuwamy termin<text:s/><text:span text:style-name="T2934">n</text:span>a maj. Głos ma profesor Juchnowicz, proszę.</text:p>
      <text:p text:style-name="P2935"><text:span text:style-name="T2936">Stani</text:span><text:span text:style-name="T2937">s</text:span><text:span text:style-name="T2938">ł</text:span><text:span text:style-name="T2939">a</text:span><text:span text:style-name="T2940">w<text:s/></text:span><text:span text:style-name="T2941">Ju</text:span><text:span text:style-name="T2942">c</text:span><text:span text:style-name="T2943">h</text:span><text:span text:style-name="T2944">n</text:span><text:span text:style-name="T2945">o</text:span><text:span text:style-name="T2946">wicz</text:span>:</text:p>
      <text:p text:style-name="P2947">Proszę państwa, byłem wnioskodawcą, jeśli chodzi o ten wniosek i muszę powiedzieć jednak parę słów na ten temat.</text:p>
      <text:p text:style-name="P2948">Organizacje społeczne, Polski Klub Ekologiczny, władze miasta i sp<text:span text:style-name="T2949">oł</text:span>eczeństwo Krakowa, już od wielu lat domaga się, ażeby ten status został miastu przyznany. Miasto stało<text:s/><text:span text:style-name="T2950">si</text:span>ę ofiarą błędów w polityce gospodar<text:span text:style-name="T2951">czej</text:span>, przede wszystkim lokalizacji Nowej Huty. Wiemy to wszystko. Nie będę powtarzał. Ale muszę stwierdzić również, że ten termin jest odkładany. Jest odkła<text:span text:style-name="T2952">d</text:span>any od wielu lat i o ile pamiętam, pan minister Kozioł był w Krakowie i obiecał, że<text:s/><text:span text:style-name="T2953">2</text:span><text:s/>kwietnia miasto otrzyma ten statut miasta obronionego. Panie ministrze sądzę, że byłoby w stosunku do społeczeństwa Krakowa, w stosunku w ogóle do społeczeństwa polskiego, bo Kraków<text:s/><text:span text:style-name="T2954">j</text:span>est własnością<text:s/><text:span text:style-name="T2955">na</text:span>s<text:span text:style-name="T2956">zą</text:span><text:s/>ogólnonarodo<text:span text:style-name="T2957">wą</text:span>, byłoby może niezręcznie gdybyśmy może teraz jeszcze próbowali znowuż przesuwać na maj.<text:s/><text:span text:style-name="T2958">W</text:span><text:s/>moim przekonaniu ogłoszenie Krakowa jako miasta specjalnie<text:s/><text:span text:style-name="T2959">o</text:span>bronionego, wcale nie uniemożliwia działania wszystkich komisji powołanych i określenia warunków do jakich przemysł powinien<text:s/><text:span text:style-name="T2960">s</text:span>ię zastosować. To jest kwestia terminów. Natomiast samo ogłoszenie tego faktu społecznie byłoby, szczególnie w tej sytuacji, jaka jest w Krakowie, byłoby bardzo potrzebne.<text:s/><text:span text:style-name="T2961">I</text:span><text:s/>bym raczej prosił o<text:s/>nieprzesuwanie<text:s/>tego terminu na maj.</text:p>
      <text:p text:style-name="P2962">Dziękuję.</text:p>
      <text:p text:style-name="P2963"><text:span text:style-name="T2964">Wa</text:span><text:span text:style-name="T2965">cł</text:span><text:span text:style-name="T2966">aw Kulczyński</text:span>:</text:p>
      <text:p text:style-name="P2967">Chciałem ad vocem.</text:p>
      <text:p text:style-name="P2968"><text:span text:style-name="T2969">Jerzy Kołodz</text:span><text:span text:style-name="T2970">i</text:span><text:span text:style-name="T2971">ejski</text:span>:</text:p>
      <text:soft-page-break/>
      <text:p text:style-name="P2972">T<text:span text:style-name="T2973">a</text:span>k, bardzo proszę ad vo<text:span text:style-name="T2974">ce</text:span>m.</text:p>
      <text:p text:style-name="P2975"><text:span text:style-name="T2976">Wa</text:span><text:span text:style-name="T2977">c</text:span><text:span text:style-name="T2978">ław</text:span><text:span text:style-name="T2979"><text:s/></text:span><text:span text:style-name="T2980">K</text:span><text:span text:style-name="T2981">ulczyński</text:span>:</text:p>
      <text:p text:style-name="P2982">Panie profesorze, ja nie chciałbym z tego robić problemu, bo mówiąc o terminie majowym zaznaczyłem, że jest to swego rodzaju przezorność z naszej strony.<text:s/><text:span text:style-name="T2983">F</text:span>aktem jest, że zobowiązanie podtrzymujemy jako aktualne, ażeby ta decyzja była podjęta 2 kw<text:span text:style-name="T2984">ie</text:span>tnia, aczkolwiek nie jest to tylko kwestia napisania decyzji w for<text:span text:style-name="T2985">mi</text:span>e ogłas<text:span text:style-name="T2986">z</text:span>am miasto Kraków, prawda, że posiada status. Jednak uważamy, że jest to sprawa znacznie głębsza, że nie może być tylko hasło. To muszą być z<text:span text:style-name="T2987">a</text:span><text:s/>tym zawarte określone zobowiązania i nie kryję, że większość prac związanych z kontaktami z przemysłem podejmują sami krakowianie. Stąd moja prośba. Ale mówię, problemu byśmy nie robili. Na pewno. Raczej ja uważam,<text:s/><text:span text:style-name="T2988">ż</text:span>e nasza decyzja jest aktualna. To znaczy zobow<text:span text:style-name="T2989">ią</text:span>zan<text:span text:style-name="T2990">ie</text:span><text:s/>ministra, ale dla<text:s/>„stołu”<text:s/>nie musimy także sztywno nakładać, to<text:s/>„stół”<text:s/>będzie wykupywał zobowiązanie, a druga sprawa jest zobowiązanie ministra wobec Krakowa. No, ale, nie problem.</text:p>
      <text:p text:style-name="P2991"><text:span text:style-name="T2992">Jerzy Kołodz</text:span><text:span text:style-name="T2993">i</text:span><text:span text:style-name="T2994">ejski</text:span>:</text:p>
      <text:p text:style-name="P2995">Proszę bardzo.</text:p>
      <text:p text:style-name="P2996"><text:span text:style-name="T2997">Stanisław Juchnow</text:span><text:span text:style-name="T2998">i</text:span><text:span text:style-name="T2999">cz</text:span>:</text:p>
      <text:p text:style-name="P3000">Czyli wyraża pan zgodę?</text:p>
      <text:p text:style-name="P3001"><text:span text:style-name="T3002">Wa</text:span><text:span text:style-name="T3003">cł</text:span><text:span text:style-name="T3004">aw Kulczyński</text:span>:</text:p>
      <text:p text:style-name="P3005">Ja uważam, że zobow<text:span text:style-name="T3006">ią</text:span>zuje mn<text:span text:style-name="T3007">ie<text:s/></text:span>to, co powiedział minister.</text:p>
      <text:p text:style-name="P3008"><text:span text:style-name="T3009">Jerzy Kołodz</text:span><text:span text:style-name="T3010">i</text:span><text:span text:style-name="T3011">ejski</text:span>:</text:p>
      <text:p text:style-name="P3012">D<text:span text:style-name="T3013">zi</text:span>ękuję. Proszę<text:s/><text:span text:style-name="T3014">ba</text:span>rdzo.</text:p>
      <text:p text:style-name="P3015"><text:span text:style-name="T3016">Jan Kłopotow</text:span><text:span text:style-name="T3017">sk</text:span><text:span text:style-name="T3018">i</text:span>:</text:p>
      <text:p text:style-name="P3019">Chciałem zarekomendować zespołowi redakcyjnemu, aby wziął pod uwagę sytuację prawną, jaka towarzyszy w powołaniu Kra<text:span text:style-name="T3020">k</text:span>owa jako obszaru specjalnie chronionego. Powstanie tej instytucji obszaru specjalnie chronionego zostaje stworzona na podstawie zarządzenia<text:s/>Prezydenta<text:s/>Miasta Kra<text:span text:style-name="T3021">k</text:span>owa, zarządzenia uzgodnionego z Ministrem Ochrony Środowiska i Ministrem Kultury. Tyle, dziękuję.</text:p>
      <text:p text:style-name="P3022"><text:span text:style-name="T3023">Jerzy Kołodz</text:span><text:span text:style-name="T3024">i</text:span><text:span text:style-name="T3025">ejski</text:span>:</text:p>
      <text:p text:style-name="P3026">Dziękuję bardzo. M<text:span text:style-name="T3027">a</text:span>m wrażenie, że ta okoliczność jest znana twórcom tego statusu. Nie ma spornych kwestii?</text:p>
      <text:p text:style-name="P3028"><text:span text:style-name="T3029">Stanisław Juchnow</text:span><text:span text:style-name="T3030">i</text:span><text:span text:style-name="T3031">cz</text:span>:</text:p>
      <text:p text:style-name="P3032">A więc kwiecień, czy maj?</text:p>
      <text:p text:style-name="P3033"><text:span text:style-name="T3034">Wa</text:span><text:span text:style-name="T3035">cł</text:span><text:span text:style-name="T3036">aw Kulczyński</text:span>:</text:p>
      <text:p text:style-name="P3037">Ja sw<text:span text:style-name="T3038">ój</text:span><text:s/>wn<text:span text:style-name="T3039">io</text:span>sek postaw<text:span text:style-name="T3040">ił</text:span>em, ale jeśli tutaj m<text:span text:style-name="T3041">i</text:span>ałby to być problem, no to przecież.</text:p>
      <text:p text:style-name="P3042"><text:span text:style-name="T3043">Stan</text:span><text:span text:style-name="T3044">is</text:span><text:span text:style-name="T3045">ław Juc</text:span><text:span text:style-name="T3046">h</text:span><text:span text:style-name="T3047">nowicz</text:span>:</text:p>
      <text:p text:style-name="P3048">Panie pr<text:span text:style-name="T3049">ze</text:span>wodni<text:span text:style-name="T3050">czą</text:span>cy, ja bardzo proszę o dotrzymanie tego terminu, bez względu na to, co się stanie. Bo może będą jakieś opóźnienia, wiemy o tym. Natomiast społecznie jest to absolutnie potrzebne. Chciałbym,<text:s/><text:span text:style-name="T3051">a</text:span>żebym móg<text:span text:style-name="T3052">ł</text:span><text:s/>prezydentowi mia<text:span text:style-name="T3053">st</text:span>a zakomun<text:span text:style-name="T3054">ik</text:span>ować, że ten<text:s/>„stół”<text:s/>podtrzymał termin, który został obiecany przez Ministra Ochrony Środowiska, Krakowi.</text:p>
      <text:p text:style-name="P3055"><text:span text:style-name="T3056">Wa</text:span><text:span text:style-name="T3057">cł</text:span><text:span text:style-name="T3058">aw Kulczyński</text:span>:</text:p>
      <text:p text:style-name="P3059"><text:span text:style-name="T3060">A</text:span>d vocem można?</text:p>
      <text:soft-page-break/>
      <text:p text:style-name="P3061"><text:span text:style-name="T3062">Jerzy Kołodziejski</text:span>:</text:p>
      <text:p text:style-name="P3063">T<text:span text:style-name="T3064">ak</text:span>, pr<text:span text:style-name="T3065">o</text:span>sz<text:span text:style-name="T3066">ę</text:span>.</text:p>
      <text:p text:style-name="P3067"><text:span text:style-name="T3068">Wacła</text:span><text:span text:style-name="T3069">w</text:span><text:span text:style-name="T3070"><text:s/>Kulczyński</text:span>:</text:p>
      <text:p text:style-name="P3071">Chciałbym to rozumieć w ten sposób, że jednocześnie pan profesor wyrazi pewnego rodzaju zobowiązanie<text:s/>„stołu”<text:s/>również w stosunku do prezydenta miasta. Chodzi o interpretację. Dziękuję.</text:p>
      <text:p text:style-name="P3072"><text:span text:style-name="T3073">Jerzy Kołodziejski</text:span>:</text:p>
      <text:p text:style-name="P3074">Dobrze, z taką interpretacją, zostawiamy kwiecień, rzeczywiście wobec zaszłości, które już były, dla utrzymania wiarygodności<text:s/>Ministerstwa i<text:s/>Ministra, ten termin utrzymujemy, kwietniowy.</text:p>
      <text:p text:style-name="P3075">Sądzę, że ten punkt, do tego punktu? Nie.</text:p>
      <text:p text:style-name="P3076">Wobec tego punkt 23<text:span text:style-name="T3077">.</text:span></text:p>
      <text:p text:style-name="P3078"><text:span text:style-name="T3079">Stefan K</text:span><text:span text:style-name="T3080">oz</text:span><text:span text:style-name="T3081">łowski</text:span>:</text:p>
      <text:p text:style-name="P3082">Proszę państwa, zgodnie z zasadą rozwoju ekopolityki uważamy, że nasz<text:s/>„stolik”<text:s/>po<text:span text:style-name="T3083">w</text:span>inien podać kilka konkretnych przykładów.<text:s/><text:span text:style-name="T3084">M</text:span>amy już w tej chwili dość wiele sygnałów z Polski, że społeczeń<text:span text:style-name="T3085">st</text:span>wo nie bardzo rozumie na jaki temat rozmawiamy i sądzimy, że powinniśmy tutaj dać kilka konkretnych spraw, które byłyby w powszechnym odczuciu zrozumiałe. Stąd s<text:span text:style-name="T3086">fo</text:span>rmułow<text:span text:style-name="T3087">aliś</text:span>my punkt 2<text:span text:style-name="T3088">3.</text:span></text:p>
      <text:p text:style-name="P3089">W związku z przyjęciem koncepcji ekorozwoju jako polityki widzimy konieczność dokonania konkretnych działań potwierdz<text:span text:style-name="T3090">aj</text:span>ących dobrą wolę wygaszania nabrzmiałych konfliktów społecznych. W związku z tym za konieczne uważamy zlikwidowanie Huty<text:s/>„Siechnice”<text:s/>do końca 8<text:span text:style-name="T3091">9.</text:span><text:s/>Przypo<text:span text:style-name="T3092">m</text:span>nę, że zapis decyzji rządowej mówił o roku 91<text:span text:style-name="T3093">.</text:span></text:p>
      <text:p text:style-name="P3094">Gruntowną zmianę profilu produkcji<text:s/>„Celwiskozy”<text:s/>w Jeleniej Górze, zamknięcie działu wiskozy, zgodnie z uchwałą Wojewódzkiej Rady Narodowej z końca 89<text:span text:style-name="T3095">.</text:span></text:p>
      <text:p text:style-name="P3096">Dalej, zamknięcie<text:s/>Wydziału<text:s/>Produkcji<text:s/>Wyrobów<text:s/>Azbestowych w<text:s/>Zakładach<text:s/>„Polomit”<text:s/>w Łodzi do końca<text:s/><text:span text:style-name="T3097">8</text:span>9<text:span text:style-name="T3098">.</text:span></text:p>
      <text:p text:style-name="P3099">Zamknięcie Huty Cynku i Ołowiu w Miasteczku Śląskim do końca 90 roku.</text:p>
      <text:p text:style-name="P3100">Rozpatrzenie przez Główną Komisję Urban<text:span text:style-name="T3101">is</text:span>t<text:span text:style-name="T3102">ycz</text:span>no-Ar<text:span text:style-name="T3103">c</text:span>hitektoniczną konfliktu powstałego w związku z budową osiedla mieszkan<text:span text:style-name="T3104">io</text:span>wego Stara Miłosna koło Warszawy.</text:p>
      <text:p text:style-name="P3105">N<text:span text:style-name="T3106">ie</text:span>dopusz<text:span text:style-name="T3107">cz</text:span>enie do budowy hotelu na Szerokim Ostrowie na Śniardwach.</text:p>
      <text:p text:style-name="P3108">Podjęcie działań zmierzających do zahamowania rozbudowy komple<text:span text:style-name="T3109">ks</text:span>u<text:s/><text:span text:style-name="T3110">h</text:span>otelowo-gast<text:span text:style-name="T3111">r</text:span>onom<text:span text:style-name="T3112">icz</text:span>nego na Śnieżce.</text:p>
      <text:p text:style-name="P3113">Dziękuję.</text:p>
      <text:p text:style-name="P3114"><text:span text:style-name="T3115">Jerzy Kołod</text:span><text:span text:style-name="T3116">zi</text:span><text:span text:style-name="T3117">ejski</text:span>:</text:p>
      <text:p text:style-name="P3118">Dz<text:span text:style-name="T3119">ię</text:span>kuję bardzo.<text:s/><text:span text:style-name="T3120">Do</text:span><text:s/>dyskusji mam od razu jedną uwagę, dotyczącą Warszawy, w związku z budową osiedla m<text:span text:style-name="T3121">ie</text:span>szkaniowego w Starej Miłosnej koło Warszawy i z zamiarem budowy osiedla mieszkaniowego z Szczeniówce. Ponieważ sprawa ta jest niezałatwiona.</text:p>
      <text:p text:style-name="P3122">Myślę, proszę państwa, że to są wielokrotne, od pewnego czasu ponawiane postulaty całego ruchu ekologi<text:span text:style-name="T3123">cz</text:span>nego. Właściwie nie widzę tutaj różnic w ugrupow<text:span text:style-name="T3124">an</text:span>iach tego ruchu. Ale, proszę bardzo, otwieram dyskusję.</text:p>
      <text:p text:style-name="P3125">Prosz<text:span text:style-name="T3126">ę</text:span><text:s/>bardzo, pani poseł.</text:p>
      <text:p text:style-name="P3127"><text:span text:style-name="T3128">Bożen</text:span><text:span text:style-name="T3129">a</text:span><text:span text:style-name="T3130"><text:s/></text:span><text:span text:style-name="T3131">Ha</text:span><text:span text:style-name="T3132">g</text:span><text:span text:style-name="T3133">e</text:span><text:span text:style-name="T3134">r-M</text:span><text:span text:style-name="T3135">ał</text:span><text:span text:style-name="T3136">ec</text:span><text:span text:style-name="T3137">ka</text:span>:</text:p>
      <text:soft-page-break/>
      <text:p text:style-name="P3138">No, tutaj jestem zasko<text:span text:style-name="T3139">cz</text:span>ona, że mimo że się wszyscy zgadzamy, że nie ma takiego miejsca<text:s/>na świecie jak Śląsk i województwo katowickie, i że trzeba Śląskowi pomóc.<text:s/><text:span text:style-name="T3140">W</text:span><text:s/>ogóle, poza Mia<text:span text:style-name="T3141">st</text:span>ec<text:span text:style-name="T3142">zkie</text:span>m, niczego więcej nie ma.</text:p>
      <text:p text:style-name="P3143"><text:span text:style-name="T3144">Jerzy Kołod</text:span><text:span text:style-name="T3145">zi</text:span><text:span text:style-name="T3146">ejski</text:span>:</text:p>
      <text:p text:style-name="P3147">No tak.</text:p>
      <text:p text:style-name="P3148"><text:span text:style-name="T3149">Bożen</text:span><text:span text:style-name="T3150">a</text:span><text:span text:style-name="T3151"><text:s/></text:span><text:span text:style-name="T3152">Ha</text:span><text:span text:style-name="T3153">g</text:span><text:span text:style-name="T3154">e</text:span><text:span text:style-name="T3155">r-M</text:span><text:span text:style-name="T3156">ał</text:span><text:span text:style-name="T3157">ec</text:span><text:span text:style-name="T3158">ka</text:span>:</text:p>
      <text:p text:style-name="P3159">No właśnie, i że musi tutaj by<text:span text:style-name="T3160">ć<text:s/></text:span>wyraźny zapis tego, co we wszystkich gazetach pisze s<text:span text:style-name="T3161">ię</text:span><text:s/>non stop w województwie katowickim i które powinno być właśnie w Warszawie raz słyszane, że ma się zamknąć 14 zakładów albo ich części w województwie katowickim. I uważam, że od tego należy rozpocząć. Bo skoro mówimy, że mamy najgorsze miejsce, to od tego najgorszego miejsca w moim przekonaniu należy rozpoczynać wyliczanie t<text:span text:style-name="T3162">y</text:span>ch spraw.</text:p>
      <text:p text:style-name="P3163">Dziękuję.</text:p>
      <text:p text:style-name="P3164"><text:span text:style-name="T3165">Jer</text:span><text:span text:style-name="T3166">zy</text:span><text:span text:style-name="T3167"><text:s/>Kołod</text:span><text:span text:style-name="T3168">zi</text:span><text:span text:style-name="T3169">ej</text:span><text:span text:style-name="T3170">sk</text:span><text:span text:style-name="T3171">i</text:span>:</text:p>
      <text:p text:style-name="P3172">Dziękuję bardzo. P<text:span text:style-name="T3173">a</text:span>n Bokszczanin.</text:p>
      <text:p text:style-name="P3174"><text:span text:style-name="T3175">Gustaw Bokszczanin</text:span>:</text:p>
      <text:p text:style-name="P3176">Mnie się wydaje, pro<text:span text:style-name="T3177">s</text:span>z<text:span text:style-name="T3178">ę</text:span><text:s/>państwa, że ten punkt jest potwierdzeniem wniosków zgłoszonych przez stronę<text:s/><text:span text:style-name="T3179">O</text:span>PZZ. Tutaj jeszcze raz ten zapis utwierdza nas, jak pilne jest sporządzenie listy zakładów, które kwalifikują się, mówiąc już tym razem brutalnie, do zamknięcia. Pani profesor Hager-<text:span text:style-name="T3180">M</text:span>ałeck<text:span text:style-name="T3181">a</text:span><text:s/>potwierdziła właśnie to, co mówiliśmy wcześniej. Nie możemy ograniczyć się do tych kilku wymienionych w tych zapisie spraw. Do kilku. Albowiem, powiem państwu z praktyki. N<text:span text:style-name="T3182">a</text:span>szego wniosku o zamknięcie 1<text:span text:style-name="T3183">3</text:span><text:s/>zakładów pracy, że wszystkie zakłady pracy, kt<text:span text:style-name="T3184">ór</text:span>e zostały wpisane na listę do zamknięcia natychmiast wskazują zdaniem ich innego groźni<text:span text:style-name="T3185">ej</text:span>sz<text:span text:style-name="T3186">eg</text:span>o truciciela. I mają rację. Ja uważam, proszę państwa, że powinniśmy tutaj uzgodnić termin, kiedy faktycznie ta lista zostanie rzetelnie zrobiona i przedstawiona, i opublikowana w śro<text:span text:style-name="T3187">d</text:span>kach dostępnych dla społeczeństwa przedstawiona.<text:s/><text:span text:style-name="T3188">P</text:span>roszę również uwzględnić element, że to nie jest taka sprawa bardzo prosta. Będzie ogromny opór załóg zakładów pracy. Ogromny. Załogi podchodzą ze zrozumieniem, natomiast nie akceptują tych spraw. Dlatego mnie się wydaje, że trzeba ten problem załatwić generalnie. Rozbudowa również różnego rodzaju osiedli. To nie je<text:span text:style-name="T3189">st<text:s/></text:span>tylko Stara Miłosna i inne osiedla. Przecież osiedli budowanych w sposób niezgodny z obowiąz<text:span text:style-name="T3190">uj</text:span>ącymi przepisami na terenach chronionych jest znacznie więcej. Również są budowane osiedla w miejscach, gd<text:span text:style-name="T3191">zi</text:span>e teren jest zagrożony ekologicznie.<text:s/><text:span text:style-name="T3192">G</text:span>dzie nie powinno s<text:span text:style-name="T3193">ię</text:span><text:s/>budować, a wręcz likwidować miejsca zamieszkania. Czyli ten punkt jest bardzo poważny. Sądzę, że tutaj go, no, zawężanie go do kilku spraw byłoby rzeczą niedobrą.</text:p>
      <text:p text:style-name="P3194">Dziękuję bardzo.</text:p>
      <text:p text:style-name="P3195"><text:span text:style-name="T3196">Jerzy Ko</text:span><text:span text:style-name="T3197">ł</text:span><text:span text:style-name="T3198">odzi</text:span><text:span text:style-name="T3199">ej</text:span><text:span text:style-name="T3200">ski</text:span>:</text:p>
      <text:p text:style-name="P3201">Dziękuję bardzo. Ja chciałem przypomnieć tylko państwu, że zasada likwidacji zakładów ekologicznie zagrożonych została wkomponowana w jakiś punkt, nie pamiętam który? Została już wkomponowana i to odpowiada temu wnioskowi. Natomiast m<text:span text:style-name="T3202">yś</text:span>my również powiedzieli sobie na jednym z posiedzeń, że wśród jednego z postulatów zgłosimy najbardziej nabrzmiałe, sprawy konfliktowe, w formie interwencji. Chodzi o to, żeby zająć stanowisko wobec spraw, które dawno ju<text:span text:style-name="T3203">ż</text:span><text:s/>biegną, które społeczeństwo zna ze środków masowego przekazu albo z własnej autopsji i ja sądzę, że nie możemy nie zająć stanowiska w tych<text:s/><text:soft-page-break/>sprawach, tutaj wymienionych.<text:s/><text:span text:style-name="T3204">O</text:span>czywiście, jeśli ta lista będzie szersza, to otwieram dyskusję na ten temat.<text:s/><text:span text:style-name="T3205">A</text:span>le te są tutaj wymienione tytuły, które są od dawna konfliktowe, ślamazarnie załatwiane albo nie załatwiane, dlatego jedno nie wyklucza drugiego. Czy pan się zgadza z taką formułą?</text:p>
      <text:p text:style-name="P3206"><text:span text:style-name="T3207">Gustaw</text:span><text:span text:style-name="T3208"><text:s/></text:span><text:span text:style-name="T3209">Bokszczanin</text:span>:</text:p>
      <text:p text:style-name="P3210">Oczywiście, jeżeli tendencja pana profesora Kozłowskiego, polegająca na tym, że nasz<text:s/>„stół”<text:s/>udowodni, że proponujemy konkretne rozwiązania w trybie awaryjnym, ja, oczywiście, podzielam taki pogląd i byłbym bardzo zadowolony gdyby faktycznie nam się udało to osiągnąć.</text:p>
      <text:p text:style-name="P3211">Dziękuję.</text:p>
      <text:p text:style-name="P3212"><text:span text:style-name="T3213">Jerzy Kołodziejski</text:span>:</text:p>
      <text:p text:style-name="P3214">Dz<text:span text:style-name="T3215">ię</text:span>kuję. Pan Andrzej Kassenberg.</text:p>
      <text:p text:style-name="P3216"><text:span text:style-name="T3217">Andrzej Kassenberg</text:span>:</text:p>
      <text:p text:style-name="P3218">Proszę państwa, przede wszystkim chciałbym, ażebyśmy traktowali to, jak tutaj napisane jest we wstępie, jako wyrażenie aktu dobrej wol<text:span text:style-name="T3219">i</text:span>. Zarówno tych, co zgłaszają, jak i tych, którzy mają władzę i mogą doprowadzić do tego, ażeby przykładowe konflikty były rozwiązane. Gdybyśmy chcieli przygotowywać listę wszystkich sytuacji kon<text:span text:style-name="T3220">fl</text:span>iktowych w Polsce i ją dyskutować tutaj, sądzę, że do końca roku starczyłoby nam pracy i byśmy dyskutowali, poczynając od województwa katowickiego, któremu musielibyśmy chyba z pół roku p<text:span text:style-name="T3221">o</text:span>święci<text:span text:style-name="T3222">ć</text:span>, kończąc na w<text:span text:style-name="T3223">oj</text:span>ewództwie, no, nazwijmy to umownie, czystym suwal<text:span text:style-name="T3224">s</text:span>kim, któremu musielibyśmy poświęcić co najmniej tydzień, czy dwa tygodnie.</text:p>
      <text:p text:style-name="P3225">Tak więc rozszerzanie tej listy jest oczywiście zasadne i można to w formie przykładu mówić. B<text:span text:style-name="T3226">a</text:span>rdzo mnie cieszy, że pani profesor mówi o czternastu zakładach i cieszy mnie to, że pani widzi szansę, że poprzez<text:s/>„stół”<text:s/>ekologiczny, że przez<text:s/>„stolik”<text:s/>ekologiczny jest szansa tego załatwienia. Ale szkoda, że p<text:span text:style-name="T3227">o</text:span>przez komisję sejmową nie można było tych czternastu zakładów zamknąć. Bo może byłaby to większa siła i wcześniej byłoby to zrobione.</text:p>
      <text:p text:style-name="P3228">Ale, proszę bardzo, możemy te czternaście zakładów tu umieścić oraz także inne zakłady, które państwo tutaj zgłoszą. My się nie upieramy tutaj przy tym.</text:p>
      <text:p text:style-name="P3229">Natomiast chciałbym przytoczyć część zapisu z punktu<text:s/><text:span text:style-name="T3230">5</text:span>-go, która mówi, że dla zwiększenia skuteczności mechanizmu ekonomicznego w dziedzinie ochrony środowiska podjęte zostaną działania administrac<text:span text:style-name="T3231">yj</text:span>ne polegające na:</text:p>
      <text:p text:style-name="P3232">a/ przygotowaniu i przedstawieniu w ciągu sześciu miesięcy listy przeds<text:span text:style-name="T3233">ię</text:span>biorstw najbardziej uciążliwych dla środowiska oraz podjęciu decyzji w sprawie działań zmierz<text:span text:style-name="T3234">aj</text:span>ąc<text:span text:style-name="T3235">yc</text:span>h do zmni<text:span text:style-name="T3236">ej</text:span>szenia lub zlikwidowania jej, ich, ujemnego wpływu na środowisko,<text:s/><text:span text:style-name="T3237">a</text:span>ż do decyzji o likwidacji zakładu włącznie.</text:p>
      <text:p text:style-name="P3238">Na posiedzeniu komisji redakcyjnej strona OPZZ zobowiązała się, że przygotuje do tego załącznik, jak gdyby, wyjaśniający tę procedurę w sposób bliższy.<text:s/><text:span text:style-name="T3239">I</text:span><text:s/>sądzę, że jest to w tym punkcie całkowicie wystarcz<text:span text:style-name="T3240">aj</text:span>ące. Natomiast ten traktujmy tylko jako pokazanie, że widzimy wiele konkretnych spraw i przykładowo chcemy niektóre z nich rozwiązać po to, żeby<text:s/><text:span text:style-name="T3241">p</text:span>okazać jaka powinna być droga ich rozwiązywania. Bo zdajemy sobie, proszę państwa, sprawę, że przyszłość leży we wzroście sytuacji kon<text:span text:style-name="T3242">fl</text:span>iktowych i musimy sobie wspólnie wypracować procedurę mediacyjną, prawnie ugruntowaną, rozwiązywania tych sytuacji.<text:s/><text:span text:style-name="T3243">B</text:span>o obecnie jest to tak, że my tutaj załatwiamy kilka, coś tam jeszcze gdzieś. No, przykładowo, Stara Miłosna, my nie możemy wywalczyć, mówimy jako Okręg Mazowiecki PKE, tego,<text:s/><text:soft-page-break/>ażeby pan prezydent Bolesławski był łaskawy zwrócić się z wnioskiem do pana Ministra Gospodarki Przestrzennej, żeby powołać GKUA. To przecież jest coś niebywałego. My toczymy o to bój ponad rok.<text:s/><text:span text:style-name="T3244">A</text:span><text:s/>on ma tylko jedyny prawo. Minister bez jego wniosku nie może nic zrobić. Chodzi o to, żeby to pokazać i żeby być przygotowanym do<text:s/>zawnioskowania tego typu postępowania prawnego, opierającego się na procedurze mediacyjnej.<text:s/><text:span text:style-name="T3245">D</text:span>o tego jeszcze wrócimy przy dyskusji, przy zamykaniu punktu<text:s/><text:span text:style-name="T3246">4</text:span>-go. Chcemy tutaj wnieść autopoprawkę podkreśl<text:span text:style-name="T3247">ają</text:span>c<text:span text:style-name="T3248">ą</text:span><text:s/>właśnie wagę tego zagadnienia<text:span text:style-name="T3249">.</text:span><text:s/>Ale to już przy dyskusji nad konkretnymi zapisami do<text:s/>protokołu.</text:p>
      <text:p text:style-name="P3250">Dziękuję bardzo.</text:p>
      <text:p text:style-name="P3251"><text:span text:style-name="T3252">J</text:span><text:span text:style-name="T3253">er</text:span><text:span text:style-name="T3254">z</text:span><text:span text:style-name="T3255">y Kołod</text:span><text:span text:style-name="T3256">ziej</text:span><text:span text:style-name="T3257">ski</text:span>:</text:p>
      <text:p text:style-name="P3258">Dziękuję bardzo. Proszę państwa, ja myślę, że<text:s/><text:span text:style-name="T3259">int</text:span>en<text:span text:style-name="T3260">cj</text:span>a wyrażona lapidarnie, syntetycznie, przez kolegę Andrzeja Kassenberga jest jasna. Proponowałbym nie rozszerzać tej listy nadmiernie. Są to tytuły znane w społe<text:span text:style-name="T3261">cz</text:span>eństwie. A więc tytuły, co do których nikt nie ma wątpliwości i właśnie koncentracja na tych tytułach wzmacnia nasz postulat, a nie osłabia. Jeśli tutaj damy olbrzymią listę, to okaże się<text:span text:style-name="T3262">,</text:span><text:s/>że ta lista będzie mogła być jeszcze dokomponowana przez inne przykłady, jeszcze pojawią się dodatkowe tytuły i sprawy nie rozwiążemy, bo rzeczywiście taka lista wymagał<text:span text:style-name="T3263">a</text:span>by uzupeł<text:span text:style-name="T3264">ni</text:span>enia, no, koło setki, a może i więcej zakładów<text:span text:style-name="T3265">.</text:span></text:p>
      <text:p text:style-name="P3266">Proszę bardz<text:span text:style-name="T3267">o</text:span>, pan M<text:span text:style-name="T3268">i</text:span>kłaszewsk<text:span text:style-name="T3269">i</text:span>.</text:p>
      <text:p text:style-name="P3270"><text:span text:style-name="T3271">Aurelius</text:span><text:span text:style-name="T3272">z</text:span><text:span text:style-name="T3273"><text:s/></text:span><text:span text:style-name="T3274">M</text:span><text:span text:style-name="T3275">ikłas</text:span><text:span text:style-name="T3276">ze</text:span><text:span text:style-name="T3277">wski<text:s/></text:span><text:span text:style-name="T3278">-</text:span><text:span text:style-name="T3279"><text:s/></text:span><text:span text:style-name="T3280">„</text:span><text:span text:style-name="T3281">Solidarność</text:span><text:span text:style-name="T3282">”</text:span>:</text:p>
      <text:p text:style-name="P3283">Proszę Państwa! Mnie s<text:span text:style-name="T3284">ię</text:span><text:s/>wydaje, że dotykamy wierzchołka góry lodowej spraw pilnych do załatwienia. Ale chodzi mi o jeszcze jeden pilny aspekt.</text:p>
      <text:p text:style-name="P3285">Mianowicie załatwienie tych kilku spraw uwiarygodnia jakoś<text:s/>„stolik”<text:s/>ekologiczny w oczach społeczeństwa, który oczekuje konkretów.<text:s/>Nieustaleń, a konkretów. Jest to pewna okazja rehabilita<text:span text:style-name="T3286">cj</text:span>i niekt<text:span text:style-name="T3287">ó</text:span>rych osób siedzących po stronie rządowej.</text:p>
      <text:p text:style-name="P3288"><text:span text:style-name="T3289">W</text:span><text:s/>sprawie Huty<text:s/>„Siechnice”, o której powiedziano w zasadzie<text:s/><text:span text:style-name="T3290">j</text:span>uż wszystko, Klub Ekologiczny otrzymuje z Ministerstwa Ochrony Środowiska kuriozalne pismo, w którym, zacytuję, jedna strona przeczy drugiej stronie. I tak na przykład czytamy, że Huta<text:s/>„Siechnice”<text:s/>jest zakładem przestarzałym technologicznie,<text:s/><text:span text:style-name="T3291">zl</text:span>ok<text:span text:style-name="T3292">aliz</text:span>owan<text:span text:style-name="T3293">ym</text:span><text:s/>w pobliżu terenów wodonośnych, nie posiadającym urządzeń chroniącym środowisko, stwarzającym w związku z tym zagrożenie dla terenów wodonośnych<text:s/><text:span text:style-name="T3294">i</text:span><text:s/>ujęć miasta Wrocławia. Strefa ochronna Huty częściowo nakłada się na strefę ochrony bezpośredni<text:span text:style-name="T3295">ej</text:span><text:s/>części uję<text:span text:style-name="T3296">ć</text:span><text:s/>wodnych, zaś<text:s/><text:span text:style-name="T3297">ca</text:span>ła Huta leży w strefie ochronnej pośredniej terenów wodonośnych.</text:p>
      <text:p text:style-name="P3298">I teraz, utrzymywanie tego stanu powoduje narastającą kumulację chromu w gl<text:span text:style-name="T3299">e</text:span>bie, w osadach dennych cieków i stawów in<text:span text:style-name="T3300">fil</text:span>tracyjnych, zwiększając zagrożenie potencjalnego zagrożenia wód podziemnych.</text:p>
      <text:p text:style-name="P3301">To jest jedna sprawa. A na drugiej stronie czytamy. W związku z tym, że przeprowadzone badania i ekspertyzy, ciekawe jakie, nie wykazały bezpośredn<text:span text:style-name="T3302">ie</text:span>go zagrożenia terenów wodonośnych i jakości wody dla miasta Wrocław<text:span text:style-name="T3303">ia<text:s/></text:span>istnieje możliwość zachowania produk<text:span text:style-name="T3304">cj</text:span>i żelazochromów w Hucie<text:s/>„Siechnice”, jeżeli jest to niezbędne ze względów gospodarczych<text:s/><text:span text:style-name="T3305">it</text:span>d.</text:p>
      <text:p text:style-name="P3306">No, podpisał to kuriozalne pismo, wywołujące wesołość w Politechnice Wrocławski<text:span text:style-name="T3307">ej</text:span>, obecny tu pan Dyrektor Departamentu, Jerzy Kwiatkowski.</text:p>
      <text:soft-page-break/>
      <text:p text:style-name="P3308"><text:span text:style-name="T3309">Wacła</text:span><text:span text:style-name="T3310">w</text:span><text:span text:style-name="T3311"><text:s/>Kulczyński</text:span>:</text:p>
      <text:p text:style-name="P3312">Jaka data, przepraszam?</text:p>
      <text:p text:style-name="P3313"><text:span text:style-name="T3314">Aurelius</text:span><text:span text:style-name="T3315">z</text:span><text:span text:style-name="T3316"><text:s/></text:span><text:span text:style-name="T3317">M</text:span><text:span text:style-name="T3318">ikłas</text:span><text:span text:style-name="T3319">ze</text:span><text:span text:style-name="T3320">wski</text:span>:</text:p>
      <text:p text:style-name="P3321">Data odpowiedzi,<text:s/><text:span text:style-name="T3322">9</text:span><text:s/>maja zeszłego roku. Tego typu odpowiedzi bulwersują społeczeństwo i stwarzają sytuację, że Ministerstwo Ochrony Środow<text:span text:style-name="T3323">is</text:span>ka jest sojusznikiem Ministerstwa Przemysłu i frustrują<text:s/><text:span text:style-name="T3324">sp</text:span>o<text:span text:style-name="T3325">łe</text:span>c<text:span text:style-name="T3326">ze</text:span>ństwo. Podobnie, jak cytowana już prz<text:span text:style-name="T3327">ez</text:span>e mnie wypow<text:span text:style-name="T3328">ie</text:span>dź pani profesor H<text:span text:style-name="T3329">a</text:span>ger-M<text:span text:style-name="T3330">a</text:span>łecki<text:span text:style-name="T3331">ej</text:span>, którą już tutaj cytowałem stw<text:span text:style-name="T3332">ie</text:span>rd<text:span text:style-name="T3333">zając</text:span>a<text:span text:style-name="T3334">,</text:span><text:s/>że nie<text:s/><text:span text:style-name="T3335">je</text:span>st prawdą,<text:s/><text:span text:style-name="T3336">że</text:span><text:s/>Huta<text:s/>„Siechnice”, ju<text:span text:style-name="T3337">ż</text:span><text:s/>dzisiaj zagraża zdrowiu mieszkańców Wrocławia.<text:s/><text:span text:style-name="T3338">A</text:span><text:s/>na pytanie dz<text:span text:style-name="T3339">ie</text:span>nnikarki, skąd taka determinacja wrocławskich radnych, pani poseł odpowiada: a s<text:span text:style-name="T3340">tą</text:span>d, że dzis<text:span text:style-name="T3341">ia</text:span>j dużo ludzi domaga się różnych r<text:span text:style-name="T3342">z</text:span>eczy.</text:p>
      <text:p text:style-name="P3343">I skąd społeczeństwo ma żywić przekonanie, ż<text:span text:style-name="T3344">e</text:span><text:s/>ministerstwo, że Komisja Ochrony Środowiska są jego sojusznikami. Mają wprost przeciwne odczucia.</text:p>
      <text:p text:style-name="P3345">Proponowałbym za<text:span text:style-name="T3346"><text:s/></text:span>tym, żeby tych spraw nie dyskutować, bo wszystko już tutaj powiedziano, opracowań jest wiele. Tylko przyjąć te punkty po prostu jako pewną formę rehabilitacji za nie załatwione do tej pory sprawy, z pełną świadomością, że to jest kilka pierwszych spraw, na które społeczeństwo bardzo oczekuje. Po wypowiedzi pana premiera Rakowskiego, że ekologia i sprawy ochrony środowiska będą tymi jednymi z pierwszych do załatwienia, chcielibyśmy, żeby konkretne decyzje jakoś uwiarygodn<text:span text:style-name="T3347">ił</text:span>y<text:s/>„stół”<text:s/>ekologiczny w oczach społeczeństwa. I intencje władz.</text:p>
      <text:p text:style-name="P3348"><text:span text:style-name="T3349">J</text:span><text:span text:style-name="T3350">er</text:span><text:span text:style-name="T3351">z</text:span><text:span text:style-name="T3352">y Kołod</text:span><text:span text:style-name="T3353">ziej</text:span><text:span text:style-name="T3354">ski</text:span>:</text:p>
      <text:p text:style-name="P3355">Dziękuję bardzo. Pan.</text:p>
      <text:p text:style-name="P3356"><text:span text:style-name="T3357">Jan Mazurkiewicz</text:span>:</text:p>
      <text:p text:style-name="P3358">Ja również chciałbym przychylić się do wniosku pani profesor, ale uważam, że na pierwszym miejscu należałoby zamknąć miasto, które zajmuje numer jeden.<text:s/><text:span text:style-name="T3359">W</text:span><text:s/>czym jesteśmy pierwsi, w zatruwaniu własnego społeczeństwa. Jest to miasto Zabrze.</text:p>
      <text:p text:style-name="P3360">Pani profesor wie dobrze, bo mieszka nawet w tym mieście.</text:p>
      <text:p text:style-name="P3361"><text:span text:style-name="T3362">Bożen</text:span><text:span text:style-name="T3363">a</text:span><text:span text:style-name="T3364"><text:s/></text:span><text:span text:style-name="T3365">Ha</text:span><text:span text:style-name="T3366">g</text:span><text:span text:style-name="T3367">e</text:span><text:span text:style-name="T3368">r-M</text:span><text:span text:style-name="T3369">ał</text:span><text:span text:style-name="T3370">ec</text:span><text:span text:style-name="T3371">ka</text:span>:</text:p>
      <text:p text:style-name="P3372">Owszem, mieszkam.</text:p>
      <text:p text:style-name="P3373"><text:span text:style-name="T3374">Jan Mazurkiewicz</text:span>:</text:p>
      <text:p text:style-name="P3375"><text:span text:style-name="T3376">N</text:span>o, właśnie, to<text:s/><text:span text:style-name="T3377">j</text:span>est problem. Natomiast jedno zdanie uzasadni<text:span text:style-name="T3378">aj</text:span>ące sprawę tej Huty w Miasteczku Śląskim. Otóż zostało to wybrane również dlatego, że w ostatnich miesiącach odbył się naprawdę w Warszaw<text:span text:style-name="T3379">ie</text:span><text:s/>proces dyrektora tejże Huty, który został skazany na dwa lata, w zawieszeniu na trzy.<text:s/><text:span text:style-name="T3380">T</text:span>e<text:span text:style-name="T3381">n</text:span><text:s/>proces został odebrany przez społeczeństwo śląskie jako kolejny policzek i arogancja ze strony władz. Dziękuję bardzo.</text:p>
      <text:p text:style-name="P3382"><text:span text:style-name="T3383">J</text:span><text:span text:style-name="T3384">er</text:span><text:span text:style-name="T3385">z</text:span><text:span text:style-name="T3386">y Kołod</text:span><text:span text:style-name="T3387">ziej</text:span><text:span text:style-name="T3388">ski</text:span>:</text:p>
      <text:p text:style-name="P3389">Dziękuję bardzo.<text:s/>Pan minister, proszę bardzo.</text:p>
      <text:p text:style-name="P3390"><text:span text:style-name="T3391">Wacław Kulczyński</text:span>:</text:p>
      <text:p text:style-name="P3392">Tym razem nie mogę uży<text:span text:style-name="T3393">ć</text:span><text:s/>takiego zwrotu, jak się czasem używa, pan był uprzejmy. Pan nie był nieuprzejmy po prostu nie zauważyć po pro<text:span text:style-name="T3394">st</text:span>u jedną rzecz. Dlatego zapytałem o datę. Maj. Pamiętajmy o tym wciąż, obradując przy tym stole, że była zmiana rządu, że jest rząd Rakowskiego, sprawy się zmieniły, i od tego czasu inne decyzje były podjęte.<text:s/><text:span text:style-name="T3395">I</text:span><text:s/>tak to moglibyśmy i na przestrzeni czterdziestu lat różne<text:s/><text:soft-page-break/>stanowiska, pisma, wycią<text:span text:style-name="T3396">g</text:span>ać, prawda i prowadzić dyskusję, która doprowadziłaby donikąd.</text:p>
      <text:p text:style-name="P3397">Trzeba wiedzi<text:span text:style-name="T3398">e</text:span>ć o tym, że w grun<text:span text:style-name="T3399">ci</text:span>e rzeczy decyzja w sprawie Huty<text:s/>„Siechnic<text:span text:style-name="T3400">e</text:span>”<text:s/>została podjęta, o jej likwidacji, tu jest termin wc<text:span text:style-name="T3401">z</text:span>eśniejszy<text:span text:style-name="T3402">,</text:span><text:s/>więc ten, który<text:s/><text:span text:style-name="T3403">j</text:span>est związany z tą decyzją. Sprawa jest głośna. Myślę, że nie ma nikogo na tej sali, kto<text:s/>by o tym nie wiedział. I dlatego proponuję nie tym nurtem w ogóle iść. Natomiast proponuję tak: przyjąć tą formułę, która tutaj jest zaproponowana. Ponieważ jest to dla nas, w mini<text:span text:style-name="T3404">st</text:span>erstwie, poważne wsparcie w sprawach, przyznajmy, również niełatwych, również dla<text:s/>nas nie łatwych. My też potrzebujemy rzeczywiście przebicia się. Jest to pomoc dla nas, opinia<text:s/>„stolika”, w załatwieniu tych spraw wobec Ministra Przemysłu i kogo tam jeszcze trzeba włączyć. Tak że pr<text:span text:style-name="T3405">op</text:span>o<text:span text:style-name="T3406">no</text:span>w<text:span text:style-name="T3407">ał</text:span>bym, także jeszcze jedną rzecz na tle dyskusji co do tego, co zrobić, czy rozszerzać listę, czy nie?<text:s/><text:span text:style-name="T3408">N</text:span>o, dodać jedną taką formułę, która by dawała odniesienie do innych zakładów wymagających po prostu podobnego po<text:span text:style-name="T3409">d</text:span>e<text:span text:style-name="T3410">j</text:span>ścia, w stosunku do innych. Bo faktem jest, że już ta lista zgłoszonych przez nas do likwidacji, bądź ograniczenia produkcji zakładów jest właściwie... do dwudziestu wzrosła. Proces biegnie i t<text:span text:style-name="T3411">eż</text:span><text:s/>jesteśmy zainteresowani, żeby konsekwentnie był pr<text:span text:style-name="T3412">ze</text:span>p<text:span text:style-name="T3413">ro</text:span>wa<text:span text:style-name="T3414">dz</text:span>ony.</text:p>
      <text:p text:style-name="P3415">Może taką formułę, b<text:span text:style-name="T3416">ez</text:span><text:s/>wchodzenia w inne jeszcze zakłady, wymieniane konkretnie.<text:s/><text:span text:style-name="T3417">A</text:span><text:s/>te przykłady, rzeczywiście tutaj podać jako najbardziej drastyczne w załatwieniu społecznym.</text:p>
      <text:p text:style-name="P3418">Dziękuję.</text:p>
      <text:p text:style-name="P3419"><text:span text:style-name="T3420">J</text:span><text:span text:style-name="T3421">er</text:span><text:span text:style-name="T3422">z</text:span><text:span text:style-name="T3423">y Kołod</text:span><text:span text:style-name="T3424">ziej</text:span><text:span text:style-name="T3425">ski</text:span>:</text:p>
      <text:p text:style-name="P3426">Dziękuję bardzo. Pani poseł.</text:p>
      <text:p text:style-name="P3427"><text:span text:style-name="T3428">Bożen</text:span><text:span text:style-name="T3429">a</text:span><text:span text:style-name="T3430"><text:s/></text:span><text:span text:style-name="T3431">Ha</text:span><text:span text:style-name="T3432">g</text:span><text:span text:style-name="T3433">e</text:span><text:span text:style-name="T3434">r-M</text:span><text:span text:style-name="T3435">ał</text:span><text:span text:style-name="T3436">ec</text:span><text:span text:style-name="T3437">ka</text:span>:</text:p>
      <text:p text:style-name="P3438">Przykro mi, że dz<text:span text:style-name="T3439">i</text:span>si<text:span text:style-name="T3440">a</text:span>j tyle czasu zajmuję państwu własną osobę, ale muszę odpowiadać na zarzuty skierowane w moim kierunku.</text:p>
      <text:p text:style-name="P3441">Po pierwsze, Huta<text:s/>„Siechnice”. Komisja sejmowa zajmowała się tym bardzo szczegółowo. Jeździliśmy tam, przyjmowaliśmy reprezentantów, prowadziliśmy rozmowy. Panie redaktorki, młode, które napisały to, co tam jest napisane, ale pytanie brzmia<text:span text:style-name="T3442">ł</text:span>o, chodzi o kontekst. Wszyscy uważamy, że Huta<text:s/>„Siechnice”<text:s/>powinna być zamknięta. Rzecz w tym, że chodzi o to, czy ona powinna być tutaj wymieniona, tutaj jako pierwsza i ona powinna być pierwsza zamknięta? I na to moje stanowisko jest takie, że mamy ogromnie dużo zakładów<text:s/>pracy, zakładów przemysłowych, które już dzisi<text:span text:style-name="T3443">aj<text:s/></text:span>ogromnie szkodzą środowisku i powinny by<text:span text:style-name="T3444">ć</text:span><text:s/>w trybie pilnym zamknięte.<text:s/><text:span text:style-name="T3445">A</text:span><text:s/>Huta, tak jak tam jest napisane, na dzień dzisiejszy nie szkodzi. Ona<text:span text:style-name="T3446"><text:s/></text:span>może szkodzić za kilka miesięc<text:span text:style-name="T3447">y,</text:span><text:s/>za rok, czy dwa, bo woda o którą chodzi, bo chodzi o wodę, a nie o żelazokrzemy, co do których myśmy prowadzili rozmowy, i które mają być przecież inaczej zagospodarowane, woda jeszcze nie jest na dzień dzisiejszy, tak jak tam jest napisane, zagrożona. Natomiast jako, jako poseł, jeżdżę po Śląsku i do mnie moi wy<text:span text:style-name="T3448">bo</text:span>rcy mają pretensje, że na pierwszym miejscu nie doc<text:span text:style-name="T3449">ho</text:span>dzi do zamknięcia tych zakładów w województwie katowickim, o kt<text:span text:style-name="T3450">ó</text:span>rych mówiłam, a na pierwszym miejscu cała Polska mówi o<text:s/>„Siechnicach”, ergo, ja jako pr<text:span text:style-name="T3451">ze</text:span>wodni<text:span text:style-name="T3452">cząca</text:span><text:s/>Sejmowej Komisji nie potrafię to, co już tutaj było, załatwić tego, no, nie chcę tu komentować, bo to nie tak, żeby komisja zatknęła, i tak dalej, ale że nie potrafimy tego załatwić.</text:p>
      <text:p text:style-name="P3453">Czyli konkretnie w kontekście,<text:s/>„Siechnice”, huty, czy inne zakłady kok<text:span text:style-name="T3454">soch</text:span>em<text:span text:style-name="T3455">ic</text:span>zne na Śląsku, w moim przekonaniu, na pierwszym miejscu tamte, a na drugim dopiero<text:s/>„Siechnice”. I tak to zostało napisane przez redakt<text:span text:style-name="T3456">o</text:span>rki tak, jak to na<text:span text:style-name="T3457">pi</text:span>sały. Natomiast tak było przeze mnie sprawa traktowana. To jest pierwsza sprawa.</text:p>
      <text:soft-page-break/>
      <text:p text:style-name="P3458">Druga sprawa. Ja jednak bardzo proszę, ażeby wyliczając to, nie zostawić w środku tylko Miasteczka Śląskiego. Bo to przeczy całym naszym obradom tutaj. Cały czas mówimy, że Śląsk jest najgorszy i później jako jedna z wielu tylko Huta<text:s/>„Miasteczko”. Ja proponuję jako punkt pierwszy może pan minister w hierarchii zaproponuje, czy Walenty, Wawel, cz<text:span text:style-name="T3459">y</text:span><text:s/>Huta Bobrek, czy Orzeł Biały, czy kok<text:span text:style-name="T3460">soch</text:span>e<text:span text:style-name="T3461">m</text:span>i<text:span text:style-name="T3462">a w</text:span><text:s/>Zabrzu.<text:s/><text:span text:style-name="T3463">I</text:span><text:s/>wymieni<text:s/><text:span text:style-name="T3464">4-5</text:span><text:s/>t<text:span text:style-name="T3465">yc</text:span>h najbardziej groźnych z wojewódzka katowickiego jako punkt pierwszy.<text:s/><text:span text:style-name="T3466">I</text:span><text:s/>potem dalej leci. Taka jest moja propozycja. Ja tutaj niczego nie chcę forsować, tylko proponuję jako uczestnik<text:s/>„okrągłego stołu”<text:s/>taki zapis.</text:p>
      <text:p text:style-name="P3467">I wreszcie ostatnia rzecz. Proszę państwa, my tutaj stale dyskutujemy, kto jest winien i tak dalej.<text:s/><text:span text:style-name="T3468">N</text:span>o, możemy w ten sposób dyskutować.<text:s/><text:span text:style-name="T3469">C</text:span>ała rzecz, która uważam, że nas tutaj wszystkich powinna łączyć przy tym stoliku, to to, że my wierzymy, że to co było niemożnością do teraz, po tym<text:s/>„stoliku”<text:s/>będzie łatwiejsze do przeprowad<text:span text:style-name="T3470">ze</text:span>n<text:span text:style-name="T3471">ia.</text:span><text:s/>W ogóle to nas tu sprowadza i po to, mnie się tak wydaje, tutaj jesteśmy. Do tego chyba jesteśmy chyba jednogłośni, prawda. I ja myślę, że w ten sposób należy kierować dalsze nasze prace, dlatego, że stałe wyliczanie zabiera po prostu dużo czasu, a poza tym jest, no, ma<text:span text:style-name="T3472">ło</text:span><text:s/>konstruktywne. Nam chodzi dalej o e<text:span text:style-name="T3473">fe</text:span>kt, który według mnie, po<text:s/>„okrągłym stoliku”<text:s/>powinien być znacznie większy aniżeli przez cały<text:span text:style-name="T3474"><text:s/></text:span>ten okres czasu,<text:s/><text:span text:style-name="T3475">k</text:span>tóry, po pierwsze w priorytetach rządowych, ochrona środowis<text:span text:style-name="T3476">k</text:span>a jest dopiero od trzech miesięcy, przecież jej nie<text:s/><text:span text:style-name="T3477">b</text:span>yło w ogóle. I mamy zarówno rządowe wykłady tego typu, że możemy się o to upominać więcej aniżeli przez 40 lat, kiedy szło wszystko w odwrotnym kierunku, bo tak było.</text:p>
      <text:p text:style-name="P3478">Ja sądzę, że<text:s/>„okrągły stół”<text:s/>powinien pomóc w załatwieniu, w realizacji, tych postulatów, które tutaj zgłaszamy.</text:p>
      <text:p text:style-name="P3479"><text:span text:style-name="T3480">J</text:span><text:span text:style-name="T3481">er</text:span><text:span text:style-name="T3482">z</text:span><text:span text:style-name="T3483">y Kołod</text:span><text:span text:style-name="T3484">ziej</text:span><text:span text:style-name="T3485">ski</text:span>:</text:p>
      <text:p text:style-name="P3486">Proszę państwa, ja nie widzę naprawdę różnic stanowisk. Proponuję przyjąć punkt 2<text:span text:style-name="T3487">3</text:span><text:s/>w takim kształcie, w jakim jest.</text:p>
      <text:p text:style-name="P3488"><text:span text:style-name="T3489">Aureliusz Mik</text:span><text:span text:style-name="T3490">ła</text:span><text:span text:style-name="T3491">szewski</text:span>:</text:p>
      <text:p text:style-name="P3492"><text:span text:style-name="T3493">Je</text:span>dno zdanie jeszcze.</text:p>
      <text:p text:style-name="P3494"><text:span text:style-name="T3495">J</text:span><text:span text:style-name="T3496">er</text:span><text:span text:style-name="T3497">z</text:span><text:span text:style-name="T3498">y Kołod</text:span><text:span text:style-name="T3499">ziej</text:span><text:span text:style-name="T3500">ski</text:span>:</text:p>
      <text:p text:style-name="P3501"><text:span text:style-name="T3502">C</text:span>zy chcecie państwo dyskutować jes<text:span text:style-name="T3503">zcze</text:span><text:s/>na ten temat?</text:p>
      <text:p text:style-name="P3504"><text:span text:style-name="T3505">Aureliusz Mik</text:span><text:span text:style-name="T3506">ła</text:span><text:span text:style-name="T3507">szewski</text:span>:</text:p>
      <text:p text:style-name="P3508">Ad vocem.</text:p>
      <text:p text:style-name="P3509"><text:span text:style-name="T3510">J</text:span><text:span text:style-name="T3511">er</text:span><text:span text:style-name="T3512">z</text:span><text:span text:style-name="T3513">y Kołod</text:span><text:span text:style-name="T3514">ziej</text:span><text:span text:style-name="T3515">ski</text:span>:</text:p>
      <text:p text:style-name="P3516">Ad vocem, proszę bardzo.</text:p>
      <text:p text:style-name="P3517"><text:span text:style-name="T3518">Aureliusz Mik</text:span><text:span text:style-name="T3519">ła</text:span><text:span text:style-name="T3520">szewski</text:span>:</text:p>
      <text:p text:style-name="P3521">Wydaje mi się, że wyniki badań ekspertów odnośnie Huty<text:s/>„Siechnice”<text:s/>nie zależą od zmiany w rządzie. Urzędnicy w mini<text:span text:style-name="T3522">st</text:span>er<text:span text:style-name="T3523">st</text:span>wie pozostali ci sa<text:span text:style-name="T3524">m</text:span>i.</text:p>
      <text:p text:style-name="P3525">Co do drugiej sprawy, po pot<text:span text:style-name="T3526">wi</text:span>erdzeniu przez panią profesor, że Huta<text:s/>„Siechnice”<text:s/>n<text:span text:style-name="T3527">ie</text:span><text:s/>zagraża zdrowiu mieszkańców Wrocławia, na wielu spot<text:span text:style-name="T3528">ka</text:span>niach były różne uwagi wypowiadane pod pani adresem jako posła, jako posłanki. A najłagodniejsza z uwag dotyczyła, którą skierowane do mnie, o tryb odwoływania posłów. Dziękuję.</text:p>
      <text:p text:style-name="P3529"><text:span text:style-name="T3530">Jerzy Kołod</text:span><text:span text:style-name="T3531">zi</text:span><text:span text:style-name="T3532">ejski</text:span>:</text:p>
      <text:p text:style-name="P3533">Dziękuję. Ad vocem pan minister.</text:p>
      <text:soft-page-break/>
      <text:p text:style-name="P3534"><text:span text:style-name="T3535">Wacław Kulczyński</text:span>:</text:p>
      <text:p text:style-name="P3536">Ja chcę poin<text:span text:style-name="T3537">fo</text:span>r<text:span text:style-name="T3538">mowa</text:span>ć, że taka ekspertyza rzeczywiście była zrobiona i to przez poważne grono naukowe. Ja w tej chwili nie pamiętam, bo już minęło sporo czasu i jest do wglądu w naszym ministerstwie do obejrzenia. Towarzystwa naukowe, przepraszam, siedzące tutaj również, nie chciałbym, żeby to zabrzmiało, w różnych sprawach ma bardzo różne, niezależne zupełnie poglądy i to nie było kłamstwo jeśli myśmy się wtedy powołali na tego typu ekspertyzy. A to nie zmienia faktu przecież.</text:p>
      <text:p text:style-name="P3539"><text:span text:style-name="T3540">Aureliusz Mik</text:span><text:span text:style-name="T3541">ła</text:span><text:span text:style-name="T3542">szewski</text:span>:</text:p>
      <text:p text:style-name="P3543">„S<text:span text:style-name="T3544">ie</text:span>chnica” szkodzi dla terenów wodonośnych<text:s/><text:span text:style-name="T3545">i</text:span><text:s/>zatruwa okolice<text:span text:style-name="T3546">.</text:span><text:s/>To<text:s/><text:span text:style-name="T3547">j</text:span>est ekspertyza PAN-u z Zabrza, zrobiona przez panią docent Twardowską z zespołem dwa lata temu. Też potwierdza nasze poprzednie wiadomości. Nie ma żadnych niejasności tutaj.</text:p>
      <text:p text:style-name="P3548">Dz<text:span text:style-name="T3549">ię</text:span>kuję bardzo.</text:p>
      <text:p text:style-name="P3550"><text:span text:style-name="T3551">Jerzy Kołod</text:span><text:span text:style-name="T3552">zi</text:span><text:span text:style-name="T3553">ejski</text:span>:</text:p>
      <text:p text:style-name="P3554">Dziękuję. W kolejności pan Gołąb i pan Bokszczanin. Proszę bardzo.</text:p>
      <text:p text:style-name="P3555"><text:span text:style-name="T3556">Bogusław Gołąb</text:span>:</text:p>
      <text:p text:style-name="P3557">Proszę państwa, kwestia zakładów trucicieli to jedno, a kwestia pracowników zakładów, które będą zamykane i tu trzeba sobie powiedzieć jasno, że ci pracownicy muszą mieć zabezpieczoną pracę, a ewentualni ludzie znajdujący się w wieku pr<text:span text:style-name="T3558">ze</text:span>demery<text:span text:style-name="T3559">tal</text:span>nym albo ludz<text:span text:style-name="T3560">ie<text:s/></text:span>o złym stanie zdrowia, muszą mieć możliwość przejścia na wcześniejszą emeryturę. I to musi być w jakiś sposób tutaj uwzględnione, żeby to nie było znowuż pozostaw<text:span text:style-name="T3561">ie</text:span>nie lud<text:span text:style-name="T3562">zi</text:span><text:s/>na lodzie albo zrobienie z nich bezrobotnych.</text:p>
      <text:p text:style-name="P3563">Dziękuję.</text:p>
      <text:p text:style-name="P3564"><text:span text:style-name="T3565">Jerzy Kołod</text:span><text:span text:style-name="T3566">zi</text:span><text:span text:style-name="T3567">ejski</text:span>:</text:p>
      <text:p text:style-name="P3568">Dziękuję bardzo. Pan Bokszczanin.</text:p>
      <text:p text:style-name="P3569"><text:span text:style-name="T3570">Gu</text:span><text:span text:style-name="T3571">st</text:span><text:span text:style-name="T3572">aw</text:span><text:span text:style-name="T3573"><text:s/></text:span><text:span text:style-name="T3574">Boks</text:span><text:span text:style-name="T3575">zcz</text:span><text:span text:style-name="T3576">a</text:span><text:span text:style-name="T3577">n</text:span><text:span text:style-name="T3578">i</text:span><text:span text:style-name="T3579">n</text:span>:</text:p>
      <text:p text:style-name="P3580">Jeszcze jeden wniosek.<text:s/><text:span text:style-name="T3581">J</text:span>eżeli można by w tym punkcie wprowadzić zapis, że również należy stworzyć warunki dla realizacji uchwał Wojewódzkich Rad Narodowych. Proszę zauważyć, że na przykład ostatnia uc<text:span text:style-name="T3582">h</text:span>wała Wojewód<text:span text:style-name="T3583">zk</text:span>iej Rady Narodowej w Krakowie wpisała do likwidacji Zakłady Sodowe w Krakowie. Jest wiele uchwał, które wpisały i wskazały zakłady, które powinniśmy w pierwszej kolejności zlikwidować. Dziękuję.</text:p>
      <text:p text:style-name="P3584"><text:span text:style-name="T3585">Jerzy Kołod</text:span><text:span text:style-name="T3586">zi</text:span><text:span text:style-name="T3587">ejski</text:span>:</text:p>
      <text:p text:style-name="P3588">Dziękuję bardzo. Mam końcowe pytanie do strony zgłaszającej ten wniosek. Panie profesorze, Kozłowski, cz<text:span text:style-name="T3589">y</text:span><text:s/>utrzym<text:span text:style-name="T3590">uj</text:span>emy w takim wymiarze jak jest, czy rozszerzamy?</text:p>
      <text:p text:style-name="P3591">Proszę bardzo.</text:p>
      <text:p text:style-name="P3592"><text:span text:style-name="T3593">Stefan K</text:span><text:span text:style-name="T3594">oz</text:span><text:span text:style-name="T3595">łowski</text:span>:</text:p>
      <text:p text:style-name="P3596">Proponuję zostawić w takim wymiarze jak jest.</text:p>
      <text:p text:style-name="P3597"><text:span text:style-name="T3598">Jerzy Koło</text:span><text:span text:style-name="T3599">dzi</text:span><text:span text:style-name="T3600">ejski</text:span>:</text:p>
      <text:p text:style-name="P3601">Jestem zgodny z tą propozycją w imieniu delegacji rządowej. Zamykam dyskusję na ten tem<text:span text:style-name="T3602">at.</text:span></text:p>
      <text:p text:style-name="P3603"><text:span text:style-name="T3604">B</text:span><text:span text:style-name="T3605">o</text:span><text:span text:style-name="T3606">g</text:span><text:span text:style-name="T3607">usł</text:span><text:span text:style-name="T3608">a</text:span><text:span text:style-name="T3609">w</text:span><text:span text:style-name="T3610"><text:s/>G</text:span><text:span text:style-name="T3611">ołąb</text:span>:</text:p>
      <text:p text:style-name="P3612">Zapytałem o ludzi, którzy pracują.<text:s/><text:span text:style-name="T3613">A</text:span><text:s/>co będzie z tymi ludźmi?</text:p>
      <text:p text:style-name="P3614"><text:span text:style-name="T3615">Jerzy Koło</text:span><text:span text:style-name="T3616">dzi</text:span><text:span text:style-name="T3617">ejski</text:span>:</text:p>
      <text:soft-page-break/>
      <text:p text:style-name="P3618">Ja myślę, że to jest ważny postulat, można go gdzieś umieścić, ale nie w tym punkcie chyba.</text:p>
      <text:p text:style-name="P3619"><text:span text:style-name="T3620">B</text:span><text:span text:style-name="T3621">o</text:span><text:span text:style-name="T3622">g</text:span><text:span text:style-name="T3623">usł</text:span><text:span text:style-name="T3624">a</text:span><text:span text:style-name="T3625">w</text:span><text:span text:style-name="T3626"><text:s/>G</text:span><text:span text:style-name="T3627">ołąb</text:span>:</text:p>
      <text:p text:style-name="P3628">Ale on się wiąże bezpośrednio, panie przewodni<text:span text:style-name="T3629">cz</text:span>ący. To jest ważny problem. Ja nie chcę stawiać tutaj jego ważności, ale nie mniej ludzie, tam są ci pracownicy, którzy w tych zakładach<text:s/><text:span text:style-name="T3630">fu</text:span>nk<text:span text:style-name="T3631">cjo</text:span>now<text:span text:style-name="T3632">al</text:span>i, żyli.</text:p>
      <text:p text:style-name="P3633"><text:span text:style-name="T3634">Jerzy Koło</text:span><text:span text:style-name="T3635">dzi</text:span><text:span text:style-name="T3636">ejski</text:span>:</text:p>
      <text:p text:style-name="P3637">Przesłanka tego punk<text:span text:style-name="T3638">tu</text:span><text:s/>jest inna. Wobec tego proponuję nie osłabiać tego punktu żadnymi innymi kwestiami.<text:s/><text:span text:style-name="T3639">P</text:span><text:span text:style-name="T3640">o</text:span><text:span text:style-name="T3641">za</text:span><text:s/>tym ten punkt nie dotyczy tylko zakładów zamykany<text:span text:style-name="T3642">ch</text:span>. Dotyczy też osiedli m<text:span text:style-name="T3643">iesz</text:span>kan<text:span text:style-name="T3644">io</text:span>wych i innych hoteli. Ja merytorycznie się z panem zgadzam. Proszę wobec tego, zastanówmy się nad tym, gdzie znaleźć miejsce na wpisanie tego postulatu? Proponuję, żeby nie w tym punkcie, ale dalej gdzieś? Może w restrukturyza<text:span text:style-name="T3645">cj</text:span>i, może gdzieś tam? Trzeba się będzie zastanowić. Ale proponuję, żebyśmy nie wpisywali w tym punkcie, bo ten postulat się do tego nie nadaje.</text:p>
      <text:p text:style-name="P3646">Proszę bardzo.</text:p>
      <text:p text:style-name="P3647"><text:span text:style-name="T3648">Andrzej Kassenberg</text:span>:</text:p>
      <text:p text:style-name="P3649">Może b<text:span text:style-name="T3650">yś</text:span>my<text:s/><text:span text:style-name="T3651">to</text:span><text:s/>umieścili<text:s/><text:span text:style-name="T3652">w</text:span><text:s/>tej części punktu<text:s/><text:span text:style-name="T3653">5-g</text:span>o<text:span text:style-name="T3654">,</text:span><text:s/>któr<text:span text:style-name="T3655">y</text:span><text:s/>ja czytałem, gdzie OP<text:span text:style-name="T3656">ZZ</text:span><text:s/>ma przygotować załącznik<text:span text:style-name="T3657">.</text:span><text:s/><text:span text:style-name="T3658">I</text:span><text:s/>słusznie, jak kolega Gołąb powiedział, w tym załączniku powinien się znaleźć także punkt mówiący o tym, ażeby przewidzieć dla ludzi, którzy pracują w zamykanych zakładac<text:span text:style-name="T3659">h</text:span>, czy to możliwość pr<text:span text:style-name="T3660">ze</text:span>s<text:span text:style-name="T3661">zk</text:span>olen<text:span text:style-name="T3662">ia,</text:span><text:s/>czy możliwość w<text:span text:style-name="T3663">cz</text:span>eśni<text:span text:style-name="T3664">ej</text:span>szego przejścia na emeryturę itp. No, nie będę tego teraz referował. Wiadomo o co chodzi.</text:p>
      <text:p text:style-name="P3665"><text:span text:style-name="T3666">Jerzy Kołodzi</text:span><text:span text:style-name="T3667">ej</text:span><text:span text:style-name="T3668">ski</text:span>:</text:p>
      <text:p text:style-name="P3669">Tak, sądzę, że to jest bardzo dobre rozwiązanie, które proponuję przy<text:span text:style-name="T3670">ją</text:span>ć. Tak?</text:p>
      <text:p text:style-name="P3671">Mam dla państwa optymistyczną wiadomość, po załatwieniu tego punktu, że możemy zjeść obiad. Czy zgadzacie się państwo na to? Wobec tego ogłaszam przerwę do godziny za dziesięć trzecia. Tak? Dziękuję bardzo.</text:p>
      <text:p text:style-name="P3672"/>
      <text:p text:style-name="P3673">/Pr<text:span text:style-name="T3674">ze</text:span>rwa/.</text:p>
      <text:p text:style-name="P3675"/>
      <text:p text:style-name="P3676">/Po przerwie/.</text:p>
      <text:p text:style-name="P3677"/>
      <text:p text:style-name="P3678"><text:span text:style-name="T3679">Ste</text:span><text:span text:style-name="T3680">fa</text:span><text:span text:style-name="T3681">n Kozłowski</text:span>:</text:p>
      <text:p text:style-name="P3682">Prosimy bardzo. Będziemy przystępować do dalszego toku naszych obrad. Proszę państwa, chciałbym zaproponować przyjęcie takiego toku postępowania, żebyśmy dzisiaj zakończyli rozpatrywan<text:span text:style-name="T3683">ie</text:span><text:s/>nowych punktów. Jak gdyby zamknąć już listę postulatów, gdyż powoli powinniśmy zmierzać do zamknięcia naszego<text:s/>„stolika”<text:s/>i w pierwszej kolejności chcielibyśmy przejść dzisiaj do przeczytania wszystkich nowych punktów. Jeżeli byłaby na to zgo<text:span text:style-name="T3684">da</text:span>, to potem wrócimy do redak<text:span text:style-name="T3685">cj</text:span>i, ale zasadniczo sprawy przeznaczamy na dzień jutrzejszy.</text:p>
      <text:p text:style-name="P3686">Chciałbym również do państwa zaapelować, nawiązując po prostu do naszych obrad przedobiednich, że moglibyśmy s<text:span text:style-name="T3687">z</text:span>ybcie<text:span text:style-name="T3688">j</text:span><text:s/><text:span text:style-name="T3689">p</text:span>ostępować, gdybyśmy bardziej trzymali się tekstu i dyskutowali o tekście. Proponow<text:span text:style-name="T3690">ał</text:span>bym możliwie ograniczać wystąpienia, które szeroko naświetlają tę sprawę. Myślę,<text:s/><text:span text:style-name="T3691">ż</text:span>e jesteśmy w takim gronie, że nie mu<text:span text:style-name="T3692">sim</text:span>y przekonywać się nawzajem. Apelowałbym do możliwie zwięzłego<text:s/><text:soft-page-break/>ustosunkowywania się do przedstawi<text:span text:style-name="T3693">an</text:span>ych zapisów. Sądzę, że to ogromnie by nam prz<text:span text:style-name="T3694">yś</text:span>piesz<text:span text:style-name="T3695">ył</text:span>o tok naszych obrad.</text:p>
      <text:p text:style-name="P3696">Zgodnie z takim pos<text:span text:style-name="T3697">ta</text:span>nowien<text:span text:style-name="T3698">ie</text:span>m pr<text:span text:style-name="T3699">ze</text:span>c<text:span text:style-name="T3700">hodzi</text:span>li<text:span text:style-name="T3701">byś</text:span>my do punktu 2<text:span text:style-name="T3702">4</text:span>, który tutaj państwo odczytam.</text:p>
      <text:p text:style-name="P3703">Nale<text:span text:style-name="T3704">ż</text:span>y niezwłocznie zaprzestać prześladowania osób występ<text:span text:style-name="T3705">uj</text:span>ących w interesie społecznym w manifesta<text:span text:style-name="T3706">cja</text:span>ch ekologicznych. Należy wystąpić do Prokuratora Generalnego, aby wniósł rewizję nadzwyczajną do prawomocnych orzeczeń kolegiów do spraw wykroczeń w<text:span text:style-name="T3707">sk</text:span>azu<text:span text:style-name="T3708">ją</text:span>cy<text:span text:style-name="T3709">ch</text:span><text:s/>u<text:span text:style-name="T3710">czest</text:span>n<text:span text:style-name="T3711">ik</text:span>ów akcji w ochronie<text:s/><text:span text:style-name="T3712">ś</text:span>rodowiska, dra<text:span text:style-name="T3713">styc</text:span>zn<text:span text:style-name="T3714">ym</text:span><text:s/>przykładem naruszan<text:span text:style-name="T3715">ia<text:s/></text:span>prawor<text:span text:style-name="T3716">zą</text:span>dnoś<text:span text:style-name="T3717">ci</text:span><text:s/><text:span text:style-name="T3718">j</text:span>e<text:span text:style-name="T3719">st</text:span><text:s/>po<text:span text:style-name="T3720">zb</text:span>a<text:span text:style-name="T3721">wieni</text:span>e pracy<text:s/><text:span text:style-name="T3722">n</text:span>au<text:span text:style-name="T3723">c</text:span>zy<text:span text:style-name="T3724">c</text:span>i<text:span text:style-name="T3725">e</text:span>l<text:span text:style-name="T3726">k</text:span>i,<text:s/><text:span text:style-name="T3727">A</text:span>nny Augustyniak, polonistki z Liceum Ogólnoks<text:span text:style-name="T3728">zt</text:span>ałcącego w Skwierzynie oraz represje w stosunku do rodziny Bożyków z Międzyrzecza oraz ukaranie grzywnami za próbę kolportażu artykułu o energetyce jądrowej z oficjalnego tygodnika<text:s/>„Wprost<text:span text:style-name="T3729">”</text:span>, w stosunku do Barbary Lubieckiej i Andrzeja Grzybowskiego.</text:p>
      <text:p text:style-name="P3730">Bardzo proszę, jakie są uwagi do tego zapisu?</text:p>
      <text:p text:style-name="P3731">Bardzo proszę, pan minister Kulczyński.</text:p>
      <text:p text:style-name="P3732"><text:span text:style-name="T3733">W</text:span><text:span text:style-name="T3734">a</text:span><text:span text:style-name="T3735">cł</text:span><text:span text:style-name="T3736">aw</text:span><text:span text:style-name="T3737"><text:s/></text:span><text:span text:style-name="T3738">Kul</text:span><text:span text:style-name="T3739">c</text:span><text:span text:style-name="T3740">zy</text:span><text:span text:style-name="T3741">ńs</text:span><text:span text:style-name="T3742">ki</text:span>:</text:p>
      <text:p text:style-name="P3743">Nie chciałem być tym pierwszym. Mam propozycję, ażeby formułę tego tekstu zapisu w punkcie 24 skierować do zespołu prawa, bowiem nie wydaje mi się, żeby po pierwsze, nasz podzespół miał w tym zakresie odpowiednie uprawnienia, ażeby ten temat uregulować. Po drugie zapewne będzie to wymagało też rozpatrzenia bliższego. Ja, oczywiście, dopatruję s<text:span text:style-name="T3744">ię</text:span><text:s/>tutaj pewnych niekonsekwencji<text:s/><text:span text:style-name="T3745">w</text:span><text:s/>sformułowaniu, bo generalnie jesteśmy za pr<text:span text:style-name="T3746">zes</text:span>t<text:span text:style-name="T3747">rzega</text:span>ni<text:span text:style-name="T3748">e</text:span>m porządku prawnego.<text:s/><text:span text:style-name="T3749">M</text:span>ówimy o prawomocnych orz<text:span text:style-name="T3750">ecz</text:span>en<text:span text:style-name="T3751">ia</text:span>ch kolegiów do spraw wykroc<text:span text:style-name="T3752">ze</text:span>ń. C<text:span text:style-name="T3753">h</text:span>cemy porządek kon<text:span text:style-name="T3754">st</text:span>ytuc<text:span text:style-name="T3755">yj</text:span>ny szanować, to ja nie wykluczam i takich możliwości, w których konkretne przypadki zupełnie inaczej naświetlą niż można to było wyczytać z tego tekstu.</text:p>
      <text:p text:style-name="P3756">Czyli z tymi uwagami jednocześnie podzielam pogląd,<text:s/><text:span text:style-name="T3757">ż</text:span>e fakt występowania w manifesta<text:span text:style-name="T3758">cj</text:span>ach ekologicznych, w ogóle organizowania mani<text:span text:style-name="T3759">fe</text:span>stowania - manifestacji ekologiczn<text:span text:style-name="T3760">yc</text:span>h, w przypadku uzyskania zgody na taką manifesta<text:span text:style-name="T3761">cj</text:span>ę, nie powinien absolutnie podlegać jakimkolwiek represjom, jeśli to się zgodnie z obowiązującym prawem odbywa. I to dla mnie jest absolutnie oczywiste, samo działanie w tym interesie, o jakim tutaj mówimy, nie powinno spotykać się z jakimikolwiek represjami. Natomiast wiemy z praktyki, że bardzo często są sytuacje, które niekoniec<text:span text:style-name="T3762">zn</text:span>ie muszą tak wyglądać, jak b<text:span text:style-name="T3763">yś</text:span>my chci<text:span text:style-name="T3764">el</text:span>i im to przypisać. Stąd moja propozycj<text:span text:style-name="T3765">a</text:span>, ażeby utrzymując tutaj intencje, przekazać sprawę do rozpatrzenia przez zespół prawny.</text:p>
      <text:p text:style-name="P3766">Dziękuję.</text:p>
      <text:p text:style-name="P3767"><text:span text:style-name="T3768">Ste</text:span><text:span text:style-name="T3769">fa</text:span><text:span text:style-name="T3770">n Kozłowski</text:span>:</text:p>
      <text:p text:style-name="P3771">Dz<text:span text:style-name="T3772">ię</text:span>kuję bard<text:span text:style-name="T3773">zo</text:span>. Czy są jesz<text:span text:style-name="T3774">cz</text:span>e jakieś inne uwagi? Proszę bardzo.</text:p>
      <text:p text:style-name="P3775"><text:span text:style-name="T3776">Ryszard<text:s/></text:span><text:span text:style-name="T3777">Kostrzewa<text:s/></text:span><text:span text:style-name="T3778">-<text:s/></text:span><text:span text:style-name="T3779">„</text:span><text:span text:style-name="T3780">S</text:span><text:span text:style-name="T3781">ol</text:span><text:span text:style-name="T3782">i</text:span><text:span text:style-name="T3783">da</text:span><text:span text:style-name="T3784">rn</text:span><text:span text:style-name="T3785">ość</text:span><text:span text:style-name="T3786">”</text:span>:</text:p>
      <text:p text:style-name="P3787">Ja bym się nie zgodził z panem ministrem. Zresztą tutaj na tej sali, w poprzednim tygodniu pan minister sam mówił, że to jest niewłaś<text:span text:style-name="T3788">ci</text:span>wość, że ludzie manifestują i się wyciąga w stosunku do nich konsekwen<text:span text:style-name="T3789">cj</text:span>e. Natomiast, panie ministrze, to są sprawy jaskrawe. My tutaj wyciągnęliśmy tylko kilka przypadków, które są bezsprzeczne, udowodnione przez Komisję Interwencji i Praworządności<text:s/>„Solida<text:span text:style-name="T3790">r</text:span>ności”.<text:s/>Wyrzucenie, a jeszcze wchodzi tutaj aspekt mor<text:span text:style-name="T3791">al</text:span>ny, panie ministrze. Wyrzuca si<text:span text:style-name="T3792">ę</text:span><text:s/>nauczy<text:span text:style-name="T3793">ci</text:span>elkę, która normalnie uczy w<text:s/><text:soft-page-break/>szkole, mówi ludziom jak jest ważne<text:s/><text:span text:style-name="T3794">ś</text:span>rodowisko, natomiast za to, za jej poglądy, wyrzuca się ją ze szkoły. Panie ministrze, bądźmy konsekwentni. Pan mówi w świetle istniejącego prawa.<text:s/><text:span text:style-name="T3795">P</text:span>rzecież wiemy, że w świetle tego istniejącego prawa to my nie p<text:span text:style-name="T3796">o</text:span>winn<text:span text:style-name="T3797">i</text:span>śmy siedzieć tutaj, na tej sali. Ja konkretnie, z<text:s/>„Solidarności<text:span text:style-name="T3798">”</text:span><text:span text:style-name="T3799">.</text:span><text:s/>My tutaj po to się zebraliśmy, bo to ma by<text:span text:style-name="T3800">ć</text:span><text:s/>dobra wola, panie mini<text:span text:style-name="T3801">strz</text:span>e, dobra wola stron, dobra wola rządu, żebyśmy niektóre rzeczy, które są ni<text:span text:style-name="T3802">e</text:span>właściwe, były zmienione. I tutaj zapis ten jest taki, jaki jest. Nie może być inny. My tutaj nie wyciągamy listy rzecz<text:span text:style-name="T3803">y</text:span>, które możn<text:span text:style-name="T3804">a</text:span><text:s/>b<text:span text:style-name="T3805">y<text:s/></text:span>jak pan mówi, rozpatrywać, z tego czy innego punktu widzenia. To są rzeczy udowodnione, to są rzeczy jednoznaczne, panie ministrze.</text:p>
      <text:p text:style-name="P3806"><text:span text:style-name="T3807">S</text:span><text:span text:style-name="T3808">t</text:span><text:span text:style-name="T3809">e</text:span><text:span text:style-name="T3810">f</text:span><text:span text:style-name="T3811">an Kozłowski</text:span>:</text:p>
      <text:p text:style-name="P3812">Ja rozumiem, że nie był kwestionowany ten punkt. To jest sprawa chyba dość oczywista. Czy jeszcze ktoś z państwa? Nie widzę. Dziękuję bardzo. Przechodzimy do następnego punktu.</text:p>
      <text:p text:style-name="P3813">Punkt 2<text:span text:style-name="T3814">5.</text:span><text:s/>Zakładany rozwój motoryzacji należy uzależn<text:span text:style-name="T3815">i</text:span>ć od zdecydowanego obniżenia emisji.<text:s/><text:span text:style-name="T3816">W</text:span><text:s/>związku z tym trzeba dokonać bilansu emisji pojazdów eksploatowanych, produkowan<text:span text:style-name="T3817">yc</text:span>h i importowanych do roku<text:s/><text:span text:style-name="T3818">2</text:span>0<text:span text:style-name="T3819">1</text:span>0. Niezwłocznie przystąpić do produkcji benzyny nisko- i bezołowiowej oraz upowszechnić jej zastosowanie. Rozwijać i doskonalić system komunikacji zbiorowej i rowerow<text:span text:style-name="T3820">ej,</text:span><text:s/>a w miastach nadać im szczególny priorytet. Ograniczyć używanie samochodów w miastach, a szczególnie w śródmieś<text:span text:style-name="T3821">ci</text:span>ach i w sferach, w<text:s/>obszarach chronionych. Należy zachować właściwą relację opłat za bilety komunikacji zbiorowej do kosztów komunikacji indywidualn<text:span text:style-name="T3822">ej</text:span>. Chodzi o preferowanie korzystania z komunikacji zbiorowej ze względu na jej mniejszy u<text:span text:style-name="T3823">d</text:span>ział w zanieczysz<text:span text:style-name="T3824">cz</text:span>eniu środowiska. Termin - marzec 9<text:span text:style-name="T3825">0</text:span><text:s/>roku.</text:p>
      <text:p text:style-name="P3826">Bardzo proszę, pan minister Kulczyński.</text:p>
      <text:p text:style-name="P3827"><text:span text:style-name="T3828">Wacław Kulczyński</text:span>:</text:p>
      <text:p text:style-name="P3829">Uwag nie wnoszę, proponuję zapis przyjąć, nie podejmować w tym przypadku jakiejś dyskusji. Natomiast chciałbym zapytać pana przewodnic<text:span text:style-name="T3830">zą</text:span>cego jeszcze w kwestii punktu 24. Ja rozumiem, że przyjmujemy formułę zapisu tak jak ona była zaproponowana, w tym także i to, że przekazujemy do zespołu?</text:p>
      <text:p text:style-name="P3831"><text:span text:style-name="T3832">S</text:span><text:span text:style-name="T3833">t</text:span><text:span text:style-name="T3834">e</text:span><text:span text:style-name="T3835">f</text:span><text:span text:style-name="T3836">an Kozłowski</text:span>:</text:p>
      <text:p text:style-name="P3837">Przekazujemy, oczywiście.</text:p>
      <text:p text:style-name="P3838"><text:span text:style-name="T3839">Wacław Kulczyński</text:span>:</text:p>
      <text:p text:style-name="P3840">Dziękuję.</text:p>
      <text:p text:style-name="P3841"><text:span text:style-name="T3842">S</text:span><text:span text:style-name="T3843">t</text:span><text:span text:style-name="T3844">e</text:span><text:span text:style-name="T3845">f</text:span><text:span text:style-name="T3846">an Kozłowski</text:span>:</text:p>
      <text:p text:style-name="P3847">Czy do punktu 2<text:span text:style-name="T3848">5</text:span><text:s/>są jeszcze jakieś uwagi? Bardzo proszę, pan profesor Andrze<text:span text:style-name="T3849">je</text:span>wski.</text:p>
      <text:p text:style-name="P3850"><text:span text:style-name="T3851">Roman Andrzejewski</text:span>:</text:p>
      <text:p text:style-name="P3852">W<text:span text:style-name="T3853">ydaje</text:span><text:s/>mi<text:s/><text:span text:style-name="T3854">si</text:span>ę, że punkt, podpunkt, ograniczyć użytkowanie samochodów w miastach, a szczególnie w śródmieściach i obszarach chronionych jest... ma charakter nieco z<text:span text:style-name="T3855">a</text:span><text:s/>szeroki. Nie mo<text:span text:style-name="T3856">ż</text:span>na dzisiaj powiedzieć użytkownikom samochodów, żeby ograniczyli użytkowanie w m<text:span text:style-name="T3857">i</text:span>astach. Można powiedzieć, że należy ograniczyć w śródmieściach. Tam, gdzie użytkowanie samochodów zagraża zanieczyszczeniom nadmiernym środowiska dla mieszkańców.</text:p>
      <text:p text:style-name="P3858">Proponowałbym więc napisać, że ograniczyć użytkowanie samochodów w śródmieśc<text:span text:style-name="T3859">ia</text:span>ch i obszarach chronionych. Przy czym też dla Warszawy na przykład śródmieście jest tak szerokim pojęciem, że n<text:span text:style-name="T3860">ie</text:span><text:s/>można w całej Warszawie ograniczyć.</text:p>
      <text:soft-page-break/>
      <text:p text:style-name="P3861">Dziękuję.</text:p>
      <text:p text:style-name="P3862"><text:span text:style-name="T3863">Stefan Kozłowski</text:span>:</text:p>
      <text:p text:style-name="P3864">Sądzę,<text:s/><text:span text:style-name="T3865">że</text:span><text:s/><text:span text:style-name="T3866">t</text:span>o jest do prz<text:span text:style-name="T3867">e</text:span>jęcia. Bardzo proszę<text:span text:style-name="T3868">.</text:span></text:p>
      <text:p text:style-name="P3869"><text:span text:style-name="T3870">Marek Roman</text:span>:</text:p>
      <text:p text:style-name="P3871">Ja chciałbym zwrócić uwagę na to, że nie wszystko może jest takie zupełnie realne do zrealizowania. Na przykład podpunkt drugi, niezwłocznie przystąpić do produkcji benzyny nisko- i bezołowiowej, itd. Ja nie wiem, na ile to jest postulat realny. Słowo: niezwłocznie tutaj jest bardzo silne. Wiadomo, że to jest kwestia nie tylko samej be<text:span text:style-name="T3872">n</text:span>z<text:span text:style-name="T3873">y</text:span>ny, ale i silnika, bo to się jedno z drugim w<text:span text:style-name="T3874">ią</text:span>że. Dla gości zagranicznych z silnikami przystosowanymi, to my nawet oferujemy już na niektórych stacjach taką benzynę. Więc, czy to jest realny taki postulat, trzeba by się nad tym zastanowić.</text:p>
      <text:p text:style-name="P3875"><text:span text:style-name="T3876">A</text:span><text:s/>teraz co do ograniczenia użytkowania samochodów w śródmieściu, to jak byłem w Krakowie, gdzie to ograniczenie wprowadzono, to miejscowi ludzie mówili, że skutek nie jest wcale tak oczywisty korzystny. Bo to się wiąże z wydłużeniem tras przelotów samochodów okrążających te różne wydzielone dzielnice i w rezultacie niektórzy obliczyli, że zanieczyszczenie wzrosło. Bo i wzrosły przejazdy, i wzrosło zużycie benzyny, i zanieczyszczenie środowiska z tego po<text:span text:style-name="T3877">wo</text:span>d<text:span text:style-name="T3878">u</text:span><text:s/>wzrosło. Oczywiście może są bezpośrednio chronione pewne partie<text:span text:style-name="T3879">.</text:span><text:s/>Ale też może jednak powinno to być formułowane, żeby to dawało szansę racjonalnego rozwiązywan<text:span text:style-name="T3880">ia.</text:span></text:p>
      <text:p text:style-name="P3881"><text:span text:style-name="T3882">St</text:span><text:span text:style-name="T3883">e</text:span><text:span text:style-name="T3884">f</text:span><text:span text:style-name="T3885">an<text:s/></text:span><text:span text:style-name="T3886">K</text:span><text:span text:style-name="T3887">oz</text:span><text:span text:style-name="T3888">łow</text:span><text:span text:style-name="T3889">s</text:span><text:span text:style-name="T3890">ki</text:span>:</text:p>
      <text:p text:style-name="P3891"><text:span text:style-name="T3892">N</text:span>o, ja myślę, że to są w ogóle trendy og<text:span text:style-name="T3893">ól</text:span>nośw<text:span text:style-name="T3894">iato</text:span>we. Bardzo wiele miejsc w tej chwili się broni. Sądzę, że o taki ogólny zapis możemy się pokusić, mógłby<text:s/><text:span text:style-name="T3895">je</text:span>dnak pozostać. N<text:span text:style-name="T3896">at</text:span>omiast my już produkujemy<text:s/>benzynę dla gości zagraniczn<text:span text:style-name="T3897">yc</text:span>h. Tu chodziłoby o pewną intencję i zwrócenie uwagi na konieczność rozszerzenia tego, no, w domyśle na cały nasz przemysł motor<text:span text:style-name="T3898">yz</text:span>ac<text:span text:style-name="T3899">yj</text:span>ny. No, nie piszemy tego tak ostro, bo tu mielibyśmy zaraz, prawda, wielogodzinną dyskusję. Nie chcemy wchodzić w profil FSO, no, ale to jest jak gdyby w podtekście, że to z tym trzeba coś zrobić.</text:p>
      <text:p text:style-name="P3900">Proszę bardzo.</text:p>
      <text:p text:style-name="P3901"><text:span text:style-name="T3902">Roman<text:s/></text:span><text:span text:style-name="T3903">A</text:span><text:span text:style-name="T3904">n</text:span><text:span text:style-name="T3905">d</text:span><text:span text:style-name="T3906">rze</text:span><text:span text:style-name="T3907">j</text:span><text:span text:style-name="T3908">ews</text:span><text:span text:style-name="T3909">ki</text:span>:</text:p>
      <text:p text:style-name="P3910">W związku z tą benzyną taka uwaga. Jeżeli byśmy ją wprowadzili w całym kraju równocześnie, w pewnej części, to skutek tego będzie mały.<text:s/><text:span text:style-name="T3911">M</text:span>ożna b<text:span text:style-name="T3912">y</text:span><text:s/><text:span text:style-name="T3913">t</text:span>ut<text:span text:style-name="T3914">aj<text:s/></text:span>dopisać, szczególnie na obszarach specjalnie chronionych, czy obsz<text:span text:style-name="T3915">a</text:span>rac<text:span text:style-name="T3916">h</text:span><text:s/>ochronnych. Gdybyśmy zaczęli wprowadzać to na prz<text:span text:style-name="T3917">yk</text:span>ład na obszarach zielonych płuc Polski, to tam byłby efekt szybszy, aniżeli byśmy tą samą ilość rozprowadzili tutaj. Dziękuję.</text:p>
      <text:p text:style-name="P3918"><text:span text:style-name="T3919">St</text:span><text:span text:style-name="T3920">e</text:span><text:span text:style-name="T3921">f</text:span><text:span text:style-name="T3922">an<text:s/></text:span><text:span text:style-name="T3923">K</text:span><text:span text:style-name="T3924">oz</text:span><text:span text:style-name="T3925">łow</text:span><text:span text:style-name="T3926">s</text:span><text:span text:style-name="T3927">ki</text:span>:</text:p>
      <text:p text:style-name="P3928">Proszę bardzo, jakie jeszcze uwagi? Proszę bardzo.</text:p>
      <text:p text:style-name="P3929"><text:span text:style-name="T3930">Wojciech Kłosowski</text:span>:</text:p>
      <text:p text:style-name="P3931">Króciutko chci<text:span text:style-name="T3932">ał</text:span>bym ustosunkować się do wniosku pierwszego pana profesora Andrz<text:span text:style-name="T3933">ej</text:span>ewsk<text:span text:style-name="T3934">ie</text:span>go. Ja byłbym, gorąco optowałbym za utrzymanie tego szerokiego sformułowania, w miastach, szczególnie w śród<text:span text:style-name="T3935">mi</text:span>eś<text:span text:style-name="T3936">cia</text:span>ch i w obszarach chronionych. Tu jest mowa o ograniczeniu użytkowania, a nie o wyłączeniu ruchu samochodowego. Tutaj po prostu jest to sprawa nie tylko śródmieścia, ale i terenów zielonych, okolic szpitali itd. Więc to słowo ograniczenie już jakby, moim zdaniem, załatwia tę sprawę.</text:p>
      <text:p text:style-name="P3937"><text:span text:style-name="T3938">St</text:span><text:span text:style-name="T3939">e</text:span><text:span text:style-name="T3940">f</text:span><text:span text:style-name="T3941">an<text:s/></text:span><text:span text:style-name="T3942">K</text:span><text:span text:style-name="T3943">oz</text:span><text:span text:style-name="T3944">łow</text:span><text:span text:style-name="T3945">s</text:span><text:span text:style-name="T3946">ki</text:span>:</text:p>
      <text:soft-page-break/>
      <text:p text:style-name="P3947">Dziękuję bardzo. Kto jeszcze z państwa?</text:p>
      <text:p text:style-name="P3948">Nie widzę innych głosów.<text:s/><text:span text:style-name="T3949">M</text:span>a<text:span text:style-name="T3950">m</text:span>y wobec tego dwie propozycje. Ograniczyć ten zapis? Nie ograniczyć?<text:s/><text:span text:style-name="T3951">J</text:span>ak powinniśmy postąpić? Czy w ogóle w miastach, czy tylko w śródmieściach? Słucham?</text:p>
      <text:p text:style-name="P3952"><text:span text:style-name="T3953">Głos z sali</text:span>:</text:p>
      <text:p text:style-name="P3954"><text:span text:style-name="T3955">W</text:span><text:s/>miastach.</text:p>
      <text:p text:style-name="P3956"><text:span text:style-name="T3957">St</text:span><text:span text:style-name="T3958">e</text:span><text:span text:style-name="T3959">f</text:span><text:span text:style-name="T3960">an<text:s/></text:span><text:span text:style-name="T3961">K</text:span><text:span text:style-name="T3962">oz</text:span><text:span text:style-name="T3963">łow</text:span><text:span text:style-name="T3964">s</text:span><text:span text:style-name="T3965">ki</text:span>:</text:p>
      <text:p text:style-name="P3966">Rozumiem, że pan profesor Andrzejewski jak gdyby jest pr<text:span text:style-name="T3967">ze</text:span>głosowany? Tak?</text:p>
      <text:p text:style-name="P3968"><text:span text:style-name="T3969">Roman Andr</text:span><text:span text:style-name="T3970">z</text:span><text:span text:style-name="T3971">e</text:span><text:span text:style-name="T3972">j</text:span><text:span text:style-name="T3973">ew</text:span><text:span text:style-name="T3974">sk</text:span><text:span text:style-name="T3975">i</text:span>:</text:p>
      <text:p text:style-name="P3976">Uważam, że n<text:span text:style-name="T3977">ie</text:span><text:s/>można podawać społe<text:span text:style-name="T3978">cz</text:span>eństwu propozycji dz<text:span text:style-name="T3979">is</text:span>iaj ograniczenia ruchu w miastach, a zgadzając się z panem, który precyzował tutaj projekt ograniczenia przy szpitalach i w innych miejscach, to jeszcze nie oznacza, że to jest w miastach. To jest zbyt szerokie po<text:span text:style-name="T3980">j</text:span>ęcie. Po prostu obawiam się, że będzie to źle przyjęte. Takie s<text:span text:style-name="T3981">fo</text:span>rmułowanie. Trzeba po prostu precyzyjniej podać gdzie i w jakim zakresie chcemy ograniczyć?</text:p>
      <text:p text:style-name="P3982"><text:span text:style-name="T3983">Jerzy Kołodzi</text:span><text:span text:style-name="T3984">ej</text:span><text:span text:style-name="T3985">ski</text:span>:</text:p>
      <text:p text:style-name="P3986">Czy można w tej sprawie?</text:p>
      <text:p text:style-name="P3987"><text:span text:style-name="T3988">St</text:span><text:span text:style-name="T3989">e</text:span><text:span text:style-name="T3990">f</text:span><text:span text:style-name="T3991">an<text:s/></text:span><text:span text:style-name="T3992">K</text:span><text:span text:style-name="T3993">oz</text:span><text:span text:style-name="T3994">łow</text:span><text:span text:style-name="T3995">s</text:span><text:span text:style-name="T3996">ki</text:span>:</text:p>
      <text:p text:style-name="P3997">Proszę bardzo.</text:p>
      <text:p text:style-name="P3998"><text:span text:style-name="T3999">Jerzy Kołodzi</text:span><text:span text:style-name="T4000">ej</text:span><text:span text:style-name="T4001">ski</text:span>:</text:p>
      <text:p text:style-name="P4002">Zgodnie z praktyką ś<text:span text:style-name="T4003">wia</text:span>tową ogr<text:span text:style-name="T4004">a</text:span>niczenia samochodów w całych miastach jest nierealne. Po prostu ten zapis się nie sprawdza. Można ograniczyć w pewnych partiach miast, głównie w śródmieściach, w miastach można ograniczać też przez preferencje innych środków komunikacji. Wtedy, kiedy następuje samoogran<text:span text:style-name="T4005">i</text:span>czenie posiadaczy samochodów, bo woli jeździć, korzystać z innych środków komunikacji. W takim sensie można by tylko myśleć o ograniczaniu samochodów w całych miastach.</text:p>
      <text:p text:style-name="P4006">Narusza to, chciałem powiedzieć, naruszałoby to wolność swobód obywatelskich.<text:s/><text:span text:style-name="T4007">Nie</text:span><text:s/>można wprowadzać ograniczenia z powodu, no, miałkiego, nie dość ewidentnego. Dlatego wprowadza się te ograniczenia w śródm<text:span text:style-name="T4008">ie</text:span>ś<text:span text:style-name="T4009">ciach</text:span>. Całe miasta, to poprzez zastosowanie innych środków komunikacji, skłani<text:span text:style-name="T4010">aj</text:span>ących użytkowników samochodów do samoograniczenia.</text:p>
      <text:p text:style-name="P4011"><text:span text:style-name="T4012">Z</text:span><text:s/>taką interpreta<text:span text:style-name="T4013">cj</text:span>ą można by to przyjąć.<text:s/><text:span text:style-name="T4014">A</text:span>le to jest wyż<text:span text:style-name="T4015">ej.</text:span></text:p>
      <text:p text:style-name="P4016"><text:span text:style-name="T4017">St</text:span><text:span text:style-name="T4018">e</text:span><text:span text:style-name="T4019">f</text:span><text:span text:style-name="T4020">an<text:s/></text:span><text:span text:style-name="T4021">K</text:span><text:span text:style-name="T4022">oz</text:span><text:span text:style-name="T4023">łow</text:span><text:span text:style-name="T4024">s</text:span><text:span text:style-name="T4025">ki</text:span>:</text:p>
      <text:p text:style-name="P4026">Ja myślę, że w podtekście jest to w ogóle kwestia zmiany technologii naszych samochodów. Chodzi tutaj o samochody czyste, prawda. Wobec tego może rzeczywiście by<text:span text:style-name="T4027">ło</text:span>by to trudne, rozumiejąc, że przewodniczący ma głos podwójny, proponowałbym ustąpić z tego.</text:p>
      <text:p text:style-name="P4028">Pan profesor koniecznie chce bronić swojego stanowiska? Proszę bardzo.</text:p>
      <text:p text:style-name="P4029"><text:span text:style-name="T4030">Stan</text:span><text:span text:style-name="T4031">isł</text:span><text:span text:style-name="T4032">a</text:span><text:span text:style-name="T4033">w</text:span><text:span text:style-name="T4034"><text:s/>Juchnowicz</text:span>:</text:p>
      <text:p text:style-name="P4035">Proponuję połączyć obydwa punkty. Tak, jak to pan profesor Kołodziejski powiedział. Że ogra<text:span text:style-name="T4036">n</text:span>iczy się użytkowanie samochodów w miast<text:span text:style-name="T4037">ac</text:span>h przez rozwijanie i doskonalenie systemu komunikacji zbiorowej i rowerowej. Jest to wtedy konsekwencja tego, prawda? I w związku z tym jest wilk syty i owca cała.</text:p>
      <text:p text:style-name="P4038"><text:span text:style-name="T4039">St</text:span><text:span text:style-name="T4040">e</text:span><text:span text:style-name="T4041">f</text:span><text:span text:style-name="T4042">an<text:s/></text:span><text:span text:style-name="T4043">K</text:span><text:span text:style-name="T4044">oz</text:span><text:span text:style-name="T4045">łow</text:span><text:span text:style-name="T4046">s</text:span><text:span text:style-name="T4047">ki</text:span>:</text:p>
      <text:p text:style-name="P4048">Dziękuję bardzo. Wybrnęliśmy wobec tego. Rozumiem, że tę część mamy uzgodnioną i pr<text:span text:style-name="T4049">z</text:span>echodzimy<text:s/><text:soft-page-break/>do punktu 26, czyli na tej liście ostatniego.</text:p>
      <text:p text:style-name="P4050"><text:span text:style-name="T4051">W</text:span><text:s/>związku z uzgodnieniem za<text:span text:style-name="T4052">p</text:span>isów, które tutaj przedstawiliśmy, które mają charakter jak gdyby doraźnego programu ochrony środowiska, obejmującego lata 89 -<text:s/><text:span text:style-name="T4053">90</text:span>, ustala się, że strona rządowa będzie sukcesywnie informować opinię publiczną oraz sygnatariuszy niniejszych porozumień o postępie i trybie realizacji przyjętych ustaleń oraz projektach wnoszonych ustaw i przepisów. Może tutaj dodam jeszcze, w świetle tego, co może nie jest tutaj tak bardzo wyraźnie zapisane, że sądzę, że obrady naszego<text:s/>„stołu”<text:s/>będą również miały istotny wpływ na kształt Narodowego Programu Ochrony Środowiska, który jest opracowywany w mini<text:span text:style-name="T4054">st</text:span>erstwach, w minister<text:span text:style-name="T4055">st</text:span>wie<text:span text:style-name="T4056">.</text:span></text:p>
      <text:p text:style-name="P4057">W związku z tym może tutaj trzeba by dopisać jeszcze taką kwestię, no,<text:s/><text:span text:style-name="T4058">ż</text:span>e wyrażamy przekonanie, że ustalenia poczynione przy<text:s/>„okrągłym stole”<text:s/>będą inspiracją, czy wytyczną dla ukształtowania całoks<text:span text:style-name="T4059">zt</text:span>ałtu<text:s/><text:span text:style-name="T4060">N</text:span>arodowego Programu Ochrony Śr<text:span text:style-name="T4061">o</text:span>do<text:span text:style-name="T4062">wis</text:span>ka.</text:p>
      <text:p text:style-name="P4063">Bardzo proszę, pan profesor Kołodzi<text:span text:style-name="T4064">ej</text:span>ski.</text:p>
      <text:p text:style-name="P4065"><text:span text:style-name="T4066">Jerzy Kołodziejski</text:span>:</text:p>
      <text:p text:style-name="P4067">Proponuję tutaj, żeby zredagować w postanowieniu, że sprawy z tego programu o charakterze systemowym, a więc podstawowym dla modernizacji systemu ochrony środowiska, powinny być rozpatrywane na Państwowej<text:s/><text:span text:style-name="T4068">R</text:span>adzie Ochrony Środowiska. Byłby to dodatkowy moment, który<text:s/>by zapewniał spo<text:span text:style-name="T4069">łe</text:span>czno-zawodową kontrolę nad realizacją, szczegółową konkretyza<text:span text:style-name="T4070">cj</text:span>ą przyjętych spraw w formie ogólnej. I nad sp<text:span text:style-name="T4071">o</text:span>sobem interpr<text:span text:style-name="T4072">et</text:span>a<text:span text:style-name="T4073">cj</text:span>i tych formuł ogólnych, bo to jest też ważne. Sądzę, że w kompetencji Państwowej Rady można znale<text:span text:style-name="T4074">ź</text:span>ć. Jeśli pan minister się zgodzi?</text:p>
      <text:p text:style-name="P4075"><text:span text:style-name="T4076">Wa</text:span><text:span text:style-name="T4077">c</text:span><text:span text:style-name="T4078">ł</text:span><text:span text:style-name="T4079">a</text:span><text:span text:style-name="T4080">w</text:span><text:span text:style-name="T4081"><text:s/></text:span><text:span text:style-name="T4082">Kul</text:span><text:span text:style-name="T4083">c</text:span><text:span text:style-name="T4084">zyński</text:span>:</text:p>
      <text:p text:style-name="P4085">Absolutnie tak.</text:p>
      <text:p text:style-name="P4086"><text:span text:style-name="T4087">St</text:span><text:span text:style-name="T4088">e</text:span><text:span text:style-name="T4089">f</text:span><text:span text:style-name="T4090">an<text:s/></text:span><text:span text:style-name="T4091">K</text:span><text:span text:style-name="T4092">oz</text:span><text:span text:style-name="T4093">łow</text:span><text:span text:style-name="T4094">s</text:span><text:span text:style-name="T4095">ki</text:span>:</text:p>
      <text:p text:style-name="P4096">Czyli rozumiem, że mielibyśmy tutaj trzy sprawy.<text:s/><text:span text:style-name="T4097">I</text:span>n<text:span text:style-name="T4098">fo</text:span>rma<text:span text:style-name="T4099">cj</text:span>a dla opinii społecznej. Ukierunkowanie dla Narodowego Programu Ochrony Środowiska. I form<text:span text:style-name="T4100">a</text:span><text:s/>opieki i kontroli Państwowej Rady Ochrony Środowiska.</text:p>
      <text:p text:style-name="P4101"><text:span text:style-name="T4102">I</text:span><text:s/>to, jak byłby niejako ostatni punkt spinający nasze uzgodnienia, które tutaj toczyliśmy. Czy w takim ujęciu godzicie się państwo na takie przyjęcie tego punktu 26? Jeżeli tak, to wobec tego dziękuję bardzo.</text:p>
      <text:p text:style-name="P4103">Teraz musimy cofnąć się jeszcze do tych punktów, które w ogóle nie weszły. To znaczy tak, punkt 2-gi, dotyczący spraw leśnych. Pozwolę go sobie odczytać.</text:p>
      <text:p text:style-name="P4104">Opracowanie nowego modelu gospodarki leśnej, której głównym celem byłoby zagadnienie ochrony środowiska leśnego<text:s/><text:span text:style-name="T4105">o</text:span>r<text:span text:style-name="T4106">az</text:span><text:s/>gospodarowanie w sposób nienaruszający równowagi ekologiczn<text:span text:style-name="T4107">ej,</text:span><text:s/><text:span text:style-name="T4108">w</text:span><text:s/>tym celu należy: umożliwić powstanie społecznego zespołu opiniującego i kontr<text:span text:style-name="T4109">olującego</text:span><text:s/>gospodarkę leśną.<text:span text:style-name="T4110"><text:s/></text:span>Wstrzymać wprowadzenie ustawy o lasach do czasu oddania jej pełnej społecznej konsultacji. Włączyć ją do pakietu ustaw o ochronie środowiska, skodyfikowanej w ramach punktu 4.</text:p>
      <text:p text:style-name="P4111">c/ odblokować możliwo<text:span text:style-name="T4112">ść</text:span><text:s/>tworzenia samorządów pracowniczych w lasach państwowych,</text:p>
      <text:p text:style-name="P4113">d/ zaprzestać rabunkowej gospodarki i eksportu drewna, poprzez radykalne zmniejszenie zrębu, poprzez zgodnie z etatem wynikającym z przyrostu masy drzewnej,</text:p>
      <text:p text:style-name="P4114">e/ doprowadzić do rozłączenia leśnictwa i przemysłu drzewnego, z włą<text:span text:style-name="T4115">cz</text:span>eniem gospodarki leśnej do Mini<text:span text:style-name="T4116">ster</text:span>stwa Ochrony Środowiska i Zasobów Naturalnych.</text:p>
      <text:soft-page-break/>
      <text:p text:style-name="P4117">f/ wprowadzić zasa<text:span text:style-name="T4118">d</text:span>ę, że wszystkie lasy stanowią tereny chronione. Podstawową funkcją lasów jest funkcja środowiskotwórcza,</text:p>
      <text:p text:style-name="P4119">g/ zobowiązać Instytut Badawczy Leśnictwa do corocznego sporządzenia raportu o stanie lasów,</text:p>
      <text:p text:style-name="P4120">h<text:span text:style-name="T4121">/</text:span><text:s/>utworzyć ban<text:span text:style-name="T4122">k</text:span><text:s/>genetyczny z pełni wartośc<text:span text:style-name="T4123">io</text:span>wych nasion drzew.</text:p>
      <text:p text:style-name="P4124">i/ w związku z k<text:span text:style-name="T4125">at</text:span>astrofalnym stanem lasów polskich konieczne jest powołanie w Polskiej Akademii Nauk Leśnego Instytutu Naukowego.</text:p>
      <text:p text:style-name="P4126">j/ uporządkować gospodarkę runem leśnym zgodnie z zasadami środowi<text:span text:style-name="T4127">skot</text:span>wórczymi gospodarki lasów.</text:p>
      <text:p text:style-name="P4128"><text:span text:style-name="T4129">I</text:span><text:s/>na końcu. Nie należy naruszać §1<text:span text:style-name="T4130">1</text:span><text:s/>ustawy o ochronie gruntów rolnych i leśnych w związku z narastającą presją na lokalizację działek budowlanych na obszarach leśnych. Termin - grudzień 89<text:span text:style-name="T4131">.</text:span></text:p>
      <text:p text:style-name="P4132">Bardzo proszę.</text:p>
      <text:p text:style-name="P4133"><text:span text:style-name="T4134">Józ</text:span><text:span text:style-name="T4135">e</text:span><text:span text:style-name="T4136">f<text:s/></text:span><text:span text:style-name="T4137">Stajnia</text:span><text:span text:style-name="T4138">k</text:span><text:span text:style-name="T4139"><text:s/></text:span><text:span text:style-name="T4140">-</text:span><text:span text:style-name="T4141"><text:s/>Instytut Badawczy Leśnictwa</text:span>:</text:p>
      <text:p text:style-name="P4142">Jest tak dużo tych punktów, że nie jestem w stanie, a chciałbym ustosunkować się przynajmniej do niektórych. Chciałbym jednak mieć je przed oczyma.</text:p>
      <text:p text:style-name="P4143"><text:span text:style-name="T4144">St</text:span><text:span text:style-name="T4145">e</text:span><text:span text:style-name="T4146">f</text:span><text:span text:style-name="T4147">an<text:s/></text:span><text:span text:style-name="T4148">K</text:span><text:span text:style-name="T4149">oz</text:span><text:span text:style-name="T4150">łow</text:span><text:span text:style-name="T4151">s</text:span><text:span text:style-name="T4152">ki</text:span>:</text:p>
      <text:p text:style-name="P4153">Czy mógłbym tam sąsiadów poprosić? No, proszę państwa, my obsługujemy obie strony materi<text:span text:style-name="T4154">ał</text:span>ami kserogra<text:span text:style-name="T4155">ficz</text:span>nymi, no, ale sala jest tak liczna, że po prostu trudno jest technicznie wszystkim to dostarczyć. No, wypuścil<text:span text:style-name="T4156">iś</text:span>my dzisiaj, chyba ze 20 egzemplarzy tego, więc?</text:p>
      <text:p text:style-name="P4157"><text:span text:style-name="T4158">Jó</text:span><text:span text:style-name="T4159">zef Stajniak</text:span>:</text:p>
      <text:p text:style-name="P4160">Więc tak, w punkcie b/ wstrzymać wprowadzenie ustawy o lasach. Ustawa o lasach nie została uchwalona, a więc nie można jej wstrzymywać. Jest chyba szósty projekt tejże ustawy. Jest poddawany społecznej konsultacji i do tej pory z tego tytułu nigdzie nie wyszedł p<text:span text:style-name="T4161">o</text:span>za projekty. Więc trudno pisać o wstrzymaniu. Można powiedzieć, że opracowanie projektu uchwały winno być poddane społecznej konsultacji<text:span text:style-name="T4162">.</text:span><text:s/>To by odpowiadało prawdzie<text:span text:style-name="T4163">.</text:span><text:s/>Bo nie możemy czegoś wstrzymywać, czego nie ma<text:span text:style-name="T4164">.</text:span></text:p>
      <text:p text:style-name="P4165">Zaprzestać rabunkowej gospodarki i eksportu drewna poprzez radykalne zmniejszenie wyrębu zgodnie z etatem wynikającym z przyrostu masy drewna<text:span text:style-name="T4166">.</text:span></text:p>
      <text:p text:style-name="P4167">Sprawa przedstawia się tak. Pow<text:span text:style-name="T4168">ie</text:span>d<text:span text:style-name="T4169">ział</text:span>bym,<text:s/>niezmniejszenie<text:s/>wyrębu do wielkości wynikającej z etatu, to tego żądania leśnicy żądają od dawna<text:span text:style-name="T4170">.</text:span><text:s/>To nie po<text:span text:style-name="T4171">dl</text:span>ega dyskusji i tego typu s<text:span text:style-name="T4172">fo</text:span>rmułowanie jest zasadne i słuszne. Ale trudno nazwać rabunkową gospodarkę. Chciałem zauważyć również, że w przypadku klęsk ekologicznych, z jakimi mamy do czynienia, zarówno wynikłych z emis<text:span text:style-name="T4173">ji</text:span><text:s/>przemysłowych, znane są nam te sprawy w Górach Izerskich, jak na przykład klęski wiatrołomów, jak nam potra<text:span text:style-name="T4174">fi</text:span><text:s/>8 milionów na raz drzew wiatr wywalić, wtedy eksport drewna powinien odbywać się. Zresztą, pow<text:span text:style-name="T4175">ie</text:span>dzia<text:span text:style-name="T4176">łb</text:span>ym, w tej chwili eksport drewna nie odgrywa poważnej, istotnej wielkości. Ale wydaje mi się, że nie można lasom zamknąć możliw<text:span text:style-name="T4177">o</text:span>ści eksportu drewna z na<text:span text:style-name="T4178">st</text:span>ęp<text:span text:style-name="T4179">uj</text:span>ący<text:span text:style-name="T4180">ch</text:span><text:s/>powodów.</text:p>
      <text:p text:style-name="P4181">Nie wiem, czy wszyscy z państwa zdają sobie sprawę, że choćby to podstawowe narzędzie, jakim robotnik leśny, to jest pilarz, ścina drzewa i w<text:span text:style-name="T4182">yk</text:span>onuje inne zabiegi p<text:span text:style-name="T4183">ie</text:span>lęgnac<text:span text:style-name="T4184">yj</text:span>ne, bo to służy również do trzebieży, wkład dewizowy do tej pilarki, jako bezpie<text:span text:style-name="T4185">cz</text:span>ni<text:span text:style-name="T4186">ej</text:span>sz<text:span text:style-name="T4187">ej</text:span><text:s/>niż tej wynosi 1<text:span text:style-name="T4188">50</text:span><text:s/>dolarów. Do jednej pilarki. Nie wydaje mi s<text:span text:style-name="T4189">ię</text:span>, aby w sytuacji ekonomicznej naszej państwa, w tej chwili, pobawienie możliwości lasów w ogóle eksportu, dało w ogóle możliwość prac<text:span text:style-name="T4190">y</text:span><text:s/>robotnikom. Tak że nie wiem.</text:p>
      <text:soft-page-break/>
      <text:p text:style-name="P4191">Doprowadzić do rozłączenia, nie dyskutuję o tym.</text:p>
      <text:p text:style-name="P4192">Że wszystkie lasy są chronione, teza jest słuszna. Punkt g. Wydaje mi się, że należy on do teoretycznego zagadnienia. Myśmy byli zobowiązani do opracowania raportów o stanie lasów. Myśmy je robili w okresach pięcioletnich. Wydaje mi się, że na pewno okres roczny jest okresem zbyt krótkim, aby istotnie raport z jednego roku mógł łączyć się z raportem z drug<text:span text:style-name="T4193">ie</text:span>go roku, bowiem zbieranie danych, praktycznie biorąc, to byłaby nie kończąca się praca. Nam trudno byłoby. Nie wiem, czy w tej chwili tak, jak jesteśmy zobowiązani do okresów pięcioletnich, to nie wyobrażam sobie aby to było możliwe. To jest nawet, przepraszam, technicznie niemożliwe co roku. Dlatego proponowałbym utrzymać stan tak, jak to było dotychczas, w okresach pięcioletnich.</text:p>
      <text:p text:style-name="P4194">Utworzyć bank genetyczny. W pełni zgadzamy się z tym postulatem i dawno go już postulujemy.</text:p>
      <text:p text:style-name="P4195">Jeśli chodzi o IBL, to ja nie mam nic przeciwko temu, tylko wiemy, jakie odczuwamy braki kadrowe, więc nie wiem po prostu czy to jest postulat realny, ale?</text:p>
      <text:p text:style-name="P4196">Punkt j, bardzo słuszny, dlatego, że to co się dzieje z dewastacją runa leśnego, to wiem, że szczególnie jak się włączyły do tego firmy polonijne i inne zagraniczne i podkupują sobie, to już jest totalnie nie tylko zabierane, ale grabione. Ten postulat uważamy za bardzo słuszny.</text:p>
      <text:p text:style-name="P4197">Ale chciałbym uzupełnić wobec tego, jeśli mówimy o gospodarce leśnej, te postulaty, dwoma istotnymi, w moim pojęciu dla rozwoju leśnictwa, również ważnymi.</text:p>
      <text:p text:style-name="P4198">Pierwsze, ja go nie będę rozwijał, bo wydaje mi się, że<text:s/><text:span text:style-name="T4199">w</text:span><text:s/>t<text:span text:style-name="T4200">ym</text:span><text:s/>gronie nie muszę o tym mówić.<text:s/><text:span text:style-name="T4201">Ż</text:span>e szczególnie ważnym warunkiem dla zachowania jest ograniczenie rozmiarów emisji przemysłowych i komunalnych oraz zapewnienie gospodarce leśnej warunków ekonomi<text:span text:style-name="T4202">cz</text:span>nych wykonanie zabiegów ochronnych i hodowlanych.</text:p>
      <text:p text:style-name="P4203">Proszę państwa, jeśli emisje przemysłowe nie zostaną zmniejszone, to za lat 20, w niektórych okręgach w ogóle nie będziemy mieli lasów.<text:s/><text:span text:style-name="T4204">W</text:span>ięc tutaj leśnicy, gospodarka leśna, sami leśnicy, nic na to nie poradzą. My możemy tylko przedłużać tę katastrofę,<text:s/><text:span text:style-name="T4205">al</text:span>e nie znajdziemy genetycznie odp<text:span text:style-name="T4206">o</text:span>rnych gatunków drzew na emisje przemysłowe.<text:s/><text:span text:style-name="T4207">B</text:span>o ich nie ma. Możemy mniej odporne wymieniać na bardziej odporne. I to jest tylko wsz<text:span text:style-name="T4208">y</text:span>stko. My możemy opóźniać kompletną katastrofę ekologiczną. Dlatego postulat nasz o zmniejszenie emisji przemysłowych jest w naszym po<text:span text:style-name="T4209">j</text:span>ęciu koniecznym postulatem dla w ogóle egzystencji lasów. Jeśli to nie stanie się, nie mamy w ogóle co mówić o lasach.</text:p>
      <text:p text:style-name="P4210"><text:span text:style-name="T4211">N</text:span>astępną rzeczą, którą ja uważam, ponieważ mówimy tu również o sprawach związanych z organizacją leśnictwa, ja n<text:span text:style-name="T4212">i</text:span>e chcę polemizować w jakim resorcie ma być leśnictwo, natomiast jest rzeczą konieczną aby ze względu na dwie funkcje lasu, ogólnospołeczne funkcje, mające charakter ponadczasowy, musi być leśnictwo zarządzane, gospodarowane - centralnie.<text:s/><text:span text:style-name="T4213">O</text:span><text:s/>co n<text:span text:style-name="T4214">a</text:span>m chodzi? Ja formułuję to, proponuję przyjąć następujące s<text:span text:style-name="T4215">fo</text:span>rmułowanie.</text:p>
      <text:p text:style-name="P4216">Że ponadczasowe, ogólnospołeczne, ekologiczno-produkcyjne wartości lasów wymagają zachowania jedności leśnictwa. Generalnego formułowania celów polityki leśnej or<text:span text:style-name="T4217">a</text:span>z niepod<text:span text:style-name="T4218">zi</text:span>elnego zarządzania i gospodarowania tymi lasami, wszystkimi lasami własności państwowej. Przemawia za tym między innymi regionalne zróżnicowan<text:span text:style-name="T4219">ie</text:span><text:s/>warunków ekologicznych i produkc<text:span text:style-name="T4220">yj</text:span>nych i związana z tym konieczność redystrybucji środków w ramach całej organizacji gospodarcz<text:span text:style-name="T4221">ej.</text:span></text:p>
      <text:p text:style-name="P4222">Proszę państwa, nie wiem, c<text:span text:style-name="T4223">z</text:span>y państwo ws<text:span text:style-name="T4224">z</text:span>yscy zdają sobie z tego sprawę, jeśli my mamy, na<text:s/><text:soft-page-break/>przykład, w Górach Izerskich, w tej chwili klęskę, w województwie wrocławskim i w Dolinie Kłodzkiej, to gospodarze lasów tam, z uwagi na wzmożone tam pozyskanie drewna, aby uciec z nim dotąd, dopóki jest to jeszcze surowiec, można go traktować jeszcze jako surowiec, mają pieniędzy dosyć. Jednocześnie aby zachować postulat ten, aby wielkość wyrębu w Polsce nie przekraczała etatu, a więc wyliczonej ilości, jest konieczność zamykania, pozyskania albo zasadniczego ograniczenia, w innych regionach. Bo tylko wtedy jest to mo<text:span text:style-name="T4225">ż</text:span>liwe. Je<text:span text:style-name="T4226">st</text:span><text:s/>to możliwe przy centralnym zarządzaniu.</text:p>
      <text:p text:style-name="P4227">I wtedy środki, powiedzmy zarobione przez Wrocław, z racji większego uzyskania, muszą by<text:span text:style-name="T4228">ć</text:span><text:s/>przerzucone do, powiedzmy Olsztyna, gdzie zostanie to zahamowane. Dlatego ten postulat o centralnym, że tak powiem, sterowaniu gospodarką leśną jest dla nas bardzo istotny. I tylko dlatego jest to bardzo istotne,<text:s/>bo inaczej nie będziemy mogli z tego podstawowego postulatu się rozliczyć, jakim jest<text:s/>nieprzekraczanie<text:s/>pozyskania do etatu. Inaczej nie byłoby to możliwe.</text:p>
      <text:p text:style-name="P4229">Wreszcie ostatnia historia, j<text:span text:style-name="T4230">ak</text:span>ą ch<text:span text:style-name="T4231">c</text:span>i<text:span text:style-name="T4232">ał</text:span>em zgłosić, to uważamy, że rewizji wymagają zasady gospodarki łowieckiej w zakresie regulacji stanu zwierzyny, do poziomu ekologicznego<text:s/><text:span text:style-name="T4233">i</text:span><text:s/>hodowlano uzasadnionego. Szczególnie za<text:span text:style-name="T4234">s</text:span>ad odpłatności za szkody łowieckie<text:span text:style-name="T4235">.</text:span></text:p>
      <text:p text:style-name="P4236">Proszę pań<text:span text:style-name="T4237">st</text:span>wa,<text:s/><text:span text:style-name="T4238">j</text:span>a nie wiem, czy wszyscy sobie sprawę zdają, nasz Instytut szacuje szkody wyrządzane przez zwierzynę w postaci zniszczenia całych upraw, pięciokrotnego, sześc<text:span text:style-name="T4239">io</text:span>kr<text:span text:style-name="T4240">ot</text:span>nego odnawiania powierzchni, na 2<text:span text:style-name="T4241">5</text:span><text:s/>miliardów rocznie. Natomiast za same szkody u rolników, na polach, lasy państwowe płacą<text:s/><text:span text:style-name="T4242">5</text:span><text:s/>miliardów złotych, nie mając z tego nic. Nie chodzi nam o jakieś drastyczne ograniczanie, ale chodzi nam o regulację tego stanu. Nie wiem, czy wszyscy sobie zdają sprawę,<text:s/><text:span text:style-name="T4243">j</text:span>ak wczoraj przyjechała pani docent Szukierowa z delegacją, miałem możliwoś<text:span text:style-name="T4244">ć</text:span><text:s/>czytać jej sprawozdanie z Białowieży, że tam jesion zanika w Białowieży, bo został przez żubry i..., poważnie to nie żarty, i jeleniowate, pogryzione. I nie odnawia się. To są olbrzymie rzeczy.</text:p>
      <text:p text:style-name="P4245">Jeśli pan przewodni<text:span text:style-name="T4246">cz</text:span>ący pozwoli to tyle w tej chwileczce chciałem powiedzieć. Dodatkowo te trzy postulaty i na ten temat się wypowiedziałem.</text:p>
      <text:p text:style-name="P4247">Dziękuję.</text:p>
      <text:p text:style-name="P4248"><text:span text:style-name="T4249">St</text:span><text:span text:style-name="T4250">e</text:span><text:span text:style-name="T4251">f</text:span><text:span text:style-name="T4252">an<text:s/></text:span><text:span text:style-name="T4253">K</text:span><text:span text:style-name="T4254">oz</text:span><text:span text:style-name="T4255">łow</text:span><text:span text:style-name="T4256">s</text:span><text:span text:style-name="T4257">ki</text:span>:</text:p>
      <text:p text:style-name="P4258">Dziękuję bardzo. Bardzo bym prosił, gdyby pan mógł sprecyzować to na piśmie, bo myślę, że większość z tego jest bardzo zasadna i... proszę pan profesor Kołodzi<text:span text:style-name="T4259">ej</text:span>ski.</text:p>
      <text:p text:style-name="P4260"><text:span text:style-name="T4261">Jerzy Kołodzi</text:span><text:span text:style-name="T4262">ej</text:span><text:span text:style-name="T4263">ski</text:span>:</text:p>
      <text:p text:style-name="P4264">Tak, chciał<text:span text:style-name="T4265">a</text:span>m powiedzieć, że podzielamy zgłoszone postulaty jako zasadne. I proponuję tutaj następujące poprawki redakcyjne.</text:p>
      <text:p text:style-name="P4266"><text:span text:style-name="T4267">W</text:span><text:s/>punkcie b/ poddać projekt ustawy o lasach pełnej społecznej konsultacji. Tak? Dobrze.</text:p>
      <text:p text:style-name="P4268">Teraz punkt, nie pisać, że włączamy do punktu 4-go,<text:s/>tylko<text:s/><text:span text:style-name="T4269">w</text:span><text:s/>punkcie 4-tym napisać, że projekt ustawy o lasach. W punkcie 4-tym napisać, bo to jest dokument spójny, wobec tego nie można odsyłać w tym dokumencie jednego punktu do dru<text:span text:style-name="T4270">gi</text:span>ego.</text:p>
      <text:p text:style-name="P4271">T<text:span text:style-name="T4272">a</text:span>m<text:span text:style-name="T4273">,</text:span><text:s/>gd<text:span text:style-name="T4274">zi</text:span>e mówimy o ustawach,<text:s/><text:span text:style-name="T4275">o</text:span><text:s/>nowelizac<text:span text:style-name="T4276">ja</text:span>ch ustaw, wpisujemy w projekcie, projekt ustawy o lasach.</text:p>
      <text:p text:style-name="P4277">Zaprzesta<text:span text:style-name="T4278">ć</text:span>,<text:s/><text:span text:style-name="T4279">j</text:span>eśli rażące jest słowo rabunkowe i wysoce nieracjonalnej gospodarki, poprzez radykalne zmniejszenie wyrębu, zgodnie z etatem wynikającym z przyrostu masy drzewnej. I na tym zostawić. Z<text:s/><text:soft-page-break/>punktu widzenia ochrony środowiska jest to n<text:span text:style-name="T4280">aj</text:span>istotni<text:span text:style-name="T4281">ej</text:span>sze zdanie, doprowadzić do zgodności wyrębu z etatem. Natomiast czy w jakichś proporcjach wyrąbywana zostanie przeznaczona na eksport, a w jakiej pozostanie w kraju, to wynikać może z ogólnych zasad gospodarowania. Być może, że będzie<text:s/><text:span text:style-name="T4282">za</text:span>sadniej, żeby wygospodarowane i uzyskane środki dewizowe przeznaczane były na usprzętowienie tego działu gospodarki. Tego bym nie zamykał, bo to nam nic nie da. Najważni<text:span text:style-name="T4283">ej</text:span>sz<text:span text:style-name="T4284">e</text:span><text:s/>jest, w moim przekonaniu, zmniejszenie etatu rębnego.</text:p>
      <text:p text:style-name="P4285">Takie uwagi zgłaszam.</text:p>
      <text:p text:style-name="P4286"><text:span text:style-name="T4287">St</text:span><text:span text:style-name="T4288">e</text:span><text:span text:style-name="T4289">f</text:span><text:span text:style-name="T4290">an<text:s/></text:span><text:span text:style-name="T4291">K</text:span><text:span text:style-name="T4292">oz</text:span><text:span text:style-name="T4293">łow</text:span><text:span text:style-name="T4294">s</text:span><text:span text:style-name="T4295">ki</text:span>:</text:p>
      <text:p text:style-name="P4296">D<text:span text:style-name="T4297">ziękuj</text:span>ę bardzo. Pan profesor And<text:span text:style-name="T4298">rzeje</text:span>wski.</text:p>
      <text:p text:style-name="P4299"><text:span text:style-name="T4300">Roman And</text:span><text:span text:style-name="T4301">rzeje</text:span><text:span text:style-name="T4302">wski</text:span>:</text:p>
      <text:p text:style-name="P4303">Mam następujące propozy<text:span text:style-name="T4304">cj</text:span>e red<text:span text:style-name="T4305">a</text:span>kcyjne. W drugiej linijce od samej góry, proponuję przyjąć zagadnienia ochrony środo<text:span text:style-name="T4306">wis</text:span>ka lasów, nie środowiska leśnego. Natomiast w trzeciej linijce powiedzieć o, równowagi ekologicznej w środowisku przyrodn<text:span text:style-name="T4307">ic</text:span>zym. Ponieważ las ma rolę środowiskowo-twórczą, jego znaczenie jest dla całego środowiska przyrodnic<text:span text:style-name="T4308">ze</text:span>go, a nie tylko dla samego<text:s/><text:span text:style-name="T4309">la</text:span>su.</text:p>
      <text:p text:style-name="P4310">Natomiast środowisko leśne jest właściwie, nic<text:span text:style-name="T4311">z</text:span>ym się nie różni od słowa las, nawet można powiedzieć, że trochę wprowadza w b<text:span text:style-name="T4312">łą</text:span>d.</text:p>
      <text:p text:style-name="P4313">Jeżeli chod<text:span text:style-name="T4314">zi</text:span><text:s/>o punkt f/ proponow<text:span text:style-name="T4315">ał</text:span>bym go wynieść jako punkt pierwszy, a nie dopiero na którejś pozycji z rzędu i rozpocząć od<text:s/><text:span text:style-name="T4316">st</text:span>wierdzenia: przyjąć jako podstawową funkcję lasów, funk<text:span text:style-name="T4317">cj</text:span>ę ś<text:span text:style-name="T4318">rodowisk</text:span>o-<text:span text:style-name="T4319">t</text:span>wó<text:span text:style-name="T4320">rcz</text:span>ą.<text:s/><text:span text:style-name="T4321">A</text:span><text:s/>dopiero potem wprowadzić zasadę itd. Wydaje mi się, iż zasada, że las ma funkcję środowisko-twórc<text:span text:style-name="T4322">zą,</text:span><text:s/>jeżeli ją przyjmujemy generalnie, to jest podstawowa zmian<text:span text:style-name="T4323">a</text:span><text:s/><text:span text:style-name="T4324">f</text:span>unk<text:span text:style-name="T4325">cj</text:span>i lasów w Polsce, w stosunku do pol<text:span text:style-name="T4326">it</text:span>yki jaką dotychczas prowadzono. I wobec tego, jeżeli tak, to to się powinno znaleźć na pierwszym miejscu. Cała reszta jest konsekwencją tego przyjęcia.</text:p>
      <text:p text:style-name="P4327">Tera<text:span text:style-name="T4328">z</text:span>, proszę państwa, jeżeli chodzi o sprawę etatu, rę<text:span text:style-name="T4329">b</text:span>nego. Ja bym się tak bardzo nie pasjonował tym etatem. Trzeba pamiętać o tym, że nasza struktura lasów wiekowa jest bardzo młoda. I znowuż nie jest wcale obojętne co my tniemy? Jak będziemy użytkować to, co tniemy<text:span text:style-name="T4330">?</text:span><text:s/>Czy mamy ciąć samą grubiznę, czy może mu<text:span text:style-name="T4331">si</text:span>my na pewnych terenach obniżyć wiek rębny po to, żeby na innych terenach móc go podwyższyć. To wcale nie jest powiedziane, że choć nie ma być takich plantacji leśnych, czy takich obszarów leśnych, że my będziemy ciąć las d<text:span text:style-name="T4332">zi</text:span>esięcioletni. Podczas gdy na innym powinniśmy możliwie i s<text:span text:style-name="T4333">t</text:span>udwud<text:span text:style-name="T4334">zi</text:span>estoletni. Ja tylko, nie jestem za zmianą tutaj sformułowania i wydaje mi się, że doprowadzenie wyrębu zgodnie z etatem jest rzeczą bardzo ważną. Zwracam tylko uwagę, że nie jest to jedyne zagadnienie, które powinno regulować całą politykę wyrębu lasu.</text:p>
      <text:p text:style-name="P4335">Dziękuję bardzo.</text:p>
      <text:p text:style-name="P4336"><text:span text:style-name="T4337">St</text:span><text:span text:style-name="T4338">e</text:span><text:span text:style-name="T4339">f</text:span><text:span text:style-name="T4340">an<text:s/></text:span><text:span text:style-name="T4341">K</text:span><text:span text:style-name="T4342">oz</text:span><text:span text:style-name="T4343">łow</text:span><text:span text:style-name="T4344">s</text:span><text:span text:style-name="T4345">ki</text:span>:</text:p>
      <text:p text:style-name="P4346">Dziękuję bardzo. Prosz<text:span text:style-name="T4347">ę.</text:span></text:p>
      <text:p text:style-name="P4348"><text:span text:style-name="T4349">W</text:span><text:span text:style-name="T4350">acław</text:span><text:span text:style-name="T4351"><text:s/>Kulczyński</text:span>:</text:p>
      <text:p text:style-name="P4352">Ja chciałbym, nie ustosunkowując się do zapisów, które uważam, że są słuszne, wnieść taką sprawę.<text:s/><text:span text:style-name="T4353">M</text:span>ianowicie tutaj przyjmuje się grudzień 89 jako termin realizacji tych wymienionych tutaj kwestii. Przy czyta kwestie są nierównoważne. Dlatego, że jeśli we<text:span text:style-name="T4354">ź</text:span>miemy, że punkt j/ uporządkować gospodarkę runem leśnym zgodnie z zasadami środowiskowo-twórczymi funkcji lasu, czy utworzenie banku, czy<text:s/><text:soft-page-break/>wprowadzenie tam zasady itd., jak zaprz<text:span text:style-name="T4355">es</text:span>tanie rabunkowej gospodarki, to nie są to wszystko kwestie, które można wszystkie jednakowo ująć w czasie.<text:s/><text:span text:style-name="T4356">A</text:span>le to jest może nawet mniej istotne. Natomiast, proszę zwrócić uwagę na taką sprawę.</text:p>
      <text:p text:style-name="P4357">Z góry przesądzamy rzecz, która była u nas dyskutowana jako otwarta. Mianowicie, mówimy<text:span text:style-name="T4358">:</text:span><text:s/>doprowadzić do rozłączeni<text:span text:style-name="T4359">e</text:span><text:s/>leśnictwa i przemysłu drzewnego, z włą<text:span text:style-name="T4360">cz</text:span>eniem gospodarki leśnej do Ministerstwa Ochrony Środowiska i Zasobów Naturalnych i zakładamy, że to wszystko będzie zrobione w 89 roku. Przynajmniej ja tak to tutaj odbieram. Natomiast jednocześnie w punkcie<text:s/><text:span text:style-name="T4361">3</text:span>-cim jest zapis, który znowu mówi, że należy przygotować pogłębione stanowisko w sprawie przyjęcia środowiskow<text:span text:style-name="T4362">ej</text:span><text:s/>roli lasu jako wiodącej jego funkcji w nadchodzących dekadach i włączenie leśnictwa do Ministerstwa<text:s/><text:span text:style-name="T4363">O</text:span>chrony Środowiska i Zasobów Naturalnych, i tutaj mówimy grudzień 90 rok. I ten termin prz<text:span text:style-name="T4364">yj</text:span>mow<text:span text:style-name="T4365">aliś</text:span>my, o ile pamiętam, jako<text:s/><text:span text:style-name="T4366">t</text:span>en, który, w którym mogłaby nastąpić, ale nie musiała, taka reorgan<text:span text:style-name="T4367">iz</text:span>a<text:span text:style-name="T4368">cj</text:span>a, jaka tutaj jest proponowana.</text:p>
      <text:p text:style-name="P4369">Wydaje mi się, że w związku z tym należałoby to skorelować, między innymi w taki sposób, żeby przyjąć dla tych spra<text:span text:style-name="T4370">w</text:span><text:s/>jednakowe terminy tam, gdzie to wymaga określonych jeszcze analiz, pogłębionego stanowiska itd<text:span text:style-name="T4371">.</text:span>, itd. No, taka była intencja o ile pamiętam, naszej dyskusji wcześniejszej na ten temat.</text:p>
      <text:p text:style-name="P4372">Dziękuję.</text:p>
      <text:p text:style-name="P4373"><text:span text:style-name="T4374">St</text:span><text:span text:style-name="T4375">e</text:span><text:span text:style-name="T4376">f</text:span><text:span text:style-name="T4377">an<text:s/></text:span><text:span text:style-name="T4378">K</text:span><text:span text:style-name="T4379">oz</text:span><text:span text:style-name="T4380">łow</text:span><text:span text:style-name="T4381">s</text:span><text:span text:style-name="T4382">ki</text:span>:</text:p>
      <text:p text:style-name="P4383"><text:span text:style-name="T4384">Ja</text:span><text:s/>myślę, że ta uw<text:span text:style-name="T4385">a</text:span>ga pana ministra jest słuszna i może rzeczywiście ten punkt e/ ogr<text:span text:style-name="T4386">a</text:span>niczy<text:span text:style-name="T4387">ć</text:span>,<text:s/><text:span text:style-name="T4388">d</text:span>op<text:span text:style-name="T4389">ro</text:span>wa<text:span text:style-name="T4390">dzi</text:span>ć do rozłączenia leśnictwa i przemysłu drzewnego.<text:s/><text:span text:style-name="T4391">A</text:span><text:s/>tą sprawę organizac<text:span text:style-name="T4392">yj</text:span>ną zostaw<text:span text:style-name="T4393">il</text:span>ibyśmy w tamtym punkcie.</text:p>
      <text:p text:style-name="P4394"><text:span text:style-name="T4395">Jerzy Kołodzi</text:span><text:span text:style-name="T4396">ej</text:span><text:span text:style-name="T4397">ski</text:span>:</text:p>
      <text:p text:style-name="P4398">Tak.</text:p>
      <text:p text:style-name="P4399"><text:span text:style-name="T4400">Ryszard<text:s/></text:span><text:span text:style-name="T4401">Kostrzewa<text:s/></text:span><text:span text:style-name="T4402">-<text:s/></text:span><text:span text:style-name="T4403">„</text:span><text:span text:style-name="T4404">S</text:span><text:span text:style-name="T4405">ol</text:span><text:span text:style-name="T4406">i</text:span><text:span text:style-name="T4407">da</text:span><text:span text:style-name="T4408">rn</text:span><text:span text:style-name="T4409">ość</text:span><text:span text:style-name="T4410">”</text:span>:</text:p>
      <text:p text:style-name="P4411">Ja tutaj mam takie dwie sprawy. Pierwszą sprawę, to upierałbym się przy s<text:span text:style-name="T4412">fo</text:span>rmułowan<text:span text:style-name="T4413">iu</text:span>: rabunkowa gospodarka, bo ten wyraz przedstawia faktycznie stan, jaki ist<text:span text:style-name="T4414">n</text:span>ieje. Powstaje ten stan, bo taka jest gospodarka w lesie. Są tutaj panowie z lasu, ja to znam dlatego, że mój syn jest leśniczym.<text:s/><text:span text:style-name="T4415">I</text:span><text:s/>widzę te spra<text:span text:style-name="T4416">w</text:span>y.</text:p>
      <text:p text:style-name="P4417">N<text:span text:style-name="T4418">a</text:span>tomiast niektóre sprawy, o których mówił pan minister, że nie da się zrobić, to ja bardzo przepraszam. Ale przecież w lasach państwowych są ludzie, którzy te rzeczy mają przygotowane. Natomiast tutaj, tw<text:span text:style-name="T4419">i</text:span>erdziłbym aby<text:span text:style-name="T4420"><text:s/></text:span>ten grudzień pozostawić, bo to jest realne. To jest naprawdę realne do zreal<text:span text:style-name="T4421">iz</text:span>owania. Natomiast w punkcie tutaj, punkt b/ tą wariantowość przesunąć, bo rzeczywiście jedno z drugim się nie zgadza. Natomiast tutaj pozostawić tak, jak ona jest.</text:p>
      <text:p text:style-name="P4422">Dziękuję bardzo.</text:p>
      <text:p text:style-name="P4423"><text:span text:style-name="T4424">St</text:span><text:span text:style-name="T4425">e</text:span><text:span text:style-name="T4426">f</text:span><text:span text:style-name="T4427">an<text:s/></text:span><text:span text:style-name="T4428">K</text:span><text:span text:style-name="T4429">oz</text:span><text:span text:style-name="T4430">łow</text:span><text:span text:style-name="T4431">s</text:span><text:span text:style-name="T4432">ki</text:span>:</text:p>
      <text:p text:style-name="P4433">Dz<text:span text:style-name="T4434">ię</text:span>kuję bardzo. Proszę bardzo.</text:p>
      <text:p text:style-name="P4435"><text:span text:style-name="T4436">K</text:span><text:span text:style-name="T4437">rz</text:span><text:span text:style-name="T4438">ys</text:span><text:span text:style-name="T4439">zt</text:span><text:span text:style-name="T4440">of And</text:span><text:span text:style-name="T4441">rz</text:span><text:span text:style-name="T4442">ejc</text:span><text:span text:style-name="T4443">z</text:span><text:span text:style-name="T4444">yk - OPZZ</text:span>:</text:p>
      <text:p text:style-name="P4445">Chciałbym zacząć od punktu numer<text:s/><text:span text:style-name="T4446">3.</text:span><text:s/>Uważamy, że punkt nr 2<text:s/><text:span text:style-name="T4447">j</text:span>est niejako pogłębionym stanowiskiem w sprawie lasów. Dlatego proponujemy, aby punkt b/ skreślić. Bo to już się stało. Punkt 3b/, bo to już się stało. Mamy punkt 2.<text:s/><text:span text:style-name="T4448">I</text:span><text:s/>w kontekście punktu 2 i wypowiedzi profesora St<text:span text:style-name="T4449">aj</text:span>niaka. Jeśli chodzi o dodatkowe<text:s/><text:soft-page-break/>sprawy zwrócone przez profesora Stajniaka, chcielibyśmy uzupełnić, że działalność i sprawowanie nadrzędności w gospodarce leśnej powinno dotyczyć nie ty<text:span text:style-name="T4450">l</text:span>ko lasów państwowych, bo tak profesor Stajniak to określił, a wszystkich lasów. Potraktujmy las jako jeden, bez względu na formę własności. Bowiem szanowni państwo, w tej chwili tak jest. Zasady gospodarki w lesie są jednakowe, bez względu na formę własności. Czy to jest las państwowy, prywatny, czy w gestii różnych resortów, bąd<text:span text:style-name="T4451">ź</text:span><text:s/>lasów komunalnych, które określa określone funkcje i pod te funkcje jest dostosowana gospodarka w tym lesie.</text:p>
      <text:p text:style-name="P4452">Następną sprawę, którą chcieliśmy podnieść, to w tekście wypowiedzi profesora Stajniak<text:span text:style-name="T4453">a.</text:span><text:s/>Zgadzamy się całkowicie co do sprawy od<text:span text:style-name="T4454">sz</text:span>kodowań łow<text:span text:style-name="T4455">ie</text:span>ck<text:span text:style-name="T4456">ic</text:span>h. Ale skąd wypływa ten problem? Zgodnie z zapisem prawa, zwierzyna w stanie żywym jest własnością państwa, skarbu państwa. Ale za szkody łowieckie płacą lasy państwowe, konkretnie leśnicy. Płacą również odszkodowania sektorowi państwowemu, czyli Państwowym Gospodarstwom Rolnym, nikt natomia<text:span text:style-name="T4457">st</text:span><text:s/>nie refunduje szkód, jakie zwierzyna wyrządza w tym samym lesie. W Puszczy Białowieski<text:span text:style-name="T4458">ej</text:span><text:s/>nie ma już czteroletnich upraw, które z takim mozołem były zakładane przez leśników. Gdyby uprawy chronić, to trzeba określonych środków. Jakie mamy środki w lasach, świadczy o tym, że zagwarantowano leśnikom łaskawie<text:s/><text:span text:style-name="T4459">3</text:span><text:s/>procentową rentowność,<text:s/><text:span text:style-name="T4460">3</text:span><text:s/>procentową rentowność d<text:span text:style-name="T4461">la</text:span><text:s/>lasów<text:span text:style-name="T4462">.</text:span></text:p>
      <text:p text:style-name="P4463">Jeśli c<text:span text:style-name="T4464">h</text:span>odzi o s<text:span text:style-name="T4465">fo</text:span>rmułowania punktu 2. Je prosi<text:span text:style-name="T4466">ł</text:span>bym, aby po prostu ten zapis odnośnie rabunkowej gospodarki wyjąć, gdyż byłoby to ubliżające dla t<text:span text:style-name="T4467">ych</text:span><text:s/><text:span text:style-name="T4468">l</text:span>eśników, którzy naprawdę, gdyby nie oni, to ta gospodarka może by nie była taka, jaka w tej chwili jest. I ludzie robią wszystko, żeby ten las ratować. To oni właśnie przeciwstaw<text:span text:style-name="T4469">iaj</text:span>ą się temu.<text:s/><text:span text:style-name="T4470">W</text:span><text:s/>związku z tym, jeśli tam gospodarują, byłoby to przez środowisko leśników przyjęte, no, w sposób ra<text:span text:style-name="T4471">cz</text:span>ej niewłaś<text:span text:style-name="T4472">ci</text:span>wy.</text:p>
      <text:p text:style-name="P4473">Sprawa eksportu drewna. Myśmy stawiali, jako związek zawodowy leśników, sprawę w ten sposób. Drzewa w stanie ok<text:span text:style-name="T4474">r</text:span>ągłym nie powinno się eksportować, bowiem nie jesteśmy kolonią. Stać nas na to, żeby to drzewo przetworzyć. Ale z kolei należałoby w tym miejscu zabezpieczyć to, o czym mówił profesor S<text:span text:style-name="T4475">taj</text:span>niak. Dop<text:span text:style-name="T4476">ływ</text:span><text:s/>środków dla leśnictwa, zabezpieczenie leśnictwu środków, aby ta produkcja leśna mogła się w sposób właściwy odbywać.</text:p>
      <text:p text:style-name="P4477">Po<text:span text:style-name="T4478">z</text:span>a tym chciałem podnieść jeszcze jeden element. Wracając do spraw szkół łowieckich. Uważamy, że prawo łowiectwa i sprawa zwierzyny leśnej, mówię leśnej, powinna stanowić jeden z elementów gospodarki leśnej. Nie być eleme<text:span text:style-name="T4479">n</text:span>tem wyodrębnionym, że mamy leśnictwo i łowiectwo. Ta zwierzyna leśna jest w lesie. W związku z tym łow<text:span text:style-name="T4480">ie</text:span>ctwo powinno być postawione jako jeden z elementów działalnośc<text:span text:style-name="T4481">i</text:span><text:s/>gospodarki w lesie. Tak w stosunku do drzewostanu, jak i do zwierzyny, która tam występuje.</text:p>
      <text:p text:style-name="P4482">Chcieliśmy poprzeć również propozycje profesora St<text:span text:style-name="T4483">aj</text:span>niaka w sprawie raportu o stanie lasów. Ale uważamy, że nie<text:s/>raport tak,<text:s/><text:span text:style-name="T4484">j</text:span>ak zosta<text:span text:style-name="T4485">ł</text:span><text:s/>opracowany, ale powinna być corocznie informacja o stanie środowiska leśnego. Nie tak szeroka, ale po prostu obrazująca nam stan środowiska.<text:s/><text:span text:style-name="T4486">W</text:span><text:s/>związku z tym ten zapis, w tym punkcie, uważamy jako słuszny.</text:p>
      <text:p text:style-name="P4487">Jeśli c<text:span text:style-name="T4488">h</text:span>odzi o gospodarkę runem leśnym w pełni popieramy ten zapis - tu się znajdujący. Nie będę szeroko komentował sprawy.</text:p>
      <text:p text:style-name="P4489">Jeśli chodzi o ustawę o lasach. Również uważamy, że powinna być konsultowana szerzej, aniżeli ta konsultacja jest prowadzona w tej chwili. Tych projektów jest mnóstwo i nie mogę stwierdzić, że któryś z nich jest dobry, albo by odpowi<text:span text:style-name="T4490">a</text:span>dał nadziejom leśników i społeczeństwa.<text:s/><text:span text:style-name="T4491">W</text:span><text:s/>związku z tym uważamy, że<text:s/><text:soft-page-break/>społeczna konsultacja na pewno wpłynie na jakość tej ustawy.</text:p>
      <text:p text:style-name="P4492">Jeszcze jedna uwaga do samego zakończenia punktu 2. Pisze, nie należy naruszać punktu 11 ustawy o ochronie gruntów rolnych i leśnych w związku z narastającą presją na lokaliza<text:span text:style-name="T4493">cj</text:span>ę działek budowlanych. Miałbym propozycję, aby ten zapis uzgodnić z zespołom zajmującym się budownictwem m<text:span text:style-name="T4494">ie</text:span>szkaniowym. Ponieważ mimo wszystko musimy gdzieś budować. W związku z tym możemy opracować zasady zaostrzające możliwość korzystania z tych działek, ale, no, niestety, budować gdzieś będzie trzeba. W związku z tym albo opracować szczegóły tu, albo odnieść się do propozycji podzespołu do spraw budownictwa mieszkaniowego.</text:p>
      <text:p text:style-name="P4495">Dziękuję bardzo.</text:p>
      <text:p text:style-name="P4496"><text:span text:style-name="T4497">St</text:span><text:span text:style-name="T4498">e</text:span><text:span text:style-name="T4499">f</text:span><text:span text:style-name="T4500">an<text:s/></text:span><text:span text:style-name="T4501">K</text:span><text:span text:style-name="T4502">oz</text:span><text:span text:style-name="T4503">łow</text:span><text:span text:style-name="T4504">s</text:span><text:span text:style-name="T4505">ki</text:span>:</text:p>
      <text:p text:style-name="P4506">Dziękuję bardzo. Kto pragnie zabrać głos? Proszę bardzo.</text:p>
      <text:p text:style-name="P4507"><text:span text:style-name="T4508">Jerzy<text:s/></text:span><text:span text:style-name="T4509">Kw</text:span><text:span text:style-name="T4510">i</text:span><text:span text:style-name="T4511">atk</text:span><text:span text:style-name="T4512">ow</text:span><text:span text:style-name="T4513">s</text:span><text:span text:style-name="T4514">k</text:span><text:span text:style-name="T4515">i</text:span>:</text:p>
      <text:p text:style-name="P4516">Ja nie jestem specjalistą od<text:s/>leśnictwa i przepraszam jeśli może nie tak myślę, ale niedawno była dyskusja w innym gronie fachowców, którzy powiadali, że las jest biedny i dlatego lasowi jest<text:s/><text:span text:style-name="T4517">ź</text:span>le<text:span text:style-name="T4518">.</text:span><text:s/>Las po prostu nie jest w stanie zapracować na to, co w lesie powinno być zrobione. A możliwości takie istnieją, ponieważ podobnie jak w rolnictwie warunki eksploata<text:span text:style-name="T4519">cj</text:span>i lasów, to znaczy ceny płacone za produkty pozyskiwane w lesie są zbyt niskie.</text:p>
      <text:p text:style-name="P4520">Jeśli tu, w naszym zapisie, jeszcze będziemy postulowali, że las ma być właśnie kolonią z której się wywozi okrąglaki, podobnie jak nie chcemy, żeby okrąglaki wywożono za granicę, to znaczy, że jeśli postulujemy, żeby te okrąglaki były wywożone, a nie przecierane przez samych leśników i sprzedawane w postaci tarcicy to zubożamy, to zna<text:span text:style-name="T4521">c</text:span>zy nie dajemy szansy w ogóle temu leśnictwu na to, żeby mogło swoją ekonomikę poprawić.</text:p>
      <text:p text:style-name="P4522">Ja uważam, że jeśli postulujemy, że w gospodarstwie najlepiej, żeby mleczarnia była na miejscu i sery robion<text:span text:style-name="T4523">o</text:span><text:s/>w gospodarstwie, tak samo tutaj widziałbym bardziej zasadny postulat, że tartak powinien należeć do nadleśnictwa.<text:s/><text:span text:style-name="T4524">I</text:span><text:s/>nadleśnictwo nie powinno sprzedawać okrąglaków, ale sprzedawać tarcicę, która kosztuje wielokrotnie więcej. Albo jeśli potrafi zrobić z tego krzesło, t<text:span text:style-name="T4525">o</text:span><text:s/><text:span text:style-name="T4526">j</text:span>eszcze jest lepiej, czy łóżko, to jest jeszcze lepszy interes. Lepsze wykorzystanie surowca itd. Więc po prostu jeśli my chcemy urynkowić w ogóle naszą gospodarkę, w tym również gospodarkę leśną, bo to chyba jest podstawowa sprawa, urynkowienie tej produk<text:span text:style-name="T4527">cji</text:span><text:s/>leśnej, to trzeba to robić konsekwentnie, to znaczy umożliwić lasom również sprzedawanie szlachetnych przetworów z drewna i innych bogactw pozyskiwanych w lesie.</text:p>
      <text:p text:style-name="P4528"><text:span text:style-name="T4529">St</text:span><text:span text:style-name="T4530">e</text:span><text:span text:style-name="T4531">f</text:span><text:span text:style-name="T4532">an<text:s/></text:span><text:span text:style-name="T4533">K</text:span><text:span text:style-name="T4534">oz</text:span><text:span text:style-name="T4535">łow</text:span><text:span text:style-name="T4536">s</text:span><text:span text:style-name="T4537">ki</text:span>:</text:p>
      <text:p text:style-name="P4538">Przepraszam bardzo, czyli rozumiem, że pan<text:s/><text:span text:style-name="T4539">d</text:span>yrektor<text:s/><text:span text:style-name="T4540">j</text:span>est za zostawieniem wspólnie przemysłu drzewnego i lasów, tak?</text:p>
      <text:p text:style-name="P4541"><text:span text:style-name="T4542">Jerzy Kwi</text:span><text:span text:style-name="T4543">at</text:span><text:span text:style-name="T4544">kowski</text:span>:</text:p>
      <text:p text:style-name="P4545">Tak<text:s/><text:span text:style-name="T4546">j</text:span>est.</text:p>
      <text:p text:style-name="P4547"><text:span text:style-name="T4548">St</text:span><text:span text:style-name="T4549">e</text:span><text:span text:style-name="T4550">f</text:span><text:span text:style-name="T4551">an<text:s/></text:span><text:span text:style-name="T4552">K</text:span><text:span text:style-name="T4553">oz</text:span><text:span text:style-name="T4554">łow</text:span><text:span text:style-name="T4555">s</text:span><text:span text:style-name="T4556">ki</text:span>:</text:p>
      <text:p text:style-name="P4557">Kolega Gawlik, proszę.</text:p>
      <text:p text:style-name="P4558"><text:span text:style-name="T4559">Radosław Gawlik</text:span>:</text:p>
      <text:p text:style-name="P4560">Proszę Państwa! Z uwagą przysłuchiwałem się tutaj wnoszonym uwagom do tego punktu i może po<text:s/><text:soft-page-break/>kolei postaram się ustosunkowa<text:span text:style-name="T4561">ć</text:span><text:s/>do nic<text:span text:style-name="T4562">h</text:span>. Podtrzymuję w całej rozciągłości zapis o tym, że w lasach jest prowadzona rabunkowa gospodarka leśna. Uzasadniam. W ostatnim okresie czasu, w ostatnich latach, nie mam tutaj roczników statystycznych, ale można to sprawdzić, etat cięć był przekraczany od 10 - 40%. To znaczy, że od 10 - 40% więcej drzew wyrębywano niż w międzyczasie tych drzew przyrastało. Tego nie można nazwać inacz<text:span text:style-name="T4563">ej</text:span>, jak rabunkową gospodarką leśną.</text:p>
      <text:p text:style-name="P4564">Czym jest to spowodowane? Spowodowane jest to tym między innymi, że resort leśnictwa jest na własnym rozrachunku, jest zainteresowany głównie produkcją drewna. My tutaj postulujemy zupełne odwrócenie ról. Postulujemy rozdzielenie leśnictwa, żeby leśnictwo zajęło się hodowlą, ochroną lasu, a nie produkcją drewna. Wy<text:span text:style-name="T4565">gl</text:span>ąda to w tej chwili tak i tutaj wrzucę też kamyczek do kolegi z<text:s/><text:span text:style-name="T4566">O</text:span>PZZ, którzy świetnie bronią swojego mitu i swojego interesu właściwie. Dlaczego mitu, zaraz to uzasadnię.</text:p>
      <text:p text:style-name="P4567">Otóż ogłoszenie klęski ekologicznej w lasach województwa wałbrzyskiego w świetle tego, co się tam dzieje, nie w świetle raportów, które przysyłają leśnicy, to nic<text:s/><text:span text:style-name="T4568">i</text:span>n<text:span text:style-name="T4569">n</text:span>e<text:span text:style-name="T4570">g</text:span>o, jak tylko prowadzenie intensywnej, rabunkowej rębni zupełnej. Wycina się, korzystając z tego, że jest ogłoszona klęska ekologiczna, wycina się zupełnie lasy także zdrowe, które mogłyby na pewno jeszcze długo postać<text:span text:style-name="T4571">.</text:span></text:p>
      <text:p text:style-name="P4572">Na łamach<text:s/><text:span text:style-name="T4573">„</text:span>Przeglądu Techni<text:span text:style-name="T4574">cz</text:span>nego”<text:s/>toczy<text:s/><text:span text:style-name="T4575">si</text:span>ę od paru, mniej więcej miesięcy, bardzo ciekawa dyskusja, rozpoczął ją Sławomir Nowak artykułem<text:s/>„Był las”. Artykułem krytycznym w stosunku do administrac<text:span text:style-name="T4576">ji</text:span><text:s/>leśnej, do tego co się dzieje w resorcie leśnictwa. Na ten artykuł odpowiedziało dwóch pr<text:span text:style-name="T4577">z</text:span>edstaw<text:span text:style-name="T4578">i</text:span>c<text:span text:style-name="T4579">ie</text:span>li resortu lasów, zastępca dyrektora do spraw ekonomi<text:span text:style-name="T4580">cz</text:span>nych, pan Jan Zimny i nadleśniczy z Lądka Zdro<text:span text:style-name="T4581">j</text:span>u, Andrzej Broda. Twierdząc, że to co Sławomir Nowak napisał w tym artykule<text:s/>„Był las”<text:s/>to nie prawda i broniąc właściwie tego, co jest. Podsumowuje Sławomir Nowak, to jest dosyć interes<text:span text:style-name="T4582">uj</text:span>ące, pozwolę sobie zacytować. W następujący sposób tą dyskusję. Dotychczas uważałem administrację leśną za narzędzie pol<text:span text:style-name="T4583">it</text:span>yki gospodarczej, która doprowadziła nasz kraj do głębokiego kryzysu gospodarczego i na skraj klęski ekologiczn<text:span text:style-name="T4584">ej</text:span>. Z listów jednakże wynika, że ich autorzy identyfikują się z kreatorami tej polityki. Więc może naszemu leśnemu aparatowi należałoby się bliżej przyjrzeć i nie pozostawiać go poza sferą objętą reformami gospodarczymi i politycznymi. Czy na przykład leśniczemu potrzebne jest aż tylu z<text:span text:style-name="T4585">wi</text:span>erz<text:span text:style-name="T4586">ch</text:span>n<text:span text:style-name="T4587">ik</text:span>ów? Nadleśniczy terenowy, nadleśniczy, dyrektor Okręgowego Zarządu Lasów, Naczelny Zarząd i wreszcie minis<text:span text:style-name="T4588">te</text:span>r<text:span text:style-name="T4589">st</text:span>wo? Czy taka struktura obudowana tym aparatem licznym naprawdę służy polskim lasom? A może powinno się zmienić funkcje leśniczych? Na przykład przed wojną, leśniczy odpowiadał za hodowlę i pielęgnację lasów. Dzisiaj odpowiada głównie za pozyskanie drewn<text:span text:style-name="T4590">a.</text:span><text:s/>Tymczasem pora, żeby przywrócić<text:s/>s<text:span text:style-name="T4591">za</text:span>cunkom brakarskim ich dawną funkcję i ograniczyć wycinkę drzew do wskazanych przez leśników<text:span text:style-name="T4592">.</text:span><text:s/>Chodzi mi o to, że pora teorię na którą powołują się obaj leśnicy zamienić w pr<text:span text:style-name="T4593">ak</text:span>t<text:span text:style-name="T4594">yk</text:span>ę.</text:p>
      <text:p text:style-name="P4595">Jest więc, to znaczy nie jest tak, że w teorii leśnej się mówi, że brakarz chodzi i ocenia, ile lasu można wyciąć.<text:s/><text:span text:style-name="T4596">Jes</text:span>t inaczej, tak jak było w latach p<text:span text:style-name="T4597">ię</text:span>ćd<text:span text:style-name="T4598">zi</text:span>es<text:span text:style-name="T4599">ią</text:span>tych i myślę, że<text:s/><text:span text:style-name="T4600">te</text:span>n resort nadal zachowuje strukturę stalinowską w swojej istocie. Gdyż przychodzi plan z góry, liczba masy drzewnej, którą należy pozyskać i się ją rozdziela na leśnictwo. Tu tyle, tu tyle.<text:s/><text:span text:style-name="T4601">A</text:span><text:s/>ponieważ jest ogłoszony stan klęski ekolog<text:span text:style-name="T4602">ic</text:span>zn<text:span text:style-name="T4603">ej</text:span><text:s/>na Dolny<text:span text:style-name="T4604">m</text:span><text:s/>Śląsku, to się szczególnie tam rąbie, korzystając z tego. Muszę powiedzieć,<text:s/><text:span text:style-name="T4605">ż</text:span>e następstwa tego stanu rzeczy będą katastro<text:span text:style-name="T4606">fa</text:span>lne. Bo tą katastrofę się przyśpieszy. Dlatego, że nastąpi erozja gleb, na<text:span text:style-name="T4607">st</text:span>ąpi pows<text:span text:style-name="T4608">t</text:span>awanie<text:s/>halizn, jak to ma miejsce w Górach Izerskich, gdzie będą olbrzymie kłopoty, żeby wprowadzić<text:s/><text:soft-page-break/>z powrotem las. Tak że będąc przy tym postulacie, proponuję, żeby pozostało konkludując, rabunkowa gospodarka leśna.<text:s/>Z eksportem drewna jest właściwie też taka sytuacja, że mamy błędne koło. To znaczy uzasadnia się to tym, żeby tyle eksportować, żeby sprowadzić części do maszyn za dewizy. A części do maszyn, głównie do pił, po to żeby wycinać lasy. No pewnie, możemy funkcjonować tak samo jak właściwie resort hutnictwa i resort węgla, który jest samonapędz<text:span text:style-name="T4609">aj</text:span>ący się.<text:s/><text:span text:style-name="T4610">On<text:s/></text:span>właściwie nie ma nic wspólnego z właściwą g<text:span text:style-name="T4611">os</text:span>po<text:span text:style-name="T4612">d</text:span>arką. To je<text:span text:style-name="T4613">st</text:span><text:s/>jedna rzecz.</text:p>
      <text:p text:style-name="P4614">Druga rzecz, oczywiście zgadzamy się tutaj, że właściwie ograniczenie emisji przemysłowych i komunalnych to jest<text:s/>n<text:span text:style-name="T4615">aj</text:span>istotniejsze, ale my tutaj się koncentr<text:span text:style-name="T4616">uj</text:span>emy na tym, co się dzieje<text:s/><text:span text:style-name="T4617">w</text:span><text:s/>lasach. Tak, że nie wnosiliśmy tego punktu.</text:p>
      <text:p text:style-name="P4618">No, postulowanie przez leśnika tego, żeby można budować w lasach mieszkania, czy budynki, no, właśnie, bez komentarze to bym pozostawił.</text:p>
      <text:p text:style-name="P4619">I jeśli przyjmujemy, to do pana Kw<text:span text:style-name="T4620">iat</text:span>kowsk<text:span text:style-name="T4621">ie</text:span>go, jeśli przyjmujemy, że środow<text:span text:style-name="T4622">is</text:span>ko<text:span text:style-name="T4623">wo</text:span>-<text:span text:style-name="T4624">t</text:span>wór<text:span text:style-name="T4625">cz</text:span>a funkcja lasów, to konsekwencja tego, to znaczy, że jest naczelną, to niestety konsekwencją tego jest rozdzielenie funkcji gospodarczych od funkcji ochronnych.</text:p>
      <text:p text:style-name="P4626"><text:span text:style-name="T4627">Jerzy Kwiatkowski</text:span>:</text:p>
      <text:p text:style-name="P4628">Ad vocem proszę.</text:p>
      <text:p text:style-name="P4629"><text:span text:style-name="T4630">St</text:span><text:span text:style-name="T4631">e</text:span><text:span text:style-name="T4632">f</text:span><text:span text:style-name="T4633">an<text:s/></text:span><text:span text:style-name="T4634">K</text:span><text:span text:style-name="T4635">oz</text:span><text:span text:style-name="T4636">łow</text:span><text:span text:style-name="T4637">s</text:span><text:span text:style-name="T4638">ki</text:span>:</text:p>
      <text:p text:style-name="P4639">Proszę bardzo.</text:p>
      <text:p text:style-name="P4640"><text:span text:style-name="T4641">Jerz</text:span><text:span text:style-name="T4642">y</text:span><text:span text:style-name="T4643"><text:s/></text:span><text:span text:style-name="T4644">K</text:span><text:span text:style-name="T4645">wiat</text:span><text:span text:style-name="T4646">kow</text:span><text:span text:style-name="T4647">sk</text:span><text:span text:style-name="T4648">i</text:span>:</text:p>
      <text:p text:style-name="P4649"><text:span text:style-name="T4650">J</text:span>e<text:span text:style-name="T4651">śl</text:span>i przyjmujemy, że Ministerstwo<text:s/><text:span text:style-name="T4652">O</text:span>chrony Środowiska ma być ministerstwem funk<text:span text:style-name="T4653">cjonal</text:span>n<text:span text:style-name="T4654">ym,<text:s/></text:span>a tutaj proponujemy, żeby ministerstwo przejęło funk<text:span text:style-name="T4655">cj</text:span>ę lasów. Dalej postulujemy, żeby las był tylko środowisko- twórczym i nie było w nim w ogóle żadnej gospodarki, to ja już przestaję rozumieć w ogóle o co chodzi?</text:p>
      <text:p text:style-name="P4656"><text:span text:style-name="T4657">St</text:span><text:span text:style-name="T4658">e</text:span><text:span text:style-name="T4659">f</text:span><text:span text:style-name="T4660">an<text:s/></text:span><text:span text:style-name="T4661">K</text:span><text:span text:style-name="T4662">oz</text:span><text:span text:style-name="T4663">łow</text:span><text:span text:style-name="T4664">s</text:span><text:span text:style-name="T4665">ki</text:span>:</text:p>
      <text:p text:style-name="P4666">Proszę bardzo, pan profesor Har<text:span text:style-name="T4667">a</text:span>bin.</text:p>
      <text:h text:style-name="P4668" text:outline-level="4"><text:bookmark-start text:name="bookmark24"/><text:span text:style-name="T4669">Zdzis</text:span><text:span text:style-name="T4670">ła</text:span><text:span text:style-name="T4671">w H</text:span><text:span text:style-name="T4672">a</text:span><text:span text:style-name="T4673">r</text:span><text:span text:style-name="T4674">abi</text:span><text:span text:style-name="T4675">n</text:span>:<text:bookmark-end text:name="bookmark24"/></text:h>
      <text:p text:style-name="P4676">Jestem po prostu zbulwersowany tym, co usłyszałem. Mógłbym się zgodzić, z tym, że jeśli przez człowieka przemawia wiedza, a jeśli przemawia niewiedza, nie mogę po prostu przejść do porządku dzienn<text:span text:style-name="T4677">eg</text:span>o nad tymi zdaniami, które usłyszałem.</text:p>
      <text:p text:style-name="P4678">J<text:span text:style-name="T4679">e</text:span>stem leś<text:span text:style-name="T4680">n</text:span>ikiem, aczkolwiek nie jestem pracownikiem Ministerstwa Rolnictwa. Jestem pracownikiem Ministerstwa<text:s/><text:span text:style-name="T4681">O</text:span>chrony Środowiska. Proszę państwa, nie wiem, kiedy pan<text:s/>ostatnio był<text:span text:style-name="T4682"><text:s/></text:span>w Górach Izerskich. J<text:span text:style-name="T4683">a</text:span><text:s/>jest<text:span text:style-name="T4684">e</text:span>m przynajmniej dwa razy w roku. Jeśli 10 tysięcy hektarów umarło i każdego roku um<text:span text:style-name="T4685">ie</text:span>ra następne tysiąc hektarów, to co można zrobić inaczej? Można po prostu usuwać te drzewa, które obumierają lub obumarły. Czesi tego nie robią, bo nie mają dróg dojazdowych, żeby zerwać ten materiał. Taka jest prawda. Można dużo spraw zarzucić leśnikom, natomiast wybaczcie, mi, ale szanujmy pracę leśników, bo to co się stało w lasach w ciągu ostatnich dziesięciu lat, to nie jest wina leśników. To jest wina przyśpie<text:span text:style-name="T4686">sz</text:span>onego rozwoju cywilizacji. O tym trzeba pamiętać. Taka jest prawda.</text:p>
      <text:p text:style-name="P4687">Dziękuję<text:span text:style-name="T4688">.</text:span></text:p>
      <text:p text:style-name="P4689"><text:span text:style-name="T4690">St</text:span><text:span text:style-name="T4691">e</text:span><text:span text:style-name="T4692">f</text:span><text:span text:style-name="T4693">an<text:s/></text:span><text:span text:style-name="T4694">K</text:span><text:span text:style-name="T4695">oz</text:span><text:span text:style-name="T4696">łow</text:span><text:span text:style-name="T4697">s</text:span><text:span text:style-name="T4698">ki</text:span>:</text:p>
      <text:p text:style-name="P4699">Dziękuję bardzo. Proszę uprzejmie.</text:p>
      <text:h text:style-name="P4700" text:outline-level="4"><text:bookmark-start text:name="bookmark26"/><text:soft-page-break/><text:span text:style-name="T4701">Rafał Kasprzyk</text:span>:<text:bookmark-end text:name="bookmark26"/></text:h>
      <text:p text:style-name="P4702">Chciałem ustosunkować się do wątpliwości zgłoszonych<text:span text:style-name="T4703"><text:s/></text:span>prz<text:span text:style-name="T4704">e</text:span>z pana dyrektora Kwiatkowskiego. Według naszych koncepcji leśnictwo i przemysł drzewny powinien być rozdzielony. Jest to warunkiem sine<text:s/><text:span text:style-name="T4705">qua</text:span><text:s/>non wprowadzenia zasady środowisko-twórczej roli lasów. Gdy tego nie dokonamy cała nasza dyskusja na ten temat i to nasze główne założenie, na które się zgodziliśmy, pozostanie taką ładną fikcją. Ministerstwo Ochrony Środowiska nie powinno gospodarować lasami. Ono powinno udzielać w sposób kontrolowany koncesji różnym pr<text:span text:style-name="T4706">ze</text:span>ds<text:span text:style-name="T4707">ię</text:span>b<text:span text:style-name="T4708">io</text:span>rstwom leśnym, czy to państwowym, czy to prywatnym, czy s<text:span text:style-name="T4709">pó</text:span>łdzielczym. To jest wszystko jedno. Chodzi o to, aby leśnictwo właś<text:span text:style-name="T4710">ci</text:span>wie zaczęło pełnić tę funk<text:span text:style-name="T4711">cj</text:span>ę do której zostało kiedyś przez mądrych lud<text:span text:style-name="T4712">z</text:span>i w czasach imperializmu stworzone. To znaczy do pielęgnacji i hodowli lasów, a nie do wyrębu tych lasów. I tylko Ministerstwo Ochrony Środowiska, które nie będzie odpowiadało za gospodarkę leśną może według nas te zadania spełnić.</text:p>
      <text:p text:style-name="P4713"><text:span text:style-name="T4714">St</text:span><text:span text:style-name="T4715">e</text:span><text:span text:style-name="T4716">f</text:span><text:span text:style-name="T4717">an<text:s/></text:span><text:span text:style-name="T4718">K</text:span><text:span text:style-name="T4719">oz</text:span><text:span text:style-name="T4720">łow</text:span><text:span text:style-name="T4721">s</text:span><text:span text:style-name="T4722">ki</text:span>:</text:p>
      <text:p text:style-name="P4723">Dziękuję bardzo. Proszę.</text:p>
      <text:p text:style-name="P4724"><text:span text:style-name="T4725">Józef Stajniak:</text:span></text:p>
      <text:p text:style-name="P4726">Jeśli możn<text:span text:style-name="T4727">a</text:span>, ja chciałem rzeczywiście wrócić do sprawy tak zwanej tej nadbudowy gospodarki. Profesor Harabin już mówił na ten temat. Ja chciałem jedną rzecz zauważyć.<text:s/><text:span text:style-name="T4728">Ż</text:span>e tak jak mówił pan, który poruszył tę sprawę, że jednak upiera się przy tym, że była to jednak rabunkowa, jeśli chodzi o ogłoszenie stanu klęski żywiołowej w Górach Izerskich<text:span text:style-name="T4729">,</text:span><text:s/>jest to zasługą Instytutu Badawczego Leśnictwa, który z tego tytułu miał nawet, pow<text:span text:style-name="T4730">ie</text:span>działbym, nieco przykrości. Jeszcze w starym resorcie.<text:s/><text:span text:style-name="T4731">Ż</text:span>e sprawę, jak to się mówi, pokazał na terenie kraju.<text:s/><text:span text:style-name="T4732">N</text:span>asze materiały, nasz raport specjalnie o Górach Izerskich, był podstawą do ogłoszenia stanu klęski żywiołow<text:span text:style-name="T4733">ej</text:span>. I dalej, jestem w tych górac<text:span text:style-name="T4734">h</text:span><text:s/>często. Nieprawda, my tam w tych górach wycinamy rzeczywiście całe połacie. I to jest<text:span text:style-name="T4735">.</text:span><text:s/>Ale nie dlatego je wycinamy, że po prostu kochamy, tylko tak, jak mówił profesor Harabin. Tam drewno już obumiera. Na ostrych stokach specjalnie zostawiamy, jak to się mówi, na zgnicie. Bo to po prostu to jest regulowane instruk<text:span text:style-name="T4736">cj</text:span>ami. Proszę się z nimi zapoznać. Na t<text:span text:style-name="T4737">ak</text:span><text:s/>zwane zgnicie to drewno, po to żeby erozja wodna nie ruszyła. I postaw<text:span text:style-name="T4738">i</text:span>enie, rabunkowa gospodarka była u nas. Zgadza się, do lat pięćdziesiątych.<text:s/><text:span text:style-name="T4739">W</text:span><text:s/>tej chwili jeśli, i w latach pię<text:span text:style-name="T4740">ć</text:span>dziesiątych, bezpośrednio po wojnie, nie chciałbym dyskutować, czy to było uzasadnione, czy nie, bo<text:s/>jeślibyśmy<text:s/>zapytali Finlandię w t<text:span text:style-name="T4741">y</text:span>m czasie, to też było mnóstwo wycinane. Jeśli kraj nie ma pieniędzy, to najłatwiej jest się<text:span text:style-name="T4742">g</text:span>nąć do lasu. I to nie<text:s/>tylko jest właściwością Polski. To jest wszystkich właściwością. Ale, proszę państwa, ostatnio jeśli się przekroczy to wynika, powiedziałbym, z nacisku społecznego. Proszę, ja mogę<text:s/><text:span text:style-name="T4743">p</text:span>rzypomnie<text:span text:style-name="T4744">ć</text:span><text:s/>lata<text:s/>‘81-‘82, zebrania<text:s/><text:span text:style-name="T4745">„</text:span>Sol<text:span text:style-name="T4746">id</text:span>arnoś<text:span text:style-name="T4747">ci</text:span><text:span text:style-name="T4748">”</text:span><text:s/>dajcie drewna, dlaczego nie dajecie drewna. Nie mówiąc już o Stronnictwie Lud<text:span text:style-name="T4749">ow</text:span>ym, o zebraniach<text:span text:style-name="T4750">.</text:span><text:s/>I czasami się leśnictwo ugnie. Czasami się ugn<text:span text:style-name="T4751">i</text:span>e. Ala nie można w tej chwili, jeśli chodzi o naczelne władze leśne, to mają super nieprzyjemności jeśli cho<text:span text:style-name="T4752">d</text:span>zi właśnie o ograniczanie i dostosowywanie tych rzeczy do etatów.</text:p>
      <text:p text:style-name="P4753">Ja się zgadzam z profesorem, ale nie będziemy już tutaj tej polemiki prowadzili.</text:p>
      <text:p text:style-name="P4754">I druga sprawa, doprowadzić do rozłączenia leśnictwa i przemysłu drzewnego. Nie wiem, jak będziemy rozumieli przemysł drzewny? Proszę państwa, to się stało. I te przemysły, które jak gdyby naciskały na leśnictwo i od niego wymuszały pewne pozyskania, odeszły. Płyty jedne, płyty drugie. Zostało w tym resorcie, w którym w tej ch<text:span text:style-name="T4755">w</text:span>i<text:span text:style-name="T4756">l</text:span>i jesteśmy, w Rolnictwie, pozostał przemysł pierwia<text:span text:style-name="T4757">st</text:span>kowy. Bo zostały tartaki<text:s/><text:soft-page-break/>i leśnic<text:span text:style-name="T4758">t</text:span>wo.<text:s/><text:span text:style-name="T4759">M</text:span>ebl<text:span text:style-name="T4760">e</text:span>, sklejka, płyty, te rzeczy odeszły od nas. Papier. Te rzeczy odeszły z resortu. A z punktu widzenia ekonomiki nie jesteśmy tak bogatym krajem, proszę państwa, nie zapominajmy gdzie żyjemy. Nas na to nie stać, żeby leśnictwo, że tak powiem tylko hodowało drewno, które by zawierało na pniu. Nas na to nie stać. Żadnego kraju na świecie na to nie stać. My musimy pozyskiwać. Z tego nie można nikomu robić zarzutu, proszę państwa. To tak, jak by łąka rosła, która ładnie pachnie, a my byśmy czekali, żeby to wszystko zgniło, bo nie wolno nam, bo to jest ładny krajobraz. N<text:span text:style-name="T4761">i</text:span>e wolno z tego leśnikom robić zarzutu, proszę państwa<text:span text:style-name="T4762">.</text:span><text:s/>Dlatego, że<text:s/><text:span text:style-name="T4763">my</text:span><text:s/>wszyscy chcemy siedzieć przy<text:s/><text:span text:style-name="T4764">st</text:span>ole, chcemy mieć boazerię, chcemy mleć domk<text:span text:style-name="T4765">i</text:span>, chcemy mieć meble<text:span text:style-name="T4766">.</text:span><text:s/>N<text:span text:style-name="T4767">i</text:span>e możemy z tego robić zarzutu. Ale oczywiście, to si<text:span text:style-name="T4768">ę</text:span><text:s/>musi odbywać zgodnie z regułami gry.</text:p>
      <text:p text:style-name="P4769"><text:span text:style-name="T4770">St</text:span><text:span text:style-name="T4771">e</text:span><text:span text:style-name="T4772">f</text:span><text:span text:style-name="T4773">an<text:s/></text:span><text:span text:style-name="T4774">K</text:span><text:span text:style-name="T4775">oz</text:span><text:span text:style-name="T4776">łow</text:span><text:span text:style-name="T4777">s</text:span><text:span text:style-name="T4778">ki</text:span>:</text:p>
      <text:p text:style-name="P4779">D<text:span text:style-name="T4780">zi</text:span>ękuję. Proszę bardzo<text:span text:style-name="T4781">.</text:span></text:p>
      <text:p text:style-name="P4782"><text:span text:style-name="T4783">K</text:span><text:span text:style-name="T4784">rz</text:span><text:span text:style-name="T4785">ys</text:span><text:span text:style-name="T4786">zt</text:span><text:span text:style-name="T4787">of And</text:span><text:span text:style-name="T4788">rz</text:span><text:span text:style-name="T4789">ejc</text:span><text:span text:style-name="T4790">z</text:span><text:span text:style-name="T4791">yk</text:span>:</text:p>
      <text:p text:style-name="P4792">Chciałem tuta<text:span text:style-name="T4793">j</text:span><text:s/>koledze, któr<text:span text:style-name="T4794">y</text:span><text:s/>zaatakował OPZZ, jakby OPZZ wycinał te zdrowe drzewostany w Górach Izerskich i w Kotlinie Kłodzkiej. Nie jest to tak.</text:p>
      <text:p text:style-name="P4795">Chcę powiedzieć, że leśnicy zawsze bronili sprawy swojego war<text:span text:style-name="T4796">sztat</text:span>u<text:s/><text:span text:style-name="T4797">pracy</text:span>.<text:s/><text:span text:style-name="T4798">J</text:span>est to w zasadzie jeden jedyny związek, który sprawę warsztatu pracy przekłada wyżej niż nawet swoje sprawy. Chcę powiedzieć, żeby odciąć się od tego, nie chodzi o to, żeby spowodować polemikę.<text:s/><text:span text:style-name="T4799">L</text:span>eśnikom nawet nigdy takich warunków nie stworzono. W 74 roku po raz pierwszy od<text:s/><text:span text:style-name="T4800">45</text:span><text:s/>lat mógł p<text:span text:style-name="T4801">ó</text:span>łstać, mogła powstać jedna jedyn<text:span text:style-name="T4802">a</text:span><text:s/>organizacja leśników. Leśnicy nigdy nie mieli samodzielnej organizacji, która<text:s/>by ją reprezentowała. Były to Związki Zawodowe Leśników. Na pierwszym<text:s/>zj<text:span text:style-name="T4803">e</text:span>ździe<text:s/>widniało hasło: sprawy lasów<text:s/><text:span text:style-name="T4804">i</text:span><text:s/>załóg leśnych naczelnym naszym zadaniem.</text:p>
      <text:p text:style-name="P4805">Sprawa następna. Nie kto inny, tylko leśnicy spowo<text:span text:style-name="T4806">d</text:span>owali likwidację klęsk tak ekolo<text:span text:style-name="T4807">gicz</text:span>n<text:span text:style-name="T4808">yc</text:span>h, jak i żywiołowych w lasach. I to był jedyny rok, kiedy leśnicy zbliżyli się do 95<text:span text:style-name="T4809">%</text:span><text:s/>przeciętnej płacy w gospodarce uspołeczn<text:span text:style-name="T4810">io</text:span>n<text:span text:style-name="T4811">ej.</text:span><text:s/>Jedyny rok. W tej chwili różnica jest około 10 tysięcy.</text:p>
      <text:p text:style-name="P4812">Następna sprawa. Wigierski Park Narodowy został utworzony na koszt lasów, z wyłączeniem, z wyłączenia lasów na ten cel przeznaczonych i zabezp<text:span text:style-name="T4813">ie</text:span>czeniem pokrycia rozmiarów<text:s/>użytkowania<text:span text:style-name="T4814">.</text:span><text:s/>Czyli po prostu, żeby nie było zmniejszenia dostaw na rzecz społeczeństwa<text:span text:style-name="T4815">.</text:span><text:s/>Tenże OPZZ podejmował konkretną akcję, 7,5 miliona drzew, posadzono 7,8 miliona. Uważam, że na nasz<text:s/>„stolik”<text:s/>nie powinniśmy wprowadzać elementó<text:span text:style-name="T4816">w</text:span>, które by nas mo<text:span text:style-name="T4817">gł</text:span>y różnić. Każdy w tych sprawach robi dużo.</text:p>
      <text:p text:style-name="P4818">Jeszcze raz bym prosił. Jeden z Ministrów Ochrony Środowiska powiedzia<text:span text:style-name="T4819">ł,</text:span><text:s/><text:span text:style-name="T4820">ż</text:span>e za stan lasów w Górach Izerskich odpowiadają leśnicy i jelenie. Można i<text:s/><text:span text:style-name="T4821">w</text:span><text:s/>ten sposób mówić, ale nie jest to prawda. I krzywdzi się tych, którzy tam, w tych ciężkich warunkach pracują.</text:p>
      <text:p text:style-name="P4822">Dziękuję.</text:p>
      <text:p text:style-name="P4823"><text:span text:style-name="T4824">St</text:span><text:span text:style-name="T4825">e</text:span><text:span text:style-name="T4826">f</text:span><text:span text:style-name="T4827">an<text:s/></text:span><text:span text:style-name="T4828">K</text:span><text:span text:style-name="T4829">oz</text:span><text:span text:style-name="T4830">łow</text:span><text:span text:style-name="T4831">s</text:span><text:span text:style-name="T4832">ki</text:span>:</text:p>
      <text:p text:style-name="P4833">Proszę państwa, mnie się wydaje, że zaczynamy zbyt głęboko w tą polemikę wchodzić. Nie słyszałem jakiegokolwiek sformułow<text:span text:style-name="T4834">ania,</text:span><text:s/>które by atakowało leśników.<text:s/><text:span text:style-name="T4835">W</text:span><text:span text:style-name="T4836">r</text:span><text:span text:style-name="T4837">ę</text:span>cz odwrotnie, cały ten tekst idzie w kierunku wzmocnienia i umożliwienia służbie leśnej prawidłowego działania. Jeżeli mówimy, zaprzestać rabunkowej, to rozumiemy, że kiedyś to było, pan profesor to potwierdził i po prostu chcemy raz na zawsze z tym skończyć. Tak, że ja nie sądzę, żeby to mogło być w jakimś stopniu obra<text:span text:style-name="T4838">ź</text:span>liwe, czy dotkliwe do honoru<text:s/><text:soft-page-break/>leśników.</text:p>
      <text:p text:style-name="P4839">Proponowałbym więc może nie odbierać tego w kategoriach takich właśnie bezpośrednich takich am<text:span text:style-name="T4840">b</text:span>icji z<text:span text:style-name="T4841">a</text:span>wodowych, bo tutaj nie ma w ogóle takich wątków. Nam chodzi o pewien sposób, model gospod<text:span text:style-name="T4842">ar</text:span>owan<text:span text:style-name="T4843">ia</text:span><text:s/>zasobami leśnymi.</text:p>
      <text:p text:style-name="P4844">Już, p<text:span text:style-name="T4845">o</text:span><text:s/>kolei. Pan Gawlik.</text:p>
      <text:p text:style-name="P4846"><text:span text:style-name="T4847">R</text:span><text:span text:style-name="T4848">a</text:span><text:span text:style-name="T4849">dos</text:span><text:span text:style-name="T4850">ła</text:span><text:span text:style-name="T4851">w Gawl</text:span><text:span text:style-name="T4852">ik</text:span>:</text:p>
      <text:p text:style-name="P4853">Otóż zaszło tutaj pewne nieporozumienie. Ja miałem na myśli tutaj głównie ogłoszenie stanu klęski ekologicznej w województwie wałbrzyskim. To zrobiły władze wojewódzkie i tutaj miałem na myśli przede wszystkim w tym momencie gospodarkę leśną w województwie wałbrzyskim.</text:p>
      <text:p text:style-name="P4854">Myśmy celowo tuta<text:span text:style-name="T4855">j</text:span><text:s/>w punkcie nie sformułowali właściwi<text:span text:style-name="T4856">e<text:s/></text:span>zarzutu pod adresem resortu leśni<text:span text:style-name="T4857">ct</text:span>wa i tego co on robi.<text:s/><text:span text:style-name="T4858">A<text:s/></text:span>ja to n<text:span text:style-name="T4859">ie</text:span>jako rozwinąłem w swoim punkcie i żeby właśnie nie antagonizować, jak kolega z OPZZ powiedział.</text:p>
      <text:p text:style-name="P4860">Ja nie chcę się wdawać w długą polemikę. Faktem jest, że w minimalnym stopniu prowadzi się cięcia sanitarne w tej chwili w województwie wałbrz<text:span text:style-name="T4861">ys</text:span>kim.<text:s/><text:span text:style-name="T4862">Ż</text:span>e deklaruje się to głównie w raportach i w sprawo<text:span text:style-name="T4863">zd</text:span>aniach. Że, powtarzam jeszcze raz, a wiem to ze źródeł najlepszych, od lud<text:span text:style-name="T4864">zi,</text:span><text:s/>którzy prac<text:span text:style-name="T4865">uj</text:span>ą w tych lasach, na miejscu, że nadal trwa gospodarka leśna taka, że pod pozorem klęski ekologicznej prowadzi się r<text:span text:style-name="T4866">ę</text:span>bnię zupełną<text:span text:style-name="T4867">,</text:span><text:s/>ogołaca się stare gatunki świerka, całe praktycznie zostają gołe połacie gór, w górach województwa wałbrzyskie<text:span text:style-name="T4868">go,</text:span><text:s/>w Górach Bialskich, w Karkonoszach.</text:p>
      <text:p text:style-name="P4869">Muszę tutaj też powiedzieć kolegom z OPZZ, że powstał Komitet Organizac<text:span text:style-name="T4870">yj</text:span>ny<text:s/>„Solidarności”<text:s/>w lasach państwowych, który, sądzę, przyczyni się do odkłamania tej sytuacji, o tym jak to rzeczywiście wygląda w resorcie leśnictwa.</text:p>
      <text:p text:style-name="P4871">I tutaj dyskusja, którą się rozwinęła, ma znamiona dyskusji broniącej interesu właściwie tutaj resortu. I nie sądzę, aby ona właściwie dużo wniosła do tego, cośmy tutaj po<text:span text:style-name="T4872">st</text:span>ulowali. I w związku z tym proponuję, żeby zaprzestać tej dyskusji i uzasadniania, że leśnicy robią wszystko, żeby las ratować. Dlatego, że tak nie jest, że leśnicy są po prostu wprzęgnięci w pewien mechanizm, który nie pozwala im tego lasu ratować. Leśnicy dążą do tego, żeby pozyska<text:span text:style-name="T4873">ć</text:span><text:s/>drewno<text:span text:style-name="T4874">.</text:span><text:s/>Żeby przekroc<text:span text:style-name="T4875">z</text:span>yć plan. Od tego mają premię. Taka jest opinia ludzi od dołu, kt<text:span text:style-name="T4876">ó</text:span>rzy pracują,<text:s/><text:span text:style-name="T4877">t</text:span>ną te lasy, zwożą je. Może z punktu widzenia Warszawy, ministerstwa, wygląda to inaczej. Popierają to, co mówię, dziennikarze, którzy rozmawiają z tymi ludźmi w lasach, na miejscu.</text:p>
      <text:p text:style-name="P4878">Dziękuję bardzo.</text:p>
      <text:p text:style-name="P4879"><text:span text:style-name="T4880">St</text:span><text:span text:style-name="T4881">e</text:span><text:span text:style-name="T4882">f</text:span><text:span text:style-name="T4883">an<text:s/></text:span><text:span text:style-name="T4884">K</text:span><text:span text:style-name="T4885">oz</text:span><text:span text:style-name="T4886">łow</text:span><text:span text:style-name="T4887">s</text:span><text:span text:style-name="T4888">ki</text:span>:</text:p>
      <text:p text:style-name="P4889">Dziękuję bardzo. Pan profesor<text:s/><text:span text:style-name="T4890">A</text:span>nd<text:span text:style-name="T4891">r</text:span>ze<text:span text:style-name="T4892">je</text:span>w<text:span text:style-name="T4893">sk</text:span>i.</text:p>
      <text:p text:style-name="P4894"><text:span text:style-name="T4895">Roman And</text:span><text:span text:style-name="T4896">rzeje</text:span><text:span text:style-name="T4897">wski</text:span>:</text:p>
      <text:p text:style-name="P4898">Ponieważ sprawa rabunkowej gospodarki jest przedmiotem tutaj pewnego sporu - uzasadnionego moim zdaniem - tyle, że pozyskanie drewna nie jest całokształtem gospodarki leśnej. Przecież na gospodarkę składa się i sadzenie, i pielęgno<text:span text:style-name="T4899">wa</text:span>nie itd. Proponowałbym więc, pozostawi<text:span text:style-name="T4900">aj</text:span>ąc to mocno słowo, rabunkowej, zamiast gospodarki, napisać, wyrębu.<text:s/><text:span text:style-name="T4901">W</text:span>tedy mamy wyraźnie skierowane to określenie na to, co się dzieje, to znaczy na wyrąb przekraczający etat, który jest rzeczywiśc<text:span text:style-name="T4902">ie</text:span><text:s/>rabunkowy.</text:p>
      <text:p text:style-name="P4903">Natomiast nie gospodarka. Bo gospodarka leśna realizowana przez leśników, którym rzeczywiście nie<text:s/><text:soft-page-break/>zależy na pr<text:span text:style-name="T4904">ze</text:span>kra<text:span text:style-name="T4905">czan</text:span>iu etatów, jest znacznie szerszym pojęciem.</text:p>
      <text:p text:style-name="P4906">Proszę państwa, gdyby państwo na to przystali, może by nie było sporu o to słowo.</text:p>
      <text:p text:style-name="P4907"><text:span text:style-name="T4908">St</text:span><text:span text:style-name="T4909">e</text:span><text:span text:style-name="T4910">f</text:span><text:span text:style-name="T4911">an<text:s/></text:span><text:span text:style-name="T4912">K</text:span><text:span text:style-name="T4913">oz</text:span><text:span text:style-name="T4914">łow</text:span><text:span text:style-name="T4915">s</text:span><text:span text:style-name="T4916">ki</text:span>:</text:p>
      <text:p text:style-name="P4917">Dziękuję bardzo. Proszę bardzo.</text:p>
      <text:p text:style-name="P4918"><text:span text:style-name="T4919">S</text:span><text:span text:style-name="T4920">t</text:span><text:span text:style-name="T4921">a</text:span><text:span text:style-name="T4922">nisł</text:span><text:span text:style-name="T4923">aw</text:span><text:span text:style-name="T4924"><text:s/></text:span><text:span text:style-name="T4925">S</text:span><text:span text:style-name="T4926">i</text:span><text:span text:style-name="T4927">t</text:span><text:span text:style-name="T4928">n</text:span><text:span text:style-name="T4929">i</text:span><text:span text:style-name="T4930">cki</text:span>:</text:p>
      <text:p text:style-name="P4931">Chciałem zaproponować następujące korekty do tego zapisu, które wynikają, jak sądzę, z tej dyskusji. Być może oprócz ostatniej jednej, k<text:span text:style-name="T4932">tó</text:span>rą postaram się uzasadnić. Mianowicie, punkt f/ przenieść na miejsce pierwsze i nazwać<text:s/><text:span text:style-name="T4933">go:</text:span><text:s/>a/<text:span text:style-name="T4934">.</text:span><text:s/>Ponieważ ta zasada jest najważniejsza. Wprowadzić punkt b/, który<text:s/>b<text:span text:style-name="T4935">y</text:span><text:s/>o<text:span text:style-name="T4936">dzwi</text:span>erci<text:span text:style-name="T4937">ed</text:span>l<text:span text:style-name="T4938">a</text:span>ł ten element warunków technicznych i ekonomi<text:span text:style-name="T4939">cz</text:span>nych wpływających na pogarszanie się kondycji lasów. Ja bym go sformułował w ten sposób<text:s/>-<text:s/>zapewnić techniczne i ekonomiczne warunki dla prowadzenia prawidłowej gospodarki leśnej.</text:p>
      <text:p text:style-name="P4940">Tego nie ma i to nie zostało wyraźnie tutaj wypunktowane.</text:p>
      <text:p text:style-name="P4941"><text:span text:style-name="T4942">Stefan Kozłowski</text:span>:</text:p>
      <text:p text:style-name="P4943">Gdyby pan powtórzył.</text:p>
      <text:p text:style-name="P4944"><text:span text:style-name="T4945">S</text:span><text:span text:style-name="T4946">t</text:span><text:span text:style-name="T4947">a</text:span><text:span text:style-name="T4948">nisł</text:span><text:span text:style-name="T4949">aw</text:span><text:span text:style-name="T4950"><text:s/></text:span><text:span text:style-name="T4951">S</text:span><text:span text:style-name="T4952">i</text:span><text:span text:style-name="T4953">t</text:span><text:span text:style-name="T4954">n</text:span><text:span text:style-name="T4955">i</text:span><text:span text:style-name="T4956">cki</text:span>:</text:p>
      <text:p text:style-name="P4957">Zapewnienie technicznych i ekonomicznych warunków dla prawidłowo prowadzonej gospodarki leśnej.</text:p>
      <text:p text:style-name="P4958">W każdym razie cho<text:span text:style-name="T4959">d</text:span>zi o kontynuowanie tego podstawowego czynnika, który podnoszą leśnicy, który powoduje, że pomimo chęci ta gospodarka jest prowadzona do znamion rabunkowości<text:span text:style-name="T4960">.</text:span></text:p>
      <text:p text:style-name="P4961">Następnie, idąc przez inne punkty, które zachowałbym, jednak skreśliłbym główny punkt e/ doprowadzić do wyłączenia leśnictwa i przemysłu drzewnego i włączeniu gospodarki leśnej do Ministerstwa Ochrony Środowiska.</text:p>
      <text:p text:style-name="P4962">Wróciłbym natomiast do zapisu, który wywołał aplauz kilka dni temu, a mianowicie, wywołał ten aplauz z tego powodu, że byliśmy wówczas świadomi trudności związ<text:span text:style-name="T4963">a</text:span>n<text:span text:style-name="T4964">y</text:span>ch z tym problemem i faktu, że sama organ<text:span text:style-name="T4965">iz</text:span>acja niewiele zmieni w tej chwili. Dlatego zapisaliśmy wówczas, że proponuje się sformułowanie pogłębionego stanowiska w tej sprawie. Jest to także, jak sądzę, stanowisko, które wymagałoby i czasu, i także rozstrzygnięcia jednego podstawowego dylematu, co do którego<text:s/><text:span text:style-name="T4966">j</text:span>a jasności<text:s/><text:span text:style-name="T4967">w</text:span><text:s/>tej c<text:span text:style-name="T4968">h</text:span>wili nie mam<text:span text:style-name="T4969">.</text:span><text:s/>Mianowicie, dylemat ten brzmi następująco: jak finansować gospodarkę leśną, gdy będzie ona przede wszystkim środowisko-twórcza? Skąd pieniądze, gdy funkcje gospodarcze zostaną zredukowane, na przykład poprzez zerowy etat zrębów gospodarcz<text:span text:style-name="T4970">yc</text:span>h, a jedynie zachowanie cięć związanych z efektami san<text:span text:style-name="T4971">it</text:span>arnymi?<text:s/><text:span text:style-name="T4972">W</text:span><text:s/>zw<text:span text:style-name="T4973">ią</text:span>zku z tym moja propozycja jest taka, żeby wrócić do poprzednieg<text:span text:style-name="T4974">o</text:span><text:s/>usytuowania spraw związanych z organizacją, pogłębionego po prostu o rozstrzygnięcie tej kwestii.</text:p>
      <text:p text:style-name="P4975">Dziękuję.</text:p>
      <text:p text:style-name="P4976"><text:span text:style-name="T4977">St</text:span><text:span text:style-name="T4978">e</text:span><text:span text:style-name="T4979">f</text:span><text:span text:style-name="T4980">an<text:s/></text:span><text:span text:style-name="T4981">K</text:span><text:span text:style-name="T4982">oz</text:span><text:span text:style-name="T4983">łow</text:span><text:span text:style-name="T4984">s</text:span><text:span text:style-name="T4985">ki</text:span>:</text:p>
      <text:p text:style-name="P4986">Chwileczkę, chwileczkę. Kto jeszcze ch<text:span text:style-name="T4987">ce</text:span><text:s/>zabrać głos? Bardzo proszę.</text:p>
      <text:p text:style-name="P4988"><text:span text:style-name="T4989">Ob. Wr</text:span><text:span text:style-name="T4990">ób</text:span><text:span text:style-name="T4991">el</text:span>:</text:p>
      <text:p text:style-name="P4992">W świetle tego wszystkiego, co zostało tutaj powiedziane, można na pewno stwierdzić, że lasom potrzebna jest bezpośrednia pomoc Ministra Ochrony Środowiska<text:s/><text:span text:style-name="T4993">i</text:span><text:s/>Zasobów Naturalnych. Bezpośrednia, a nie przez innego mini<text:span text:style-name="T4994">st</text:span>ra.</text:p>
      <text:p text:style-name="P4995">Jak również biorąc pod uwagę s<text:span text:style-name="T4996">fo</text:span>rmułowania co do najważniejszej funkcji lasów oraz to, że prawie w<text:s/><text:soft-page-break/>całości sprawy ochrony przyrody związane są z powierzchnią leśną, to z<text:span text:style-name="T4997"><text:s/></text:span>kolei prz<text:span text:style-name="T4998">e</text:span>maw<text:span text:style-name="T4999">ia</text:span><text:s/>za potrzebą sprawowania bezpośredniego nadzoru Ministra Ochrony Środowiska nad lasami. Uważany, że nie ma żadnej sprzeczności pomiędzy nadzorczą i kontrolną funkcją resortu Ochrony Środowiska, a przyłączeniem lasów do tegoż resortu. Ponieważ struktura organ<text:span text:style-name="T5000">iz</text:span>acyjna lasów jest na tyle ścisła i dopracowana, że Naczelny Zarząd, czy też Generalna Dyrekcja Lasów w pełni będą odpowiadały za w<text:span text:style-name="T5001">yk</text:span>onywani<text:span text:style-name="T5002">e</text:span><text:s/>zadań gospodarczych w leśnictwie. Natomiast minister będzie sprawował bezpośredni nadzór. I nie są potrzebne<text:s/><text:span text:style-name="T5003">w</text:span><text:s/>tym resorcie nawet żadne komórki funkcyjn<text:span text:style-name="T5004">e</text:span>, na wzór zresztą pewnej organ<text:span text:style-name="T5005">iz</text:span>acji przedwojenn<text:span text:style-name="T5006">ej.</text:span><text:s/>Była Gener<text:span text:style-name="T5007">al</text:span>na Dyrekcja Lasów, tak, że teraz można by to stworzyć, a minister sprawowałby tylko nadzór. Uważam, że w odczuciu społecznym połączenie leśnictwa z ochroną środowiska byłoby właściwe.</text:p>
      <text:p text:style-name="P5008">Sądzę, że można by tutaj prosić pana Ministra Ochrony Środowiska, ażeby rzeczywiście przychylnie spojrzał na propozycję,<text:s/><text:span text:style-name="T5009">w</text:span>łączenia lasów do tego resortu. I śmiem twierdzić, że w wyniku różnych uzgodnień, konsultacji, rozmów, co n<text:span text:style-name="T5010">aj</text:span>mniej 99,9 % leśników jest za natychm<text:span text:style-name="T5011">ia</text:span>stowym przejściem do ochrony środowiska<text:span text:style-name="T5012">.</text:span><text:s/>Uważam, że leśnicy nie spraw<text:span text:style-name="T5013">ią</text:span><text:s/>kłopotów panu ministrowi, a wręcz odwrotnie. Będzie to, jeszcze raz powtarzam, zgodne z odczuciem społecznym.</text:p>
      <text:p text:style-name="P5014">Dziękuję bardzo.</text:p>
      <text:p text:style-name="P5015"><text:span text:style-name="T5016">Ah</text:span>a, jeszcze jedno, co do wielkości pozyskania. No, bądźmy szczerzy, leśnicy cięli tyle, ile im kazali.</text:p>
      <text:p text:style-name="P5017">/Poruszenie na sali: o, o!/.</text:p>
      <text:p text:style-name="P5018">Dziękuję bardzo.</text:p>
      <text:p text:style-name="P5019"><text:span text:style-name="T5020">St</text:span><text:span text:style-name="T5021">e</text:span><text:span text:style-name="T5022">f</text:span><text:span text:style-name="T5023">an<text:s/></text:span><text:span text:style-name="T5024">K</text:span><text:span text:style-name="T5025">oz</text:span><text:span text:style-name="T5026">łow</text:span><text:span text:style-name="T5027">s</text:span><text:span text:style-name="T5028">ki</text:span>:</text:p>
      <text:p text:style-name="P5029">Dziękuję bardzo.</text:p>
      <text:p text:style-name="P5030"><text:span text:style-name="T5031">Andrzej Kassenberg</text:span>:</text:p>
      <text:p text:style-name="P5032">Ja sądzę, że ta gorąca i emocjonalna dyskusja chyba wynika z tego, że lasy są nam wszystkim blis<text:span text:style-name="T5033">k</text:span>ie. Jest to ten układ przyrodniczy w którym najlepiej wypoczywamy. Dlatego uważam, proszę państwa, że to na co się tutaj wszyscy godzimy. A wydaje s<text:span text:style-name="T5034">ię</text:span>, proszę państwa, że wszyscy się godzimy, to jest na zmianę kierunku polityki leśnej. Na<text:s/>całkowitą zmianę<text:s/>hierarchii ważności poszczególnych funkcji lasu. Jest to jak gdyby konsekwencja naszego pierwszego punktu. A więc punktu związanego z ekorozwojem.</text:p>
      <text:p text:style-name="P5035">Oczywiście, nie oznacza<text:s/><text:span text:style-name="T5036">to</text:span>, że w ogóle nie będziemy pozyskiwa<text:span text:style-name="T5037">ć</text:span><text:s/>drewna,<text:s/><text:span text:style-name="T5038">j</text:span>ak tu sugerowano. Koncepcja ekorozwoju oznacza takie zrozumienie procesów przyrodnicz<text:span text:style-name="T5039">yc</text:span>h zachodzących w naszym środowisku, ażeb<text:span text:style-name="T5040">yś</text:span>my pozyskiwane z nich zasoby i surowce pozyskiwali w takiej skali z taką intensywnością i w tak<text:span text:style-name="T5041">i</text:span>ch miejscach, na jakie nam pozwala ta właśnie nasza ojczysta przyroda. A pozwala nam na dużo, tylko po prostu trzeba ją zrozumieć. Trzeba zrozumieć prawa nią rządzące i w oparciu o to pozyskiwać te zasoby i te surowce. Ponadto, istnieje wiele niew<text:span text:style-name="T5042">yk</text:span>orz<text:span text:style-name="T5043">ysta</text:span>n<text:span text:style-name="T5044">yc</text:span>h surowców odpad<text:span text:style-name="T5045">o</text:span>wych w trakcie pozyskiwania drewna. Jes<text:span text:style-name="T5046">t</text:span><text:s/>to duża rezerwa, na wykorzystywanie tego. Ponadto trzeba jasno postawić przed gospodarką, może nie dziś, ale jutro, że zużycie drewna w naszym kraju ma określony pułap wynikający z naszych w<text:span text:style-name="T5047">a</text:span>runków środowi<text:span text:style-name="T5048">sk</text:span>owych. To jest ta nowa właśnie filozofia, dostosowania naszego rozwoju do możliwości środowiskowo-przestrzennych naszego kraju. I na to, uważam, że sądzę, że wszyscy tu zgadzamy się.</text:p>
      <text:p text:style-name="P5049">Wracając do stwierdzenia o rabunkowej gospodarce leśnej. Przecież w raportach to wydawanych od<text:s/><text:soft-page-break/>kilku lat przez IBL, za pr<text:span text:style-name="T5050">ze</text:span>proszeniem, jak<text:s/>„wół”<text:s/>było pokazywane, że jest przekroczenie 120 milionów metrów sześciennych w ciągu lat<text:s/>‘<text:span text:style-name="T5051">5</text:span>0<text:s/>–<text:s/>‘80 i że trzy czwarte lasów jest w wadliwym stanie sanitarnym. Trzy czwarte powierzchni lasów, proszę państwa. Tak, tak. A więc jest to wynik rabunkowej gospodarki leśnej, ale nie w sensie takim, że odpowiadają za to tylko leśnicy. Jest to wynik miejsca tej go<text:span text:style-name="T5052">s</text:span>podarki leśnej w całym sposobie gospodarowania w na<text:span text:style-name="T5053">s</text:span>zym kraju. Bo wynika to także zarówno z presji na nadmierne pozyskiwanie drewna, jak i wynika to z wielu błędnych lokalizacji uciążliwych zakładów przemysłowych. To wszystko razem składa się na rabunkowe podejście do lasów<text:span text:style-name="T5054">.</text:span><text:s/>I tak należy to rozumie<text:span text:style-name="T5055">ć</text:span>. Nie tylko w kategorii wycinania.</text:p>
      <text:p text:style-name="P5056">Chciałbym także wrócić do paragrafu 11. Jeżeli, proszę państwa, mówimy, że las nas<text:span text:style-name="T5057">z</text:span><text:s/>jest słab<text:span text:style-name="T5058">y</text:span>. Ponadto sami leśnicy, jak i od środowiska przyrodni<text:span text:style-name="T5059">czeg</text:span>o twierdzą, że udz<text:span text:style-name="T5060">ia</text:span>ł powierzchni leśnej w naszym kraju jest zbyt mały do tego, jak jesteśmy w strefie k<text:span text:style-name="T5061">li</text:span>m<text:span text:style-name="T5062">atyc</text:span>zn<text:span text:style-name="T5063">ej,</text:span><text:s/>umiarkowanej<text:span text:style-name="T5064">.</text:span><text:s/>Mówi się, że ta lesistość powinna wynosić<text:s/><text:span text:style-name="T5065">3</text:span>2, a może 3<text:span text:style-name="T5066">4</text:span><text:s/>procent. A może chociaż w sytuacji presji zanieczyszczeń powietrza to wzrost lesistości przynajmni<text:span text:style-name="T5067">ej</text:span><text:s/>trzeba postawić pod znakiem zapytan<text:span text:style-name="T5068">i</text:span>a. Ale, proszę państwa, ten las, który jest w otoczeniu dużych aglomeracji miejs<text:span text:style-name="T5069">k</text:span>ich, jest, proszę państwa, fabryką tlenu dla tych ludzi, którzy tam mieszkają. To co, mamy wyciąć ten las, postawić osiedla mieszkan<text:span text:style-name="T5070">io</text:span>we. Skąd ten tlen będzie produkowany? Przecież w dużych aglomera<text:span text:style-name="T5071">cja</text:span>ch m<text:span text:style-name="T5072">ie</text:span>jsk<text:span text:style-name="T5073">ic</text:span>h generaln<text:span text:style-name="T5074">ie</text:span><text:s/><text:span text:style-name="T5075">jest</text:span><text:s/>ujemny bilans tlenowy. Puszcza Kampinoska produkuje tlen dla miasta Warszawy<text:span text:style-name="T5076">.</text:span><text:s/>Czy mamy przez to, że jesteśmy, co nikt nie kwestionuje, pod ogromną presją budownictwa mieszkaniowego, ucinać sobie drugą gałąź? Przeczytawszy w<text:s/>„Ekspres<text:span text:style-name="T5077">i</text:span>e Wieczornym”<text:s/>tytuł 30 tysięcy działek budowlanych w lesie, proszę państwa, to jest coś niebywałego. I tu od leśnika słyszymy, że należy się nad tym zastanowić. Uważam, że ten punkt jes<text:span text:style-name="T5078">t</text:span><text:s/>punktem sz<text:span text:style-name="T5079">cz</text:span>ególnie ważnym<text:s/><text:span text:style-name="T5080">i</text:span><text:s/>od stołu ekologicznego, który chce zmienić filozofię rozwoju i filozofię stosunku do lasu, ni<text:span text:style-name="T5081">e</text:span><text:s/><text:span text:style-name="T5082">mo</text:span>że paść inne s<text:span text:style-name="T5083">fo</text:span>rmułowanie, ażeby ten paragraf 11 utrzymać.</text:p>
      <text:p text:style-name="P5084">Na zakończenie proponowałbym, a podparł mnie mój przedmówca bardzo zdecydowanym głosem, zastanowić się czy nie<text:s/>zweryfikować naszego punktu trzeciego? Gdzie, w punkcie trzecim, w jego części drugiej, gdzie rozważamy nasze stanowisko, proponowałbym skreślić punkt b/, a zostawić go w punkcie drugim. Bo jeżeli znaczna część leśników, a sądzę, że można tak prz<text:span text:style-name="T5085">et</text:span>łumaczyć wystąpienie pana Wróbla jest za tym i chce przyjść pod skrzydła resortu Ochrony Środowiska, a co więcej chce go wzmocnić w tym sensie, że najbardziej bogaty ekosystem jakim jest las, byłby pod patronatem Ministra Ochrony Środowiska, to należy s<text:span text:style-name="T5086">ię</text:span><text:s/>tylko ku temu przychylić.</text:p>
      <text:p text:style-name="P5087">Dziękuję bardzo.</text:p>
      <text:p text:style-name="P5088"><text:span text:style-name="T5089">St</text:span><text:span text:style-name="T5090">e</text:span><text:span text:style-name="T5091">f</text:span><text:span text:style-name="T5092">an<text:s/></text:span><text:span text:style-name="T5093">K</text:span><text:span text:style-name="T5094">oz</text:span><text:span text:style-name="T5095">łow</text:span><text:span text:style-name="T5096">s</text:span><text:span text:style-name="T5097">ki</text:span>:</text:p>
      <text:p text:style-name="P5098">Dziękuję bardzo. Proszę.</text:p>
      <text:p text:style-name="P5099"><text:span text:style-name="T5100">Zy</text:span><text:span text:style-name="T5101">gmun</text:span><text:span text:style-name="T5102">t</text:span><text:span text:style-name="T5103"><text:s/>Polań</text:span><text:span text:style-name="T5104">s</text:span><text:span text:style-name="T5105">ki</text:span>:</text:p>
      <text:p text:style-name="P5106">Proszę państwa, ja nie zabierałem głosu, bo nie bardzo znam się na gospodarce leśnej, ale z tej dyskusji nasunęła mi się taka myśl i wniosek, który<text:span text:style-name="T5107"><text:s/></text:span>chciałem zaproponować.</text:p>
      <text:p text:style-name="P5108">My mówimy tutaj o rabunkowej gospodarce, mówimy o wyrębie, ale to wszystko musi mieć swój wyraz skwantyfikowany. Słyszymy o tym, że powierzchnia zalesienia w Polsce się zmniejsza. Nie wiem n<text:span text:style-name="T5109">a</text:span><text:s/>ile to jest prawda i jak to jest liczone, bo tu nie chodzi tylko o powierzchnię, o wiek lasu itp. Czy to można zmierzyć przy pomocy substan<text:span text:style-name="T5110">cj</text:span>i leśnej, czy jak to nazwać, jakim wskaźnikiem to określić? Jeśli prawdą jest, że ta<text:s/><text:soft-page-break/>powierzchnia zalesienia zmniejsza się, to przy naszych niedoborach i naszych złych warunkach egzystowania lasów jest to bardzo duże niebezpieczeństwo.</text:p>
      <text:p text:style-name="P5111">I<text:s/>proponowałbym<text:s/>w naszym zapisie uwzględnić ten punkt w taki sposób, żeby po prostu żądać zahamowania tego procesu zmniejszania się powierzchni, czy substancji leśnej.</text:p>
      <text:p text:style-name="P5112">Dziękuję bardzo.</text:p>
      <text:p text:style-name="P5113"><text:span text:style-name="T5114">St</text:span><text:span text:style-name="T5115">e</text:span><text:span text:style-name="T5116">fan Ko</text:span><text:span text:style-name="T5117">złowsk</text:span><text:span text:style-name="T5118">i</text:span>:</text:p>
      <text:p text:style-name="P5119">Ja mo<text:span text:style-name="T5120">ż</text:span>e<text:s/><text:span text:style-name="T5121">w</text:span><text:s/>te<text:span text:style-name="T5122">j</text:span><text:s/>sprawie, form<text:span text:style-name="T5123">a</text:span>lni<text:span text:style-name="T5124">e<text:s/></text:span>powierzchnia l<text:span text:style-name="T5125">a</text:span>sów zwiększa się,<text:s/><text:span text:style-name="T5126">t</text:span>utaj może b<text:span text:style-name="T5127">y</text:span><text:s/>trudno było.</text:p>
      <text:p text:style-name="P5128"><text:span text:style-name="T5129">Zygmunt Polań</text:span><text:span text:style-name="T5130">s</text:span><text:span text:style-name="T5131">ki</text:span>:</text:p>
      <text:p text:style-name="P5132">Tylko mnie chodzi o inną rzecz. Czy to jest zwiększenie powierzchni absolutnej, bo w tym są przecież<text:s/><text:span text:style-name="T5133">i</text:span><text:s/>młode lasy. Jak to wygląda w takim jakimś wskaźniku bardziej.</text:p>
      <text:p text:style-name="P5134"><text:span text:style-name="T5135">Gł</text:span><text:span text:style-name="T5136">os z s</text:span><text:span text:style-name="T5137">a</text:span><text:span text:style-name="T5138">l</text:span><text:span text:style-name="T5139">i</text:span>:</text:p>
      <text:p text:style-name="P5140">To pierwsze, nie to drugie.</text:p>
      <text:p text:style-name="P5141"><text:span text:style-name="T5142">Z</text:span><text:span text:style-name="T5143">y</text:span><text:span text:style-name="T5144">gm</text:span><text:span text:style-name="T5145">u</text:span><text:span text:style-name="T5146">nt</text:span><text:span text:style-name="T5147"><text:s/></text:span><text:span text:style-name="T5148">P</text:span><text:span text:style-name="T5149">o</text:span><text:span text:style-name="T5150">l</text:span><text:span text:style-name="T5151">ańsk</text:span><text:span text:style-name="T5152">i</text:span>:</text:p>
      <text:p text:style-name="P5153">Dziękuję, nie mam więcej pytań.</text:p>
      <text:p text:style-name="P5154"><text:span text:style-name="T5155">St</text:span><text:span text:style-name="T5156">e</text:span><text:span text:style-name="T5157">f</text:span><text:span text:style-name="T5158">an Ko</text:span><text:span text:style-name="T5159">złowsk</text:span><text:span text:style-name="T5160">i</text:span>:</text:p>
      <text:p text:style-name="P5161">Proszę państwa, ja myślę, że sprawom lasów poświęciliśmy dużo uwagi. Sądzę, że do tych naszych ustaleń nie ma jakiś istotnych spraw. Rozumiem, że dyskusję wzbudziła sprawa słowa rabunkowe. Propozycja profesora Andrz<text:span text:style-name="T5162">ej</text:span>ewskiego chyba jest słuszna, zaprzestać rabunkowego wyrębu. Te uzup<text:span text:style-name="T5163">eł</text:span>nienia, które były zgłoszone, prosimy tutaj.<text:s/><text:span text:style-name="T5164">W</text:span><text:s/>takim razie byłaby sprawa terminu i zastanowienia się, czy sprawy organ<text:span text:style-name="T5165">iz</text:span>ac<text:span text:style-name="T5166">yj</text:span>ne, przyłączenia leśnictwa zostawiamy w tym punkcie, czy zostawiamy w punkcie<text:s/><text:span text:style-name="T5167">3</text:span>-c<text:span text:style-name="T5168">i</text:span>m. Może to jeszcze jak będziemy szczegółowo omawiać<text:s/>punkt 3-<text:span text:style-name="T5169">ci,</text:span><text:s/>do tego wrócimy.</text:p>
      <text:p text:style-name="P5170">Czy moglibyśmy mniej więcej tą dyskusję uważać za zakończoną? Jeżeli tak, to dziękuję bardzo. I w takim razie prosiłbym może kolegów z OPZZ, aby zaznajomili nas ze swoimi punktami. Ja mam tu zgłoszonych, punkt<text:s/><text:span text:style-name="T5171">17a</text:span><text:s/>i rozumiem, że ciągle nie mamy punktu dotyczącego...</text:p>
      <text:p text:style-name="P5172"><text:span text:style-name="T5173">G</text:span><text:span text:style-name="T5174">łos z<text:s/></text:span><text:span text:style-name="T5175">Sali</text:span>:</text:p>
      <text:p text:style-name="P5176">Już mamy.</text:p>
      <text:p text:style-name="P5177"><text:span text:style-name="T5178">St</text:span><text:span text:style-name="T5179">e</text:span><text:span text:style-name="T5180">f</text:span><text:span text:style-name="T5181">an<text:s/></text:span><text:span text:style-name="T5182">K</text:span><text:span text:style-name="T5183">oz</text:span><text:span text:style-name="T5184">łow</text:span><text:span text:style-name="T5185">s</text:span><text:span text:style-name="T5186">ki</text:span>:</text:p>
      <text:p text:style-name="P5187">Przepraszam, jest. To prosimy o zgłoszenie tych dwóch punktów.</text:p>
      <text:p text:style-name="P5188"><text:span text:style-name="T5189">Ro</text:span><text:span text:style-name="T5190">m</text:span><text:span text:style-name="T5191">a</text:span><text:span text:style-name="T5192">n Andrzej</text:span><text:span text:style-name="T5193">ew</text:span><text:span text:style-name="T5194">sk</text:span><text:span text:style-name="T5195">i</text:span>:</text:p>
      <text:p text:style-name="P5196">Jeśli chod<text:span text:style-name="T5197">zi</text:span><text:s/>o punkt 1<text:span text:style-name="T5198">7a</text:span><text:s/>zgodnie<text:s/><text:span text:style-name="T5199">z</text:span><text:s/>wnioskiem pana profesora opracowal<text:span text:style-name="T5200">iś</text:span>my sprawę dotyczącą utylizacji odpadów krajowych. Przychylając się do zapisu jaki został zaproponowany w sprawie sprowadzania do Polski odpadów, ta sprawa, proponujemy, aby była rozszerzona o sprawy związane z utylizacją odpadów poprodukcyjny<text:span text:style-name="T5201">ch<text:s/></text:span>krajowych. Materiał, żeśmy po prostu rozdali i uważam, że stratą czasu byłoby jeśli państwo macie materiał, abym zabierał czas omawianiem.</text:p>
      <text:p text:style-name="P5202">Druga sprawa. Jeśli chodzi o nasze zobowiązanie co do propozycji przedstawienia koncepcji ochrony, uspołecznienia funkcji ochrony środowiska, również mamy opracowany materiał, który w tej chwili koledzy rozdadzą. Chodzi tu o podniesienie sprawy Zakładowej Inspekcji Ochrony Środowiska. Uważamy<text:span text:style-name="T5203">,<text:s/></text:span>że właściwe<text:s/>postawienie<text:s/>tego<text:s/><text:span text:style-name="T5204">w</text:span><text:s/>zakładach pracy na pewno nam działania w zakresie poprawy samego środowiska wzmocni, gdyż tam powstają skażenia, tam powstają substancje, które mają bezpośredni<text:s/><text:soft-page-break/>wpływ na środowisko naturalne.</text:p>
      <text:p text:style-name="P5205"><text:span text:style-name="T5206">St</text:span><text:span text:style-name="T5207">e</text:span><text:span text:style-name="T5208">f</text:span><text:span text:style-name="T5209">an<text:s/></text:span><text:span text:style-name="T5210">K</text:span><text:span text:style-name="T5211">oz</text:span><text:span text:style-name="T5212">łow</text:span><text:span text:style-name="T5213">s</text:span><text:span text:style-name="T5214">ki</text:span>:</text:p>
      <text:p text:style-name="P5215">Dziękuję bardzo otwieram dyskusję nad punktem 1<text:span text:style-name="T5216">7</text:span>a<text:span text:style-name="T5217"><text:s/></text:span>według propozy<text:span text:style-name="T5218">cji</text:span><text:s/>OPZZ. Proszę bardzo.</text:p>
      <text:p text:style-name="P5219"><text:span text:style-name="T5220">Krzysztof Andrzejczyk</text:span>:</text:p>
      <text:p text:style-name="P5221"><text:span text:style-name="T5222">J</text:span>a<text:s/>mam pewne zastrzeżenia do punktu c/<text:span text:style-name="T5223">,</text:span><text:s/>on brzmi, ustanowienie centralnego programu badawczego dla opracowania racjonalnych zasad i sposobu gospodarczego zastosowania odpadów. Drobna uwaga, byłaby taka, żeby skreślić słowo: centralny, ponieważ w ogóle nie wiemy, czy centralne programy będą w przyszłości. Poza tym wydaje m<text:span text:style-name="T5224">i</text:span><text:s/><text:span text:style-name="T5225">się</text:span>, że nie<text:s/><text:span text:style-name="T5226">je</text:span>st kon<text:span text:style-name="T5227">ie</text:span>cznym naw<text:span text:style-name="T5228">ią</text:span>zywanie<text:s/><text:span text:style-name="T5229">w</text:span><text:s/>takim zapisie do pewnej nazw<text:span text:style-name="T5230">y,</text:span><text:s/>Centralny Program Badawczy, który w tej chwili obowiązuje. Chodzi o to, aby przeprowadzić określone badania.<text:s/><text:span text:style-name="T5231">I</text:span><text:s/>mogłoby zosta<text:span text:style-name="T5232">ć</text:span>: programu badawczego dla opracowania ra<text:span text:style-name="T5233">cj</text:span>onalnych zasad i sposobów, itd.</text:p>
      <text:p text:style-name="P5234">Natomiast uwaga szersza do przemyślenia jest tego rodzaju. Czy badania nad utylizacją, nad w<text:span text:style-name="T5235">yk</text:span>orzystaniem odpadów powinny być robione przez jakiś instytut, czy instytucje, na rzecz ewentualnie przemysłu, czy też przemysł powinien sam prowadzić takie badania, żeby maksymalnie wykorzystać te odpady. Zarówno ten, kto odpady produkuje, jak i ten, który odpady chce wykorzystać, To zna<text:span text:style-name="T5236">cz</text:span>y, czy nie powinny być mechanizmy, które by uruchamiały takie badania pr<text:span text:style-name="T5237">o</text:span>wadzące do wykorzystania odpadów. Przypominam, że słynna<text:s/>„Siechnica”, której żeśmy poświęcili tyle dyskusji, no, zgłosiła się firma, która opracowała technologię wydobycia z tego odpadu t<text:span text:style-name="T5238">y</text:span>ch resztek rudy i chce to sobie załatwić. Wydaje się, że ten sposób działania jest działaniem prawidłowym, biorąc pod uwagę, że wszystkie badania, które my prowadzimy, że tak powiem niezależnie od tego, który te badania wykorzystuje, a potem podajemy ofertę, a teraz nas wykorzyst<text:span text:style-name="T5239">aj</text:span>cie, są mało skuteczne. Bo chodzi o to, że właśnie z wdrożeniem badań są poważne kłopoty.</text:p>
      <text:p text:style-name="P5240">Stąd zastanawiam się czy należy formułować tego typu zapis. Najlepiej byłoby oprzeć badania na ten temat, na przykład ekonomiczny. Na przykład dofinansować te badania z funduszu ochrony środowiska. Zwolnić kwoty przeznaczone w zakładach pracy na tego typu badania od podatków. Innymi słowy nieco inny mechanizm wprowadzić dla uruchomienia tych badań, n<text:span text:style-name="T5241">i</text:span>ż mechanizm, który dotąd był dosyć mało skuteczny, to znaczy przez zakładanie pewnego programu i przez oderwanie badań od tego, który te badania powinien wykorzystać.</text:p>
      <text:p text:style-name="P5242">D<text:span text:style-name="T5243">zię</text:span>kuję.</text:p>
      <text:p text:style-name="P5244"><text:span text:style-name="T5245">St</text:span><text:span text:style-name="T5246">e</text:span><text:span text:style-name="T5247">f</text:span><text:span text:style-name="T5248">an<text:s/></text:span><text:span text:style-name="T5249">K</text:span><text:span text:style-name="T5250">oz</text:span><text:span text:style-name="T5251">łow</text:span><text:span text:style-name="T5252">s</text:span><text:span text:style-name="T5253">ki</text:span>:</text:p>
      <text:p text:style-name="P5254">Dziękuję bardzo. Proszę bardzo.</text:p>
      <text:p text:style-name="P5255"><text:span text:style-name="T5256">Wa</text:span><text:span text:style-name="T5257">cł</text:span><text:span text:style-name="T5258">aw Kul</text:span><text:span text:style-name="T5259">cz</text:span><text:span text:style-name="T5260">yński</text:span>:</text:p>
      <text:p text:style-name="P5261">Panie Pr<text:span text:style-name="T5262">ze</text:span>wodni<text:span text:style-name="T5263">czą</text:span>cy! S<text:span text:style-name="T5264">za</text:span>nowni Państw<text:span text:style-name="T5265">o</text:span>! Ja osobiście mam wątpliwości co do tego , że tak poważny temat, jednocześnie tak szczegółowo tutaj ukierunkowywany jesteśmy w stanie w ogóle dzisiaj omówić. Tutaj myślę, że każdy z nas potrzebuje nad poszczególnymi punktami tego programu zastanowić się, bo sprawa jest słuszna, to nie ulega wątpliwości.</text:p>
      <text:p text:style-name="P5266">Tylko, czy też zadaniem naszego<text:s/>„stołu”<text:s/>jest w ogóle wchodzenie w sprawy, które w ogóle, powiem otwarcie, zastępują rząd, czy ministerstwo. Bo coś to tak wygląda ten kierunek, tak rozwiązanie.<text:s/><text:span text:style-name="T5267">J</text:span>akby to też było tak proste, łatwe, jasne, to byśmy sobie rzeczywiście wiele spraw mogli załatwić<text:span text:style-name="T5268">.</text:span><text:s/>No, zgadzamy<text:s/><text:soft-page-break/>się, że to nie tylko tak. Choć jest to temat jeden z najpoważni<text:span text:style-name="T5269">ej</text:span>szych. Ja twierdzę, że poza siarką, to jest problem najpoważni<text:span text:style-name="T5270">ej</text:span>szy w kraju. I dl<text:span text:style-name="T5271">at</text:span>ego bym apelował, żebyśmy jednak na jutro przenieśli dyskusję nad tą sprawą, poni<text:span text:style-name="T5272">e</text:span>w<text:span text:style-name="T5273">a</text:span>ż nie chcielibyśmy teraz powiedzieć w sprawie bardziej jasnej, a t<text:span text:style-name="T5274">y</text:span>le wywołały dyskusji. Tutaj może<text:s/><text:span text:style-name="T5275">nie</text:span>potrzebnie będziemy pewne sprawy tutaj dyskutować. Prościej będzie to zrobić po zastanowieniu.</text:p>
      <text:p text:style-name="P5276"><text:span text:style-name="T5277">St</text:span><text:span text:style-name="T5278">e</text:span><text:span text:style-name="T5279">f</text:span><text:span text:style-name="T5280">an<text:s/></text:span><text:span text:style-name="T5281">K</text:span><text:span text:style-name="T5282">oz</text:span><text:span text:style-name="T5283">łow</text:span><text:span text:style-name="T5284">s</text:span><text:span text:style-name="T5285">ki</text:span>:</text:p>
      <text:p text:style-name="P5286">Proszę państwa, czy ten wniosek moglibyśmy przyjąć w spraw<text:span text:style-name="T5287">i</text:span>e odłożenia tej dyskusji na jutro? Jeżeli nie widzę sprzeciwów, to w takim razie odkładalibyśmy ten punkt do jutra.</text:p>
      <text:p text:style-name="P5288">Proszę państwa, więc jest tak. Dostaliśmy z OPZZ materiał bardzo obszerny, dotyczący projektu ro<text:span text:style-name="T5289">zp</text:span>orządzen<text:span text:style-name="T5290">ia<text:s/></text:span>Rady Ministrów. No, jest to jednak troszkę inna sprawa.<text:s/>„Stół”<text:s/>nasz ma, no, zrobić pewne opinie, pewne stanowiska w pewnych sprawach. My możemy poprzeć ten projekt, prawda, rozumiem, że ten projekt jest zrobiony i może apelowałbym do kolegów z OPZZ, jak gdyby zwyczajem naszym mogli to przedstawić na jednej stronie maszynopisu w jakim kierunku my moglibyśmy poprzeć tą ideę. Natomiast nie widziałbym możliwości abyśmy my tutaj dyskutowali projekt rozporządzenia Rady Ministrów w sprawie zasad sprawowania funkcji społecznych organów ochrony środowiska, przez związki zawodowe i inne organizacje społeczne. Jest po prostu inny tryb uzgodnień i to rozłamywałoby naszą konwencję, obrad naszego<text:s/>„stołu”.</text:p>
      <text:p text:style-name="P5291">Zatem przyjmując zasadność, konieczność, pewn<text:span text:style-name="T5292">y</text:span>ch uregulowań, tutaj wpłynęły pewne propozycje od profesora Judy, ja kolegom przekazałem, ale sądzę, że to powinno być zawarte na jednej stronie maszynopisu. I gdyby o taką rzecz można by poprosić, no to jutro moglibyśmy się z tym zaznajomić. Proszę bardzo, pan profesor Kołodziejski.</text:p>
      <text:p text:style-name="P5293"><text:span text:style-name="T5294">Jerzy Kołodzi</text:span><text:span text:style-name="T5295">ej</text:span><text:span text:style-name="T5296">ski</text:span>:</text:p>
      <text:p text:style-name="P5297">Strona rządowa wspiera wn<text:span text:style-name="T5298">io</text:span>sek pana przewodnic<text:span text:style-name="T5299">zą</text:span>cego. To jest jedyny sposób załatwienia tej sprawy. Nie możemy tutaj dyskutować projektu, bo to przekracza nasze kompetencje i czas naszego<text:s/>„stołu”. Natomiast możemy wesprzeć główne idee tego projektu. I tak proponuję załatwić.</text:p>
      <text:p text:style-name="P5300"><text:span text:style-name="T5301">Wojciech Kłosowski</text:span>:</text:p>
      <text:p text:style-name="P5302"><text:span text:style-name="T5303">Cz</text:span>y ad vocem można?</text:p>
      <text:p text:style-name="P5304"><text:span text:style-name="T5305">St</text:span><text:span text:style-name="T5306">e</text:span><text:span text:style-name="T5307">f</text:span><text:span text:style-name="T5308">an<text:s/></text:span><text:span text:style-name="T5309">K</text:span><text:span text:style-name="T5310">oz</text:span><text:span text:style-name="T5311">łow</text:span><text:span text:style-name="T5312">s</text:span><text:span text:style-name="T5313">ki</text:span>:</text:p>
      <text:p text:style-name="P5314">P<text:span text:style-name="T5315">ro</text:span>szę ba<text:span text:style-name="T5316">rd</text:span>z<text:span text:style-name="T5317">o.</text:span></text:p>
      <text:p text:style-name="P5318"><text:span text:style-name="T5319">Wojciech Kłosowski</text:span>:</text:p>
      <text:p text:style-name="P5320">Proszę państwa, przeczytałem właśnie ten projekt rozpor<text:span text:style-name="T5321">zą</text:span>dzenia. Merytorycznie on jest zgodny z tym, co dotychczas mówiliśmy na temat uspołecznienia organów ochrony środowiska i proponow<text:span text:style-name="T5322">ał</text:span>bym, aby koledzy z OPZZ ewentualnie streścili zasady tego rozporządzenia i po<text:span text:style-name="T5323">d</text:span>ali nam sformułowanie, które moglibyśmy zamieścić w punk<text:span text:style-name="T5324">ci</text:span>e 12<text:span text:style-name="T5325">.</text:span><text:s/>Natomiast mam poważną wątpliwość, czy materia, którą ten projekt<text:s/><text:span text:style-name="T5326">rozp</text:span>o<text:span text:style-name="T5327">rzą</text:span>dzen<text:span text:style-name="T5328">ia</text:span><text:s/>reguluje, może być wydana w formie roz<text:span text:style-name="T5329">po</text:span>rządzenia. Mam obawy, że przekracza to rozpor<text:span text:style-name="T5330">zą</text:span>dzenie delegację artykułu 103 ustawy o ochronie i kształtowaniu środowiska. To jest raczej projekt ustawy, a nie rozporządzenie.<text:s/><text:span text:style-name="T5331">W</text:span><text:s/>związku z tym apeluję do kolegów z OPZZ, aby się nad tym zastanowili.</text:p>
      <text:p text:style-name="P5332"><text:span text:style-name="T5333">Stefan Kozłowski</text:span>:</text:p>
      <text:p text:style-name="P5334">Dziękuję bardzo. Rozumiemy, że przyjmujemy tą sugestię<text:s/><text:span text:style-name="T5335">i</text:span><text:s/>z taką prośbą zwracamy się do kolegów.</text:p>
      <text:soft-page-break/>
      <text:p text:style-name="P5336">Proszę państwa, okazuje się, że my toniemy już w tych papierach i okazuje się, że jeszcze jest jeden punkt. Ja bardzo przepraszam, bo wydawało mi się, że doszliśmy do końca, ale jeszcze jest na temat urbanizacji. Punkt 27. Mam nadzieję, że do państwa dotarł. Z powodu, że mamy ciągle mało tych materiałów, to może ja to przeczytam.</text:p>
      <text:p text:style-name="P5337">Przyrodnicze środowisko miejskie w wyniku procesów ułomnej urbanizacji ulega ciągłej degradacji, zwłaszcza na obszarach aglomeracji miejskiej, tworząc coraz gorsze warunki dla życia ludzi w dużych miastach, przyczynia<text:span text:style-name="T5338">ją</text:span>c s<text:span text:style-name="T5339">i</text:span>ę do wzrostu zachorowalności oraz negatywnych stresów psychicznych. Szczególną troską na tych obszarach powinno być: przeciwd<text:span text:style-name="T5340">zi</text:span>ałanie patologicznym cechom<text:s/><text:span text:style-name="T5341">i</text:span><text:s/>formom urbanizacji<text:s/><text:span text:style-name="T5342">i</text:span><text:s/>związaną z tym degradacją środowiska miejskiego zagraż<text:span text:style-name="T5343">aj</text:span>ącego zdrowiu mieszkańców.</text:p>
      <text:p text:style-name="P5344">Dwa<text:span text:style-name="T5345">.</text:span><text:s/>Tworzenie<text:s/><text:span text:style-name="T5346">ł</text:span>adu przestrzennego w miastach i w osiedlach opartych na podstawach ekologicznych.</text:p>
      <text:p text:style-name="P5347"><text:span text:style-name="T5348">T</text:span>rz<text:span text:style-name="T5349">y.</text:span><text:s/>Ochrona wartości kulturowych związanych z tożsamością narodową poprzez działania proekologiczne. Wymaga to zdecydowanego wzrostu zainteresowania przez Ministerstwo Ochrony Środowiska i Zasobów Naturalnych poprawą tego stanu rzeczy i w porozumieniu z resortami odpow<text:span text:style-name="T5350">ie</text:span>dzialnymi za politykę przestrzenną przedstawienie opinii publicznej programu konkretnych działań. W szczególności dotyczy to lepszego zorganizowania służb planis<text:span text:style-name="T5351">tyc</text:span>znych oraz większemu ich p<text:span text:style-name="T5352">od</text:span>por<text:span text:style-name="T5353">zą</text:span>dkow<text:span text:style-name="T5354">aniu</text:span><text:s/>kontroli społecznej<text:span text:style-name="T5355">.</text:span><text:s/>Wydania przepisów zobow<text:span text:style-name="T5356">ią</text:span>z<text:span text:style-name="T5357">ują</text:span>cy<text:span text:style-name="T5358">ch</text:span><text:s/>do przeprowad<text:span text:style-name="T5359">ze</text:span>nia szczegółowych studiów przyrodnicz<text:span text:style-name="T5360">yc</text:span>h, jako podstawy do rozwoju miast i osiedli oraz prowadzenia permanentnego doszkalania terenowych organów administra<text:span text:style-name="T5361">cj</text:span>i państwowej w tym zakresie<text:span text:style-name="T5362">.</text:span></text:p>
      <text:p text:style-name="P5363">Termin - grudzień 89<text:span text:style-name="T5364">.</text:span></text:p>
      <text:p text:style-name="P5365">Bardzo pros<text:span text:style-name="T5366">zę</text:span>,<text:s/><text:span text:style-name="T5367">p</text:span>an profesor Kołod<text:span text:style-name="T5368">ziej</text:span>ski.</text:p>
      <text:p text:style-name="P5369"><text:span text:style-name="T5370">Jerzy Kołodzi</text:span><text:span text:style-name="T5371">ej</text:span><text:span text:style-name="T5372">ski</text:span>:</text:p>
      <text:p text:style-name="P5373">Sama propozycja jest zasadna, to ona jest zgodna z rzeczywistośc<text:span text:style-name="T5374">ią</text:span>. To znaczy ja proponuję, żeby ten problem włączyć do naszych postulatów. Natomiast sposób załatwienia związać z postulatem wcześniej zgłoszonym, to znaczy, z rozważeniem propozycji włączenia gospodarki przestrzenn<text:span text:style-name="T5375">ej</text:span><text:s/>do ochrony środowiska. Bo istota tych postulatów zgłoszonych po pierwszej części do deklarującej, części organi<text:span text:style-name="T5376">za</text:span>c<text:span text:style-name="T5377">yj</text:span>n<text:span text:style-name="T5378">ej,</text:span><text:s/>do tego zmierza. Wtedy nie byłoby spr<text:span text:style-name="T5379">ze</text:span>czności w naszych postulatach. Sprawa wymaga rozwagi i<text:s/><text:span text:style-name="T5380">j</text:span>uż mówiliśmy o tym. W jednym z tych postulatów, nie wiem, to jest drugi punkt, zdaje się, sprawa została zanotowana.</text:p>
      <text:p text:style-name="P5381">Czyli sumując proponuję deklaracyjną część wyodrębnić jako oddzielny punkt. Natomiast sprawę organ<text:span text:style-name="T5382">iz</text:span>ac<text:span text:style-name="T5383">yj</text:span>ną odesłać do punktu drugiego.</text:p>
      <text:p text:style-name="P5384"><text:span text:style-name="T5385">St</text:span><text:span text:style-name="T5386">e</text:span><text:span text:style-name="T5387">f</text:span><text:span text:style-name="T5388">an<text:s/></text:span><text:span text:style-name="T5389">K</text:span><text:span text:style-name="T5390">oz</text:span><text:span text:style-name="T5391">łow</text:span><text:span text:style-name="T5392">s</text:span><text:span text:style-name="T5393">ki</text:span>:</text:p>
      <text:p text:style-name="P5394">Proszę bardzo. Kolega Kassenberg.</text:p>
      <text:p text:style-name="P5395"><text:span text:style-name="T5396">Andrzej Kassenberg</text:span>:</text:p>
      <text:p text:style-name="P5397">To zna<text:span text:style-name="T5398">cz</text:span>y w punkcie 3-cim, dotyczącym kształtu resortu ochrony środowiska jest zapis mówiący o... brzmi to dokładnie<text:span text:style-name="T5399">.</text:span>.. sekundę, zaraz przytoczę: równocześnie proponuje się przygotowanie pogłębionego stanowiska w sprawie uznania planowania pr<text:span text:style-name="T5400">ze</text:span>str<text:span text:style-name="T5401">ze</text:span>nnego za ważny instrument ochrony środowiska, włączenia go do Ministerstwa Ochrony Środowiska itd. Ale jest to punkt o charakterze ro<text:span text:style-name="T5402">zp</text:span>oznawczym. To znaczy, że mamy go przedyskutować, zastanowić się. Natomiast nie jest to rozwiązanie.</text:p>
      <text:p text:style-name="P5403">Propozycja, którą zgłaszamy w punkcie 27 pod<text:span text:style-name="T5404">n</text:span>osi kwestię szczególnie ważną, to jest kwestię w jaki<text:s/><text:soft-page-break/>sposób to środowisko sztuczne, jakim jest miasto, a zwłaszcza aglomeracje miejskie, jest nasycane i powiązanie z uk<text:span text:style-name="T5405">ł</text:span>adem<text:s/><text:span text:style-name="T5406">pr</text:span>zyrodn<text:span text:style-name="T5407">icz</text:span>ym. Ja nie chcę tu czytać, mam taki ogromny list kolegów z Okręgu Mazowieck<text:span text:style-name="T5408">ie</text:span>go, mówiąc o tym, jak tu, w Warszawie, łamane jest prawo, łamana jest myśl urbanistyczna dotycząca tych właśnie reakcji. I w tym punkcie c<text:span text:style-name="T5409">h</text:span>cieliśmy zasygn<text:span text:style-name="T5410">al</text:span>i<text:span text:style-name="T5411">zo</text:span>wać tą sprawę oraz zainteresować mi<text:span text:style-name="T5412">ni</text:span>sterstwo, a przez to resorty zajmujące się planowaniem pr<text:span text:style-name="T5413">ze</text:span>s<text:span text:style-name="T5414">tr</text:span>zennym, a obecnie Centralny Urząd Planowania oraz Ministerstwo Gospodarki Przestrzennej, Komunalnej i Budownictwa tą kwestią. Pokazaniem tego. A przecież to, co jest zapisane w punkcie numer<text:s/><text:span text:style-name="T5415">3</text:span><text:s/>może się okazać w ogóle nie przyjęte. I wtedy jeżeli byśmy tą rzecz pozostawili tylko w części deklaratywn<text:span text:style-name="T5416">ej</text:span><text:s/>okazałoby się, że zgubilibyśmy<text:s/>to, co m<text:span text:style-name="T5417">y</text:span><text:s/>nazywamy próbą zarysowania pewnego programu działań popraw<text:span text:style-name="T5418">iają</text:span>cego, generalnie mów<text:span text:style-name="T5419">ią</text:span>c, ekologii miast.</text:p>
      <text:p text:style-name="P5420"><text:span text:style-name="T5421">St</text:span><text:span text:style-name="T5422">e</text:span><text:span text:style-name="T5423">f</text:span><text:span text:style-name="T5424">an<text:s/></text:span><text:span text:style-name="T5425">K</text:span><text:span text:style-name="T5426">oz</text:span><text:span text:style-name="T5427">łow</text:span><text:span text:style-name="T5428">s</text:span><text:span text:style-name="T5429">ki</text:span>:</text:p>
      <text:p text:style-name="P5430">Pan profesor Kołodz<text:span text:style-name="T5431">ie</text:span>jski.</text:p>
      <text:p text:style-name="P5432"><text:span text:style-name="T5433">Jerzy Kołodziejski</text:span>:</text:p>
      <text:p text:style-name="P5434">Jeśli tak, to część druga jest n<text:span text:style-name="T5435">ie</text:span>dopracowana. Bo są podane pewne tylko zasady, któryc<text:span text:style-name="T5436">h</text:span><text:s/>już jest znacznie więcej i są znacznie ważniejsze jak gdyby dla kształtowania ekologicznego miast. Albo podać te najważniejsze sprawy, to znaczy trzeba się jeszcze nad tym zastanowić albo ich nie podawać. Ale z ideą się zgadzam, że można to tak formułowa<text:span text:style-name="T5437">ć</text:span>, jak pan robi, ale albo proponuję to odesłać do dnia jutrzejszego, a dzi<text:span text:style-name="T5438">s</text:span>iaj popołudniu zrobić redakcję, która byłaby do przyjęcia. Bo teraz nic nie wymyślimy na poczekaniu.</text:p>
      <text:p text:style-name="P5439"><text:span text:style-name="T5440">Stefan Kozłowski</text:span>:</text:p>
      <text:p text:style-name="P5441">Profesor Andrzejewski.</text:p>
      <text:p text:style-name="P5442"><text:span text:style-name="T5443">Roman Andrzejewski</text:span>:</text:p>
      <text:p text:style-name="P5444">Tak, wydaje m<text:span text:style-name="T5445">i</text:span><text:s/>się, że sprawa jest bardzo ważna. Znowuż z tego samego względu, o której mówiliśmy w ogóle o ochronie środowiska, że przerzucenie inicjatyw gospodarczych, także inicjatyw budowlanych, na<text:s/><text:span text:style-name="T5446">in</text:span>dywidu<text:span text:style-name="T5447">al</text:span>nego decydenta spowoduje lawinę nacisku na środowisko przyrodnicze na obszarach zurbanizowanych, przy<text:span text:style-name="T5448"><text:s/></text:span>czym to środowisko było kształ<text:span text:style-name="T5449">t</text:span>owane według pewn<text:span text:style-name="T5450">yc</text:span>h koncepcji, a te<text:s/><text:span text:style-name="T5451">k</text:span>oncep<text:span text:style-name="T5452">cj</text:span>e przez wyraźne decyzje są łamane<text:span text:style-name="T5453">.<text:s/></text:span>I to jest bardzo wyraźne zjawisko dla życia mieszkańców mias<text:span text:style-name="T5454">t</text:span>.</text:p>
      <text:p text:style-name="P5455">Stąd wydaje mi się, że problem powinien bezwzględnie znaleźć się w naszych zapisach. Natomiast zgadzałbym się tutaj całkowicie z profesorem Kołodz<text:span text:style-name="T5456">ie</text:span>jskim, po pierwsze, chyba nam się pojawiła pewna tendencja do rozszerzania w ogóle zapisów<text:span text:style-name="T5457">.</text:span><text:s/>I o ile początkowo zapisy miały pół strony, to poszczególne punkty teraz zaczynają nam narasta<text:span text:style-name="T5458">ć</text:span><text:s/>do ponad strony. To jest chyba złą tendencją. Wydaje mi się, że zapisy powinny być jednak lapidarne i kr<text:span text:style-name="T5459">ót</text:span>kie. Stąd po prostu proponowałbym też popracować nad tą redakcją, nad zapisem tego punktu, by był on bardziej warty, krótki.</text:p>
      <text:p text:style-name="P5460"><text:span text:style-name="T5461">St</text:span><text:span text:style-name="T5462">e</text:span><text:span text:style-name="T5463">f</text:span><text:span text:style-name="T5464">an<text:s/></text:span><text:span text:style-name="T5465">K</text:span><text:span text:style-name="T5466">oz</text:span><text:span text:style-name="T5467">łow</text:span><text:span text:style-name="T5468">s</text:span><text:span text:style-name="T5469">ki</text:span>:</text:p>
      <text:p text:style-name="P5470">Dzi<text:span text:style-name="T5471">ęk</text:span>uję bard<text:span text:style-name="T5472">zo.</text:span><text:s/>C<text:span text:style-name="T5473">z</text:span>y mogl<text:span text:style-name="T5474">ibyś</text:span>my w takim razie przyjąć taką formułę, że punkt ten w zasadzie przyjmujemy, a należałoby go po prostu jeszcze przeredagować i z zaleceniem do możliwego skrócenia. Proszę bar<text:span text:style-name="T5475">dz</text:span>o.</text:p>
      <text:p text:style-name="P5476"><text:span text:style-name="T5477">Andrzej Kassenberg</text:span>:</text:p>
      <text:p text:style-name="P5478"><text:span text:style-name="T5479">J</text:span>a osobiście zgadzam się, że ten punkt można by rozbudować i zmienić. I nie widzę tutaj żadnych przeszkód, ale mam taką propozycję natury organizacyjnej. Gdyby jutro zacząć z jakimś pomysłem, innym<text:s/><text:soft-page-break/>niż to, co tutaj jest zapisane, czy można by prosi<text:span text:style-name="T5480">ć</text:span><text:s/>stronę rządową o zaproponowanie jakiejś wersji.<text:s/><text:span text:style-name="T5481">A</text:span><text:s/>my ze swojej strony też pomyślimy nad tym, aby to zmienić i po przed<text:span text:style-name="T5482">s</text:span>tawieniu stanowisk moglibyśmy rozpocząć dyskusję o szczegółach organizac<text:span text:style-name="T5483">yj</text:span>nych, gdyż już dziś zgodziliśmy się, że problem jest ważny i ogólna tendencja jaką byśmy chcieli, aby była realizowana, jest nam wszystkim wiadoma i wszyscy się z nią zgadzamy.</text:p>
      <text:p text:style-name="P5484"><text:span text:style-name="T5485">St</text:span><text:span text:style-name="T5486">e</text:span><text:span text:style-name="T5487">f</text:span><text:span text:style-name="T5488">an<text:s/></text:span><text:span text:style-name="T5489">K</text:span><text:span text:style-name="T5490">oz</text:span><text:span text:style-name="T5491">łow</text:span><text:span text:style-name="T5492">s</text:span><text:span text:style-name="T5493">ki</text:span>:</text:p>
      <text:p text:style-name="P5494">Dziękuję bardzo. Proszę bardzo.</text:p>
      <text:p text:style-name="P5495"><text:span text:style-name="T5496">Jerzy Kołodziejski</text:span>:</text:p>
      <text:p text:style-name="P5497">Wyprzedzę może troszkę nasze uzgodnienia z przerwy, ale właściwie jesteśmy umówieni już, um<text:span text:style-name="T5498">o</text:span>wnie z profesorem Juchnowi<text:span text:style-name="T5499">cz</text:span>em. To znaczy pan Kassenberg, Juchnowicz, Kołodziejski i Andrzejewski w tej sprawie.</text:p>
      <text:p text:style-name="P5500"><text:span text:style-name="T5501">St</text:span><text:span text:style-name="T5502">e</text:span><text:span text:style-name="T5503">f</text:span><text:span text:style-name="T5504">an<text:s/></text:span><text:span text:style-name="T5505">K</text:span><text:span text:style-name="T5506">oz</text:span><text:span text:style-name="T5507">łow</text:span><text:span text:style-name="T5508">s</text:span><text:span text:style-name="T5509">ki</text:span>:</text:p>
      <text:p text:style-name="P5510">Dziękuję bardzo. Proszę państwa, jest już<text:s/><text:span text:style-name="T5511">z</text:span>a dziesięć piąta. Zwykle o tej porze, a nawet wcześniej kończyliśmy. Myślę, że jesteśmy już dostatecznie zmęczeni. Proponowałbym więc wobec tego zakończyć prezentację wniosków. Jest jeszcze jedna sprawa.<text:s/><text:span text:style-name="T5512">W</text:span><text:s/>sprawie formalnej mianowicie, prosiła o głos, bardzo krótkiej, pani Hejmanowska. Jako krótki komunikat proponowałbym już nie prowadzić dłużej dyskusji na ten temat. I byłby to ostatni punkt naszego sp<text:span text:style-name="T5513">ot</text:span>kan<text:span text:style-name="T5514">ia.</text:span></text:p>
      <text:p text:style-name="P5515"><text:span text:style-name="T5516">Głos z sali</text:span>:</text:p>
      <text:p text:style-name="P5517">Chciałem przypomnieć, myśmy po<text:span text:style-name="T5518">wo</text:span>łali komisję, która miała się zająć opracowaniem wspólnego<text:s/><text:span text:style-name="T5519">st</text:span>anow<text:span text:style-name="T5520">is</text:span>ka w sprawach punktu 6 i 7, Ponieważ omawialiśmy, zakończyliśmy już omawianie wszystkich punktów, chciałem zapytać, co w tej spr<text:span text:style-name="T5521">a</text:span>wie? Czy jutro, czy jeszcze kiedy indziej?</text:p>
      <text:p text:style-name="P5522"><text:span text:style-name="T5523">St</text:span><text:span text:style-name="T5524">e</text:span><text:span text:style-name="T5525">f</text:span><text:span text:style-name="T5526">an<text:s/></text:span><text:span text:style-name="T5527">K</text:span><text:span text:style-name="T5528">oz</text:span><text:span text:style-name="T5529">łow</text:span><text:span text:style-name="T5530">s</text:span><text:span text:style-name="T5531">ki</text:span>:</text:p>
      <text:p text:style-name="P5532">No ciągle, oczekujemy na propozycję tych punktów. Komisja została powołana. Myśmy ustalili, mam nadzieję, że komisja wywiąże się tak, że liczymy, że punkt 6-ty będzie nam jutro przedstawiony. Jeżeli są jeszcze jakieś sprawy do wyjaśnienia, to bardzo proszę. Niech się komisja zbierze po zakończeniu obrad i ustali tę sprawę.</text:p>
      <text:p text:style-name="P5533">Proszę bardzo. Głos pani Hejmanowska.</text:p>
      <text:p text:style-name="P5534"><text:span text:style-name="T5535">Stefan</text:span><text:span text:style-name="T5536">ia</text:span><text:span text:style-name="T5537"><text:s/>Hejmanowska -<text:s/></text:span><text:span text:style-name="T5538">„</text:span><text:span text:style-name="T5539">Soli</text:span><text:span text:style-name="T5540">da</text:span><text:span text:style-name="T5541">rność</text:span><text:span text:style-name="T5542">”</text:span>:</text:p>
      <text:p text:style-name="P5543">Proszę państwa, jestem członkiem Krajowej Komisji Wykonawczej i chciałam wnieść wniosek formalny do punktu<text:s/><text:span text:style-name="T5544">2</text:span>3<text:span text:style-name="T5545">.</text:span><text:s/>Chodzi o lud<text:span text:style-name="T5546">zi</text:span><text:s/>pracy zwo<text:span text:style-name="T5547">l</text:span>nionych z zakładów, które są likwidowane. Po ogłoszeniu likwidacji Sto<text:span text:style-name="T5548">c</text:span>zni Gdańskiej, na początku grudnia, Krajowa Komisja<text:s/>Wykonawcza opracowała program zabezpieczenia ludzi, którzy są pr<text:span text:style-name="T5549">ze</text:span>d emeryturą. Ludzi, którzy pracują. Zabezpieczenia socjalnego, finansowego, ludzi zwalnianych z pracy likwidowanych zakładów. Dlatego uważam,<text:s/><text:span text:style-name="T5550">ż</text:span>e to zostało przez związek zawodowy<text:s/>„Solidarność”<text:s/>opracowane i nie ma sensu dołączać tej sprawy do t<text:span text:style-name="T5551">ę</text:span>go punktu 23.</text:p>
      <text:p text:style-name="P5552">Dzięk<text:span text:style-name="T5553">uj</text:span>ę.</text:p>
      <text:p text:style-name="P5554"><text:span text:style-name="T5555">St</text:span><text:span text:style-name="T5556">e</text:span><text:span text:style-name="T5557">f</text:span><text:span text:style-name="T5558">an<text:s/></text:span><text:span text:style-name="T5559">K</text:span><text:span text:style-name="T5560">oz</text:span><text:span text:style-name="T5561">łow</text:span><text:span text:style-name="T5562">s</text:span><text:span text:style-name="T5563">ki</text:span>:</text:p>
      <text:p text:style-name="P5564">Dziękuję bardzo. Proszę państwa, rozumiem, że na tym byśmy dzisiaj nasz program kończyli. Jutro zbieramy się, jak zwykle 10.<text:span text:style-name="T5565">3</text:span>0 i rozpoczynalibyśmy już od przeglądu zredagowan<text:span text:style-name="T5566">yc</text:span>h punktów, które zostały zrobione przez komisję.</text:p>
      <text:soft-page-break/>
      <text:p text:style-name="P5567"><text:span text:style-name="T5568">Jerzy Kołodziejski</text:span>:</text:p>
      <text:p text:style-name="P5569">Chciałbym pros<text:span text:style-name="T5570">ić</text:span><text:s/>o termin zakończenia posiedzenia, aby można wiedzieć kiedy można liczyć na wyjazd?</text:p>
      <text:p text:style-name="P5571"><text:span text:style-name="T5572">St</text:span><text:span text:style-name="T5573">e</text:span><text:span text:style-name="T5574">f</text:span><text:span text:style-name="T5575">an<text:s/></text:span><text:span text:style-name="T5576">K</text:span><text:span text:style-name="T5577">oz</text:span><text:span text:style-name="T5578">łow</text:span><text:span text:style-name="T5579">s</text:span><text:span text:style-name="T5580">ki</text:span>:</text:p>
      <text:p text:style-name="P5581"><text:span text:style-name="T5582">W</text:span><text:s/>dniu jutrzejszym, tak? No, w dużej mierze zależy od państwa. Może spytam się tak, jak wiele jest osób, które by chciało kończyć w granicach czwartej? Niedużo. Czwarta godzina odpowiada państwu. To w takim razie dobrym zwyczajem, że w piątek kończymy wcześniej, zakładalibyśmy, że kończ<text:span text:style-name="T5583">ym</text:span>y o czwartej.</text:p>
      <text:p text:style-name="P5584"><text:span text:style-name="T5585">Roman Andrzejewski</text:span>:</text:p>
      <text:p text:style-name="P5586"><text:span text:style-name="T5587">C</text:span>zy można by uzyskać jak<text:span text:style-name="T5588">ie</text:span>ś informacje na tydzień następny, bo strasznie trudno jest żyć nie wiedząc, co się stanie?</text:p>
      <text:p text:style-name="P5589"><text:span text:style-name="T5590">St</text:span><text:span text:style-name="T5591">e</text:span><text:span text:style-name="T5592">f</text:span><text:span text:style-name="T5593">an<text:s/></text:span><text:span text:style-name="T5594">K</text:span><text:span text:style-name="T5595">oz</text:span><text:span text:style-name="T5596">łow</text:span><text:span text:style-name="T5597">s</text:span><text:span text:style-name="T5598">ki</text:span>:</text:p>
      <text:p text:style-name="P5599"><text:span text:style-name="T5600">P</text:span>roz<text:span text:style-name="T5601">ę</text:span><text:s/>państwa,<text:s/><text:span text:style-name="T5602">ju</text:span>ż przyzwyczailiśmy się do tego, że spotykamy się w czwartki i piątki.<text:s/><text:span text:style-name="T5603">W</text:span>ięc ja myślę, i tak chciałem państwu zaproponować,<text:s/><text:span text:style-name="T5604">ż</text:span>eb<text:span text:style-name="T5605">y</text:span><text:s/>może utrzymać ten rytm i żebyśmy się mogli spotkać w czwartek. No, byłaby moja wielka radość, gdybyśmy w<text:s/><text:span text:style-name="T5606">c</text:span>zwartek zakończyć już, jeszcze nas<text:s/><text:span text:style-name="T5607">t</text:span>e drobiazgi tutaj przytrzym<text:span text:style-name="T5608">uj</text:span>ą. Mielibyśmy jeszcze w rezerwie piątek.</text:p>
      <text:p text:style-name="P5609">Tak że tak bym proponował rozegran<text:span text:style-name="T5610">ie</text:span><text:s/>już myśli o zakończeniu naszego<text:s/>„stoika”.</text:p>
      <text:p text:style-name="P5611">Jeżeli nie ma innych uwag, to w takim razie dziękuję bardzo i zamykam posiedzeni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11:45:00Z</meta:creation-date>
    <dc:date>2023-07-03T11:45:00Z</dc:date>
    <meta:template xlink:href="Normal.dotm" xlink:type="simple"/>
    <meta:editing-cycles>2</meta:editing-cycles>
    <meta:editing-duration>PT120S</meta:editing-duration>
    <meta:document-statistic meta:page-count="77" meta:paragraph-count="453" meta:word-count="32480" meta:character-count="226912" meta:row-count="1624" meta:non-whitespace-character-count="194885"/>
  </office:meta>
</office:document-meta>
</file>